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327in"/>
    </style:style>
    <style:style style:name="co3" style:family="table-column">
      <style:table-column-properties fo:break-before="auto" style:column-width="2.567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 fo:hyphenate="true"/>
    </style:style>
    <style:style style:name="ce4" style:family="table-cell" style:parent-style-name="Default" style:data-style-name="N10"/>
    <style:style style:name="ce5" style:family="table-cell" style:parent-style-name="Default" style:data-style-name="N10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 fo:hyphenate="true"/>
    </style:style>
  </office:automatic-styles>
  <office:body>
    <office:spreadsheet>
      <table:table table:name="Waarden" table:style-name="ta1" table:print="false">
        <table:table-column table:style-name="co1" table:number-columns-repeated="21" table:default-cell-style-name="ce1"/>
        <table:table-row table:style-name="ro1">
          <table:table-cell office:value-type="string">
            <text:p>natura2000_name</text:p>
          </table:table-cell>
          <table:table-cell office:value-type="string">
            <text:p>deposition_all_sum</text:p>
          </table:table-cell>
          <table:table-cell office:value-type="string">
            <text:p>landbouw_beweiding</text:p>
          </table:table-cell>
          <table:table-cell office:value-type="string">
            <text:p>landbouw_glastuinbouw</text:p>
          </table:table-cell>
          <table:table-cell office:value-type="string">
            <text:p>landbouw_mestaanwending</text:p>
          </table:table-cell>
          <table:table-cell office:value-type="string">
            <text:p>landbouw_mestbe_en_verwerking</text:p>
          </table:table-cell>
          <table:table-cell office:value-type="string">
            <text:p>landbouw_mestopslag</text:p>
          </table:table-cell>
          <table:table-cell office:value-type="string">
            <text:p>landbouw_overige_landbouw</text:p>
          </table:table-cell>
          <table:table-cell office:value-type="string">
            <text:p>landbouw_stallen_overig_vee</text:p>
          </table:table-cell>
          <table:table-cell office:value-type="string">
            <text:p>landbouw_stallen_pluimvee</text:p>
          </table:table-cell>
          <table:table-cell office:value-type="string">
            <text:p>landbouw_stallen_rundvee</text:p>
          </table:table-cell>
          <table:table-cell office:value-type="string">
            <text:p>landbouw_stallen_varkens</text:p>
          </table:table-cell>
          <table:table-cell office:value-type="string">
            <text:p>energie</text:p>
          </table:table-cell>
          <table:table-cell office:value-type="string">
            <text:p>industrie_en_afvalverwerking</text:p>
          </table:table-cell>
          <table:table-cell office:value-type="string">
            <text:p>wegverkeer</text:p>
          </table:table-cell>
          <table:table-cell office:value-type="string">
            <text:p>mobiele_werktuigen</text:p>
          </table:table-cell>
          <table:table-cell office:value-type="string">
            <text:p>vliegverkeer_en_railverkeer</text:p>
          </table:table-cell>
          <table:table-cell office:value-type="string">
            <text:p>zeescheepvaart</text:p>
          </table:table-cell>
          <table:table-cell office:value-type="string">
            <text:p>visserij</text:p>
          </table:table-cell>
          <table:table-cell office:value-type="string">
            <text:p>binnenvaart</text:p>
          </table:table-cell>
          <table:table-cell office:value-type="string">
            <text:p>overige_sectoren</text:p>
          </table:table-cell>
        </table:table-row>
        <table:table-row table:style-name="ro2">
          <table:table-cell office:value-type="string">
            <text:p>Aamsveen</text:p>
          </table:table-cell>
          <table:table-cell office:value-type="float" office:value="20590.182">
            <text:p>20590.182</text:p>
          </table:table-cell>
          <table:table-cell office:value-type="float" office:value="158.722">
            <text:p>158.722</text:p>
          </table:table-cell>
          <table:table-cell office:value-type="float" office:value="3.969">
            <text:p>3.969</text:p>
          </table:table-cell>
          <table:table-cell office:value-type="float" office:value="4503.331">
            <text:p>4503.331</text:p>
          </table:table-cell>
          <table:table-cell office:value-type="float" office:value="190.136">
            <text:p>190.136</text:p>
          </table:table-cell>
          <table:table-cell office:value-type="float" office:value="426.331000000001">
            <text:p>426.331</text:p>
          </table:table-cell>
          <table:table-cell office:value-type="float" office:value="174.017">
            <text:p>174.017</text:p>
          </table:table-cell>
          <table:table-cell office:value-type="float" office:value="255.606">
            <text:p>255.606</text:p>
          </table:table-cell>
          <table:table-cell office:value-type="float" office:value="1580.924">
            <text:p>1580.924</text:p>
          </table:table-cell>
          <table:table-cell office:value-type="float" office:value="5549.136">
            <text:p>5549.136</text:p>
          </table:table-cell>
          <table:table-cell office:value-type="float" office:value="2713.825">
            <text:p>2713.825</text:p>
          </table:table-cell>
          <table:table-cell office:value-type="float" office:value="144.035">
            <text:p>144.035</text:p>
          </table:table-cell>
          <table:table-cell office:value-type="float" office:value="866.429">
            <text:p>866.429</text:p>
          </table:table-cell>
          <table:table-cell office:value-type="float" office:value="833.901">
            <text:p>833.901</text:p>
          </table:table-cell>
          <table:table-cell office:value-type="float" office:value="326.726000000002">
            <text:p>326.726</text:p>
          </table:table-cell>
          <table:table-cell office:value-type="float" office:value="35.441">
            <text:p>35.441</text:p>
          </table:table-cell>
          <table:table-cell office:value-type="float" office:value="382.108">
            <text:p>382.108</text:p>
          </table:table-cell>
          <table:table-cell office:value-type="float" office:value="5.138">
            <text:p>5.138</text:p>
          </table:table-cell>
          <table:table-cell office:value-type="float" office:value="180.813">
            <text:p>180.813</text:p>
          </table:table-cell>
          <table:table-cell office:value-type="float" office:value="2259.427">
            <text:p>2259.427</text:p>
          </table:table-cell>
        </table:table-row>
        <table:table-row table:style-name="ro3">
          <table:table-cell office:value-type="string">
            <text:p>Achter de Voort, Agelerbroek &amp; Voltherbroek</text:p>
          </table:table-cell>
          <table:table-cell office:value-type="float" office:value="108125.876">
            <text:p>108125.876</text:p>
          </table:table-cell>
          <table:table-cell office:value-type="float" office:value="946.342999999992">
            <text:p>946.343</text:p>
          </table:table-cell>
          <table:table-cell office:value-type="float" office:value="30.351">
            <text:p>30.351</text:p>
          </table:table-cell>
          <table:table-cell office:value-type="float" office:value="28819.355">
            <text:p>28819.355</text:p>
          </table:table-cell>
          <table:table-cell office:value-type="float" office:value="650.733">
            <text:p>650.733</text:p>
          </table:table-cell>
          <table:table-cell office:value-type="float" office:value="2056.92499999999">
            <text:p>2056.925</text:p>
          </table:table-cell>
          <table:table-cell office:value-type="float" office:value="892.453999999997">
            <text:p>892.454</text:p>
          </table:table-cell>
          <table:table-cell office:value-type="float" office:value="1074.743">
            <text:p>1074.743</text:p>
          </table:table-cell>
          <table:table-cell office:value-type="float" office:value="6225.075">
            <text:p>6225.075</text:p>
          </table:table-cell>
          <table:table-cell office:value-type="float" office:value="36665.9940000001">
            <text:p>36665.9940000001</text:p>
          </table:table-cell>
          <table:table-cell office:value-type="float" office:value="10839.536">
            <text:p>10839.536</text:p>
          </table:table-cell>
          <table:table-cell office:value-type="float" office:value="355.911000000001">
            <text:p>355.911</text:p>
          </table:table-cell>
          <table:table-cell office:value-type="float" office:value="2575.77899999999">
            <text:p>2575.779</text:p>
          </table:table-cell>
          <table:table-cell office:value-type="float" office:value="3753.99999999998">
            <text:p>3754</text:p>
          </table:table-cell>
          <table:table-cell office:value-type="float" office:value="1569.496">
            <text:p>1569.496</text:p>
          </table:table-cell>
          <table:table-cell office:value-type="float" office:value="135.208">
            <text:p>135.208</text:p>
          </table:table-cell>
          <table:table-cell office:value-type="float" office:value="1571.102">
            <text:p>1571.102</text:p>
          </table:table-cell>
          <table:table-cell office:value-type="float" office:value="24.809">
            <text:p>24.809</text:p>
          </table:table-cell>
          <table:table-cell office:value-type="float" office:value="768.596">
            <text:p>768.596</text:p>
          </table:table-cell>
          <table:table-cell office:value-type="float" office:value="9168.85900000001">
            <text:p>9168.859</text:p>
          </table:table-cell>
        </table:table-row>
        <table:table-row table:style-name="ro2">
          <table:table-cell office:value-type="string">
            <text:p>Alde Feanen</text:p>
          </table:table-cell>
          <table:table-cell office:value-type="float" office:value="175931.551">
            <text:p>175931.551</text:p>
          </table:table-cell>
          <table:table-cell office:value-type="float" office:value="2954.64899999997">
            <text:p>2954.649</text:p>
          </table:table-cell>
          <table:table-cell office:value-type="float" office:value="201.577">
            <text:p>201.577</text:p>
          </table:table-cell>
          <table:table-cell office:value-type="float" office:value="61669.8720000001">
            <text:p>61669.8720000001</text:p>
          </table:table-cell>
          <table:table-cell office:value-type="float" office:value="799.258">
            <text:p>799.258</text:p>
          </table:table-cell>
          <table:table-cell office:value-type="float" office:value="2239.98299999999">
            <text:p>2239.983</text:p>
          </table:table-cell>
          <table:table-cell office:value-type="float" office:value="1964.23599999998">
            <text:p>1964.236</text:p>
          </table:table-cell>
          <table:table-cell office:value-type="float" office:value="1144.69299999999">
            <text:p>1144.693</text:p>
          </table:table-cell>
          <table:table-cell office:value-type="float" office:value="6167.704">
            <text:p>6167.704</text:p>
          </table:table-cell>
          <table:table-cell office:value-type="float" office:value="53666.883">
            <text:p>53666.883</text:p>
          </table:table-cell>
          <table:table-cell office:value-type="float" office:value="2596.32099999999">
            <text:p>2596.321</text:p>
          </table:table-cell>
          <table:table-cell office:value-type="float" office:value="894.487">
            <text:p>894.487</text:p>
          </table:table-cell>
          <table:table-cell office:value-type="float" office:value="4372.97399999998">
            <text:p>4372.974</text:p>
          </table:table-cell>
          <table:table-cell office:value-type="float" office:value="6880.61699999999">
            <text:p>6880.617</text:p>
          </table:table-cell>
          <table:table-cell office:value-type="float" office:value="2957.36899999999">
            <text:p>2957.369</text:p>
          </table:table-cell>
          <table:table-cell office:value-type="float" office:value="362.031">
            <text:p>362.031</text:p>
          </table:table-cell>
          <table:table-cell office:value-type="float" office:value="6273.379">
            <text:p>6273.379</text:p>
          </table:table-cell>
          <table:table-cell office:value-type="float" office:value="184.373">
            <text:p>184.373</text:p>
          </table:table-cell>
          <table:table-cell office:value-type="float" office:value="2589.966">
            <text:p>2589.966</text:p>
          </table:table-cell>
          <table:table-cell office:value-type="float" office:value="18010.393">
            <text:p>18010.393</text:p>
          </table:table-cell>
        </table:table-row>
        <table:table-row table:style-name="ro4">
          <table:table-cell office:value-type="string">
            <text:p>Bakkeveense Duinen</text:p>
          </table:table-cell>
          <table:table-cell office:value-type="float" office:value="56787.6900000001">
            <text:p>56787.6900000001</text:p>
          </table:table-cell>
          <table:table-cell office:value-type="float" office:value="805.355999999999">
            <text:p>805.356</text:p>
          </table:table-cell>
          <table:table-cell office:value-type="float" office:value="7.26099999999999">
            <text:p>7.261</text:p>
          </table:table-cell>
          <table:table-cell office:value-type="float" office:value="16825.92">
            <text:p>16825.92</text:p>
          </table:table-cell>
          <table:table-cell office:value-type="float" office:value="502.138">
            <text:p>502.138</text:p>
          </table:table-cell>
          <table:table-cell office:value-type="float" office:value="1113.03">
            <text:p>1113.03</text:p>
          </table:table-cell>
          <table:table-cell office:value-type="float" office:value="591.328999999999">
            <text:p>591.329</text:p>
          </table:table-cell>
          <table:table-cell office:value-type="float" office:value="451.416">
            <text:p>451.416</text:p>
          </table:table-cell>
          <table:table-cell office:value-type="float" office:value="4370.638">
            <text:p>4370.638</text:p>
          </table:table-cell>
          <table:table-cell office:value-type="float" office:value="20866.507">
            <text:p>20866.507</text:p>
          </table:table-cell>
          <table:table-cell office:value-type="float" office:value="2663.999">
            <text:p>2663.999</text:p>
          </table:table-cell>
          <table:table-cell office:value-type="float" office:value="231.888">
            <text:p>231.888</text:p>
          </table:table-cell>
          <table:table-cell office:value-type="float" office:value="1294.24">
            <text:p>1294.24</text:p>
          </table:table-cell>
          <table:table-cell office:value-type="float" office:value="1382.43199999999">
            <text:p>1382.432</text:p>
          </table:table-cell>
          <table:table-cell office:value-type="float" office:value="644.104999999999">
            <text:p>644.105</text:p>
          </table:table-cell>
          <table:table-cell office:value-type="float" office:value="69.44">
            <text:p>69.44</text:p>
          </table:table-cell>
          <table:table-cell office:value-type="float" office:value="1323.39">
            <text:p>1323.39</text:p>
          </table:table-cell>
          <table:table-cell office:value-type="float" office:value="27.17">
            <text:p>27.17</text:p>
          </table:table-cell>
          <table:table-cell office:value-type="float" office:value="242.282">
            <text:p>242.282</text:p>
          </table:table-cell>
          <table:table-cell office:value-type="float" office:value="3374.79299999999">
            <text:p>3374.793</text:p>
          </table:table-cell>
        </table:table-row>
        <table:table-row table:style-name="ro2">
          <table:table-cell office:value-type="string">
            <text:p>Bargerveen</text:p>
          </table:table-cell>
          <table:table-cell office:value-type="float" office:value="803692.209000001">
            <text:p>803692.209000001</text:p>
          </table:table-cell>
          <table:table-cell office:value-type="float" office:value="7903.226">
            <text:p>7903.226</text:p>
          </table:table-cell>
          <table:table-cell office:value-type="float" office:value="1716.859">
            <text:p>1716.859</text:p>
          </table:table-cell>
          <table:table-cell office:value-type="float" office:value="216484.494">
            <text:p>216484.494</text:p>
          </table:table-cell>
          <table:table-cell office:value-type="float" office:value="5961.613">
            <text:p>5961.613</text:p>
          </table:table-cell>
          <table:table-cell office:value-type="float" office:value="13673.3370000001">
            <text:p>13673.3370000001</text:p>
          </table:table-cell>
          <table:table-cell office:value-type="float" office:value="33937.1200000002">
            <text:p>33937.1200000002</text:p>
          </table:table-cell>
          <table:table-cell office:value-type="float" office:value="7512.88399999999">
            <text:p>7512.884</text:p>
          </table:table-cell>
          <table:table-cell office:value-type="float" office:value="57466.487">
            <text:p>57466.487</text:p>
          </table:table-cell>
          <table:table-cell office:value-type="float" office:value="181609.819">
            <text:p>181609.819</text:p>
          </table:table-cell>
          <table:table-cell office:value-type="float" office:value="62029.0010000001">
            <text:p>62029.0010000001</text:p>
          </table:table-cell>
          <table:table-cell office:value-type="float" office:value="5190.40399999994">
            <text:p>5190.4039999999</text:p>
          </table:table-cell>
          <table:table-cell office:value-type="float" office:value="24046.5470000002">
            <text:p>24046.5470000002</text:p>
          </table:table-cell>
          <table:table-cell office:value-type="float" office:value="48363.2780000003">
            <text:p>48363.2780000003</text:p>
          </table:table-cell>
          <table:table-cell office:value-type="float" office:value="18913.28">
            <text:p>18913.28</text:p>
          </table:table-cell>
          <table:table-cell office:value-type="float" office:value="1983.663">
            <text:p>1983.663</text:p>
          </table:table-cell>
          <table:table-cell office:value-type="float" office:value="25508.054">
            <text:p>25508.054</text:p>
          </table:table-cell>
          <table:table-cell office:value-type="float" office:value="669.557">
            <text:p>669.557</text:p>
          </table:table-cell>
          <table:table-cell office:value-type="float" office:value="10991.077">
            <text:p>10991.077</text:p>
          </table:table-cell>
          <table:table-cell office:value-type="float" office:value="79730.0039999999">
            <text:p>79730.0039999999</text:p>
          </table:table-cell>
        </table:table-row>
        <table:table-row table:style-name="ro2">
          <table:table-cell office:value-type="string">
            <text:p>Bekendelle</text:p>
          </table:table-cell>
          <table:table-cell office:value-type="float" office:value="25324.647">
            <text:p>25324.647</text:p>
          </table:table-cell>
          <table:table-cell office:value-type="float" office:value="171.932">
            <text:p>171.932</text:p>
          </table:table-cell>
          <table:table-cell office:value-type="float" office:value="6.40599999999999">
            <text:p>6.406</text:p>
          </table:table-cell>
          <table:table-cell office:value-type="float" office:value="7205.06899999999">
            <text:p>7205.069</text:p>
          </table:table-cell>
          <table:table-cell office:value-type="float" office:value="329.977">
            <text:p>329.977</text:p>
          </table:table-cell>
          <table:table-cell office:value-type="float" office:value="519.379">
            <text:p>519.379</text:p>
          </table:table-cell>
          <table:table-cell office:value-type="float" office:value="442.673000000001">
            <text:p>442.673</text:p>
          </table:table-cell>
          <table:table-cell office:value-type="float" office:value="295.297">
            <text:p>295.297</text:p>
          </table:table-cell>
          <table:table-cell office:value-type="float" office:value="1722.807">
            <text:p>1722.807</text:p>
          </table:table-cell>
          <table:table-cell office:value-type="float" office:value="7035.235">
            <text:p>7035.235</text:p>
          </table:table-cell>
          <table:table-cell office:value-type="float" office:value="3907.778">
            <text:p>3907.778</text:p>
          </table:table-cell>
          <table:table-cell office:value-type="float" office:value="110.73">
            <text:p>110.73</text:p>
          </table:table-cell>
          <table:table-cell office:value-type="float" office:value="608.965000000001">
            <text:p>608.965</text:p>
          </table:table-cell>
          <table:table-cell office:value-type="float" office:value="550.68">
            <text:p>550.68</text:p>
          </table:table-cell>
          <table:table-cell office:value-type="float" office:value="269.023000000001">
            <text:p>269.023</text:p>
          </table:table-cell>
          <table:table-cell office:value-type="float" office:value="99.993">
            <text:p>99.993</text:p>
          </table:table-cell>
          <table:table-cell office:value-type="float" office:value="226.033">
            <text:p>226.033</text:p>
          </table:table-cell>
          <table:table-cell office:value-type="float" office:value="2.916">
            <text:p>2.916</text:p>
          </table:table-cell>
          <table:table-cell office:value-type="float" office:value="176.232">
            <text:p>176.232</text:p>
          </table:table-cell>
          <table:table-cell office:value-type="float" office:value="1643.271">
            <text:p>1643.271</text:p>
          </table:table-cell>
        </table:table-row>
        <table:table-row table:style-name="ro1">
          <table:table-cell office:value-type="string">
            <text:p>Bemelerberg &amp; Schiepersberg</text:p>
          </table:table-cell>
          <table:table-cell office:value-type="float" office:value="5932.613">
            <text:p>5932.613</text:p>
          </table:table-cell>
          <table:table-cell office:value-type="float" office:value="71.657">
            <text:p>71.657</text:p>
          </table:table-cell>
          <table:table-cell office:value-type="float" office:value="0.186">
            <text:p>0.186</text:p>
          </table:table-cell>
          <table:table-cell office:value-type="float" office:value="2368.12">
            <text:p>2368.12</text:p>
          </table:table-cell>
          <table:table-cell office:value-type="float" office:value="3.858">
            <text:p>3.858</text:p>
          </table:table-cell>
          <table:table-cell office:value-type="float" office:value="60.685">
            <text:p>60.685</text:p>
          </table:table-cell>
          <table:table-cell office:value-type="float" office:value="318.294">
            <text:p>318.294</text:p>
          </table:table-cell>
          <table:table-cell office:value-type="float" office:value="75.388">
            <text:p>75.388</text:p>
          </table:table-cell>
          <table:table-cell office:value-type="float" office:value="142.053">
            <text:p>142.053</text:p>
          </table:table-cell>
          <table:table-cell office:value-type="float" office:value="812.571">
            <text:p>812.571</text:p>
          </table:table-cell>
          <table:table-cell office:value-type="float" office:value="55.719">
            <text:p>55.719</text:p>
          </table:table-cell>
          <table:table-cell office:value-type="float" office:value="17.663">
            <text:p>17.663</text:p>
          </table:table-cell>
          <table:table-cell office:value-type="float" office:value="319.265">
            <text:p>319.265</text:p>
          </table:table-cell>
          <table:table-cell office:value-type="float" office:value="283.466">
            <text:p>283.466</text:p>
          </table:table-cell>
          <table:table-cell office:value-type="float" office:value="70.05">
            <text:p>70.05</text:p>
          </table:table-cell>
          <table:table-cell office:value-type="float" office:value="7.149">
            <text:p>7.149</text:p>
          </table:table-cell>
          <table:table-cell office:value-type="float" office:value="6.715">
            <text:p>6.715</text:p>
          </table:table-cell>
          <table:table-cell office:value-type="float" office:value="0.001">
            <text:p>0.001</text:p>
          </table:table-cell>
          <table:table-cell office:value-type="float" office:value="9.414">
            <text:p>9.414</text:p>
          </table:table-cell>
          <table:table-cell office:value-type="float" office:value="1310.288">
            <text:p>1310.288</text:p>
          </table:table-cell>
        </table:table-row>
        <table:table-row table:style-name="ro5">
          <table:table-cell office:value-type="string">
            <text:p>Bergvennen &amp; Brecklenkampse Veld</text:p>
          </table:table-cell>
          <table:table-cell office:value-type="float" office:value="36334.5549999999">
            <text:p>36334.5549999999</text:p>
          </table:table-cell>
          <table:table-cell office:value-type="float" office:value="343.198999999999">
            <text:p>343.199</text:p>
          </table:table-cell>
          <table:table-cell office:value-type="float" office:value="6.23099999999999">
            <text:p>6.231</text:p>
          </table:table-cell>
          <table:table-cell office:value-type="float" office:value="11035.368">
            <text:p>11035.368</text:p>
          </table:table-cell>
          <table:table-cell office:value-type="float" office:value="295.051">
            <text:p>295.051</text:p>
          </table:table-cell>
          <table:table-cell office:value-type="float" office:value="796.444">
            <text:p>796.444</text:p>
          </table:table-cell>
          <table:table-cell office:value-type="float" office:value="326.549000000001">
            <text:p>326.549</text:p>
          </table:table-cell>
          <table:table-cell office:value-type="float" office:value="457.038">
            <text:p>457.038</text:p>
          </table:table-cell>
          <table:table-cell office:value-type="float" office:value="2326.261">
            <text:p>2326.261</text:p>
          </table:table-cell>
          <table:table-cell office:value-type="float" office:value="12399.999">
            <text:p>12399.999</text:p>
          </table:table-cell>
          <table:table-cell office:value-type="float" office:value="3844.264">
            <text:p>3844.264</text:p>
          </table:table-cell>
          <table:table-cell office:value-type="float" office:value="155.549">
            <text:p>155.549</text:p>
          </table:table-cell>
          <table:table-cell office:value-type="float" office:value="881.198999999999">
            <text:p>881.199</text:p>
          </table:table-cell>
          <table:table-cell office:value-type="float" office:value="811.942999999996">
            <text:p>811.943</text:p>
          </table:table-cell>
          <table:table-cell office:value-type="float" office:value="385.748">
            <text:p>385.748</text:p>
          </table:table-cell>
          <table:table-cell office:value-type="float" office:value="29.04">
            <text:p>29.04</text:p>
          </table:table-cell>
          <table:table-cell office:value-type="float" office:value="457.801">
            <text:p>457.801</text:p>
          </table:table-cell>
          <table:table-cell office:value-type="float" office:value="6.058">
            <text:p>6.058</text:p>
          </table:table-cell>
          <table:table-cell office:value-type="float" office:value="157.385">
            <text:p>157.385</text:p>
          </table:table-cell>
          <table:table-cell office:value-type="float" office:value="1619.156">
            <text:p>1619.156</text:p>
          </table:table-cell>
        </table:table-row>
        <table:table-row table:style-name="ro2">
          <table:table-cell office:value-type="string">
            <text:p>Biesbosch</text:p>
          </table:table-cell>
          <table:table-cell office:value-type="float" office:value="203011.39">
            <text:p>203011.39</text:p>
          </table:table-cell>
          <table:table-cell office:value-type="float" office:value="2508.40999999998">
            <text:p>2508.41</text:p>
          </table:table-cell>
          <table:table-cell office:value-type="float" office:value="727.751999999999">
            <text:p>727.752</text:p>
          </table:table-cell>
          <table:table-cell office:value-type="float" office:value="55171.9350000002">
            <text:p>55171.9350000002</text:p>
          </table:table-cell>
          <table:table-cell office:value-type="float" office:value="886.33">
            <text:p>886.33</text:p>
          </table:table-cell>
          <table:table-cell office:value-type="float" office:value="2120.47999999999">
            <text:p>2120.48</text:p>
          </table:table-cell>
          <table:table-cell office:value-type="float" office:value="7990.42400000002">
            <text:p>7990.424</text:p>
          </table:table-cell>
          <table:table-cell office:value-type="float" office:value="1978.23599999999">
            <text:p>1978.236</text:p>
          </table:table-cell>
          <table:table-cell office:value-type="float" office:value="6298.247">
            <text:p>6298.247</text:p>
          </table:table-cell>
          <table:table-cell office:value-type="float" office:value="28361.626">
            <text:p>28361.626</text:p>
          </table:table-cell>
          <table:table-cell office:value-type="float" office:value="9192.57700000001">
            <text:p>9192.577</text:p>
          </table:table-cell>
          <table:table-cell office:value-type="float" office:value="1754.34499999999">
            <text:p>1754.345</text:p>
          </table:table-cell>
          <table:table-cell office:value-type="float" office:value="10305.197">
            <text:p>10305.197</text:p>
          </table:table-cell>
          <table:table-cell office:value-type="float" office:value="19307.2080000001">
            <text:p>19307.2080000001</text:p>
          </table:table-cell>
          <table:table-cell office:value-type="float" office:value="5857.27199999999">
            <text:p>5857.272</text:p>
          </table:table-cell>
          <table:table-cell office:value-type="float" office:value="741.891">
            <text:p>741.891</text:p>
          </table:table-cell>
          <table:table-cell office:value-type="float" office:value="9415.60199999999">
            <text:p>9415.602</text:p>
          </table:table-cell>
          <table:table-cell office:value-type="float" office:value="173.432">
            <text:p>173.432</text:p>
          </table:table-cell>
          <table:table-cell office:value-type="float" office:value="12859.797">
            <text:p>12859.797</text:p>
          </table:table-cell>
          <table:table-cell office:value-type="float" office:value="27359.869">
            <text:p>27359.869</text:p>
          </table:table-cell>
        </table:table-row>
        <table:table-row table:style-name="ro2">
          <table:table-cell office:value-type="string">
            <text:p>Binnenveld</text:p>
          </table:table-cell>
          <table:table-cell office:value-type="float" office:value="6826.095">
            <text:p>6826.095</text:p>
          </table:table-cell>
          <table:table-cell office:value-type="float" office:value="38.182">
            <text:p>38.182</text:p>
          </table:table-cell>
          <table:table-cell office:value-type="float" office:value="0.641">
            <text:p>0.641</text:p>
          </table:table-cell>
          <table:table-cell office:value-type="float" office:value="892.689">
            <text:p>892.689</text:p>
          </table:table-cell>
          <table:table-cell office:value-type="float" office:value="32.723">
            <text:p>32.723</text:p>
          </table:table-cell>
          <table:table-cell office:value-type="float" office:value="211.754">
            <text:p>211.754</text:p>
          </table:table-cell>
          <table:table-cell office:value-type="float" office:value="62.433">
            <text:p>62.433</text:p>
          </table:table-cell>
          <table:table-cell office:value-type="float" office:value="109.712">
            <text:p>109.712</text:p>
          </table:table-cell>
          <table:table-cell office:value-type="float" office:value="1024.449">
            <text:p>1024.449</text:p>
          </table:table-cell>
          <table:table-cell office:value-type="float" office:value="1823.369">
            <text:p>1823.369</text:p>
          </table:table-cell>
          <table:table-cell office:value-type="float" office:value="697.443">
            <text:p>697.443</text:p>
          </table:table-cell>
          <table:table-cell office:value-type="float" office:value="37.804">
            <text:p>37.804</text:p>
          </table:table-cell>
          <table:table-cell office:value-type="float" office:value="170.817">
            <text:p>170.817</text:p>
          </table:table-cell>
          <table:table-cell office:value-type="float" office:value="979.805">
            <text:p>979.805</text:p>
          </table:table-cell>
          <table:table-cell office:value-type="float" office:value="111.51">
            <text:p>111.51</text:p>
          </table:table-cell>
          <table:table-cell office:value-type="float" office:value="6.518">
            <text:p>6.518</text:p>
          </table:table-cell>
          <table:table-cell office:value-type="float" office:value="24.721">
            <text:p>24.721</text:p>
          </table:table-cell>
          <table:table-cell office:value-type="float" office:value="0.06">
            <text:p>0.06</text:p>
          </table:table-cell>
          <table:table-cell office:value-type="float" office:value="95.687">
            <text:p>95.687</text:p>
          </table:table-cell>
          <table:table-cell office:value-type="float" office:value="505.686">
            <text:p>505.686</text:p>
          </table:table-cell>
        </table:table-row>
        <table:table-row table:style-name="ro2">
          <table:table-cell office:value-type="string">
            <text:p>Boetelerveld</text:p>
          </table:table-cell>
          <table:table-cell office:value-type="float" office:value="56896.132">
            <text:p>56896.132</text:p>
          </table:table-cell>
          <table:table-cell office:value-type="float" office:value="586.516999999998">
            <text:p>586.517</text:p>
          </table:table-cell>
          <table:table-cell office:value-type="float" office:value="9.17299999999999">
            <text:p>9.173</text:p>
          </table:table-cell>
          <table:table-cell office:value-type="float" office:value="13526.126">
            <text:p>13526.126</text:p>
          </table:table-cell>
          <table:table-cell office:value-type="float" office:value="662.781">
            <text:p>662.781</text:p>
          </table:table-cell>
          <table:table-cell office:value-type="float" office:value="1419.02399999999">
            <text:p>1419.024</text:p>
          </table:table-cell>
          <table:table-cell office:value-type="float" office:value="624.455">
            <text:p>624.455</text:p>
          </table:table-cell>
          <table:table-cell office:value-type="float" office:value="872.813999999997">
            <text:p>872.814</text:p>
          </table:table-cell>
          <table:table-cell office:value-type="float" office:value="4692.372">
            <text:p>4692.372</text:p>
          </table:table-cell>
          <table:table-cell office:value-type="float" office:value="18417.49">
            <text:p>18417.49</text:p>
          </table:table-cell>
          <table:table-cell office:value-type="float" office:value="8066.112">
            <text:p>8066.112</text:p>
          </table:table-cell>
          <table:table-cell office:value-type="float" office:value="204.622">
            <text:p>204.622</text:p>
          </table:table-cell>
          <table:table-cell office:value-type="float" office:value="1333.869">
            <text:p>1333.869</text:p>
          </table:table-cell>
          <table:table-cell office:value-type="float" office:value="1970.39599999999">
            <text:p>1970.396</text:p>
          </table:table-cell>
          <table:table-cell office:value-type="float" office:value="673.844999999999">
            <text:p>673.845</text:p>
          </table:table-cell>
          <table:table-cell office:value-type="float" office:value="65.92">
            <text:p>65.92</text:p>
          </table:table-cell>
          <table:table-cell office:value-type="float" office:value="758.301">
            <text:p>758.301</text:p>
          </table:table-cell>
          <table:table-cell office:value-type="float" office:value="10.823">
            <text:p>10.823</text:p>
          </table:table-cell>
          <table:table-cell office:value-type="float" office:value="457.871">
            <text:p>457.871</text:p>
          </table:table-cell>
          <table:table-cell office:value-type="float" office:value="2542.95099999999">
            <text:p>2542.951</text:p>
          </table:table-cell>
        </table:table-row>
        <table:table-row table:style-name="ro2">
          <table:table-cell office:value-type="string">
            <text:p>Borkeld</text:p>
          </table:table-cell>
          <table:table-cell office:value-type="float" office:value="78533.168">
            <text:p>78533.168</text:p>
          </table:table-cell>
          <table:table-cell office:value-type="float" office:value="509.803">
            <text:p>509.803</text:p>
          </table:table-cell>
          <table:table-cell office:value-type="float" office:value="21.897">
            <text:p>21.897</text:p>
          </table:table-cell>
          <table:table-cell office:value-type="float" office:value="17057.602">
            <text:p>17057.602</text:p>
          </table:table-cell>
          <table:table-cell office:value-type="float" office:value="882.982">
            <text:p>882.982</text:p>
          </table:table-cell>
          <table:table-cell office:value-type="float" office:value="1733.64999999999">
            <text:p>1733.65</text:p>
          </table:table-cell>
          <table:table-cell office:value-type="float" office:value="794.035999999998">
            <text:p>794.036</text:p>
          </table:table-cell>
          <table:table-cell office:value-type="float" office:value="1198.609">
            <text:p>1198.609</text:p>
          </table:table-cell>
          <table:table-cell office:value-type="float" office:value="6354.565">
            <text:p>6354.565</text:p>
          </table:table-cell>
          <table:table-cell office:value-type="float" office:value="23445.204">
            <text:p>23445.204</text:p>
          </table:table-cell>
          <table:table-cell office:value-type="float" office:value="8708.70500000001">
            <text:p>8708.705</text:p>
          </table:table-cell>
          <table:table-cell office:value-type="float" office:value="313.864">
            <text:p>313.864</text:p>
          </table:table-cell>
          <table:table-cell office:value-type="float" office:value="1978.11199999999">
            <text:p>1978.112</text:p>
          </table:table-cell>
          <table:table-cell office:value-type="float" office:value="7133.18999999999">
            <text:p>7133.19</text:p>
          </table:table-cell>
          <table:table-cell office:value-type="float" office:value="1212.83">
            <text:p>1212.83</text:p>
          </table:table-cell>
          <table:table-cell office:value-type="float" office:value="141.201">
            <text:p>141.201</text:p>
          </table:table-cell>
          <table:table-cell office:value-type="float" office:value="1334.1">
            <text:p>1334.1</text:p>
          </table:table-cell>
          <table:table-cell office:value-type="float" office:value="20.932">
            <text:p>20.932</text:p>
          </table:table-cell>
          <table:table-cell office:value-type="float" office:value="871.676">
            <text:p>871.676</text:p>
          </table:table-cell>
          <table:table-cell office:value-type="float" office:value="4819.48399999998">
            <text:p>4819.484</text:p>
          </table:table-cell>
        </table:table-row>
        <table:table-row table:style-name="ro4">
          <table:table-cell office:value-type="string">
            <text:p>Boschhuizerbergen</text:p>
          </table:table-cell>
          <table:table-cell office:value-type="float" office:value="37013.352">
            <text:p>37013.352</text:p>
          </table:table-cell>
          <table:table-cell office:value-type="float" office:value="109.867">
            <text:p>109.867</text:p>
          </table:table-cell>
          <table:table-cell office:value-type="float" office:value="54.168">
            <text:p>54.168</text:p>
          </table:table-cell>
          <table:table-cell office:value-type="float" office:value="3997.49">
            <text:p>3997.49</text:p>
          </table:table-cell>
          <table:table-cell office:value-type="float" office:value="840.534">
            <text:p>840.534</text:p>
          </table:table-cell>
          <table:table-cell office:value-type="float" office:value="2017.615">
            <text:p>2017.615</text:p>
          </table:table-cell>
          <table:table-cell office:value-type="float" office:value="947.096999999999">
            <text:p>947.097</text:p>
          </table:table-cell>
          <table:table-cell office:value-type="float" office:value="442.556">
            <text:p>442.556</text:p>
          </table:table-cell>
          <table:table-cell office:value-type="float" office:value="6400.694">
            <text:p>6400.694</text:p>
          </table:table-cell>
          <table:table-cell office:value-type="float" office:value="4967.744">
            <text:p>4967.744</text:p>
          </table:table-cell>
          <table:table-cell office:value-type="float" office:value="11216.763">
            <text:p>11216.763</text:p>
          </table:table-cell>
          <table:table-cell office:value-type="float" office:value="117.762">
            <text:p>117.762</text:p>
          </table:table-cell>
          <table:table-cell office:value-type="float" office:value="1006.997">
            <text:p>1006.997</text:p>
          </table:table-cell>
          <table:table-cell office:value-type="float" office:value="1672.027">
            <text:p>1672.027</text:p>
          </table:table-cell>
          <table:table-cell office:value-type="float" office:value="435.093">
            <text:p>435.093</text:p>
          </table:table-cell>
          <table:table-cell office:value-type="float" office:value="174.648">
            <text:p>174.648</text:p>
          </table:table-cell>
          <table:table-cell office:value-type="float" office:value="297.118">
            <text:p>297.118</text:p>
          </table:table-cell>
          <table:table-cell office:value-type="float" office:value="3.084">
            <text:p>3.084</text:p>
          </table:table-cell>
          <table:table-cell office:value-type="float" office:value="320.107">
            <text:p>320.107</text:p>
          </table:table-cell>
          <table:table-cell office:value-type="float" office:value="1991.822">
            <text:p>1991.822</text:p>
          </table:table-cell>
        </table:table-row>
        <table:table-row table:style-name="ro2">
          <table:table-cell office:value-type="string">
            <text:p>Botshol</text:p>
          </table:table-cell>
          <table:table-cell office:value-type="float" office:value="36142.363">
            <text:p>36142.363</text:p>
          </table:table-cell>
          <table:table-cell office:value-type="float" office:value="745.857999999998">
            <text:p>745.858</text:p>
          </table:table-cell>
          <table:table-cell office:value-type="float" office:value="113.138">
            <text:p>113.138</text:p>
          </table:table-cell>
          <table:table-cell office:value-type="float" office:value="9417.07400000001">
            <text:p>9417.074</text:p>
          </table:table-cell>
          <table:table-cell office:value-type="float" office:value="105.097">
            <text:p>105.097</text:p>
          </table:table-cell>
          <table:table-cell office:value-type="float" office:value="466.783">
            <text:p>466.783</text:p>
          </table:table-cell>
          <table:table-cell office:value-type="float" office:value="232.478">
            <text:p>232.478</text:p>
          </table:table-cell>
          <table:table-cell office:value-type="float" office:value="329.412">
            <text:p>329.412</text:p>
          </table:table-cell>
          <table:table-cell office:value-type="float" office:value="681.4">
            <text:p>681.4</text:p>
          </table:table-cell>
          <table:table-cell office:value-type="float" office:value="9518.608">
            <text:p>9518.608</text:p>
          </table:table-cell>
          <table:table-cell office:value-type="float" office:value="629.886">
            <text:p>629.886</text:p>
          </table:table-cell>
          <table:table-cell office:value-type="float" office:value="294.239">
            <text:p>294.239</text:p>
          </table:table-cell>
          <table:table-cell office:value-type="float" office:value="1459.844">
            <text:p>1459.844</text:p>
          </table:table-cell>
          <table:table-cell office:value-type="float" office:value="3727.97199999999">
            <text:p>3727.972</text:p>
          </table:table-cell>
          <table:table-cell office:value-type="float" office:value="925.351999999998">
            <text:p>925.352</text:p>
          </table:table-cell>
          <table:table-cell office:value-type="float" office:value="355.883">
            <text:p>355.883</text:p>
          </table:table-cell>
          <table:table-cell office:value-type="float" office:value="1564.278">
            <text:p>1564.278</text:p>
          </table:table-cell>
          <table:table-cell office:value-type="float" office:value="30.245">
            <text:p>30.245</text:p>
          </table:table-cell>
          <table:table-cell office:value-type="float" office:value="784.784999999999">
            <text:p>784.785</text:p>
          </table:table-cell>
          <table:table-cell office:value-type="float" office:value="4759.559">
            <text:p>4759.559</text:p>
          </table:table-cell>
        </table:table-row>
        <table:table-row table:style-name="ro4">
          <table:table-cell office:value-type="string">
            <text:p>Brabantse Wal</text:p>
          </table:table-cell>
          <table:table-cell office:value-type="float" office:value="2770755.025">
            <text:p>2770755.025</text:p>
          </table:table-cell>
          <table:table-cell office:value-type="float" office:value="17619.4010000001">
            <text:p>17619.4010000001</text:p>
          </table:table-cell>
          <table:table-cell office:value-type="float" office:value="12028.259">
            <text:p>12028.259</text:p>
          </table:table-cell>
          <table:table-cell office:value-type="float" office:value="690388.418999999">
            <text:p>690388.418999999</text:p>
          </table:table-cell>
          <table:table-cell office:value-type="float" office:value="15563.037">
            <text:p>15563.037</text:p>
          </table:table-cell>
          <table:table-cell office:value-type="float" office:value="42673.4710000003">
            <text:p>42673.4710000003</text:p>
          </table:table-cell>
          <table:table-cell office:value-type="float" office:value="146321.639999999">
            <text:p>146321.639999999</text:p>
          </table:table-cell>
          <table:table-cell office:value-type="float" office:value="32774.5620000002">
            <text:p>32774.5620000002</text:p>
          </table:table-cell>
          <table:table-cell office:value-type="float" office:value="124567.79">
            <text:p>124567.79</text:p>
          </table:table-cell>
          <table:table-cell office:value-type="float" office:value="384656.599">
            <text:p>384656.599</text:p>
          </table:table-cell>
          <table:table-cell office:value-type="float" office:value="252149.419">
            <text:p>252149.419</text:p>
          </table:table-cell>
          <table:table-cell office:value-type="float" office:value="16029.2400000004">
            <text:p>16029.2400000004</text:p>
          </table:table-cell>
          <table:table-cell office:value-type="float" office:value="134444.657">
            <text:p>134444.657</text:p>
          </table:table-cell>
          <table:table-cell office:value-type="float" office:value="258564.731999999">
            <text:p>258564.731999999</text:p>
          </table:table-cell>
          <table:table-cell office:value-type="float" office:value="72210.0820000002">
            <text:p>72210.0820000002</text:p>
          </table:table-cell>
          <table:table-cell office:value-type="float" office:value="5261.22799999999">
            <text:p>5261.228</text:p>
          </table:table-cell>
          <table:table-cell office:value-type="float" office:value="177963.774">
            <text:p>177963.774</text:p>
          </table:table-cell>
          <table:table-cell office:value-type="float" office:value="3741.99">
            <text:p>3741.99</text:p>
          </table:table-cell>
          <table:table-cell office:value-type="float" office:value="91429.342">
            <text:p>91429.342</text:p>
          </table:table-cell>
          <table:table-cell office:value-type="float" office:value="292365.648999999">
            <text:p>292365.648999999</text:p>
          </table:table-cell>
        </table:table-row>
        <table:table-row table:style-name="ro4">
          <table:table-cell office:value-type="string">
            <text:p>Brunssummerheide</text:p>
          </table:table-cell>
          <table:table-cell office:value-type="float" office:value="69366.5540000001">
            <text:p>69366.5540000001</text:p>
          </table:table-cell>
          <table:table-cell office:value-type="float" office:value="389.694000000001">
            <text:p>389.694</text:p>
          </table:table-cell>
          <table:table-cell office:value-type="float" office:value="67.054">
            <text:p>67.054</text:p>
          </table:table-cell>
          <table:table-cell office:value-type="float" office:value="13608.247">
            <text:p>13608.247</text:p>
          </table:table-cell>
          <table:table-cell office:value-type="float" office:value="380.197">
            <text:p>380.197</text:p>
          </table:table-cell>
          <table:table-cell office:value-type="float" office:value="1183.152">
            <text:p>1183.152</text:p>
          </table:table-cell>
          <table:table-cell office:value-type="float" office:value="2178.52799999999">
            <text:p>2178.528</text:p>
          </table:table-cell>
          <table:table-cell office:value-type="float" office:value="722.036999999999">
            <text:p>722.037</text:p>
          </table:table-cell>
          <table:table-cell office:value-type="float" office:value="4460.213">
            <text:p>4460.213</text:p>
          </table:table-cell>
          <table:table-cell office:value-type="float" office:value="8032.113">
            <text:p>8032.113</text:p>
          </table:table-cell>
          <table:table-cell office:value-type="float" office:value="5179.4">
            <text:p>5179.4</text:p>
          </table:table-cell>
          <table:table-cell office:value-type="float" office:value="398.943">
            <text:p>398.943</text:p>
          </table:table-cell>
          <table:table-cell office:value-type="float" office:value="5111.92900000001">
            <text:p>5111.929</text:p>
          </table:table-cell>
          <table:table-cell office:value-type="float" office:value="8305.98800000002">
            <text:p>8305.988</text:p>
          </table:table-cell>
          <table:table-cell office:value-type="float" office:value="1694.053">
            <text:p>1694.053</text:p>
          </table:table-cell>
          <table:table-cell office:value-type="float" office:value="163.166">
            <text:p>163.166</text:p>
          </table:table-cell>
          <table:table-cell office:value-type="float" office:value="1835.765">
            <text:p>1835.765</text:p>
          </table:table-cell>
          <table:table-cell office:value-type="float" office:value="25.028">
            <text:p>25.028</text:p>
          </table:table-cell>
          <table:table-cell office:value-type="float" office:value="890.487">
            <text:p>890.487</text:p>
          </table:table-cell>
          <table:table-cell office:value-type="float" office:value="14740.243">
            <text:p>14740.243</text:p>
          </table:table-cell>
        </table:table-row>
        <table:table-row table:style-name="ro4">
          <table:table-cell office:value-type="string">
            <text:p>Bunder- en Elslooërbos</text:p>
          </table:table-cell>
          <table:table-cell office:value-type="float" office:value="75430.059">
            <text:p>75430.059</text:p>
          </table:table-cell>
          <table:table-cell office:value-type="float" office:value="594.625999999996">
            <text:p>594.626</text:p>
          </table:table-cell>
          <table:table-cell office:value-type="float" office:value="49.277">
            <text:p>49.277</text:p>
          </table:table-cell>
          <table:table-cell office:value-type="float" office:value="17468.773">
            <text:p>17468.773</text:p>
          </table:table-cell>
          <table:table-cell office:value-type="float" office:value="268.55">
            <text:p>268.55</text:p>
          </table:table-cell>
          <table:table-cell office:value-type="float" office:value="856.752999999999">
            <text:p>856.753</text:p>
          </table:table-cell>
          <table:table-cell office:value-type="float" office:value="4554.142">
            <text:p>4554.142</text:p>
          </table:table-cell>
          <table:table-cell office:value-type="float" office:value="556.567">
            <text:p>556.567</text:p>
          </table:table-cell>
          <table:table-cell office:value-type="float" office:value="5783.489">
            <text:p>5783.489</text:p>
          </table:table-cell>
          <table:table-cell office:value-type="float" office:value="6778.012">
            <text:p>6778.012</text:p>
          </table:table-cell>
          <table:table-cell office:value-type="float" office:value="3819.014">
            <text:p>3819.014</text:p>
          </table:table-cell>
          <table:table-cell office:value-type="float" office:value="305.105">
            <text:p>305.105</text:p>
          </table:table-cell>
          <table:table-cell office:value-type="float" office:value="8994.23100000003">
            <text:p>8994.231</text:p>
          </table:table-cell>
          <table:table-cell office:value-type="float" office:value="5922.20999999999">
            <text:p>5922.21</text:p>
          </table:table-cell>
          <table:table-cell office:value-type="float" office:value="1324.777">
            <text:p>1324.777</text:p>
          </table:table-cell>
          <table:table-cell office:value-type="float" office:value="443.118">
            <text:p>443.118</text:p>
          </table:table-cell>
          <table:table-cell office:value-type="float" office:value="1452.591">
            <text:p>1452.591</text:p>
          </table:table-cell>
          <table:table-cell office:value-type="float" office:value="18.748">
            <text:p>18.748</text:p>
          </table:table-cell>
          <table:table-cell office:value-type="float" office:value="1399.012">
            <text:p>1399.012</text:p>
          </table:table-cell>
          <table:table-cell office:value-type="float" office:value="14840.661">
            <text:p>14840.661</text:p>
          </table:table-cell>
        </table:table-row>
        <table:table-row table:style-name="ro5">
          <table:table-cell office:value-type="string">
            <text:p>Buurserzand &amp; Haaksbergerveen</text:p>
          </table:table-cell>
          <table:table-cell office:value-type="float" office:value="423734.668">
            <text:p>423734.668</text:p>
          </table:table-cell>
          <table:table-cell office:value-type="float" office:value="3354.45199999996">
            <text:p>3354.452</text:p>
          </table:table-cell>
          <table:table-cell office:value-type="float" office:value="632.110999999999">
            <text:p>632.111</text:p>
          </table:table-cell>
          <table:table-cell office:value-type="float" office:value="105179.395">
            <text:p>105179.395</text:p>
          </table:table-cell>
          <table:table-cell office:value-type="float" office:value="3771.291">
            <text:p>3771.291</text:p>
          </table:table-cell>
          <table:table-cell office:value-type="float" office:value="8452.528">
            <text:p>8452.528</text:p>
          </table:table-cell>
          <table:table-cell office:value-type="float" office:value="5860.48199999997">
            <text:p>5860.482</text:p>
          </table:table-cell>
          <table:table-cell office:value-type="float" office:value="5967.981">
            <text:p>5967.981</text:p>
          </table:table-cell>
          <table:table-cell office:value-type="float" office:value="29003.366">
            <text:p>29003.366</text:p>
          </table:table-cell>
          <table:table-cell office:value-type="float" office:value="119166.577">
            <text:p>119166.577</text:p>
          </table:table-cell>
          <table:table-cell office:value-type="float" office:value="53380.4780000001">
            <text:p>53380.4780000001</text:p>
          </table:table-cell>
          <table:table-cell office:value-type="float" office:value="1764.72499999998">
            <text:p>1764.725</text:p>
          </table:table-cell>
          <table:table-cell office:value-type="float" office:value="11269.989">
            <text:p>11269.989</text:p>
          </table:table-cell>
          <table:table-cell office:value-type="float" office:value="21407.9210000002">
            <text:p>21407.9210000002</text:p>
          </table:table-cell>
          <table:table-cell office:value-type="float" office:value="8007.81299999999">
            <text:p>8007.813</text:p>
          </table:table-cell>
          <table:table-cell office:value-type="float" office:value="919.925">
            <text:p>919.925</text:p>
          </table:table-cell>
          <table:table-cell office:value-type="float" office:value="8300.196">
            <text:p>8300.196</text:p>
          </table:table-cell>
          <table:table-cell office:value-type="float" office:value="161.54">
            <text:p>161.54</text:p>
          </table:table-cell>
          <table:table-cell office:value-type="float" office:value="5202.97699999999">
            <text:p>5202.977</text:p>
          </table:table-cell>
          <table:table-cell office:value-type="float" office:value="31929.5580000001">
            <text:p>31929.5580000001</text:p>
          </table:table-cell>
        </table:table-row>
        <table:table-row table:style-name="ro2">
          <table:table-cell office:value-type="string">
            <text:p>Canisvliet</text:p>
          </table:table-cell>
          <table:table-cell office:value-type="float" office:value="346.251">
            <text:p>346.251</text:p>
          </table:table-cell>
          <table:table-cell office:value-type="float" office:value="0.206">
            <text:p>0.206</text:p>
          </table:table-cell>
          <table:table-cell table:style-name="ce2"/>
          <table:table-cell office:value-type="float" office:value="221.126">
            <text:p>221.126</text:p>
          </table:table-cell>
          <table:table-cell office:value-type="float" office:value="0.137">
            <text:p>0.137</text:p>
          </table:table-cell>
          <table:table-cell office:value-type="float" office:value="0.157">
            <text:p>0.157</text:p>
          </table:table-cell>
          <table:table-cell office:value-type="float" office:value="29.113">
            <text:p>29.113</text:p>
          </table:table-cell>
          <table:table-cell office:value-type="float" office:value="0.184">
            <text:p>0.184</text:p>
          </table:table-cell>
          <table:table-cell office:value-type="float" office:value="0.592">
            <text:p>0.592</text:p>
          </table:table-cell>
          <table:table-cell office:value-type="float" office:value="1.376">
            <text:p>1.37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58.116">
            <text:p>58.116</text:p>
          </table:table-cell>
          <table:table-cell office:value-type="float" office:value="5.184">
            <text:p>5.184</text:p>
          </table:table-cell>
          <table:table-cell office:value-type="float" office:value="1.771">
            <text:p>1.771</text:p>
          </table:table-cell>
          <table:table-cell office:value-type="float" office:value="0.002">
            <text:p>0.002</text:p>
          </table:table-cell>
          <table:table-cell office:value-type="float" office:value="0.451">
            <text:p>0.451</text:p>
          </table:table-cell>
          <table:table-cell office:value-type="float" office:value="0">
            <text:p>0</text:p>
          </table:table-cell>
          <table:table-cell office:value-type="float" office:value="3.802">
            <text:p>3.802</text:p>
          </table:table-cell>
          <table:table-cell office:value-type="float" office:value="24.035">
            <text:p>24.035</text:p>
          </table:table-cell>
        </table:table-row>
        <table:table-row table:style-name="ro4">
          <table:table-cell office:value-type="string">
            <text:p>Coepelduynen</text:p>
          </table:table-cell>
          <table:table-cell office:value-type="float" office:value="52909.893">
            <text:p>52909.893</text:p>
          </table:table-cell>
          <table:table-cell office:value-type="float" office:value="375.538000000001">
            <text:p>375.538</text:p>
          </table:table-cell>
          <table:table-cell office:value-type="float" office:value="426.321">
            <text:p>426.321</text:p>
          </table:table-cell>
          <table:table-cell office:value-type="float" office:value="7666.353">
            <text:p>7666.353</text:p>
          </table:table-cell>
          <table:table-cell office:value-type="float" office:value="112.182">
            <text:p>112.182</text:p>
          </table:table-cell>
          <table:table-cell office:value-type="float" office:value="351.149000000002">
            <text:p>351.149</text:p>
          </table:table-cell>
          <table:table-cell office:value-type="float" office:value="610.66">
            <text:p>610.66</text:p>
          </table:table-cell>
          <table:table-cell office:value-type="float" office:value="313.406">
            <text:p>313.406</text:p>
          </table:table-cell>
          <table:table-cell office:value-type="float" office:value="977.304">
            <text:p>977.304</text:p>
          </table:table-cell>
          <table:table-cell office:value-type="float" office:value="5177.892">
            <text:p>5177.892</text:p>
          </table:table-cell>
          <table:table-cell office:value-type="float" office:value="1055.98">
            <text:p>1055.98</text:p>
          </table:table-cell>
          <table:table-cell office:value-type="float" office:value="669.816000000001">
            <text:p>669.816</text:p>
          </table:table-cell>
          <table:table-cell office:value-type="float" office:value="3032.58599999999">
            <text:p>3032.586</text:p>
          </table:table-cell>
          <table:table-cell office:value-type="float" office:value="6125.46299999999">
            <text:p>6125.463</text:p>
          </table:table-cell>
          <table:table-cell office:value-type="float" office:value="2895.98199999999">
            <text:p>2895.982</text:p>
          </table:table-cell>
          <table:table-cell office:value-type="float" office:value="430.787">
            <text:p>430.787</text:p>
          </table:table-cell>
          <table:table-cell office:value-type="float" office:value="6400.984">
            <text:p>6400.984</text:p>
          </table:table-cell>
          <table:table-cell office:value-type="float" office:value="167.957">
            <text:p>167.957</text:p>
          </table:table-cell>
          <table:table-cell office:value-type="float" office:value="1478.563">
            <text:p>1478.563</text:p>
          </table:table-cell>
          <table:table-cell office:value-type="float" office:value="14640.454">
            <text:p>14640.454</text:p>
          </table:table-cell>
        </table:table-row>
        <table:table-row table:style-name="ro2">
          <table:table-cell office:value-type="string">
            <text:p>De Bruuk</text:p>
          </table:table-cell>
          <table:table-cell office:value-type="float" office:value="7238.717">
            <text:p>7238.717</text:p>
          </table:table-cell>
          <table:table-cell office:value-type="float" office:value="46.637">
            <text:p>46.637</text:p>
          </table:table-cell>
          <table:table-cell office:value-type="float" office:value="2.987">
            <text:p>2.987</text:p>
          </table:table-cell>
          <table:table-cell office:value-type="float" office:value="1331.538">
            <text:p>1331.538</text:p>
          </table:table-cell>
          <table:table-cell office:value-type="float" office:value="146.461">
            <text:p>146.461</text:p>
          </table:table-cell>
          <table:table-cell office:value-type="float" office:value="201.676">
            <text:p>201.676</text:p>
          </table:table-cell>
          <table:table-cell office:value-type="float" office:value="117.809">
            <text:p>117.809</text:p>
          </table:table-cell>
          <table:table-cell office:value-type="float" office:value="98.9380000000001">
            <text:p>98.938</text:p>
          </table:table-cell>
          <table:table-cell office:value-type="float" office:value="870.688">
            <text:p>870.688</text:p>
          </table:table-cell>
          <table:table-cell office:value-type="float" office:value="1185.5">
            <text:p>1185.5</text:p>
          </table:table-cell>
          <table:table-cell office:value-type="float" office:value="1494.074">
            <text:p>1494.074</text:p>
          </table:table-cell>
          <table:table-cell office:value-type="float" office:value="37.419">
            <text:p>37.419</text:p>
          </table:table-cell>
          <table:table-cell office:value-type="float" office:value="231.752">
            <text:p>231.752</text:p>
          </table:table-cell>
          <table:table-cell office:value-type="float" office:value="238.618">
            <text:p>238.618</text:p>
          </table:table-cell>
          <table:table-cell office:value-type="float" office:value="65.623">
            <text:p>65.623</text:p>
          </table:table-cell>
          <table:table-cell office:value-type="float" office:value="6.646">
            <text:p>6.646</text:p>
          </table:table-cell>
          <table:table-cell office:value-type="float" office:value="18.904">
            <text:p>18.904</text:p>
          </table:table-cell>
          <table:table-cell office:value-type="float" office:value="0.043">
            <text:p>0.043</text:p>
          </table:table-cell>
          <table:table-cell office:value-type="float" office:value="108.849">
            <text:p>108.849</text:p>
          </table:table-cell>
          <table:table-cell office:value-type="float" office:value="1034.466">
            <text:p>1034.466</text:p>
          </table:table-cell>
        </table:table-row>
        <table:table-row table:style-name="ro2">
          <table:table-cell office:value-type="string">
            <text:p>De Wieden</text:p>
          </table:table-cell>
          <table:table-cell office:value-type="float" office:value="1717105.863">
            <text:p>1717105.863</text:p>
          </table:table-cell>
          <table:table-cell office:value-type="float" office:value="21677.6650000001">
            <text:p>21677.6650000001</text:p>
          </table:table-cell>
          <table:table-cell office:value-type="float" office:value="3399.713">
            <text:p>3399.713</text:p>
          </table:table-cell>
          <table:table-cell office:value-type="float" office:value="543644.604999998">
            <text:p>543644.604999998</text:p>
          </table:table-cell>
          <table:table-cell office:value-type="float" office:value="8123">
            <text:p>8123</text:p>
          </table:table-cell>
          <table:table-cell office:value-type="float" office:value="27691.7280000001">
            <text:p>27691.7280000001</text:p>
          </table:table-cell>
          <table:table-cell office:value-type="float" office:value="47531.8210000001">
            <text:p>47531.8210000001</text:p>
          </table:table-cell>
          <table:table-cell office:value-type="float" office:value="15928.74">
            <text:p>15928.74</text:p>
          </table:table-cell>
          <table:table-cell office:value-type="float" office:value="85225.738">
            <text:p>85225.738</text:p>
          </table:table-cell>
          <table:table-cell office:value-type="float" office:value="477264.565999999">
            <text:p>477264.565999999</text:p>
          </table:table-cell>
          <table:table-cell office:value-type="float" office:value="61028.412">
            <text:p>61028.412</text:p>
          </table:table-cell>
          <table:table-cell office:value-type="float" office:value="10147.3840000002">
            <text:p>10147.3840000002</text:p>
          </table:table-cell>
          <table:table-cell office:value-type="float" office:value="49026.7320000002">
            <text:p>49026.7320000002</text:p>
          </table:table-cell>
          <table:table-cell office:value-type="float" office:value="102044.464">
            <text:p>102044.464</text:p>
          </table:table-cell>
          <table:table-cell office:value-type="float" office:value="38507.842">
            <text:p>38507.842</text:p>
          </table:table-cell>
          <table:table-cell office:value-type="float" office:value="3862.22899999999">
            <text:p>3862.229</text:p>
          </table:table-cell>
          <table:table-cell office:value-type="float" office:value="53578.839">
            <text:p>53578.839</text:p>
          </table:table-cell>
          <table:table-cell office:value-type="float" office:value="1642.395">
            <text:p>1642.395</text:p>
          </table:table-cell>
          <table:table-cell office:value-type="float" office:value="30868.208">
            <text:p>30868.208</text:p>
          </table:table-cell>
          <table:table-cell office:value-type="float" office:value="135910.041">
            <text:p>135910.041</text:p>
          </table:table-cell>
        </table:table-row>
        <table:table-row table:style-name="ro1">
          <table:table-cell office:value-type="string">
            <text:p>Deurnsche Peel &amp; Mariapeel</text:p>
          </table:table-cell>
          <table:table-cell office:value-type="float" office:value="1232320.588">
            <text:p>1232320.588</text:p>
          </table:table-cell>
          <table:table-cell office:value-type="float" office:value="6864.90599999997">
            <text:p>6864.906</text:p>
          </table:table-cell>
          <table:table-cell office:value-type="float" office:value="3458.198">
            <text:p>3458.198</text:p>
          </table:table-cell>
          <table:table-cell office:value-type="float" office:value="167213.213999999">
            <text:p>167213.213999999</text:p>
          </table:table-cell>
          <table:table-cell office:value-type="float" office:value="25965.036">
            <text:p>25965.036</text:p>
          </table:table-cell>
          <table:table-cell office:value-type="float" office:value="44684.5260000002">
            <text:p>44684.5260000002</text:p>
          </table:table-cell>
          <table:table-cell office:value-type="float" office:value="32997.6400000003">
            <text:p>32997.6400000003</text:p>
          </table:table-cell>
          <table:table-cell office:value-type="float" office:value="14201.3680000001">
            <text:p>14201.3680000001</text:p>
          </table:table-cell>
          <table:table-cell office:value-type="float" office:value="210162.371">
            <text:p>210162.371</text:p>
          </table:table-cell>
          <table:table-cell office:value-type="float" office:value="200609.766">
            <text:p>200609.766</text:p>
          </table:table-cell>
          <table:table-cell office:value-type="float" office:value="298519.499">
            <text:p>298519.499</text:p>
          </table:table-cell>
          <table:table-cell office:value-type="float" office:value="3985.72099999993">
            <text:p>3985.7209999999</text:p>
          </table:table-cell>
          <table:table-cell office:value-type="float" office:value="31679.7710000001">
            <text:p>31679.7710000001</text:p>
          </table:table-cell>
          <table:table-cell office:value-type="float" office:value="66711.5260000004">
            <text:p>66711.5260000004</text:p>
          </table:table-cell>
          <table:table-cell office:value-type="float" office:value="18399.894">
            <text:p>18399.894</text:p>
          </table:table-cell>
          <table:table-cell office:value-type="float" office:value="1738.829">
            <text:p>1738.829</text:p>
          </table:table-cell>
          <table:table-cell office:value-type="float" office:value="18774.491">
            <text:p>18774.491</text:p>
          </table:table-cell>
          <table:table-cell office:value-type="float" office:value="366.494">
            <text:p>366.494</text:p>
          </table:table-cell>
          <table:table-cell office:value-type="float" office:value="12496.292">
            <text:p>12496.292</text:p>
          </table:table-cell>
          <table:table-cell office:value-type="float" office:value="73489.8760000001">
            <text:p>73489.8760000001</text:p>
          </table:table-cell>
        </table:table-row>
        <table:table-row table:style-name="ro2">
          <table:table-cell office:value-type="string">
            <text:p>Dinkelland</text:p>
          </table:table-cell>
          <table:table-cell office:value-type="float" office:value="120015.27">
            <text:p>120015.27</text:p>
          </table:table-cell>
          <table:table-cell office:value-type="float" office:value="1560.81799999999">
            <text:p>1560.818</text:p>
          </table:table-cell>
          <table:table-cell office:value-type="float" office:value="73.037">
            <text:p>73.037</text:p>
          </table:table-cell>
          <table:table-cell office:value-type="float" office:value="37167.4870000001">
            <text:p>37167.4870000001</text:p>
          </table:table-cell>
          <table:table-cell office:value-type="float" office:value="1050.323">
            <text:p>1050.323</text:p>
          </table:table-cell>
          <table:table-cell office:value-type="float" office:value="2269.67099999999">
            <text:p>2269.671</text:p>
          </table:table-cell>
          <table:table-cell office:value-type="float" office:value="1166.75399999999">
            <text:p>1166.754</text:p>
          </table:table-cell>
          <table:table-cell office:value-type="float" office:value="1164.54099999999">
            <text:p>1164.541</text:p>
          </table:table-cell>
          <table:table-cell office:value-type="float" office:value="6353.565">
            <text:p>6353.565</text:p>
          </table:table-cell>
          <table:table-cell office:value-type="float" office:value="36616.525">
            <text:p>36616.525</text:p>
          </table:table-cell>
          <table:table-cell office:value-type="float" office:value="8873.17200000001">
            <text:p>8873.172</text:p>
          </table:table-cell>
          <table:table-cell office:value-type="float" office:value="509.165000000001">
            <text:p>509.165</text:p>
          </table:table-cell>
          <table:table-cell office:value-type="float" office:value="3074.52099999999">
            <text:p>3074.521</text:p>
          </table:table-cell>
          <table:table-cell office:value-type="float" office:value="5776.70799999997">
            <text:p>5776.708</text:p>
          </table:table-cell>
          <table:table-cell office:value-type="float" office:value="2014.224">
            <text:p>2014.224</text:p>
          </table:table-cell>
          <table:table-cell office:value-type="float" office:value="191.664">
            <text:p>191.664</text:p>
          </table:table-cell>
          <table:table-cell office:value-type="float" office:value="2307.885">
            <text:p>2307.885</text:p>
          </table:table-cell>
          <table:table-cell office:value-type="float" office:value="39.973">
            <text:p>39.973</text:p>
          </table:table-cell>
          <table:table-cell office:value-type="float" office:value="1122.953">
            <text:p>1122.953</text:p>
          </table:table-cell>
          <table:table-cell office:value-type="float" office:value="8681.57599999999">
            <text:p>8681.576</text:p>
          </table:table-cell>
        </table:table-row>
        <table:table-row table:style-name="ro1">
          <table:table-cell office:value-type="string">
            <text:p>Drents-Friese Wold &amp; Leggelderveld</text:p>
          </table:table-cell>
          <table:table-cell office:value-type="float" office:value="5175647.49299999">
            <text:p>5175647.49299999</text:p>
          </table:table-cell>
          <table:table-cell office:value-type="float" office:value="54949.2640000001">
            <text:p>54949.2640000001</text:p>
          </table:table-cell>
          <table:table-cell office:value-type="float" office:value="7528.839">
            <text:p>7528.839</text:p>
          </table:table-cell>
          <table:table-cell office:value-type="float" office:value="1461327.21599999">
            <text:p>1461327.21599999</text:p>
          </table:table-cell>
          <table:table-cell office:value-type="float" office:value="26981.948">
            <text:p>26981.948</text:p>
          </table:table-cell>
          <table:table-cell office:value-type="float" office:value="96737.8920000003">
            <text:p>96737.8920000003</text:p>
          </table:table-cell>
          <table:table-cell office:value-type="float" office:value="114212.611">
            <text:p>114212.611</text:p>
          </table:table-cell>
          <table:table-cell office:value-type="float" office:value="56634.811">
            <text:p>56634.811</text:p>
          </table:table-cell>
          <table:table-cell office:value-type="float" office:value="360272.254">
            <text:p>360272.254</text:p>
          </table:table-cell>
          <table:table-cell office:value-type="float" office:value="1645615.373">
            <text:p>1645615.373</text:p>
          </table:table-cell>
          <table:table-cell office:value-type="float" office:value="193238.671">
            <text:p>193238.671</text:p>
          </table:table-cell>
          <table:table-cell office:value-type="float" office:value="23491.7330000008">
            <text:p>23491.7330000008</text:p>
          </table:table-cell>
          <table:table-cell office:value-type="float" office:value="127626.759">
            <text:p>127626.759</text:p>
          </table:table-cell>
          <table:table-cell office:value-type="float" office:value="254903.003999999">
            <text:p>254903.003999999</text:p>
          </table:table-cell>
          <table:table-cell office:value-type="float" office:value="101921.017">
            <text:p>101921.017</text:p>
          </table:table-cell>
          <table:table-cell office:value-type="float" office:value="9451.06400000001">
            <text:p>9451.064</text:p>
          </table:table-cell>
          <table:table-cell office:value-type="float" office:value="142360.503">
            <text:p>142360.503</text:p>
          </table:table-cell>
          <table:table-cell office:value-type="float" office:value="5119.443">
            <text:p>5119.443</text:p>
          </table:table-cell>
          <table:table-cell office:value-type="float" office:value="57973.1800000001">
            <text:p>57973.1800000001</text:p>
          </table:table-cell>
          <table:table-cell office:value-type="float" office:value="435299.799999999">
            <text:p>435299.799999999</text:p>
          </table:table-cell>
        </table:table-row>
        <table:table-row table:style-name="ro4">
          <table:table-cell office:value-type="string">
            <text:p>Drentsche Aa-gebied</text:p>
          </table:table-cell>
          <table:table-cell office:value-type="float" office:value="333936.324">
            <text:p>333936.324</text:p>
          </table:table-cell>
          <table:table-cell office:value-type="float" office:value="3687.01399999996">
            <text:p>3687.014</text:p>
          </table:table-cell>
          <table:table-cell office:value-type="float" office:value="439.944">
            <text:p>439.944</text:p>
          </table:table-cell>
          <table:table-cell office:value-type="float" office:value="94399.7770000001">
            <text:p>94399.7770000001</text:p>
          </table:table-cell>
          <table:table-cell office:value-type="float" office:value="1558.991">
            <text:p>1558.991</text:p>
          </table:table-cell>
          <table:table-cell office:value-type="float" office:value="5189.79199999997">
            <text:p>5189.792</text:p>
          </table:table-cell>
          <table:table-cell office:value-type="float" office:value="13125.5970000001">
            <text:p>13125.5970000001</text:p>
          </table:table-cell>
          <table:table-cell office:value-type="float" office:value="2813.86199999997">
            <text:p>2813.862</text:p>
          </table:table-cell>
          <table:table-cell office:value-type="float" office:value="19995.57">
            <text:p>19995.57</text:p>
          </table:table-cell>
          <table:table-cell office:value-type="float" office:value="80349.98">
            <text:p>80349.98</text:p>
          </table:table-cell>
          <table:table-cell office:value-type="float" office:value="10842.606">
            <text:p>10842.606</text:p>
          </table:table-cell>
          <table:table-cell office:value-type="float" office:value="1768.01899999998">
            <text:p>1768.019</text:p>
          </table:table-cell>
          <table:table-cell office:value-type="float" office:value="8886.02000000002">
            <text:p>8886.02</text:p>
          </table:table-cell>
          <table:table-cell office:value-type="float" office:value="19297.3200000002">
            <text:p>19297.3200000002</text:p>
          </table:table-cell>
          <table:table-cell office:value-type="float" office:value="6643.39399999999">
            <text:p>6643.394</text:p>
          </table:table-cell>
          <table:table-cell office:value-type="float" office:value="702.63">
            <text:p>702.63</text:p>
          </table:table-cell>
          <table:table-cell office:value-type="float" office:value="9530.389">
            <text:p>9530.389</text:p>
          </table:table-cell>
          <table:table-cell office:value-type="float" office:value="235.999">
            <text:p>235.999</text:p>
          </table:table-cell>
          <table:table-cell office:value-type="float" office:value="3368.39599999999">
            <text:p>3368.396</text:p>
          </table:table-cell>
          <table:table-cell office:value-type="float" office:value="51099.6730000003">
            <text:p>51099.6730000003</text:p>
          </table:table-cell>
        </table:table-row>
        <table:table-row table:style-name="ro4">
          <table:table-cell office:value-type="string">
            <text:p>Drouwenerzand</text:p>
          </table:table-cell>
          <table:table-cell office:value-type="float" office:value="76761.1230000002">
            <text:p>76761.1230000002</text:p>
          </table:table-cell>
          <table:table-cell office:value-type="float" office:value="768.917999999995">
            <text:p>768.918</text:p>
          </table:table-cell>
          <table:table-cell office:value-type="float" office:value="29.899">
            <text:p>29.899</text:p>
          </table:table-cell>
          <table:table-cell office:value-type="float" office:value="24111.484">
            <text:p>24111.484</text:p>
          </table:table-cell>
          <table:table-cell office:value-type="float" office:value="379.07">
            <text:p>379.07</text:p>
          </table:table-cell>
          <table:table-cell office:value-type="float" office:value="1453.01599999999">
            <text:p>1453.016</text:p>
          </table:table-cell>
          <table:table-cell office:value-type="float" office:value="4843.91999999998">
            <text:p>4843.92</text:p>
          </table:table-cell>
          <table:table-cell office:value-type="float" office:value="658.686">
            <text:p>658.686</text:p>
          </table:table-cell>
          <table:table-cell office:value-type="float" office:value="6464.213">
            <text:p>6464.213</text:p>
          </table:table-cell>
          <table:table-cell office:value-type="float" office:value="17757.221">
            <text:p>17757.221</text:p>
          </table:table-cell>
          <table:table-cell office:value-type="float" office:value="3530.68699999999">
            <text:p>3530.687</text:p>
          </table:table-cell>
          <table:table-cell office:value-type="float" office:value="455.537000000001">
            <text:p>455.537</text:p>
          </table:table-cell>
          <table:table-cell office:value-type="float" office:value="2269.40699999999">
            <text:p>2269.407</text:p>
          </table:table-cell>
          <table:table-cell office:value-type="float" office:value="3739.05599999997">
            <text:p>3739.056</text:p>
          </table:table-cell>
          <table:table-cell office:value-type="float" office:value="1415.548">
            <text:p>1415.548</text:p>
          </table:table-cell>
          <table:table-cell office:value-type="float" office:value="145.514">
            <text:p>145.514</text:p>
          </table:table-cell>
          <table:table-cell office:value-type="float" office:value="2255.493">
            <text:p>2255.493</text:p>
          </table:table-cell>
          <table:table-cell office:value-type="float" office:value="43.824">
            <text:p>43.824</text:p>
          </table:table-cell>
          <table:table-cell office:value-type="float" office:value="659.91">
            <text:p>659.91</text:p>
          </table:table-cell>
          <table:table-cell office:value-type="float" office:value="5779.02899999999">
            <text:p>5779.029</text:p>
          </table:table-cell>
        </table:table-row>
        <table:table-row table:style-name="ro4">
          <table:table-cell office:value-type="string">
            <text:p>Duinen Ameland</text:p>
          </table:table-cell>
          <table:table-cell office:value-type="float" office:value="573182.252">
            <text:p>573182.252</text:p>
          </table:table-cell>
          <table:table-cell office:value-type="float" office:value="9562.19400000003">
            <text:p>9562.194</text:p>
          </table:table-cell>
          <table:table-cell office:value-type="float" office:value="1509.127">
            <text:p>1509.127</text:p>
          </table:table-cell>
          <table:table-cell office:value-type="float" office:value="177012.697">
            <text:p>177012.697</text:p>
          </table:table-cell>
          <table:table-cell office:value-type="float" office:value="2366.312">
            <text:p>2366.312</text:p>
          </table:table-cell>
          <table:table-cell office:value-type="float" office:value="6398.44399999997">
            <text:p>6398.444</text:p>
          </table:table-cell>
          <table:table-cell office:value-type="float" office:value="11538.153">
            <text:p>11538.153</text:p>
          </table:table-cell>
          <table:table-cell office:value-type="float" office:value="3932.15199999998">
            <text:p>3932.152</text:p>
          </table:table-cell>
          <table:table-cell office:value-type="float" office:value="19349.863">
            <text:p>19349.863</text:p>
          </table:table-cell>
          <table:table-cell office:value-type="float" office:value="134787.613">
            <text:p>134787.613</text:p>
          </table:table-cell>
          <table:table-cell office:value-type="float" office:value="10055.181">
            <text:p>10055.181</text:p>
          </table:table-cell>
          <table:table-cell office:value-type="float" office:value="5763.66999999993">
            <text:p>5763.6699999999</text:p>
          </table:table-cell>
          <table:table-cell office:value-type="float" office:value="19923.1150000002">
            <text:p>19923.1150000002</text:p>
          </table:table-cell>
          <table:table-cell office:value-type="float" office:value="29312.0250000002">
            <text:p>29312.0250000002</text:p>
          </table:table-cell>
          <table:table-cell office:value-type="float" office:value="14048.763">
            <text:p>14048.763</text:p>
          </table:table-cell>
          <table:table-cell office:value-type="float" office:value="1956.872">
            <text:p>1956.872</text:p>
          </table:table-cell>
          <table:table-cell office:value-type="float" office:value="54718.142">
            <text:p>54718.142</text:p>
          </table:table-cell>
          <table:table-cell office:value-type="float" office:value="2753.836">
            <text:p>2753.836</text:p>
          </table:table-cell>
          <table:table-cell office:value-type="float" office:value="8534.30500000001">
            <text:p>8534.305</text:p>
          </table:table-cell>
          <table:table-cell office:value-type="float" office:value="59658.3650000003">
            <text:p>59658.3650000003</text:p>
          </table:table-cell>
        </table:table-row>
        <table:table-row table:style-name="ro1">
          <table:table-cell office:value-type="string">
            <text:p>Duinen Den Helder-Callantsoog</text:p>
          </table:table-cell>
          <table:table-cell office:value-type="float" office:value="122048.824">
            <text:p>122048.824</text:p>
          </table:table-cell>
          <table:table-cell office:value-type="float" office:value="1203.78499999999">
            <text:p>1203.785</text:p>
          </table:table-cell>
          <table:table-cell office:value-type="float" office:value="421.718000000001">
            <text:p>421.718</text:p>
          </table:table-cell>
          <table:table-cell office:value-type="float" office:value="30801.3110000001">
            <text:p>30801.3110000001</text:p>
          </table:table-cell>
          <table:table-cell office:value-type="float" office:value="338.143">
            <text:p>338.143</text:p>
          </table:table-cell>
          <table:table-cell office:value-type="float" office:value="1024.27099999999">
            <text:p>1024.271</text:p>
          </table:table-cell>
          <table:table-cell office:value-type="float" office:value="2612.71799999996">
            <text:p>2612.718</text:p>
          </table:table-cell>
          <table:table-cell office:value-type="float" office:value="892.034999999994">
            <text:p>892.035</text:p>
          </table:table-cell>
          <table:table-cell office:value-type="float" office:value="2758.526">
            <text:p>2758.526</text:p>
          </table:table-cell>
          <table:table-cell office:value-type="float" office:value="18489.28">
            <text:p>18489.28</text:p>
          </table:table-cell>
          <table:table-cell office:value-type="float" office:value="2228.28299999999">
            <text:p>2228.283</text:p>
          </table:table-cell>
          <table:table-cell office:value-type="float" office:value="1377.76999999999">
            <text:p>1377.77</text:p>
          </table:table-cell>
          <table:table-cell office:value-type="float" office:value="5994.87699999999">
            <text:p>5994.877</text:p>
          </table:table-cell>
          <table:table-cell office:value-type="float" office:value="8163.23400000001">
            <text:p>8163.234</text:p>
          </table:table-cell>
          <table:table-cell office:value-type="float" office:value="3669.26399999999">
            <text:p>3669.264</text:p>
          </table:table-cell>
          <table:table-cell office:value-type="float" office:value="492.66">
            <text:p>492.66</text:p>
          </table:table-cell>
          <table:table-cell office:value-type="float" office:value="16846.741">
            <text:p>16846.741</text:p>
          </table:table-cell>
          <table:table-cell office:value-type="float" office:value="679.095">
            <text:p>679.095</text:p>
          </table:table-cell>
          <table:table-cell office:value-type="float" office:value="1952.036">
            <text:p>1952.036</text:p>
          </table:table-cell>
          <table:table-cell office:value-type="float" office:value="22102.1560000001">
            <text:p>22102.1560000001</text:p>
          </table:table-cell>
        </table:table-row>
        <table:table-row table:style-name="ro1">
          <table:table-cell office:value-type="string">
            <text:p>Duinen en Lage Land Texel</text:p>
          </table:table-cell>
          <table:table-cell office:value-type="float" office:value="600344.890000002">
            <text:p>600344.890000002</text:p>
          </table:table-cell>
          <table:table-cell office:value-type="float" office:value="9710.96700000001">
            <text:p>9710.967</text:p>
          </table:table-cell>
          <table:table-cell office:value-type="float" office:value="1987.811">
            <text:p>1987.811</text:p>
          </table:table-cell>
          <table:table-cell office:value-type="float" office:value="154413.154">
            <text:p>154413.154</text:p>
          </table:table-cell>
          <table:table-cell office:value-type="float" office:value="1732.541">
            <text:p>1732.541</text:p>
          </table:table-cell>
          <table:table-cell office:value-type="float" office:value="5629.47699999996">
            <text:p>5629.477</text:p>
          </table:table-cell>
          <table:table-cell office:value-type="float" office:value="15083.8430000001">
            <text:p>15083.8430000001</text:p>
          </table:table-cell>
          <table:table-cell office:value-type="float" office:value="4925.54799999998">
            <text:p>4925.548</text:p>
          </table:table-cell>
          <table:table-cell office:value-type="float" office:value="12855.42">
            <text:p>12855.42</text:p>
          </table:table-cell>
          <table:table-cell office:value-type="float" office:value="95567.396">
            <text:p>95567.396</text:p>
          </table:table-cell>
          <table:table-cell office:value-type="float" office:value="11706.457">
            <text:p>11706.457</text:p>
          </table:table-cell>
          <table:table-cell office:value-type="float" office:value="6871.22899999999">
            <text:p>6871.229</text:p>
          </table:table-cell>
          <table:table-cell office:value-type="float" office:value="23992.9260000001">
            <text:p>23992.9260000001</text:p>
          </table:table-cell>
          <table:table-cell office:value-type="float" office:value="40819.2790000006">
            <text:p>40819.2790000006</text:p>
          </table:table-cell>
          <table:table-cell office:value-type="float" office:value="15933.8100000001">
            <text:p>15933.8100000001</text:p>
          </table:table-cell>
          <table:table-cell office:value-type="float" office:value="2206.32299999999">
            <text:p>2206.323</text:p>
          </table:table-cell>
          <table:table-cell office:value-type="float" office:value="90529.993">
            <text:p>90529.993</text:p>
          </table:table-cell>
          <table:table-cell office:value-type="float" office:value="4121.127">
            <text:p>4121.127</text:p>
          </table:table-cell>
          <table:table-cell office:value-type="float" office:value="9892.21800000001">
            <text:p>9892.218</text:p>
          </table:table-cell>
          <table:table-cell office:value-type="float" office:value="92363.9300000001">
            <text:p>92363.9300000001</text:p>
          </table:table-cell>
        </table:table-row>
        <table:table-row table:style-name="ro1">
          <table:table-cell office:value-type="string">
            <text:p>Duinen Goeree &amp; Kwade Hoek</text:p>
          </table:table-cell>
          <table:table-cell office:value-type="float" office:value="338255.881">
            <text:p>338255.881</text:p>
          </table:table-cell>
          <table:table-cell office:value-type="float" office:value="2670.35499999997">
            <text:p>2670.355</text:p>
          </table:table-cell>
          <table:table-cell office:value-type="float" office:value="1964.178">
            <text:p>1964.178</text:p>
          </table:table-cell>
          <table:table-cell office:value-type="float" office:value="83694.6120000001">
            <text:p>83694.6120000001</text:p>
          </table:table-cell>
          <table:table-cell office:value-type="float" office:value="846.714">
            <text:p>846.714</text:p>
          </table:table-cell>
          <table:table-cell office:value-type="float" office:value="2482.49399999999">
            <text:p>2482.494</text:p>
          </table:table-cell>
          <table:table-cell office:value-type="float" office:value="14579.0480000001">
            <text:p>14579.0480000001</text:p>
          </table:table-cell>
          <table:table-cell office:value-type="float" office:value="2295.09799999998">
            <text:p>2295.098</text:p>
          </table:table-cell>
          <table:table-cell office:value-type="float" office:value="6600.374">
            <text:p>6600.374</text:p>
          </table:table-cell>
          <table:table-cell office:value-type="float" office:value="31687.963">
            <text:p>31687.963</text:p>
          </table:table-cell>
          <table:table-cell office:value-type="float" office:value="9822.11600000001">
            <text:p>9822.116</text:p>
          </table:table-cell>
          <table:table-cell office:value-type="float" office:value="4018.47999999995">
            <text:p>4018.48</text:p>
          </table:table-cell>
          <table:table-cell office:value-type="float" office:value="17438.9210000001">
            <text:p>17438.9210000001</text:p>
          </table:table-cell>
          <table:table-cell office:value-type="float" office:value="25620.0070000002">
            <text:p>25620.0070000002</text:p>
          </table:table-cell>
          <table:table-cell office:value-type="float" office:value="10806.136">
            <text:p>10806.136</text:p>
          </table:table-cell>
          <table:table-cell office:value-type="float" office:value="1075.708">
            <text:p>1075.708</text:p>
          </table:table-cell>
          <table:table-cell office:value-type="float" office:value="44976.484">
            <text:p>44976.484</text:p>
          </table:table-cell>
          <table:table-cell office:value-type="float" office:value="1229.653">
            <text:p>1229.653</text:p>
          </table:table-cell>
          <table:table-cell office:value-type="float" office:value="10055.002">
            <text:p>10055.002</text:p>
          </table:table-cell>
          <table:table-cell office:value-type="float" office:value="66391.4150000002">
            <text:p>66391.4150000002</text:p>
          </table:table-cell>
        </table:table-row>
        <table:table-row table:style-name="ro1">
          <table:table-cell office:value-type="string">
            <text:p>Duinen Schiermonnikoog</text:p>
          </table:table-cell>
          <table:table-cell office:value-type="float" office:value="456469.253999998">
            <text:p>456469.253999998</text:p>
          </table:table-cell>
          <table:table-cell office:value-type="float" office:value="6407.32199999997">
            <text:p>6407.322</text:p>
          </table:table-cell>
          <table:table-cell office:value-type="float" office:value="891.260999999998">
            <text:p>891.261</text:p>
          </table:table-cell>
          <table:table-cell office:value-type="float" office:value="131676.485999999">
            <text:p>131676.485999999</text:p>
          </table:table-cell>
          <table:table-cell office:value-type="float" office:value="4791.945">
            <text:p>4791.945</text:p>
          </table:table-cell>
          <table:table-cell office:value-type="float" office:value="6407.07899999997">
            <text:p>6407.079</text:p>
          </table:table-cell>
          <table:table-cell office:value-type="float" office:value="9660.40900000001">
            <text:p>9660.409</text:p>
          </table:table-cell>
          <table:table-cell office:value-type="float" office:value="5558.91700000003">
            <text:p>5558.917</text:p>
          </table:table-cell>
          <table:table-cell office:value-type="float" office:value="17722.359">
            <text:p>17722.359</text:p>
          </table:table-cell>
          <table:table-cell office:value-type="float" office:value="124868.85">
            <text:p>124868.85</text:p>
          </table:table-cell>
          <table:table-cell office:value-type="float" office:value="7975.98500000001">
            <text:p>7975.985</text:p>
          </table:table-cell>
          <table:table-cell office:value-type="float" office:value="3685.47799999994">
            <text:p>3685.478</text:p>
          </table:table-cell>
          <table:table-cell office:value-type="float" office:value="12990.1810000001">
            <text:p>12990.1810000001</text:p>
          </table:table-cell>
          <table:table-cell office:value-type="float" office:value="19913.1650000002">
            <text:p>19913.1650000002</text:p>
          </table:table-cell>
          <table:table-cell office:value-type="float" office:value="10924.641">
            <text:p>10924.641</text:p>
          </table:table-cell>
          <table:table-cell office:value-type="float" office:value="1399.647">
            <text:p>1399.647</text:p>
          </table:table-cell>
          <table:table-cell office:value-type="float" office:value="30617.228">
            <text:p>30617.228</text:p>
          </table:table-cell>
          <table:table-cell office:value-type="float" office:value="1472.497">
            <text:p>1472.497</text:p>
          </table:table-cell>
          <table:table-cell office:value-type="float" office:value="5971.81199999999">
            <text:p>5971.812</text:p>
          </table:table-cell>
          <table:table-cell office:value-type="float" office:value="53532.5380000002">
            <text:p>53532.5380000002</text:p>
          </table:table-cell>
        </table:table-row>
        <table:table-row table:style-name="ro4">
          <table:table-cell office:value-type="string">
            <text:p>Duinen Terschelling</text:p>
          </table:table-cell>
          <table:table-cell office:value-type="float" office:value="756617.601000003">
            <text:p>756617.601000003</text:p>
          </table:table-cell>
          <table:table-cell office:value-type="float" office:value="9706.21700000001">
            <text:p>9706.217</text:p>
          </table:table-cell>
          <table:table-cell office:value-type="float" office:value="2507.948">
            <text:p>2507.948</text:p>
          </table:table-cell>
          <table:table-cell office:value-type="float" office:value="181934.913999999">
            <text:p>181934.913999999</text:p>
          </table:table-cell>
          <table:table-cell office:value-type="float" office:value="4189.633">
            <text:p>4189.633</text:p>
          </table:table-cell>
          <table:table-cell office:value-type="float" office:value="7505.419">
            <text:p>7505.419</text:p>
          </table:table-cell>
          <table:table-cell office:value-type="float" office:value="13323.4830000001">
            <text:p>13323.4830000001</text:p>
          </table:table-cell>
          <table:table-cell office:value-type="float" office:value="6328.86699999998">
            <text:p>6328.867</text:p>
          </table:table-cell>
          <table:table-cell office:value-type="float" office:value="21930.985">
            <text:p>21930.985</text:p>
          </table:table-cell>
          <table:table-cell office:value-type="float" office:value="145216.13">
            <text:p>145216.13</text:p>
          </table:table-cell>
          <table:table-cell office:value-type="float" office:value="14858.213">
            <text:p>14858.213</text:p>
          </table:table-cell>
          <table:table-cell office:value-type="float" office:value="10287.7640000002">
            <text:p>10287.7640000002</text:p>
          </table:table-cell>
          <table:table-cell office:value-type="float" office:value="30751.6830000002">
            <text:p>30751.6830000002</text:p>
          </table:table-cell>
          <table:table-cell office:value-type="float" office:value="43701.0680000002">
            <text:p>43701.0680000002</text:p>
          </table:table-cell>
          <table:table-cell office:value-type="float" office:value="19723.076">
            <text:p>19723.076</text:p>
          </table:table-cell>
          <table:table-cell office:value-type="float" office:value="2995.11099999999">
            <text:p>2995.111</text:p>
          </table:table-cell>
          <table:table-cell office:value-type="float" office:value="112951.822">
            <text:p>112951.822</text:p>
          </table:table-cell>
          <table:table-cell office:value-type="float" office:value="6358.98199999999">
            <text:p>6358.982</text:p>
          </table:table-cell>
          <table:table-cell office:value-type="float" office:value="13373.974">
            <text:p>13373.974</text:p>
          </table:table-cell>
          <table:table-cell office:value-type="float" office:value="108970.449">
            <text:p>108970.449</text:p>
          </table:table-cell>
        </table:table-row>
        <table:table-row table:style-name="ro4">
          <table:table-cell office:value-type="string">
            <text:p>Duinen Vlieland</text:p>
          </table:table-cell>
          <table:table-cell office:value-type="float" office:value="189475.356">
            <text:p>189475.356</text:p>
          </table:table-cell>
          <table:table-cell office:value-type="float" office:value="1779.73699999997">
            <text:p>1779.737</text:p>
          </table:table-cell>
          <table:table-cell office:value-type="float" office:value="755.041">
            <text:p>755.041</text:p>
          </table:table-cell>
          <table:table-cell office:value-type="float" office:value="40746.8000000001">
            <text:p>40746.8000000001</text:p>
          </table:table-cell>
          <table:table-cell office:value-type="float" office:value="720.716">
            <text:p>720.716</text:p>
          </table:table-cell>
          <table:table-cell office:value-type="float" office:value="1815.20499999999">
            <text:p>1815.205</text:p>
          </table:table-cell>
          <table:table-cell office:value-type="float" office:value="3952.96199999995">
            <text:p>3952.962</text:p>
          </table:table-cell>
          <table:table-cell office:value-type="float" office:value="1239.53499999999">
            <text:p>1239.535</text:p>
          </table:table-cell>
          <table:table-cell office:value-type="float" office:value="5779.004">
            <text:p>5779.004</text:p>
          </table:table-cell>
          <table:table-cell office:value-type="float" office:value="32575.4670000001">
            <text:p>32575.4670000001</text:p>
          </table:table-cell>
          <table:table-cell office:value-type="float" office:value="4440.91999999999">
            <text:p>4440.92</text:p>
          </table:table-cell>
          <table:table-cell office:value-type="float" office:value="3154.36699999996">
            <text:p>3154.367</text:p>
          </table:table-cell>
          <table:table-cell office:value-type="float" office:value="9545.033">
            <text:p>9545.033</text:p>
          </table:table-cell>
          <table:table-cell office:value-type="float" office:value="12383.927">
            <text:p>12383.927</text:p>
          </table:table-cell>
          <table:table-cell office:value-type="float" office:value="5767.44">
            <text:p>5767.44</text:p>
          </table:table-cell>
          <table:table-cell office:value-type="float" office:value="894.259">
            <text:p>894.259</text:p>
          </table:table-cell>
          <table:table-cell office:value-type="float" office:value="37664.914">
            <text:p>37664.914</text:p>
          </table:table-cell>
          <table:table-cell office:value-type="float" office:value="1689.129">
            <text:p>1689.129</text:p>
          </table:table-cell>
          <table:table-cell office:value-type="float" office:value="3858.86499999999">
            <text:p>3858.865</text:p>
          </table:table-cell>
          <table:table-cell office:value-type="float" office:value="20710.675">
            <text:p>20710.675</text:p>
          </table:table-cell>
        </table:table-row>
        <table:table-row table:style-name="ro4">
          <table:table-cell office:value-type="string">
            <text:p>Dwingelderveld</text:p>
          </table:table-cell>
          <table:table-cell office:value-type="float" office:value="2569906.648">
            <text:p>2569906.648</text:p>
          </table:table-cell>
          <table:table-cell office:value-type="float" office:value="26154.4190000002">
            <text:p>26154.4190000002</text:p>
          </table:table-cell>
          <table:table-cell office:value-type="float" office:value="3691.065">
            <text:p>3691.065</text:p>
          </table:table-cell>
          <table:table-cell office:value-type="float" office:value="684348.586999998">
            <text:p>684348.586999998</text:p>
          </table:table-cell>
          <table:table-cell office:value-type="float" office:value="15029.798">
            <text:p>15029.798</text:p>
          </table:table-cell>
          <table:table-cell office:value-type="float" office:value="50710.3720000001">
            <text:p>50710.3720000001</text:p>
          </table:table-cell>
          <table:table-cell office:value-type="float" office:value="57363.7210000002">
            <text:p>57363.7210000002</text:p>
          </table:table-cell>
          <table:table-cell office:value-type="float" office:value="26309.743">
            <text:p>26309.743</text:p>
          </table:table-cell>
          <table:table-cell office:value-type="float" office:value="182127.429">
            <text:p>182127.429</text:p>
          </table:table-cell>
          <table:table-cell office:value-type="float" office:value="790068.206">
            <text:p>790068.206</text:p>
          </table:table-cell>
          <table:table-cell office:value-type="float" office:value="125772.367">
            <text:p>125772.367</text:p>
          </table:table-cell>
          <table:table-cell office:value-type="float" office:value="11478.2650000002">
            <text:p>11478.2650000002</text:p>
          </table:table-cell>
          <table:table-cell office:value-type="float" office:value="82380.1370000001">
            <text:p>82380.1370000001</text:p>
          </table:table-cell>
          <table:table-cell office:value-type="float" office:value="151536.002">
            <text:p>151536.002</text:p>
          </table:table-cell>
          <table:table-cell office:value-type="float" office:value="50917.671">
            <text:p>50917.671</text:p>
          </table:table-cell>
          <table:table-cell office:value-type="float" office:value="4494.39199999999">
            <text:p>4494.392</text:p>
          </table:table-cell>
          <table:table-cell office:value-type="float" office:value="64649.265">
            <text:p>64649.265</text:p>
          </table:table-cell>
          <table:table-cell office:value-type="float" office:value="2063.961">
            <text:p>2063.961</text:p>
          </table:table-cell>
          <table:table-cell office:value-type="float" office:value="27820.038">
            <text:p>27820.038</text:p>
          </table:table-cell>
          <table:table-cell office:value-type="float" office:value="212989.283">
            <text:p>212989.283</text:p>
          </table:table-cell>
        </table:table-row>
        <table:table-row table:style-name="ro2">
          <table:table-cell office:value-type="string">
            <text:p>Eilandspolder</text:p>
          </table:table-cell>
          <table:table-cell office:value-type="float" office:value="34.803">
            <text:p>34.803</text:p>
          </table:table-cell>
          <table:table-cell office:value-type="float" office:value="1.923">
            <text:p>1.923</text:p>
          </table:table-cell>
          <table:table-cell table:style-name="ce2"/>
          <table:table-cell office:value-type="float" office:value="17.469">
            <text:p>17.469</text:p>
          </table:table-cell>
          <table:table-cell table:style-name="ce2"/>
          <table:table-cell office:value-type="float" office:value="0.143">
            <text:p>0.143</text:p>
          </table:table-cell>
          <table:table-cell office:value-type="float" office:value="0.087">
            <text:p>0.087</text:p>
          </table:table-cell>
          <table:table-cell office:value-type="float" office:value="0.115">
            <text:p>0.115</text:p>
          </table:table-cell>
          <table:table-cell office:value-type="float" office:value="0.8">
            <text:p>0.8</text:p>
          </table:table-cell>
          <table:table-cell office:value-type="float" office:value="3.786">
            <text:p>3.786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3.705">
            <text:p>3.705</text:p>
          </table:table-cell>
          <table:table-cell office:value-type="float" office:value="0.084">
            <text:p>0.084</text:p>
          </table:table-cell>
          <table:table-cell office:value-type="float" office:value="0.217">
            <text:p>0.217</text:p>
          </table:table-cell>
          <table:table-cell office:value-type="float" office:value="0">
            <text:p>0</text:p>
          </table:table-cell>
          <table:table-cell table:number-columns-repeated="2" table:style-name="ce2"/>
          <table:table-cell office:value-type="float" office:value="0.004">
            <text:p>0.004</text:p>
          </table:table-cell>
          <table:table-cell office:value-type="float" office:value="6.467">
            <text:p>6.467</text:p>
          </table:table-cell>
        </table:table-row>
        <table:table-row table:style-name="ro4">
          <table:table-cell office:value-type="string">
            <text:p>Elperstroomgebied</text:p>
          </table:table-cell>
          <table:table-cell office:value-type="float" office:value="4793.808">
            <text:p>4793.808</text:p>
          </table:table-cell>
          <table:table-cell office:value-type="float" office:value="37.189">
            <text:p>37.189</text:p>
          </table:table-cell>
          <table:table-cell office:value-type="float" office:value="0.017">
            <text:p>0.017</text:p>
          </table:table-cell>
          <table:table-cell office:value-type="float" office:value="991.062999999999">
            <text:p>991.063</text:p>
          </table:table-cell>
          <table:table-cell office:value-type="float" office:value="26.902">
            <text:p>26.902</text:p>
          </table:table-cell>
          <table:table-cell office:value-type="float" office:value="150.963">
            <text:p>150.963</text:p>
          </table:table-cell>
          <table:table-cell office:value-type="float" office:value="167.244">
            <text:p>167.244</text:p>
          </table:table-cell>
          <table:table-cell office:value-type="float" office:value="28.044">
            <text:p>28.044</text:p>
          </table:table-cell>
          <table:table-cell office:value-type="float" office:value="566.21">
            <text:p>566.21</text:p>
          </table:table-cell>
          <table:table-cell office:value-type="float" office:value="1377.874">
            <text:p>1377.874</text:p>
          </table:table-cell>
          <table:table-cell office:value-type="float" office:value="265.04">
            <text:p>265.04</text:p>
          </table:table-cell>
          <table:table-cell office:value-type="float" office:value="35.895">
            <text:p>35.895</text:p>
          </table:table-cell>
          <table:table-cell office:value-type="float" office:value="185.813">
            <text:p>185.813</text:p>
          </table:table-cell>
          <table:table-cell office:value-type="float" office:value="82.625">
            <text:p>82.625</text:p>
          </table:table-cell>
          <table:table-cell office:value-type="float" office:value="34.923">
            <text:p>34.923</text:p>
          </table:table-cell>
          <table:table-cell office:value-type="float" office:value="0.136">
            <text:p>0.136</text:p>
          </table:table-cell>
          <table:table-cell office:value-type="float" office:value="11.573">
            <text:p>11.573</text:p>
          </table:table-cell>
          <table:table-cell office:value-type="float" office:value="0.008">
            <text:p>0.008</text:p>
          </table:table-cell>
          <table:table-cell office:value-type="float" office:value="1.467">
            <text:p>1.467</text:p>
          </table:table-cell>
          <table:table-cell office:value-type="float" office:value="830.793">
            <text:p>830.793</text:p>
          </table:table-cell>
        </table:table-row>
        <table:table-row table:style-name="ro4">
          <table:table-cell office:value-type="string">
            <text:p>Engbertsdijksvenen</text:p>
          </table:table-cell>
          <table:table-cell office:value-type="float" office:value="546114.878">
            <text:p>546114.878</text:p>
          </table:table-cell>
          <table:table-cell office:value-type="float" office:value="4373.15699999997">
            <text:p>4373.157</text:p>
          </table:table-cell>
          <table:table-cell office:value-type="float" office:value="714.027999999999">
            <text:p>714.028</text:p>
          </table:table-cell>
          <table:table-cell office:value-type="float" office:value="130998.755">
            <text:p>130998.755</text:p>
          </table:table-cell>
          <table:table-cell office:value-type="float" office:value="4335.617">
            <text:p>4335.617</text:p>
          </table:table-cell>
          <table:table-cell office:value-type="float" office:value="11925.38">
            <text:p>11925.38</text:p>
          </table:table-cell>
          <table:table-cell office:value-type="float" office:value="10152.406">
            <text:p>10152.406</text:p>
          </table:table-cell>
          <table:table-cell office:value-type="float" office:value="6371.224">
            <text:p>6371.224</text:p>
          </table:table-cell>
          <table:table-cell office:value-type="float" office:value="53900.399">
            <text:p>53900.399</text:p>
          </table:table-cell>
          <table:table-cell office:value-type="float" office:value="158893.791">
            <text:p>158893.791</text:p>
          </table:table-cell>
          <table:table-cell office:value-type="float" office:value="53546.7240000001">
            <text:p>53546.7240000001</text:p>
          </table:table-cell>
          <table:table-cell office:value-type="float" office:value="2292.03799999996">
            <text:p>2292.038</text:p>
          </table:table-cell>
          <table:table-cell office:value-type="float" office:value="12342.567">
            <text:p>12342.567</text:p>
          </table:table-cell>
          <table:table-cell office:value-type="float" office:value="28438.0280000003">
            <text:p>28438.0280000003</text:p>
          </table:table-cell>
          <table:table-cell office:value-type="float" office:value="9844.19600000002">
            <text:p>9844.196</text:p>
          </table:table-cell>
          <table:table-cell office:value-type="float" office:value="1060.37">
            <text:p>1060.37</text:p>
          </table:table-cell>
          <table:table-cell office:value-type="float" office:value="10855.228">
            <text:p>10855.228</text:p>
          </table:table-cell>
          <table:table-cell office:value-type="float" office:value="240.064">
            <text:p>240.064</text:p>
          </table:table-cell>
          <table:table-cell office:value-type="float" office:value="5924.25299999999">
            <text:p>5924.253</text:p>
          </table:table-cell>
          <table:table-cell office:value-type="float" office:value="39905.1360000002">
            <text:p>39905.1360000002</text:p>
          </table:table-cell>
        </table:table-row>
        <table:table-row table:style-name="ro4">
          <table:table-cell office:value-type="string">
            <text:p>Fochteloërveen</text:p>
          </table:table-cell>
          <table:table-cell office:value-type="float" office:value="1050552.863">
            <text:p>1050552.863</text:p>
          </table:table-cell>
          <table:table-cell office:value-type="float" office:value="11562.272">
            <text:p>11562.272</text:p>
          </table:table-cell>
          <table:table-cell office:value-type="float" office:value="1608.351">
            <text:p>1608.351</text:p>
          </table:table-cell>
          <table:table-cell office:value-type="float" office:value="314765.117">
            <text:p>314765.117</text:p>
          </table:table-cell>
          <table:table-cell office:value-type="float" office:value="5960.039">
            <text:p>5960.039</text:p>
          </table:table-cell>
          <table:table-cell office:value-type="float" office:value="17890.8610000001">
            <text:p>17890.8610000001</text:p>
          </table:table-cell>
          <table:table-cell office:value-type="float" office:value="24606.1220000002">
            <text:p>24606.1220000002</text:p>
          </table:table-cell>
          <table:table-cell office:value-type="float" office:value="9767.758">
            <text:p>9767.758</text:p>
          </table:table-cell>
          <table:table-cell office:value-type="float" office:value="82337.068">
            <text:p>82337.068</text:p>
          </table:table-cell>
          <table:table-cell office:value-type="float" office:value="307220.851">
            <text:p>307220.851</text:p>
          </table:table-cell>
          <table:table-cell office:value-type="float" office:value="36338.1140000001">
            <text:p>36338.1140000001</text:p>
          </table:table-cell>
          <table:table-cell office:value-type="float" office:value="5688.12699999993">
            <text:p>5688.1269999999</text:p>
          </table:table-cell>
          <table:table-cell office:value-type="float" office:value="26911.7340000002">
            <text:p>26911.7340000002</text:p>
          </table:table-cell>
          <table:table-cell office:value-type="float" office:value="52970.6620000003">
            <text:p>52970.6620000003</text:p>
          </table:table-cell>
          <table:table-cell office:value-type="float" office:value="22071.917">
            <text:p>22071.917</text:p>
          </table:table-cell>
          <table:table-cell office:value-type="float" office:value="2315.12299999999">
            <text:p>2315.123</text:p>
          </table:table-cell>
          <table:table-cell office:value-type="float" office:value="34129.037">
            <text:p>34129.037</text:p>
          </table:table-cell>
          <table:table-cell office:value-type="float" office:value="1074.379">
            <text:p>1074.379</text:p>
          </table:table-cell>
          <table:table-cell office:value-type="float" office:value="12271.111">
            <text:p>12271.111</text:p>
          </table:table-cell>
          <table:table-cell office:value-type="float" office:value="81062.5759999999">
            <text:p>81062.5759999999</text:p>
          </table:table-cell>
        </table:table-row>
        <table:table-row table:style-name="ro2">
          <table:table-cell office:value-type="string">
            <text:p>Geleenbeekdal</text:p>
          </table:table-cell>
          <table:table-cell office:value-type="float" office:value="83713.8780000001">
            <text:p>83713.8780000001</text:p>
          </table:table-cell>
          <table:table-cell office:value-type="float" office:value="770.829999999998">
            <text:p>770.83</text:p>
          </table:table-cell>
          <table:table-cell office:value-type="float" office:value="41.173">
            <text:p>41.173</text:p>
          </table:table-cell>
          <table:table-cell office:value-type="float" office:value="24806.054">
            <text:p>24806.054</text:p>
          </table:table-cell>
          <table:table-cell office:value-type="float" office:value="251.423">
            <text:p>251.423</text:p>
          </table:table-cell>
          <table:table-cell office:value-type="float" office:value="993.552999999999">
            <text:p>993.553</text:p>
          </table:table-cell>
          <table:table-cell office:value-type="float" office:value="3836.931">
            <text:p>3836.931</text:p>
          </table:table-cell>
          <table:table-cell office:value-type="float" office:value="602.210000000001">
            <text:p>602.21</text:p>
          </table:table-cell>
          <table:table-cell office:value-type="float" office:value="3446.763">
            <text:p>3446.763</text:p>
          </table:table-cell>
          <table:table-cell office:value-type="float" office:value="8672.336">
            <text:p>8672.336</text:p>
          </table:table-cell>
          <table:table-cell office:value-type="float" office:value="3809.653">
            <text:p>3809.653</text:p>
          </table:table-cell>
          <table:table-cell office:value-type="float" office:value="298.16">
            <text:p>298.16</text:p>
          </table:table-cell>
          <table:table-cell office:value-type="float" office:value="4549.374">
            <text:p>4549.374</text:p>
          </table:table-cell>
          <table:table-cell office:value-type="float" office:value="11736.553">
            <text:p>11736.553</text:p>
          </table:table-cell>
          <table:table-cell office:value-type="float" office:value="1402.985">
            <text:p>1402.985</text:p>
          </table:table-cell>
          <table:table-cell office:value-type="float" office:value="159.319">
            <text:p>159.319</text:p>
          </table:table-cell>
          <table:table-cell office:value-type="float" office:value="1335.748">
            <text:p>1335.748</text:p>
          </table:table-cell>
          <table:table-cell office:value-type="float" office:value="17.4">
            <text:p>17.4</text:p>
          </table:table-cell>
          <table:table-cell office:value-type="float" office:value="630.282">
            <text:p>630.282</text:p>
          </table:table-cell>
          <table:table-cell office:value-type="float" office:value="16352.825">
            <text:p>16352.825</text:p>
          </table:table-cell>
        </table:table-row>
        <table:table-row table:style-name="ro2">
          <table:table-cell office:value-type="string">
            <text:p>Geuldal</text:p>
          </table:table-cell>
          <table:table-cell office:value-type="float" office:value="705904.821000001">
            <text:p>705904.821000001</text:p>
          </table:table-cell>
          <table:table-cell office:value-type="float" office:value="8458.11800000002">
            <text:p>8458.118</text:p>
          </table:table-cell>
          <table:table-cell office:value-type="float" office:value="1171.037">
            <text:p>1171.037</text:p>
          </table:table-cell>
          <table:table-cell office:value-type="float" office:value="233986.452">
            <text:p>233986.452</text:p>
          </table:table-cell>
          <table:table-cell office:value-type="float" office:value="2177.32">
            <text:p>2177.32</text:p>
          </table:table-cell>
          <table:table-cell office:value-type="float" office:value="10036.166">
            <text:p>10036.166</text:p>
          </table:table-cell>
          <table:table-cell office:value-type="float" office:value="26249.4210000003">
            <text:p>26249.4210000003</text:p>
          </table:table-cell>
          <table:table-cell office:value-type="float" office:value="6360.60999999997">
            <text:p>6360.61</text:p>
          </table:table-cell>
          <table:table-cell office:value-type="float" office:value="28360.941">
            <text:p>28360.941</text:p>
          </table:table-cell>
          <table:table-cell office:value-type="float" office:value="119323.859">
            <text:p>119323.859</text:p>
          </table:table-cell>
          <table:table-cell office:value-type="float" office:value="26812.7000000001">
            <text:p>26812.7000000001</text:p>
          </table:table-cell>
          <table:table-cell office:value-type="float" office:value="2901.27499999996">
            <text:p>2901.275</text:p>
          </table:table-cell>
          <table:table-cell office:value-type="float" office:value="29853.4300000002">
            <text:p>29853.4300000002</text:p>
          </table:table-cell>
          <table:table-cell office:value-type="float" office:value="42678.9810000003">
            <text:p>42678.9810000003</text:p>
          </table:table-cell>
          <table:table-cell office:value-type="float" office:value="12879.676">
            <text:p>12879.676</text:p>
          </table:table-cell>
          <table:table-cell office:value-type="float" office:value="1451.558">
            <text:p>1451.558</text:p>
          </table:table-cell>
          <table:table-cell office:value-type="float" office:value="15451.301">
            <text:p>15451.301</text:p>
          </table:table-cell>
          <table:table-cell office:value-type="float" office:value="279.018">
            <text:p>279.018</text:p>
          </table:table-cell>
          <table:table-cell office:value-type="float" office:value="7473.977">
            <text:p>7473.977</text:p>
          </table:table-cell>
          <table:table-cell office:value-type="float" office:value="129997.835">
            <text:p>129997.835</text:p>
          </table:table-cell>
        </table:table-row>
        <table:table-row table:style-name="ro2">
          <table:table-cell office:value-type="string">
            <text:p>Grensmaas</text:p>
          </table:table-cell>
          <table:table-cell office:value-type="float" office:value="1192.839">
            <text:p>1192.839</text:p>
          </table:table-cell>
          <table:table-cell office:value-type="float" office:value="58.485">
            <text:p>58.485</text:p>
          </table:table-cell>
          <table:table-cell office:value-type="float" office:value="0.198">
            <text:p>0.198</text:p>
          </table:table-cell>
          <table:table-cell office:value-type="float" office:value="332.579">
            <text:p>332.579</text:p>
          </table:table-cell>
          <table:table-cell office:value-type="float" office:value="9.855">
            <text:p>9.855</text:p>
          </table:table-cell>
          <table:table-cell office:value-type="float" office:value="32.826">
            <text:p>32.826</text:p>
          </table:table-cell>
          <table:table-cell office:value-type="float" office:value="17.371">
            <text:p>17.371</text:p>
          </table:table-cell>
          <table:table-cell office:value-type="float" office:value="7.646">
            <text:p>7.646</text:p>
          </table:table-cell>
          <table:table-cell office:value-type="float" office:value="135.288">
            <text:p>135.288</text:p>
          </table:table-cell>
          <table:table-cell office:value-type="float" office:value="78.388">
            <text:p>78.388</text:p>
          </table:table-cell>
          <table:table-cell office:value-type="float" office:value="144.492">
            <text:p>144.492</text:p>
          </table:table-cell>
          <table:table-cell office:value-type="float" office:value="8.166">
            <text:p>8.166</text:p>
          </table:table-cell>
          <table:table-cell office:value-type="float" office:value="85.549">
            <text:p>85.549</text:p>
          </table:table-cell>
          <table:table-cell office:value-type="float" office:value="73.2780000000001">
            <text:p>73.278</text:p>
          </table:table-cell>
          <table:table-cell office:value-type="float" office:value="7.607">
            <text:p>7.607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12.64">
            <text:p>12.64</text:p>
          </table:table-cell>
          <table:table-cell office:value-type="float" office:value="188.31">
            <text:p>188.31</text:p>
          </table:table-cell>
        </table:table-row>
        <table:table-row table:style-name="ro2">
          <table:table-cell office:value-type="string">
            <text:p>Grevelingen</text:p>
          </table:table-cell>
          <table:table-cell office:value-type="float" office:value="434203.25">
            <text:p>434203.25</text:p>
          </table:table-cell>
          <table:table-cell office:value-type="float" office:value="1875.14599999997">
            <text:p>1875.146</text:p>
          </table:table-cell>
          <table:table-cell office:value-type="float" office:value="2005.226">
            <text:p>2005.226</text:p>
          </table:table-cell>
          <table:table-cell office:value-type="float" office:value="108541.401">
            <text:p>108541.401</text:p>
          </table:table-cell>
          <table:table-cell office:value-type="float" office:value="1039.98">
            <text:p>1039.98</text:p>
          </table:table-cell>
          <table:table-cell office:value-type="float" office:value="2916.24499999999">
            <text:p>2916.245</text:p>
          </table:table-cell>
          <table:table-cell office:value-type="float" office:value="20350.1970000002">
            <text:p>20350.1970000002</text:p>
          </table:table-cell>
          <table:table-cell office:value-type="float" office:value="2128.76599999998">
            <text:p>2128.766</text:p>
          </table:table-cell>
          <table:table-cell office:value-type="float" office:value="8228.355">
            <text:p>8228.355</text:p>
          </table:table-cell>
          <table:table-cell office:value-type="float" office:value="36666.299">
            <text:p>36666.299</text:p>
          </table:table-cell>
          <table:table-cell office:value-type="float" office:value="14380.225">
            <text:p>14380.225</text:p>
          </table:table-cell>
          <table:table-cell office:value-type="float" office:value="4350.27900000003">
            <text:p>4350.279</text:p>
          </table:table-cell>
          <table:table-cell office:value-type="float" office:value="20150.4190000002">
            <text:p>20150.4190000002</text:p>
          </table:table-cell>
          <table:table-cell office:value-type="float" office:value="28370.0760000003">
            <text:p>28370.0760000003</text:p>
          </table:table-cell>
          <table:table-cell office:value-type="float" office:value="11790.223">
            <text:p>11790.223</text:p>
          </table:table-cell>
          <table:table-cell office:value-type="float" office:value="1153.794">
            <text:p>1153.794</text:p>
          </table:table-cell>
          <table:table-cell office:value-type="float" office:value="45244.462">
            <text:p>45244.462</text:p>
          </table:table-cell>
          <table:table-cell office:value-type="float" office:value="1108.897">
            <text:p>1108.897</text:p>
          </table:table-cell>
          <table:table-cell office:value-type="float" office:value="13335.858">
            <text:p>13335.858</text:p>
          </table:table-cell>
          <table:table-cell office:value-type="float" office:value="110566.425">
            <text:p>110566.425</text:p>
          </table:table-cell>
        </table:table-row>
        <table:table-row table:style-name="ro2">
          <table:table-cell office:value-type="string">
            <text:p>Groote Gat</text:p>
          </table:table-cell>
          <table:table-cell office:value-type="float" office:value="397.533">
            <text:p>397.533</text:p>
          </table:table-cell>
          <table:table-cell office:value-type="float" office:value="4.074">
            <text:p>4.074</text:p>
          </table:table-cell>
          <table:table-cell office:value-type="float" office:value="0.001">
            <text:p>0.001</text:p>
          </table:table-cell>
          <table:table-cell office:value-type="float" office:value="185.795">
            <text:p>185.795</text:p>
          </table:table-cell>
          <table:table-cell office:value-type="float" office:value="1.078">
            <text:p>1.078</text:p>
          </table:table-cell>
          <table:table-cell office:value-type="float" office:value="1.684">
            <text:p>1.684</text:p>
          </table:table-cell>
          <table:table-cell office:value-type="float" office:value="36.374">
            <text:p>36.374</text:p>
          </table:table-cell>
          <table:table-cell office:value-type="float" office:value="1.124">
            <text:p>1.124</text:p>
          </table:table-cell>
          <table:table-cell office:value-type="float" office:value="8.796">
            <text:p>8.796</text:p>
          </table:table-cell>
          <table:table-cell office:value-type="float" office:value="18.316">
            <text:p>18.316</text:p>
          </table:table-cell>
          <table:table-cell office:value-type="float" office:value="18.801">
            <text:p>18.801</text:p>
          </table:table-cell>
          <table:table-cell office:value-type="float" office:value="0.002">
            <text:p>0.002</text:p>
          </table:table-cell>
          <table:table-cell office:value-type="float" office:value="6.372">
            <text:p>6.372</text:p>
          </table:table-cell>
          <table:table-cell office:value-type="float" office:value="4.514">
            <text:p>4.514</text:p>
          </table:table-cell>
          <table:table-cell office:value-type="float" office:value="3.465">
            <text:p>3.465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Groote Peel</text:p>
          </table:table-cell>
          <table:table-cell office:value-type="float" office:value="926303.996999999">
            <text:p>926303.996999999</text:p>
          </table:table-cell>
          <table:table-cell office:value-type="float" office:value="3887.22599999996">
            <text:p>3887.226</text:p>
          </table:table-cell>
          <table:table-cell office:value-type="float" office:value="1993.47899999999">
            <text:p>1993.479</text:p>
          </table:table-cell>
          <table:table-cell office:value-type="float" office:value="116041.044">
            <text:p>116041.044</text:p>
          </table:table-cell>
          <table:table-cell office:value-type="float" office:value="19668.987">
            <text:p>19668.987</text:p>
          </table:table-cell>
          <table:table-cell office:value-type="float" office:value="44875.3630000003">
            <text:p>44875.3630000003</text:p>
          </table:table-cell>
          <table:table-cell office:value-type="float" office:value="22966.9370000002">
            <text:p>22966.9370000002</text:p>
          </table:table-cell>
          <table:table-cell office:value-type="float" office:value="9323.48600000001">
            <text:p>9323.486</text:p>
          </table:table-cell>
          <table:table-cell office:value-type="float" office:value="220114.552">
            <text:p>220114.552</text:p>
          </table:table-cell>
          <table:table-cell office:value-type="float" office:value="149067.456">
            <text:p>149067.456</text:p>
          </table:table-cell>
          <table:table-cell office:value-type="float" office:value="194431.507">
            <text:p>194431.507</text:p>
          </table:table-cell>
          <table:table-cell office:value-type="float" office:value="2808.29199999995">
            <text:p>2808.292</text:p>
          </table:table-cell>
          <table:table-cell office:value-type="float" office:value="20580.3360000001">
            <text:p>20580.3360000001</text:p>
          </table:table-cell>
          <table:table-cell office:value-type="float" office:value="42493.7780000004">
            <text:p>42493.7780000004</text:p>
          </table:table-cell>
          <table:table-cell office:value-type="float" office:value="12204.791">
            <text:p>12204.791</text:p>
          </table:table-cell>
          <table:table-cell office:value-type="float" office:value="1145.692">
            <text:p>1145.692</text:p>
          </table:table-cell>
          <table:table-cell office:value-type="float" office:value="13518.527">
            <text:p>13518.527</text:p>
          </table:table-cell>
          <table:table-cell office:value-type="float" office:value="251.506">
            <text:p>251.506</text:p>
          </table:table-cell>
          <table:table-cell office:value-type="float" office:value="8591.371">
            <text:p>8591.371</text:p>
          </table:table-cell>
          <table:table-cell office:value-type="float" office:value="42338.2580000002">
            <text:p>42338.2580000002</text:p>
          </table:table-cell>
        </table:table-row>
        <table:table-row table:style-name="ro2">
          <table:table-cell office:value-type="string">
            <text:p>Groote Wielen</text:p>
          </table:table-cell>
          <table:table-cell office:value-type="float" office:value="50709.5">
            <text:p>50709.5</text:p>
          </table:table-cell>
          <table:table-cell office:value-type="float" office:value="853.526999999999">
            <text:p>853.527</text:p>
          </table:table-cell>
          <table:table-cell office:value-type="float" office:value="21.153">
            <text:p>21.153</text:p>
          </table:table-cell>
          <table:table-cell office:value-type="float" office:value="16846.311">
            <text:p>16846.311</text:p>
          </table:table-cell>
          <table:table-cell office:value-type="float" office:value="246.419">
            <text:p>246.419</text:p>
          </table:table-cell>
          <table:table-cell office:value-type="float" office:value="553.965">
            <text:p>553.965</text:p>
          </table:table-cell>
          <table:table-cell office:value-type="float" office:value="449.488">
            <text:p>449.488</text:p>
          </table:table-cell>
          <table:table-cell office:value-type="float" office:value="264.807">
            <text:p>264.807</text:p>
          </table:table-cell>
          <table:table-cell office:value-type="float" office:value="1383.843">
            <text:p>1383.843</text:p>
          </table:table-cell>
          <table:table-cell office:value-type="float" office:value="14360.634">
            <text:p>14360.634</text:p>
          </table:table-cell>
          <table:table-cell office:value-type="float" office:value="360.326">
            <text:p>360.326</text:p>
          </table:table-cell>
          <table:table-cell office:value-type="float" office:value="281.623">
            <text:p>281.623</text:p>
          </table:table-cell>
          <table:table-cell office:value-type="float" office:value="1375.368">
            <text:p>1375.368</text:p>
          </table:table-cell>
          <table:table-cell office:value-type="float" office:value="1741.21399999999">
            <text:p>1741.214</text:p>
          </table:table-cell>
          <table:table-cell office:value-type="float" office:value="896.691999999999">
            <text:p>896.692</text:p>
          </table:table-cell>
          <table:table-cell office:value-type="float" office:value="141.16">
            <text:p>141.16</text:p>
          </table:table-cell>
          <table:table-cell office:value-type="float" office:value="2020.302">
            <text:p>2020.302</text:p>
          </table:table-cell>
          <table:table-cell office:value-type="float" office:value="59.248">
            <text:p>59.248</text:p>
          </table:table-cell>
          <table:table-cell office:value-type="float" office:value="292.646">
            <text:p>292.646</text:p>
          </table:table-cell>
          <table:table-cell office:value-type="float" office:value="8560.44299999999">
            <text:p>8560.443</text:p>
          </table:table-cell>
        </table:table-row>
        <table:table-row table:style-name="ro2">
          <table:table-cell office:value-type="string">
            <text:p>Holtingerveld</text:p>
          </table:table-cell>
          <table:table-cell office:value-type="float" office:value="334277.956">
            <text:p>334277.956</text:p>
          </table:table-cell>
          <table:table-cell office:value-type="float" office:value="4258.89699999995">
            <text:p>4258.897</text:p>
          </table:table-cell>
          <table:table-cell office:value-type="float" office:value="517.581">
            <text:p>517.581</text:p>
          </table:table-cell>
          <table:table-cell office:value-type="float" office:value="98034.0159999999">
            <text:p>98034.0159999999</text:p>
          </table:table-cell>
          <table:table-cell office:value-type="float" office:value="1817.246">
            <text:p>1817.246</text:p>
          </table:table-cell>
          <table:table-cell office:value-type="float" office:value="5751.06699999997">
            <text:p>5751.067</text:p>
          </table:table-cell>
          <table:table-cell office:value-type="float" office:value="7473.904">
            <text:p>7473.904</text:p>
          </table:table-cell>
          <table:table-cell office:value-type="float" office:value="3309.05899999998">
            <text:p>3309.059</text:p>
          </table:table-cell>
          <table:table-cell office:value-type="float" office:value="18186.833">
            <text:p>18186.833</text:p>
          </table:table-cell>
          <table:table-cell office:value-type="float" office:value="103780.229">
            <text:p>103780.229</text:p>
          </table:table-cell>
          <table:table-cell office:value-type="float" office:value="12710.369">
            <text:p>12710.369</text:p>
          </table:table-cell>
          <table:table-cell office:value-type="float" office:value="1689.28899999998">
            <text:p>1689.289</text:p>
          </table:table-cell>
          <table:table-cell office:value-type="float" office:value="8547.49000000001">
            <text:p>8547.49</text:p>
          </table:table-cell>
          <table:table-cell office:value-type="float" office:value="17736.0330000001">
            <text:p>17736.0330000001</text:p>
          </table:table-cell>
          <table:table-cell office:value-type="float" office:value="7131.84900000001">
            <text:p>7131.849</text:p>
          </table:table-cell>
          <table:table-cell office:value-type="float" office:value="640.379000000001">
            <text:p>640.379</text:p>
          </table:table-cell>
          <table:table-cell office:value-type="float" office:value="9396.155">
            <text:p>9396.155</text:p>
          </table:table-cell>
          <table:table-cell office:value-type="float" office:value="230.809">
            <text:p>230.809</text:p>
          </table:table-cell>
          <table:table-cell office:value-type="float" office:value="4096.32299999999">
            <text:p>4096.323</text:p>
          </table:table-cell>
          <table:table-cell office:value-type="float" office:value="28969.0420000001">
            <text:p>28969.0420000001</text:p>
          </table:table-cell>
        </table:table-row>
        <table:table-row table:style-name="ro2">
          <table:table-cell office:value-type="string">
            <text:p>IJsselmeer</text:p>
          </table:table-cell>
          <table:table-cell office:value-type="float" office:value="446.301">
            <text:p>446.301</text:p>
          </table:table-cell>
          <table:table-cell office:value-type="float" office:value="12.001">
            <text:p>12.001</text:p>
          </table:table-cell>
          <table:table-cell office:value-type="float" office:value="0.003">
            <text:p>0.003</text:p>
          </table:table-cell>
          <table:table-cell office:value-type="float" office:value="130.752">
            <text:p>130.752</text:p>
          </table:table-cell>
          <table:table-cell office:value-type="float" office:value="3.225">
            <text:p>3.225</text:p>
          </table:table-cell>
          <table:table-cell office:value-type="float" office:value="8.035">
            <text:p>8.035</text:p>
          </table:table-cell>
          <table:table-cell office:value-type="float" office:value="1.478">
            <text:p>1.478</text:p>
          </table:table-cell>
          <table:table-cell office:value-type="float" office:value="3.737">
            <text:p>3.737</text:p>
          </table:table-cell>
          <table:table-cell office:value-type="float" office:value="20.177">
            <text:p>20.177</text:p>
          </table:table-cell>
          <table:table-cell office:value-type="float" office:value="186.827">
            <text:p>186.827</text:p>
          </table:table-cell>
          <table:table-cell office:value-type="float" office:value="0.608">
            <text:p>0.608</text:p>
          </table:table-cell>
          <table:table-cell office:value-type="float" office:value="1.931">
            <text:p>1.931</text:p>
          </table:table-cell>
          <table:table-cell office:value-type="float" office:value="34.982">
            <text:p>34.982</text:p>
          </table:table-cell>
          <table:table-cell office:value-type="float" office:value="7.937">
            <text:p>7.937</text:p>
          </table:table-cell>
          <table:table-cell office:value-type="float" office:value="2.756">
            <text:p>2.756</text:p>
          </table:table-cell>
          <table:table-cell office:value-type="float" office:value="0.221">
            <text:p>0.221</text:p>
          </table:table-cell>
          <table:table-cell office:value-type="float" office:value="0.7">
            <text:p>0.7</text:p>
          </table:table-cell>
          <table:table-cell office:value-type="float" office:value="0.62">
            <text:p>0.62</text:p>
          </table:table-cell>
          <table:table-cell office:value-type="float" office:value="0.473">
            <text:p>0.473</text:p>
          </table:table-cell>
          <table:table-cell office:value-type="float" office:value="29.824">
            <text:p>29.824</text:p>
          </table:table-cell>
        </table:table-row>
        <table:table-row table:style-name="ro5">
          <table:table-cell office:value-type="string">
            <text:p>Ilperveld, Varkensland, Oostzanerveld &amp; Twiske</text:p>
          </table:table-cell>
          <table:table-cell office:value-type="float" office:value="41423.315">
            <text:p>41423.315</text:p>
          </table:table-cell>
          <table:table-cell office:value-type="float" office:value="916.213999999999">
            <text:p>916.214</text:p>
          </table:table-cell>
          <table:table-cell office:value-type="float" office:value="84.3090000000001">
            <text:p>84.309</text:p>
          </table:table-cell>
          <table:table-cell office:value-type="float" office:value="10404.089">
            <text:p>10404.089</text:p>
          </table:table-cell>
          <table:table-cell office:value-type="float" office:value="60.035">
            <text:p>60.035</text:p>
          </table:table-cell>
          <table:table-cell office:value-type="float" office:value="300.704000000001">
            <text:p>300.704</text:p>
          </table:table-cell>
          <table:table-cell office:value-type="float" office:value="269.913000000001">
            <text:p>269.913</text:p>
          </table:table-cell>
          <table:table-cell office:value-type="float" office:value="317.225">
            <text:p>317.225</text:p>
          </table:table-cell>
          <table:table-cell office:value-type="float" office:value="500.591">
            <text:p>500.591</text:p>
          </table:table-cell>
          <table:table-cell office:value-type="float" office:value="5259.497">
            <text:p>5259.497</text:p>
          </table:table-cell>
          <table:table-cell office:value-type="float" office:value="398.264">
            <text:p>398.264</text:p>
          </table:table-cell>
          <table:table-cell office:value-type="float" office:value="394.948000000001">
            <text:p>394.948</text:p>
          </table:table-cell>
          <table:table-cell office:value-type="float" office:value="3953.275">
            <text:p>3953.275</text:p>
          </table:table-cell>
          <table:table-cell office:value-type="float" office:value="5176.84099999999">
            <text:p>5176.841</text:p>
          </table:table-cell>
          <table:table-cell office:value-type="float" office:value="1120.352">
            <text:p>1120.352</text:p>
          </table:table-cell>
          <table:table-cell office:value-type="float" office:value="427.613">
            <text:p>427.613</text:p>
          </table:table-cell>
          <table:table-cell office:value-type="float" office:value="2718.042">
            <text:p>2718.042</text:p>
          </table:table-cell>
          <table:table-cell office:value-type="float" office:value="62.721">
            <text:p>62.721</text:p>
          </table:table-cell>
          <table:table-cell office:value-type="float" office:value="806.878">
            <text:p>806.878</text:p>
          </table:table-cell>
          <table:table-cell office:value-type="float" office:value="8251.348">
            <text:p>8251.348</text:p>
          </table:table-cell>
        </table:table-row>
        <table:table-row table:style-name="ro1">
          <table:table-cell office:value-type="string">
            <text:p>Kampina &amp; Oisterwijkse Vennen</text:p>
          </table:table-cell>
          <table:table-cell office:value-type="float" office:value="588435.257">
            <text:p>588435.257</text:p>
          </table:table-cell>
          <table:table-cell office:value-type="float" office:value="3337.11299999996">
            <text:p>3337.113</text:p>
          </table:table-cell>
          <table:table-cell office:value-type="float" office:value="1245.561">
            <text:p>1245.561</text:p>
          </table:table-cell>
          <table:table-cell office:value-type="float" office:value="105742.088">
            <text:p>105742.088</text:p>
          </table:table-cell>
          <table:table-cell office:value-type="float" office:value="9789.798">
            <text:p>9789.798</text:p>
          </table:table-cell>
          <table:table-cell office:value-type="float" office:value="17019.6220000001">
            <text:p>17019.6220000001</text:p>
          </table:table-cell>
          <table:table-cell office:value-type="float" office:value="9872.04600000002">
            <text:p>9872.046</text:p>
          </table:table-cell>
          <table:table-cell office:value-type="float" office:value="9796.519">
            <text:p>9796.519</text:p>
          </table:table-cell>
          <table:table-cell office:value-type="float" office:value="66825.917">
            <text:p>66825.917</text:p>
          </table:table-cell>
          <table:table-cell office:value-type="float" office:value="109009.241">
            <text:p>109009.241</text:p>
          </table:table-cell>
          <table:table-cell office:value-type="float" office:value="94483.3140000002">
            <text:p>94483.3140000002</text:p>
          </table:table-cell>
          <table:table-cell office:value-type="float" office:value="2610.11299999997">
            <text:p>2610.113</text:p>
          </table:table-cell>
          <table:table-cell office:value-type="float" office:value="17442.8680000001">
            <text:p>17442.8680000001</text:p>
          </table:table-cell>
          <table:table-cell office:value-type="float" office:value="40162.0290000004">
            <text:p>40162.0290000004</text:p>
          </table:table-cell>
          <table:table-cell office:value-type="float" office:value="11380.225">
            <text:p>11380.225</text:p>
          </table:table-cell>
          <table:table-cell office:value-type="float" office:value="1028.085">
            <text:p>1028.085</text:p>
          </table:table-cell>
          <table:table-cell office:value-type="float" office:value="14252.627">
            <text:p>14252.627</text:p>
          </table:table-cell>
          <table:table-cell office:value-type="float" office:value="268.214">
            <text:p>268.214</text:p>
          </table:table-cell>
          <table:table-cell office:value-type="float" office:value="9862.054">
            <text:p>9862.054</text:p>
          </table:table-cell>
          <table:table-cell office:value-type="float" office:value="64306.768">
            <text:p>64306.768</text:p>
          </table:table-cell>
        </table:table-row>
        <table:table-row table:style-name="ro4">
          <table:table-cell office:value-type="string">
            <text:p>Kempenland-West</text:p>
          </table:table-cell>
          <table:table-cell office:value-type="float" office:value="375632.787">
            <text:p>375632.787</text:p>
          </table:table-cell>
          <table:table-cell office:value-type="float" office:value="2027.22099999998">
            <text:p>2027.221</text:p>
          </table:table-cell>
          <table:table-cell office:value-type="float" office:value="749.454999999999">
            <text:p>749.455</text:p>
          </table:table-cell>
          <table:table-cell office:value-type="float" office:value="54163.1230000002">
            <text:p>54163.1230000002</text:p>
          </table:table-cell>
          <table:table-cell office:value-type="float" office:value="8374.551">
            <text:p>8374.551</text:p>
          </table:table-cell>
          <table:table-cell office:value-type="float" office:value="11267.934">
            <text:p>11267.934</text:p>
          </table:table-cell>
          <table:table-cell office:value-type="float" office:value="6943.83499999999">
            <text:p>6943.835</text:p>
          </table:table-cell>
          <table:table-cell office:value-type="float" office:value="5708.04199999998">
            <text:p>5708.042</text:p>
          </table:table-cell>
          <table:table-cell office:value-type="float" office:value="41896.878">
            <text:p>41896.878</text:p>
          </table:table-cell>
          <table:table-cell office:value-type="float" office:value="81521.151">
            <text:p>81521.151</text:p>
          </table:table-cell>
          <table:table-cell office:value-type="float" office:value="85774.5660000001">
            <text:p>85774.5660000001</text:p>
          </table:table-cell>
          <table:table-cell office:value-type="float" office:value="1471.96499999999">
            <text:p>1471.965</text:p>
          </table:table-cell>
          <table:table-cell office:value-type="float" office:value="9675.67700000003">
            <text:p>9675.677</text:p>
          </table:table-cell>
          <table:table-cell office:value-type="float" office:value="19376.6370000001">
            <text:p>19376.6370000001</text:p>
          </table:table-cell>
          <table:table-cell office:value-type="float" office:value="6191.95499999998">
            <text:p>6191.955</text:p>
          </table:table-cell>
          <table:table-cell office:value-type="float" office:value="608.201">
            <text:p>608.201</text:p>
          </table:table-cell>
          <table:table-cell office:value-type="float" office:value="9118.34700000001">
            <text:p>9118.347</text:p>
          </table:table-cell>
          <table:table-cell office:value-type="float" office:value="158.319">
            <text:p>158.319</text:p>
          </table:table-cell>
          <table:table-cell office:value-type="float" office:value="5273.07799999999">
            <text:p>5273.078</text:p>
          </table:table-cell>
          <table:table-cell office:value-type="float" office:value="25330.7910000001">
            <text:p>25330.7910000001</text:p>
          </table:table-cell>
        </table:table-row>
        <table:table-row table:style-name="ro4">
          <table:table-cell office:value-type="string">
            <text:p>Kennemerland-Zuid</text:p>
          </table:table-cell>
          <table:table-cell office:value-type="float" office:value="2858428.786">
            <text:p>2858428.786</text:p>
          </table:table-cell>
          <table:table-cell office:value-type="float" office:value="23981.2050000001">
            <text:p>23981.2050000001</text:p>
          </table:table-cell>
          <table:table-cell office:value-type="float" office:value="15666.324">
            <text:p>15666.324</text:p>
          </table:table-cell>
          <table:table-cell office:value-type="float" office:value="523333.454">
            <text:p>523333.454</text:p>
          </table:table-cell>
          <table:table-cell office:value-type="float" office:value="7512.476">
            <text:p>7512.476</text:p>
          </table:table-cell>
          <table:table-cell office:value-type="float" office:value="24374.5610000001">
            <text:p>24374.5610000001</text:p>
          </table:table-cell>
          <table:table-cell office:value-type="float" office:value="46952.2770000004">
            <text:p>46952.2770000004</text:p>
          </table:table-cell>
          <table:table-cell office:value-type="float" office:value="28453.0020000001">
            <text:p>28453.0020000001</text:p>
          </table:table-cell>
          <table:table-cell office:value-type="float" office:value="60455.665">
            <text:p>60455.665</text:p>
          </table:table-cell>
          <table:table-cell office:value-type="float" office:value="377813.935000001">
            <text:p>377813.935000001</text:p>
          </table:table-cell>
          <table:table-cell office:value-type="float" office:value="65460.653">
            <text:p>65460.653</text:p>
          </table:table-cell>
          <table:table-cell office:value-type="float" office:value="31337.9400000007">
            <text:p>31337.9400000007</text:p>
          </table:table-cell>
          <table:table-cell office:value-type="float" office:value="204775.175999999">
            <text:p>204775.175999999</text:p>
          </table:table-cell>
          <table:table-cell office:value-type="float" office:value="331420.024999999">
            <text:p>331420.024999999</text:p>
          </table:table-cell>
          <table:table-cell office:value-type="float" office:value="115170.677">
            <text:p>115170.677</text:p>
          </table:table-cell>
          <table:table-cell office:value-type="float" office:value="27869.124">
            <text:p>27869.124</text:p>
          </table:table-cell>
          <table:table-cell office:value-type="float" office:value="298854.649">
            <text:p>298854.649</text:p>
          </table:table-cell>
          <table:table-cell office:value-type="float" office:value="16177.624">
            <text:p>16177.624</text:p>
          </table:table-cell>
          <table:table-cell office:value-type="float" office:value="68395.553">
            <text:p>68395.553</text:p>
          </table:table-cell>
          <table:table-cell office:value-type="float" office:value="590423.065">
            <text:p>590423.065</text:p>
          </table:table-cell>
        </table:table-row>
        <table:table-row table:style-name="ro1">
          <table:table-cell office:value-type="string">
            <text:p>Kolland &amp; Overlangbroek</text:p>
          </table:table-cell>
          <table:table-cell office:value-type="float" office:value="50030.852">
            <text:p>50030.852</text:p>
          </table:table-cell>
          <table:table-cell office:value-type="float" office:value="701.630999999998">
            <text:p>701.631</text:p>
          </table:table-cell>
          <table:table-cell office:value-type="float" office:value="45.086">
            <text:p>45.086</text:p>
          </table:table-cell>
          <table:table-cell office:value-type="float" office:value="16389.442">
            <text:p>16389.442</text:p>
          </table:table-cell>
          <table:table-cell office:value-type="float" office:value="360.765">
            <text:p>360.765</text:p>
          </table:table-cell>
          <table:table-cell office:value-type="float" office:value="1151.971">
            <text:p>1151.971</text:p>
          </table:table-cell>
          <table:table-cell office:value-type="float" office:value="582.673999999999">
            <text:p>582.674</text:p>
          </table:table-cell>
          <table:table-cell office:value-type="float" office:value="984.050999999997">
            <text:p>984.051</text:p>
          </table:table-cell>
          <table:table-cell office:value-type="float" office:value="3296.633">
            <text:p>3296.633</text:p>
          </table:table-cell>
          <table:table-cell office:value-type="float" office:value="10588.487">
            <text:p>10588.487</text:p>
          </table:table-cell>
          <table:table-cell office:value-type="float" office:value="4290.685">
            <text:p>4290.685</text:p>
          </table:table-cell>
          <table:table-cell office:value-type="float" office:value="250.982">
            <text:p>250.982</text:p>
          </table:table-cell>
          <table:table-cell office:value-type="float" office:value="1152.747">
            <text:p>1152.747</text:p>
          </table:table-cell>
          <table:table-cell office:value-type="float" office:value="2824.45099999999">
            <text:p>2824.451</text:p>
          </table:table-cell>
          <table:table-cell office:value-type="float" office:value="831.962999999999">
            <text:p>831.963</text:p>
          </table:table-cell>
          <table:table-cell office:value-type="float" office:value="110.292">
            <text:p>110.292</text:p>
          </table:table-cell>
          <table:table-cell office:value-type="float" office:value="994.777000000001">
            <text:p>994.777</text:p>
          </table:table-cell>
          <table:table-cell office:value-type="float" office:value="14.934">
            <text:p>14.934</text:p>
          </table:table-cell>
          <table:table-cell office:value-type="float" office:value="1297.49">
            <text:p>1297.49</text:p>
          </table:table-cell>
          <table:table-cell office:value-type="float" office:value="4161.44999999999">
            <text:p>4161.45</text:p>
          </table:table-cell>
        </table:table-row>
        <table:table-row table:style-name="ro4">
          <table:table-cell office:value-type="string">
            <text:p>Kop van Schouwen</text:p>
          </table:table-cell>
          <table:table-cell office:value-type="float" office:value="368138.811">
            <text:p>368138.811</text:p>
          </table:table-cell>
          <table:table-cell office:value-type="float" office:value="2150.02899999997">
            <text:p>2150.029</text:p>
          </table:table-cell>
          <table:table-cell office:value-type="float" office:value="1710.916">
            <text:p>1710.916</text:p>
          </table:table-cell>
          <table:table-cell office:value-type="float" office:value="75206.402">
            <text:p>75206.402</text:p>
          </table:table-cell>
          <table:table-cell office:value-type="float" office:value="1044.809">
            <text:p>1044.809</text:p>
          </table:table-cell>
          <table:table-cell office:value-type="float" office:value="2912.47599999999">
            <text:p>2912.476</text:p>
          </table:table-cell>
          <table:table-cell office:value-type="float" office:value="14388.6180000001">
            <text:p>14388.6180000001</text:p>
          </table:table-cell>
          <table:table-cell office:value-type="float" office:value="2202.96699999999">
            <text:p>2202.967</text:p>
          </table:table-cell>
          <table:table-cell office:value-type="float" office:value="9231.06">
            <text:p>9231.06</text:p>
          </table:table-cell>
          <table:table-cell office:value-type="float" office:value="30060.2150000001">
            <text:p>30060.2150000001</text:p>
          </table:table-cell>
          <table:table-cell office:value-type="float" office:value="11442.357">
            <text:p>11442.357</text:p>
          </table:table-cell>
          <table:table-cell office:value-type="float" office:value="3953.95299999999">
            <text:p>3953.953</text:p>
          </table:table-cell>
          <table:table-cell office:value-type="float" office:value="18294.3860000001">
            <text:p>18294.3860000001</text:p>
          </table:table-cell>
          <table:table-cell office:value-type="float" office:value="23117.5490000002">
            <text:p>23117.5490000002</text:p>
          </table:table-cell>
          <table:table-cell office:value-type="float" office:value="10108.934">
            <text:p>10108.934</text:p>
          </table:table-cell>
          <table:table-cell office:value-type="float" office:value="1030.628">
            <text:p>1030.628</text:p>
          </table:table-cell>
          <table:table-cell office:value-type="float" office:value="51202.463">
            <text:p>51202.463</text:p>
          </table:table-cell>
          <table:table-cell office:value-type="float" office:value="1121.652">
            <text:p>1121.652</text:p>
          </table:table-cell>
          <table:table-cell office:value-type="float" office:value="10127.072">
            <text:p>10127.072</text:p>
          </table:table-cell>
          <table:table-cell office:value-type="float" office:value="98831.2669999999">
            <text:p>98831.2669999999</text:p>
          </table:table-cell>
        </table:table-row>
        <table:table-row table:style-name="ro4">
          <table:table-cell office:value-type="string">
            <text:p>Korenburgerveen</text:p>
          </table:table-cell>
          <table:table-cell office:value-type="float" office:value="170782.395">
            <text:p>170782.395</text:p>
          </table:table-cell>
          <table:table-cell office:value-type="float" office:value="1205.76399999999">
            <text:p>1205.764</text:p>
          </table:table-cell>
          <table:table-cell office:value-type="float" office:value="176.716">
            <text:p>176.716</text:p>
          </table:table-cell>
          <table:table-cell office:value-type="float" office:value="34620.708">
            <text:p>34620.708</text:p>
          </table:table-cell>
          <table:table-cell office:value-type="float" office:value="2532.403">
            <text:p>2532.403</text:p>
          </table:table-cell>
          <table:table-cell office:value-type="float" office:value="3635.84799999998">
            <text:p>3635.848</text:p>
          </table:table-cell>
          <table:table-cell office:value-type="float" office:value="2567.45399999998">
            <text:p>2567.454</text:p>
          </table:table-cell>
          <table:table-cell office:value-type="float" office:value="3100.88499999997">
            <text:p>3100.885</text:p>
          </table:table-cell>
          <table:table-cell office:value-type="float" office:value="10750.349">
            <text:p>10750.349</text:p>
          </table:table-cell>
          <table:table-cell office:value-type="float" office:value="45604.5120000001">
            <text:p>45604.5120000001</text:p>
          </table:table-cell>
          <table:table-cell office:value-type="float" office:value="33581.9700000001">
            <text:p>33581.9700000001</text:p>
          </table:table-cell>
          <table:table-cell office:value-type="float" office:value="623.252000000002">
            <text:p>623.252</text:p>
          </table:table-cell>
          <table:table-cell office:value-type="float" office:value="3644.49299999999">
            <text:p>3644.493</text:p>
          </table:table-cell>
          <table:table-cell office:value-type="float" office:value="6907.88899999998">
            <text:p>6907.889</text:p>
          </table:table-cell>
          <table:table-cell office:value-type="float" office:value="2507.662">
            <text:p>2507.662</text:p>
          </table:table-cell>
          <table:table-cell office:value-type="float" office:value="640.122">
            <text:p>640.122</text:p>
          </table:table-cell>
          <table:table-cell office:value-type="float" office:value="2769.418">
            <text:p>2769.418</text:p>
          </table:table-cell>
          <table:table-cell office:value-type="float" office:value="46.667">
            <text:p>46.667</text:p>
          </table:table-cell>
          <table:table-cell office:value-type="float" office:value="1909.156">
            <text:p>1909.156</text:p>
          </table:table-cell>
          <table:table-cell office:value-type="float" office:value="13956.268">
            <text:p>13956.268</text:p>
          </table:table-cell>
        </table:table-row>
        <table:table-row table:style-name="ro4">
          <table:table-cell office:value-type="string">
            <text:p>Krammer-Volkerak</text:p>
          </table:table-cell>
          <table:table-cell office:value-type="float" office:value="135287.344">
            <text:p>135287.344</text:p>
          </table:table-cell>
          <table:table-cell office:value-type="float" office:value="682.783999999996">
            <text:p>682.784</text:p>
          </table:table-cell>
          <table:table-cell office:value-type="float" office:value="498.196">
            <text:p>498.196</text:p>
          </table:table-cell>
          <table:table-cell office:value-type="float" office:value="38928.0040000001">
            <text:p>38928.0040000001</text:p>
          </table:table-cell>
          <table:table-cell office:value-type="float" office:value="417.979">
            <text:p>417.979</text:p>
          </table:table-cell>
          <table:table-cell office:value-type="float" office:value="1321.45">
            <text:p>1321.45</text:p>
          </table:table-cell>
          <table:table-cell office:value-type="float" office:value="7268.37">
            <text:p>7268.37</text:p>
          </table:table-cell>
          <table:table-cell office:value-type="float" office:value="846.762999999998">
            <text:p>846.763</text:p>
          </table:table-cell>
          <table:table-cell office:value-type="float" office:value="4273.054">
            <text:p>4273.054</text:p>
          </table:table-cell>
          <table:table-cell office:value-type="float" office:value="10539.216">
            <text:p>10539.216</text:p>
          </table:table-cell>
          <table:table-cell office:value-type="float" office:value="5808.15899999999">
            <text:p>5808.159</text:p>
          </table:table-cell>
          <table:table-cell office:value-type="float" office:value="1083.864">
            <text:p>1083.864</text:p>
          </table:table-cell>
          <table:table-cell office:value-type="float" office:value="6490.812">
            <text:p>6490.812</text:p>
          </table:table-cell>
          <table:table-cell office:value-type="float" office:value="10497.012">
            <text:p>10497.012</text:p>
          </table:table-cell>
          <table:table-cell office:value-type="float" office:value="3212.449">
            <text:p>3212.449</text:p>
          </table:table-cell>
          <table:table-cell office:value-type="float" office:value="284.79">
            <text:p>284.79</text:p>
          </table:table-cell>
          <table:table-cell office:value-type="float" office:value="9377.48700000001">
            <text:p>9377.487</text:p>
          </table:table-cell>
          <table:table-cell office:value-type="float" office:value="188.193">
            <text:p>188.193</text:p>
          </table:table-cell>
          <table:table-cell office:value-type="float" office:value="7676.17099999999">
            <text:p>7676.171</text:p>
          </table:table-cell>
          <table:table-cell office:value-type="float" office:value="25892.0590000001">
            <text:p>25892.0590000001</text:p>
          </table:table-cell>
        </table:table-row>
        <table:table-row table:style-name="ro2">
          <table:table-cell office:value-type="string">
            <text:p>Kunderberg</text:p>
          </table:table-cell>
          <table:table-cell office:value-type="float" office:value="7959.18100000001">
            <text:p>7959.181</text:p>
          </table:table-cell>
          <table:table-cell office:value-type="float" office:value="109.008">
            <text:p>109.008</text:p>
          </table:table-cell>
          <table:table-cell office:value-type="float" office:value="0.33">
            <text:p>0.33</text:p>
          </table:table-cell>
          <table:table-cell office:value-type="float" office:value="3574.341">
            <text:p>3574.341</text:p>
          </table:table-cell>
          <table:table-cell office:value-type="float" office:value="5.494">
            <text:p>5.494</text:p>
          </table:table-cell>
          <table:table-cell office:value-type="float" office:value="86.753">
            <text:p>86.753</text:p>
          </table:table-cell>
          <table:table-cell office:value-type="float" office:value="750.981">
            <text:p>750.981</text:p>
          </table:table-cell>
          <table:table-cell office:value-type="float" office:value="30.692">
            <text:p>30.692</text:p>
          </table:table-cell>
          <table:table-cell office:value-type="float" office:value="247.968">
            <text:p>247.968</text:p>
          </table:table-cell>
          <table:table-cell office:value-type="float" office:value="878.796">
            <text:p>878.796</text:p>
          </table:table-cell>
          <table:table-cell office:value-type="float" office:value="184.511">
            <text:p>184.511</text:p>
          </table:table-cell>
          <table:table-cell office:value-type="float" office:value="21.575">
            <text:p>21.575</text:p>
          </table:table-cell>
          <table:table-cell office:value-type="float" office:value="263.519">
            <text:p>263.519</text:p>
          </table:table-cell>
          <table:table-cell office:value-type="float" office:value="683.9">
            <text:p>683.9</text:p>
          </table:table-cell>
          <table:table-cell office:value-type="float" office:value="85.565">
            <text:p>85.565</text:p>
          </table:table-cell>
          <table:table-cell office:value-type="float" office:value="5.457">
            <text:p>5.457</text:p>
          </table:table-cell>
          <table:table-cell office:value-type="float" office:value="6.88">
            <text:p>6.88</text:p>
          </table:table-cell>
          <table:table-cell office:value-type="float" office:value="0.001">
            <text:p>0.001</text:p>
          </table:table-cell>
          <table:table-cell office:value-type="float" office:value="2.299">
            <text:p>2.299</text:p>
          </table:table-cell>
          <table:table-cell office:value-type="float" office:value="1021.025">
            <text:p>1021.025</text:p>
          </table:table-cell>
        </table:table-row>
        <table:table-row table:style-name="ro4">
          <table:table-cell office:value-type="string">
            <text:p>Landgoederen Brummen</text:p>
          </table:table-cell>
          <table:table-cell office:value-type="float" office:value="73990.7449999999">
            <text:p>73990.7449999999</text:p>
          </table:table-cell>
          <table:table-cell office:value-type="float" office:value="879.639999999996">
            <text:p>879.64</text:p>
          </table:table-cell>
          <table:table-cell office:value-type="float" office:value="45.344">
            <text:p>45.344</text:p>
          </table:table-cell>
          <table:table-cell office:value-type="float" office:value="20258.473">
            <text:p>20258.473</text:p>
          </table:table-cell>
          <table:table-cell office:value-type="float" office:value="567.495">
            <text:p>567.495</text:p>
          </table:table-cell>
          <table:table-cell office:value-type="float" office:value="1404.97099999999">
            <text:p>1404.971</text:p>
          </table:table-cell>
          <table:table-cell office:value-type="float" office:value="804.987999999999">
            <text:p>804.988</text:p>
          </table:table-cell>
          <table:table-cell office:value-type="float" office:value="801.861999999998">
            <text:p>801.862</text:p>
          </table:table-cell>
          <table:table-cell office:value-type="float" office:value="4724.943">
            <text:p>4724.943</text:p>
          </table:table-cell>
          <table:table-cell office:value-type="float" office:value="19365.452">
            <text:p>19365.452</text:p>
          </table:table-cell>
          <table:table-cell office:value-type="float" office:value="6087.63199999999">
            <text:p>6087.632</text:p>
          </table:table-cell>
          <table:table-cell office:value-type="float" office:value="327.506">
            <text:p>327.506</text:p>
          </table:table-cell>
          <table:table-cell office:value-type="float" office:value="2361.55599999999">
            <text:p>2361.556</text:p>
          </table:table-cell>
          <table:table-cell office:value-type="float" office:value="4519.02399999998">
            <text:p>4519.024</text:p>
          </table:table-cell>
          <table:table-cell office:value-type="float" office:value="1271.487">
            <text:p>1271.487</text:p>
          </table:table-cell>
          <table:table-cell office:value-type="float" office:value="164.551">
            <text:p>164.551</text:p>
          </table:table-cell>
          <table:table-cell office:value-type="float" office:value="1365.835">
            <text:p>1365.835</text:p>
          </table:table-cell>
          <table:table-cell office:value-type="float" office:value="20.137">
            <text:p>20.137</text:p>
          </table:table-cell>
          <table:table-cell office:value-type="float" office:value="1307.802">
            <text:p>1307.802</text:p>
          </table:table-cell>
          <table:table-cell office:value-type="float" office:value="7711.44799999999">
            <text:p>7711.448</text:p>
          </table:table-cell>
        </table:table-row>
        <table:table-row table:style-name="ro4">
          <table:table-cell office:value-type="string">
            <text:p>Landgoederen Oldenzaal</text:p>
          </table:table-cell>
          <table:table-cell office:value-type="float" office:value="131192.906">
            <text:p>131192.906</text:p>
          </table:table-cell>
          <table:table-cell office:value-type="float" office:value="1184.72899999999">
            <text:p>1184.729</text:p>
          </table:table-cell>
          <table:table-cell office:value-type="float" office:value="80.882">
            <text:p>80.882</text:p>
          </table:table-cell>
          <table:table-cell office:value-type="float" office:value="37363.855">
            <text:p>37363.855</text:p>
          </table:table-cell>
          <table:table-cell office:value-type="float" office:value="946.497">
            <text:p>946.497</text:p>
          </table:table-cell>
          <table:table-cell office:value-type="float" office:value="2269.51999999999">
            <text:p>2269.52</text:p>
          </table:table-cell>
          <table:table-cell office:value-type="float" office:value="1142.50899999999">
            <text:p>1142.509</text:p>
          </table:table-cell>
          <table:table-cell office:value-type="float" office:value="1211.28199999999">
            <text:p>1211.282</text:p>
          </table:table-cell>
          <table:table-cell office:value-type="float" office:value="6969.557">
            <text:p>6969.557</text:p>
          </table:table-cell>
          <table:table-cell office:value-type="float" office:value="37275.56">
            <text:p>37275.56</text:p>
          </table:table-cell>
          <table:table-cell office:value-type="float" office:value="11417.254">
            <text:p>11417.254</text:p>
          </table:table-cell>
          <table:table-cell office:value-type="float" office:value="492.879000000001">
            <text:p>492.879</text:p>
          </table:table-cell>
          <table:table-cell office:value-type="float" office:value="3674.47299999999">
            <text:p>3674.473</text:p>
          </table:table-cell>
          <table:table-cell office:value-type="float" office:value="8256.126">
            <text:p>8256.126</text:p>
          </table:table-cell>
          <table:table-cell office:value-type="float" office:value="2412.33399999999">
            <text:p>2412.334</text:p>
          </table:table-cell>
          <table:table-cell office:value-type="float" office:value="201.792">
            <text:p>201.792</text:p>
          </table:table-cell>
          <table:table-cell office:value-type="float" office:value="2252.117">
            <text:p>2252.117</text:p>
          </table:table-cell>
          <table:table-cell office:value-type="float" office:value="38.422">
            <text:p>38.422</text:p>
          </table:table-cell>
          <table:table-cell office:value-type="float" office:value="1187.235">
            <text:p>1187.235</text:p>
          </table:table-cell>
          <table:table-cell office:value-type="float" office:value="12815.113">
            <text:p>12815.113</text:p>
          </table:table-cell>
        </table:table-row>
        <table:table-row table:style-name="ro2">
          <table:table-cell office:value-type="string">
            <text:p>Langstraat</text:p>
          </table:table-cell>
          <table:table-cell office:value-type="float" office:value="5905.55">
            <text:p>5905.55</text:p>
          </table:table-cell>
          <table:table-cell office:value-type="float" office:value="103.831">
            <text:p>103.831</text:p>
          </table:table-cell>
          <table:table-cell office:value-type="float" office:value="13.925">
            <text:p>13.925</text:p>
          </table:table-cell>
          <table:table-cell office:value-type="float" office:value="1369.994">
            <text:p>1369.994</text:p>
          </table:table-cell>
          <table:table-cell office:value-type="float" office:value="49.055">
            <text:p>49.055</text:p>
          </table:table-cell>
          <table:table-cell office:value-type="float" office:value="87.413">
            <text:p>87.413</text:p>
          </table:table-cell>
          <table:table-cell office:value-type="float" office:value="98.685">
            <text:p>98.685</text:p>
          </table:table-cell>
          <table:table-cell office:value-type="float" office:value="128.667">
            <text:p>128.667</text:p>
          </table:table-cell>
          <table:table-cell office:value-type="float" office:value="234.973">
            <text:p>234.973</text:p>
          </table:table-cell>
          <table:table-cell office:value-type="float" office:value="1080.655">
            <text:p>1080.655</text:p>
          </table:table-cell>
          <table:table-cell office:value-type="float" office:value="397.292">
            <text:p>397.292</text:p>
          </table:table-cell>
          <table:table-cell office:value-type="float" office:value="61.951">
            <text:p>61.951</text:p>
          </table:table-cell>
          <table:table-cell office:value-type="float" office:value="306.366">
            <text:p>306.366</text:p>
          </table:table-cell>
          <table:table-cell office:value-type="float" office:value="605.091">
            <text:p>605.091</text:p>
          </table:table-cell>
          <table:table-cell office:value-type="float" office:value="92.457">
            <text:p>92.457</text:p>
          </table:table-cell>
          <table:table-cell office:value-type="float" office:value="2.132">
            <text:p>2.132</text:p>
          </table:table-cell>
          <table:table-cell office:value-type="float" office:value="63.287">
            <text:p>63.287</text:p>
          </table:table-cell>
          <table:table-cell office:value-type="float" office:value="0.17">
            <text:p>0.17</text:p>
          </table:table-cell>
          <table:table-cell office:value-type="float" office:value="69.918">
            <text:p>69.918</text:p>
          </table:table-cell>
          <table:table-cell office:value-type="float" office:value="1139.551">
            <text:p>1139.551</text:p>
          </table:table-cell>
        </table:table-row>
        <table:table-row table:style-name="ro1">
          <table:table-cell office:value-type="string">
            <text:p>Leenderbos, Groote Heide &amp; De Plateaux</text:p>
          </table:table-cell>
          <table:table-cell office:value-type="float" office:value="572066.446999999">
            <text:p>572066.446999999</text:p>
          </table:table-cell>
          <table:table-cell office:value-type="float" office:value="3388.49599999997">
            <text:p>3388.496</text:p>
          </table:table-cell>
          <table:table-cell office:value-type="float" office:value="1357.329">
            <text:p>1357.329</text:p>
          </table:table-cell>
          <table:table-cell office:value-type="float" office:value="90418.2020000003">
            <text:p>90418.2020000003</text:p>
          </table:table-cell>
          <table:table-cell office:value-type="float" office:value="9742.77000000001">
            <text:p>9742.77</text:p>
          </table:table-cell>
          <table:table-cell office:value-type="float" office:value="13581.582">
            <text:p>13581.582</text:p>
          </table:table-cell>
          <table:table-cell office:value-type="float" office:value="12060.7950000001">
            <text:p>12060.7950000001</text:p>
          </table:table-cell>
          <table:table-cell office:value-type="float" office:value="6929.47199999999">
            <text:p>6929.472</text:p>
          </table:table-cell>
          <table:table-cell office:value-type="float" office:value="59538.051">
            <text:p>59538.051</text:p>
          </table:table-cell>
          <table:table-cell office:value-type="float" office:value="106790.88">
            <text:p>106790.88</text:p>
          </table:table-cell>
          <table:table-cell office:value-type="float" office:value="94922.5370000002">
            <text:p>94922.5370000002</text:p>
          </table:table-cell>
          <table:table-cell office:value-type="float" office:value="2632.61599999996">
            <text:p>2632.616</text:p>
          </table:table-cell>
          <table:table-cell office:value-type="float" office:value="19442.7050000001">
            <text:p>19442.7050000001</text:p>
          </table:table-cell>
          <table:table-cell office:value-type="float" office:value="66656.1870000003">
            <text:p>66656.1870000003</text:p>
          </table:table-cell>
          <table:table-cell office:value-type="float" office:value="11833.367">
            <text:p>11833.367</text:p>
          </table:table-cell>
          <table:table-cell office:value-type="float" office:value="1124.822">
            <text:p>1124.822</text:p>
          </table:table-cell>
          <table:table-cell office:value-type="float" office:value="14966.845">
            <text:p>14966.845</text:p>
          </table:table-cell>
          <table:table-cell office:value-type="float" office:value="275.761">
            <text:p>275.761</text:p>
          </table:table-cell>
          <table:table-cell office:value-type="float" office:value="8528.41800000001">
            <text:p>8528.418</text:p>
          </table:table-cell>
          <table:table-cell office:value-type="float" office:value="47874.4440000002">
            <text:p>47874.4440000002</text:p>
          </table:table-cell>
        </table:table-row>
        <table:table-row table:style-name="ro4">
          <table:table-cell office:value-type="string">
            <text:p>Lemselermaten</text:p>
          </table:table-cell>
          <table:table-cell office:value-type="float" office:value="11551.964">
            <text:p>11551.964</text:p>
          </table:table-cell>
          <table:table-cell office:value-type="float" office:value="190.03">
            <text:p>190.03</text:p>
          </table:table-cell>
          <table:table-cell office:value-type="float" office:value="0.506">
            <text:p>0.506</text:p>
          </table:table-cell>
          <table:table-cell office:value-type="float" office:value="3173.038">
            <text:p>3173.038</text:p>
          </table:table-cell>
          <table:table-cell office:value-type="float" office:value="48.087">
            <text:p>48.087</text:p>
          </table:table-cell>
          <table:table-cell office:value-type="float" office:value="227.832">
            <text:p>227.832</text:p>
          </table:table-cell>
          <table:table-cell office:value-type="float" office:value="78.9480000000002">
            <text:p>78.948</text:p>
          </table:table-cell>
          <table:table-cell office:value-type="float" office:value="129.005">
            <text:p>129.005</text:p>
          </table:table-cell>
          <table:table-cell office:value-type="float" office:value="592.523">
            <text:p>592.523</text:p>
          </table:table-cell>
          <table:table-cell office:value-type="float" office:value="3828.877">
            <text:p>3828.877</text:p>
          </table:table-cell>
          <table:table-cell office:value-type="float" office:value="1542.9">
            <text:p>1542.9</text:p>
          </table:table-cell>
          <table:table-cell office:value-type="float" office:value="41.607">
            <text:p>41.607</text:p>
          </table:table-cell>
          <table:table-cell office:value-type="float" office:value="328.469">
            <text:p>328.469</text:p>
          </table:table-cell>
          <table:table-cell office:value-type="float" office:value="380.299">
            <text:p>380.299</text:p>
          </table:table-cell>
          <table:table-cell office:value-type="float" office:value="152.821">
            <text:p>152.821</text:p>
          </table:table-cell>
          <table:table-cell office:value-type="float" office:value="2.622">
            <text:p>2.622</text:p>
          </table:table-cell>
          <table:table-cell office:value-type="float" office:value="20.061">
            <text:p>20.061</text:p>
          </table:table-cell>
          <table:table-cell office:value-type="float" office:value="0.039">
            <text:p>0.039</text:p>
          </table:table-cell>
          <table:table-cell office:value-type="float" office:value="5.399">
            <text:p>5.399</text:p>
          </table:table-cell>
          <table:table-cell office:value-type="float" office:value="808.723">
            <text:p>808.723</text:p>
          </table:table-cell>
        </table:table-row>
        <table:table-row table:style-name="ro2">
          <table:table-cell office:value-type="string">
            <text:p>Leudal</text:p>
          </table:table-cell>
          <table:table-cell office:value-type="float" office:value="50964.77">
            <text:p>50964.77</text:p>
          </table:table-cell>
          <table:table-cell office:value-type="float" office:value="228.085">
            <text:p>228.085</text:p>
          </table:table-cell>
          <table:table-cell office:value-type="float" office:value="93.588">
            <text:p>93.588</text:p>
          </table:table-cell>
          <table:table-cell office:value-type="float" office:value="6522.58400000001">
            <text:p>6522.584</text:p>
          </table:table-cell>
          <table:table-cell office:value-type="float" office:value="628.009">
            <text:p>628.009</text:p>
          </table:table-cell>
          <table:table-cell office:value-type="float" office:value="2111.159">
            <text:p>2111.159</text:p>
          </table:table-cell>
          <table:table-cell office:value-type="float" office:value="2104.541">
            <text:p>2104.541</text:p>
          </table:table-cell>
          <table:table-cell office:value-type="float" office:value="676.808">
            <text:p>676.808</text:p>
          </table:table-cell>
          <table:table-cell office:value-type="float" office:value="10789.12">
            <text:p>10789.12</text:p>
          </table:table-cell>
          <table:table-cell office:value-type="float" office:value="5858.196">
            <text:p>5858.196</text:p>
          </table:table-cell>
          <table:table-cell office:value-type="float" office:value="10274.548">
            <text:p>10274.548</text:p>
          </table:table-cell>
          <table:table-cell office:value-type="float" office:value="223.009">
            <text:p>223.009</text:p>
          </table:table-cell>
          <table:table-cell office:value-type="float" office:value="2060.298">
            <text:p>2060.298</text:p>
          </table:table-cell>
          <table:table-cell office:value-type="float" office:value="2468.30599999999">
            <text:p>2468.306</text:p>
          </table:table-cell>
          <table:table-cell office:value-type="float" office:value="709.889999999999">
            <text:p>709.89</text:p>
          </table:table-cell>
          <table:table-cell office:value-type="float" office:value="53.025">
            <text:p>53.025</text:p>
          </table:table-cell>
          <table:table-cell office:value-type="float" office:value="596.367">
            <text:p>596.367</text:p>
          </table:table-cell>
          <table:table-cell office:value-type="float" office:value="5.46499999999999">
            <text:p>5.465</text:p>
          </table:table-cell>
          <table:table-cell office:value-type="float" office:value="514.765">
            <text:p>514.765</text:p>
          </table:table-cell>
          <table:table-cell office:value-type="float" office:value="5046.70099999999">
            <text:p>5046.701</text:p>
          </table:table-cell>
        </table:table-row>
        <table:table-row table:style-name="ro4">
          <table:table-cell office:value-type="string">
            <text:p>Lieftinghsbroek</text:p>
          </table:table-cell>
          <table:table-cell office:value-type="float" office:value="6165.471">
            <text:p>6165.471</text:p>
          </table:table-cell>
          <table:table-cell office:value-type="float" office:value="39.498">
            <text:p>39.498</text:p>
          </table:table-cell>
          <table:table-cell office:value-type="float" office:value="0.006">
            <text:p>0.006</text:p>
          </table:table-cell>
          <table:table-cell office:value-type="float" office:value="1213.046">
            <text:p>1213.046</text:p>
          </table:table-cell>
          <table:table-cell office:value-type="float" office:value="43.168">
            <text:p>43.168</text:p>
          </table:table-cell>
          <table:table-cell office:value-type="float" office:value="125.23">
            <text:p>125.23</text:p>
          </table:table-cell>
          <table:table-cell office:value-type="float" office:value="1031.64">
            <text:p>1031.64</text:p>
          </table:table-cell>
          <table:table-cell office:value-type="float" office:value="35.843">
            <text:p>35.843</text:p>
          </table:table-cell>
          <table:table-cell office:value-type="float" office:value="516.148">
            <text:p>516.148</text:p>
          </table:table-cell>
          <table:table-cell office:value-type="float" office:value="1688.058">
            <text:p>1688.058</text:p>
          </table:table-cell>
          <table:table-cell office:value-type="float" office:value="527.308">
            <text:p>527.308</text:p>
          </table:table-cell>
          <table:table-cell office:value-type="float" office:value="40.75">
            <text:p>40.75</text:p>
          </table:table-cell>
          <table:table-cell office:value-type="float" office:value="193.564">
            <text:p>193.564</text:p>
          </table:table-cell>
          <table:table-cell office:value-type="float" office:value="60.873">
            <text:p>60.873</text:p>
          </table:table-cell>
          <table:table-cell office:value-type="float" office:value="63.294">
            <text:p>63.294</text:p>
          </table:table-cell>
          <table:table-cell office:value-type="float" office:value="0.487">
            <text:p>0.487</text:p>
          </table:table-cell>
          <table:table-cell office:value-type="float" office:value="11.766">
            <text:p>11.766</text:p>
          </table:table-cell>
          <table:table-cell office:value-type="float" office:value="0.009">
            <text:p>0.009</text:p>
          </table:table-cell>
          <table:table-cell office:value-type="float" office:value="1.228">
            <text:p>1.228</text:p>
          </table:table-cell>
          <table:table-cell office:value-type="float" office:value="573.503">
            <text:p>573.503</text:p>
          </table:table-cell>
        </table:table-row>
        <table:table-row table:style-name="ro1">
          <table:table-cell office:value-type="string">
            <text:p>Lingegebied &amp; Diefdijk-Zuid</text:p>
          </table:table-cell>
          <table:table-cell office:value-type="float" office:value="126813.034">
            <text:p>126813.034</text:p>
          </table:table-cell>
          <table:table-cell office:value-type="float" office:value="1678.97299999998">
            <text:p>1678.973</text:p>
          </table:table-cell>
          <table:table-cell office:value-type="float" office:value="292.987">
            <text:p>292.987</text:p>
          </table:table-cell>
          <table:table-cell office:value-type="float" office:value="37254.1820000001">
            <text:p>37254.1820000001</text:p>
          </table:table-cell>
          <table:table-cell office:value-type="float" office:value="703.326">
            <text:p>703.326</text:p>
          </table:table-cell>
          <table:table-cell office:value-type="float" office:value="2729.91799999999">
            <text:p>2729.918</text:p>
          </table:table-cell>
          <table:table-cell office:value-type="float" office:value="1920.73099999999">
            <text:p>1920.731</text:p>
          </table:table-cell>
          <table:table-cell office:value-type="float" office:value="1750.00099999999">
            <text:p>1750.001</text:p>
          </table:table-cell>
          <table:table-cell office:value-type="float" office:value="7945.61200000001">
            <text:p>7945.612</text:p>
          </table:table-cell>
          <table:table-cell office:value-type="float" office:value="26170.258">
            <text:p>26170.258</text:p>
          </table:table-cell>
          <table:table-cell office:value-type="float" office:value="5308.939">
            <text:p>5308.939</text:p>
          </table:table-cell>
          <table:table-cell office:value-type="float" office:value="670.886000000002">
            <text:p>670.886</text:p>
          </table:table-cell>
          <table:table-cell office:value-type="float" office:value="4098.51299999999">
            <text:p>4098.513</text:p>
          </table:table-cell>
          <table:table-cell office:value-type="float" office:value="11105.363">
            <text:p>11105.363</text:p>
          </table:table-cell>
          <table:table-cell office:value-type="float" office:value="2675.404">
            <text:p>2675.404</text:p>
          </table:table-cell>
          <table:table-cell office:value-type="float" office:value="404.741">
            <text:p>404.741</text:p>
          </table:table-cell>
          <table:table-cell office:value-type="float" office:value="3355.804">
            <text:p>3355.804</text:p>
          </table:table-cell>
          <table:table-cell office:value-type="float" office:value="58.21">
            <text:p>58.21</text:p>
          </table:table-cell>
          <table:table-cell office:value-type="float" office:value="3924.556">
            <text:p>3924.556</text:p>
          </table:table-cell>
          <table:table-cell office:value-type="float" office:value="14763.953">
            <text:p>14763.953</text:p>
          </table:table-cell>
        </table:table-row>
        <table:table-row table:style-name="ro5">
          <table:table-cell office:value-type="string">
            <text:p>Loevestein, Pompveld &amp; Kornsche Boezem</text:p>
          </table:table-cell>
          <table:table-cell office:value-type="float" office:value="40481.33">
            <text:p>40481.33</text:p>
          </table:table-cell>
          <table:table-cell office:value-type="float" office:value="422.954000000001">
            <text:p>422.954</text:p>
          </table:table-cell>
          <table:table-cell office:value-type="float" office:value="83.581">
            <text:p>83.581</text:p>
          </table:table-cell>
          <table:table-cell office:value-type="float" office:value="10722.733">
            <text:p>10722.733</text:p>
          </table:table-cell>
          <table:table-cell office:value-type="float" office:value="231.438">
            <text:p>231.438</text:p>
          </table:table-cell>
          <table:table-cell office:value-type="float" office:value="732.064999999999">
            <text:p>732.065</text:p>
          </table:table-cell>
          <table:table-cell office:value-type="float" office:value="1089.71">
            <text:p>1089.71</text:p>
          </table:table-cell>
          <table:table-cell office:value-type="float" office:value="604.192">
            <text:p>604.192</text:p>
          </table:table-cell>
          <table:table-cell office:value-type="float" office:value="1869.485">
            <text:p>1869.485</text:p>
          </table:table-cell>
          <table:table-cell office:value-type="float" office:value="8044.105">
            <text:p>8044.105</text:p>
          </table:table-cell>
          <table:table-cell office:value-type="float" office:value="2019.826">
            <text:p>2019.826</text:p>
          </table:table-cell>
          <table:table-cell office:value-type="float" office:value="296.939">
            <text:p>296.939</text:p>
          </table:table-cell>
          <table:table-cell office:value-type="float" office:value="1455.08">
            <text:p>1455.08</text:p>
          </table:table-cell>
          <table:table-cell office:value-type="float" office:value="3081.09699999999">
            <text:p>3081.097</text:p>
          </table:table-cell>
          <table:table-cell office:value-type="float" office:value="835.889999999997">
            <text:p>835.89</text:p>
          </table:table-cell>
          <table:table-cell office:value-type="float" office:value="108.012">
            <text:p>108.012</text:p>
          </table:table-cell>
          <table:table-cell office:value-type="float" office:value="1163.454">
            <text:p>1163.454</text:p>
          </table:table-cell>
          <table:table-cell office:value-type="float" office:value="18.9">
            <text:p>18.9</text:p>
          </table:table-cell>
          <table:table-cell office:value-type="float" office:value="2018.761">
            <text:p>2018.761</text:p>
          </table:table-cell>
          <table:table-cell office:value-type="float" office:value="5682.62099999999">
            <text:p>5682.621</text:p>
          </table:table-cell>
        </table:table-row>
        <table:table-row table:style-name="ro2">
          <table:table-cell office:value-type="string">
            <text:p>Lonnekermeer</text:p>
          </table:table-cell>
          <table:table-cell office:value-type="float" office:value="7946.61800000001">
            <text:p>7946.618</text:p>
          </table:table-cell>
          <table:table-cell office:value-type="float" office:value="63.424">
            <text:p>63.424</text:p>
          </table:table-cell>
          <table:table-cell office:value-type="float" office:value="0.545">
            <text:p>0.545</text:p>
          </table:table-cell>
          <table:table-cell office:value-type="float" office:value="1754.584">
            <text:p>1754.584</text:p>
          </table:table-cell>
          <table:table-cell office:value-type="float" office:value="44.978">
            <text:p>44.978</text:p>
          </table:table-cell>
          <table:table-cell office:value-type="float" office:value="134.774">
            <text:p>134.774</text:p>
          </table:table-cell>
          <table:table-cell office:value-type="float" office:value="43.836">
            <text:p>43.836</text:p>
          </table:table-cell>
          <table:table-cell office:value-type="float" office:value="100.01">
            <text:p>100.01</text:p>
          </table:table-cell>
          <table:table-cell office:value-type="float" office:value="488.439">
            <text:p>488.439</text:p>
          </table:table-cell>
          <table:table-cell office:value-type="float" office:value="1904.436">
            <text:p>1904.436</text:p>
          </table:table-cell>
          <table:table-cell office:value-type="float" office:value="963.037">
            <text:p>963.037</text:p>
          </table:table-cell>
          <table:table-cell office:value-type="float" office:value="33.611">
            <text:p>33.611</text:p>
          </table:table-cell>
          <table:table-cell office:value-type="float" office:value="429.816">
            <text:p>429.816</text:p>
          </table:table-cell>
          <table:table-cell office:value-type="float" office:value="757.501">
            <text:p>757.501</text:p>
          </table:table-cell>
          <table:table-cell office:value-type="float" office:value="123.954">
            <text:p>123.954</text:p>
          </table:table-cell>
          <table:table-cell office:value-type="float" office:value="2.867">
            <text:p>2.867</text:p>
          </table:table-cell>
          <table:table-cell office:value-type="float" office:value="11.936">
            <text:p>11.936</text:p>
          </table:table-cell>
          <table:table-cell office:value-type="float" office:value="0.03">
            <text:p>0.03</text:p>
          </table:table-cell>
          <table:table-cell office:value-type="float" office:value="5.502">
            <text:p>5.502</text:p>
          </table:table-cell>
          <table:table-cell office:value-type="float" office:value="1083.306">
            <text:p>1083.306</text:p>
          </table:table-cell>
        </table:table-row>
        <table:table-row table:style-name="ro5">
          <table:table-cell office:value-type="string">
            <text:p>Loonse en Drunense Duinen &amp; Leemkuilen</text:p>
          </table:table-cell>
          <table:table-cell office:value-type="float" office:value="579233.900999998">
            <text:p>579233.900999998</text:p>
          </table:table-cell>
          <table:table-cell office:value-type="float" office:value="4340.40799999996">
            <text:p>4340.408</text:p>
          </table:table-cell>
          <table:table-cell office:value-type="float" office:value="1806.37">
            <text:p>1806.37</text:p>
          </table:table-cell>
          <table:table-cell office:value-type="float" office:value="114013.367">
            <text:p>114013.367</text:p>
          </table:table-cell>
          <table:table-cell office:value-type="float" office:value="6965.037">
            <text:p>6965.037</text:p>
          </table:table-cell>
          <table:table-cell office:value-type="float" office:value="11202.331">
            <text:p>11202.331</text:p>
          </table:table-cell>
          <table:table-cell office:value-type="float" office:value="10763.314">
            <text:p>10763.314</text:p>
          </table:table-cell>
          <table:table-cell office:value-type="float" office:value="11224.796">
            <text:p>11224.796</text:p>
          </table:table-cell>
          <table:table-cell office:value-type="float" office:value="41199.333">
            <text:p>41199.333</text:p>
          </table:table-cell>
          <table:table-cell office:value-type="float" office:value="115596.847">
            <text:p>115596.847</text:p>
          </table:table-cell>
          <table:table-cell office:value-type="float" office:value="68744.3040000001">
            <text:p>68744.3040000001</text:p>
          </table:table-cell>
          <table:table-cell office:value-type="float" office:value="3303.47499999996">
            <text:p>3303.475</text:p>
          </table:table-cell>
          <table:table-cell office:value-type="float" office:value="26234.9840000002">
            <text:p>26234.9840000002</text:p>
          </table:table-cell>
          <table:table-cell office:value-type="float" office:value="47811.4410000003">
            <text:p>47811.4410000003</text:p>
          </table:table-cell>
          <table:table-cell office:value-type="float" office:value="14297.611">
            <text:p>14297.611</text:p>
          </table:table-cell>
          <table:table-cell office:value-type="float" office:value="1205.222">
            <text:p>1205.222</text:p>
          </table:table-cell>
          <table:table-cell office:value-type="float" office:value="17435.259">
            <text:p>17435.259</text:p>
          </table:table-cell>
          <table:table-cell office:value-type="float" office:value="337.995">
            <text:p>337.995</text:p>
          </table:table-cell>
          <table:table-cell office:value-type="float" office:value="13133.557">
            <text:p>13133.557</text:p>
          </table:table-cell>
          <table:table-cell office:value-type="float" office:value="69616.9970000002">
            <text:p>69616.9970000002</text:p>
          </table:table-cell>
        </table:table-row>
        <table:table-row table:style-name="ro4">
          <table:table-cell office:value-type="string">
            <text:p>Maas bij Eijsden</text:p>
          </table:table-cell>
          <table:table-cell office:value-type="float" office:value="99.667">
            <text:p>99.667</text:p>
          </table:table-cell>
          <table:table-cell office:value-type="float" office:value="0.93">
            <text:p>0.93</text:p>
          </table:table-cell>
          <table:table-cell table:style-name="ce2"/>
          <table:table-cell office:value-type="float" office:value="12.49">
            <text:p>12.49</text:p>
          </table:table-cell>
          <table:table-cell office:value-type="float" office:value="0.01">
            <text:p>0.01</text:p>
          </table:table-cell>
          <table:table-cell office:value-type="float" office:value="1.126">
            <text:p>1.126</text:p>
          </table:table-cell>
          <table:table-cell office:value-type="float" office:value="0.935">
            <text:p>0.935</text:p>
          </table:table-cell>
          <table:table-cell office:value-type="float" office:value="0.667">
            <text:p>0.667</text:p>
          </table:table-cell>
          <table:table-cell office:value-type="float" office:value="3.047">
            <text:p>3.047</text:p>
          </table:table-cell>
          <table:table-cell office:value-type="float" office:value="14.944">
            <text:p>14.944</text:p>
          </table:table-cell>
          <table:table-cell office:value-type="float" office:value="0.011">
            <text:p>0.011</text:p>
          </table:table-cell>
          <table:table-cell office:value-type="float" office:value="0.005">
            <text:p>0.005</text:p>
          </table:table-cell>
          <table:table-cell office:value-type="float" office:value="26.075">
            <text:p>26.075</text:p>
          </table:table-cell>
          <table:table-cell office:value-type="float" office:value="13.704">
            <text:p>13.704</text:p>
          </table:table-cell>
          <table:table-cell office:value-type="float" office:value="2.368">
            <text:p>2.368</text:p>
          </table:table-cell>
          <table:table-cell office:value-type="float" office:value="0.003">
            <text:p>0.003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float" office:value="2.611">
            <text:p>2.611</text:p>
          </table:table-cell>
          <table:table-cell office:value-type="float" office:value="20.688">
            <text:p>20.688</text:p>
          </table:table-cell>
        </table:table-row>
        <table:table-row table:style-name="ro2">
          <table:table-cell office:value-type="string">
            <text:p>Maasduinen</text:p>
          </table:table-cell>
          <table:table-cell office:value-type="float" office:value="3668074.629">
            <text:p>3668074.629</text:p>
          </table:table-cell>
          <table:table-cell office:value-type="float" office:value="19112.3990000001">
            <text:p>19112.3990000001</text:p>
          </table:table-cell>
          <table:table-cell office:value-type="float" office:value="10379.806">
            <text:p>10379.806</text:p>
          </table:table-cell>
          <table:table-cell office:value-type="float" office:value="567703.316999999">
            <text:p>567703.316999999</text:p>
          </table:table-cell>
          <table:table-cell office:value-type="float" office:value="66684.175">
            <text:p>66684.175</text:p>
          </table:table-cell>
          <table:table-cell office:value-type="float" office:value="142308.751999999">
            <text:p>142308.751999999</text:p>
          </table:table-cell>
          <table:table-cell office:value-type="float" office:value="97318.3180000006">
            <text:p>97318.3180000006</text:p>
          </table:table-cell>
          <table:table-cell office:value-type="float" office:value="50546.9580000002">
            <text:p>50546.9580000002</text:p>
          </table:table-cell>
          <table:table-cell office:value-type="float" office:value="483872.995">
            <text:p>483872.995</text:p>
          </table:table-cell>
          <table:table-cell office:value-type="float" office:value="587812.741000001">
            <text:p>587812.741000001</text:p>
          </table:table-cell>
          <table:table-cell office:value-type="float" office:value="859439.409000001">
            <text:p>859439.409000001</text:p>
          </table:table-cell>
          <table:table-cell office:value-type="float" office:value="12945.4560000003">
            <text:p>12945.4560000003</text:p>
          </table:table-cell>
          <table:table-cell office:value-type="float" office:value="104667.695">
            <text:p>104667.695</text:p>
          </table:table-cell>
          <table:table-cell office:value-type="float" office:value="198878.570999998">
            <text:p>198878.570999998</text:p>
          </table:table-cell>
          <table:table-cell office:value-type="float" office:value="65108.9289999999">
            <text:p>65108.9289999999</text:p>
          </table:table-cell>
          <table:table-cell office:value-type="float" office:value="7976.387">
            <text:p>7976.387</text:p>
          </table:table-cell>
          <table:table-cell office:value-type="float" office:value="61723.934">
            <text:p>61723.934</text:p>
          </table:table-cell>
          <table:table-cell office:value-type="float" office:value="1426.404">
            <text:p>1426.404</text:p>
          </table:table-cell>
          <table:table-cell office:value-type="float" office:value="65771.2800000001">
            <text:p>65771.2800000001</text:p>
          </table:table-cell>
          <table:table-cell office:value-type="float" office:value="264395.326999999">
            <text:p>264395.326999999</text:p>
          </table:table-cell>
        </table:table-row>
        <table:table-row table:style-name="ro1">
          <table:table-cell office:value-type="string">
            <text:p>Manteling van Walcheren</text:p>
          </table:table-cell>
          <table:table-cell office:value-type="float" office:value="126351.515">
            <text:p>126351.515</text:p>
          </table:table-cell>
          <table:table-cell office:value-type="float" office:value="849.72999999999">
            <text:p>849.73</text:p>
          </table:table-cell>
          <table:table-cell office:value-type="float" office:value="476.926000000001">
            <text:p>476.926</text:p>
          </table:table-cell>
          <table:table-cell office:value-type="float" office:value="38090.7200000001">
            <text:p>38090.7200000001</text:p>
          </table:table-cell>
          <table:table-cell office:value-type="float" office:value="324.741">
            <text:p>324.741</text:p>
          </table:table-cell>
          <table:table-cell office:value-type="float" office:value="1907.83699999999">
            <text:p>1907.837</text:p>
          </table:table-cell>
          <table:table-cell office:value-type="float" office:value="6488.96099999999">
            <text:p>6488.961</text:p>
          </table:table-cell>
          <table:table-cell office:value-type="float" office:value="995.786999999999">
            <text:p>995.787</text:p>
          </table:table-cell>
          <table:table-cell office:value-type="float" office:value="6046.883">
            <text:p>6046.883</text:p>
          </table:table-cell>
          <table:table-cell office:value-type="float" office:value="12110.185">
            <text:p>12110.185</text:p>
          </table:table-cell>
          <table:table-cell office:value-type="float" office:value="5181.877">
            <text:p>5181.877</text:p>
          </table:table-cell>
          <table:table-cell office:value-type="float" office:value="1100.481">
            <text:p>1100.481</text:p>
          </table:table-cell>
          <table:table-cell office:value-type="float" office:value="5393.73999999999">
            <text:p>5393.74</text:p>
          </table:table-cell>
          <table:table-cell office:value-type="float" office:value="6315.76599999998">
            <text:p>6315.766</text:p>
          </table:table-cell>
          <table:table-cell office:value-type="float" office:value="2795.739">
            <text:p>2795.739</text:p>
          </table:table-cell>
          <table:table-cell office:value-type="float" office:value="261.076">
            <text:p>261.076</text:p>
          </table:table-cell>
          <table:table-cell office:value-type="float" office:value="16551.135">
            <text:p>16551.135</text:p>
          </table:table-cell>
          <table:table-cell office:value-type="float" office:value="333.762">
            <text:p>333.762</text:p>
          </table:table-cell>
          <table:table-cell office:value-type="float" office:value="3028.138">
            <text:p>3028.138</text:p>
          </table:table-cell>
          <table:table-cell office:value-type="float" office:value="18097.5050000001">
            <text:p>18097.5050000001</text:p>
          </table:table-cell>
        </table:table-row>
        <table:table-row table:style-name="ro2">
          <table:table-cell office:value-type="string">
            <text:p>Mantingerbos</text:p>
          </table:table-cell>
          <table:table-cell office:value-type="float" office:value="11423.64">
            <text:p>11423.64</text:p>
          </table:table-cell>
          <table:table-cell office:value-type="float" office:value="121.617000000001">
            <text:p>121.617</text:p>
          </table:table-cell>
          <table:table-cell office:value-type="float" office:value="0.077">
            <text:p>0.077</text:p>
          </table:table-cell>
          <table:table-cell office:value-type="float" office:value="3535.686">
            <text:p>3535.686</text:p>
          </table:table-cell>
          <table:table-cell office:value-type="float" office:value="74.305">
            <text:p>74.305</text:p>
          </table:table-cell>
          <table:table-cell office:value-type="float" office:value="351.913">
            <text:p>351.913</text:p>
          </table:table-cell>
          <table:table-cell office:value-type="float" office:value="540.278999999999">
            <text:p>540.279</text:p>
          </table:table-cell>
          <table:table-cell office:value-type="float" office:value="88.8470000000001">
            <text:p>88.847</text:p>
          </table:table-cell>
          <table:table-cell office:value-type="float" office:value="1075.306">
            <text:p>1075.306</text:p>
          </table:table-cell>
          <table:table-cell office:value-type="float" office:value="3022.074">
            <text:p>3022.074</text:p>
          </table:table-cell>
          <table:table-cell office:value-type="float" office:value="749.272999999999">
            <text:p>749.273</text:p>
          </table:table-cell>
          <table:table-cell office:value-type="float" office:value="50.691">
            <text:p>50.691</text:p>
          </table:table-cell>
          <table:table-cell office:value-type="float" office:value="419.355">
            <text:p>419.355</text:p>
          </table:table-cell>
          <table:table-cell office:value-type="float" office:value="201.304">
            <text:p>201.304</text:p>
          </table:table-cell>
          <table:table-cell office:value-type="float" office:value="84.6740000000002">
            <text:p>84.674</text:p>
          </table:table-cell>
          <table:table-cell office:value-type="float" office:value="1.312">
            <text:p>1.312</text:p>
          </table:table-cell>
          <table:table-cell office:value-type="float" office:value="43.841">
            <text:p>43.841</text:p>
          </table:table-cell>
          <table:table-cell office:value-type="float" office:value="0.717">
            <text:p>0.717</text:p>
          </table:table-cell>
          <table:table-cell office:value-type="float" office:value="4.685">
            <text:p>4.685</text:p>
          </table:table-cell>
          <table:table-cell office:value-type="float" office:value="1057.593">
            <text:p>1057.593</text:p>
          </table:table-cell>
        </table:table-row>
        <table:table-row table:style-name="ro4">
          <table:table-cell office:value-type="string">
            <text:p>Mantingerzand</text:p>
          </table:table-cell>
          <table:table-cell office:value-type="float" office:value="195043.502">
            <text:p>195043.502</text:p>
          </table:table-cell>
          <table:table-cell office:value-type="float" office:value="2104.27999999998">
            <text:p>2104.28</text:p>
          </table:table-cell>
          <table:table-cell office:value-type="float" office:value="225.422">
            <text:p>225.422</text:p>
          </table:table-cell>
          <table:table-cell office:value-type="float" office:value="52646.4330000001">
            <text:p>52646.4330000001</text:p>
          </table:table-cell>
          <table:table-cell office:value-type="float" office:value="1413.268">
            <text:p>1413.268</text:p>
          </table:table-cell>
          <table:table-cell office:value-type="float" office:value="5087.23699999999">
            <text:p>5087.237</text:p>
          </table:table-cell>
          <table:table-cell office:value-type="float" office:value="5923.52899999998">
            <text:p>5923.529</text:p>
          </table:table-cell>
          <table:table-cell office:value-type="float" office:value="1697.22999999999">
            <text:p>1697.23</text:p>
          </table:table-cell>
          <table:table-cell office:value-type="float" office:value="16830.92">
            <text:p>16830.92</text:p>
          </table:table-cell>
          <table:table-cell office:value-type="float" office:value="52859.3750000001">
            <text:p>52859.3750000001</text:p>
          </table:table-cell>
          <table:table-cell office:value-type="float" office:value="14113.819">
            <text:p>14113.819</text:p>
          </table:table-cell>
          <table:table-cell office:value-type="float" office:value="917.680999999999">
            <text:p>917.681</text:p>
          </table:table-cell>
          <table:table-cell office:value-type="float" office:value="6848.81300000001">
            <text:p>6848.813</text:p>
          </table:table-cell>
          <table:table-cell office:value-type="float" office:value="9783.41600000003">
            <text:p>9783.416</text:p>
          </table:table-cell>
          <table:table-cell office:value-type="float" office:value="3603.738">
            <text:p>3603.738</text:p>
          </table:table-cell>
          <table:table-cell office:value-type="float" office:value="333.586">
            <text:p>333.586</text:p>
          </table:table-cell>
          <table:table-cell office:value-type="float" office:value="4662.308">
            <text:p>4662.308</text:p>
          </table:table-cell>
          <table:table-cell office:value-type="float" office:value="98.701">
            <text:p>98.701</text:p>
          </table:table-cell>
          <table:table-cell office:value-type="float" office:value="1913.574">
            <text:p>1913.574</text:p>
          </table:table-cell>
          <table:table-cell office:value-type="float" office:value="13979.126">
            <text:p>13979.126</text:p>
          </table:table-cell>
        </table:table-row>
        <table:table-row table:style-name="ro4">
          <table:table-cell office:value-type="string">
            <text:p>Meijendel &amp; Berkheide</text:p>
          </table:table-cell>
          <table:table-cell office:value-type="float" office:value="1038877.918">
            <text:p>1038877.918</text:p>
          </table:table-cell>
          <table:table-cell office:value-type="float" office:value="7282.47399999999">
            <text:p>7282.474</text:p>
          </table:table-cell>
          <table:table-cell office:value-type="float" office:value="10415.599">
            <text:p>10415.599</text:p>
          </table:table-cell>
          <table:table-cell office:value-type="float" office:value="164426.324">
            <text:p>164426.324</text:p>
          </table:table-cell>
          <table:table-cell office:value-type="float" office:value="2749.826">
            <text:p>2749.826</text:p>
          </table:table-cell>
          <table:table-cell office:value-type="float" office:value="8023.36900000002">
            <text:p>8023.369</text:p>
          </table:table-cell>
          <table:table-cell office:value-type="float" office:value="17581.6070000001">
            <text:p>17581.6070000001</text:p>
          </table:table-cell>
          <table:table-cell office:value-type="float" office:value="7693.69299999998">
            <text:p>7693.693</text:p>
          </table:table-cell>
          <table:table-cell office:value-type="float" office:value="21166.289">
            <text:p>21166.289</text:p>
          </table:table-cell>
          <table:table-cell office:value-type="float" office:value="121635.932">
            <text:p>121635.932</text:p>
          </table:table-cell>
          <table:table-cell office:value-type="float" office:value="25155.417">
            <text:p>25155.417</text:p>
          </table:table-cell>
          <table:table-cell office:value-type="float" office:value="13432.2300000003">
            <text:p>13432.2300000003</text:p>
          </table:table-cell>
          <table:table-cell office:value-type="float" office:value="55908.3710000003">
            <text:p>55908.3710000003</text:p>
          </table:table-cell>
          <table:table-cell office:value-type="float" office:value="137208.464">
            <text:p>137208.464</text:p>
          </table:table-cell>
          <table:table-cell office:value-type="float" office:value="48578.8130000002">
            <text:p>48578.8130000002</text:p>
          </table:table-cell>
          <table:table-cell office:value-type="float" office:value="6220.90999999999">
            <text:p>6220.91</text:p>
          </table:table-cell>
          <table:table-cell office:value-type="float" office:value="125204.142">
            <text:p>125204.142</text:p>
          </table:table-cell>
          <table:table-cell office:value-type="float" office:value="5571.263">
            <text:p>5571.263</text:p>
          </table:table-cell>
          <table:table-cell office:value-type="float" office:value="28897.688">
            <text:p>28897.688</text:p>
          </table:table-cell>
          <table:table-cell office:value-type="float" office:value="231724.119999999">
            <text:p>231724.119999999</text:p>
          </table:table-cell>
        </table:table-row>
        <table:table-row table:style-name="ro2">
          <table:table-cell office:value-type="string">
            <text:p>Meinweg</text:p>
          </table:table-cell>
          <table:table-cell office:value-type="float" office:value="913678.447999998">
            <text:p>913678.447999998</text:p>
          </table:table-cell>
          <table:table-cell office:value-type="float" office:value="5309.22299999997">
            <text:p>5309.223</text:p>
          </table:table-cell>
          <table:table-cell office:value-type="float" office:value="2276.539">
            <text:p>2276.539</text:p>
          </table:table-cell>
          <table:table-cell office:value-type="float" office:value="148039.101">
            <text:p>148039.101</text:p>
          </table:table-cell>
          <table:table-cell office:value-type="float" office:value="8408.475">
            <text:p>8408.475</text:p>
          </table:table-cell>
          <table:table-cell office:value-type="float" office:value="20250.5140000001">
            <text:p>20250.5140000001</text:p>
          </table:table-cell>
          <table:table-cell office:value-type="float" office:value="28494.0810000002">
            <text:p>28494.0810000002</text:p>
          </table:table-cell>
          <table:table-cell office:value-type="float" office:value="10849.9220000001">
            <text:p>10849.9220000001</text:p>
          </table:table-cell>
          <table:table-cell office:value-type="float" office:value="81601.525">
            <text:p>81601.525</text:p>
          </table:table-cell>
          <table:table-cell office:value-type="float" office:value="121438.212">
            <text:p>121438.212</text:p>
          </table:table-cell>
          <table:table-cell office:value-type="float" office:value="125473.991">
            <text:p>125473.991</text:p>
          </table:table-cell>
          <table:table-cell office:value-type="float" office:value="6261.90300000006">
            <text:p>6261.9030000001</text:p>
          </table:table-cell>
          <table:table-cell office:value-type="float" office:value="148307.416">
            <text:p>148307.416</text:p>
          </table:table-cell>
          <table:table-cell office:value-type="float" office:value="60576.5040000005">
            <text:p>60576.5040000005</text:p>
          </table:table-cell>
          <table:table-cell office:value-type="float" office:value="20450.9610000001">
            <text:p>20450.9610000001</text:p>
          </table:table-cell>
          <table:table-cell office:value-type="float" office:value="2129.451">
            <text:p>2129.451</text:p>
          </table:table-cell>
          <table:table-cell office:value-type="float" office:value="21116.888">
            <text:p>21116.888</text:p>
          </table:table-cell>
          <table:table-cell office:value-type="float" office:value="415.161">
            <text:p>415.161</text:p>
          </table:table-cell>
          <table:table-cell office:value-type="float" office:value="13992.791">
            <text:p>13992.791</text:p>
          </table:table-cell>
          <table:table-cell office:value-type="float" office:value="88284.5660000001">
            <text:p>88284.5660000001</text:p>
          </table:table-cell>
        </table:table-row>
        <table:table-row table:style-name="ro2">
          <table:table-cell office:value-type="string">
            <text:p>Naardermeer</text:p>
          </table:table-cell>
          <table:table-cell office:value-type="float" office:value="372294.804999999">
            <text:p>372294.804999999</text:p>
          </table:table-cell>
          <table:table-cell office:value-type="float" office:value="4919.57299999996">
            <text:p>4919.573</text:p>
          </table:table-cell>
          <table:table-cell office:value-type="float" office:value="1119.317">
            <text:p>1119.317</text:p>
          </table:table-cell>
          <table:table-cell office:value-type="float" office:value="88865.7810000002">
            <text:p>88865.7810000002</text:p>
          </table:table-cell>
          <table:table-cell office:value-type="float" office:value="1212.44">
            <text:p>1212.44</text:p>
          </table:table-cell>
          <table:table-cell office:value-type="float" office:value="4951.76899999996">
            <text:p>4951.769</text:p>
          </table:table-cell>
          <table:table-cell office:value-type="float" office:value="4810.36599999996">
            <text:p>4810.366</text:p>
          </table:table-cell>
          <table:table-cell office:value-type="float" office:value="5799.03500000002">
            <text:p>5799.035</text:p>
          </table:table-cell>
          <table:table-cell office:value-type="float" office:value="10702.256">
            <text:p>10702.256</text:p>
          </table:table-cell>
          <table:table-cell office:value-type="float" office:value="74413.8489999999">
            <text:p>74413.8489999999</text:p>
          </table:table-cell>
          <table:table-cell office:value-type="float" office:value="10018.118">
            <text:p>10018.118</text:p>
          </table:table-cell>
          <table:table-cell office:value-type="float" office:value="3058.28999999997">
            <text:p>3058.29</text:p>
          </table:table-cell>
          <table:table-cell office:value-type="float" office:value="13613.352">
            <text:p>13613.352</text:p>
          </table:table-cell>
          <table:table-cell office:value-type="float" office:value="45848.3030000005">
            <text:p>45848.3030000005</text:p>
          </table:table-cell>
          <table:table-cell office:value-type="float" office:value="11014.909">
            <text:p>11014.909</text:p>
          </table:table-cell>
          <table:table-cell office:value-type="float" office:value="2110.989">
            <text:p>2110.989</text:p>
          </table:table-cell>
          <table:table-cell office:value-type="float" office:value="15469.094">
            <text:p>15469.094</text:p>
          </table:table-cell>
          <table:table-cell office:value-type="float" office:value="367.857">
            <text:p>367.857</text:p>
          </table:table-cell>
          <table:table-cell office:value-type="float" office:value="9859.35300000001">
            <text:p>9859.353</text:p>
          </table:table-cell>
          <table:table-cell office:value-type="float" office:value="64138.9110000003">
            <text:p>64138.9110000003</text:p>
          </table:table-cell>
        </table:table-row>
        <table:table-row table:style-name="ro1">
          <table:table-cell office:value-type="string">
            <text:p>Nieuwkoopse Plassen &amp; De Haeck</text:p>
          </table:table-cell>
          <table:table-cell office:value-type="float" office:value="235188.699">
            <text:p>235188.699</text:p>
          </table:table-cell>
          <table:table-cell office:value-type="float" office:value="3523.21699999996">
            <text:p>3523.217</text:p>
          </table:table-cell>
          <table:table-cell office:value-type="float" office:value="1072.818">
            <text:p>1072.818</text:p>
          </table:table-cell>
          <table:table-cell office:value-type="float" office:value="63658.4460000001">
            <text:p>63658.4460000001</text:p>
          </table:table-cell>
          <table:table-cell office:value-type="float" office:value="1101.725">
            <text:p>1101.725</text:p>
          </table:table-cell>
          <table:table-cell office:value-type="float" office:value="2752.66699999998">
            <text:p>2752.667</text:p>
          </table:table-cell>
          <table:table-cell office:value-type="float" office:value="3236.16799999998">
            <text:p>3236.168</text:p>
          </table:table-cell>
          <table:table-cell office:value-type="float" office:value="2184.22799999999">
            <text:p>2184.228</text:p>
          </table:table-cell>
          <table:table-cell office:value-type="float" office:value="5093.006">
            <text:p>5093.006</text:p>
          </table:table-cell>
          <table:table-cell office:value-type="float" office:value="56833.232">
            <text:p>56833.232</text:p>
          </table:table-cell>
          <table:table-cell office:value-type="float" office:value="7976.404">
            <text:p>7976.404</text:p>
          </table:table-cell>
          <table:table-cell office:value-type="float" office:value="1791.81699999998">
            <text:p>1791.817</text:p>
          </table:table-cell>
          <table:table-cell office:value-type="float" office:value="9429.57200000004">
            <text:p>9429.572</text:p>
          </table:table-cell>
          <table:table-cell office:value-type="float" office:value="21830.4380000002">
            <text:p>21830.4380000002</text:p>
          </table:table-cell>
          <table:table-cell office:value-type="float" office:value="6941.34699999998">
            <text:p>6941.347</text:p>
          </table:table-cell>
          <table:table-cell office:value-type="float" office:value="1354.45">
            <text:p>1354.45</text:p>
          </table:table-cell>
          <table:table-cell office:value-type="float" office:value="11324.454">
            <text:p>11324.454</text:p>
          </table:table-cell>
          <table:table-cell office:value-type="float" office:value="254.743">
            <text:p>254.743</text:p>
          </table:table-cell>
          <table:table-cell office:value-type="float" office:value="6061.07999999999">
            <text:p>6061.08</text:p>
          </table:table-cell>
          <table:table-cell office:value-type="float" office:value="28767.942">
            <text:p>28767.942</text:p>
          </table:table-cell>
        </table:table-row>
        <table:table-row table:style-name="ro4">
          <table:table-cell office:value-type="string">
            <text:p>Noorbeemden &amp; Hoogbos</text:p>
          </table:table-cell>
          <table:table-cell office:value-type="float" office:value="3895.498">
            <text:p>3895.498</text:p>
          </table:table-cell>
          <table:table-cell office:value-type="float" office:value="75.516">
            <text:p>75.516</text:p>
          </table:table-cell>
          <table:table-cell office:value-type="float" office:value="0.016">
            <text:p>0.016</text:p>
          </table:table-cell>
          <table:table-cell office:value-type="float" office:value="2099.068">
            <text:p>2099.068</text:p>
          </table:table-cell>
          <table:table-cell office:value-type="float" office:value="0.847">
            <text:p>0.847</text:p>
          </table:table-cell>
          <table:table-cell office:value-type="float" office:value="30.593">
            <text:p>30.593</text:p>
          </table:table-cell>
          <table:table-cell office:value-type="float" office:value="65.465">
            <text:p>65.465</text:p>
          </table:table-cell>
          <table:table-cell office:value-type="float" office:value="20.236">
            <text:p>20.236</text:p>
          </table:table-cell>
          <table:table-cell office:value-type="float" office:value="54.488">
            <text:p>54.488</text:p>
          </table:table-cell>
          <table:table-cell office:value-type="float" office:value="416.722">
            <text:p>416.722</text:p>
          </table:table-cell>
          <table:table-cell office:value-type="float" office:value="15.741">
            <text:p>15.741</text:p>
          </table:table-cell>
          <table:table-cell office:value-type="float" office:value="11.976">
            <text:p>11.976</text:p>
          </table:table-cell>
          <table:table-cell office:value-type="float" office:value="124.823">
            <text:p>124.823</text:p>
          </table:table-cell>
          <table:table-cell office:value-type="float" office:value="54.912">
            <text:p>54.912</text:p>
          </table:table-cell>
          <table:table-cell office:value-type="float" office:value="37.348">
            <text:p>37.348</text:p>
          </table:table-cell>
          <table:table-cell office:value-type="float" office:value="1.693">
            <text:p>1.693</text:p>
          </table:table-cell>
          <table:table-cell office:value-type="float" office:value="1.76">
            <text:p>1.76</text:p>
          </table:table-cell>
          <table:table-cell office:value-type="float" office:value="0.001">
            <text:p>0.001</text:p>
          </table:table-cell>
          <table:table-cell office:value-type="float" office:value="0.908">
            <text:p>0.908</text:p>
          </table:table-cell>
          <table:table-cell office:value-type="float" office:value="883.372000000001">
            <text:p>883.372</text:p>
          </table:table-cell>
        </table:table-row>
        <table:table-row table:style-name="ro1">
          <table:table-cell office:value-type="string">
            <text:p>Noordhollands Duinreservaat</text:p>
          </table:table-cell>
          <table:table-cell office:value-type="float" office:value="1673702.374">
            <text:p>1673702.374</text:p>
          </table:table-cell>
          <table:table-cell office:value-type="float" office:value="16464.625">
            <text:p>16464.625</text:p>
          </table:table-cell>
          <table:table-cell office:value-type="float" office:value="7135.438">
            <text:p>7135.438</text:p>
          </table:table-cell>
          <table:table-cell office:value-type="float" office:value="327952.582999999">
            <text:p>327952.582999999</text:p>
          </table:table-cell>
          <table:table-cell office:value-type="float" office:value="5117.047">
            <text:p>5117.047</text:p>
          </table:table-cell>
          <table:table-cell office:value-type="float" office:value="16917.8510000001">
            <text:p>16917.8510000001</text:p>
          </table:table-cell>
          <table:table-cell office:value-type="float" office:value="28547.8930000001">
            <text:p>28547.8930000001</text:p>
          </table:table-cell>
          <table:table-cell office:value-type="float" office:value="21315.3570000001">
            <text:p>21315.3570000001</text:p>
          </table:table-cell>
          <table:table-cell office:value-type="float" office:value="35326.047">
            <text:p>35326.047</text:p>
          </table:table-cell>
          <table:table-cell office:value-type="float" office:value="293240.254">
            <text:p>293240.254</text:p>
          </table:table-cell>
          <table:table-cell office:value-type="float" office:value="32685.16">
            <text:p>32685.16</text:p>
          </table:table-cell>
          <table:table-cell office:value-type="float" office:value="17005.7060000004">
            <text:p>17005.7060000004</text:p>
          </table:table-cell>
          <table:table-cell office:value-type="float" office:value="147026.785999999">
            <text:p>147026.785999999</text:p>
          </table:table-cell>
          <table:table-cell office:value-type="float" office:value="151034.572999999">
            <text:p>151034.572999999</text:p>
          </table:table-cell>
          <table:table-cell office:value-type="float" office:value="55950.4970000002">
            <text:p>55950.4970000002</text:p>
          </table:table-cell>
          <table:table-cell office:value-type="float" office:value="10245.786">
            <text:p>10245.786</text:p>
          </table:table-cell>
          <table:table-cell office:value-type="float" office:value="171567.981">
            <text:p>171567.981</text:p>
          </table:table-cell>
          <table:table-cell office:value-type="float" office:value="8511.291">
            <text:p>8511.291</text:p>
          </table:table-cell>
          <table:table-cell office:value-type="float" office:value="31400.391">
            <text:p>31400.391</text:p>
          </table:table-cell>
          <table:table-cell office:value-type="float" office:value="296255.607">
            <text:p>296255.607</text:p>
          </table:table-cell>
        </table:table-row>
        <table:table-row table:style-name="ro4">
          <table:table-cell office:value-type="string">
            <text:p>Noordzeekustzone</text:p>
          </table:table-cell>
          <table:table-cell office:value-type="float" office:value="193388.514">
            <text:p>193388.514</text:p>
          </table:table-cell>
          <table:table-cell office:value-type="float" office:value="2378.84899999997">
            <text:p>2378.849</text:p>
          </table:table-cell>
          <table:table-cell office:value-type="float" office:value="470.758000000001">
            <text:p>470.758</text:p>
          </table:table-cell>
          <table:table-cell office:value-type="float" office:value="52884.9170000001">
            <text:p>52884.9170000001</text:p>
          </table:table-cell>
          <table:table-cell office:value-type="float" office:value="1054.934">
            <text:p>1054.934</text:p>
          </table:table-cell>
          <table:table-cell office:value-type="float" office:value="2375.01599999998">
            <text:p>2375.016</text:p>
          </table:table-cell>
          <table:table-cell office:value-type="float" office:value="4255.49099999997">
            <text:p>4255.491</text:p>
          </table:table-cell>
          <table:table-cell office:value-type="float" office:value="1310.32999999999">
            <text:p>1310.33</text:p>
          </table:table-cell>
          <table:table-cell office:value-type="float" office:value="7940.97">
            <text:p>7940.97</text:p>
          </table:table-cell>
          <table:table-cell office:value-type="float" office:value="44636.7650000001">
            <text:p>44636.7650000001</text:p>
          </table:table-cell>
          <table:table-cell office:value-type="float" office:value="4036.45599999999">
            <text:p>4036.456</text:p>
          </table:table-cell>
          <table:table-cell office:value-type="float" office:value="2146.36099999997">
            <text:p>2146.361</text:p>
          </table:table-cell>
          <table:table-cell office:value-type="float" office:value="6914.67599999999">
            <text:p>6914.676</text:p>
          </table:table-cell>
          <table:table-cell office:value-type="float" office:value="10203.65">
            <text:p>10203.65</text:p>
          </table:table-cell>
          <table:table-cell office:value-type="float" office:value="4951.402">
            <text:p>4951.402</text:p>
          </table:table-cell>
          <table:table-cell office:value-type="float" office:value="758.237">
            <text:p>758.237</text:p>
          </table:table-cell>
          <table:table-cell office:value-type="float" office:value="18019.208">
            <text:p>18019.208</text:p>
          </table:table-cell>
          <table:table-cell office:value-type="float" office:value="663.242">
            <text:p>663.242</text:p>
          </table:table-cell>
          <table:table-cell office:value-type="float" office:value="3124.033">
            <text:p>3124.033</text:p>
          </table:table-cell>
          <table:table-cell office:value-type="float" office:value="25261.8920000001">
            <text:p>25261.8920000001</text:p>
          </table:table-cell>
        </table:table-row>
        <table:table-row table:style-name="ro2">
          <table:table-cell office:value-type="string">
            <text:p>Norgerholt</text:p>
          </table:table-cell>
          <table:table-cell office:value-type="float" office:value="20497.841">
            <text:p>20497.841</text:p>
          </table:table-cell>
          <table:table-cell office:value-type="float" office:value="255.242">
            <text:p>255.242</text:p>
          </table:table-cell>
          <table:table-cell office:value-type="float" office:value="0.228">
            <text:p>0.228</text:p>
          </table:table-cell>
          <table:table-cell office:value-type="float" office:value="7419.076">
            <text:p>7419.076</text:p>
          </table:table-cell>
          <table:table-cell office:value-type="float" office:value="86.071">
            <text:p>86.071</text:p>
          </table:table-cell>
          <table:table-cell office:value-type="float" office:value="331.089000000001">
            <text:p>331.089</text:p>
          </table:table-cell>
          <table:table-cell office:value-type="float" office:value="446.335">
            <text:p>446.335</text:p>
          </table:table-cell>
          <table:table-cell office:value-type="float" office:value="122.765">
            <text:p>122.765</text:p>
          </table:table-cell>
          <table:table-cell office:value-type="float" office:value="1449.416">
            <text:p>1449.416</text:p>
          </table:table-cell>
          <table:table-cell office:value-type="float" office:value="6440.958">
            <text:p>6440.958</text:p>
          </table:table-cell>
          <table:table-cell office:value-type="float" office:value="388.844">
            <text:p>388.844</text:p>
          </table:table-cell>
          <table:table-cell office:value-type="float" office:value="84.952">
            <text:p>84.952</text:p>
          </table:table-cell>
          <table:table-cell office:value-type="float" office:value="437.598">
            <text:p>437.598</text:p>
          </table:table-cell>
          <table:table-cell office:value-type="float" office:value="700.943999999997">
            <text:p>700.944</text:p>
          </table:table-cell>
          <table:table-cell office:value-type="float" office:value="198.632000000001">
            <text:p>198.632</text:p>
          </table:table-cell>
          <table:table-cell office:value-type="float" office:value="11.974">
            <text:p>11.974</text:p>
          </table:table-cell>
          <table:table-cell office:value-type="float" office:value="254.098">
            <text:p>254.098</text:p>
          </table:table-cell>
          <table:table-cell office:value-type="float" office:value="4.942">
            <text:p>4.942</text:p>
          </table:table-cell>
          <table:table-cell office:value-type="float" office:value="22.529">
            <text:p>22.529</text:p>
          </table:table-cell>
          <table:table-cell office:value-type="float" office:value="1841.83">
            <text:p>1841.83</text:p>
          </table:table-cell>
        </table:table-row>
        <table:table-row table:style-name="ro4">
          <table:table-cell office:value-type="string">
            <text:p>Oeffelter Meent</text:p>
          </table:table-cell>
          <table:table-cell office:value-type="float" office:value="3204.316">
            <text:p>3204.316</text:p>
          </table:table-cell>
          <table:table-cell office:value-type="float" office:value="23.893">
            <text:p>23.893</text:p>
          </table:table-cell>
          <table:table-cell office:value-type="float" office:value="1.175">
            <text:p>1.175</text:p>
          </table:table-cell>
          <table:table-cell office:value-type="float" office:value="441.605">
            <text:p>441.605</text:p>
          </table:table-cell>
          <table:table-cell office:value-type="float" office:value="82.76">
            <text:p>82.76</text:p>
          </table:table-cell>
          <table:table-cell office:value-type="float" office:value="90.7989999999999">
            <text:p>90.799</text:p>
          </table:table-cell>
          <table:table-cell office:value-type="float" office:value="57.216">
            <text:p>57.216</text:p>
          </table:table-cell>
          <table:table-cell office:value-type="float" office:value="41.702">
            <text:p>41.702</text:p>
          </table:table-cell>
          <table:table-cell office:value-type="float" office:value="427.487">
            <text:p>427.487</text:p>
          </table:table-cell>
          <table:table-cell office:value-type="float" office:value="437.768">
            <text:p>437.768</text:p>
          </table:table-cell>
          <table:table-cell office:value-type="float" office:value="728.105">
            <text:p>728.105</text:p>
          </table:table-cell>
          <table:table-cell office:value-type="float" office:value="9.645">
            <text:p>9.645</text:p>
          </table:table-cell>
          <table:table-cell office:value-type="float" office:value="84.654">
            <text:p>84.654</text:p>
          </table:table-cell>
          <table:table-cell office:value-type="float" office:value="98.226">
            <text:p>98.226</text:p>
          </table:table-cell>
          <table:table-cell office:value-type="float" office:value="18.356">
            <text:p>18.356</text:p>
          </table:table-cell>
          <table:table-cell office:value-type="float" office:value="3.206">
            <text:p>3.206</text:p>
          </table:table-cell>
          <table:table-cell office:value-type="float" office:value="1.472">
            <text:p>1.472</text:p>
          </table:table-cell>
          <table:table-cell office:value-type="float" office:value="0.001">
            <text:p>0.001</text:p>
          </table:table-cell>
          <table:table-cell office:value-type="float" office:value="92.767">
            <text:p>92.767</text:p>
          </table:table-cell>
          <table:table-cell office:value-type="float" office:value="563.46">
            <text:p>563.46</text:p>
          </table:table-cell>
        </table:table-row>
        <table:table-row table:style-name="ro1">
          <table:table-cell office:value-type="string">
            <text:p>Olde Maten &amp; Veerslootslanden</text:p>
          </table:table-cell>
          <table:table-cell office:value-type="float" office:value="19099.639">
            <text:p>19099.639</text:p>
          </table:table-cell>
          <table:table-cell office:value-type="float" office:value="287.784">
            <text:p>287.784</text:p>
          </table:table-cell>
          <table:table-cell office:value-type="float" office:value="7.53">
            <text:p>7.53</text:p>
          </table:table-cell>
          <table:table-cell office:value-type="float" office:value="5632.315">
            <text:p>5632.315</text:p>
          </table:table-cell>
          <table:table-cell office:value-type="float" office:value="130.925">
            <text:p>130.925</text:p>
          </table:table-cell>
          <table:table-cell office:value-type="float" office:value="387.365999999999">
            <text:p>387.366</text:p>
          </table:table-cell>
          <table:table-cell office:value-type="float" office:value="307.352">
            <text:p>307.352</text:p>
          </table:table-cell>
          <table:table-cell office:value-type="float" office:value="216.627">
            <text:p>216.627</text:p>
          </table:table-cell>
          <table:table-cell office:value-type="float" office:value="1218.531">
            <text:p>1218.531</text:p>
          </table:table-cell>
          <table:table-cell office:value-type="float" office:value="5883.866">
            <text:p>5883.866</text:p>
          </table:table-cell>
          <table:table-cell office:value-type="float" office:value="774.285">
            <text:p>774.285</text:p>
          </table:table-cell>
          <table:table-cell office:value-type="float" office:value="125.798">
            <text:p>125.798</text:p>
          </table:table-cell>
          <table:table-cell office:value-type="float" office:value="597.677">
            <text:p>597.677</text:p>
          </table:table-cell>
          <table:table-cell office:value-type="float" office:value="748.891999999997">
            <text:p>748.892</text:p>
          </table:table-cell>
          <table:table-cell office:value-type="float" office:value="250.568000000001">
            <text:p>250.568</text:p>
          </table:table-cell>
          <table:table-cell office:value-type="float" office:value="20.892">
            <text:p>20.892</text:p>
          </table:table-cell>
          <table:table-cell office:value-type="float" office:value="323.337">
            <text:p>323.337</text:p>
          </table:table-cell>
          <table:table-cell office:value-type="float" office:value="6.263">
            <text:p>6.263</text:p>
          </table:table-cell>
          <table:table-cell office:value-type="float" office:value="122.125">
            <text:p>122.125</text:p>
          </table:table-cell>
          <table:table-cell office:value-type="float" office:value="2057.33799999999">
            <text:p>2057.338</text:p>
          </table:table-cell>
        </table:table-row>
        <table:table-row table:style-name="ro4">
          <table:table-cell office:value-type="string">
            <text:p>Oostelijke Vechtplassen</text:p>
          </table:table-cell>
          <table:table-cell office:value-type="float" office:value="1190904.908">
            <text:p>1190904.908</text:p>
          </table:table-cell>
          <table:table-cell office:value-type="float" office:value="17780.7280000001">
            <text:p>17780.7280000001</text:p>
          </table:table-cell>
          <table:table-cell office:value-type="float" office:value="3811.845">
            <text:p>3811.845</text:p>
          </table:table-cell>
          <table:table-cell office:value-type="float" office:value="323395.323000001">
            <text:p>323395.323000001</text:p>
          </table:table-cell>
          <table:table-cell office:value-type="float" office:value="4441.517">
            <text:p>4441.517</text:p>
          </table:table-cell>
          <table:table-cell office:value-type="float" office:value="15741.5970000001">
            <text:p>15741.5970000001</text:p>
          </table:table-cell>
          <table:table-cell office:value-type="float" office:value="16582.5440000001">
            <text:p>16582.5440000001</text:p>
          </table:table-cell>
          <table:table-cell office:value-type="float" office:value="14733.9750000001">
            <text:p>14733.9750000001</text:p>
          </table:table-cell>
          <table:table-cell office:value-type="float" office:value="35812.97">
            <text:p>35812.97</text:p>
          </table:table-cell>
          <table:table-cell office:value-type="float" office:value="245621.008">
            <text:p>245621.008</text:p>
          </table:table-cell>
          <table:table-cell office:value-type="float" office:value="35451.8730000001">
            <text:p>35451.8730000001</text:p>
          </table:table-cell>
          <table:table-cell office:value-type="float" office:value="9190.29100000005">
            <text:p>9190.2910000001</text:p>
          </table:table-cell>
          <table:table-cell office:value-type="float" office:value="41008.4870000002">
            <text:p>41008.4870000002</text:p>
          </table:table-cell>
          <table:table-cell office:value-type="float" office:value="130692.535">
            <text:p>130692.535</text:p>
          </table:table-cell>
          <table:table-cell office:value-type="float" office:value="35537.7790000001">
            <text:p>35537.7790000001</text:p>
          </table:table-cell>
          <table:table-cell office:value-type="float" office:value="6128.533">
            <text:p>6128.533</text:p>
          </table:table-cell>
          <table:table-cell office:value-type="float" office:value="48180.4300000001">
            <text:p>48180.4300000001</text:p>
          </table:table-cell>
          <table:table-cell office:value-type="float" office:value="1222.034">
            <text:p>1222.034</text:p>
          </table:table-cell>
          <table:table-cell office:value-type="float" office:value="35135.999">
            <text:p>35135.999</text:p>
          </table:table-cell>
          <table:table-cell office:value-type="float" office:value="170434.375">
            <text:p>170434.375</text:p>
          </table:table-cell>
        </table:table-row>
        <table:table-row table:style-name="ro2">
          <table:table-cell office:value-type="string">
            <text:p>Oosterschelde</text:p>
          </table:table-cell>
          <table:table-cell office:value-type="float" office:value="316797.134">
            <text:p>316797.134</text:p>
          </table:table-cell>
          <table:table-cell office:value-type="float" office:value="1858.69299999998">
            <text:p>1858.693</text:p>
          </table:table-cell>
          <table:table-cell office:value-type="float" office:value="1540.035">
            <text:p>1540.035</text:p>
          </table:table-cell>
          <table:table-cell office:value-type="float" office:value="110384.553">
            <text:p>110384.553</text:p>
          </table:table-cell>
          <table:table-cell office:value-type="float" office:value="1531.62">
            <text:p>1531.62</text:p>
          </table:table-cell>
          <table:table-cell office:value-type="float" office:value="3312.34399999999">
            <text:p>3312.344</text:p>
          </table:table-cell>
          <table:table-cell office:value-type="float" office:value="19495.5120000001">
            <text:p>19495.5120000001</text:p>
          </table:table-cell>
          <table:table-cell office:value-type="float" office:value="1396.70799999999">
            <text:p>1396.708</text:p>
          </table:table-cell>
          <table:table-cell office:value-type="float" office:value="9871.705">
            <text:p>9871.705</text:p>
          </table:table-cell>
          <table:table-cell office:value-type="float" office:value="25580.103">
            <text:p>25580.103</text:p>
          </table:table-cell>
          <table:table-cell office:value-type="float" office:value="15706.489">
            <text:p>15706.489</text:p>
          </table:table-cell>
          <table:table-cell office:value-type="float" office:value="2511.37799999998">
            <text:p>2511.378</text:p>
          </table:table-cell>
          <table:table-cell office:value-type="float" office:value="15034.0710000001">
            <text:p>15034.0710000001</text:p>
          </table:table-cell>
          <table:table-cell office:value-type="float" office:value="20357.2960000001">
            <text:p>20357.2960000001</text:p>
          </table:table-cell>
          <table:table-cell office:value-type="float" office:value="7625.531">
            <text:p>7625.531</text:p>
          </table:table-cell>
          <table:table-cell office:value-type="float" office:value="621.542">
            <text:p>621.542</text:p>
          </table:table-cell>
          <table:table-cell office:value-type="float" office:value="27548.645">
            <text:p>27548.645</text:p>
          </table:table-cell>
          <table:table-cell office:value-type="float" office:value="612.192">
            <text:p>612.192</text:p>
          </table:table-cell>
          <table:table-cell office:value-type="float" office:value="10834.934">
            <text:p>10834.934</text:p>
          </table:table-cell>
          <table:table-cell office:value-type="float" office:value="40973.0600000001">
            <text:p>40973.0600000001</text:p>
          </table:table-cell>
        </table:table-row>
        <table:table-row table:style-name="ro5">
          <table:table-cell office:value-type="string">
            <text:p>Oudegaasterbrekken, Fluessen en omgeving</text:p>
          </table:table-cell>
          <table:table-cell office:value-type="float" office:value="1056670.825">
            <text:p>1056670.825</text:p>
          </table:table-cell>
          <table:table-cell office:value-type="float" office:value="14483.6310000001">
            <text:p>14483.6310000001</text:p>
          </table:table-cell>
          <table:table-cell office:value-type="float" office:value="2110.871">
            <text:p>2110.871</text:p>
          </table:table-cell>
          <table:table-cell office:value-type="float" office:value="375299.178">
            <text:p>375299.178</text:p>
          </table:table-cell>
          <table:table-cell office:value-type="float" office:value="4864.782">
            <text:p>4864.782</text:p>
          </table:table-cell>
          <table:table-cell office:value-type="float" office:value="13895.475">
            <text:p>13895.475</text:p>
          </table:table-cell>
          <table:table-cell office:value-type="float" office:value="16693.8830000001">
            <text:p>16693.8830000001</text:p>
          </table:table-cell>
          <table:table-cell office:value-type="float" office:value="6658.59899999998">
            <text:p>6658.599</text:p>
          </table:table-cell>
          <table:table-cell office:value-type="float" office:value="40916.849">
            <text:p>40916.849</text:p>
          </table:table-cell>
          <table:table-cell office:value-type="float" office:value="315975.431999999">
            <text:p>315975.431999999</text:p>
          </table:table-cell>
          <table:table-cell office:value-type="float" office:value="21339.691">
            <text:p>21339.691</text:p>
          </table:table-cell>
          <table:table-cell office:value-type="float" office:value="6517.10099999999">
            <text:p>6517.101</text:p>
          </table:table-cell>
          <table:table-cell office:value-type="float" office:value="30655.9540000002">
            <text:p>30655.9540000002</text:p>
          </table:table-cell>
          <table:table-cell office:value-type="float" office:value="46062.7760000004">
            <text:p>46062.7760000004</text:p>
          </table:table-cell>
          <table:table-cell office:value-type="float" office:value="20370.1680000001">
            <text:p>20370.1680000001</text:p>
          </table:table-cell>
          <table:table-cell office:value-type="float" office:value="2857.832">
            <text:p>2857.832</text:p>
          </table:table-cell>
          <table:table-cell office:value-type="float" office:value="48957.298">
            <text:p>48957.298</text:p>
          </table:table-cell>
          <table:table-cell office:value-type="float" office:value="1796.335">
            <text:p>1796.335</text:p>
          </table:table-cell>
          <table:table-cell office:value-type="float" office:value="15057.266">
            <text:p>15057.266</text:p>
          </table:table-cell>
          <table:table-cell office:value-type="float" office:value="72156.158">
            <text:p>72156.158</text:p>
          </table:table-cell>
        </table:table-row>
        <table:table-row table:style-name="ro4">
          <table:table-cell office:value-type="string">
            <text:p>Polder Westzaan</text:p>
          </table:table-cell>
          <table:table-cell office:value-type="float" office:value="20710.938">
            <text:p>20710.938</text:p>
          </table:table-cell>
          <table:table-cell office:value-type="float" office:value="346.779">
            <text:p>346.779</text:p>
          </table:table-cell>
          <table:table-cell office:value-type="float" office:value="12.529">
            <text:p>12.529</text:p>
          </table:table-cell>
          <table:table-cell office:value-type="float" office:value="5803.07">
            <text:p>5803.07</text:p>
          </table:table-cell>
          <table:table-cell office:value-type="float" office:value="15.021">
            <text:p>15.021</text:p>
          </table:table-cell>
          <table:table-cell office:value-type="float" office:value="93.2190000000001">
            <text:p>93.219</text:p>
          </table:table-cell>
          <table:table-cell office:value-type="float" office:value="133.716">
            <text:p>133.716</text:p>
          </table:table-cell>
          <table:table-cell office:value-type="float" office:value="90.731">
            <text:p>90.731</text:p>
          </table:table-cell>
          <table:table-cell office:value-type="float" office:value="109.971">
            <text:p>109.971</text:p>
          </table:table-cell>
          <table:table-cell office:value-type="float" office:value="2180.188">
            <text:p>2180.188</text:p>
          </table:table-cell>
          <table:table-cell office:value-type="float" office:value="68.246">
            <text:p>68.246</text:p>
          </table:table-cell>
          <table:table-cell office:value-type="float" office:value="194.367">
            <text:p>194.367</text:p>
          </table:table-cell>
          <table:table-cell office:value-type="float" office:value="2413.343">
            <text:p>2413.343</text:p>
          </table:table-cell>
          <table:table-cell office:value-type="float" office:value="2519.095">
            <text:p>2519.095</text:p>
          </table:table-cell>
          <table:table-cell office:value-type="float" office:value="468.178">
            <text:p>468.178</text:p>
          </table:table-cell>
          <table:table-cell office:value-type="float" office:value="198.901">
            <text:p>198.901</text:p>
          </table:table-cell>
          <table:table-cell office:value-type="float" office:value="1304.914">
            <text:p>1304.914</text:p>
          </table:table-cell>
          <table:table-cell office:value-type="float" office:value="39.248">
            <text:p>39.248</text:p>
          </table:table-cell>
          <table:table-cell office:value-type="float" office:value="183.463">
            <text:p>183.463</text:p>
          </table:table-cell>
          <table:table-cell office:value-type="float" office:value="4535.764">
            <text:p>4535.764</text:p>
          </table:table-cell>
        </table:table-row>
        <table:table-row table:style-name="ro4">
          <table:table-cell office:value-type="string">
            <text:p>Regte Heide &amp; Riels Laag</text:p>
          </table:table-cell>
          <table:table-cell office:value-type="float" office:value="97416.51">
            <text:p>97416.51</text:p>
          </table:table-cell>
          <table:table-cell office:value-type="float" office:value="504.092000000001">
            <text:p>504.092</text:p>
          </table:table-cell>
          <table:table-cell office:value-type="float" office:value="230.642">
            <text:p>230.642</text:p>
          </table:table-cell>
          <table:table-cell office:value-type="float" office:value="17181.907">
            <text:p>17181.907</text:p>
          </table:table-cell>
          <table:table-cell office:value-type="float" office:value="1816.997">
            <text:p>1816.997</text:p>
          </table:table-cell>
          <table:table-cell office:value-type="float" office:value="1990.42599999999">
            <text:p>1990.426</text:p>
          </table:table-cell>
          <table:table-cell office:value-type="float" office:value="1945.24799999999">
            <text:p>1945.248</text:p>
          </table:table-cell>
          <table:table-cell office:value-type="float" office:value="2245.14299999999">
            <text:p>2245.143</text:p>
          </table:table-cell>
          <table:table-cell office:value-type="float" office:value="8489.274">
            <text:p>8489.274</text:p>
          </table:table-cell>
          <table:table-cell office:value-type="float" office:value="19093.247">
            <text:p>19093.247</text:p>
          </table:table-cell>
          <table:table-cell office:value-type="float" office:value="14140.824">
            <text:p>14140.824</text:p>
          </table:table-cell>
          <table:table-cell office:value-type="float" office:value="564.407">
            <text:p>564.407</text:p>
          </table:table-cell>
          <table:table-cell office:value-type="float" office:value="3804.85499999999">
            <text:p>3804.855</text:p>
          </table:table-cell>
          <table:table-cell office:value-type="float" office:value="6792.29299999998">
            <text:p>6792.293</text:p>
          </table:table-cell>
          <table:table-cell office:value-type="float" office:value="1941.884">
            <text:p>1941.884</text:p>
          </table:table-cell>
          <table:table-cell office:value-type="float" office:value="175.688">
            <text:p>175.688</text:p>
          </table:table-cell>
          <table:table-cell office:value-type="float" office:value="3304.812">
            <text:p>3304.812</text:p>
          </table:table-cell>
          <table:table-cell office:value-type="float" office:value="50.17">
            <text:p>50.17</text:p>
          </table:table-cell>
          <table:table-cell office:value-type="float" office:value="1940.01">
            <text:p>1940.01</text:p>
          </table:table-cell>
          <table:table-cell office:value-type="float" office:value="11203.918">
            <text:p>11203.918</text:p>
          </table:table-cell>
        </table:table-row>
        <table:table-row table:style-name="ro2">
          <table:table-cell office:value-type="string">
            <text:p>Rijntakken</text:p>
          </table:table-cell>
          <table:table-cell office:value-type="float" office:value="1637663.189">
            <text:p>1637663.189</text:p>
          </table:table-cell>
          <table:table-cell office:value-type="float" office:value="16892.911">
            <text:p>16892.911</text:p>
          </table:table-cell>
          <table:table-cell office:value-type="float" office:value="3100.796">
            <text:p>3100.796</text:p>
          </table:table-cell>
          <table:table-cell office:value-type="float" office:value="438732.219999999">
            <text:p>438732.219999999</text:p>
          </table:table-cell>
          <table:table-cell office:value-type="float" office:value="14878.81">
            <text:p>14878.81</text:p>
          </table:table-cell>
          <table:table-cell office:value-type="float" office:value="32857.0230000001">
            <text:p>32857.0230000001</text:p>
          </table:table-cell>
          <table:table-cell office:value-type="float" office:value="33646.9340000002">
            <text:p>33646.9340000002</text:p>
          </table:table-cell>
          <table:table-cell office:value-type="float" office:value="23365.7870000001">
            <text:p>23365.7870000001</text:p>
          </table:table-cell>
          <table:table-cell office:value-type="float" office:value="116503.401">
            <text:p>116503.401</text:p>
          </table:table-cell>
          <table:table-cell office:value-type="float" office:value="341069.56">
            <text:p>341069.56</text:p>
          </table:table-cell>
          <table:table-cell office:value-type="float" office:value="132652.745">
            <text:p>132652.745</text:p>
          </table:table-cell>
          <table:table-cell office:value-type="float" office:value="6979.75299999999">
            <text:p>6979.753</text:p>
          </table:table-cell>
          <table:table-cell office:value-type="float" office:value="44147.1700000002">
            <text:p>44147.1700000002</text:p>
          </table:table-cell>
          <table:table-cell office:value-type="float" office:value="118038.399">
            <text:p>118038.399</text:p>
          </table:table-cell>
          <table:table-cell office:value-type="float" office:value="32201.195">
            <text:p>32201.195</text:p>
          </table:table-cell>
          <table:table-cell office:value-type="float" office:value="4058.60499999999">
            <text:p>4058.605</text:p>
          </table:table-cell>
          <table:table-cell office:value-type="float" office:value="32554.425">
            <text:p>32554.425</text:p>
          </table:table-cell>
          <table:table-cell office:value-type="float" office:value="774.615999999999">
            <text:p>774.616</text:p>
          </table:table-cell>
          <table:table-cell office:value-type="float" office:value="51733.2880000001">
            <text:p>51733.2880000001</text:p>
          </table:table-cell>
          <table:table-cell office:value-type="float" office:value="193473.92">
            <text:p>193473.92</text:p>
          </table:table-cell>
        </table:table-row>
        <table:table-row table:style-name="ro2">
          <table:table-cell office:value-type="string">
            <text:p>Roerdal</text:p>
          </table:table-cell>
          <table:table-cell office:value-type="float" office:value="78133.001">
            <text:p>78133.001</text:p>
          </table:table-cell>
          <table:table-cell office:value-type="float" office:value="657.154999999999">
            <text:p>657.155</text:p>
          </table:table-cell>
          <table:table-cell office:value-type="float" office:value="69.235">
            <text:p>69.235</text:p>
          </table:table-cell>
          <table:table-cell office:value-type="float" office:value="21572.222">
            <text:p>21572.222</text:p>
          </table:table-cell>
          <table:table-cell office:value-type="float" office:value="611.642">
            <text:p>611.642</text:p>
          </table:table-cell>
          <table:table-cell office:value-type="float" office:value="1461.948">
            <text:p>1461.948</text:p>
          </table:table-cell>
          <table:table-cell office:value-type="float" office:value="3508.17199999999">
            <text:p>3508.172</text:p>
          </table:table-cell>
          <table:table-cell office:value-type="float" office:value="795.627999999999">
            <text:p>795.628</text:p>
          </table:table-cell>
          <table:table-cell office:value-type="float" office:value="4863.97">
            <text:p>4863.97</text:p>
          </table:table-cell>
          <table:table-cell office:value-type="float" office:value="10638.2">
            <text:p>10638.2</text:p>
          </table:table-cell>
          <table:table-cell office:value-type="float" office:value="9709.97600000001">
            <text:p>9709.976</text:p>
          </table:table-cell>
          <table:table-cell office:value-type="float" office:value="500.594999999999">
            <text:p>500.595</text:p>
          </table:table-cell>
          <table:table-cell office:value-type="float" office:value="5918.195">
            <text:p>5918.195</text:p>
          </table:table-cell>
          <table:table-cell office:value-type="float" office:value="3986.35499999999">
            <text:p>3986.355</text:p>
          </table:table-cell>
          <table:table-cell office:value-type="float" office:value="1090.257">
            <text:p>1090.257</text:p>
          </table:table-cell>
          <table:table-cell office:value-type="float" office:value="92.99">
            <text:p>92.99</text:p>
          </table:table-cell>
          <table:table-cell office:value-type="float" office:value="1130.979">
            <text:p>1130.979</text:p>
          </table:table-cell>
          <table:table-cell office:value-type="float" office:value="15.363">
            <text:p>15.363</text:p>
          </table:table-cell>
          <table:table-cell office:value-type="float" office:value="733.926">
            <text:p>733.926</text:p>
          </table:table-cell>
          <table:table-cell office:value-type="float" office:value="10775.884">
            <text:p>10775.884</text:p>
          </table:table-cell>
        </table:table-row>
        <table:table-row table:style-name="ro1">
          <table:table-cell office:value-type="string">
            <text:p>Rottige Meenthe &amp; Brandemeer</text:p>
          </table:table-cell>
          <table:table-cell office:value-type="float" office:value="249663.322">
            <text:p>249663.322</text:p>
          </table:table-cell>
          <table:table-cell office:value-type="float" office:value="3086.23099999997">
            <text:p>3086.231</text:p>
          </table:table-cell>
          <table:table-cell office:value-type="float" office:value="424.652">
            <text:p>424.652</text:p>
          </table:table-cell>
          <table:table-cell office:value-type="float" office:value="78344.0450000002">
            <text:p>78344.0450000002</text:p>
          </table:table-cell>
          <table:table-cell office:value-type="float" office:value="1065.4">
            <text:p>1065.4</text:p>
          </table:table-cell>
          <table:table-cell office:value-type="float" office:value="3929.08999999998">
            <text:p>3929.09</text:p>
          </table:table-cell>
          <table:table-cell office:value-type="float" office:value="6415.23399999996">
            <text:p>6415.234</text:p>
          </table:table-cell>
          <table:table-cell office:value-type="float" office:value="1951.37199999998">
            <text:p>1951.372</text:p>
          </table:table-cell>
          <table:table-cell office:value-type="float" office:value="10014.278">
            <text:p>10014.278</text:p>
          </table:table-cell>
          <table:table-cell office:value-type="float" office:value="79738.2280000001">
            <text:p>79738.2280000001</text:p>
          </table:table-cell>
          <table:table-cell office:value-type="float" office:value="7662.074">
            <text:p>7662.074</text:p>
          </table:table-cell>
          <table:table-cell office:value-type="float" office:value="1468.63499999999">
            <text:p>1468.635</text:p>
          </table:table-cell>
          <table:table-cell office:value-type="float" office:value="6859.50300000001">
            <text:p>6859.503</text:p>
          </table:table-cell>
          <table:table-cell office:value-type="float" office:value="13074.2010000001">
            <text:p>13074.2010000001</text:p>
          </table:table-cell>
          <table:table-cell office:value-type="float" office:value="4919.77499999998">
            <text:p>4919.775</text:p>
          </table:table-cell>
          <table:table-cell office:value-type="float" office:value="550.688">
            <text:p>550.688</text:p>
          </table:table-cell>
          <table:table-cell office:value-type="float" office:value="8593.894">
            <text:p>8593.894</text:p>
          </table:table-cell>
          <table:table-cell office:value-type="float" office:value="219.284">
            <text:p>219.284</text:p>
          </table:table-cell>
          <table:table-cell office:value-type="float" office:value="3883.96">
            <text:p>3883.96</text:p>
          </table:table-cell>
          <table:table-cell office:value-type="float" office:value="17461.7690000001">
            <text:p>17461.7690000001</text:p>
          </table:table-cell>
        </table:table-row>
        <table:table-row table:style-name="ro4">
          <table:table-cell office:value-type="string">
            <text:p>Sallandse Heuvelrug</text:p>
          </table:table-cell>
          <table:table-cell office:value-type="float" office:value="870354.673000002">
            <text:p>870354.673000002</text:p>
          </table:table-cell>
          <table:table-cell office:value-type="float" office:value="7109.31399999997">
            <text:p>7109.314</text:p>
          </table:table-cell>
          <table:table-cell office:value-type="float" office:value="1398.213">
            <text:p>1398.213</text:p>
          </table:table-cell>
          <table:table-cell office:value-type="float" office:value="195617.009999999">
            <text:p>195617.009999999</text:p>
          </table:table-cell>
          <table:table-cell office:value-type="float" office:value="7657.533">
            <text:p>7657.533</text:p>
          </table:table-cell>
          <table:table-cell office:value-type="float" office:value="18708.3770000001">
            <text:p>18708.3770000001</text:p>
          </table:table-cell>
          <table:table-cell office:value-type="float" office:value="13600.9530000001">
            <text:p>13600.9530000001</text:p>
          </table:table-cell>
          <table:table-cell office:value-type="float" office:value="13238.457">
            <text:p>13238.457</text:p>
          </table:table-cell>
          <table:table-cell office:value-type="float" office:value="66603.853">
            <text:p>66603.853</text:p>
          </table:table-cell>
          <table:table-cell office:value-type="float" office:value="254878.697">
            <text:p>254878.697</text:p>
          </table:table-cell>
          <table:table-cell office:value-type="float" office:value="95289.2170000001">
            <text:p>95289.2170000001</text:p>
          </table:table-cell>
          <table:table-cell office:value-type="float" office:value="4114.35299999993">
            <text:p>4114.3529999999</text:p>
          </table:table-cell>
          <table:table-cell office:value-type="float" office:value="23810.4630000001">
            <text:p>23810.4630000001</text:p>
          </table:table-cell>
          <table:table-cell office:value-type="float" office:value="55845.3950000004">
            <text:p>55845.3950000004</text:p>
          </table:table-cell>
          <table:table-cell office:value-type="float" office:value="18480.085">
            <text:p>18480.085</text:p>
          </table:table-cell>
          <table:table-cell office:value-type="float" office:value="1975.703">
            <text:p>1975.703</text:p>
          </table:table-cell>
          <table:table-cell office:value-type="float" office:value="19605.412">
            <text:p>19605.412</text:p>
          </table:table-cell>
          <table:table-cell office:value-type="float" office:value="459.964">
            <text:p>459.964</text:p>
          </table:table-cell>
          <table:table-cell office:value-type="float" office:value="12779.334">
            <text:p>12779.334</text:p>
          </table:table-cell>
          <table:table-cell office:value-type="float" office:value="59180.4810000002">
            <text:p>59180.4810000002</text:p>
          </table:table-cell>
        </table:table-row>
        <table:table-row table:style-name="ro4">
          <table:table-cell office:value-type="string">
            <text:p>Sarsven en De Banen</text:p>
          </table:table-cell>
          <table:table-cell office:value-type="float" office:value="25822.044">
            <text:p>25822.044</text:p>
          </table:table-cell>
          <table:table-cell office:value-type="float" office:value="72.8110000000001">
            <text:p>72.811</text:p>
          </table:table-cell>
          <table:table-cell office:value-type="float" office:value="14.895">
            <text:p>14.895</text:p>
          </table:table-cell>
          <table:table-cell office:value-type="float" office:value="2602.452">
            <text:p>2602.452</text:p>
          </table:table-cell>
          <table:table-cell office:value-type="float" office:value="414.569">
            <text:p>414.569</text:p>
          </table:table-cell>
          <table:table-cell office:value-type="float" office:value="1651.91">
            <text:p>1651.91</text:p>
          </table:table-cell>
          <table:table-cell office:value-type="float" office:value="844.205999999999">
            <text:p>844.206</text:p>
          </table:table-cell>
          <table:table-cell office:value-type="float" office:value="428.185">
            <text:p>428.185</text:p>
          </table:table-cell>
          <table:table-cell office:value-type="float" office:value="6954.197">
            <text:p>6954.197</text:p>
          </table:table-cell>
          <table:table-cell office:value-type="float" office:value="2930.732">
            <text:p>2930.732</text:p>
          </table:table-cell>
          <table:table-cell office:value-type="float" office:value="6038.089">
            <text:p>6038.089</text:p>
          </table:table-cell>
          <table:table-cell office:value-type="float" office:value="73.275">
            <text:p>73.275</text:p>
          </table:table-cell>
          <table:table-cell office:value-type="float" office:value="581.656">
            <text:p>581.656</text:p>
          </table:table-cell>
          <table:table-cell office:value-type="float" office:value="879.524999999999">
            <text:p>879.525</text:p>
          </table:table-cell>
          <table:table-cell office:value-type="float" office:value="158.854">
            <text:p>158.854</text:p>
          </table:table-cell>
          <table:table-cell office:value-type="float" office:value="6.262">
            <text:p>6.262</text:p>
          </table:table-cell>
          <table:table-cell office:value-type="float" office:value="87.436">
            <text:p>87.436</text:p>
          </table:table-cell>
          <table:table-cell office:value-type="float" office:value="0.778">
            <text:p>0.778</text:p>
          </table:table-cell>
          <table:table-cell office:value-type="float" office:value="45.412">
            <text:p>45.412</text:p>
          </table:table-cell>
          <table:table-cell office:value-type="float" office:value="2036.662">
            <text:p>2036.662</text:p>
          </table:table-cell>
        </table:table-row>
        <table:table-row table:style-name="ro2">
          <table:table-cell office:value-type="string">
            <text:p>Savelsbos</text:p>
          </table:table-cell>
          <table:table-cell office:value-type="float" office:value="101467.681">
            <text:p>101467.681</text:p>
          </table:table-cell>
          <table:table-cell office:value-type="float" office:value="1385.172">
            <text:p>1385.172</text:p>
          </table:table-cell>
          <table:table-cell office:value-type="float" office:value="65.049">
            <text:p>65.049</text:p>
          </table:table-cell>
          <table:table-cell office:value-type="float" office:value="38324.5550000001">
            <text:p>38324.5550000001</text:p>
          </table:table-cell>
          <table:table-cell office:value-type="float" office:value="274.534">
            <text:p>274.534</text:p>
          </table:table-cell>
          <table:table-cell office:value-type="float" office:value="1331.211">
            <text:p>1331.211</text:p>
          </table:table-cell>
          <table:table-cell office:value-type="float" office:value="4064.82499999999">
            <text:p>4064.825</text:p>
          </table:table-cell>
          <table:table-cell office:value-type="float" office:value="605.132">
            <text:p>605.132</text:p>
          </table:table-cell>
          <table:table-cell office:value-type="float" office:value="4374.874">
            <text:p>4374.874</text:p>
          </table:table-cell>
          <table:table-cell office:value-type="float" office:value="15227.901">
            <text:p>15227.901</text:p>
          </table:table-cell>
          <table:table-cell office:value-type="float" office:value="3289.419">
            <text:p>3289.419</text:p>
          </table:table-cell>
          <table:table-cell office:value-type="float" office:value="398.697">
            <text:p>398.697</text:p>
          </table:table-cell>
          <table:table-cell office:value-type="float" office:value="4280.741">
            <text:p>4280.741</text:p>
          </table:table-cell>
          <table:table-cell office:value-type="float" office:value="5963.69499999999">
            <text:p>5963.695</text:p>
          </table:table-cell>
          <table:table-cell office:value-type="float" office:value="1539.103">
            <text:p>1539.103</text:p>
          </table:table-cell>
          <table:table-cell office:value-type="float" office:value="151.397">
            <text:p>151.397</text:p>
          </table:table-cell>
          <table:table-cell office:value-type="float" office:value="2062.598">
            <text:p>2062.598</text:p>
          </table:table-cell>
          <table:table-cell office:value-type="float" office:value="27.88">
            <text:p>27.88</text:p>
          </table:table-cell>
          <table:table-cell office:value-type="float" office:value="931.561">
            <text:p>931.561</text:p>
          </table:table-cell>
          <table:table-cell office:value-type="float" office:value="17168.918">
            <text:p>17168.918</text:p>
          </table:table-cell>
        </table:table-row>
        <table:table-row table:style-name="ro4">
          <table:table-cell office:value-type="string">
            <text:p>Schoorlse Duinen</text:p>
          </table:table-cell>
          <table:table-cell office:value-type="float" office:value="372464.085">
            <text:p>372464.085</text:p>
          </table:table-cell>
          <table:table-cell office:value-type="float" office:value="4424.19299999995">
            <text:p>4424.193</text:p>
          </table:table-cell>
          <table:table-cell office:value-type="float" office:value="1615.258">
            <text:p>1615.258</text:p>
          </table:table-cell>
          <table:table-cell office:value-type="float" office:value="82438.327">
            <text:p>82438.327</text:p>
          </table:table-cell>
          <table:table-cell office:value-type="float" office:value="1202.259">
            <text:p>1202.259</text:p>
          </table:table-cell>
          <table:table-cell office:value-type="float" office:value="3969.48299999997">
            <text:p>3969.483</text:p>
          </table:table-cell>
          <table:table-cell office:value-type="float" office:value="6881.61199999999">
            <text:p>6881.612</text:p>
          </table:table-cell>
          <table:table-cell office:value-type="float" office:value="4498.28999999996">
            <text:p>4498.29</text:p>
          </table:table-cell>
          <table:table-cell office:value-type="float" office:value="8943.649">
            <text:p>8943.649</text:p>
          </table:table-cell>
          <table:table-cell office:value-type="float" office:value="75170.716">
            <text:p>75170.716</text:p>
          </table:table-cell>
          <table:table-cell office:value-type="float" office:value="7713.622">
            <text:p>7713.622</text:p>
          </table:table-cell>
          <table:table-cell office:value-type="float" office:value="3664.34499999995">
            <text:p>3664.345</text:p>
          </table:table-cell>
          <table:table-cell office:value-type="float" office:value="23465.2310000002">
            <text:p>23465.2310000002</text:p>
          </table:table-cell>
          <table:table-cell office:value-type="float" office:value="30852.5550000002">
            <text:p>30852.5550000002</text:p>
          </table:table-cell>
          <table:table-cell office:value-type="float" office:value="12094.856">
            <text:p>12094.856</text:p>
          </table:table-cell>
          <table:table-cell office:value-type="float" office:value="1951.365">
            <text:p>1951.365</text:p>
          </table:table-cell>
          <table:table-cell office:value-type="float" office:value="40281.394">
            <text:p>40281.394</text:p>
          </table:table-cell>
          <table:table-cell office:value-type="float" office:value="1530.54">
            <text:p>1530.54</text:p>
          </table:table-cell>
          <table:table-cell office:value-type="float" office:value="6782.938">
            <text:p>6782.938</text:p>
          </table:table-cell>
          <table:table-cell office:value-type="float" office:value="54982.1330000003">
            <text:p>54982.1330000003</text:p>
          </table:table-cell>
        </table:table-row>
        <table:table-row table:style-name="ro2">
          <table:table-cell office:value-type="string">
            <text:p>Sint Jansberg</text:p>
          </table:table-cell>
          <table:table-cell office:value-type="float" office:value="107238.86">
            <text:p>107238.86</text:p>
          </table:table-cell>
          <table:table-cell office:value-type="float" office:value="586.682999999998">
            <text:p>586.683</text:p>
          </table:table-cell>
          <table:table-cell office:value-type="float" office:value="126.749">
            <text:p>126.749</text:p>
          </table:table-cell>
          <table:table-cell office:value-type="float" office:value="16897.117">
            <text:p>16897.117</text:p>
          </table:table-cell>
          <table:table-cell office:value-type="float" office:value="2032.37">
            <text:p>2032.37</text:p>
          </table:table-cell>
          <table:table-cell office:value-type="float" office:value="2837.09999999999">
            <text:p>2837.1</text:p>
          </table:table-cell>
          <table:table-cell office:value-type="float" office:value="1857.78599999999">
            <text:p>1857.786</text:p>
          </table:table-cell>
          <table:table-cell office:value-type="float" office:value="1537.67999999999">
            <text:p>1537.68</text:p>
          </table:table-cell>
          <table:table-cell office:value-type="float" office:value="11982.002">
            <text:p>11982.002</text:p>
          </table:table-cell>
          <table:table-cell office:value-type="float" office:value="20727.343">
            <text:p>20727.343</text:p>
          </table:table-cell>
          <table:table-cell office:value-type="float" office:value="21397.505">
            <text:p>21397.505</text:p>
          </table:table-cell>
          <table:table-cell office:value-type="float" office:value="342.408000000001">
            <text:p>342.408</text:p>
          </table:table-cell>
          <table:table-cell office:value-type="float" office:value="2741.08999999999">
            <text:p>2741.09</text:p>
          </table:table-cell>
          <table:table-cell office:value-type="float" office:value="6196.30899999997">
            <text:p>6196.309</text:p>
          </table:table-cell>
          <table:table-cell office:value-type="float" office:value="1652.445">
            <text:p>1652.445</text:p>
          </table:table-cell>
          <table:table-cell office:value-type="float" office:value="247.767">
            <text:p>247.767</text:p>
          </table:table-cell>
          <table:table-cell office:value-type="float" office:value="1582.955">
            <text:p>1582.955</text:p>
          </table:table-cell>
          <table:table-cell office:value-type="float" office:value="23.478">
            <text:p>23.478</text:p>
          </table:table-cell>
          <table:table-cell office:value-type="float" office:value="2080.503">
            <text:p>2080.503</text:p>
          </table:table-cell>
          <table:table-cell office:value-type="float" office:value="12388.962">
            <text:p>12388.962</text:p>
          </table:table-cell>
        </table:table-row>
        <table:table-row table:style-name="ro1">
          <table:table-cell office:value-type="string">
            <text:p>Sint Pietersberg &amp; Jekerdal</text:p>
          </table:table-cell>
          <table:table-cell office:value-type="float" office:value="11031.202">
            <text:p>11031.202</text:p>
          </table:table-cell>
          <table:table-cell office:value-type="float" office:value="120.361">
            <text:p>120.361</text:p>
          </table:table-cell>
          <table:table-cell office:value-type="float" office:value="2.664">
            <text:p>2.664</text:p>
          </table:table-cell>
          <table:table-cell office:value-type="float" office:value="3076.502">
            <text:p>3076.502</text:p>
          </table:table-cell>
          <table:table-cell office:value-type="float" office:value="49.746">
            <text:p>49.746</text:p>
          </table:table-cell>
          <table:table-cell office:value-type="float" office:value="129.884">
            <text:p>129.884</text:p>
          </table:table-cell>
          <table:table-cell office:value-type="float" office:value="518.352">
            <text:p>518.352</text:p>
          </table:table-cell>
          <table:table-cell office:value-type="float" office:value="65.471">
            <text:p>65.471</text:p>
          </table:table-cell>
          <table:table-cell office:value-type="float" office:value="555.491">
            <text:p>555.491</text:p>
          </table:table-cell>
          <table:table-cell office:value-type="float" office:value="795.976">
            <text:p>795.976</text:p>
          </table:table-cell>
          <table:table-cell office:value-type="float" office:value="587.429">
            <text:p>587.429</text:p>
          </table:table-cell>
          <table:table-cell office:value-type="float" office:value="92.021">
            <text:p>92.021</text:p>
          </table:table-cell>
          <table:table-cell office:value-type="float" office:value="1050.106">
            <text:p>1050.106</text:p>
          </table:table-cell>
          <table:table-cell office:value-type="float" office:value="806.465999999999">
            <text:p>806.466</text:p>
          </table:table-cell>
          <table:table-cell office:value-type="float" office:value="226.813">
            <text:p>226.813</text:p>
          </table:table-cell>
          <table:table-cell office:value-type="float" office:value="21.216">
            <text:p>21.216</text:p>
          </table:table-cell>
          <table:table-cell office:value-type="float" office:value="259.821">
            <text:p>259.821</text:p>
          </table:table-cell>
          <table:table-cell office:value-type="float" office:value="2.558">
            <text:p>2.558</text:p>
          </table:table-cell>
          <table:table-cell office:value-type="float" office:value="117.753">
            <text:p>117.753</text:p>
          </table:table-cell>
          <table:table-cell office:value-type="float" office:value="2552.407">
            <text:p>2552.407</text:p>
          </table:table-cell>
        </table:table-row>
        <table:table-row table:style-name="ro1">
          <table:table-cell office:value-type="string">
            <text:p>Solleveld &amp; Kapittelduinen</text:p>
          </table:table-cell>
          <table:table-cell office:value-type="float" office:value="321220.273999999">
            <text:p>321220.273999999</text:p>
          </table:table-cell>
          <table:table-cell office:value-type="float" office:value="2009.55799999997">
            <text:p>2009.558</text:p>
          </table:table-cell>
          <table:table-cell office:value-type="float" office:value="8010.643">
            <text:p>8010.643</text:p>
          </table:table-cell>
          <table:table-cell office:value-type="float" office:value="53116.9740000001">
            <text:p>53116.9740000001</text:p>
          </table:table-cell>
          <table:table-cell office:value-type="float" office:value="679.891">
            <text:p>679.891</text:p>
          </table:table-cell>
          <table:table-cell office:value-type="float" office:value="1861.24899999999">
            <text:p>1861.249</text:p>
          </table:table-cell>
          <table:table-cell office:value-type="float" office:value="6099.34599999997">
            <text:p>6099.346</text:p>
          </table:table-cell>
          <table:table-cell office:value-type="float" office:value="1503.14999999999">
            <text:p>1503.15</text:p>
          </table:table-cell>
          <table:table-cell office:value-type="float" office:value="5257.501">
            <text:p>5257.501</text:p>
          </table:table-cell>
          <table:table-cell office:value-type="float" office:value="25476.423">
            <text:p>25476.423</text:p>
          </table:table-cell>
          <table:table-cell office:value-type="float" office:value="6862.525">
            <text:p>6862.525</text:p>
          </table:table-cell>
          <table:table-cell office:value-type="float" office:value="4877.50800000003">
            <text:p>4877.508</text:p>
          </table:table-cell>
          <table:table-cell office:value-type="float" office:value="20408.3700000001">
            <text:p>20408.3700000001</text:p>
          </table:table-cell>
          <table:table-cell office:value-type="float" office:value="29562.5750000003">
            <text:p>29562.5750000003</text:p>
          </table:table-cell>
          <table:table-cell office:value-type="float" office:value="15720.505">
            <text:p>15720.505</text:p>
          </table:table-cell>
          <table:table-cell office:value-type="float" office:value="1255.136">
            <text:p>1255.136</text:p>
          </table:table-cell>
          <table:table-cell office:value-type="float" office:value="55266.504">
            <text:p>55266.504</text:p>
          </table:table-cell>
          <table:table-cell office:value-type="float" office:value="934.860999999999">
            <text:p>934.861</text:p>
          </table:table-cell>
          <table:table-cell office:value-type="float" office:value="8758.93499999999">
            <text:p>8758.935</text:p>
          </table:table-cell>
          <table:table-cell office:value-type="float" office:value="73557.5330000001">
            <text:p>73557.5330000001</text:p>
          </table:table-cell>
        </table:table-row>
        <table:table-row table:style-name="ro1">
          <table:table-cell office:value-type="string">
            <text:p>Springendal &amp; Dal van de Mosbeek</text:p>
          </table:table-cell>
          <table:table-cell office:value-type="float" office:value="182745.146">
            <text:p>182745.146</text:p>
          </table:table-cell>
          <table:table-cell office:value-type="float" office:value="1504.01199999999">
            <text:p>1504.012</text:p>
          </table:table-cell>
          <table:table-cell office:value-type="float" office:value="121.095">
            <text:p>121.095</text:p>
          </table:table-cell>
          <table:table-cell office:value-type="float" office:value="44775.2720000001">
            <text:p>44775.2720000001</text:p>
          </table:table-cell>
          <table:table-cell office:value-type="float" office:value="1141.493">
            <text:p>1141.493</text:p>
          </table:table-cell>
          <table:table-cell office:value-type="float" office:value="3952.53599999998">
            <text:p>3952.536</text:p>
          </table:table-cell>
          <table:table-cell office:value-type="float" office:value="1870.21099999999">
            <text:p>1870.211</text:p>
          </table:table-cell>
          <table:table-cell office:value-type="float" office:value="2329.26999999999">
            <text:p>2329.27</text:p>
          </table:table-cell>
          <table:table-cell office:value-type="float" office:value="17107.938">
            <text:p>17107.938</text:p>
          </table:table-cell>
          <table:table-cell office:value-type="float" office:value="61516.44">
            <text:p>61516.44</text:p>
          </table:table-cell>
          <table:table-cell office:value-type="float" office:value="17913.368">
            <text:p>17913.368</text:p>
          </table:table-cell>
          <table:table-cell office:value-type="float" office:value="644.344000000002">
            <text:p>644.344</text:p>
          </table:table-cell>
          <table:table-cell office:value-type="float" office:value="3952.17399999999">
            <text:p>3952.174</text:p>
          </table:table-cell>
          <table:table-cell office:value-type="float" office:value="6909.04099999998">
            <text:p>6909.041</text:p>
          </table:table-cell>
          <table:table-cell office:value-type="float" office:value="2698.83999999999">
            <text:p>2698.84</text:p>
          </table:table-cell>
          <table:table-cell office:value-type="float" office:value="256.034">
            <text:p>256.034</text:p>
          </table:table-cell>
          <table:table-cell office:value-type="float" office:value="2981.948">
            <text:p>2981.948</text:p>
          </table:table-cell>
          <table:table-cell office:value-type="float" office:value="54.372">
            <text:p>54.372</text:p>
          </table:table-cell>
          <table:table-cell office:value-type="float" office:value="1493.475">
            <text:p>1493.475</text:p>
          </table:table-cell>
          <table:table-cell office:value-type="float" office:value="11522.278">
            <text:p>11522.278</text:p>
          </table:table-cell>
        </table:table-row>
        <table:table-row table:style-name="ro2">
          <table:table-cell office:value-type="string">
            <text:p>Stelkampsveld</text:p>
          </table:table-cell>
          <table:table-cell office:value-type="float" office:value="13957.688">
            <text:p>13957.688</text:p>
          </table:table-cell>
          <table:table-cell office:value-type="float" office:value="111.728">
            <text:p>111.728</text:p>
          </table:table-cell>
          <table:table-cell office:value-type="float" office:value="1.019">
            <text:p>1.019</text:p>
          </table:table-cell>
          <table:table-cell office:value-type="float" office:value="3349.525">
            <text:p>3349.525</text:p>
          </table:table-cell>
          <table:table-cell office:value-type="float" office:value="128.42">
            <text:p>128.42</text:p>
          </table:table-cell>
          <table:table-cell office:value-type="float" office:value="292.357000000001">
            <text:p>292.357</text:p>
          </table:table-cell>
          <table:table-cell office:value-type="float" office:value="158.749">
            <text:p>158.749</text:p>
          </table:table-cell>
          <table:table-cell office:value-type="float" office:value="161.639">
            <text:p>161.639</text:p>
          </table:table-cell>
          <table:table-cell office:value-type="float" office:value="964.375">
            <text:p>964.375</text:p>
          </table:table-cell>
          <table:table-cell office:value-type="float" office:value="4295.028">
            <text:p>4295.028</text:p>
          </table:table-cell>
          <table:table-cell office:value-type="float" office:value="2265.654">
            <text:p>2265.654</text:p>
          </table:table-cell>
          <table:table-cell office:value-type="float" office:value="58.907">
            <text:p>58.907</text:p>
          </table:table-cell>
          <table:table-cell office:value-type="float" office:value="327.035">
            <text:p>327.035</text:p>
          </table:table-cell>
          <table:table-cell office:value-type="float" office:value="296.711">
            <text:p>296.711</text:p>
          </table:table-cell>
          <table:table-cell office:value-type="float" office:value="147.725">
            <text:p>147.725</text:p>
          </table:table-cell>
          <table:table-cell office:value-type="float" office:value="17.757">
            <text:p>17.757</text:p>
          </table:table-cell>
          <table:table-cell office:value-type="float" office:value="45.844">
            <text:p>45.844</text:p>
          </table:table-cell>
          <table:table-cell office:value-type="float" office:value="0.642">
            <text:p>0.642</text:p>
          </table:table-cell>
          <table:table-cell office:value-type="float" office:value="81.222">
            <text:p>81.222</text:p>
          </table:table-cell>
          <table:table-cell office:value-type="float" office:value="1253.266">
            <text:p>1253.266</text:p>
          </table:table-cell>
        </table:table-row>
        <table:table-row table:style-name="ro1">
          <table:table-cell office:value-type="string">
            <text:p>Strabrechtse Heide &amp; Beuven</text:p>
          </table:table-cell>
          <table:table-cell office:value-type="float" office:value="566653.223000001">
            <text:p>566653.223000001</text:p>
          </table:table-cell>
          <table:table-cell office:value-type="float" office:value="3523.20699999997">
            <text:p>3523.207</text:p>
          </table:table-cell>
          <table:table-cell office:value-type="float" office:value="1416.548">
            <text:p>1416.548</text:p>
          </table:table-cell>
          <table:table-cell office:value-type="float" office:value="80469.7539999999">
            <text:p>80469.7539999999</text:p>
          </table:table-cell>
          <table:table-cell office:value-type="float" office:value="9490.186">
            <text:p>9490.186</text:p>
          </table:table-cell>
          <table:table-cell office:value-type="float" office:value="15653.7050000001">
            <text:p>15653.7050000001</text:p>
          </table:table-cell>
          <table:table-cell office:value-type="float" office:value="11114.1330000001">
            <text:p>11114.1330000001</text:p>
          </table:table-cell>
          <table:table-cell office:value-type="float" office:value="8108.12800000001">
            <text:p>8108.128</text:p>
          </table:table-cell>
          <table:table-cell office:value-type="float" office:value="78815.232">
            <text:p>78815.232</text:p>
          </table:table-cell>
          <table:table-cell office:value-type="float" office:value="93135.3649999999">
            <text:p>93135.3649999999</text:p>
          </table:table-cell>
          <table:table-cell office:value-type="float" office:value="102248.864">
            <text:p>102248.864</text:p>
          </table:table-cell>
          <table:table-cell office:value-type="float" office:value="2642.66199999995">
            <text:p>2642.662</text:p>
          </table:table-cell>
          <table:table-cell office:value-type="float" office:value="19901.7540000001">
            <text:p>19901.7540000001</text:p>
          </table:table-cell>
          <table:table-cell office:value-type="float" office:value="53509.7460000005">
            <text:p>53509.7460000005</text:p>
          </table:table-cell>
          <table:table-cell office:value-type="float" office:value="12251.827">
            <text:p>12251.827</text:p>
          </table:table-cell>
          <table:table-cell office:value-type="float" office:value="1166.576">
            <text:p>1166.576</text:p>
          </table:table-cell>
          <table:table-cell office:value-type="float" office:value="13535.789">
            <text:p>13535.789</text:p>
          </table:table-cell>
          <table:table-cell office:value-type="float" office:value="254.014">
            <text:p>254.014</text:p>
          </table:table-cell>
          <table:table-cell office:value-type="float" office:value="8577.31899999999">
            <text:p>8577.319</text:p>
          </table:table-cell>
          <table:table-cell office:value-type="float" office:value="50837.1030000002">
            <text:p>50837.1030000002</text:p>
          </table:table-cell>
        </table:table-row>
        <table:table-row table:style-name="ro2">
          <table:table-cell office:value-type="string">
            <text:p>Swalmdal</text:p>
          </table:table-cell>
          <table:table-cell office:value-type="float" office:value="15988.446">
            <text:p>15988.446</text:p>
          </table:table-cell>
          <table:table-cell office:value-type="float" office:value="127.119">
            <text:p>127.119</text:p>
          </table:table-cell>
          <table:table-cell office:value-type="float" office:value="13.71">
            <text:p>13.71</text:p>
          </table:table-cell>
          <table:table-cell office:value-type="float" office:value="3314.192">
            <text:p>3314.192</text:p>
          </table:table-cell>
          <table:table-cell office:value-type="float" office:value="180.225">
            <text:p>180.225</text:p>
          </table:table-cell>
          <table:table-cell office:value-type="float" office:value="395.724">
            <text:p>395.724</text:p>
          </table:table-cell>
          <table:table-cell office:value-type="float" office:value="504.51">
            <text:p>504.51</text:p>
          </table:table-cell>
          <table:table-cell office:value-type="float" office:value="178.734">
            <text:p>178.734</text:p>
          </table:table-cell>
          <table:table-cell office:value-type="float" office:value="1955.853">
            <text:p>1955.853</text:p>
          </table:table-cell>
          <table:table-cell office:value-type="float" office:value="1643.24">
            <text:p>1643.24</text:p>
          </table:table-cell>
          <table:table-cell office:value-type="float" office:value="2287.67">
            <text:p>2287.67</text:p>
          </table:table-cell>
          <table:table-cell office:value-type="float" office:value="97.3">
            <text:p>97.3</text:p>
          </table:table-cell>
          <table:table-cell office:value-type="float" office:value="1326.54">
            <text:p>1326.54</text:p>
          </table:table-cell>
          <table:table-cell office:value-type="float" office:value="1553.393">
            <text:p>1553.393</text:p>
          </table:table-cell>
          <table:table-cell office:value-type="float" office:value="177.653">
            <text:p>177.653</text:p>
          </table:table-cell>
          <table:table-cell office:value-type="float" office:value="58.987">
            <text:p>58.987</text:p>
          </table:table-cell>
          <table:table-cell office:value-type="float" office:value="51.056">
            <text:p>51.056</text:p>
          </table:table-cell>
          <table:table-cell office:value-type="float" office:value="0.144">
            <text:p>0.144</text:p>
          </table:table-cell>
          <table:table-cell office:value-type="float" office:value="102.558">
            <text:p>102.558</text:p>
          </table:table-cell>
          <table:table-cell office:value-type="float" office:value="2019.744">
            <text:p>2019.744</text:p>
          </table:table-cell>
        </table:table-row>
        <table:table-row table:style-name="ro4">
          <table:table-cell office:value-type="string">
            <text:p>Uiterwaarden Lek</text:p>
          </table:table-cell>
          <table:table-cell office:value-type="float" office:value="22298.536">
            <text:p>22298.536</text:p>
          </table:table-cell>
          <table:table-cell office:value-type="float" office:value="341.980000000001">
            <text:p>341.98</text:p>
          </table:table-cell>
          <table:table-cell office:value-type="float" office:value="16.886">
            <text:p>16.886</text:p>
          </table:table-cell>
          <table:table-cell office:value-type="float" office:value="5921.215">
            <text:p>5921.215</text:p>
          </table:table-cell>
          <table:table-cell office:value-type="float" office:value="75.443">
            <text:p>75.443</text:p>
          </table:table-cell>
          <table:table-cell office:value-type="float" office:value="425.933">
            <text:p>425.933</text:p>
          </table:table-cell>
          <table:table-cell office:value-type="float" office:value="156.677">
            <text:p>156.677</text:p>
          </table:table-cell>
          <table:table-cell office:value-type="float" office:value="300.573">
            <text:p>300.573</text:p>
          </table:table-cell>
          <table:table-cell office:value-type="float" office:value="492.262">
            <text:p>492.262</text:p>
          </table:table-cell>
          <table:table-cell office:value-type="float" office:value="7397.67699999999">
            <text:p>7397.677</text:p>
          </table:table-cell>
          <table:table-cell office:value-type="float" office:value="751.811">
            <text:p>751.811</text:p>
          </table:table-cell>
          <table:table-cell office:value-type="float" office:value="141.723">
            <text:p>141.723</text:p>
          </table:table-cell>
          <table:table-cell office:value-type="float" office:value="656.961">
            <text:p>656.961</text:p>
          </table:table-cell>
          <table:table-cell office:value-type="float" office:value="1283.652">
            <text:p>1283.652</text:p>
          </table:table-cell>
          <table:table-cell office:value-type="float" office:value="411.172">
            <text:p>411.172</text:p>
          </table:table-cell>
          <table:table-cell office:value-type="float" office:value="48.55">
            <text:p>48.55</text:p>
          </table:table-cell>
          <table:table-cell office:value-type="float" office:value="528.496">
            <text:p>528.496</text:p>
          </table:table-cell>
          <table:table-cell office:value-type="float" office:value="7.99">
            <text:p>7.99</text:p>
          </table:table-cell>
          <table:table-cell office:value-type="float" office:value="1372.821">
            <text:p>1372.821</text:p>
          </table:table-cell>
          <table:table-cell office:value-type="float" office:value="1966.462">
            <text:p>1966.462</text:p>
          </table:table-cell>
        </table:table-row>
        <table:table-row table:style-name="ro1">
          <table:table-cell office:value-type="string">
            <text:p>Uiterwaarden Zwarte Water en Vecht</text:p>
          </table:table-cell>
          <table:table-cell office:value-type="float" office:value="224581.559">
            <text:p>224581.559</text:p>
          </table:table-cell>
          <table:table-cell office:value-type="float" office:value="3129.61599999996">
            <text:p>3129.616</text:p>
          </table:table-cell>
          <table:table-cell office:value-type="float" office:value="325.999">
            <text:p>325.999</text:p>
          </table:table-cell>
          <table:table-cell office:value-type="float" office:value="75360.119">
            <text:p>75360.119</text:p>
          </table:table-cell>
          <table:table-cell office:value-type="float" office:value="1838.929">
            <text:p>1838.929</text:p>
          </table:table-cell>
          <table:table-cell office:value-type="float" office:value="3653.07299999998">
            <text:p>3653.073</text:p>
          </table:table-cell>
          <table:table-cell office:value-type="float" office:value="3641.54999999997">
            <text:p>3641.55</text:p>
          </table:table-cell>
          <table:table-cell office:value-type="float" office:value="2190.53699999998">
            <text:p>2190.537</text:p>
          </table:table-cell>
          <table:table-cell office:value-type="float" office:value="10850.789">
            <text:p>10850.789</text:p>
          </table:table-cell>
          <table:table-cell office:value-type="float" office:value="60201.8160000001">
            <text:p>60201.8160000001</text:p>
          </table:table-cell>
          <table:table-cell office:value-type="float" office:value="8343.94499999999">
            <text:p>8343.945</text:p>
          </table:table-cell>
          <table:table-cell office:value-type="float" office:value="1079.362">
            <text:p>1079.362</text:p>
          </table:table-cell>
          <table:table-cell office:value-type="float" office:value="6436.07999999998">
            <text:p>6436.08</text:p>
          </table:table-cell>
          <table:table-cell office:value-type="float" office:value="13779.7800000001">
            <text:p>13779.7800000001</text:p>
          </table:table-cell>
          <table:table-cell office:value-type="float" office:value="4357.15099999999">
            <text:p>4357.151</text:p>
          </table:table-cell>
          <table:table-cell office:value-type="float" office:value="392.28">
            <text:p>392.28</text:p>
          </table:table-cell>
          <table:table-cell office:value-type="float" office:value="5088.839">
            <text:p>5088.839</text:p>
          </table:table-cell>
          <table:table-cell office:value-type="float" office:value="109.777">
            <text:p>109.777</text:p>
          </table:table-cell>
          <table:table-cell office:value-type="float" office:value="3600.403">
            <text:p>3600.403</text:p>
          </table:table-cell>
          <table:table-cell office:value-type="float" office:value="20200.326">
            <text:p>20200.326</text:p>
          </table:table-cell>
        </table:table-row>
        <table:table-row table:style-name="ro4">
          <table:table-cell office:value-type="string">
            <text:p>Ulvenhoutse Bos</text:p>
          </table:table-cell>
          <table:table-cell office:value-type="float" office:value="36043.715">
            <text:p>36043.715</text:p>
          </table:table-cell>
          <table:table-cell office:value-type="float" office:value="170.185">
            <text:p>170.185</text:p>
          </table:table-cell>
          <table:table-cell office:value-type="float" office:value="78.388">
            <text:p>78.388</text:p>
          </table:table-cell>
          <table:table-cell office:value-type="float" office:value="5458.77499999999">
            <text:p>5458.775</text:p>
          </table:table-cell>
          <table:table-cell office:value-type="float" office:value="325.975">
            <text:p>325.975</text:p>
          </table:table-cell>
          <table:table-cell office:value-type="float" office:value="610.929">
            <text:p>610.929</text:p>
          </table:table-cell>
          <table:table-cell office:value-type="float" office:value="588.572">
            <text:p>588.572</text:p>
          </table:table-cell>
          <table:table-cell office:value-type="float" office:value="499.449">
            <text:p>499.449</text:p>
          </table:table-cell>
          <table:table-cell office:value-type="float" office:value="1922.383">
            <text:p>1922.383</text:p>
          </table:table-cell>
          <table:table-cell office:value-type="float" office:value="6646.027">
            <text:p>6646.027</text:p>
          </table:table-cell>
          <table:table-cell office:value-type="float" office:value="3599.782">
            <text:p>3599.782</text:p>
          </table:table-cell>
          <table:table-cell office:value-type="float" office:value="192.67">
            <text:p>192.67</text:p>
          </table:table-cell>
          <table:table-cell office:value-type="float" office:value="1548.987">
            <text:p>1548.987</text:p>
          </table:table-cell>
          <table:table-cell office:value-type="float" office:value="4207.90899999999">
            <text:p>4207.909</text:p>
          </table:table-cell>
          <table:table-cell office:value-type="float" office:value="743.624999999998">
            <text:p>743.625</text:p>
          </table:table-cell>
          <table:table-cell office:value-type="float" office:value="51.401">
            <text:p>51.401</text:p>
          </table:table-cell>
          <table:table-cell office:value-type="float" office:value="1136.067">
            <text:p>1136.067</text:p>
          </table:table-cell>
          <table:table-cell office:value-type="float" office:value="16.885">
            <text:p>16.885</text:p>
          </table:table-cell>
          <table:table-cell office:value-type="float" office:value="782.924">
            <text:p>782.924</text:p>
          </table:table-cell>
          <table:table-cell office:value-type="float" office:value="7462.46">
            <text:p>7462.46</text:p>
          </table:table-cell>
        </table:table-row>
        <table:table-row table:style-name="ro4">
          <table:table-cell office:value-type="string">
            <text:p>Van Oordt's Mersken</text:p>
          </table:table-cell>
          <table:table-cell office:value-type="float" office:value="248997.139">
            <text:p>248997.139</text:p>
          </table:table-cell>
          <table:table-cell office:value-type="float" office:value="3140.05899999997">
            <text:p>3140.059</text:p>
          </table:table-cell>
          <table:table-cell office:value-type="float" office:value="296.867">
            <text:p>296.867</text:p>
          </table:table-cell>
          <table:table-cell office:value-type="float" office:value="76569.5470000001">
            <text:p>76569.5470000001</text:p>
          </table:table-cell>
          <table:table-cell office:value-type="float" office:value="994.129">
            <text:p>994.129</text:p>
          </table:table-cell>
          <table:table-cell office:value-type="float" office:value="3049.47999999998">
            <text:p>3049.48</text:p>
          </table:table-cell>
          <table:table-cell office:value-type="float" office:value="3011.80899999997">
            <text:p>3011.809</text:p>
          </table:table-cell>
          <table:table-cell office:value-type="float" office:value="1389.01499999999">
            <text:p>1389.015</text:p>
          </table:table-cell>
          <table:table-cell office:value-type="float" office:value="7520.56">
            <text:p>7520.56</text:p>
          </table:table-cell>
          <table:table-cell office:value-type="float" office:value="71534.557">
            <text:p>71534.557</text:p>
          </table:table-cell>
          <table:table-cell office:value-type="float" office:value="4288.86699999999">
            <text:p>4288.867</text:p>
          </table:table-cell>
          <table:table-cell office:value-type="float" office:value="1226.559">
            <text:p>1226.559</text:p>
          </table:table-cell>
          <table:table-cell office:value-type="float" office:value="5471.90699999998">
            <text:p>5471.907</text:p>
          </table:table-cell>
          <table:table-cell office:value-type="float" office:value="18827.2580000001">
            <text:p>18827.2580000001</text:p>
          </table:table-cell>
          <table:table-cell office:value-type="float" office:value="4598.253">
            <text:p>4598.253</text:p>
          </table:table-cell>
          <table:table-cell office:value-type="float" office:value="463.021">
            <text:p>463.021</text:p>
          </table:table-cell>
          <table:table-cell office:value-type="float" office:value="7882.737">
            <text:p>7882.737</text:p>
          </table:table-cell>
          <table:table-cell office:value-type="float" office:value="217.856">
            <text:p>217.856</text:p>
          </table:table-cell>
          <table:table-cell office:value-type="float" office:value="2576.50499999999">
            <text:p>2576.505</text:p>
          </table:table-cell>
          <table:table-cell office:value-type="float" office:value="35936.7480000002">
            <text:p>35936.7480000002</text:p>
          </table:table-cell>
        </table:table-row>
        <table:table-row table:style-name="ro1">
          <table:table-cell office:value-type="string">
            <text:p>Vecht- en Beneden-Reggegebied</text:p>
          </table:table-cell>
          <table:table-cell office:value-type="float" office:value="727495.775000002">
            <text:p>727495.775000002</text:p>
          </table:table-cell>
          <table:table-cell office:value-type="float" office:value="6331.88499999996">
            <text:p>6331.885</text:p>
          </table:table-cell>
          <table:table-cell office:value-type="float" office:value="927.842999999998">
            <text:p>927.843</text:p>
          </table:table-cell>
          <table:table-cell office:value-type="float" office:value="171901.434999999">
            <text:p>171901.434999999</text:p>
          </table:table-cell>
          <table:table-cell office:value-type="float" office:value="7589.086">
            <text:p>7589.086</text:p>
          </table:table-cell>
          <table:table-cell office:value-type="float" office:value="17085.7130000001">
            <text:p>17085.7130000001</text:p>
          </table:table-cell>
          <table:table-cell office:value-type="float" office:value="12510.1890000001">
            <text:p>12510.1890000001</text:p>
          </table:table-cell>
          <table:table-cell office:value-type="float" office:value="9714.74000000002">
            <text:p>9714.74</text:p>
          </table:table-cell>
          <table:table-cell office:value-type="float" office:value="60286.631">
            <text:p>60286.631</text:p>
          </table:table-cell>
          <table:table-cell office:value-type="float" office:value="216858.566">
            <text:p>216858.566</text:p>
          </table:table-cell>
          <table:table-cell office:value-type="float" office:value="81191.3410000002">
            <text:p>81191.3410000002</text:p>
          </table:table-cell>
          <table:table-cell office:value-type="float" office:value="2881.14099999994">
            <text:p>2881.141</text:p>
          </table:table-cell>
          <table:table-cell office:value-type="float" office:value="15901.1270000001">
            <text:p>15901.1270000001</text:p>
          </table:table-cell>
          <table:table-cell office:value-type="float" office:value="35454.8560000004">
            <text:p>35454.8560000004</text:p>
          </table:table-cell>
          <table:table-cell office:value-type="float" office:value="13190.754">
            <text:p>13190.754</text:p>
          </table:table-cell>
          <table:table-cell office:value-type="float" office:value="1240.104">
            <text:p>1240.104</text:p>
          </table:table-cell>
          <table:table-cell office:value-type="float" office:value="13851.693">
            <text:p>13851.693</text:p>
          </table:table-cell>
          <table:table-cell office:value-type="float" office:value="325.592">
            <text:p>325.592</text:p>
          </table:table-cell>
          <table:table-cell office:value-type="float" office:value="7835.327">
            <text:p>7835.327</text:p>
          </table:table-cell>
          <table:table-cell office:value-type="float" office:value="52415.9290000002">
            <text:p>52415.9290000002</text:p>
          </table:table-cell>
        </table:table-row>
        <table:table-row table:style-name="ro2">
          <table:table-cell office:value-type="string">
            <text:p>Veluwe</text:p>
          </table:table-cell>
          <table:table-cell office:value-type="float" office:value="99809467.5240001">
            <text:p>99809467.5240001</text:p>
          </table:table-cell>
          <table:table-cell office:value-type="float" office:value="695894.551999999">
            <text:p>695894.551999999</text:p>
          </table:table-cell>
          <table:table-cell office:value-type="float" office:value="198249.963">
            <text:p>198249.963</text:p>
          </table:table-cell>
          <table:table-cell office:value-type="float" office:value="17900391.102">
            <text:p>17900391.102</text:p>
          </table:table-cell>
          <table:table-cell office:value-type="float" office:value="689050.445">
            <text:p>689050.445</text:p>
          </table:table-cell>
          <table:table-cell office:value-type="float" office:value="2643154.77">
            <text:p>2643154.77</text:p>
          </table:table-cell>
          <table:table-cell office:value-type="float" office:value="1839231.917">
            <text:p>1839231.917</text:p>
          </table:table-cell>
          <table:table-cell office:value-type="float" office:value="1397241.821">
            <text:p>1397241.821</text:p>
          </table:table-cell>
          <table:table-cell office:value-type="float" office:value="11223357.421">
            <text:p>11223357.421</text:p>
          </table:table-cell>
          <table:table-cell office:value-type="float" office:value="25946326.492">
            <text:p>25946326.492</text:p>
          </table:table-cell>
          <table:table-cell office:value-type="float" office:value="9080028.553">
            <text:p>9080028.553</text:p>
          </table:table-cell>
          <table:table-cell office:value-type="float" office:value="458321.819999987">
            <text:p>458321.819999987</text:p>
          </table:table-cell>
          <table:table-cell office:value-type="float" office:value="2916966.194">
            <text:p>2916966.194</text:p>
          </table:table-cell>
          <table:table-cell office:value-type="float" office:value="9007721.79500002">
            <text:p>9007721.79500002</text:p>
          </table:table-cell>
          <table:table-cell office:value-type="float" office:value="2271648.75200001">
            <text:p>2271648.75200001</text:p>
          </table:table-cell>
          <table:table-cell office:value-type="float" office:value="244993.088">
            <text:p>244993.088</text:p>
          </table:table-cell>
          <table:table-cell office:value-type="float" office:value="2414415.141">
            <text:p>2414415.141</text:p>
          </table:table-cell>
          <table:table-cell office:value-type="float" office:value="75705.1559999999">
            <text:p>75705.1559999999</text:p>
          </table:table-cell>
          <table:table-cell office:value-type="float" office:value="1968348.119">
            <text:p>1968348.119</text:p>
          </table:table-cell>
          <table:table-cell office:value-type="float" office:value="8838419.49199999">
            <text:p>8838419.49199999</text:p>
          </table:table-cell>
        </table:table-row>
        <table:table-row table:style-name="ro5">
          <table:table-cell office:value-type="string">
            <text:p>Vlijmens Ven, Moerputten &amp; Bossche Broek</text:p>
          </table:table-cell>
          <table:table-cell office:value-type="float" office:value="12638.578">
            <text:p>12638.578</text:p>
          </table:table-cell>
          <table:table-cell office:value-type="float" office:value="75.8360000000001">
            <text:p>75.836</text:p>
          </table:table-cell>
          <table:table-cell office:value-type="float" office:value="14.753">
            <text:p>14.753</text:p>
          </table:table-cell>
          <table:table-cell office:value-type="float" office:value="2021.243">
            <text:p>2021.243</text:p>
          </table:table-cell>
          <table:table-cell office:value-type="float" office:value="132.259">
            <text:p>132.259</text:p>
          </table:table-cell>
          <table:table-cell office:value-type="float" office:value="235.44">
            <text:p>235.44</text:p>
          </table:table-cell>
          <table:table-cell office:value-type="float" office:value="157.344">
            <text:p>157.344</text:p>
          </table:table-cell>
          <table:table-cell office:value-type="float" office:value="200.075">
            <text:p>200.075</text:p>
          </table:table-cell>
          <table:table-cell office:value-type="float" office:value="855.863">
            <text:p>855.863</text:p>
          </table:table-cell>
          <table:table-cell office:value-type="float" office:value="2521.902">
            <text:p>2521.902</text:p>
          </table:table-cell>
          <table:table-cell office:value-type="float" office:value="1368.651">
            <text:p>1368.651</text:p>
          </table:table-cell>
          <table:table-cell office:value-type="float" office:value="136.961">
            <text:p>136.961</text:p>
          </table:table-cell>
          <table:table-cell office:value-type="float" office:value="511.935">
            <text:p>511.935</text:p>
          </table:table-cell>
          <table:table-cell office:value-type="float" office:value="1587.568">
            <text:p>1587.568</text:p>
          </table:table-cell>
          <table:table-cell office:value-type="float" office:value="308.296000000001">
            <text:p>308.296</text:p>
          </table:table-cell>
          <table:table-cell office:value-type="float" office:value="10.489">
            <text:p>10.489</text:p>
          </table:table-cell>
          <table:table-cell office:value-type="float" office:value="193.703">
            <text:p>193.703</text:p>
          </table:table-cell>
          <table:table-cell office:value-type="float" office:value="2.454">
            <text:p>2.454</text:p>
          </table:table-cell>
          <table:table-cell office:value-type="float" office:value="212.096">
            <text:p>212.096</text:p>
          </table:table-cell>
          <table:table-cell office:value-type="float" office:value="2091.523">
            <text:p>2091.523</text:p>
          </table:table-cell>
        </table:table-row>
        <table:table-row table:style-name="ro2">
          <table:table-cell office:value-type="string">
            <text:p>Vogelkreek</text:p>
          </table:table-cell>
          <table:table-cell office:value-type="float" office:value="599.297">
            <text:p>599.297</text:p>
          </table:table-cell>
          <table:table-cell office:value-type="float" office:value="2.619">
            <text:p>2.619</text:p>
          </table:table-cell>
          <table:table-cell office:value-type="float" office:value="0.002">
            <text:p>0.002</text:p>
          </table:table-cell>
          <table:table-cell office:value-type="float" office:value="265.046">
            <text:p>265.046</text:p>
          </table:table-cell>
          <table:table-cell office:value-type="float" office:value="1.327">
            <text:p>1.327</text:p>
          </table:table-cell>
          <table:table-cell office:value-type="float" office:value="3.917">
            <text:p>3.917</text:p>
          </table:table-cell>
          <table:table-cell office:value-type="float" office:value="64.229">
            <text:p>64.229</text:p>
          </table:table-cell>
          <table:table-cell office:value-type="float" office:value="0.59">
            <text:p>0.59</text:p>
          </table:table-cell>
          <table:table-cell office:value-type="float" office:value="9.196">
            <text:p>9.196</text:p>
          </table:table-cell>
          <table:table-cell office:value-type="float" office:value="74.731">
            <text:p>74.731</text:p>
          </table:table-cell>
          <table:table-cell office:value-type="float" office:value="5.701">
            <text:p>5.701</text:p>
          </table:table-cell>
          <table:table-cell office:value-type="float" office:value="1.63">
            <text:p>1.63</text:p>
          </table:table-cell>
          <table:table-cell office:value-type="float" office:value="66.483">
            <text:p>66.483</text:p>
          </table:table-cell>
          <table:table-cell office:value-type="float" office:value="3.694">
            <text:p>3.694</text:p>
          </table:table-cell>
          <table:table-cell office:value-type="float" office:value="4.665">
            <text:p>4.665</text:p>
          </table:table-cell>
          <table:table-cell office:value-type="float" office:value="0">
            <text:p>0</text:p>
          </table:table-cell>
          <table:table-cell office:value-type="float" office:value="1.622">
            <text:p>1.622</text:p>
          </table:table-cell>
          <table:table-cell office:value-type="float" office:value="0">
            <text:p>0</text:p>
          </table:table-cell>
          <table:table-cell office:value-type="float" office:value="0.513">
            <text:p>0.513</text:p>
          </table:table-cell>
          <table:table-cell office:value-type="float" office:value="93.317">
            <text:p>93.317</text:p>
          </table:table-cell>
        </table:table-row>
        <table:table-row table:style-name="ro2">
          <table:table-cell office:value-type="string">
            <text:p>Voordelta</text:p>
          </table:table-cell>
          <table:table-cell office:value-type="float" office:value="35259.13">
            <text:p>35259.13</text:p>
          </table:table-cell>
          <table:table-cell office:value-type="float" office:value="132.463">
            <text:p>132.463</text:p>
          </table:table-cell>
          <table:table-cell office:value-type="float" office:value="327.566">
            <text:p>327.566</text:p>
          </table:table-cell>
          <table:table-cell office:value-type="float" office:value="6546.155">
            <text:p>6546.155</text:p>
          </table:table-cell>
          <table:table-cell office:value-type="float" office:value="79.658">
            <text:p>79.658</text:p>
          </table:table-cell>
          <table:table-cell office:value-type="float" office:value="259.548000000001">
            <text:p>259.548</text:p>
          </table:table-cell>
          <table:table-cell office:value-type="float" office:value="1211.869">
            <text:p>1211.869</text:p>
          </table:table-cell>
          <table:table-cell office:value-type="float" office:value="163.809">
            <text:p>163.809</text:p>
          </table:table-cell>
          <table:table-cell office:value-type="float" office:value="822.227">
            <text:p>822.227</text:p>
          </table:table-cell>
          <table:table-cell office:value-type="float" office:value="2518.431">
            <text:p>2518.431</text:p>
          </table:table-cell>
          <table:table-cell office:value-type="float" office:value="969.81">
            <text:p>969.81</text:p>
          </table:table-cell>
          <table:table-cell office:value-type="float" office:value="702.212999999998">
            <text:p>702.213</text:p>
          </table:table-cell>
          <table:table-cell office:value-type="float" office:value="2945.586">
            <text:p>2945.586</text:p>
          </table:table-cell>
          <table:table-cell office:value-type="float" office:value="3256.73499999999">
            <text:p>3256.735</text:p>
          </table:table-cell>
          <table:table-cell office:value-type="float" office:value="1606.553">
            <text:p>1606.553</text:p>
          </table:table-cell>
          <table:table-cell office:value-type="float" office:value="206.563">
            <text:p>206.563</text:p>
          </table:table-cell>
          <table:table-cell office:value-type="float" office:value="7632.002">
            <text:p>7632.002</text:p>
          </table:table-cell>
          <table:table-cell office:value-type="float" office:value="128.61">
            <text:p>128.61</text:p>
          </table:table-cell>
          <table:table-cell office:value-type="float" office:value="1399.545">
            <text:p>1399.545</text:p>
          </table:table-cell>
          <table:table-cell office:value-type="float" office:value="4349.37199999999">
            <text:p>4349.372</text:p>
          </table:table-cell>
        </table:table-row>
        <table:table-row table:style-name="ro2">
          <table:table-cell office:value-type="string">
            <text:p>Voornes Duin</text:p>
          </table:table-cell>
          <table:table-cell office:value-type="float" office:value="498305.644999999">
            <text:p>498305.644999999</text:p>
          </table:table-cell>
          <table:table-cell office:value-type="float" office:value="2723.95699999997">
            <text:p>2723.957</text:p>
          </table:table-cell>
          <table:table-cell office:value-type="float" office:value="4624.47799999999">
            <text:p>4624.478</text:p>
          </table:table-cell>
          <table:table-cell office:value-type="float" office:value="102616.879">
            <text:p>102616.879</text:p>
          </table:table-cell>
          <table:table-cell office:value-type="float" office:value="1252.237">
            <text:p>1252.237</text:p>
          </table:table-cell>
          <table:table-cell office:value-type="float" office:value="3790.32999999998">
            <text:p>3790.33</text:p>
          </table:table-cell>
          <table:table-cell office:value-type="float" office:value="16254.1660000001">
            <text:p>16254.1660000001</text:p>
          </table:table-cell>
          <table:table-cell office:value-type="float" office:value="3013.98699999998">
            <text:p>3013.987</text:p>
          </table:table-cell>
          <table:table-cell office:value-type="float" office:value="9906.66">
            <text:p>9906.66</text:p>
          </table:table-cell>
          <table:table-cell office:value-type="float" office:value="50324.0920000001">
            <text:p>50324.0920000001</text:p>
          </table:table-cell>
          <table:table-cell office:value-type="float" office:value="14590.705">
            <text:p>14590.705</text:p>
          </table:table-cell>
          <table:table-cell office:value-type="float" office:value="6884.43800000011">
            <text:p>6884.4380000001</text:p>
          </table:table-cell>
          <table:table-cell office:value-type="float" office:value="33316.1540000002">
            <text:p>33316.1540000002</text:p>
          </table:table-cell>
          <table:table-cell office:value-type="float" office:value="43511.4680000004">
            <text:p>43511.4680000004</text:p>
          </table:table-cell>
          <table:table-cell office:value-type="float" office:value="20206.77">
            <text:p>20206.77</text:p>
          </table:table-cell>
          <table:table-cell office:value-type="float" office:value="2164.42">
            <text:p>2164.42</text:p>
          </table:table-cell>
          <table:table-cell office:value-type="float" office:value="76521.5000000001">
            <text:p>76521.5000000001</text:p>
          </table:table-cell>
          <table:table-cell office:value-type="float" office:value="1925.903">
            <text:p>1925.903</text:p>
          </table:table-cell>
          <table:table-cell office:value-type="float" office:value="15614.35">
            <text:p>15614.35</text:p>
          </table:table-cell>
          <table:table-cell office:value-type="float" office:value="89061.6750000002">
            <text:p>89061.6750000002</text:p>
          </table:table-cell>
        </table:table-row>
        <table:table-row table:style-name="ro2">
          <table:table-cell office:value-type="string">
            <text:p>Waddenzee</text:p>
          </table:table-cell>
          <table:table-cell office:value-type="float" office:value="2693556.18700001">
            <text:p>2693556.18700001</text:p>
          </table:table-cell>
          <table:table-cell office:value-type="float" office:value="47038.3330000003">
            <text:p>47038.3330000003</text:p>
          </table:table-cell>
          <table:table-cell office:value-type="float" office:value="6858.599">
            <text:p>6858.599</text:p>
          </table:table-cell>
          <table:table-cell office:value-type="float" office:value="882899.510999999">
            <text:p>882899.510999999</text:p>
          </table:table-cell>
          <table:table-cell office:value-type="float" office:value="12665.728">
            <text:p>12665.728</text:p>
          </table:table-cell>
          <table:table-cell office:value-type="float" office:value="30696.3410000001">
            <text:p>30696.3410000001</text:p>
          </table:table-cell>
          <table:table-cell office:value-type="float" office:value="89465.9190000004">
            <text:p>89465.9190000004</text:p>
          </table:table-cell>
          <table:table-cell office:value-type="float" office:value="17511.38">
            <text:p>17511.38</text:p>
          </table:table-cell>
          <table:table-cell office:value-type="float" office:value="108191.419">
            <text:p>108191.419</text:p>
          </table:table-cell>
          <table:table-cell office:value-type="float" office:value="576272.226999999">
            <text:p>576272.226999999</text:p>
          </table:table-cell>
          <table:table-cell office:value-type="float" office:value="62574.069">
            <text:p>62574.069</text:p>
          </table:table-cell>
          <table:table-cell office:value-type="float" office:value="27728.5800000007">
            <text:p>27728.5800000007</text:p>
          </table:table-cell>
          <table:table-cell office:value-type="float" office:value="96676.3190000002">
            <text:p>96676.3190000002</text:p>
          </table:table-cell>
          <table:table-cell office:value-type="float" office:value="145223.09">
            <text:p>145223.09</text:p>
          </table:table-cell>
          <table:table-cell office:value-type="float" office:value="69155.917">
            <text:p>69155.917</text:p>
          </table:table-cell>
          <table:table-cell office:value-type="float" office:value="9944.38800000001">
            <text:p>9944.388</text:p>
          </table:table-cell>
          <table:table-cell office:value-type="float" office:value="225418.828">
            <text:p>225418.828</text:p>
          </table:table-cell>
          <table:table-cell office:value-type="float" office:value="11824.534">
            <text:p>11824.534</text:p>
          </table:table-cell>
          <table:table-cell office:value-type="float" office:value="41752.039">
            <text:p>41752.039</text:p>
          </table:table-cell>
          <table:table-cell office:value-type="float" office:value="231656.892">
            <text:p>231656.892</text:p>
          </table:table-cell>
        </table:table-row>
        <table:table-row table:style-name="ro2">
          <table:table-cell office:value-type="string">
            <text:p>Weerribben</text:p>
          </table:table-cell>
          <table:table-cell office:value-type="float" office:value="1509270.453">
            <text:p>1509270.453</text:p>
          </table:table-cell>
          <table:table-cell office:value-type="float" office:value="15797.1840000001">
            <text:p>15797.1840000001</text:p>
          </table:table-cell>
          <table:table-cell office:value-type="float" office:value="3197.852">
            <text:p>3197.852</text:p>
          </table:table-cell>
          <table:table-cell office:value-type="float" office:value="479324.839">
            <text:p>479324.839</text:p>
          </table:table-cell>
          <table:table-cell office:value-type="float" office:value="6966.535">
            <text:p>6966.535</text:p>
          </table:table-cell>
          <table:table-cell office:value-type="float" office:value="23816.8950000001">
            <text:p>23816.8950000001</text:p>
          </table:table-cell>
          <table:table-cell office:value-type="float" office:value="53043.7660000003">
            <text:p>53043.7660000003</text:p>
          </table:table-cell>
          <table:table-cell office:value-type="float" office:value="12236.95">
            <text:p>12236.95</text:p>
          </table:table-cell>
          <table:table-cell office:value-type="float" office:value="70098.021">
            <text:p>70098.021</text:p>
          </table:table-cell>
          <table:table-cell office:value-type="float" office:value="429284.810999999">
            <text:p>429284.810999999</text:p>
          </table:table-cell>
          <table:table-cell office:value-type="float" office:value="50992.787">
            <text:p>50992.787</text:p>
          </table:table-cell>
          <table:table-cell office:value-type="float" office:value="9201.21500000004">
            <text:p>9201.215</text:p>
          </table:table-cell>
          <table:table-cell office:value-type="float" office:value="46229.0090000002">
            <text:p>46229.0090000002</text:p>
          </table:table-cell>
          <table:table-cell office:value-type="float" office:value="80151.3370000004">
            <text:p>80151.3370000004</text:p>
          </table:table-cell>
          <table:table-cell office:value-type="float" office:value="34082.8020000001">
            <text:p>34082.8020000001</text:p>
          </table:table-cell>
          <table:table-cell office:value-type="float" office:value="3556.37099999999">
            <text:p>3556.371</text:p>
          </table:table-cell>
          <table:table-cell office:value-type="float" office:value="53049.146">
            <text:p>53049.146</text:p>
          </table:table-cell>
          <table:table-cell office:value-type="float" office:value="1669.012">
            <text:p>1669.012</text:p>
          </table:table-cell>
          <table:table-cell office:value-type="float" office:value="27875.393">
            <text:p>27875.393</text:p>
          </table:table-cell>
          <table:table-cell office:value-type="float" office:value="108694.814">
            <text:p>108694.814</text:p>
          </table:table-cell>
        </table:table-row>
        <table:table-row table:style-name="ro5">
          <table:table-cell office:value-type="string">
            <text:p>Weerter- en Budelerbergen &amp; Ringselven</text:p>
          </table:table-cell>
          <table:table-cell office:value-type="float" office:value="1461979.126">
            <text:p>1461979.126</text:p>
          </table:table-cell>
          <table:table-cell office:value-type="float" office:value="6480.74199999996">
            <text:p>6480.742</text:p>
          </table:table-cell>
          <table:table-cell office:value-type="float" office:value="3625.825">
            <text:p>3625.825</text:p>
          </table:table-cell>
          <table:table-cell office:value-type="float" office:value="181777.091999999">
            <text:p>181777.091999999</text:p>
          </table:table-cell>
          <table:table-cell office:value-type="float" office:value="25486.941">
            <text:p>25486.941</text:p>
          </table:table-cell>
          <table:table-cell office:value-type="float" office:value="53741.7280000003">
            <text:p>53741.7280000003</text:p>
          </table:table-cell>
          <table:table-cell office:value-type="float" office:value="39372.1770000003">
            <text:p>39372.1770000003</text:p>
          </table:table-cell>
          <table:table-cell office:value-type="float" office:value="18319.8070000001">
            <text:p>18319.8070000001</text:p>
          </table:table-cell>
          <table:table-cell office:value-type="float" office:value="241786.705">
            <text:p>241786.705</text:p>
          </table:table-cell>
          <table:table-cell office:value-type="float" office:value="245923.574">
            <text:p>245923.574</text:p>
          </table:table-cell>
          <table:table-cell office:value-type="float" office:value="288337.137">
            <text:p>288337.137</text:p>
          </table:table-cell>
          <table:table-cell office:value-type="float" office:value="5998.37000000001">
            <text:p>5998.37</text:p>
          </table:table-cell>
          <table:table-cell office:value-type="float" office:value="48436.1310000003">
            <text:p>48436.1310000003</text:p>
          </table:table-cell>
          <table:table-cell office:value-type="float" office:value="118989.297">
            <text:p>118989.297</text:p>
          </table:table-cell>
          <table:table-cell office:value-type="float" office:value="28702.2969999999">
            <text:p>28702.2969999999</text:p>
          </table:table-cell>
          <table:table-cell office:value-type="float" office:value="2643.133">
            <text:p>2643.133</text:p>
          </table:table-cell>
          <table:table-cell office:value-type="float" office:value="33959.461">
            <text:p>33959.461</text:p>
          </table:table-cell>
          <table:table-cell office:value-type="float" office:value="686.358999999999">
            <text:p>686.359</text:p>
          </table:table-cell>
          <table:table-cell office:value-type="float" office:value="20157.819">
            <text:p>20157.819</text:p>
          </table:table-cell>
          <table:table-cell office:value-type="float" office:value="97553.226">
            <text:p>97553.226</text:p>
          </table:table-cell>
        </table:table-row>
        <table:table-row table:style-name="ro4">
          <table:table-cell office:value-type="string">
            <text:p>Westduinpark &amp; Wapendal</text:p>
          </table:table-cell>
          <table:table-cell office:value-type="float" office:value="105754.194">
            <text:p>105754.194</text:p>
          </table:table-cell>
          <table:table-cell office:value-type="float" office:value="324.642000000001">
            <text:p>324.642</text:p>
          </table:table-cell>
          <table:table-cell office:value-type="float" office:value="1157.459">
            <text:p>1157.459</text:p>
          </table:table-cell>
          <table:table-cell office:value-type="float" office:value="9107.305">
            <text:p>9107.305</text:p>
          </table:table-cell>
          <table:table-cell office:value-type="float" office:value="160.054">
            <text:p>160.054</text:p>
          </table:table-cell>
          <table:table-cell office:value-type="float" office:value="467.609000000001">
            <text:p>467.609</text:p>
          </table:table-cell>
          <table:table-cell office:value-type="float" office:value="1193.08799999999">
            <text:p>1193.088</text:p>
          </table:table-cell>
          <table:table-cell office:value-type="float" office:value="377.115000000001">
            <text:p>377.115</text:p>
          </table:table-cell>
          <table:table-cell office:value-type="float" office:value="1385.343">
            <text:p>1385.343</text:p>
          </table:table-cell>
          <table:table-cell office:value-type="float" office:value="6554.408">
            <text:p>6554.408</text:p>
          </table:table-cell>
          <table:table-cell office:value-type="float" office:value="1658.558">
            <text:p>1658.558</text:p>
          </table:table-cell>
          <table:table-cell office:value-type="float" office:value="1089.49199999999">
            <text:p>1089.492</text:p>
          </table:table-cell>
          <table:table-cell office:value-type="float" office:value="4448.36399999999">
            <text:p>4448.364</text:p>
          </table:table-cell>
          <table:table-cell office:value-type="float" office:value="9167.30100000002">
            <text:p>9167.301</text:p>
          </table:table-cell>
          <table:table-cell office:value-type="float" office:value="4062.45899999999">
            <text:p>4062.459</text:p>
          </table:table-cell>
          <table:table-cell office:value-type="float" office:value="369.152">
            <text:p>369.152</text:p>
          </table:table-cell>
          <table:table-cell office:value-type="float" office:value="11088.611">
            <text:p>11088.611</text:p>
          </table:table-cell>
          <table:table-cell office:value-type="float" office:value="659.489">
            <text:p>659.489</text:p>
          </table:table-cell>
          <table:table-cell office:value-type="float" office:value="2093.388">
            <text:p>2093.388</text:p>
          </table:table-cell>
          <table:table-cell office:value-type="float" office:value="50389.7780000002">
            <text:p>50389.7780000002</text:p>
          </table:table-cell>
        </table:table-row>
        <table:table-row table:style-name="ro1">
          <table:table-cell office:value-type="string">
            <text:p>Westerschelde &amp; Saeftinghe</text:p>
          </table:table-cell>
          <table:table-cell office:value-type="float" office:value="692666.041999999">
            <text:p>692666.041999999</text:p>
          </table:table-cell>
          <table:table-cell office:value-type="float" office:value="4556.20099999996">
            <text:p>4556.201</text:p>
          </table:table-cell>
          <table:table-cell office:value-type="float" office:value="2652.14799999999">
            <text:p>2652.148</text:p>
          </table:table-cell>
          <table:table-cell office:value-type="float" office:value="232642.688">
            <text:p>232642.688</text:p>
          </table:table-cell>
          <table:table-cell office:value-type="float" office:value="3069.725">
            <text:p>3069.725</text:p>
          </table:table-cell>
          <table:table-cell office:value-type="float" office:value="6306.44699999999">
            <text:p>6306.447</text:p>
          </table:table-cell>
          <table:table-cell office:value-type="float" office:value="46005.8650000005">
            <text:p>46005.8650000005</text:p>
          </table:table-cell>
          <table:table-cell office:value-type="float" office:value="3544.21599999997">
            <text:p>3544.216</text:p>
          </table:table-cell>
          <table:table-cell office:value-type="float" office:value="23333.603">
            <text:p>23333.603</text:p>
          </table:table-cell>
          <table:table-cell office:value-type="float" office:value="65758.1439999998">
            <text:p>65758.1439999998</text:p>
          </table:table-cell>
          <table:table-cell office:value-type="float" office:value="29682.3490000001">
            <text:p>29682.3490000001</text:p>
          </table:table-cell>
          <table:table-cell office:value-type="float" office:value="6118.34400000007">
            <text:p>6118.3440000001</text:p>
          </table:table-cell>
          <table:table-cell office:value-type="float" office:value="55768.0470000003">
            <text:p>55768.0470000003</text:p>
          </table:table-cell>
          <table:table-cell office:value-type="float" office:value="42456.5470000004">
            <text:p>42456.5470000004</text:p>
          </table:table-cell>
          <table:table-cell office:value-type="float" office:value="18075.106">
            <text:p>18075.106</text:p>
          </table:table-cell>
          <table:table-cell office:value-type="float" office:value="1477.953">
            <text:p>1477.953</text:p>
          </table:table-cell>
          <table:table-cell office:value-type="float" office:value="79205.31">
            <text:p>79205.31</text:p>
          </table:table-cell>
          <table:table-cell office:value-type="float" office:value="1299.117">
            <text:p>1299.117</text:p>
          </table:table-cell>
          <table:table-cell office:value-type="float" office:value="25576.182">
            <text:p>25576.182</text:p>
          </table:table-cell>
          <table:table-cell office:value-type="float" office:value="45136.7560000003">
            <text:p>45136.7560000003</text:p>
          </table:table-cell>
        </table:table-row>
        <table:table-row table:style-name="ro4">
          <table:table-cell office:value-type="string">
            <text:p>Wierdense Veld</text:p>
          </table:table-cell>
          <table:table-cell office:value-type="float" office:value="326948.458">
            <text:p>326948.458</text:p>
          </table:table-cell>
          <table:table-cell office:value-type="float" office:value="2725.50499999997">
            <text:p>2725.505</text:p>
          </table:table-cell>
          <table:table-cell office:value-type="float" office:value="447.261">
            <text:p>447.261</text:p>
          </table:table-cell>
          <table:table-cell office:value-type="float" office:value="75652.683">
            <text:p>75652.683</text:p>
          </table:table-cell>
          <table:table-cell office:value-type="float" office:value="3539.242">
            <text:p>3539.242</text:p>
          </table:table-cell>
          <table:table-cell office:value-type="float" office:value="7061.52399999998">
            <text:p>7061.524</text:p>
          </table:table-cell>
          <table:table-cell office:value-type="float" office:value="4717.29199999996">
            <text:p>4717.292</text:p>
          </table:table-cell>
          <table:table-cell office:value-type="float" office:value="4287.83499999997">
            <text:p>4287.835</text:p>
          </table:table-cell>
          <table:table-cell office:value-type="float" office:value="27813.781">
            <text:p>27813.781</text:p>
          </table:table-cell>
          <table:table-cell office:value-type="float" office:value="94925.206">
            <text:p>94925.206</text:p>
          </table:table-cell>
          <table:table-cell office:value-type="float" office:value="32218.4450000001">
            <text:p>32218.4450000001</text:p>
          </table:table-cell>
          <table:table-cell office:value-type="float" office:value="1433.03899999998">
            <text:p>1433.039</text:p>
          </table:table-cell>
          <table:table-cell office:value-type="float" office:value="8287.67600000001">
            <text:p>8287.676</text:p>
          </table:table-cell>
          <table:table-cell office:value-type="float" office:value="21066.7020000001">
            <text:p>21066.7020000001</text:p>
          </table:table-cell>
          <table:table-cell office:value-type="float" office:value="6549.90799999999">
            <text:p>6549.908</text:p>
          </table:table-cell>
          <table:table-cell office:value-type="float" office:value="660.634">
            <text:p>660.634</text:p>
          </table:table-cell>
          <table:table-cell office:value-type="float" office:value="6732.077">
            <text:p>6732.077</text:p>
          </table:table-cell>
          <table:table-cell office:value-type="float" office:value="135.869">
            <text:p>135.869</text:p>
          </table:table-cell>
          <table:table-cell office:value-type="float" office:value="4077.96899999999">
            <text:p>4077.969</text:p>
          </table:table-cell>
          <table:table-cell office:value-type="float" office:value="24614.388">
            <text:p>24614.388</text:p>
          </table:table-cell>
        </table:table-row>
        <table:table-row table:style-name="ro4">
          <table:table-cell office:value-type="string">
            <text:p>Wijnjeterper Schar</text:p>
          </table:table-cell>
          <table:table-cell office:value-type="float" office:value="30861.73">
            <text:p>30861.73</text:p>
          </table:table-cell>
          <table:table-cell office:value-type="float" office:value="484.764">
            <text:p>484.764</text:p>
          </table:table-cell>
          <table:table-cell office:value-type="float" office:value="2.516">
            <text:p>2.516</text:p>
          </table:table-cell>
          <table:table-cell office:value-type="float" office:value="10570.881">
            <text:p>10570.881</text:p>
          </table:table-cell>
          <table:table-cell office:value-type="float" office:value="159.564">
            <text:p>159.564</text:p>
          </table:table-cell>
          <table:table-cell office:value-type="float" office:value="469.353">
            <text:p>469.353</text:p>
          </table:table-cell>
          <table:table-cell office:value-type="float" office:value="226.000000000001">
            <text:p>226</text:p>
          </table:table-cell>
          <table:table-cell office:value-type="float" office:value="228.491">
            <text:p>228.491</text:p>
          </table:table-cell>
          <table:table-cell office:value-type="float" office:value="1425.594">
            <text:p>1425.594</text:p>
          </table:table-cell>
          <table:table-cell office:value-type="float" office:value="10858.526">
            <text:p>10858.526</text:p>
          </table:table-cell>
          <table:table-cell office:value-type="float" office:value="581.312">
            <text:p>581.312</text:p>
          </table:table-cell>
          <table:table-cell office:value-type="float" office:value="142.78">
            <text:p>142.78</text:p>
          </table:table-cell>
          <table:table-cell office:value-type="float" office:value="702.855">
            <text:p>702.855</text:p>
          </table:table-cell>
          <table:table-cell office:value-type="float" office:value="1135.447">
            <text:p>1135.447</text:p>
          </table:table-cell>
          <table:table-cell office:value-type="float" office:value="335.849000000002">
            <text:p>335.849</text:p>
          </table:table-cell>
          <table:table-cell office:value-type="float" office:value="33.423">
            <text:p>33.423</text:p>
          </table:table-cell>
          <table:table-cell office:value-type="float" office:value="719.796">
            <text:p>719.796</text:p>
          </table:table-cell>
          <table:table-cell office:value-type="float" office:value="15.902">
            <text:p>15.902</text:p>
          </table:table-cell>
          <table:table-cell office:value-type="float" office:value="75.939">
            <text:p>75.939</text:p>
          </table:table-cell>
          <table:table-cell office:value-type="float" office:value="2692.481">
            <text:p>2692.481</text:p>
          </table:table-cell>
        </table:table-row>
        <table:table-row table:style-name="ro4">
          <table:table-cell office:value-type="string">
            <text:p>Willinks Weust</text:p>
          </table:table-cell>
          <table:table-cell office:value-type="float" office:value="7456.344">
            <text:p>7456.344</text:p>
          </table:table-cell>
          <table:table-cell office:value-type="float" office:value="119.89">
            <text:p>119.89</text:p>
          </table:table-cell>
          <table:table-cell office:value-type="float" office:value="0.673">
            <text:p>0.673</text:p>
          </table:table-cell>
          <table:table-cell office:value-type="float" office:value="2544.976">
            <text:p>2544.976</text:p>
          </table:table-cell>
          <table:table-cell office:value-type="float" office:value="121.891">
            <text:p>121.891</text:p>
          </table:table-cell>
          <table:table-cell office:value-type="float" office:value="142.73">
            <text:p>142.73</text:p>
          </table:table-cell>
          <table:table-cell office:value-type="float" office:value="174.367">
            <text:p>174.367</text:p>
          </table:table-cell>
          <table:table-cell office:value-type="float" office:value="85.4570000000001">
            <text:p>85.457</text:p>
          </table:table-cell>
          <table:table-cell office:value-type="float" office:value="430.602">
            <text:p>430.602</text:p>
          </table:table-cell>
          <table:table-cell office:value-type="float" office:value="2005.19">
            <text:p>2005.19</text:p>
          </table:table-cell>
          <table:table-cell office:value-type="float" office:value="964.546">
            <text:p>964.546</text:p>
          </table:table-cell>
          <table:table-cell office:value-type="float" office:value="42.681">
            <text:p>42.681</text:p>
          </table:table-cell>
          <table:table-cell office:value-type="float" office:value="199.763">
            <text:p>199.763</text:p>
          </table:table-cell>
          <table:table-cell office:value-type="float" office:value="86.572">
            <text:p>86.572</text:p>
          </table:table-cell>
          <table:table-cell office:value-type="float" office:value="68.56">
            <text:p>68.56</text:p>
          </table:table-cell>
          <table:table-cell office:value-type="float" office:value="8.028">
            <text:p>8.028</text:p>
          </table:table-cell>
          <table:table-cell office:value-type="float" office:value="20.7">
            <text:p>20.7</text:p>
          </table:table-cell>
          <table:table-cell office:value-type="float" office:value="0.042">
            <text:p>0.042</text:p>
          </table:table-cell>
          <table:table-cell office:value-type="float" office:value="14.115">
            <text:p>14.115</text:p>
          </table:table-cell>
          <table:table-cell office:value-type="float" office:value="425.5">
            <text:p>425.5</text:p>
          </table:table-cell>
        </table:table-row>
        <table:table-row table:style-name="ro2">
          <table:table-cell office:value-type="string">
            <text:p>Witte Veen</text:p>
          </table:table-cell>
          <table:table-cell office:value-type="float" office:value="37582.998">
            <text:p>37582.998</text:p>
          </table:table-cell>
          <table:table-cell office:value-type="float" office:value="265.551000000002">
            <text:p>265.551</text:p>
          </table:table-cell>
          <table:table-cell office:value-type="float" office:value="9.08499999999998">
            <text:p>9.085</text:p>
          </table:table-cell>
          <table:table-cell office:value-type="float" office:value="9345.517">
            <text:p>9345.517</text:p>
          </table:table-cell>
          <table:table-cell office:value-type="float" office:value="416.502">
            <text:p>416.502</text:p>
          </table:table-cell>
          <table:table-cell office:value-type="float" office:value="805.281999999998">
            <text:p>805.282</text:p>
          </table:table-cell>
          <table:table-cell office:value-type="float" office:value="358.623000000002">
            <text:p>358.623</text:p>
          </table:table-cell>
          <table:table-cell office:value-type="float" office:value="449.117000000001">
            <text:p>449.117</text:p>
          </table:table-cell>
          <table:table-cell office:value-type="float" office:value="2776.848">
            <text:p>2776.848</text:p>
          </table:table-cell>
          <table:table-cell office:value-type="float" office:value="11394.616">
            <text:p>11394.616</text:p>
          </table:table-cell>
          <table:table-cell office:value-type="float" office:value="4819.355">
            <text:p>4819.355</text:p>
          </table:table-cell>
          <table:table-cell office:value-type="float" office:value="196.84">
            <text:p>196.84</text:p>
          </table:table-cell>
          <table:table-cell office:value-type="float" office:value="1248.302">
            <text:p>1248.302</text:p>
          </table:table-cell>
          <table:table-cell office:value-type="float" office:value="1323.906">
            <text:p>1323.906</text:p>
          </table:table-cell>
          <table:table-cell office:value-type="float" office:value="538.541">
            <text:p>538.541</text:p>
          </table:table-cell>
          <table:table-cell office:value-type="float" office:value="69.997">
            <text:p>69.997</text:p>
          </table:table-cell>
          <table:table-cell office:value-type="float" office:value="680.538">
            <text:p>680.538</text:p>
          </table:table-cell>
          <table:table-cell office:value-type="float" office:value="8.02099999999999">
            <text:p>8.021</text:p>
          </table:table-cell>
          <table:table-cell office:value-type="float" office:value="358.957">
            <text:p>358.957</text:p>
          </table:table-cell>
          <table:table-cell office:value-type="float" office:value="2517.01199999999">
            <text:p>2517.012</text:p>
          </table:table-cell>
        </table:table-row>
        <table:table-row table:style-name="ro2">
          <table:table-cell office:value-type="string">
            <text:p>Witterveld</text:p>
          </table:table-cell>
          <table:table-cell office:value-type="float" office:value="236631.373999999">
            <text:p>236631.373999999</text:p>
          </table:table-cell>
          <table:table-cell office:value-type="float" office:value="4823.63499999999">
            <text:p>4823.635</text:p>
          </table:table-cell>
          <table:table-cell office:value-type="float" office:value="320.986000000001">
            <text:p>320.986</text:p>
          </table:table-cell>
          <table:table-cell office:value-type="float" office:value="70478.0350000001">
            <text:p>70478.0350000001</text:p>
          </table:table-cell>
          <table:table-cell office:value-type="float" office:value="1469.037">
            <text:p>1469.037</text:p>
          </table:table-cell>
          <table:table-cell office:value-type="float" office:value="4337.67799999998">
            <text:p>4337.678</text:p>
          </table:table-cell>
          <table:table-cell office:value-type="float" office:value="6702.80299999998">
            <text:p>6702.803</text:p>
          </table:table-cell>
          <table:table-cell office:value-type="float" office:value="3329.98199999998">
            <text:p>3329.982</text:p>
          </table:table-cell>
          <table:table-cell office:value-type="float" office:value="18991.501">
            <text:p>18991.501</text:p>
          </table:table-cell>
          <table:table-cell office:value-type="float" office:value="64144.9480000001">
            <text:p>64144.9480000001</text:p>
          </table:table-cell>
          <table:table-cell office:value-type="float" office:value="8459.731">
            <text:p>8459.731</text:p>
          </table:table-cell>
          <table:table-cell office:value-type="float" office:value="1291.75199999999">
            <text:p>1291.752</text:p>
          </table:table-cell>
          <table:table-cell office:value-type="float" office:value="6229.43399999999">
            <text:p>6229.434</text:p>
          </table:table-cell>
          <table:table-cell office:value-type="float" office:value="13300.0600000001">
            <text:p>13300.0600000001</text:p>
          </table:table-cell>
          <table:table-cell office:value-type="float" office:value="4835.88399999999">
            <text:p>4835.884</text:p>
          </table:table-cell>
          <table:table-cell office:value-type="float" office:value="491.482">
            <text:p>491.482</text:p>
          </table:table-cell>
          <table:table-cell office:value-type="float" office:value="7185.263">
            <text:p>7185.263</text:p>
          </table:table-cell>
          <table:table-cell office:value-type="float" office:value="171.647">
            <text:p>171.647</text:p>
          </table:table-cell>
          <table:table-cell office:value-type="float" office:value="2640.292">
            <text:p>2640.292</text:p>
          </table:table-cell>
          <table:table-cell office:value-type="float" office:value="17425.879">
            <text:p>17425.879</text:p>
          </table:table-cell>
        </table:table-row>
        <table:table-row table:style-name="ro4">
          <table:table-cell office:value-type="string">
            <text:p>Wooldse Veen</text:p>
          </table:table-cell>
          <table:table-cell office:value-type="float" office:value="8177.00700000001">
            <text:p>8177.007</text:p>
          </table:table-cell>
          <table:table-cell office:value-type="float" office:value="69.778">
            <text:p>69.778</text:p>
          </table:table-cell>
          <table:table-cell office:value-type="float" office:value="2.573">
            <text:p>2.573</text:p>
          </table:table-cell>
          <table:table-cell office:value-type="float" office:value="1703.49">
            <text:p>1703.49</text:p>
          </table:table-cell>
          <table:table-cell office:value-type="float" office:value="150.325">
            <text:p>150.325</text:p>
          </table:table-cell>
          <table:table-cell office:value-type="float" office:value="209.312">
            <text:p>209.312</text:p>
          </table:table-cell>
          <table:table-cell office:value-type="float" office:value="134.425">
            <text:p>134.425</text:p>
          </table:table-cell>
          <table:table-cell office:value-type="float" office:value="96.021">
            <text:p>96.021</text:p>
          </table:table-cell>
          <table:table-cell office:value-type="float" office:value="809.845">
            <text:p>809.845</text:p>
          </table:table-cell>
          <table:table-cell office:value-type="float" office:value="2175.842">
            <text:p>2175.842</text:p>
          </table:table-cell>
          <table:table-cell office:value-type="float" office:value="1553.594">
            <text:p>1553.594</text:p>
          </table:table-cell>
          <table:table-cell office:value-type="float" office:value="79.267">
            <text:p>79.267</text:p>
          </table:table-cell>
          <table:table-cell office:value-type="float" office:value="370.726">
            <text:p>370.726</text:p>
          </table:table-cell>
          <table:table-cell office:value-type="float" office:value="151.064">
            <text:p>151.064</text:p>
          </table:table-cell>
          <table:table-cell office:value-type="float" office:value="86.5230000000001">
            <text:p>86.523</text:p>
          </table:table-cell>
          <table:table-cell office:value-type="float" office:value="14.27">
            <text:p>14.27</text:p>
          </table:table-cell>
          <table:table-cell office:value-type="float" office:value="87.336">
            <text:p>87.336</text:p>
          </table:table-cell>
          <table:table-cell office:value-type="float" office:value="0.905">
            <text:p>0.905</text:p>
          </table:table-cell>
          <table:table-cell office:value-type="float" office:value="76.284">
            <text:p>76.284</text:p>
          </table:table-cell>
          <table:table-cell office:value-type="float" office:value="405.294">
            <text:p>405.294</text:p>
          </table:table-cell>
        </table:table-row>
        <table:table-row table:style-name="ro1">
          <table:table-cell office:value-type="string">
            <text:p>Wormer- en Jisperveld &amp; Kalverpolder</text:p>
          </table:table-cell>
          <table:table-cell office:value-type="float" office:value="7080.761">
            <text:p>7080.761</text:p>
          </table:table-cell>
          <table:table-cell office:value-type="float" office:value="125.528">
            <text:p>125.528</text:p>
          </table:table-cell>
          <table:table-cell office:value-type="float" office:value="0.894">
            <text:p>0.894</text:p>
          </table:table-cell>
          <table:table-cell office:value-type="float" office:value="1527.737">
            <text:p>1527.737</text:p>
          </table:table-cell>
          <table:table-cell office:value-type="float" office:value="6.58">
            <text:p>6.58</text:p>
          </table:table-cell>
          <table:table-cell office:value-type="float" office:value="32.518">
            <text:p>32.518</text:p>
          </table:table-cell>
          <table:table-cell office:value-type="float" office:value="41.768">
            <text:p>41.768</text:p>
          </table:table-cell>
          <table:table-cell office:value-type="float" office:value="40.806">
            <text:p>40.806</text:p>
          </table:table-cell>
          <table:table-cell office:value-type="float" office:value="15.235">
            <text:p>15.235</text:p>
          </table:table-cell>
          <table:table-cell office:value-type="float" office:value="829.134">
            <text:p>829.134</text:p>
          </table:table-cell>
          <table:table-cell office:value-type="float" office:value="8.46">
            <text:p>8.46</text:p>
          </table:table-cell>
          <table:table-cell office:value-type="float" office:value="72.379">
            <text:p>72.379</text:p>
          </table:table-cell>
          <table:table-cell office:value-type="float" office:value="1446.308">
            <text:p>1446.308</text:p>
          </table:table-cell>
          <table:table-cell office:value-type="float" office:value="546.743">
            <text:p>546.743</text:p>
          </table:table-cell>
          <table:table-cell office:value-type="float" office:value="126.386">
            <text:p>126.386</text:p>
          </table:table-cell>
          <table:table-cell office:value-type="float" office:value="65.908">
            <text:p>65.908</text:p>
          </table:table-cell>
          <table:table-cell office:value-type="float" office:value="319.996">
            <text:p>319.996</text:p>
          </table:table-cell>
          <table:table-cell office:value-type="float" office:value="10.937">
            <text:p>10.937</text:p>
          </table:table-cell>
          <table:table-cell office:value-type="float" office:value="36.718">
            <text:p>36.718</text:p>
          </table:table-cell>
          <table:table-cell office:value-type="float" office:value="1826.625">
            <text:p>1826.625</text:p>
          </table:table-cell>
        </table:table-row>
        <table:table-row table:style-name="ro4">
          <table:table-cell office:value-type="string">
            <text:p>Yerseke en Kapelse Moer</text:p>
          </table:table-cell>
          <table:table-cell office:value-type="float" office:value="26218.589">
            <text:p>26218.589</text:p>
          </table:table-cell>
          <table:table-cell office:value-type="float" office:value="255.823">
            <text:p>255.823</text:p>
          </table:table-cell>
          <table:table-cell office:value-type="float" office:value="34.457">
            <text:p>34.457</text:p>
          </table:table-cell>
          <table:table-cell office:value-type="float" office:value="8455.185">
            <text:p>8455.185</text:p>
          </table:table-cell>
          <table:table-cell office:value-type="float" office:value="35.742">
            <text:p>35.742</text:p>
          </table:table-cell>
          <table:table-cell office:value-type="float" office:value="234.751">
            <text:p>234.751</text:p>
          </table:table-cell>
          <table:table-cell office:value-type="float" office:value="1066.242">
            <text:p>1066.242</text:p>
          </table:table-cell>
          <table:table-cell office:value-type="float" office:value="57.8590000000001">
            <text:p>57.859</text:p>
          </table:table-cell>
          <table:table-cell office:value-type="float" office:value="970.705">
            <text:p>970.705</text:p>
          </table:table-cell>
          <table:table-cell office:value-type="float" office:value="1719.392">
            <text:p>1719.392</text:p>
          </table:table-cell>
          <table:table-cell office:value-type="float" office:value="496.549">
            <text:p>496.549</text:p>
          </table:table-cell>
          <table:table-cell office:value-type="float" office:value="197.879">
            <text:p>197.879</text:p>
          </table:table-cell>
          <table:table-cell office:value-type="float" office:value="1473.857">
            <text:p>1473.857</text:p>
          </table:table-cell>
          <table:table-cell office:value-type="float" office:value="982.766999999999">
            <text:p>982.767</text:p>
          </table:table-cell>
          <table:table-cell office:value-type="float" office:value="333.092000000001">
            <text:p>333.092</text:p>
          </table:table-cell>
          <table:table-cell office:value-type="float" office:value="15.476">
            <text:p>15.476</text:p>
          </table:table-cell>
          <table:table-cell office:value-type="float" office:value="2089.537">
            <text:p>2089.537</text:p>
          </table:table-cell>
          <table:table-cell office:value-type="float" office:value="61.09">
            <text:p>61.09</text:p>
          </table:table-cell>
          <table:table-cell office:value-type="float" office:value="1256.452">
            <text:p>1256.452</text:p>
          </table:table-cell>
          <table:table-cell office:value-type="float" office:value="6481.51400000001">
            <text:p>6481.514</text:p>
          </table:table-cell>
        </table:table-row>
        <table:table-row table:style-name="ro4">
          <table:table-cell office:value-type="string">
            <text:p>Zeldersche Driessen</text:p>
          </table:table-cell>
          <table:table-cell office:value-type="float" office:value="9856.902">
            <text:p>9856.902</text:p>
          </table:table-cell>
          <table:table-cell office:value-type="float" office:value="47.131">
            <text:p>47.131</text:p>
          </table:table-cell>
          <table:table-cell office:value-type="float" office:value="4.868">
            <text:p>4.868</text:p>
          </table:table-cell>
          <table:table-cell office:value-type="float" office:value="1459.947">
            <text:p>1459.947</text:p>
          </table:table-cell>
          <table:table-cell office:value-type="float" office:value="198.458">
            <text:p>198.458</text:p>
          </table:table-cell>
          <table:table-cell office:value-type="float" office:value="368.038">
            <text:p>368.038</text:p>
          </table:table-cell>
          <table:table-cell office:value-type="float" office:value="212.231">
            <text:p>212.231</text:p>
          </table:table-cell>
          <table:table-cell office:value-type="float" office:value="200.626">
            <text:p>200.626</text:p>
          </table:table-cell>
          <table:table-cell office:value-type="float" office:value="1238.953">
            <text:p>1238.953</text:p>
          </table:table-cell>
          <table:table-cell office:value-type="float" office:value="1345.387">
            <text:p>1345.387</text:p>
          </table:table-cell>
          <table:table-cell office:value-type="float" office:value="3307.895">
            <text:p>3307.895</text:p>
          </table:table-cell>
          <table:table-cell office:value-type="float" office:value="36.474">
            <text:p>36.474</text:p>
          </table:table-cell>
          <table:table-cell office:value-type="float" office:value="246.62">
            <text:p>246.62</text:p>
          </table:table-cell>
          <table:table-cell office:value-type="float" office:value="243.932">
            <text:p>243.932</text:p>
          </table:table-cell>
          <table:table-cell office:value-type="float" office:value="73.301">
            <text:p>73.301</text:p>
          </table:table-cell>
          <table:table-cell office:value-type="float" office:value="7.827">
            <text:p>7.827</text:p>
          </table:table-cell>
          <table:table-cell office:value-type="float" office:value="19.529">
            <text:p>19.529</text:p>
          </table:table-cell>
          <table:table-cell office:value-type="float" office:value="0.043">
            <text:p>0.043</text:p>
          </table:table-cell>
          <table:table-cell office:value-type="float" office:value="85.792">
            <text:p>85.792</text:p>
          </table:table-cell>
          <table:table-cell office:value-type="float" office:value="759.699">
            <text:p>759.699</text:p>
          </table:table-cell>
        </table:table-row>
        <table:table-row table:style-name="ro2">
          <table:table-cell office:value-type="string">
            <text:p>Zouweboezem</text:p>
          </table:table-cell>
          <table:table-cell office:value-type="float" office:value="8153.728">
            <text:p>8153.728</text:p>
          </table:table-cell>
          <table:table-cell office:value-type="float" office:value="187.15">
            <text:p>187.15</text:p>
          </table:table-cell>
          <table:table-cell office:value-type="float" office:value="1.848">
            <text:p>1.848</text:p>
          </table:table-cell>
          <table:table-cell office:value-type="float" office:value="3002.572">
            <text:p>3002.572</text:p>
          </table:table-cell>
          <table:table-cell office:value-type="float" office:value="41.311">
            <text:p>41.311</text:p>
          </table:table-cell>
          <table:table-cell office:value-type="float" office:value="100.025">
            <text:p>100.025</text:p>
          </table:table-cell>
          <table:table-cell office:value-type="float" office:value="29.956">
            <text:p>29.956</text:p>
          </table:table-cell>
          <table:table-cell office:value-type="float" office:value="77.939">
            <text:p>77.939</text:p>
          </table:table-cell>
          <table:table-cell office:value-type="float" office:value="171.879">
            <text:p>171.879</text:p>
          </table:table-cell>
          <table:table-cell office:value-type="float" office:value="2108.774">
            <text:p>2108.774</text:p>
          </table:table-cell>
          <table:table-cell office:value-type="float" office:value="190.4">
            <text:p>190.4</text:p>
          </table:table-cell>
          <table:table-cell office:value-type="float" office:value="61.186">
            <text:p>61.186</text:p>
          </table:table-cell>
          <table:table-cell office:value-type="float" office:value="264.3">
            <text:p>264.3</text:p>
          </table:table-cell>
          <table:table-cell office:value-type="float" office:value="524.322">
            <text:p>524.322</text:p>
          </table:table-cell>
          <table:table-cell office:value-type="float" office:value="157.42">
            <text:p>157.42</text:p>
          </table:table-cell>
          <table:table-cell office:value-type="float" office:value="12.381">
            <text:p>12.381</text:p>
          </table:table-cell>
          <table:table-cell office:value-type="float" office:value="107.738">
            <text:p>107.738</text:p>
          </table:table-cell>
          <table:table-cell office:value-type="float" office:value="2.038">
            <text:p>2.038</text:p>
          </table:table-cell>
          <table:table-cell office:value-type="float" office:value="234.599">
            <text:p>234.599</text:p>
          </table:table-cell>
          <table:table-cell office:value-type="float" office:value="877.751999999999">
            <text:p>877.752</text:p>
          </table:table-cell>
        </table:table-row>
        <table:table-row table:style-name="ro5">
          <table:table-cell office:value-type="string">
            <text:p>Zwanenwater &amp; Pettemerduinen</text:p>
          </table:table-cell>
          <table:table-cell office:value-type="float" office:value="124974.929">
            <text:p>124974.929</text:p>
          </table:table-cell>
          <table:table-cell office:value-type="float" office:value="1194.95799999998">
            <text:p>1194.958</text:p>
          </table:table-cell>
          <table:table-cell office:value-type="float" office:value="479.996">
            <text:p>479.996</text:p>
          </table:table-cell>
          <table:table-cell office:value-type="float" office:value="30391.3140000001">
            <text:p>30391.3140000001</text:p>
          </table:table-cell>
          <table:table-cell office:value-type="float" office:value="397.469">
            <text:p>397.469</text:p>
          </table:table-cell>
          <table:table-cell office:value-type="float" office:value="1108.58999999999">
            <text:p>1108.59</text:p>
          </table:table-cell>
          <table:table-cell office:value-type="float" office:value="2857.76699999997">
            <text:p>2857.767</text:p>
          </table:table-cell>
          <table:table-cell office:value-type="float" office:value="943.704999999994">
            <text:p>943.705</text:p>
          </table:table-cell>
          <table:table-cell office:value-type="float" office:value="2861.128">
            <text:p>2861.128</text:p>
          </table:table-cell>
          <table:table-cell office:value-type="float" office:value="21753.762">
            <text:p>21753.762</text:p>
          </table:table-cell>
          <table:table-cell office:value-type="float" office:value="2461.024">
            <text:p>2461.024</text:p>
          </table:table-cell>
          <table:table-cell office:value-type="float" office:value="1419.17599999999">
            <text:p>1419.176</text:p>
          </table:table-cell>
          <table:table-cell office:value-type="float" office:value="7128.667">
            <text:p>7128.667</text:p>
          </table:table-cell>
          <table:table-cell office:value-type="float" office:value="10020.195">
            <text:p>10020.195</text:p>
          </table:table-cell>
          <table:table-cell office:value-type="float" office:value="4121.57299999998">
            <text:p>4121.573</text:p>
          </table:table-cell>
          <table:table-cell office:value-type="float" office:value="568.495">
            <text:p>568.495</text:p>
          </table:table-cell>
          <table:table-cell office:value-type="float" office:value="15930.235">
            <text:p>15930.235</text:p>
          </table:table-cell>
          <table:table-cell office:value-type="float" office:value="537.536">
            <text:p>537.536</text:p>
          </table:table-cell>
          <table:table-cell office:value-type="float" office:value="2134.556">
            <text:p>2134.556</text:p>
          </table:table-cell>
          <table:table-cell office:value-type="float" office:value="18663.8900000002">
            <text:p>18663.8900000002</text:p>
          </table:table-cell>
        </table:table-row>
        <table:table-row table:style-name="ro2">
          <table:table-cell office:value-type="string">
            <text:p>Zwarte Meer</text:p>
          </table:table-cell>
          <table:table-cell office:value-type="float" office:value="3838.679">
            <text:p>3838.679</text:p>
          </table:table-cell>
          <table:table-cell office:value-type="float" office:value="90.456">
            <text:p>90.456</text:p>
          </table:table-cell>
          <table:table-cell office:value-type="float" office:value="3.001">
            <text:p>3.001</text:p>
          </table:table-cell>
          <table:table-cell office:value-type="float" office:value="1319.522">
            <text:p>1319.522</text:p>
          </table:table-cell>
          <table:table-cell office:value-type="float" office:value="14.77">
            <text:p>14.77</text:p>
          </table:table-cell>
          <table:table-cell office:value-type="float" office:value="69.377">
            <text:p>69.377</text:p>
          </table:table-cell>
          <table:table-cell office:value-type="float" office:value="72.136">
            <text:p>72.136</text:p>
          </table:table-cell>
          <table:table-cell office:value-type="float" office:value="31.593">
            <text:p>31.593</text:p>
          </table:table-cell>
          <table:table-cell office:value-type="float" office:value="187.652">
            <text:p>187.652</text:p>
          </table:table-cell>
          <table:table-cell office:value-type="float" office:value="1249.657">
            <text:p>1249.657</text:p>
          </table:table-cell>
          <table:table-cell office:value-type="float" office:value="75.98">
            <text:p>75.98</text:p>
          </table:table-cell>
          <table:table-cell office:value-type="float" office:value="38.744">
            <text:p>38.744</text:p>
          </table:table-cell>
          <table:table-cell office:value-type="float" office:value="155.94">
            <text:p>155.94</text:p>
          </table:table-cell>
          <table:table-cell office:value-type="float" office:value="212.349">
            <text:p>212.349</text:p>
          </table:table-cell>
          <table:table-cell office:value-type="float" office:value="37.651">
            <text:p>37.651</text:p>
          </table:table-cell>
          <table:table-cell office:value-type="float" office:value="1.125">
            <text:p>1.125</text:p>
          </table:table-cell>
          <table:table-cell office:value-type="float" office:value="19.344">
            <text:p>19.344</text:p>
          </table:table-cell>
          <table:table-cell office:value-type="float" office:value="0.655">
            <text:p>0.655</text:p>
          </table:table-cell>
          <table:table-cell office:value-type="float" office:value="32.768">
            <text:p>32.768</text:p>
          </table:table-cell>
          <table:table-cell office:value-type="float" office:value="225.93">
            <text:p>225.93</text:p>
          </table:table-cell>
        </table:table-row>
        <table:table-row table:style-name="ro4">
          <table:table-cell office:value-type="string">
            <text:p>Zwin &amp; Kievittepolder</text:p>
          </table:table-cell>
          <table:table-cell office:value-type="float" office:value="4409.868">
            <text:p>4409.868</text:p>
          </table:table-cell>
          <table:table-cell office:value-type="float" office:value="12.153">
            <text:p>12.153</text:p>
          </table:table-cell>
          <table:table-cell office:value-type="float" office:value="0.332">
            <text:p>0.332</text:p>
          </table:table-cell>
          <table:table-cell office:value-type="float" office:value="1122.093">
            <text:p>1122.093</text:p>
          </table:table-cell>
          <table:table-cell office:value-type="float" office:value="5.785">
            <text:p>5.785</text:p>
          </table:table-cell>
          <table:table-cell office:value-type="float" office:value="20.141">
            <text:p>20.141</text:p>
          </table:table-cell>
          <table:table-cell office:value-type="float" office:value="224.736">
            <text:p>224.736</text:p>
          </table:table-cell>
          <table:table-cell office:value-type="float" office:value="7.055">
            <text:p>7.055</text:p>
          </table:table-cell>
          <table:table-cell office:value-type="float" office:value="80.269">
            <text:p>80.269</text:p>
          </table:table-cell>
          <table:table-cell office:value-type="float" office:value="187.418">
            <text:p>187.418</text:p>
          </table:table-cell>
          <table:table-cell office:value-type="float" office:value="92.006">
            <text:p>92.006</text:p>
          </table:table-cell>
          <table:table-cell office:value-type="float" office:value="72.965">
            <text:p>72.965</text:p>
          </table:table-cell>
          <table:table-cell office:value-type="float" office:value="355.575">
            <text:p>355.575</text:p>
          </table:table-cell>
          <table:table-cell office:value-type="float" office:value="55.942">
            <text:p>55.942</text:p>
          </table:table-cell>
          <table:table-cell office:value-type="float" office:value="53.568">
            <text:p>53.568</text:p>
          </table:table-cell>
          <table:table-cell office:value-type="float" office:value="0.618">
            <text:p>0.618</text:p>
          </table:table-cell>
          <table:table-cell office:value-type="float" office:value="821.499">
            <text:p>821.499</text:p>
          </table:table-cell>
          <table:table-cell office:value-type="float" office:value="9.446">
            <text:p>9.446</text:p>
          </table:table-cell>
          <table:table-cell office:value-type="float" office:value="44.598">
            <text:p>44.598</text:p>
          </table:table-cell>
          <table:table-cell office:value-type="float" office:value="1243.584">
            <text:p>1243.584</text:p>
          </table:table-cell>
        </table:table-row>
      </table:table>
      <table:table table:name="Percentages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6">
          <table:table-cell table:style-name="ce3" table:formula="of:=[Waarden.A1]" office:value-type="string" office:string-value="natura2000_name">
            <text:p>natura2000_name</text:p>
          </table:table-cell>
          <table:table-cell table:style-name="ce5" table:formula="of:=[Waarden.B1]" office:value-type="string" office:string-value="deposition_all_sum">
            <text:p>deposition_all_sum</text:p>
          </table:table-cell>
          <table:table-cell table:style-name="ce5" table:formula="of:=[Waarden.C1]" office:value-type="string" office:string-value="landbouw_beweiding">
            <text:p>landbouw_beweiding</text:p>
          </table:table-cell>
          <table:table-cell table:style-name="ce5" table:formula="of:=[Waarden.D1]" office:value-type="string" office:string-value="landbouw_glastuinbouw">
            <text:p>landbouw_glastuinbouw</text:p>
          </table:table-cell>
          <table:table-cell table:style-name="ce5" table:formula="of:=[Waarden.E1]" office:value-type="string" office:string-value="landbouw_mestaanwending">
            <text:p>landbouw_mestaanwending</text:p>
          </table:table-cell>
          <table:table-cell table:style-name="ce5" table:formula="of:=[Waarden.F1]" office:value-type="string" office:string-value="landbouw_mestbe_en_verwerking">
            <text:p>landbouw_mestbe_en_verwerking</text:p>
          </table:table-cell>
          <table:table-cell table:style-name="ce5" table:formula="of:=[Waarden.G1]" office:value-type="string" office:string-value="landbouw_mestopslag">
            <text:p>landbouw_mestopslag</text:p>
          </table:table-cell>
          <table:table-cell table:style-name="ce5" table:formula="of:=[Waarden.H1]" office:value-type="string" office:string-value="landbouw_overige_landbouw">
            <text:p>landbouw_overige_landbouw</text:p>
          </table:table-cell>
          <table:table-cell table:style-name="ce5" table:formula="of:=[Waarden.I1]" office:value-type="string" office:string-value="landbouw_stallen_overig_vee">
            <text:p>landbouw_stallen_overig_vee</text:p>
          </table:table-cell>
          <table:table-cell table:style-name="ce5" table:formula="of:=[Waarden.J1]" office:value-type="string" office:string-value="landbouw_stallen_pluimvee">
            <text:p>landbouw_stallen_pluimvee</text:p>
          </table:table-cell>
          <table:table-cell table:style-name="ce5" table:formula="of:=[Waarden.K1]" office:value-type="string" office:string-value="landbouw_stallen_rundvee">
            <text:p>landbouw_stallen_rundvee</text:p>
          </table:table-cell>
          <table:table-cell table:style-name="ce5" table:formula="of:=[Waarden.L1]" office:value-type="string" office:string-value="landbouw_stallen_varkens">
            <text:p>landbouw_stallen_varkens</text:p>
          </table:table-cell>
          <table:table-cell table:style-name="ce5" table:formula="of:=[Waarden.M1]" office:value-type="string" office:string-value="energie">
            <text:p>energie</text:p>
          </table:table-cell>
          <table:table-cell table:style-name="ce5" table:formula="of:=[Waarden.N1]" office:value-type="string" office:string-value="industrie_en_afvalverwerking">
            <text:p>industrie_en_afvalverwerking</text:p>
          </table:table-cell>
          <table:table-cell table:style-name="ce5" table:formula="of:=[Waarden.O1]" office:value-type="string" office:string-value="wegverkeer">
            <text:p>wegverkeer</text:p>
          </table:table-cell>
          <table:table-cell table:style-name="ce5" table:formula="of:=[Waarden.P1]" office:value-type="string" office:string-value="mobiele_werktuigen">
            <text:p>mobiele_werktuigen</text:p>
          </table:table-cell>
          <table:table-cell table:style-name="ce5" table:formula="of:=[Waarden.Q1]" office:value-type="string" office:string-value="vliegverkeer_en_railverkeer">
            <text:p>vliegverkeer_en_railverkeer</text:p>
          </table:table-cell>
          <table:table-cell table:style-name="ce5" table:formula="of:=[Waarden.R1]" office:value-type="string" office:string-value="zeescheepvaart">
            <text:p>zeescheepvaart</text:p>
          </table:table-cell>
          <table:table-cell table:style-name="ce5" table:formula="of:=[Waarden.S1]" office:value-type="string" office:string-value="visserij">
            <text:p>visserij</text:p>
          </table:table-cell>
          <table:table-cell table:style-name="ce5" table:formula="of:=[Waarden.T1]" office:value-type="string" office:string-value="binnenvaart">
            <text:p>binnenvaart</text:p>
          </table:table-cell>
          <table:table-cell table:style-name="ce5" table:formula="of:=[Waarden.U1]" office:value-type="string" office:string-value="overige_sectoren">
            <text:p>overige_sectoren</text:p>
          </table:table-cell>
          <table:table-cell table:style-name="ce5" office:value-type="string">
            <text:p>Totaal</text:p>
          </table:table-cell>
          <table:table-cell table:formula="of:=[Waarden.W1]" office:value-type="percentage" office:value="0">
            <text:p>0%</text:p>
          </table:table-cell>
          <table:table-cell table:formula="of:=[Waarden.X1]" office:value-type="percentage" office:value="0">
            <text:p>0%</text:p>
          </table:table-cell>
          <table:table-cell table:formula="of:=[Waarden.Y1]" office:value-type="percentage" office:value="0">
            <text:p>0%</text:p>
          </table:table-cell>
          <table:table-cell table:formula="of:=[Waarden.Z1]" office:value-type="percentage" office:value="0">
            <text:p>0%</text:p>
          </table:table-cell>
          <table:table-cell table:number-columns-repeated="998"/>
        </table:table-row>
        <table:table-row table:style-name="ro2">
          <table:table-cell table:formula="of:=[Waarden.A2]" office:value-type="string" office:string-value="Aamsveen">
            <text:p>Aamsveen</text:p>
          </table:table-cell>
          <table:table-cell table:formula="of:=[Waarden.B2]/[Waarden.$B2]" office:value-type="percentage" office:value="1">
            <text:p>100%</text:p>
          </table:table-cell>
          <table:table-cell table:formula="of:=[Waarden.C2]/[Waarden.$B2]" office:value-type="percentage" office:value="0.00770862540214556">
            <text:p>1%</text:p>
          </table:table-cell>
          <table:table-cell table:formula="of:=[Waarden.D2]/[Waarden.$B2]" office:value-type="percentage" office:value="0.000192761773548189">
            <text:p>0%</text:p>
          </table:table-cell>
          <table:table-cell table:formula="of:=[Waarden.E2]/[Waarden.$B2]" office:value-type="percentage" office:value="0.218712539792023">
            <text:p>22%</text:p>
          </table:table-cell>
          <table:table-cell table:formula="of:=[Waarden.F2]/[Waarden.$B2]" office:value-type="percentage" office:value="0.00923430399983837">
            <text:p>1%</text:p>
          </table:table-cell>
          <table:table-cell table:formula="of:=[Waarden.G2]/[Waarden.$B2]" office:value-type="percentage" office:value="0.0207055479159922">
            <text:p>2%</text:p>
          </table:table-cell>
          <table:table-cell table:formula="of:=[Waarden.H2]/[Waarden.$B2]" office:value-type="percentage" office:value="0.00845145516440799">
            <text:p>1%</text:p>
          </table:table-cell>
          <table:table-cell table:formula="of:=[Waarden.I2]/[Waarden.$B2]" office:value-type="percentage" office:value="0.0124139747769107">
            <text:p>1%</text:p>
          </table:table-cell>
          <table:table-cell table:formula="of:=[Waarden.J2]/[Waarden.$B2]" office:value-type="percentage" office:value="0.0767804772196768">
            <text:p>8%</text:p>
          </table:table-cell>
          <table:table-cell table:formula="of:=[Waarden.K2]/[Waarden.$B2]" office:value-type="percentage" office:value="0.269503980100807">
            <text:p>27%</text:p>
          </table:table-cell>
          <table:table-cell table:formula="of:=[Waarden.L2]/[Waarden.$B2]" office:value-type="percentage" office:value="0.131801894708847">
            <text:p>13%</text:p>
          </table:table-cell>
          <table:table-cell table:formula="of:=[Waarden.M2]/[Waarden.$B2]" office:value-type="percentage" office:value="0.00699532427639542">
            <text:p>1%</text:p>
          </table:table-cell>
          <table:table-cell table:formula="of:=[Waarden.N2]/[Waarden.$B2]" office:value-type="percentage" office:value="0.0420797154682751">
            <text:p>4%</text:p>
          </table:table-cell>
          <table:table-cell table:formula="of:=[Waarden.O2]/[Waarden.$B2]" office:value-type="percentage" office:value="0.0404999334148673">
            <text:p>4%</text:p>
          </table:table-cell>
          <table:table-cell table:formula="of:=[Waarden.P2]/[Waarden.$B2]" office:value-type="percentage" office:value="0.0158680481794674">
            <text:p>2%</text:p>
          </table:table-cell>
          <table:table-cell table:formula="of:=[Waarden.Q2]/[Waarden.$B2]" office:value-type="percentage" office:value="0.00172125724775041">
            <text:p>0%</text:p>
          </table:table-cell>
          <table:table-cell table:formula="of:=[Waarden.R2]/[Waarden.$B2]" office:value-type="percentage" office:value="0.0185577767112501">
            <text:p>2%</text:p>
          </table:table-cell>
          <table:table-cell table:formula="of:=[Waarden.S2]/[Waarden.$B2]" office:value-type="percentage" office:value="0.000249536405263441">
            <text:p>0%</text:p>
          </table:table-cell>
          <table:table-cell table:formula="of:=[Waarden.T2]/[Waarden.$B2]" office:value-type="percentage" office:value="0.00878151538437106">
            <text:p>1%</text:p>
          </table:table-cell>
          <table:table-cell table:formula="of:=[Waarden.U2]/[Waarden.$B2]" office:value-type="percentage" office:value="0.109733221396489">
            <text:p>11%</text:p>
          </table:table-cell>
          <table:table-cell table:formula="of:=SUM([.C2:.U2])" office:value-type="percentage" office:value="0.999991889338327">
            <text:p>100%</text:p>
          </table:table-cell>
          <table:table-cell table:number-columns-repeated="1002"/>
        </table:table-row>
        <table:table-row table:style-name="ro2">
          <table:table-cell table:formula="of:=[Waarden.A3]" office:value-type="string" office:string-value="Achter de Voort, Agelerbroek &amp; Voltherbroek">
            <text:p>Achter de Voort, Agelerbroek &amp; Voltherbroek</text:p>
          </table:table-cell>
          <table:table-cell table:formula="of:=[Waarden.B3]/[Waarden.$B3]" office:value-type="percentage" office:value="1">
            <text:p>100%</text:p>
          </table:table-cell>
          <table:table-cell table:formula="of:=[Waarden.C3]/[Waarden.$B3]" office:value-type="percentage" office:value="0.00875223429403701">
            <text:p>1%</text:p>
          </table:table-cell>
          <table:table-cell table:formula="of:=[Waarden.D3]/[Waarden.$B3]" office:value-type="percentage" office:value="0.000280700616011657">
            <text:p>0%</text:p>
          </table:table-cell>
          <table:table-cell table:formula="of:=[Waarden.E3]/[Waarden.$B3]" office:value-type="percentage" office:value="0.266535227885692">
            <text:p>27%</text:p>
          </table:table-cell>
          <table:table-cell table:formula="of:=[Waarden.F3]/[Waarden.$B3]" office:value-type="percentage" office:value="0.00601829112579861">
            <text:p>1%</text:p>
          </table:table-cell>
          <table:table-cell table:formula="of:=[Waarden.G3]/[Waarden.$B3]" office:value-type="percentage" office:value="0.0190234296922598">
            <text:p>2%</text:p>
          </table:table-cell>
          <table:table-cell table:formula="of:=[Waarden.H3]/[Waarden.$B3]" office:value-type="percentage" office:value="0.00825384295614861">
            <text:p>1%</text:p>
          </table:table-cell>
          <table:table-cell table:formula="of:=[Waarden.I3]/[Waarden.$B3]" office:value-type="percentage" office:value="0.00993973912405573">
            <text:p>1%</text:p>
          </table:table-cell>
          <table:table-cell table:formula="of:=[Waarden.J3]/[Waarden.$B3]" office:value-type="percentage" office:value="0.0575724815399415">
            <text:p>6%</text:p>
          </table:table-cell>
          <table:table-cell table:formula="of:=[Waarden.K3]/[Waarden.$B3]" office:value-type="percentage" office:value="0.339104711623332">
            <text:p>34%</text:p>
          </table:table-cell>
          <table:table-cell table:formula="of:=[Waarden.L3]/[Waarden.$B3]" office:value-type="percentage" office:value="0.100249231738016">
            <text:p>10%</text:p>
          </table:table-cell>
          <table:table-cell table:formula="of:=[Waarden.M3]/[Waarden.$B3]" office:value-type="percentage" office:value="0.00329163575978798">
            <text:p>0%</text:p>
          </table:table-cell>
          <table:table-cell table:formula="of:=[Waarden.N3]/[Waarden.$B3]" office:value-type="percentage" office:value="0.0238220405261734">
            <text:p>2%</text:p>
          </table:table-cell>
          <table:table-cell table:formula="of:=[Waarden.O3]/[Waarden.$B3]" office:value-type="percentage" office:value="0.0347187938620723">
            <text:p>3%</text:p>
          </table:table-cell>
          <table:table-cell table:formula="of:=[Waarden.P3]/[Waarden.$B3]" office:value-type="percentage" office:value="0.0145154523418612">
            <text:p>1%</text:p>
          </table:table-cell>
          <table:table-cell table:formula="of:=[Waarden.Q3]/[Waarden.$B3]" office:value-type="percentage" office:value="0.00125046848175362">
            <text:p>0%</text:p>
          </table:table-cell>
          <table:table-cell table:formula="of:=[Waarden.R3]/[Waarden.$B3]" office:value-type="percentage" office:value="0.0145303054007165">
            <text:p>1%</text:p>
          </table:table-cell>
          <table:table-cell table:formula="of:=[Waarden.S3]/[Waarden.$B3]" office:value-type="percentage" office:value="0.000229445539937175">
            <text:p>0%</text:p>
          </table:table-cell>
          <table:table-cell table:formula="of:=[Waarden.T3]/[Waarden.$B3]" office:value-type="percentage" office:value="0.00710834472221988">
            <text:p>1%</text:p>
          </table:table-cell>
          <table:table-cell table:formula="of:=[Waarden.U3]/[Waarden.$B3]" office:value-type="percentage" office:value="0.0847980089428364">
            <text:p>8%</text:p>
          </table:table-cell>
          <table:table-cell table:formula="of:=SUM([.C3:.U3])" office:value-type="percentage" office:value="0.999994386172652">
            <text:p>100%</text:p>
          </table:table-cell>
          <table:table-cell table:number-columns-repeated="1002"/>
        </table:table-row>
        <table:table-row table:style-name="ro2">
          <table:table-cell table:formula="of:=[Waarden.A4]" office:value-type="string" office:string-value="Alde Feanen">
            <text:p>Alde Feanen</text:p>
          </table:table-cell>
          <table:table-cell table:formula="of:=[Waarden.B4]/[Waarden.$B4]" office:value-type="percentage" office:value="1">
            <text:p>100%</text:p>
          </table:table-cell>
          <table:table-cell table:formula="of:=[Waarden.C4]/[Waarden.$B4]" office:value-type="percentage" office:value="0.0167943099643336">
            <text:p>2%</text:p>
          </table:table-cell>
          <table:table-cell table:formula="of:=[Waarden.D4]/[Waarden.$B4]" office:value-type="percentage" office:value="0.00114576947030951">
            <text:p>0%</text:p>
          </table:table-cell>
          <table:table-cell table:formula="of:=[Waarden.E4]/[Waarden.$B4]" office:value-type="percentage" office:value="0.350533327589433">
            <text:p>35%</text:p>
          </table:table-cell>
          <table:table-cell table:formula="of:=[Waarden.F4]/[Waarden.$B4]" office:value-type="percentage" office:value="0.00454300547830673">
            <text:p>0%</text:p>
          </table:table-cell>
          <table:table-cell table:formula="of:=[Waarden.G4]/[Waarden.$B4]" office:value-type="percentage" office:value="0.0127321278489723">
            <text:p>1%</text:p>
          </table:table-cell>
          <table:table-cell table:formula="of:=[Waarden.H4]/[Waarden.$B4]" office:value-type="percentage" office:value="0.0111647739637104">
            <text:p>1%</text:p>
          </table:table-cell>
          <table:table-cell table:formula="of:=[Waarden.I4]/[Waarden.$B4]" office:value-type="percentage" office:value="0.00650646796150845">
            <text:p>1%</text:p>
          </table:table-cell>
          <table:table-cell table:formula="of:=[Waarden.J4]/[Waarden.$B4]" office:value-type="percentage" office:value="0.035057407070776">
            <text:p>4%</text:p>
          </table:table-cell>
          <table:table-cell table:formula="of:=[Waarden.K4]/[Waarden.$B4]" office:value-type="percentage" office:value="0.305044107750747">
            <text:p>31%</text:p>
          </table:table-cell>
          <table:table-cell table:formula="of:=[Waarden.L4]/[Waarden.$B4]" office:value-type="percentage" office:value="0.0147575632980124">
            <text:p>1%</text:p>
          </table:table-cell>
          <table:table-cell table:formula="of:=[Waarden.M4]/[Waarden.$B4]" office:value-type="percentage" office:value="0.0050842898554336">
            <text:p>1%</text:p>
          </table:table-cell>
          <table:table-cell table:formula="of:=[Waarden.N4]/[Waarden.$B4]" office:value-type="percentage" office:value="0.0248561100902247">
            <text:p>2%</text:p>
          </table:table-cell>
          <table:table-cell table:formula="of:=[Waarden.O4]/[Waarden.$B4]" office:value-type="percentage" office:value="0.039109625083678">
            <text:p>4%</text:p>
          </table:table-cell>
          <table:table-cell table:formula="of:=[Waarden.P4]/[Waarden.$B4]" office:value-type="percentage" office:value="0.0168097705226278">
            <text:p>2%</text:p>
          </table:table-cell>
          <table:table-cell table:formula="of:=[Waarden.Q4]/[Waarden.$B4]" office:value-type="percentage" office:value="0.00205779462491068">
            <text:p>0%</text:p>
          </table:table-cell>
          <table:table-cell table:formula="of:=[Waarden.R4]/[Waarden.$B4]" office:value-type="percentage" office:value="0.0356580668125866">
            <text:p>4%</text:p>
          </table:table-cell>
          <table:table-cell table:formula="of:=[Waarden.S4]/[Waarden.$B4]" office:value-type="percentage" office:value="0.00104798143909957">
            <text:p>0%</text:p>
          </table:table-cell>
          <table:table-cell table:formula="of:=[Waarden.T4]/[Waarden.$B4]" office:value-type="percentage" office:value="0.0147214412950864">
            <text:p>1%</text:p>
          </table:table-cell>
          <table:table-cell table:formula="of:=[Waarden.U4]/[Waarden.$B4]" office:value-type="percentage" office:value="0.102371592233618">
            <text:p>10%</text:p>
          </table:table-cell>
          <table:table-cell table:formula="of:=SUM([.C4:.U4])" office:value-type="percentage" office:value="0.999995532353374">
            <text:p>100%</text:p>
          </table:table-cell>
          <table:table-cell table:number-columns-repeated="1002"/>
        </table:table-row>
        <table:table-row table:style-name="ro2">
          <table:table-cell table:formula="of:=[Waarden.A5]" office:value-type="string" office:string-value="Bakkeveense Duinen">
            <text:p>Bakkeveense Duinen</text:p>
          </table:table-cell>
          <table:table-cell table:formula="of:=[Waarden.B5]/[Waarden.$B5]" office:value-type="percentage" office:value="1">
            <text:p>100%</text:p>
          </table:table-cell>
          <table:table-cell table:formula="of:=[Waarden.C5]/[Waarden.$B5]" office:value-type="percentage" office:value="0.0141818763890554">
            <text:p>1%</text:p>
          </table:table-cell>
          <table:table-cell table:formula="of:=[Waarden.D5]/[Waarden.$B5]" office:value-type="percentage" office:value="0.000127862218026477">
            <text:p>0%</text:p>
          </table:table-cell>
          <table:table-cell table:formula="of:=[Waarden.E5]/[Waarden.$B5]" office:value-type="percentage" office:value="0.296295200597171">
            <text:p>30%</text:p>
          </table:table-cell>
          <table:table-cell table:formula="of:=[Waarden.F5]/[Waarden.$B5]" office:value-type="percentage" office:value="0.00884237411312204">
            <text:p>1%</text:p>
          </table:table-cell>
          <table:table-cell table:formula="of:=[Waarden.G5]/[Waarden.$B5]" office:value-type="percentage" office:value="0.0195998463751562">
            <text:p>2%</text:p>
          </table:table-cell>
          <table:table-cell table:formula="of:=[Waarden.H5]/[Waarden.$B5]" office:value-type="percentage" office:value="0.0104129785874368">
            <text:p>1%</text:p>
          </table:table-cell>
          <table:table-cell table:formula="of:=[Waarden.I5]/[Waarden.$B5]" office:value-type="percentage" office:value="0.0079491875792095">
            <text:p>1%</text:p>
          </table:table-cell>
          <table:table-cell table:formula="of:=[Waarden.J5]/[Waarden.$B5]" office:value-type="percentage" office:value="0.0769645322780341">
            <text:p>8%</text:p>
          </table:table-cell>
          <table:table-cell table:formula="of:=[Waarden.K5]/[Waarden.$B5]" office:value-type="percentage" office:value="0.367447716221596">
            <text:p>37%</text:p>
          </table:table-cell>
          <table:table-cell table:formula="of:=[Waarden.L5]/[Waarden.$B5]" office:value-type="percentage" office:value="0.046911557768946">
            <text:p>5%</text:p>
          </table:table-cell>
          <table:table-cell table:formula="of:=[Waarden.M5]/[Waarden.$B5]" office:value-type="percentage" office:value="0.00408342019194653">
            <text:p>0%</text:p>
          </table:table-cell>
          <table:table-cell table:formula="of:=[Waarden.N5]/[Waarden.$B5]" office:value-type="percentage" office:value="0.0227908548489998">
            <text:p>2%</text:p>
          </table:table-cell>
          <table:table-cell table:formula="of:=[Waarden.O5]/[Waarden.$B5]" office:value-type="percentage" office:value="0.0243438674825475">
            <text:p>2%</text:p>
          </table:table-cell>
          <table:table-cell table:formula="of:=[Waarden.P5]/[Waarden.$B5]" office:value-type="percentage" office:value="0.0113423349320953">
            <text:p>1%</text:p>
          </table:table-cell>
          <table:table-cell table:formula="of:=[Waarden.Q5]/[Waarden.$B5]" office:value-type="percentage" office:value="0.00122280022307651">
            <text:p>0%</text:p>
          </table:table-cell>
          <table:table-cell table:formula="of:=[Waarden.R5]/[Waarden.$B5]" office:value-type="percentage" office:value="0.0233041703228287">
            <text:p>2%</text:p>
          </table:table-cell>
          <table:table-cell table:formula="of:=[Waarden.S5]/[Waarden.$B5]" office:value-type="percentage" office:value="0.000478448762399033">
            <text:p>0%</text:p>
          </table:table-cell>
          <table:table-cell table:formula="of:=[Waarden.T5]/[Waarden.$B5]" office:value-type="percentage" office:value="0.00426645281750323">
            <text:p>0%</text:p>
          </table:table-cell>
          <table:table-cell table:formula="of:=[Waarden.U5]/[Waarden.$B5]" office:value-type="percentage" office:value="0.0594282493265704">
            <text:p>6%</text:p>
          </table:table-cell>
          <table:table-cell table:formula="of:=SUM([.C5:.U5])" office:value-type="percentage" office:value="0.999993731035721">
            <text:p>100%</text:p>
          </table:table-cell>
          <table:table-cell table:number-columns-repeated="1002"/>
        </table:table-row>
        <table:table-row table:style-name="ro2">
          <table:table-cell table:formula="of:=[Waarden.A6]" office:value-type="string" office:string-value="Bargerveen">
            <text:p>Bargerveen</text:p>
          </table:table-cell>
          <table:table-cell table:formula="of:=[Waarden.B6]/[Waarden.$B6]" office:value-type="percentage" office:value="1">
            <text:p>100%</text:p>
          </table:table-cell>
          <table:table-cell table:formula="of:=[Waarden.C6]/[Waarden.$B6]" office:value-type="percentage" office:value="0.00983364764706832">
            <text:p>1%</text:p>
          </table:table-cell>
          <table:table-cell table:formula="of:=[Waarden.D6]/[Waarden.$B6]" office:value-type="percentage" office:value="0.00213621456171164">
            <text:p>0%</text:p>
          </table:table-cell>
          <table:table-cell table:formula="of:=[Waarden.E6]/[Waarden.$B6]" office:value-type="percentage" office:value="0.269362439470904">
            <text:p>27%</text:p>
          </table:table-cell>
          <table:table-cell table:formula="of:=[Waarden.F6]/[Waarden.$B6]" office:value-type="percentage" office:value="0.00741778125162837">
            <text:p>1%</text:p>
          </table:table-cell>
          <table:table-cell table:formula="of:=[Waarden.G6]/[Waarden.$B6]" office:value-type="percentage" office:value="0.0170131511129282">
            <text:p>2%</text:p>
          </table:table-cell>
          <table:table-cell table:formula="of:=[Waarden.H6]/[Waarden.$B6]" office:value-type="percentage" office:value="0.0422265136080225">
            <text:p>4%</text:p>
          </table:table-cell>
          <table:table-cell table:formula="of:=[Waarden.I6]/[Waarden.$B6]" office:value-type="percentage" office:value="0.00934796171453242">
            <text:p>1%</text:p>
          </table:table-cell>
          <table:table-cell table:formula="of:=[Waarden.J6]/[Waarden.$B6]" office:value-type="percentage" office:value="0.0715031032483232">
            <text:p>7%</text:p>
          </table:table-cell>
          <table:table-cell table:formula="of:=[Waarden.K6]/[Waarden.$B6]" office:value-type="percentage" office:value="0.225969366090993">
            <text:p>23%</text:p>
          </table:table-cell>
          <table:table-cell table:formula="of:=[Waarden.L6]/[Waarden.$B6]" office:value-type="percentage" office:value="0.0771800451782157">
            <text:p>8%</text:p>
          </table:table-cell>
          <table:table-cell table:formula="of:=[Waarden.M6]/[Waarden.$B6]" office:value-type="percentage" office:value="0.0064581987256765">
            <text:p>1%</text:p>
          </table:table-cell>
          <table:table-cell table:formula="of:=[Waarden.N6]/[Waarden.$B6]" office:value-type="percentage" office:value="0.0299200946963518">
            <text:p>3%</text:p>
          </table:table-cell>
          <table:table-cell table:formula="of:=[Waarden.O6]/[Waarden.$B6]" office:value-type="percentage" office:value="0.0601763678413364">
            <text:p>6%</text:p>
          </table:table-cell>
          <table:table-cell table:formula="of:=[Waarden.P6]/[Waarden.$B6]" office:value-type="percentage" office:value="0.0235329891072765">
            <text:p>2%</text:p>
          </table:table-cell>
          <table:table-cell table:formula="of:=[Waarden.Q6]/[Waarden.$B6]" office:value-type="percentage" office:value="0.00246818742024161">
            <text:p>0%</text:p>
          </table:table-cell>
          <table:table-cell table:formula="of:=[Waarden.R6]/[Waarden.$B6]" office:value-type="percentage" office:value="0.0317385856355862">
            <text:p>3%</text:p>
          </table:table-cell>
          <table:table-cell table:formula="of:=[Waarden.S6]/[Waarden.$B6]" office:value-type="percentage" office:value="0.000833101269991282">
            <text:p>0%</text:p>
          </table:table-cell>
          <table:table-cell table:formula="of:=[Waarden.T6]/[Waarden.$B6]" office:value-type="percentage" office:value="0.0136757291870177">
            <text:p>1%</text:p>
          </table:table-cell>
          <table:table-cell table:formula="of:=[Waarden.U6]/[Waarden.$B6]" office:value-type="percentage" office:value="0.0992046496247667">
            <text:p>10%</text:p>
          </table:table-cell>
          <table:table-cell table:formula="of:=SUM([.C6:.U6])" office:value-type="percentage" office:value="0.999998127392572">
            <text:p>100%</text:p>
          </table:table-cell>
          <table:table-cell table:number-columns-repeated="1002"/>
        </table:table-row>
        <table:table-row table:style-name="ro2">
          <table:table-cell table:formula="of:=[Waarden.A7]" office:value-type="string" office:string-value="Bekendelle">
            <text:p>Bekendelle</text:p>
          </table:table-cell>
          <table:table-cell table:formula="of:=[Waarden.B7]/[Waarden.$B7]" office:value-type="percentage" office:value="1">
            <text:p>100%</text:p>
          </table:table-cell>
          <table:table-cell table:formula="of:=[Waarden.C7]/[Waarden.$B7]" office:value-type="percentage" office:value="0.00678911733695638">
            <text:p>1%</text:p>
          </table:table-cell>
          <table:table-cell table:formula="of:=[Waarden.D7]/[Waarden.$B7]" office:value-type="percentage" office:value="0.000252955154715483">
            <text:p>0%</text:p>
          </table:table-cell>
          <table:table-cell table:formula="of:=[Waarden.E7]/[Waarden.$B7]" office:value-type="percentage" office:value="0.284508171031959">
            <text:p>28%</text:p>
          </table:table-cell>
          <table:table-cell table:formula="of:=[Waarden.F7]/[Waarden.$B7]" office:value-type="percentage" office:value="0.0130298755990557">
            <text:p>1%</text:p>
          </table:table-cell>
          <table:table-cell table:formula="of:=[Waarden.G7]/[Waarden.$B7]" office:value-type="percentage" office:value="0.0205088347332146">
            <text:p>2%</text:p>
          </table:table-cell>
          <table:table-cell table:formula="of:=[Waarden.H7]/[Waarden.$B7]" office:value-type="percentage" office:value="0.0174799277557551">
            <text:p>2%</text:p>
          </table:table-cell>
          <table:table-cell table:formula="of:=[Waarden.I7]/[Waarden.$B7]" office:value-type="percentage" office:value="0.0116604586828002">
            <text:p>1%</text:p>
          </table:table-cell>
          <table:table-cell table:formula="of:=[Waarden.J7]/[Waarden.$B7]" office:value-type="percentage" office:value="0.0680288653184386">
            <text:p>7%</text:p>
          </table:table-cell>
          <table:table-cell table:formula="of:=[Waarden.K7]/[Waarden.$B7]" office:value-type="percentage" office:value="0.277801897890225">
            <text:p>28%</text:p>
          </table:table-cell>
          <table:table-cell table:formula="of:=[Waarden.L7]/[Waarden.$B7]" office:value-type="percentage" office:value="0.154307303868836">
            <text:p>15%</text:p>
          </table:table-cell>
          <table:table-cell table:formula="of:=[Waarden.M7]/[Waarden.$B7]" office:value-type="percentage" office:value="0.00437242027499929">
            <text:p>0%</text:p>
          </table:table-cell>
          <table:table-cell table:formula="of:=[Waarden.N7]/[Waarden.$B7]" office:value-type="percentage" office:value="0.0240463371513135">
            <text:p>2%</text:p>
          </table:table-cell>
          <table:table-cell table:formula="of:=[Waarden.O7]/[Waarden.$B7]" office:value-type="percentage" office:value="0.0217448243207497">
            <text:p>2%</text:p>
          </table:table-cell>
          <table:table-cell table:formula="of:=[Waarden.P7]/[Waarden.$B7]" office:value-type="percentage" office:value="0.0106229713685644">
            <text:p>1%</text:p>
          </table:table-cell>
          <table:table-cell table:formula="of:=[Waarden.Q7]/[Waarden.$B7]" office:value-type="percentage" office:value="0.00394844595464647">
            <text:p>0%</text:p>
          </table:table-cell>
          <table:table-cell table:formula="of:=[Waarden.R7]/[Waarden.$B7]" office:value-type="percentage" office:value="0.00892541562375973">
            <text:p>1%</text:p>
          </table:table-cell>
          <table:table-cell table:formula="of:=[Waarden.S7]/[Waarden.$B7]" office:value-type="percentage" office:value="0.000115144744169583">
            <text:p>0%</text:p>
          </table:table-cell>
          <table:table-cell table:formula="of:=[Waarden.T7]/[Waarden.$B7]" office:value-type="percentage" office:value="0.00695891239866049">
            <text:p>1%</text:p>
          </table:table-cell>
          <table:table-cell table:formula="of:=[Waarden.U7]/[Waarden.$B7]" office:value-type="percentage" office:value="0.0648882094980433">
            <text:p>6%</text:p>
          </table:table-cell>
          <table:table-cell table:formula="of:=SUM([.C7:.U7])" office:value-type="percentage" office:value="0.999990088706863">
            <text:p>100%</text:p>
          </table:table-cell>
          <table:table-cell table:number-columns-repeated="1002"/>
        </table:table-row>
        <table:table-row table:style-name="ro2">
          <table:table-cell table:formula="of:=[Waarden.A8]" office:value-type="string" office:string-value="Bemelerberg &amp; Schiepersberg">
            <text:p>Bemelerberg &amp; Schiepersberg</text:p>
          </table:table-cell>
          <table:table-cell table:formula="of:=[Waarden.B8]/[Waarden.$B8]" office:value-type="percentage" office:value="1">
            <text:p>100%</text:p>
          </table:table-cell>
          <table:table-cell table:formula="of:=[Waarden.C8]/[Waarden.$B8]" office:value-type="percentage" office:value="0.0120784888547424">
            <text:p>1%</text:p>
          </table:table-cell>
          <table:table-cell table:formula="of:=[Waarden.D8]/[Waarden.$B8]" office:value-type="percentage" office:value="0.0000313521208951266">
            <text:p>0%</text:p>
          </table:table-cell>
          <table:table-cell table:formula="of:=[Waarden.E8]/[Waarden.$B8]" office:value-type="percentage" office:value="0.39916980932348">
            <text:p>40%</text:p>
          </table:table-cell>
          <table:table-cell table:formula="of:=[Waarden.F8]/[Waarden.$B8]" office:value-type="percentage" office:value="0.00065030366888924">
            <text:p>0%</text:p>
          </table:table-cell>
          <table:table-cell table:formula="of:=[Waarden.G8]/[Waarden.$B8]" office:value-type="percentage" office:value="0.0102290508415095">
            <text:p>1%</text:p>
          </table:table-cell>
          <table:table-cell table:formula="of:=[Waarden.H8]/[Waarden.$B8]" office:value-type="percentage" office:value="0.0536515697214701">
            <text:p>5%</text:p>
          </table:table-cell>
          <table:table-cell table:formula="of:=[Waarden.I8]/[Waarden.$B8]" office:value-type="percentage" office:value="0.0127073854303323">
            <text:p>1%</text:p>
          </table:table-cell>
          <table:table-cell table:formula="of:=[Waarden.J8]/[Waarden.$B8]" office:value-type="percentage" office:value="0.0239444238145991">
            <text:p>2%</text:p>
          </table:table-cell>
          <table:table-cell table:formula="of:=[Waarden.K8]/[Waarden.$B8]" office:value-type="percentage" office:value="0.136966796924053">
            <text:p>14%</text:p>
          </table:table-cell>
          <table:table-cell table:formula="of:=[Waarden.L8]/[Waarden.$B8]" office:value-type="percentage" office:value="0.00939198292556753">
            <text:p>1%</text:p>
          </table:table-cell>
          <table:table-cell table:formula="of:=[Waarden.M8]/[Waarden.$B8]" office:value-type="percentage" office:value="0.00297727156650872">
            <text:p>0%</text:p>
          </table:table-cell>
          <table:table-cell table:formula="of:=[Waarden.N8]/[Waarden.$B8]" office:value-type="percentage" office:value="0.0538152412773258">
            <text:p>5%</text:p>
          </table:table-cell>
          <table:table-cell table:formula="of:=[Waarden.O8]/[Waarden.$B8]" office:value-type="percentage" office:value="0.0477809693637525">
            <text:p>5%</text:p>
          </table:table-cell>
          <table:table-cell table:formula="of:=[Waarden.P8]/[Waarden.$B8]" office:value-type="percentage" office:value="0.0118076132726001">
            <text:p>1%</text:p>
          </table:table-cell>
          <table:table-cell table:formula="of:=[Waarden.Q8]/[Waarden.$B8]" office:value-type="percentage" office:value="0.00120503393698527">
            <text:p>0%</text:p>
          </table:table-cell>
          <table:table-cell table:formula="of:=[Waarden.R8]/[Waarden.$B8]" office:value-type="percentage" office:value="0.00113187898822998">
            <text:p>0%</text:p>
          </table:table-cell>
          <table:table-cell table:formula="of:=[Waarden.S8]/[Waarden.$B8]" office:value-type="percentage" office:value="0.000000168559789758745">
            <text:p>0%</text:p>
          </table:table-cell>
          <table:table-cell table:formula="of:=[Waarden.T8]/[Waarden.$B8]" office:value-type="percentage" office:value="0.00158682186078883">
            <text:p>0%</text:p>
          </table:table-cell>
          <table:table-cell table:formula="of:=[Waarden.U8]/[Waarden.$B8]" office:value-type="percentage" office:value="0.220861869803407">
            <text:p>22%</text:p>
          </table:table-cell>
          <table:table-cell table:formula="of:=SUM([.C8:.U8])" office:value-type="percentage" office:value="0.999988032254927">
            <text:p>100%</text:p>
          </table:table-cell>
          <table:table-cell table:number-columns-repeated="1002"/>
        </table:table-row>
        <table:table-row table:style-name="ro2">
          <table:table-cell table:formula="of:=[Waarden.A9]" office:value-type="string" office:string-value="Bergvennen &amp; Brecklenkampse Veld">
            <text:p>Bergvennen &amp; Brecklenkampse Veld</text:p>
          </table:table-cell>
          <table:table-cell table:formula="of:=[Waarden.B9]/[Waarden.$B9]" office:value-type="percentage" office:value="1">
            <text:p>100%</text:p>
          </table:table-cell>
          <table:table-cell table:formula="of:=[Waarden.C9]/[Waarden.$B9]" office:value-type="percentage" office:value="0.00944552644170267">
            <text:p>1%</text:p>
          </table:table-cell>
          <table:table-cell table:formula="of:=[Waarden.D9]/[Waarden.$B9]" office:value-type="percentage" office:value="0.000171489646701329">
            <text:p>0%</text:p>
          </table:table-cell>
          <table:table-cell table:formula="of:=[Waarden.E9]/[Waarden.$B9]" office:value-type="percentage" office:value="0.303715512684827">
            <text:p>30%</text:p>
          </table:table-cell>
          <table:table-cell table:formula="of:=[Waarden.F9]/[Waarden.$B9]" office:value-type="percentage" office:value="0.00812039668574448">
            <text:p>1%</text:p>
          </table:table-cell>
          <table:table-cell table:formula="of:=[Waarden.G9]/[Waarden.$B9]" office:value-type="percentage" office:value="0.0219197400380987">
            <text:p>2%</text:p>
          </table:table-cell>
          <table:table-cell table:formula="of:=[Waarden.H9]/[Waarden.$B9]" office:value-type="percentage" office:value="0.00898728496881279">
            <text:p>1%</text:p>
          </table:table-cell>
          <table:table-cell table:formula="of:=[Waarden.I9]/[Waarden.$B9]" office:value-type="percentage" office:value="0.0125786045817817">
            <text:p>1%</text:p>
          </table:table-cell>
          <table:table-cell table:formula="of:=[Waarden.J9]/[Waarden.$B9]" office:value-type="percentage" office:value="0.0640233793973809">
            <text:p>6%</text:p>
          </table:table-cell>
          <table:table-cell table:formula="of:=[Waarden.K9]/[Waarden.$B9]" office:value-type="percentage" office:value="0.341272901236854">
            <text:p>34%</text:p>
          </table:table-cell>
          <table:table-cell table:formula="of:=[Waarden.L9]/[Waarden.$B9]" office:value-type="percentage" office:value="0.105801873725989">
            <text:p>11%</text:p>
          </table:table-cell>
          <table:table-cell table:formula="of:=[Waarden.M9]/[Waarden.$B9]" office:value-type="percentage" office:value="0.00428102119318649">
            <text:p>0%</text:p>
          </table:table-cell>
          <table:table-cell table:formula="of:=[Waarden.N9]/[Waarden.$B9]" office:value-type="percentage" office:value="0.024252368028176">
            <text:p>2%</text:p>
          </table:table-cell>
          <table:table-cell table:formula="of:=[Waarden.O9]/[Waarden.$B9]" office:value-type="percentage" office:value="0.0223463036770368">
            <text:p>2%</text:p>
          </table:table-cell>
          <table:table-cell table:formula="of:=[Waarden.P9]/[Waarden.$B9]" office:value-type="percentage" office:value="0.0106165604615221">
            <text:p>1%</text:p>
          </table:table-cell>
          <table:table-cell table:formula="of:=[Waarden.Q9]/[Waarden.$B9]" office:value-type="percentage" office:value="0.000799239181544952">
            <text:p>0%</text:p>
          </table:table-cell>
          <table:table-cell table:formula="of:=[Waarden.R9]/[Waarden.$B9]" office:value-type="percentage" office:value="0.0125996038757046">
            <text:p>1%</text:p>
          </table:table-cell>
          <table:table-cell table:formula="of:=[Waarden.S9]/[Waarden.$B9]" office:value-type="percentage" office:value="0.000166728338904935">
            <text:p>0%</text:p>
          </table:table-cell>
          <table:table-cell table:formula="of:=[Waarden.T9]/[Waarden.$B9]" office:value-type="percentage" office:value="0.00433155160425111">
            <text:p>0%</text:p>
          </table:table-cell>
          <table:table-cell table:formula="of:=[Waarden.U9]/[Waarden.$B9]" office:value-type="percentage" office:value="0.0445624282449585">
            <text:p>4%</text:p>
          </table:table-cell>
          <table:table-cell table:formula="of:=SUM([.C9:.U9])" office:value-type="percentage" office:value="0.999992514013178">
            <text:p>100%</text:p>
          </table:table-cell>
          <table:table-cell table:number-columns-repeated="1002"/>
        </table:table-row>
        <table:table-row table:style-name="ro2">
          <table:table-cell table:formula="of:=[Waarden.A10]" office:value-type="string" office:string-value="Biesbosch">
            <text:p>Biesbosch</text:p>
          </table:table-cell>
          <table:table-cell table:formula="of:=[Waarden.B10]/[Waarden.$B10]" office:value-type="percentage" office:value="1">
            <text:p>100%</text:p>
          </table:table-cell>
          <table:table-cell table:formula="of:=[Waarden.C10]/[Waarden.$B10]" office:value-type="percentage" office:value="0.0123560062319655">
            <text:p>1%</text:p>
          </table:table-cell>
          <table:table-cell table:formula="of:=[Waarden.D10]/[Waarden.$B10]" office:value-type="percentage" office:value="0.00358478408526733">
            <text:p>0%</text:p>
          </table:table-cell>
          <table:table-cell table:formula="of:=[Waarden.E10]/[Waarden.$B10]" office:value-type="percentage" office:value="0.271767682591603">
            <text:p>27%</text:p>
          </table:table-cell>
          <table:table-cell table:formula="of:=[Waarden.F10]/[Waarden.$B10]" office:value-type="percentage" office:value="0.00436591267120529">
            <text:p>0%</text:p>
          </table:table-cell>
          <table:table-cell table:formula="of:=[Waarden.G10]/[Waarden.$B10]" office:value-type="percentage" office:value="0.0104451282265492">
            <text:p>1%</text:p>
          </table:table-cell>
          <table:table-cell table:formula="of:=[Waarden.H10]/[Waarden.$B10]" office:value-type="percentage" office:value="0.0393594861844944">
            <text:p>4%</text:p>
          </table:table-cell>
          <table:table-cell table:formula="of:=[Waarden.I10]/[Waarden.$B10]" office:value-type="percentage" office:value="0.00974445818040055">
            <text:p>1%</text:p>
          </table:table-cell>
          <table:table-cell table:formula="of:=[Waarden.J10]/[Waarden.$B10]" office:value-type="percentage" office:value="0.0310241065784536">
            <text:p>3%</text:p>
          </table:table-cell>
          <table:table-cell table:formula="of:=[Waarden.K10]/[Waarden.$B10]" office:value-type="percentage" office:value="0.139704604751487">
            <text:p>14%</text:p>
          </table:table-cell>
          <table:table-cell table:formula="of:=[Waarden.L10]/[Waarden.$B10]" office:value-type="percentage" office:value="0.0452810898935277">
            <text:p>5%</text:p>
          </table:table-cell>
          <table:table-cell table:formula="of:=[Waarden.M10]/[Waarden.$B10]" office:value-type="percentage" office:value="0.00864160872944118">
            <text:p>1%</text:p>
          </table:table-cell>
          <table:table-cell table:formula="of:=[Waarden.N10]/[Waarden.$B10]" office:value-type="percentage" office:value="0.050761669086646">
            <text:p>5%</text:p>
          </table:table-cell>
          <table:table-cell table:formula="of:=[Waarden.O10]/[Waarden.$B10]" office:value-type="percentage" office:value="0.0951040628804134">
            <text:p>10%</text:p>
          </table:table-cell>
          <table:table-cell table:formula="of:=[Waarden.P10]/[Waarden.$B10]" office:value-type="percentage" office:value="0.0288519378149176">
            <text:p>3%</text:p>
          </table:table-cell>
          <table:table-cell table:formula="of:=[Waarden.Q10]/[Waarden.$B10]" office:value-type="percentage" office:value="0.00365443042382991">
            <text:p>0%</text:p>
          </table:table-cell>
          <table:table-cell table:formula="of:=[Waarden.R10]/[Waarden.$B10]" office:value-type="percentage" office:value="0.0463796735739802">
            <text:p>5%</text:p>
          </table:table-cell>
          <table:table-cell table:formula="of:=[Waarden.S10]/[Waarden.$B10]" office:value-type="percentage" office:value="0.000854296894376222">
            <text:p>0%</text:p>
          </table:table-cell>
          <table:table-cell table:formula="of:=[Waarden.T10]/[Waarden.$B10]" office:value-type="percentage" office:value="0.0633451994984124">
            <text:p>6%</text:p>
          </table:table-cell>
          <table:table-cell table:formula="of:=[Waarden.U10]/[Waarden.$B10]" office:value-type="percentage" office:value="0.134770118070715">
            <text:p>13%</text:p>
          </table:table-cell>
          <table:table-cell table:formula="of:=SUM([.C10:.U10])" office:value-type="percentage" office:value="0.999996256367686">
            <text:p>100%</text:p>
          </table:table-cell>
          <table:table-cell table:number-columns-repeated="1002"/>
        </table:table-row>
        <table:table-row table:style-name="ro2">
          <table:table-cell table:formula="of:=[Waarden.A11]" office:value-type="string" office:string-value="Binnenveld">
            <text:p>Binnenveld</text:p>
          </table:table-cell>
          <table:table-cell table:formula="of:=[Waarden.B11]/[Waarden.$B11]" office:value-type="percentage" office:value="1">
            <text:p>100%</text:p>
          </table:table-cell>
          <table:table-cell table:formula="of:=[Waarden.C11]/[Waarden.$B11]" office:value-type="percentage" office:value="0.00559353481016599">
            <text:p>1%</text:p>
          </table:table-cell>
          <table:table-cell table:formula="of:=[Waarden.D11]/[Waarden.$B11]" office:value-type="percentage" office:value="0.000093904347947106">
            <text:p>0%</text:p>
          </table:table-cell>
          <table:table-cell table:formula="of:=[Waarden.E11]/[Waarden.$B11]" office:value-type="percentage" office:value="0.130775941442362">
            <text:p>13%</text:p>
          </table:table-cell>
          <table:table-cell table:formula="of:=[Waarden.F11]/[Waarden.$B11]" office:value-type="percentage" office:value="0.00479380963786763">
            <text:p>0%</text:p>
          </table:table-cell>
          <table:table-cell table:formula="of:=[Waarden.G11]/[Waarden.$B11]" office:value-type="percentage" office:value="0.0310212500705015">
            <text:p>3%</text:p>
          </table:table-cell>
          <table:table-cell table:formula="of:=[Waarden.H11]/[Waarden.$B11]" office:value-type="percentage" office:value="0.00914622489139105">
            <text:p>1%</text:p>
          </table:table-cell>
          <table:table-cell table:formula="of:=[Waarden.I11]/[Waarden.$B11]" office:value-type="percentage" office:value="0.0160724396598641">
            <text:p>2%</text:p>
          </table:table-cell>
          <table:table-cell table:formula="of:=[Waarden.J11]/[Waarden.$B11]" office:value-type="percentage" office:value="0.150078339079664">
            <text:p>15%</text:p>
          </table:table-cell>
          <table:table-cell table:formula="of:=[Waarden.K11]/[Waarden.$B11]" office:value-type="percentage" office:value="0.267117436836141">
            <text:p>27%</text:p>
          </table:table-cell>
          <table:table-cell table:formula="of:=[Waarden.L11]/[Waarden.$B11]" office:value-type="percentage" office:value="0.102173057948945">
            <text:p>10%</text:p>
          </table:table-cell>
          <table:table-cell table:formula="of:=[Waarden.M11]/[Waarden.$B11]" office:value-type="percentage" office:value="0.0055381590792393">
            <text:p>1%</text:p>
          </table:table-cell>
          <table:table-cell table:formula="of:=[Waarden.N11]/[Waarden.$B11]" office:value-type="percentage" office:value="0.0250241170097984">
            <text:p>3%</text:p>
          </table:table-cell>
          <table:table-cell table:formula="of:=[Waarden.O11]/[Waarden.$B11]" office:value-type="percentage" office:value="0.143538142964609">
            <text:p>14%</text:p>
          </table:table-cell>
          <table:table-cell table:formula="of:=[Waarden.P11]/[Waarden.$B11]" office:value-type="percentage" office:value="0.0163358406233725">
            <text:p>2%</text:p>
          </table:table-cell>
          <table:table-cell table:formula="of:=[Waarden.Q11]/[Waarden.$B11]" office:value-type="percentage" office:value="0.000954865116878684">
            <text:p>0%</text:p>
          </table:table-cell>
          <table:table-cell table:formula="of:=[Waarden.R11]/[Waarden.$B11]" office:value-type="percentage" office:value="0.00362154350327676">
            <text:p>0%</text:p>
          </table:table-cell>
          <table:table-cell table:formula="of:=[Waarden.S11]/[Waarden.$B11]" office:value-type="percentage" office:value="0.00000878979855979151">
            <text:p>0%</text:p>
          </table:table-cell>
          <table:table-cell table:formula="of:=[Waarden.T11]/[Waarden.$B11]" office:value-type="percentage" office:value="0.0140178242465128">
            <text:p>1%</text:p>
          </table:table-cell>
          <table:table-cell table:formula="of:=[Waarden.U11]/[Waarden.$B11]" office:value-type="percentage" office:value="0.0740813012417788">
            <text:p>7%</text:p>
          </table:table-cell>
          <table:table-cell table:formula="of:=SUM([.C11:.U11])" office:value-type="percentage" office:value="0.999986522308875">
            <text:p>100%</text:p>
          </table:table-cell>
          <table:table-cell table:number-columns-repeated="1002"/>
        </table:table-row>
        <table:table-row table:style-name="ro2">
          <table:table-cell table:formula="of:=[Waarden.A12]" office:value-type="string" office:string-value="Boetelerveld">
            <text:p>Boetelerveld</text:p>
          </table:table-cell>
          <table:table-cell table:formula="of:=[Waarden.B12]/[Waarden.$B12]" office:value-type="percentage" office:value="1">
            <text:p>100%</text:p>
          </table:table-cell>
          <table:table-cell table:formula="of:=[Waarden.C12]/[Waarden.$B12]" office:value-type="percentage" office:value="0.0103085566519706">
            <text:p>1%</text:p>
          </table:table-cell>
          <table:table-cell table:formula="of:=[Waarden.D12]/[Waarden.$B12]" office:value-type="percentage" office:value="0.000161223613584136">
            <text:p>0%</text:p>
          </table:table-cell>
          <table:table-cell table:formula="of:=[Waarden.E12]/[Waarden.$B12]" office:value-type="percentage" office:value="0.237733665269196">
            <text:p>24%</text:p>
          </table:table-cell>
          <table:table-cell table:formula="of:=[Waarden.F12]/[Waarden.$B12]" office:value-type="percentage" office:value="0.0116489641158735">
            <text:p>1%</text:p>
          </table:table-cell>
          <table:table-cell table:formula="of:=[Waarden.G12]/[Waarden.$B12]" office:value-type="percentage" office:value="0.024940605804275">
            <text:p>2%</text:p>
          </table:table-cell>
          <table:table-cell table:formula="of:=[Waarden.H12]/[Waarden.$B12]" office:value-type="percentage" office:value="0.0109753506617989">
            <text:p>1%</text:p>
          </table:table-cell>
          <table:table-cell table:formula="of:=[Waarden.I12]/[Waarden.$B12]" office:value-type="percentage" office:value="0.0153404804389866">
            <text:p>2%</text:p>
          </table:table-cell>
          <table:table-cell table:formula="of:=[Waarden.J12]/[Waarden.$B12]" office:value-type="percentage" office:value="0.0824726011251521">
            <text:p>8%</text:p>
          </table:table-cell>
          <table:table-cell table:formula="of:=[Waarden.K12]/[Waarden.$B12]" office:value-type="percentage" office:value="0.323703727346527">
            <text:p>32%</text:p>
          </table:table-cell>
          <table:table-cell table:formula="of:=[Waarden.L12]/[Waarden.$B12]" office:value-type="percentage" office:value="0.141769074917079">
            <text:p>14%</text:p>
          </table:table-cell>
          <table:table-cell table:formula="of:=[Waarden.M12]/[Waarden.$B12]" office:value-type="percentage" office:value="0.00359641319729784">
            <text:p>0%</text:p>
          </table:table-cell>
          <table:table-cell table:formula="of:=[Waarden.N12]/[Waarden.$B12]" office:value-type="percentage" office:value="0.0234439311269877">
            <text:p>2%</text:p>
          </table:table-cell>
          <table:table-cell table:formula="of:=[Waarden.O12]/[Waarden.$B12]" office:value-type="percentage" office:value="0.0346314578994577">
            <text:p>3%</text:p>
          </table:table-cell>
          <table:table-cell table:formula="of:=[Waarden.P12]/[Waarden.$B12]" office:value-type="percentage" office:value="0.0118434237322143">
            <text:p>1%</text:p>
          </table:table-cell>
          <table:table-cell table:formula="of:=[Waarden.Q12]/[Waarden.$B12]" office:value-type="percentage" office:value="0.00115860248636937">
            <text:p>0%</text:p>
          </table:table-cell>
          <table:table-cell table:formula="of:=[Waarden.R12]/[Waarden.$B12]" office:value-type="percentage" office:value="0.0133278128643262">
            <text:p>1%</text:p>
          </table:table-cell>
          <table:table-cell table:formula="of:=[Waarden.S12]/[Waarden.$B12]" office:value-type="percentage" office:value="0.000190223827517835">
            <text:p>0%</text:p>
          </table:table-cell>
          <table:table-cell table:formula="of:=[Waarden.T12]/[Waarden.$B12]" office:value-type="percentage" office:value="0.00804748906305266">
            <text:p>1%</text:p>
          </table:table-cell>
          <table:table-cell table:formula="of:=[Waarden.U12]/[Waarden.$B12]" office:value-type="percentage" office:value="0.0446946200138877">
            <text:p>4%</text:p>
          </table:table-cell>
          <table:table-cell table:formula="of:=SUM([.C12:.U12])" office:value-type="percentage" office:value="0.999988224155554">
            <text:p>100%</text:p>
          </table:table-cell>
          <table:table-cell table:number-columns-repeated="1002"/>
        </table:table-row>
        <table:table-row table:style-name="ro2">
          <table:table-cell table:formula="of:=[Waarden.A13]" office:value-type="string" office:string-value="Borkeld">
            <text:p>Borkeld</text:p>
          </table:table-cell>
          <table:table-cell table:formula="of:=[Waarden.B13]/[Waarden.$B13]" office:value-type="percentage" office:value="1">
            <text:p>100%</text:p>
          </table:table-cell>
          <table:table-cell table:formula="of:=[Waarden.C13]/[Waarden.$B13]" office:value-type="percentage" office:value="0.00649156290244143">
            <text:p>1%</text:p>
          </table:table-cell>
          <table:table-cell table:formula="of:=[Waarden.D13]/[Waarden.$B13]" office:value-type="percentage" office:value="0.000278824865437747">
            <text:p>0%</text:p>
          </table:table-cell>
          <table:table-cell table:formula="of:=[Waarden.E13]/[Waarden.$B13]" office:value-type="percentage" office:value="0.2172025200868">
            <text:p>22%</text:p>
          </table:table-cell>
          <table:table-cell table:formula="of:=[Waarden.F13]/[Waarden.$B13]" office:value-type="percentage" office:value="0.0112434277450771">
            <text:p>1%</text:p>
          </table:table-cell>
          <table:table-cell table:formula="of:=[Waarden.G13]/[Waarden.$B13]" office:value-type="percentage" office:value="0.0220753860330707">
            <text:p>2%</text:p>
          </table:table-cell>
          <table:table-cell table:formula="of:=[Waarden.H13]/[Waarden.$B13]" office:value-type="percentage" office:value="0.0101108362265482">
            <text:p>1%</text:p>
          </table:table-cell>
          <table:table-cell table:formula="of:=[Waarden.I13]/[Waarden.$B13]" office:value-type="percentage" office:value="0.0152624557308066">
            <text:p>2%</text:p>
          </table:table-cell>
          <table:table-cell table:formula="of:=[Waarden.J13]/[Waarden.$B13]" office:value-type="percentage" office:value="0.0809156839311512">
            <text:p>8%</text:p>
          </table:table-cell>
          <table:table-cell table:formula="of:=[Waarden.K13]/[Waarden.$B13]" office:value-type="percentage" office:value="0.29853887977625">
            <text:p>30%</text:p>
          </table:table-cell>
          <table:table-cell table:formula="of:=[Waarden.L13]/[Waarden.$B13]" office:value-type="percentage" office:value="0.110892062828791">
            <text:p>11%</text:p>
          </table:table-cell>
          <table:table-cell table:formula="of:=[Waarden.M13]/[Waarden.$B13]" office:value-type="percentage" office:value="0.00399657887225434">
            <text:p>0%</text:p>
          </table:table-cell>
          <table:table-cell table:formula="of:=[Waarden.N13]/[Waarden.$B13]" office:value-type="percentage" office:value="0.0251882363894959">
            <text:p>3%</text:p>
          </table:table-cell>
          <table:table-cell table:formula="of:=[Waarden.O13]/[Waarden.$B13]" office:value-type="percentage" office:value="0.0908302846002595">
            <text:p>9%</text:p>
          </table:table-cell>
          <table:table-cell table:formula="of:=[Waarden.P13]/[Waarden.$B13]" office:value-type="percentage" office:value="0.0154435384549875">
            <text:p>2%</text:p>
          </table:table-cell>
          <table:table-cell table:formula="of:=[Waarden.Q13]/[Waarden.$B13]" office:value-type="percentage" office:value="0.0017979791672227">
            <text:p>0%</text:p>
          </table:table-cell>
          <table:table-cell table:formula="of:=[Waarden.R13]/[Waarden.$B13]" office:value-type="percentage" office:value="0.0169877267653331">
            <text:p>2%</text:p>
          </table:table-cell>
          <table:table-cell table:formula="of:=[Waarden.S13]/[Waarden.$B13]" office:value-type="percentage" office:value="0.000266537063677349">
            <text:p>0%</text:p>
          </table:table-cell>
          <table:table-cell table:formula="of:=[Waarden.T13]/[Waarden.$B13]" office:value-type="percentage" office:value="0.0110994630956439">
            <text:p>1%</text:p>
          </table:table-cell>
          <table:table-cell table:formula="of:=[Waarden.U13]/[Waarden.$B13]" office:value-type="percentage" office:value="0.0613687709631169">
            <text:p>6%</text:p>
          </table:table-cell>
          <table:table-cell table:formula="of:=SUM([.C13:.U13])" office:value-type="percentage" office:value="0.999990755498365">
            <text:p>100%</text:p>
          </table:table-cell>
          <table:table-cell table:number-columns-repeated="1002"/>
        </table:table-row>
        <table:table-row table:style-name="ro2">
          <table:table-cell table:formula="of:=[Waarden.A14]" office:value-type="string" office:string-value="Boschhuizerbergen">
            <text:p>Boschhuizerbergen</text:p>
          </table:table-cell>
          <table:table-cell table:formula="of:=[Waarden.B14]/[Waarden.$B14]" office:value-type="percentage" office:value="1">
            <text:p>100%</text:p>
          </table:table-cell>
          <table:table-cell table:formula="of:=[Waarden.C14]/[Waarden.$B14]" office:value-type="percentage" office:value="0.00296830722059434">
            <text:p>0%</text:p>
          </table:table-cell>
          <table:table-cell table:formula="of:=[Waarden.D14]/[Waarden.$B14]" office:value-type="percentage" office:value="0.0014634718844162">
            <text:p>0%</text:p>
          </table:table-cell>
          <table:table-cell table:formula="of:=[Waarden.E14]/[Waarden.$B14]" office:value-type="percentage" office:value="0.108001296397041">
            <text:p>11%</text:p>
          </table:table-cell>
          <table:table-cell table:formula="of:=[Waarden.F14]/[Waarden.$B14]" office:value-type="percentage" office:value="0.022708940276471">
            <text:p>2%</text:p>
          </table:table-cell>
          <table:table-cell table:formula="of:=[Waarden.G14]/[Waarden.$B14]" office:value-type="percentage" office:value="0.0545104642238292">
            <text:p>5%</text:p>
          </table:table-cell>
          <table:table-cell table:formula="of:=[Waarden.H14]/[Waarden.$B14]" office:value-type="percentage" office:value="0.0255879824124008">
            <text:p>3%</text:p>
          </table:table-cell>
          <table:table-cell table:formula="of:=[Waarden.I14]/[Waarden.$B14]" office:value-type="percentage" office:value="0.0119566582351147">
            <text:p>1%</text:p>
          </table:table-cell>
          <table:table-cell table:formula="of:=[Waarden.J14]/[Waarden.$B14]" office:value-type="percentage" office:value="0.172929325612012">
            <text:p>17%</text:p>
          </table:table-cell>
          <table:table-cell table:formula="of:=[Waarden.K14]/[Waarden.$B14]" office:value-type="percentage" office:value="0.134214917903139">
            <text:p>13%</text:p>
          </table:table-cell>
          <table:table-cell table:formula="of:=[Waarden.L14]/[Waarden.$B14]" office:value-type="percentage" office:value="0.30304639795931">
            <text:p>30%</text:p>
          </table:table-cell>
          <table:table-cell table:formula="of:=[Waarden.M14]/[Waarden.$B14]" office:value-type="percentage" office:value="0.00318160862598988">
            <text:p>0%</text:p>
          </table:table-cell>
          <table:table-cell table:formula="of:=[Waarden.N14]/[Waarden.$B14]" office:value-type="percentage" office:value="0.0272063173311079">
            <text:p>3%</text:p>
          </table:table-cell>
          <table:table-cell table:formula="of:=[Waarden.O14]/[Waarden.$B14]" office:value-type="percentage" office:value="0.0451736173475992">
            <text:p>5%</text:p>
          </table:table-cell>
          <table:table-cell table:formula="of:=[Waarden.P14]/[Waarden.$B14]" office:value-type="percentage" office:value="0.0117550282935736">
            <text:p>1%</text:p>
          </table:table-cell>
          <table:table-cell table:formula="of:=[Waarden.Q14]/[Waarden.$B14]" office:value-type="percentage" office:value="0.00471851347049032">
            <text:p>0%</text:p>
          </table:table-cell>
          <table:table-cell table:formula="of:=[Waarden.R14]/[Waarden.$B14]" office:value-type="percentage" office:value="0.00802731943867175">
            <text:p>1%</text:p>
          </table:table-cell>
          <table:table-cell table:formula="of:=[Waarden.S14]/[Waarden.$B14]" office:value-type="percentage" office:value="0.0000833212836275946">
            <text:p>0%</text:p>
          </table:table-cell>
          <table:table-cell table:formula="of:=[Waarden.T14]/[Waarden.$B14]" office:value-type="percentage" office:value="0.00864841962975955">
            <text:p>1%</text:p>
          </table:table-cell>
          <table:table-cell table:formula="of:=[Waarden.U14]/[Waarden.$B14]" office:value-type="percentage" office:value="0.0538136075867972">
            <text:p>5%</text:p>
          </table:table-cell>
          <table:table-cell table:formula="of:=SUM([.C14:.U14])" office:value-type="percentage" office:value="0.999995515131944">
            <text:p>100%</text:p>
          </table:table-cell>
          <table:table-cell table:number-columns-repeated="1002"/>
        </table:table-row>
        <table:table-row table:style-name="ro2">
          <table:table-cell table:formula="of:=[Waarden.A15]" office:value-type="string" office:string-value="Botshol">
            <text:p>Botshol</text:p>
          </table:table-cell>
          <table:table-cell table:formula="of:=[Waarden.B15]/[Waarden.$B15]" office:value-type="percentage" office:value="1">
            <text:p>100%</text:p>
          </table:table-cell>
          <table:table-cell table:formula="of:=[Waarden.C15]/[Waarden.$B15]" office:value-type="percentage" office:value="0.0206366694950188">
            <text:p>2%</text:p>
          </table:table-cell>
          <table:table-cell table:formula="of:=[Waarden.D15]/[Waarden.$B15]" office:value-type="percentage" office:value="0.00313034319311109">
            <text:p>0%</text:p>
          </table:table-cell>
          <table:table-cell table:formula="of:=[Waarden.E15]/[Waarden.$B15]" office:value-type="percentage" office:value="0.260555016837167">
            <text:p>26%</text:p>
          </table:table-cell>
          <table:table-cell table:formula="of:=[Waarden.F15]/[Waarden.$B15]" office:value-type="percentage" office:value="0.00290786189049122">
            <text:p>0%</text:p>
          </table:table-cell>
          <table:table-cell table:formula="of:=[Waarden.G15]/[Waarden.$B15]" office:value-type="percentage" office:value="0.0129151212387524">
            <text:p>1%</text:p>
          </table:table-cell>
          <table:table-cell table:formula="of:=[Waarden.H15]/[Waarden.$B15]" office:value-type="percentage" office:value="0.00643228557026004">
            <text:p>1%</text:p>
          </table:table-cell>
          <table:table-cell table:formula="of:=[Waarden.I15]/[Waarden.$B15]" office:value-type="percentage" office:value="0.00911429061791007">
            <text:p>1%</text:p>
          </table:table-cell>
          <table:table-cell table:formula="of:=[Waarden.J15]/[Waarden.$B15]" office:value-type="percentage" office:value="0.0188532221869389">
            <text:p>2%</text:p>
          </table:table-cell>
          <table:table-cell table:formula="of:=[Waarden.K15]/[Waarden.$B15]" office:value-type="percentage" office:value="0.263364296352178">
            <text:p>26%</text:p>
          </table:table-cell>
          <table:table-cell table:formula="of:=[Waarden.L15]/[Waarden.$B15]" office:value-type="percentage" office:value="0.0174279141626683">
            <text:p>2%</text:p>
          </table:table-cell>
          <table:table-cell table:formula="of:=[Waarden.M15]/[Waarden.$B15]" office:value-type="percentage" office:value="0.00814111130475891">
            <text:p>1%</text:p>
          </table:table-cell>
          <table:table-cell table:formula="of:=[Waarden.N15]/[Waarden.$B15]" office:value-type="percentage" office:value="0.0403914929413995">
            <text:p>4%</text:p>
          </table:table-cell>
          <table:table-cell table:formula="of:=[Waarden.O15]/[Waarden.$B15]" office:value-type="percentage" office:value="0.103146880573359">
            <text:p>10%</text:p>
          </table:table-cell>
          <table:table-cell table:formula="of:=[Waarden.P15]/[Waarden.$B15]" office:value-type="percentage" office:value="0.0256029745481776">
            <text:p>3%</text:p>
          </table:table-cell>
          <table:table-cell table:formula="of:=[Waarden.Q15]/[Waarden.$B15]" office:value-type="percentage" office:value="0.00984669984084881">
            <text:p>1%</text:p>
          </table:table-cell>
          <table:table-cell table:formula="of:=[Waarden.R15]/[Waarden.$B15]" office:value-type="percentage" office:value="0.0432810107075732">
            <text:p>4%</text:p>
          </table:table-cell>
          <table:table-cell table:formula="of:=[Waarden.S15]/[Waarden.$B15]" office:value-type="percentage" office:value="0.000836829622899863">
            <text:p>0%</text:p>
          </table:table-cell>
          <table:table-cell table:formula="of:=[Waarden.T15]/[Waarden.$B15]" office:value-type="percentage" office:value="0.0217137158408818">
            <text:p>2%</text:p>
          </table:table-cell>
          <table:table-cell table:formula="of:=[Waarden.U15]/[Waarden.$B15]" office:value-type="percentage" office:value="0.131689203608519">
            <text:p>13%</text:p>
          </table:table-cell>
          <table:table-cell table:formula="of:=SUM([.C15:.U15])" office:value-type="percentage" office:value="0.999986940532914">
            <text:p>100%</text:p>
          </table:table-cell>
          <table:table-cell table:number-columns-repeated="1002"/>
        </table:table-row>
        <table:table-row table:style-name="ro2">
          <table:table-cell table:formula="of:=[Waarden.A16]" office:value-type="string" office:string-value="Brabantse Wal">
            <text:p>Brabantse Wal</text:p>
          </table:table-cell>
          <table:table-cell table:formula="of:=[Waarden.B16]/[Waarden.$B16]" office:value-type="percentage" office:value="1">
            <text:p>100%</text:p>
          </table:table-cell>
          <table:table-cell table:formula="of:=[Waarden.C16]/[Waarden.$B16]" office:value-type="percentage" office:value="0.00635906128150037">
            <text:p>1%</text:p>
          </table:table-cell>
          <table:table-cell table:formula="of:=[Waarden.D16]/[Waarden.$B16]" office:value-type="percentage" office:value="0.00434114849254853">
            <text:p>0%</text:p>
          </table:table-cell>
          <table:table-cell table:formula="of:=[Waarden.E16]/[Waarden.$B16]" office:value-type="percentage" office:value="0.249169779634343">
            <text:p>25%</text:p>
          </table:table-cell>
          <table:table-cell table:formula="of:=[Waarden.F16]/[Waarden.$B16]" office:value-type="percentage" office:value="0.00561689390060747">
            <text:p>1%</text:p>
          </table:table-cell>
          <table:table-cell table:formula="of:=[Waarden.G16]/[Waarden.$B16]" office:value-type="percentage" office:value="0.0154013872085282">
            <text:p>2%</text:p>
          </table:table-cell>
          <table:table-cell table:formula="of:=[Waarden.H16]/[Waarden.$B16]" office:value-type="percentage" office:value="0.0528093024030515">
            <text:p>5%</text:p>
          </table:table-cell>
          <table:table-cell table:formula="of:=[Waarden.I16]/[Waarden.$B16]" office:value-type="percentage" office:value="0.0118287476533586">
            <text:p>1%</text:p>
          </table:table-cell>
          <table:table-cell table:formula="of:=[Waarden.J16]/[Waarden.$B16]" office:value-type="percentage" office:value="0.044958066980317">
            <text:p>4%</text:p>
          </table:table-cell>
          <table:table-cell table:formula="of:=[Waarden.K16]/[Waarden.$B16]" office:value-type="percentage" office:value="0.138827357716332">
            <text:p>14%</text:p>
          </table:table-cell>
          <table:table-cell table:formula="of:=[Waarden.L16]/[Waarden.$B16]" office:value-type="percentage" office:value="0.0910038659949737">
            <text:p>9%</text:p>
          </table:table-cell>
          <table:table-cell table:formula="of:=[Waarden.M16]/[Waarden.$B16]" office:value-type="percentage" office:value="0.00578515237015602">
            <text:p>1%</text:p>
          </table:table-cell>
          <table:table-cell table:formula="of:=[Waarden.N16]/[Waarden.$B16]" office:value-type="percentage" office:value="0.0485227513031397">
            <text:p>5%</text:p>
          </table:table-cell>
          <table:table-cell table:formula="of:=[Waarden.O16]/[Waarden.$B16]" office:value-type="percentage" office:value="0.0933192323633878">
            <text:p>9%</text:p>
          </table:table-cell>
          <table:table-cell table:formula="of:=[Waarden.P16]/[Waarden.$B16]" office:value-type="percentage" office:value="0.0260615180152927">
            <text:p>3%</text:p>
          </table:table-cell>
          <table:table-cell table:formula="of:=[Waarden.Q16]/[Waarden.$B16]" office:value-type="percentage" office:value="0.0018988427170677">
            <text:p>0%</text:p>
          </table:table-cell>
          <table:table-cell table:formula="of:=[Waarden.R16]/[Waarden.$B16]" office:value-type="percentage" office:value="0.0642293426861149">
            <text:p>6%</text:p>
          </table:table-cell>
          <table:table-cell table:formula="of:=[Waarden.S16]/[Waarden.$B16]" office:value-type="percentage" office:value="0.00135053079981331">
            <text:p>0%</text:p>
          </table:table-cell>
          <table:table-cell table:formula="of:=[Waarden.T16]/[Waarden.$B16]" office:value-type="percentage" office:value="0.0329979883371321">
            <text:p>3%</text:p>
          </table:table-cell>
          <table:table-cell table:formula="of:=[Waarden.U16]/[Waarden.$B16]" office:value-type="percentage" office:value="0.105518404320136">
            <text:p>11%</text:p>
          </table:table-cell>
          <table:table-cell table:formula="of:=SUM([.C16:.U16])" office:value-type="percentage" office:value="0.999999374177801">
            <text:p>100%</text:p>
          </table:table-cell>
          <table:table-cell table:number-columns-repeated="1002"/>
        </table:table-row>
        <table:table-row table:style-name="ro2">
          <table:table-cell table:formula="of:=[Waarden.A17]" office:value-type="string" office:string-value="Brunssummerheide">
            <text:p>Brunssummerheide</text:p>
          </table:table-cell>
          <table:table-cell table:formula="of:=[Waarden.B17]/[Waarden.$B17]" office:value-type="percentage" office:value="1">
            <text:p>100%</text:p>
          </table:table-cell>
          <table:table-cell table:formula="of:=[Waarden.C17]/[Waarden.$B17]" office:value-type="percentage" office:value="0.00561789475659986">
            <text:p>1%</text:p>
          </table:table-cell>
          <table:table-cell table:formula="of:=[Waarden.D17]/[Waarden.$B17]" office:value-type="percentage" office:value="0.00096666182956126">
            <text:p>0%</text:p>
          </table:table-cell>
          <table:table-cell table:formula="of:=[Waarden.E17]/[Waarden.$B17]" office:value-type="percentage" office:value="0.196178795331249">
            <text:p>20%</text:p>
          </table:table-cell>
          <table:table-cell table:formula="of:=[Waarden.F17]/[Waarden.$B17]" office:value-type="percentage" office:value="0.00548098439487133">
            <text:p>1%</text:p>
          </table:table-cell>
          <table:table-cell table:formula="of:=[Waarden.G17]/[Waarden.$B17]" office:value-type="percentage" office:value="0.0170565197746452">
            <text:p>2%</text:p>
          </table:table-cell>
          <table:table-cell table:formula="of:=[Waarden.H17]/[Waarden.$B17]" office:value-type="percentage" office:value="0.0314060289055153">
            <text:p>3%</text:p>
          </table:table-cell>
          <table:table-cell table:formula="of:=[Waarden.I17]/[Waarden.$B17]" office:value-type="percentage" office:value="0.0104090077762836">
            <text:p>1%</text:p>
          </table:table-cell>
          <table:table-cell table:formula="of:=[Waarden.J17]/[Waarden.$B17]" office:value-type="percentage" office:value="0.0642991866080013">
            <text:p>6%</text:p>
          </table:table-cell>
          <table:table-cell table:formula="of:=[Waarden.K17]/[Waarden.$B17]" office:value-type="percentage" office:value="0.115792302440164">
            <text:p>12%</text:p>
          </table:table-cell>
          <table:table-cell table:formula="of:=[Waarden.L17]/[Waarden.$B17]" office:value-type="percentage" office:value="0.0746671083012138">
            <text:p>7%</text:p>
          </table:table-cell>
          <table:table-cell table:formula="of:=[Waarden.M17]/[Waarden.$B17]" office:value-type="percentage" office:value="0.00575122990829269">
            <text:p>1%</text:p>
          </table:table-cell>
          <table:table-cell table:formula="of:=[Waarden.N17]/[Waarden.$B17]" office:value-type="percentage" office:value="0.0736944349289717">
            <text:p>7%</text:p>
          </table:table-cell>
          <table:table-cell table:formula="of:=[Waarden.O17]/[Waarden.$B17]" office:value-type="percentage" office:value="0.119740530861602">
            <text:p>12%</text:p>
          </table:table-cell>
          <table:table-cell table:formula="of:=[Waarden.P17]/[Waarden.$B17]" office:value-type="percentage" office:value="0.0244217551876657">
            <text:p>2%</text:p>
          </table:table-cell>
          <table:table-cell table:formula="of:=[Waarden.Q17]/[Waarden.$B17]" office:value-type="percentage" office:value="0.00235222871241376">
            <text:p>0%</text:p>
          </table:table-cell>
          <table:table-cell table:formula="of:=[Waarden.R17]/[Waarden.$B17]" office:value-type="percentage" office:value="0.0264646993996559">
            <text:p>3%</text:p>
          </table:table-cell>
          <table:table-cell table:formula="of:=[Waarden.S17]/[Waarden.$B17]" office:value-type="percentage" office:value="0.000360807890211758">
            <text:p>0%</text:p>
          </table:table-cell>
          <table:table-cell table:formula="of:=[Waarden.T17]/[Waarden.$B17]" office:value-type="percentage" office:value="0.0128374115283282">
            <text:p>1%</text:p>
          </table:table-cell>
          <table:table-cell table:formula="of:=[Waarden.U17]/[Waarden.$B17]" office:value-type="percentage" office:value="0.212497841539022">
            <text:p>21%</text:p>
          </table:table-cell>
          <table:table-cell table:formula="of:=SUM([.C17:.U17])" office:value-type="percentage" office:value="0.999995430074269">
            <text:p>100%</text:p>
          </table:table-cell>
          <table:table-cell table:number-columns-repeated="1002"/>
        </table:table-row>
        <table:table-row table:style-name="ro2">
          <table:table-cell table:formula="of:=[Waarden.A18]" office:value-type="string" office:string-value="Bunder- en Elslooërbos">
            <text:p>Bunder- en Elslooërbos</text:p>
          </table:table-cell>
          <table:table-cell table:formula="of:=[Waarden.B18]/[Waarden.$B18]" office:value-type="percentage" office:value="1">
            <text:p>100%</text:p>
          </table:table-cell>
          <table:table-cell table:formula="of:=[Waarden.C18]/[Waarden.$B18]" office:value-type="percentage" office:value="0.0078831437742876">
            <text:p>1%</text:p>
          </table:table-cell>
          <table:table-cell table:formula="of:=[Waarden.D18]/[Waarden.$B18]" office:value-type="percentage" office:value="0.000653280676871803">
            <text:p>0%</text:p>
          </table:table-cell>
          <table:table-cell table:formula="of:=[Waarden.E18]/[Waarden.$B18]" office:value-type="percentage" office:value="0.231589014135598">
            <text:p>23%</text:p>
          </table:table-cell>
          <table:table-cell table:formula="of:=[Waarden.F18]/[Waarden.$B18]" office:value-type="percentage" office:value="0.00356025175586831">
            <text:p>0%</text:p>
          </table:table-cell>
          <table:table-cell table:formula="of:=[Waarden.G18]/[Waarden.$B18]" office:value-type="percentage" office:value="0.0113582438003926">
            <text:p>1%</text:p>
          </table:table-cell>
          <table:table-cell table:formula="of:=[Waarden.H18]/[Waarden.$B18]" office:value-type="percentage" office:value="0.0603756918710616">
            <text:p>6%</text:p>
          </table:table-cell>
          <table:table-cell table:formula="of:=[Waarden.I18]/[Waarden.$B18]" office:value-type="percentage" office:value="0.00737858364925845">
            <text:p>1%</text:p>
          </table:table-cell>
          <table:table-cell table:formula="of:=[Waarden.J18]/[Waarden.$B18]" office:value-type="percentage" office:value="0.0766735314365855">
            <text:p>8%</text:p>
          </table:table-cell>
          <table:table-cell table:formula="of:=[Waarden.K18]/[Waarden.$B18]" office:value-type="percentage" office:value="0.0898582354283987">
            <text:p>9%</text:p>
          </table:table-cell>
          <table:table-cell table:formula="of:=[Waarden.L18]/[Waarden.$B18]" office:value-type="percentage" office:value="0.0506298689226797">
            <text:p>5%</text:p>
          </table:table-cell>
          <table:table-cell table:formula="of:=[Waarden.M18]/[Waarden.$B18]" office:value-type="percentage" office:value="0.00404487288018693">
            <text:p>0%</text:p>
          </table:table-cell>
          <table:table-cell table:formula="of:=[Waarden.N18]/[Waarden.$B18]" office:value-type="percentage" office:value="0.11923934727401">
            <text:p>12%</text:p>
          </table:table-cell>
          <table:table-cell table:formula="of:=[Waarden.O18]/[Waarden.$B18]" office:value-type="percentage" office:value="0.0785125993339074">
            <text:p>8%</text:p>
          </table:table-cell>
          <table:table-cell table:formula="of:=[Waarden.P18]/[Waarden.$B18]" office:value-type="percentage" office:value="0.0175629850693872">
            <text:p>2%</text:p>
          </table:table-cell>
          <table:table-cell table:formula="of:=[Waarden.Q18]/[Waarden.$B18]" office:value-type="percentage" office:value="0.00587455459898288">
            <text:p>1%</text:p>
          </table:table-cell>
          <table:table-cell table:formula="of:=[Waarden.R18]/[Waarden.$B18]" office:value-type="percentage" office:value="0.0192574554396146">
            <text:p>2%</text:p>
          </table:table-cell>
          <table:table-cell table:formula="of:=[Waarden.S18]/[Waarden.$B18]" office:value-type="percentage" office:value="0.000248548128538518">
            <text:p>0%</text:p>
          </table:table-cell>
          <table:table-cell table:formula="of:=[Waarden.T18]/[Waarden.$B18]" office:value-type="percentage" office:value="0.0185471417966145">
            <text:p>2%</text:p>
          </table:table-cell>
          <table:table-cell table:formula="of:=[Waarden.U18]/[Waarden.$B18]" office:value-type="percentage" office:value="0.196747307330092">
            <text:p>20%</text:p>
          </table:table-cell>
          <table:table-cell table:formula="of:=SUM([.C18:.U18])" office:value-type="percentage" office:value="0.999994657302337">
            <text:p>100%</text:p>
          </table:table-cell>
          <table:table-cell table:number-columns-repeated="1002"/>
        </table:table-row>
        <table:table-row table:style-name="ro2">
          <table:table-cell table:formula="of:=[Waarden.A19]" office:value-type="string" office:string-value="Buurserzand &amp; Haaksbergerveen">
            <text:p>Buurserzand &amp; Haaksbergerveen</text:p>
          </table:table-cell>
          <table:table-cell table:formula="of:=[Waarden.B19]/[Waarden.$B19]" office:value-type="percentage" office:value="1">
            <text:p>100%</text:p>
          </table:table-cell>
          <table:table-cell table:formula="of:=[Waarden.C19]/[Waarden.$B19]" office:value-type="percentage" office:value="0.00791639734325434">
            <text:p>1%</text:p>
          </table:table-cell>
          <table:table-cell table:formula="of:=[Waarden.D19]/[Waarden.$B19]" office:value-type="percentage" office:value="0.00149176134910916">
            <text:p>0%</text:p>
          </table:table-cell>
          <table:table-cell table:formula="of:=[Waarden.E19]/[Waarden.$B19]" office:value-type="percentage" office:value="0.248219942674127">
            <text:p>25%</text:p>
          </table:table-cell>
          <table:table-cell table:formula="of:=[Waarden.F19]/[Waarden.$B19]" office:value-type="percentage" office:value="0.00890012379161764">
            <text:p>1%</text:p>
          </table:table-cell>
          <table:table-cell table:formula="of:=[Waarden.G19]/[Waarden.$B19]" office:value-type="percentage" office:value="0.0199476904731335">
            <text:p>2%</text:p>
          </table:table-cell>
          <table:table-cell table:formula="of:=[Waarden.H19]/[Waarden.$B19]" office:value-type="percentage" office:value="0.0138305464305318">
            <text:p>1%</text:p>
          </table:table-cell>
          <table:table-cell table:formula="of:=[Waarden.I19]/[Waarden.$B19]" office:value-type="percentage" office:value="0.0140842405653719">
            <text:p>1%</text:p>
          </table:table-cell>
          <table:table-cell table:formula="of:=[Waarden.J19]/[Waarden.$B19]" office:value-type="percentage" office:value="0.0684469980634203">
            <text:p>7%</text:p>
          </table:table-cell>
          <table:table-cell table:formula="of:=[Waarden.K19]/[Waarden.$B19]" office:value-type="percentage" office:value="0.281229236121884">
            <text:p>28%</text:p>
          </table:table-cell>
          <table:table-cell table:formula="of:=[Waarden.L19]/[Waarden.$B19]" office:value-type="percentage" office:value="0.125976187532525">
            <text:p>13%</text:p>
          </table:table-cell>
          <table:table-cell table:formula="of:=[Waarden.M19]/[Waarden.$B19]" office:value-type="percentage" office:value="0.00416469345859607">
            <text:p>0%</text:p>
          </table:table-cell>
          <table:table-cell table:formula="of:=[Waarden.N19]/[Waarden.$B19]" office:value-type="percentage" office:value="0.0265968065657541">
            <text:p>3%</text:p>
          </table:table-cell>
          <table:table-cell table:formula="of:=[Waarden.O19]/[Waarden.$B19]" office:value-type="percentage" office:value="0.0505219955238598">
            <text:p>5%</text:p>
          </table:table-cell>
          <table:table-cell table:formula="of:=[Waarden.P19]/[Waarden.$B19]" office:value-type="percentage" office:value="0.0188981775737075">
            <text:p>2%</text:p>
          </table:table-cell>
          <table:table-cell table:formula="of:=[Waarden.Q19]/[Waarden.$B19]" office:value-type="percentage" office:value="0.00217099300451857">
            <text:p>0%</text:p>
          </table:table-cell>
          <table:table-cell table:formula="of:=[Waarden.R19]/[Waarden.$B19]" office:value-type="percentage" office:value="0.0195881919201381">
            <text:p>2%</text:p>
          </table:table-cell>
          <table:table-cell table:formula="of:=[Waarden.S19]/[Waarden.$B19]" office:value-type="percentage" office:value="0.000381229132755312">
            <text:p>0%</text:p>
          </table:table-cell>
          <table:table-cell table:formula="of:=[Waarden.T19]/[Waarden.$B19]" office:value-type="percentage" office:value="0.0122788560694307">
            <text:p>1%</text:p>
          </table:table-cell>
          <table:table-cell table:formula="of:=[Waarden.U19]/[Waarden.$B19]" office:value-type="percentage" office:value="0.0753527157707099">
            <text:p>8%</text:p>
          </table:table-cell>
          <table:table-cell table:formula="of:=SUM([.C19:.U19])" office:value-type="percentage" office:value="0.999996783364445">
            <text:p>100%</text:p>
          </table:table-cell>
          <table:table-cell table:number-columns-repeated="1002"/>
        </table:table-row>
        <table:table-row table:style-name="ro2">
          <table:table-cell table:formula="of:=[Waarden.A20]" office:value-type="string" office:string-value="Canisvliet">
            <text:p>Canisvliet</text:p>
          </table:table-cell>
          <table:table-cell table:formula="of:=[Waarden.B20]/[Waarden.$B20]" office:value-type="percentage" office:value="1">
            <text:p>100%</text:p>
          </table:table-cell>
          <table:table-cell table:formula="of:=[Waarden.C20]/[Waarden.$B20]" office:value-type="percentage" office:value="0.000594944130125256">
            <text:p>0%</text:p>
          </table:table-cell>
          <table:table-cell table:formula="of:=[Waarden.D20]/[Waarden.$B20]" office:value-type="percentage" office:value="0">
            <text:p>0%</text:p>
          </table:table-cell>
          <table:table-cell table:formula="of:=[Waarden.E20]/[Waarden.$B20]" office:value-type="percentage" office:value="0.638629202514939">
            <text:p>64%</text:p>
          </table:table-cell>
          <table:table-cell table:formula="of:=[Waarden.F20]/[Waarden.$B20]" office:value-type="percentage" office:value="0.000395666727316311">
            <text:p>0%</text:p>
          </table:table-cell>
          <table:table-cell table:formula="of:=[Waarden.G20]/[Waarden.$B20]" office:value-type="percentage" office:value="0.000453428293347889">
            <text:p>0%</text:p>
          </table:table-cell>
          <table:table-cell table:formula="of:=[Waarden.H20]/[Waarden.$B20]" office:value-type="percentage" office:value="0.0840806235938669">
            <text:p>8%</text:p>
          </table:table-cell>
          <table:table-cell table:formula="of:=[Waarden.I20]/[Waarden.$B20]" office:value-type="percentage" office:value="0.00053140640749052">
            <text:p>0%</text:p>
          </table:table-cell>
          <table:table-cell table:formula="of:=[Waarden.J20]/[Waarden.$B20]" office:value-type="percentage" office:value="0.00170974235453472">
            <text:p>0%</text:p>
          </table:table-cell>
          <table:table-cell table:formula="of:=[Waarden.K20]/[Waarden.$B20]" office:value-type="percentage" office:value="0.00397399574297258">
            <text:p>0%</text:p>
          </table:table-cell>
          <table:table-cell table:formula="of:=[Waarden.L20]/[Waarden.$B20]" office:value-type="percentage" office:value="0.00000577615660315783">
            <text:p>0%</text:p>
          </table:table-cell>
          <table:table-cell table:formula="of:=[Waarden.M20]/[Waarden.$B20]" office:value-type="percentage" office:value="0">
            <text:p>0%</text:p>
          </table:table-cell>
          <table:table-cell table:formula="of:=[Waarden.N20]/[Waarden.$B20]" office:value-type="percentage" office:value="0.16784355857456">
            <text:p>17%</text:p>
          </table:table-cell>
          <table:table-cell table:formula="of:=[Waarden.O20]/[Waarden.$B20]" office:value-type="percentage" office:value="0.0149717979153851">
            <text:p>1%</text:p>
          </table:table-cell>
          <table:table-cell table:formula="of:=[Waarden.P20]/[Waarden.$B20]" office:value-type="percentage" office:value="0.00511478667209625">
            <text:p>1%</text:p>
          </table:table-cell>
          <table:table-cell table:formula="of:=[Waarden.Q20]/[Waarden.$B20]" office:value-type="percentage" office:value="0.00000577615660315783">
            <text:p>0%</text:p>
          </table:table-cell>
          <table:table-cell table:formula="of:=[Waarden.R20]/[Waarden.$B20]" office:value-type="percentage" office:value="0.00130252331401209">
            <text:p>0%</text:p>
          </table:table-cell>
          <table:table-cell table:formula="of:=[Waarden.S20]/[Waarden.$B20]" office:value-type="percentage" office:value="0">
            <text:p>0%</text:p>
          </table:table-cell>
          <table:table-cell table:formula="of:=[Waarden.T20]/[Waarden.$B20]" office:value-type="percentage" office:value="0.010980473702603">
            <text:p>1%</text:p>
          </table:table-cell>
          <table:table-cell table:formula="of:=[Waarden.U20]/[Waarden.$B20]" office:value-type="percentage" office:value="0.0694149619784492">
            <text:p>7%</text:p>
          </table:table-cell>
          <table:table-cell table:formula="of:=SUM([.C20:.U20])" office:value-type="percentage" office:value="1.0000086642349">
            <text:p>100%</text:p>
          </table:table-cell>
          <table:table-cell table:number-columns-repeated="1002"/>
        </table:table-row>
        <table:table-row table:style-name="ro2">
          <table:table-cell table:formula="of:=[Waarden.A21]" office:value-type="string" office:string-value="Coepelduynen">
            <text:p>Coepelduynen</text:p>
          </table:table-cell>
          <table:table-cell table:formula="of:=[Waarden.B21]/[Waarden.$B21]" office:value-type="percentage" office:value="1">
            <text:p>100%</text:p>
          </table:table-cell>
          <table:table-cell table:formula="of:=[Waarden.C21]/[Waarden.$B21]" office:value-type="percentage" office:value="0.00709768965134744">
            <text:p>1%</text:p>
          </table:table-cell>
          <table:table-cell table:formula="of:=[Waarden.D21]/[Waarden.$B21]" office:value-type="percentage" office:value="0.00805749125215581">
            <text:p>1%</text:p>
          </table:table-cell>
          <table:table-cell table:formula="of:=[Waarden.E21]/[Waarden.$B21]" office:value-type="percentage" office:value="0.144894509614676">
            <text:p>14%</text:p>
          </table:table-cell>
          <table:table-cell table:formula="of:=[Waarden.F21]/[Waarden.$B21]" office:value-type="percentage" office:value="0.00212024620802011">
            <text:p>0%</text:p>
          </table:table-cell>
          <table:table-cell table:formula="of:=[Waarden.G21]/[Waarden.$B21]" office:value-type="percentage" office:value="0.00663673615820771">
            <text:p>1%</text:p>
          </table:table-cell>
          <table:table-cell table:formula="of:=[Waarden.H21]/[Waarden.$B21]" office:value-type="percentage" office:value="0.0115415088819023">
            <text:p>1%</text:p>
          </table:table-cell>
          <table:table-cell table:formula="of:=[Waarden.I21]/[Waarden.$B21]" office:value-type="percentage" office:value="0.00592339130226554">
            <text:p>1%</text:p>
          </table:table-cell>
          <table:table-cell table:formula="of:=[Waarden.J21]/[Waarden.$B21]" office:value-type="percentage" office:value="0.0184711014252098">
            <text:p>2%</text:p>
          </table:table-cell>
          <table:table-cell table:formula="of:=[Waarden.K21]/[Waarden.$B21]" office:value-type="percentage" office:value="0.0978624545696964">
            <text:p>10%</text:p>
          </table:table-cell>
          <table:table-cell table:formula="of:=[Waarden.L21]/[Waarden.$B21]" office:value-type="percentage" office:value="0.0199580823193122">
            <text:p>2%</text:p>
          </table:table-cell>
          <table:table-cell table:formula="of:=[Waarden.M21]/[Waarden.$B21]" office:value-type="percentage" office:value="0.0126595606609902">
            <text:p>1%</text:p>
          </table:table-cell>
          <table:table-cell table:formula="of:=[Waarden.N21]/[Waarden.$B21]" office:value-type="percentage" office:value="0.0573160486262936">
            <text:p>6%</text:p>
          </table:table-cell>
          <table:table-cell table:formula="of:=[Waarden.O21]/[Waarden.$B21]" office:value-type="percentage" office:value="0.115771600596508">
            <text:p>12%</text:p>
          </table:table-cell>
          <table:table-cell table:formula="of:=[Waarden.P21]/[Waarden.$B21]" office:value-type="percentage" office:value="0.0547342252232487">
            <text:p>5%</text:p>
          </table:table-cell>
          <table:table-cell table:formula="of:=[Waarden.Q21]/[Waarden.$B21]" office:value-type="percentage" office:value="0.00814189890726106">
            <text:p>1%</text:p>
          </table:table-cell>
          <table:table-cell table:formula="of:=[Waarden.R21]/[Waarden.$B21]" office:value-type="percentage" office:value="0.120978963234721">
            <text:p>12%</text:p>
          </table:table-cell>
          <table:table-cell table:formula="of:=[Waarden.S21]/[Waarden.$B21]" office:value-type="percentage" office:value="0.00317439689397973">
            <text:p>0%</text:p>
          </table:table-cell>
          <table:table-cell table:formula="of:=[Waarden.T21]/[Waarden.$B21]" office:value-type="percentage" office:value="0.0279449251579472">
            <text:p>3%</text:p>
          </table:table-cell>
          <table:table-cell table:formula="of:=[Waarden.U21]/[Waarden.$B21]" office:value-type="percentage" office:value="0.276705416886781">
            <text:p>28%</text:p>
          </table:table-cell>
          <table:table-cell table:formula="of:=SUM([.C21:.U21])" office:value-type="percentage" office:value="0.999990247570524">
            <text:p>100%</text:p>
          </table:table-cell>
          <table:table-cell table:number-columns-repeated="1002"/>
        </table:table-row>
        <table:table-row table:style-name="ro2">
          <table:table-cell table:formula="of:=[Waarden.A22]" office:value-type="string" office:string-value="De Bruuk">
            <text:p>De Bruuk</text:p>
          </table:table-cell>
          <table:table-cell table:formula="of:=[Waarden.B22]/[Waarden.$B22]" office:value-type="percentage" office:value="1">
            <text:p>100%</text:p>
          </table:table-cell>
          <table:table-cell table:formula="of:=[Waarden.C22]/[Waarden.$B22]" office:value-type="percentage" office:value="0.00644271629903476">
            <text:p>1%</text:p>
          </table:table-cell>
          <table:table-cell table:formula="of:=[Waarden.D22]/[Waarden.$B22]" office:value-type="percentage" office:value="0.0004126421850723">
            <text:p>0%</text:p>
          </table:table-cell>
          <table:table-cell table:formula="of:=[Waarden.E22]/[Waarden.$B22]" office:value-type="percentage" office:value="0.183946685579779">
            <text:p>18%</text:p>
          </table:table-cell>
          <table:table-cell table:formula="of:=[Waarden.F22]/[Waarden.$B22]" office:value-type="percentage" office:value="0.0202330053792682">
            <text:p>2%</text:p>
          </table:table-cell>
          <table:table-cell table:formula="of:=[Waarden.G22]/[Waarden.$B22]" office:value-type="percentage" office:value="0.0278607383048681">
            <text:p>3%</text:p>
          </table:table-cell>
          <table:table-cell table:formula="of:=[Waarden.H22]/[Waarden.$B22]" office:value-type="percentage" office:value="0.0162748453904193">
            <text:p>2%</text:p>
          </table:table-cell>
          <table:table-cell table:formula="of:=[Waarden.I22]/[Waarden.$B22]" office:value-type="percentage" office:value="0.0136678916995926">
            <text:p>1%</text:p>
          </table:table-cell>
          <table:table-cell table:formula="of:=[Waarden.J22]/[Waarden.$B22]" office:value-type="percentage" office:value="0.12028208866295">
            <text:p>12%</text:p>
          </table:table-cell>
          <table:table-cell table:formula="of:=[Waarden.K22]/[Waarden.$B22]" office:value-type="percentage" office:value="0.163772115970275">
            <text:p>16%</text:p>
          </table:table-cell>
          <table:table-cell table:formula="of:=[Waarden.L22]/[Waarden.$B22]" office:value-type="percentage" office:value="0.206400388356113">
            <text:p>21%</text:p>
          </table:table-cell>
          <table:table-cell table:formula="of:=[Waarden.M22]/[Waarden.$B22]" office:value-type="percentage" office:value="0.00516928621467036">
            <text:p>1%</text:p>
          </table:table-cell>
          <table:table-cell table:formula="of:=[Waarden.N22]/[Waarden.$B22]" office:value-type="percentage" office:value="0.0320156182373202">
            <text:p>3%</text:p>
          </table:table-cell>
          <table:table-cell table:formula="of:=[Waarden.O22]/[Waarden.$B22]" office:value-type="percentage" office:value="0.0329641288642725">
            <text:p>3%</text:p>
          </table:table-cell>
          <table:table-cell table:formula="of:=[Waarden.P22]/[Waarden.$B22]" office:value-type="percentage" office:value="0.00906555678305976">
            <text:p>1%</text:p>
          </table:table-cell>
          <table:table-cell table:formula="of:=[Waarden.Q22]/[Waarden.$B22]" office:value-type="percentage" office:value="0.00091811850083378">
            <text:p>0%</text:p>
          </table:table-cell>
          <table:table-cell table:formula="of:=[Waarden.R22]/[Waarden.$B22]" office:value-type="percentage" office:value="0.00261151250974448">
            <text:p>0%</text:p>
          </table:table-cell>
          <table:table-cell table:formula="of:=[Waarden.S22]/[Waarden.$B22]" office:value-type="percentage" office:value="0.00000594027919588513">
            <text:p>0%</text:p>
          </table:table-cell>
          <table:table-cell table:formula="of:=[Waarden.T22]/[Waarden.$B22]" office:value-type="percentage" office:value="0.0150370569812302">
            <text:p>2%</text:p>
          </table:table-cell>
          <table:table-cell table:formula="of:=[Waarden.U22]/[Waarden.$B22]" office:value-type="percentage" office:value="0.142907368805826">
            <text:p>14%</text:p>
          </table:table-cell>
          <table:table-cell table:formula="of:=SUM([.C22:.U22])" office:value-type="percentage" office:value="0.999987705003525">
            <text:p>100%</text:p>
          </table:table-cell>
          <table:table-cell table:number-columns-repeated="1002"/>
        </table:table-row>
        <table:table-row table:style-name="ro2">
          <table:table-cell table:formula="of:=[Waarden.A23]" office:value-type="string" office:string-value="De Wieden">
            <text:p>De Wieden</text:p>
          </table:table-cell>
          <table:table-cell table:formula="of:=[Waarden.B23]/[Waarden.$B23]" office:value-type="percentage" office:value="1">
            <text:p>100%</text:p>
          </table:table-cell>
          <table:table-cell table:formula="of:=[Waarden.C23]/[Waarden.$B23]" office:value-type="percentage" office:value="0.0126245361262273">
            <text:p>1%</text:p>
          </table:table-cell>
          <table:table-cell table:formula="of:=[Waarden.D23]/[Waarden.$B23]" office:value-type="percentage" office:value="0.0019799087949419">
            <text:p>0%</text:p>
          </table:table-cell>
          <table:table-cell table:formula="of:=[Waarden.E23]/[Waarden.$B23]" office:value-type="percentage" office:value="0.316605176602322">
            <text:p>32%</text:p>
          </table:table-cell>
          <table:table-cell table:formula="of:=[Waarden.F23]/[Waarden.$B23]" office:value-type="percentage" office:value="0.0047306343627574">
            <text:p>0%</text:p>
          </table:table-cell>
          <table:table-cell table:formula="of:=[Waarden.G23]/[Waarden.$B23]" office:value-type="percentage" office:value="0.016126977722631">
            <text:p>2%</text:p>
          </table:table-cell>
          <table:table-cell table:formula="of:=[Waarden.H23]/[Waarden.$B23]" office:value-type="percentage" office:value="0.0276813573491363">
            <text:p>3%</text:p>
          </table:table-cell>
          <table:table-cell table:formula="of:=[Waarden.I23]/[Waarden.$B23]" office:value-type="percentage" office:value="0.00927650434561472">
            <text:p>1%</text:p>
          </table:table-cell>
          <table:table-cell table:formula="of:=[Waarden.J23]/[Waarden.$B23]" office:value-type="percentage" office:value="0.0496333626460863">
            <text:p>5%</text:p>
          </table:table-cell>
          <table:table-cell table:formula="of:=[Waarden.K23]/[Waarden.$B23]" office:value-type="percentage" office:value="0.277947083103052">
            <text:p>28%</text:p>
          </table:table-cell>
          <table:table-cell table:formula="of:=[Waarden.L23]/[Waarden.$B23]" office:value-type="percentage" office:value="0.0355414382508575">
            <text:p>4%</text:p>
          </table:table-cell>
          <table:table-cell table:formula="of:=[Waarden.M23]/[Waarden.$B23]" office:value-type="percentage" office:value="0.00590958555244311">
            <text:p>1%</text:p>
          </table:table-cell>
          <table:table-cell table:formula="of:=[Waarden.N23]/[Waarden.$B23]" office:value-type="percentage" office:value="0.0285519565545856">
            <text:p>3%</text:p>
          </table:table-cell>
          <table:table-cell table:formula="of:=[Waarden.O23]/[Waarden.$B23]" office:value-type="percentage" office:value="0.0594281728336282">
            <text:p>6%</text:p>
          </table:table-cell>
          <table:table-cell table:formula="of:=[Waarden.P23]/[Waarden.$B23]" office:value-type="percentage" office:value="0.0224260150930484">
            <text:p>2%</text:p>
          </table:table-cell>
          <table:table-cell table:formula="of:=[Waarden.Q23]/[Waarden.$B23]" office:value-type="percentage" office:value="0.0022492666778577">
            <text:p>0%</text:p>
          </table:table-cell>
          <table:table-cell table:formula="of:=[Waarden.R23]/[Waarden.$B23]" office:value-type="percentage" office:value="0.0312029911227436">
            <text:p>3%</text:p>
          </table:table-cell>
          <table:table-cell table:formula="of:=[Waarden.S23]/[Waarden.$B23]" office:value-type="percentage" office:value="0.000956490240578719">
            <text:p>0%</text:p>
          </table:table-cell>
          <table:table-cell table:formula="of:=[Waarden.T23]/[Waarden.$B23]" office:value-type="percentage" office:value="0.0179768811377007">
            <text:p>2%</text:p>
          </table:table-cell>
          <table:table-cell table:formula="of:=[Waarden.U23]/[Waarden.$B23]" office:value-type="percentage" office:value="0.0791506475684312">
            <text:p>8%</text:p>
          </table:table-cell>
          <table:table-cell table:formula="of:=SUM([.C23:.U23])" office:value-type="percentage" office:value="0.999998986084644">
            <text:p>100%</text:p>
          </table:table-cell>
          <table:table-cell table:number-columns-repeated="1002"/>
        </table:table-row>
        <table:table-row table:style-name="ro2">
          <table:table-cell table:formula="of:=[Waarden.A24]" office:value-type="string" office:string-value="Deurnsche Peel &amp; Mariapeel">
            <text:p>Deurnsche Peel &amp; Mariapeel</text:p>
          </table:table-cell>
          <table:table-cell table:formula="of:=[Waarden.B24]/[Waarden.$B24]" office:value-type="percentage" office:value="1">
            <text:p>100%</text:p>
          </table:table-cell>
          <table:table-cell table:formula="of:=[Waarden.C24]/[Waarden.$B24]" office:value-type="percentage" office:value="0.00557071436349319">
            <text:p>1%</text:p>
          </table:table-cell>
          <table:table-cell table:formula="of:=[Waarden.D24]/[Waarden.$B24]" office:value-type="percentage" office:value="0.00280624866100184">
            <text:p>0%</text:p>
          </table:table-cell>
          <table:table-cell table:formula="of:=[Waarden.E24]/[Waarden.$B24]" office:value-type="percentage" office:value="0.135689702524064">
            <text:p>14%</text:p>
          </table:table-cell>
          <table:table-cell table:formula="of:=[Waarden.F24]/[Waarden.$B24]" office:value-type="percentage" office:value="0.0210700334416551">
            <text:p>2%</text:p>
          </table:table-cell>
          <table:table-cell table:formula="of:=[Waarden.G24]/[Waarden.$B24]" office:value-type="percentage" office:value="0.0362604718570199">
            <text:p>4%</text:p>
          </table:table-cell>
          <table:table-cell table:formula="of:=[Waarden.H24]/[Waarden.$B24]" office:value-type="percentage" office:value="0.0267768309004348">
            <text:p>3%</text:p>
          </table:table-cell>
          <table:table-cell table:formula="of:=[Waarden.I24]/[Waarden.$B24]" office:value-type="percentage" office:value="0.0115240856464536">
            <text:p>1%</text:p>
          </table:table-cell>
          <table:table-cell table:formula="of:=[Waarden.J24]/[Waarden.$B24]" office:value-type="percentage" office:value="0.170541962088846">
            <text:p>17%</text:p>
          </table:table-cell>
          <table:table-cell table:formula="of:=[Waarden.K24]/[Waarden.$B24]" office:value-type="percentage" office:value="0.162790241397801">
            <text:p>16%</text:p>
          </table:table-cell>
          <table:table-cell table:formula="of:=[Waarden.L24]/[Waarden.$B24]" office:value-type="percentage" office:value="0.242241752598229">
            <text:p>24%</text:p>
          </table:table-cell>
          <table:table-cell table:formula="of:=[Waarden.M24]/[Waarden.$B24]" office:value-type="percentage" office:value="0.00323432152218489">
            <text:p>0%</text:p>
          </table:table-cell>
          <table:table-cell table:formula="of:=[Waarden.N24]/[Waarden.$B24]" office:value-type="percentage" office:value="0.0257074103187832">
            <text:p>3%</text:p>
          </table:table-cell>
          <table:table-cell table:formula="of:=[Waarden.O24]/[Waarden.$B24]" office:value-type="percentage" office:value="0.0541348790644408">
            <text:p>5%</text:p>
          </table:table-cell>
          <table:table-cell table:formula="of:=[Waarden.P24]/[Waarden.$B24]" office:value-type="percentage" office:value="0.0149310935637797">
            <text:p>1%</text:p>
          </table:table-cell>
          <table:table-cell table:formula="of:=[Waarden.Q24]/[Waarden.$B24]" office:value-type="percentage" office:value="0.00141102000318118">
            <text:p>0%</text:p>
          </table:table-cell>
          <table:table-cell table:formula="of:=[Waarden.R24]/[Waarden.$B24]" office:value-type="percentage" office:value="0.0152350704701527">
            <text:p>2%</text:p>
          </table:table-cell>
          <table:table-cell table:formula="of:=[Waarden.S24]/[Waarden.$B24]" office:value-type="percentage" office:value="0.000297401507017588">
            <text:p>0%</text:p>
          </table:table-cell>
          <table:table-cell table:formula="of:=[Waarden.T24]/[Waarden.$B24]" office:value-type="percentage" office:value="0.0101404554315537">
            <text:p>1%</text:p>
          </table:table-cell>
          <table:table-cell table:formula="of:=[Waarden.U24]/[Waarden.$B24]" office:value-type="percentage" office:value="0.0596353552116425">
            <text:p>6%</text:p>
          </table:table-cell>
          <table:table-cell table:formula="of:=SUM([.C24:.U24])" office:value-type="percentage" office:value="0.999999050571735">
            <text:p>100%</text:p>
          </table:table-cell>
          <table:table-cell table:number-columns-repeated="1002"/>
        </table:table-row>
        <table:table-row table:style-name="ro2">
          <table:table-cell table:formula="of:=[Waarden.A25]" office:value-type="string" office:string-value="Dinkelland">
            <text:p>Dinkelland</text:p>
          </table:table-cell>
          <table:table-cell table:formula="of:=[Waarden.B25]/[Waarden.$B25]" office:value-type="percentage" office:value="1">
            <text:p>100%</text:p>
          </table:table-cell>
          <table:table-cell table:formula="of:=[Waarden.C25]/[Waarden.$B25]" office:value-type="percentage" office:value="0.0130051617598326">
            <text:p>1%</text:p>
          </table:table-cell>
          <table:table-cell table:formula="of:=[Waarden.D25]/[Waarden.$B25]" office:value-type="percentage" office:value="0.000608564226868797">
            <text:p>0%</text:p>
          </table:table-cell>
          <table:table-cell table:formula="of:=[Waarden.E25]/[Waarden.$B25]" office:value-type="percentage" office:value="0.30968965032533">
            <text:p>31%</text:p>
          </table:table-cell>
          <table:table-cell table:formula="of:=[Waarden.F25]/[Waarden.$B25]" office:value-type="percentage" office:value="0.00875157802836256">
            <text:p>1%</text:p>
          </table:table-cell>
          <table:table-cell table:formula="of:=[Waarden.G25]/[Waarden.$B25]" office:value-type="percentage" office:value="0.0189115185092696">
            <text:p>2%</text:p>
          </table:table-cell>
          <table:table-cell table:formula="of:=[Waarden.H25]/[Waarden.$B25]" office:value-type="percentage" office:value="0.00972171291203187">
            <text:p>1%</text:p>
          </table:table-cell>
          <table:table-cell table:formula="of:=[Waarden.I25]/[Waarden.$B25]" office:value-type="percentage" office:value="0.00970327359176873">
            <text:p>1%</text:p>
          </table:table-cell>
          <table:table-cell table:formula="of:=[Waarden.J25]/[Waarden.$B25]" office:value-type="percentage" office:value="0.0529396384310096">
            <text:p>5%</text:p>
          </table:table-cell>
          <table:table-cell table:formula="of:=[Waarden.K25]/[Waarden.$B25]" office:value-type="percentage" office:value="0.305098884500281">
            <text:p>31%</text:p>
          </table:table-cell>
          <table:table-cell table:formula="of:=[Waarden.L25]/[Waarden.$B25]" office:value-type="percentage" office:value="0.0739336919377009">
            <text:p>7%</text:p>
          </table:table-cell>
          <table:table-cell table:formula="of:=[Waarden.M25]/[Waarden.$B25]" office:value-type="percentage" office:value="0.00424250180831157">
            <text:p>0%</text:p>
          </table:table-cell>
          <table:table-cell table:formula="of:=[Waarden.N25]/[Waarden.$B25]" office:value-type="percentage" office:value="0.0256177484748398">
            <text:p>3%</text:p>
          </table:table-cell>
          <table:table-cell table:formula="of:=[Waarden.O25]/[Waarden.$B25]" office:value-type="percentage" office:value="0.0481331083952897">
            <text:p>5%</text:p>
          </table:table-cell>
          <table:table-cell table:formula="of:=[Waarden.P25]/[Waarden.$B25]" office:value-type="percentage" office:value="0.0167830643550608">
            <text:p>2%</text:p>
          </table:table-cell>
          <table:table-cell table:formula="of:=[Waarden.Q25]/[Waarden.$B25]" office:value-type="percentage" office:value="0.00159699678215947">
            <text:p>0%</text:p>
          </table:table-cell>
          <table:table-cell table:formula="of:=[Waarden.R25]/[Waarden.$B25]" office:value-type="percentage" office:value="0.019229927991663">
            <text:p>2%</text:p>
          </table:table-cell>
          <table:table-cell table:formula="of:=[Waarden.S25]/[Waarden.$B25]" office:value-type="percentage" office:value="0.000333065950691107">
            <text:p>0%</text:p>
          </table:table-cell>
          <table:table-cell table:formula="of:=[Waarden.T25]/[Waarden.$B25]" office:value-type="percentage" office:value="0.00935675102009934">
            <text:p>1%</text:p>
          </table:table-cell>
          <table:table-cell table:formula="of:=[Waarden.U25]/[Waarden.$B25]" office:value-type="percentage" office:value="0.0723372617501088">
            <text:p>7%</text:p>
          </table:table-cell>
          <table:table-cell table:formula="of:=SUM([.C25:.U25])" office:value-type="percentage" office:value="0.999994100750679">
            <text:p>100%</text:p>
          </table:table-cell>
          <table:table-cell table:number-columns-repeated="1002"/>
        </table:table-row>
        <table:table-row table:style-name="ro2">
          <table:table-cell table:formula="of:=[Waarden.A26]" office:value-type="string" office:string-value="Drents-Friese Wold &amp; Leggelderveld">
            <text:p>Drents-Friese Wold &amp; Leggelderveld</text:p>
          </table:table-cell>
          <table:table-cell table:formula="of:=[Waarden.B26]/[Waarden.$B26]" office:value-type="percentage" office:value="1">
            <text:p>100%</text:p>
          </table:table-cell>
          <table:table-cell table:formula="of:=[Waarden.C26]/[Waarden.$B26]" office:value-type="percentage" office:value="0.0106168868869679">
            <text:p>1%</text:p>
          </table:table-cell>
          <table:table-cell table:formula="of:=[Waarden.D26]/[Waarden.$B26]" office:value-type="percentage" office:value="0.00145466610896176">
            <text:p>0%</text:p>
          </table:table-cell>
          <table:table-cell table:formula="of:=[Waarden.E26]/[Waarden.$B26]" office:value-type="percentage" office:value="0.282346743663749">
            <text:p>28%</text:p>
          </table:table-cell>
          <table:table-cell table:formula="of:=[Waarden.F26]/[Waarden.$B26]" office:value-type="percentage" office:value="0.00521325071626164">
            <text:p>1%</text:p>
          </table:table-cell>
          <table:table-cell table:formula="of:=[Waarden.G26]/[Waarden.$B26]" office:value-type="percentage" office:value="0.0186909738599542">
            <text:p>2%</text:p>
          </table:table-cell>
          <table:table-cell table:formula="of:=[Waarden.H26]/[Waarden.$B26]" office:value-type="percentage" office:value="0.022067308709581">
            <text:p>2%</text:p>
          </table:table-cell>
          <table:table-cell table:formula="of:=[Waarden.I26]/[Waarden.$B26]" office:value-type="percentage" office:value="0.0109425557046916">
            <text:p>1%</text:p>
          </table:table-cell>
          <table:table-cell table:formula="of:=[Waarden.J26]/[Waarden.$B26]" office:value-type="percentage" office:value="0.0696091174074866">
            <text:p>7%</text:p>
          </table:table-cell>
          <table:table-cell table:formula="of:=[Waarden.K26]/[Waarden.$B26]" office:value-type="percentage" office:value="0.31795352663134">
            <text:p>32%</text:p>
          </table:table-cell>
          <table:table-cell table:formula="of:=[Waarden.L26]/[Waarden.$B26]" office:value-type="percentage" office:value="0.0373361345148318">
            <text:p>4%</text:p>
          </table:table-cell>
          <table:table-cell table:formula="of:=[Waarden.M26]/[Waarden.$B26]" office:value-type="percentage" office:value="0.00453889740979715">
            <text:p>0%</text:p>
          </table:table-cell>
          <table:table-cell table:formula="of:=[Waarden.N26]/[Waarden.$B26]" office:value-type="percentage" office:value="0.0246590903210881">
            <text:p>2%</text:p>
          </table:table-cell>
          <table:table-cell table:formula="of:=[Waarden.O26]/[Waarden.$B26]" office:value-type="percentage" office:value="0.049250456941813">
            <text:p>5%</text:p>
          </table:table-cell>
          <table:table-cell table:formula="of:=[Waarden.P26]/[Waarden.$B26]" office:value-type="percentage" office:value="0.0196924186080769">
            <text:p>2%</text:p>
          </table:table-cell>
          <table:table-cell table:formula="of:=[Waarden.Q26]/[Waarden.$B26]" office:value-type="percentage" office:value="0.00182606408430684">
            <text:p>0%</text:p>
          </table:table-cell>
          <table:table-cell table:formula="of:=[Waarden.R26]/[Waarden.$B26]" office:value-type="percentage" office:value="0.0275058344279708">
            <text:p>3%</text:p>
          </table:table-cell>
          <table:table-cell table:formula="of:=[Waarden.S26]/[Waarden.$B26]" office:value-type="percentage" office:value="0.000989140587129242">
            <text:p>0%</text:p>
          </table:table-cell>
          <table:table-cell table:formula="of:=[Waarden.T26]/[Waarden.$B26]" office:value-type="percentage" office:value="0.011201145379087">
            <text:p>1%</text:p>
          </table:table-cell>
          <table:table-cell table:formula="of:=[Waarden.U26]/[Waarden.$B26]" office:value-type="percentage" office:value="0.0841053801652329">
            <text:p>8%</text:p>
          </table:table-cell>
          <table:table-cell table:formula="of:=SUM([.C26:.U26])" office:value-type="percentage" office:value="0.999999592128328">
            <text:p>100%</text:p>
          </table:table-cell>
          <table:table-cell table:number-columns-repeated="1002"/>
        </table:table-row>
        <table:table-row table:style-name="ro2">
          <table:table-cell table:formula="of:=[Waarden.A27]" office:value-type="string" office:string-value="Drentsche Aa-gebied">
            <text:p>Drentsche Aa-gebied</text:p>
          </table:table-cell>
          <table:table-cell table:formula="of:=[Waarden.B27]/[Waarden.$B27]" office:value-type="percentage" office:value="1">
            <text:p>100%</text:p>
          </table:table-cell>
          <table:table-cell table:formula="of:=[Waarden.C27]/[Waarden.$B27]" office:value-type="percentage" office:value="0.0110410690153011">
            <text:p>1%</text:p>
          </table:table-cell>
          <table:table-cell table:formula="of:=[Waarden.D27]/[Waarden.$B27]" office:value-type="percentage" office:value="0.00131744877205991">
            <text:p>0%</text:p>
          </table:table-cell>
          <table:table-cell table:formula="of:=[Waarden.E27]/[Waarden.$B27]" office:value-type="percentage" office:value="0.282687956402131">
            <text:p>28%</text:p>
          </table:table-cell>
          <table:table-cell table:formula="of:=[Waarden.F27]/[Waarden.$B27]" office:value-type="percentage" office:value="0.00466852776399371">
            <text:p>0%</text:p>
          </table:table-cell>
          <table:table-cell table:formula="of:=[Waarden.G27]/[Waarden.$B27]" office:value-type="percentage" office:value="0.0155412622916696">
            <text:p>2%</text:p>
          </table:table-cell>
          <table:table-cell table:formula="of:=[Waarden.H27]/[Waarden.$B27]" office:value-type="percentage" office:value="0.0393056881107671">
            <text:p>4%</text:p>
          </table:table-cell>
          <table:table-cell table:formula="of:=[Waarden.I27]/[Waarden.$B27]" office:value-type="percentage" office:value="0.00842634298148402">
            <text:p>1%</text:p>
          </table:table-cell>
          <table:table-cell table:formula="of:=[Waarden.J27]/[Waarden.$B27]" office:value-type="percentage" office:value="0.059878391666071">
            <text:p>6%</text:p>
          </table:table-cell>
          <table:table-cell table:formula="of:=[Waarden.K27]/[Waarden.$B27]" office:value-type="percentage" office:value="0.240614674790515">
            <text:p>24%</text:p>
          </table:table-cell>
          <table:table-cell table:formula="of:=[Waarden.L27]/[Waarden.$B27]" office:value-type="percentage" office:value="0.0324690823391827">
            <text:p>3%</text:p>
          </table:table-cell>
          <table:table-cell table:formula="of:=[Waarden.M27]/[Waarden.$B27]" office:value-type="percentage" office:value="0.00529447943494753">
            <text:p>1%</text:p>
          </table:table-cell>
          <table:table-cell table:formula="of:=[Waarden.N27]/[Waarden.$B27]" office:value-type="percentage" office:value="0.0266099233936588">
            <text:p>3%</text:p>
          </table:table-cell>
          <table:table-cell table:formula="of:=[Waarden.O27]/[Waarden.$B27]" office:value-type="percentage" office:value="0.0577874241677289">
            <text:p>6%</text:p>
          </table:table-cell>
          <table:table-cell table:formula="of:=[Waarden.P27]/[Waarden.$B27]" office:value-type="percentage" office:value="0.0198941939601635">
            <text:p>2%</text:p>
          </table:table-cell>
          <table:table-cell table:formula="of:=[Waarden.Q27]/[Waarden.$B27]" office:value-type="percentage" office:value="0.00210408377137193">
            <text:p>0%</text:p>
          </table:table-cell>
          <table:table-cell table:formula="of:=[Waarden.R27]/[Waarden.$B27]" office:value-type="percentage" office:value="0.0285395397716602">
            <text:p>3%</text:p>
          </table:table-cell>
          <table:table-cell table:formula="of:=[Waarden.S27]/[Waarden.$B27]" office:value-type="percentage" office:value="0.000706718565902403">
            <text:p>0%</text:p>
          </table:table-cell>
          <table:table-cell table:formula="of:=[Waarden.T27]/[Waarden.$B27]" office:value-type="percentage" office:value="0.0100869410061542">
            <text:p>1%</text:p>
          </table:table-cell>
          <table:table-cell table:formula="of:=[Waarden.U27]/[Waarden.$B27]" office:value-type="percentage" office:value="0.153022206113763">
            <text:p>15%</text:p>
          </table:table-cell>
          <table:table-cell table:formula="of:=SUM([.C27:.U27])" office:value-type="percentage" office:value="0.999995954318525">
            <text:p>100%</text:p>
          </table:table-cell>
          <table:table-cell table:number-columns-repeated="1002"/>
        </table:table-row>
        <table:table-row table:style-name="ro2">
          <table:table-cell table:formula="of:=[Waarden.A28]" office:value-type="string" office:string-value="Drouwenerzand">
            <text:p>Drouwenerzand</text:p>
          </table:table-cell>
          <table:table-cell table:formula="of:=[Waarden.B28]/[Waarden.$B28]" office:value-type="percentage" office:value="1">
            <text:p>100%</text:p>
          </table:table-cell>
          <table:table-cell table:formula="of:=[Waarden.C28]/[Waarden.$B28]" office:value-type="percentage" office:value="0.010017023852035">
            <text:p>1%</text:p>
          </table:table-cell>
          <table:table-cell table:formula="of:=[Waarden.D28]/[Waarden.$B28]" office:value-type="percentage" office:value="0.000389507068571677">
            <text:p>0%</text:p>
          </table:table-cell>
          <table:table-cell table:formula="of:=[Waarden.E28]/[Waarden.$B28]" office:value-type="percentage" office:value="0.314110620815174">
            <text:p>31%</text:p>
          </table:table-cell>
          <table:table-cell table:formula="of:=[Waarden.F28]/[Waarden.$B28]" office:value-type="percentage" office:value="0.00493830711674188">
            <text:p>0%</text:p>
          </table:table-cell>
          <table:table-cell table:formula="of:=[Waarden.G28]/[Waarden.$B28]" office:value-type="percentage" office:value="0.0189290612645152">
            <text:p>2%</text:p>
          </table:table-cell>
          <table:table-cell table:formula="of:=[Waarden.H28]/[Waarden.$B28]" office:value-type="percentage" office:value="0.0631038188432961">
            <text:p>6%</text:p>
          </table:table-cell>
          <table:table-cell table:formula="of:=[Waarden.I28]/[Waarden.$B28]" office:value-type="percentage" office:value="0.00858098441316445">
            <text:p>1%</text:p>
          </table:table-cell>
          <table:table-cell table:formula="of:=[Waarden.J28]/[Waarden.$B28]" office:value-type="percentage" office:value="0.0842120691746522">
            <text:p>8%</text:p>
          </table:table-cell>
          <table:table-cell table:formula="of:=[Waarden.K28]/[Waarden.$B28]" office:value-type="percentage" office:value="0.231330917344708">
            <text:p>23%</text:p>
          </table:table-cell>
          <table:table-cell table:formula="of:=[Waarden.L28]/[Waarden.$B28]" office:value-type="percentage" office:value="0.0459957705412932">
            <text:p>5%</text:p>
          </table:table-cell>
          <table:table-cell table:formula="of:=[Waarden.M28]/[Waarden.$B28]" office:value-type="percentage" office:value="0.00593447545054806">
            <text:p>1%</text:p>
          </table:table-cell>
          <table:table-cell table:formula="of:=[Waarden.N28]/[Waarden.$B28]" office:value-type="percentage" office:value="0.0295645362040885">
            <text:p>3%</text:p>
          </table:table-cell>
          <table:table-cell table:formula="of:=[Waarden.O28]/[Waarden.$B28]" office:value-type="percentage" office:value="0.0487102826778598">
            <text:p>5%</text:p>
          </table:table-cell>
          <table:table-cell table:formula="of:=[Waarden.P28]/[Waarden.$B28]" office:value-type="percentage" office:value="0.0184409495937155">
            <text:p>2%</text:p>
          </table:table-cell>
          <table:table-cell table:formula="of:=[Waarden.Q28]/[Waarden.$B28]" office:value-type="percentage" office:value="0.00189567315215021">
            <text:p>0%</text:p>
          </table:table-cell>
          <table:table-cell table:formula="of:=[Waarden.R28]/[Waarden.$B28]" office:value-type="percentage" office:value="0.0293832725714551">
            <text:p>3%</text:p>
          </table:table-cell>
          <table:table-cell table:formula="of:=[Waarden.S28]/[Waarden.$B28]" office:value-type="percentage" office:value="0.000570914002912645">
            <text:p>0%</text:p>
          </table:table-cell>
          <table:table-cell table:formula="of:=[Waarden.T28]/[Waarden.$B28]" office:value-type="percentage" office:value="0.00859692998498731">
            <text:p>1%</text:p>
          </table:table-cell>
          <table:table-cell table:formula="of:=[Waarden.U28]/[Waarden.$B28]" office:value-type="percentage" office:value="0.0752858839754075">
            <text:p>8%</text:p>
          </table:table-cell>
          <table:table-cell table:formula="of:=SUM([.C28:.U28])" office:value-type="percentage" office:value="0.999990998047277">
            <text:p>100%</text:p>
          </table:table-cell>
          <table:table-cell table:number-columns-repeated="1002"/>
        </table:table-row>
        <table:table-row table:style-name="ro2">
          <table:table-cell table:formula="of:=[Waarden.A29]" office:value-type="string" office:string-value="Duinen Ameland">
            <text:p>Duinen Ameland</text:p>
          </table:table-cell>
          <table:table-cell table:formula="of:=[Waarden.B29]/[Waarden.$B29]" office:value-type="percentage" office:value="1">
            <text:p>100%</text:p>
          </table:table-cell>
          <table:table-cell table:formula="of:=[Waarden.C29]/[Waarden.$B29]" office:value-type="percentage" office:value="0.0166826414576424">
            <text:p>2%</text:p>
          </table:table-cell>
          <table:table-cell table:formula="of:=[Waarden.D29]/[Waarden.$B29]" office:value-type="percentage" office:value="0.00263289205960969">
            <text:p>0%</text:p>
          </table:table-cell>
          <table:table-cell table:formula="of:=[Waarden.E29]/[Waarden.$B29]" office:value-type="percentage" office:value="0.30882445571605">
            <text:p>31%</text:p>
          </table:table-cell>
          <table:table-cell table:formula="of:=[Waarden.F29]/[Waarden.$B29]" office:value-type="percentage" office:value="0.00412837625684195">
            <text:p>0%</text:p>
          </table:table-cell>
          <table:table-cell table:formula="of:=[Waarden.G29]/[Waarden.$B29]" office:value-type="percentage" office:value="0.0111630183552857">
            <text:p>1%</text:p>
          </table:table-cell>
          <table:table-cell table:formula="of:=[Waarden.H29]/[Waarden.$B29]" office:value-type="percentage" office:value="0.0201299899983645">
            <text:p>2%</text:p>
          </table:table-cell>
          <table:table-cell table:formula="of:=[Waarden.I29]/[Waarden.$B29]" office:value-type="percentage" office:value="0.00686021241285744">
            <text:p>1%</text:p>
          </table:table-cell>
          <table:table-cell table:formula="of:=[Waarden.J29]/[Waarden.$B29]" office:value-type="percentage" office:value="0.0337586569236621">
            <text:p>3%</text:p>
          </table:table-cell>
          <table:table-cell table:formula="of:=[Waarden.K29]/[Waarden.$B29]" office:value-type="percentage" office:value="0.235156640893341">
            <text:p>24%</text:p>
          </table:table-cell>
          <table:table-cell table:formula="of:=[Waarden.L29]/[Waarden.$B29]" office:value-type="percentage" office:value="0.0175427291492619">
            <text:p>2%</text:p>
          </table:table-cell>
          <table:table-cell table:formula="of:=[Waarden.M29]/[Waarden.$B29]" office:value-type="percentage" office:value="0.0100555625717454">
            <text:p>1%</text:p>
          </table:table-cell>
          <table:table-cell table:formula="of:=[Waarden.N29]/[Waarden.$B29]" office:value-type="percentage" office:value="0.0347587786092166">
            <text:p>3%</text:p>
          </table:table-cell>
          <table:table-cell table:formula="of:=[Waarden.O29]/[Waarden.$B29]" office:value-type="percentage" office:value="0.0511391008666477">
            <text:p>5%</text:p>
          </table:table-cell>
          <table:table-cell table:formula="of:=[Waarden.P29]/[Waarden.$B29]" office:value-type="percentage" office:value="0.0245101151526932">
            <text:p>2%</text:p>
          </table:table-cell>
          <table:table-cell table:formula="of:=[Waarden.Q29]/[Waarden.$B29]" office:value-type="percentage" office:value="0.00341404848662341">
            <text:p>0%</text:p>
          </table:table-cell>
          <table:table-cell table:formula="of:=[Waarden.R29]/[Waarden.$B29]" office:value-type="percentage" office:value="0.0954637758044191">
            <text:p>10%</text:p>
          </table:table-cell>
          <table:table-cell table:formula="of:=[Waarden.S29]/[Waarden.$B29]" office:value-type="percentage" office:value="0.004804468370036">
            <text:p>0%</text:p>
          </table:table-cell>
          <table:table-cell table:formula="of:=[Waarden.T29]/[Waarden.$B29]" office:value-type="percentage" office:value="0.0148893392463241">
            <text:p>1%</text:p>
          </table:table-cell>
          <table:table-cell table:formula="of:=[Waarden.U29]/[Waarden.$B29]" office:value-type="percentage" office:value="0.104082715038428">
            <text:p>10%</text:p>
          </table:table-cell>
          <table:table-cell table:formula="of:=SUM([.C29:.U29])" office:value-type="percentage" office:value="0.99999751736905">
            <text:p>100%</text:p>
          </table:table-cell>
          <table:table-cell table:number-columns-repeated="1002"/>
        </table:table-row>
        <table:table-row table:style-name="ro2">
          <table:table-cell table:formula="of:=[Waarden.A30]" office:value-type="string" office:string-value="Duinen Den Helder-Callantsoog">
            <text:p>Duinen Den Helder-Callantsoog</text:p>
          </table:table-cell>
          <table:table-cell table:formula="of:=[Waarden.B30]/[Waarden.$B30]" office:value-type="percentage" office:value="1">
            <text:p>100%</text:p>
          </table:table-cell>
          <table:table-cell table:formula="of:=[Waarden.C30]/[Waarden.$B30]" office:value-type="percentage" office:value="0.00986314296645731">
            <text:p>1%</text:p>
          </table:table-cell>
          <table:table-cell table:formula="of:=[Waarden.D30]/[Waarden.$B30]" office:value-type="percentage" office:value="0.00345532210945351">
            <text:p>0%</text:p>
          </table:table-cell>
          <table:table-cell table:formula="of:=[Waarden.E30]/[Waarden.$B30]" office:value-type="percentage" office:value="0.252368765142711">
            <text:p>25%</text:p>
          </table:table-cell>
          <table:table-cell table:formula="of:=[Waarden.F30]/[Waarden.$B30]" office:value-type="percentage" office:value="0.00277055516733205">
            <text:p>0%</text:p>
          </table:table-cell>
          <table:table-cell table:formula="of:=[Waarden.G30]/[Waarden.$B30]" office:value-type="percentage" office:value="0.00839230536133633">
            <text:p>1%</text:p>
          </table:table-cell>
          <table:table-cell table:formula="of:=[Waarden.H30]/[Waarden.$B30]" office:value-type="percentage" office:value="0.0214071542385362">
            <text:p>2%</text:p>
          </table:table-cell>
          <table:table-cell table:formula="of:=[Waarden.I30]/[Waarden.$B30]" office:value-type="percentage" office:value="0.00730883732234891">
            <text:p>1%</text:p>
          </table:table-cell>
          <table:table-cell table:formula="of:=[Waarden.J30]/[Waarden.$B30]" office:value-type="percentage" office:value="0.0226018236767279">
            <text:p>2%</text:p>
          </table:table-cell>
          <table:table-cell table:formula="of:=[Waarden.K30]/[Waarden.$B30]" office:value-type="percentage" office:value="0.15149084926865">
            <text:p>15%</text:p>
          </table:table-cell>
          <table:table-cell table:formula="of:=[Waarden.L30]/[Waarden.$B30]" office:value-type="percentage" office:value="0.018257308239201">
            <text:p>2%</text:p>
          </table:table-cell>
          <table:table-cell table:formula="of:=[Waarden.M30]/[Waarden.$B30]" office:value-type="percentage" office:value="0.0112886790289761">
            <text:p>1%</text:p>
          </table:table-cell>
          <table:table-cell table:formula="of:=[Waarden.N30]/[Waarden.$B30]" office:value-type="percentage" office:value="0.0491186789313102">
            <text:p>5%</text:p>
          </table:table-cell>
          <table:table-cell table:formula="of:=[Waarden.O30]/[Waarden.$B30]" office:value-type="percentage" office:value="0.06688498694588">
            <text:p>7%</text:p>
          </table:table-cell>
          <table:table-cell table:formula="of:=[Waarden.P30]/[Waarden.$B30]" office:value-type="percentage" office:value="0.0300639029508386">
            <text:p>3%</text:p>
          </table:table-cell>
          <table:table-cell table:formula="of:=[Waarden.Q30]/[Waarden.$B30]" office:value-type="percentage" office:value="0.00403658129471202">
            <text:p>0%</text:p>
          </table:table-cell>
          <table:table-cell table:formula="of:=[Waarden.R30]/[Waarden.$B30]" office:value-type="percentage" office:value="0.138032800709329">
            <text:p>14%</text:p>
          </table:table-cell>
          <table:table-cell table:formula="of:=[Waarden.S30]/[Waarden.$B30]" office:value-type="percentage" office:value="0.00556412571414863">
            <text:p>1%</text:p>
          </table:table-cell>
          <table:table-cell table:formula="of:=[Waarden.T30]/[Waarden.$B30]" office:value-type="percentage" office:value="0.0159938943778761">
            <text:p>2%</text:p>
          </table:table-cell>
          <table:table-cell table:formula="of:=[Waarden.U30]/[Waarden.$B30]" office:value-type="percentage" office:value="0.181092740393796">
            <text:p>18%</text:p>
          </table:table-cell>
          <table:table-cell table:formula="of:=SUM([.C30:.U30])" office:value-type="percentage" office:value="0.999992453839622">
            <text:p>100%</text:p>
          </table:table-cell>
          <table:table-cell table:number-columns-repeated="1002"/>
        </table:table-row>
        <table:table-row table:style-name="ro2">
          <table:table-cell table:formula="of:=[Waarden.A31]" office:value-type="string" office:string-value="Duinen en Lage Land Texel">
            <text:p>Duinen en Lage Land Texel</text:p>
          </table:table-cell>
          <table:table-cell table:formula="of:=[Waarden.B31]/[Waarden.$B31]" office:value-type="percentage" office:value="1">
            <text:p>100%</text:p>
          </table:table-cell>
          <table:table-cell table:formula="of:=[Waarden.C31]/[Waarden.$B31]" office:value-type="percentage" office:value="0.0161756469685283">
            <text:p>2%</text:p>
          </table:table-cell>
          <table:table-cell table:formula="of:=[Waarden.D31]/[Waarden.$B31]" office:value-type="percentage" office:value="0.00331111504921778">
            <text:p>0%</text:p>
          </table:table-cell>
          <table:table-cell table:formula="of:=[Waarden.E31]/[Waarden.$B31]" office:value-type="percentage" office:value="0.25720740956086">
            <text:p>26%</text:p>
          </table:table-cell>
          <table:table-cell table:formula="of:=[Waarden.F31]/[Waarden.$B31]" office:value-type="percentage" office:value="0.00288590946447465">
            <text:p>0%</text:p>
          </table:table-cell>
          <table:table-cell table:formula="of:=[Waarden.G31]/[Waarden.$B31]" office:value-type="percentage" office:value="0.00937707156964381">
            <text:p>1%</text:p>
          </table:table-cell>
          <table:table-cell table:formula="of:=[Waarden.H31]/[Waarden.$B31]" office:value-type="percentage" office:value="0.0251252958944983">
            <text:p>3%</text:p>
          </table:table-cell>
          <table:table-cell table:formula="of:=[Waarden.I31]/[Waarden.$B31]" office:value-type="percentage" office:value="0.00820453056575524">
            <text:p>1%</text:p>
          </table:table-cell>
          <table:table-cell table:formula="of:=[Waarden.J31]/[Waarden.$B31]" office:value-type="percentage" office:value="0.0214133912258335">
            <text:p>2%</text:p>
          </table:table-cell>
          <table:table-cell table:formula="of:=[Waarden.K31]/[Waarden.$B31]" office:value-type="percentage" office:value="0.159187489711122">
            <text:p>16%</text:p>
          </table:table-cell>
          <table:table-cell table:formula="of:=[Waarden.L31]/[Waarden.$B31]" office:value-type="percentage" office:value="0.0194995529986105">
            <text:p>2%</text:p>
          </table:table-cell>
          <table:table-cell table:formula="of:=[Waarden.M31]/[Waarden.$B31]" office:value-type="percentage" office:value="0.0114454692868294">
            <text:p>1%</text:p>
          </table:table-cell>
          <table:table-cell table:formula="of:=[Waarden.N31]/[Waarden.$B31]" office:value-type="percentage" office:value="0.0399652373155039">
            <text:p>4%</text:p>
          </table:table-cell>
          <table:table-cell table:formula="of:=[Waarden.O31]/[Waarden.$B31]" office:value-type="percentage" office:value="0.0679930481293852">
            <text:p>7%</text:p>
          </table:table-cell>
          <table:table-cell table:formula="of:=[Waarden.P31]/[Waarden.$B31]" office:value-type="percentage" office:value="0.0265410937369684">
            <text:p>3%</text:p>
          </table:table-cell>
          <table:table-cell table:formula="of:=[Waarden.Q31]/[Waarden.$B31]" office:value-type="percentage" office:value="0.00367509249558198">
            <text:p>0%</text:p>
          </table:table-cell>
          <table:table-cell table:formula="of:=[Waarden.R31]/[Waarden.$B31]" office:value-type="percentage" office:value="0.150796641244002">
            <text:p>15%</text:p>
          </table:table-cell>
          <table:table-cell table:formula="of:=[Waarden.S31]/[Waarden.$B31]" office:value-type="percentage" office:value="0.00686459911401925">
            <text:p>1%</text:p>
          </table:table-cell>
          <table:table-cell table:formula="of:=[Waarden.T31]/[Waarden.$B31]" office:value-type="percentage" office:value="0.0164775584247914">
            <text:p>2%</text:p>
          </table:table-cell>
          <table:table-cell table:formula="of:=[Waarden.U31]/[Waarden.$B31]" office:value-type="percentage" office:value="0.153851446957431">
            <text:p>15%</text:p>
          </table:table-cell>
          <table:table-cell table:formula="of:=SUM([.C31:.U31])" office:value-type="percentage" office:value="0.999997599713057">
            <text:p>100%</text:p>
          </table:table-cell>
          <table:table-cell table:number-columns-repeated="1002"/>
        </table:table-row>
        <table:table-row table:style-name="ro2">
          <table:table-cell table:formula="of:=[Waarden.A32]" office:value-type="string" office:string-value="Duinen Goeree &amp; Kwade Hoek">
            <text:p>Duinen Goeree &amp; Kwade Hoek</text:p>
          </table:table-cell>
          <table:table-cell table:formula="of:=[Waarden.B32]/[Waarden.$B32]" office:value-type="percentage" office:value="1">
            <text:p>100%</text:p>
          </table:table-cell>
          <table:table-cell table:formula="of:=[Waarden.C32]/[Waarden.$B32]" office:value-type="percentage" office:value="0.00789448210658004">
            <text:p>1%</text:p>
          </table:table-cell>
          <table:table-cell table:formula="of:=[Waarden.D32]/[Waarden.$B32]" office:value-type="percentage" office:value="0.00580678152348221">
            <text:p>1%</text:p>
          </table:table-cell>
          <table:table-cell table:formula="of:=[Waarden.E32]/[Waarden.$B32]" office:value-type="percentage" office:value="0.247429879866598">
            <text:p>25%</text:p>
          </table:table-cell>
          <table:table-cell table:formula="of:=[Waarden.F32]/[Waarden.$B32]" office:value-type="percentage" office:value="0.00250317599060458">
            <text:p>0%</text:p>
          </table:table-cell>
          <table:table-cell table:formula="of:=[Waarden.G32]/[Waarden.$B32]" office:value-type="percentage" office:value="0.00733910077974368">
            <text:p>1%</text:p>
          </table:table-cell>
          <table:table-cell table:formula="of:=[Waarden.H32]/[Waarden.$B32]" office:value-type="percentage" office:value="0.0431006490024636">
            <text:p>4%</text:p>
          </table:table-cell>
          <table:table-cell table:formula="of:=[Waarden.I32]/[Waarden.$B32]" office:value-type="percentage" office:value="0.00678509415184412">
            <text:p>1%</text:p>
          </table:table-cell>
          <table:table-cell table:formula="of:=[Waarden.J32]/[Waarden.$B32]" office:value-type="percentage" office:value="0.0195129615499575">
            <text:p>2%</text:p>
          </table:table-cell>
          <table:table-cell table:formula="of:=[Waarden.K32]/[Waarden.$B32]" office:value-type="percentage" office:value="0.0936804495647484">
            <text:p>9%</text:p>
          </table:table-cell>
          <table:table-cell table:formula="of:=[Waarden.L32]/[Waarden.$B32]" office:value-type="percentage" office:value="0.0290375320924576">
            <text:p>3%</text:p>
          </table:table-cell>
          <table:table-cell table:formula="of:=[Waarden.M32]/[Waarden.$B32]" office:value-type="percentage" office:value="0.0118800003953219">
            <text:p>1%</text:p>
          </table:table-cell>
          <table:table-cell table:formula="of:=[Waarden.N32]/[Waarden.$B32]" office:value-type="percentage" office:value="0.0515554110942424">
            <text:p>5%</text:p>
          </table:table-cell>
          <table:table-cell table:formula="of:=[Waarden.O32]/[Waarden.$B32]" office:value-type="percentage" office:value="0.0757414976031125">
            <text:p>8%</text:p>
          </table:table-cell>
          <table:table-cell table:formula="of:=[Waarden.P32]/[Waarden.$B32]" office:value-type="percentage" office:value="0.0319466315502139">
            <text:p>3%</text:p>
          </table:table-cell>
          <table:table-cell table:formula="of:=[Waarden.Q32]/[Waarden.$B32]" office:value-type="percentage" office:value="0.00318016052468871">
            <text:p>0%</text:p>
          </table:table-cell>
          <table:table-cell table:formula="of:=[Waarden.R32]/[Waarden.$B32]" office:value-type="percentage" office:value="0.13296585965345">
            <text:p>13%</text:p>
          </table:table-cell>
          <table:table-cell table:formula="of:=[Waarden.S32]/[Waarden.$B32]" office:value-type="percentage" office:value="0.00363527456304596">
            <text:p>0%</text:p>
          </table:table-cell>
          <table:table-cell table:formula="of:=[Waarden.T32]/[Waarden.$B32]" office:value-type="percentage" office:value="0.0297260227088262">
            <text:p>3%</text:p>
          </table:table-cell>
          <table:table-cell table:formula="of:=[Waarden.U32]/[Waarden.$B32]" office:value-type="percentage" office:value="0.196275715306781">
            <text:p>20%</text:p>
          </table:table-cell>
          <table:table-cell table:formula="of:=SUM([.C32:.U32])" office:value-type="percentage" office:value="0.999996680028161">
            <text:p>100%</text:p>
          </table:table-cell>
          <table:table-cell table:number-columns-repeated="1002"/>
        </table:table-row>
        <table:table-row table:style-name="ro2">
          <table:table-cell table:formula="of:=[Waarden.A33]" office:value-type="string" office:string-value="Duinen Schiermonnikoog">
            <text:p>Duinen Schiermonnikoog</text:p>
          </table:table-cell>
          <table:table-cell table:formula="of:=[Waarden.B33]/[Waarden.$B33]" office:value-type="percentage" office:value="1">
            <text:p>100%</text:p>
          </table:table-cell>
          <table:table-cell table:formula="of:=[Waarden.C33]/[Waarden.$B33]" office:value-type="percentage" office:value="0.0140367000490246">
            <text:p>1%</text:p>
          </table:table-cell>
          <table:table-cell table:formula="of:=[Waarden.D33]/[Waarden.$B33]" office:value-type="percentage" office:value="0.00195251047510859">
            <text:p>0%</text:p>
          </table:table-cell>
          <table:table-cell table:formula="of:=[Waarden.E33]/[Waarden.$B33]" office:value-type="percentage" office:value="0.288467371780531">
            <text:p>29%</text:p>
          </table:table-cell>
          <table:table-cell table:formula="of:=[Waarden.F33]/[Waarden.$B33]" office:value-type="percentage" office:value="0.0104978483392006">
            <text:p>1%</text:p>
          </table:table-cell>
          <table:table-cell table:formula="of:=[Waarden.G33]/[Waarden.$B33]" office:value-type="percentage" office:value="0.0140361677021077">
            <text:p>1%</text:p>
          </table:table-cell>
          <table:table-cell table:formula="of:=[Waarden.H33]/[Waarden.$B33]" office:value-type="percentage" office:value="0.021163328998277">
            <text:p>2%</text:p>
          </table:table-cell>
          <table:table-cell table:formula="of:=[Waarden.I33]/[Waarden.$B33]" office:value-type="percentage" office:value="0.0121780754153489">
            <text:p>1%</text:p>
          </table:table-cell>
          <table:table-cell table:formula="of:=[Waarden.J33]/[Waarden.$B33]" office:value-type="percentage" office:value="0.0388248690239279">
            <text:p>4%</text:p>
          </table:table-cell>
          <table:table-cell table:formula="of:=[Waarden.K33]/[Waarden.$B33]" office:value-type="percentage" office:value="0.273553692621761">
            <text:p>27%</text:p>
          </table:table-cell>
          <table:table-cell table:formula="of:=[Waarden.L33]/[Waarden.$B33]" office:value-type="percentage" office:value="0.017473214088588">
            <text:p>2%</text:p>
          </table:table-cell>
          <table:table-cell table:formula="of:=[Waarden.M33]/[Waarden.$B33]" office:value-type="percentage" office:value="0.00807388004275083">
            <text:p>1%</text:p>
          </table:table-cell>
          <table:table-cell table:formula="of:=[Waarden.N33]/[Waarden.$B33]" office:value-type="percentage" office:value="0.028457953928262">
            <text:p>3%</text:p>
          </table:table-cell>
          <table:table-cell table:formula="of:=[Waarden.O33]/[Waarden.$B33]" office:value-type="percentage" office:value="0.0436243291864741">
            <text:p>4%</text:p>
          </table:table-cell>
          <table:table-cell table:formula="of:=[Waarden.P33]/[Waarden.$B33]" office:value-type="percentage" office:value="0.023932917505984">
            <text:p>2%</text:p>
          </table:table-cell>
          <table:table-cell table:formula="of:=[Waarden.Q33]/[Waarden.$B33]" office:value-type="percentage" office:value="0.00306624594698333">
            <text:p>0%</text:p>
          </table:table-cell>
          <table:table-cell table:formula="of:=[Waarden.R33]/[Waarden.$B33]" office:value-type="percentage" office:value="0.0670740202800168">
            <text:p>7%</text:p>
          </table:table-cell>
          <table:table-cell table:formula="of:=[Waarden.S33]/[Waarden.$B33]" office:value-type="percentage" office:value="0.00322584048563325">
            <text:p>0%</text:p>
          </table:table-cell>
          <table:table-cell table:formula="of:=[Waarden.T33]/[Waarden.$B33]" office:value-type="percentage" office:value="0.0130826160747291">
            <text:p>1%</text:p>
          </table:table-cell>
          <table:table-cell table:formula="of:=[Waarden.U33]/[Waarden.$B33]" office:value-type="percentage" office:value="0.117275232736706">
            <text:p>12%</text:p>
          </table:table-cell>
          <table:table-cell table:formula="of:=SUM([.C33:.U33])" office:value-type="percentage" office:value="0.999996814681415">
            <text:p>100%</text:p>
          </table:table-cell>
          <table:table-cell table:number-columns-repeated="1002"/>
        </table:table-row>
        <table:table-row table:style-name="ro2">
          <table:table-cell table:formula="of:=[Waarden.A34]" office:value-type="string" office:string-value="Duinen Terschelling">
            <text:p>Duinen Terschelling</text:p>
          </table:table-cell>
          <table:table-cell table:formula="of:=[Waarden.B34]/[Waarden.$B34]" office:value-type="percentage" office:value="1">
            <text:p>100%</text:p>
          </table:table-cell>
          <table:table-cell table:formula="of:=[Waarden.C34]/[Waarden.$B34]" office:value-type="percentage" office:value="0.0128284314126073">
            <text:p>1%</text:p>
          </table:table-cell>
          <table:table-cell table:formula="of:=[Waarden.D34]/[Waarden.$B34]" office:value-type="percentage" office:value="0.00331468366144972">
            <text:p>0%</text:p>
          </table:table-cell>
          <table:table-cell table:formula="of:=[Waarden.E34]/[Waarden.$B34]" office:value-type="percentage" office:value="0.240458210011954">
            <text:p>24%</text:p>
          </table:table-cell>
          <table:table-cell table:formula="of:=[Waarden.F34]/[Waarden.$B34]" office:value-type="percentage" office:value="0.00553731897653803">
            <text:p>1%</text:p>
          </table:table-cell>
          <table:table-cell table:formula="of:=[Waarden.G34]/[Waarden.$B34]" office:value-type="percentage" office:value="0.00991969918500478">
            <text:p>1%</text:p>
          </table:table-cell>
          <table:table-cell table:formula="of:=[Waarden.H34]/[Waarden.$B34]" office:value-type="percentage" office:value="0.0176092691769141">
            <text:p>2%</text:p>
          </table:table-cell>
          <table:table-cell table:formula="of:=[Waarden.I34]/[Waarden.$B34]" office:value-type="percentage" office:value="0.00836468381337584">
            <text:p>1%</text:p>
          </table:table-cell>
          <table:table-cell table:formula="of:=[Waarden.J34]/[Waarden.$B34]" office:value-type="percentage" office:value="0.0289855601707049">
            <text:p>3%</text:p>
          </table:table-cell>
          <table:table-cell table:formula="of:=[Waarden.K34]/[Waarden.$B34]" office:value-type="percentage" office:value="0.191928035784618">
            <text:p>19%</text:p>
          </table:table-cell>
          <table:table-cell table:formula="of:=[Waarden.L34]/[Waarden.$B34]" office:value-type="percentage" office:value="0.0196376782411119">
            <text:p>2%</text:p>
          </table:table-cell>
          <table:table-cell table:formula="of:=[Waarden.M34]/[Waarden.$B34]" office:value-type="percentage" office:value="0.0135970455701838">
            <text:p>1%</text:p>
          </table:table-cell>
          <table:table-cell table:formula="of:=[Waarden.N34]/[Waarden.$B34]" office:value-type="percentage" office:value="0.0406436262642535">
            <text:p>4%</text:p>
          </table:table-cell>
          <table:table-cell table:formula="of:=[Waarden.O34]/[Waarden.$B34]" office:value-type="percentage" office:value="0.0577584607366279">
            <text:p>6%</text:p>
          </table:table-cell>
          <table:table-cell table:formula="of:=[Waarden.P34]/[Waarden.$B34]" office:value-type="percentage" office:value="0.0260674295363107">
            <text:p>3%</text:p>
          </table:table-cell>
          <table:table-cell table:formula="of:=[Waarden.Q34]/[Waarden.$B34]" office:value-type="percentage" office:value="0.00395855316614552">
            <text:p>0%</text:p>
          </table:table-cell>
          <table:table-cell table:formula="of:=[Waarden.R34]/[Waarden.$B34]" office:value-type="percentage" office:value="0.149285216007022">
            <text:p>15%</text:p>
          </table:table-cell>
          <table:table-cell table:formula="of:=[Waarden.S34]/[Waarden.$B34]" office:value-type="percentage" office:value="0.00840448595379685">
            <text:p>1%</text:p>
          </table:table-cell>
          <table:table-cell table:formula="of:=[Waarden.T34]/[Waarden.$B34]" office:value-type="percentage" office:value="0.0176760016979832">
            <text:p>2%</text:p>
          </table:table-cell>
          <table:table-cell table:formula="of:=[Waarden.U34]/[Waarden.$B34]" office:value-type="percentage" office:value="0.144023148359193">
            <text:p>14%</text:p>
          </table:table-cell>
          <table:table-cell table:formula="of:=SUM([.C34:.U34])" office:value-type="percentage" office:value="0.999997537725794">
            <text:p>100%</text:p>
          </table:table-cell>
          <table:table-cell table:number-columns-repeated="1002"/>
        </table:table-row>
        <table:table-row table:style-name="ro2">
          <table:table-cell table:formula="of:=[Waarden.A35]" office:value-type="string" office:string-value="Duinen Vlieland">
            <text:p>Duinen Vlieland</text:p>
          </table:table-cell>
          <table:table-cell table:formula="of:=[Waarden.B35]/[Waarden.$B35]" office:value-type="percentage" office:value="1">
            <text:p>100%</text:p>
          </table:table-cell>
          <table:table-cell table:formula="of:=[Waarden.C35]/[Waarden.$B35]" office:value-type="percentage" office:value="0.00939297351155245">
            <text:p>1%</text:p>
          </table:table-cell>
          <table:table-cell table:formula="of:=[Waarden.D35]/[Waarden.$B35]" office:value-type="percentage" office:value="0.00398490345097966">
            <text:p>0%</text:p>
          </table:table-cell>
          <table:table-cell table:formula="of:=[Waarden.E35]/[Waarden.$B35]" office:value-type="percentage" office:value="0.215050658091916">
            <text:p>22%</text:p>
          </table:table-cell>
          <table:table-cell table:formula="of:=[Waarden.F35]/[Waarden.$B35]" office:value-type="percentage" office:value="0.00380374532717595">
            <text:p>0%</text:p>
          </table:table-cell>
          <table:table-cell table:formula="of:=[Waarden.G35]/[Waarden.$B35]" office:value-type="percentage" office:value="0.00958016408212995">
            <text:p>1%</text:p>
          </table:table-cell>
          <table:table-cell table:formula="of:=[Waarden.H35]/[Waarden.$B35]" office:value-type="percentage" office:value="0.0208626709217">
            <text:p>2%</text:p>
          </table:table-cell>
          <table:table-cell table:formula="of:=[Waarden.I35]/[Waarden.$B35]" office:value-type="percentage" office:value="0.00654193255612614">
            <text:p>1%</text:p>
          </table:table-cell>
          <table:table-cell table:formula="of:=[Waarden.J35]/[Waarden.$B35]" office:value-type="percentage" office:value="0.0305000297769595">
            <text:p>3%</text:p>
          </table:table-cell>
          <table:table-cell table:formula="of:=[Waarden.K35]/[Waarden.$B35]" office:value-type="percentage" office:value="0.171924558885642">
            <text:p>17%</text:p>
          </table:table-cell>
          <table:table-cell table:formula="of:=[Waarden.L35]/[Waarden.$B35]" office:value-type="percentage" office:value="0.0234379820877602">
            <text:p>2%</text:p>
          </table:table-cell>
          <table:table-cell table:formula="of:=[Waarden.M35]/[Waarden.$B35]" office:value-type="percentage" office:value="0.016647901165574">
            <text:p>2%</text:p>
          </table:table-cell>
          <table:table-cell table:formula="of:=[Waarden.N35]/[Waarden.$B35]" office:value-type="percentage" office:value="0.0503761185702693">
            <text:p>5%</text:p>
          </table:table-cell>
          <table:table-cell table:formula="of:=[Waarden.O35]/[Waarden.$B35]" office:value-type="percentage" office:value="0.0653590380376435">
            <text:p>7%</text:p>
          </table:table-cell>
          <table:table-cell table:formula="of:=[Waarden.P35]/[Waarden.$B35]" office:value-type="percentage" office:value="0.0304389980932401">
            <text:p>3%</text:p>
          </table:table-cell>
          <table:table-cell table:formula="of:=[Waarden.Q35]/[Waarden.$B35]" office:value-type="percentage" office:value="0.00471965863465642">
            <text:p>0%</text:p>
          </table:table-cell>
          <table:table-cell table:formula="of:=[Waarden.R35]/[Waarden.$B35]" office:value-type="percentage" office:value="0.198785292162217">
            <text:p>20%</text:p>
          </table:table-cell>
          <table:table-cell table:formula="of:=[Waarden.S35]/[Waarden.$B35]" office:value-type="percentage" office:value="0.00891476884202291">
            <text:p>1%</text:p>
          </table:table-cell>
          <table:table-cell table:formula="of:=[Waarden.T35]/[Waarden.$B35]" office:value-type="percentage" office:value="0.0203660522479767">
            <text:p>2%</text:p>
          </table:table-cell>
          <table:table-cell table:formula="of:=[Waarden.U35]/[Waarden.$B35]" office:value-type="percentage" office:value="0.109305375840012">
            <text:p>11%</text:p>
          </table:table-cell>
          <table:table-cell table:formula="of:=SUM([.C35:.U35])" office:value-type="percentage" office:value="0.999992822285553">
            <text:p>100%</text:p>
          </table:table-cell>
          <table:table-cell table:number-columns-repeated="1002"/>
        </table:table-row>
        <table:table-row table:style-name="ro2">
          <table:table-cell table:formula="of:=[Waarden.A36]" office:value-type="string" office:string-value="Dwingelderveld">
            <text:p>Dwingelderveld</text:p>
          </table:table-cell>
          <table:table-cell table:formula="of:=[Waarden.B36]/[Waarden.$B36]" office:value-type="percentage" office:value="1">
            <text:p>100%</text:p>
          </table:table-cell>
          <table:table-cell table:formula="of:=[Waarden.C36]/[Waarden.$B36]" office:value-type="percentage" office:value="0.0101771864049438">
            <text:p>1%</text:p>
          </table:table-cell>
          <table:table-cell table:formula="of:=[Waarden.D36]/[Waarden.$B36]" office:value-type="percentage" office:value="0.00143626423273878">
            <text:p>0%</text:p>
          </table:table-cell>
          <table:table-cell table:formula="of:=[Waarden.E36]/[Waarden.$B36]" office:value-type="percentage" office:value="0.266293169649794">
            <text:p>27%</text:p>
          </table:table-cell>
          <table:table-cell table:formula="of:=[Waarden.F36]/[Waarden.$B36]" office:value-type="percentage" office:value="0.00584838286312725">
            <text:p>1%</text:p>
          </table:table-cell>
          <table:table-cell table:formula="of:=[Waarden.G36]/[Waarden.$B36]" office:value-type="percentage" office:value="0.0197323790105235">
            <text:p>2%</text:p>
          </table:table-cell>
          <table:table-cell table:formula="of:=[Waarden.H36]/[Waarden.$B36]" office:value-type="percentage" office:value="0.0223213248016782">
            <text:p>2%</text:p>
          </table:table-cell>
          <table:table-cell table:formula="of:=[Waarden.I36]/[Waarden.$B36]" office:value-type="percentage" office:value="0.0102376259544195">
            <text:p>1%</text:p>
          </table:table-cell>
          <table:table-cell table:formula="of:=[Waarden.J36]/[Waarden.$B36]" office:value-type="percentage" office:value="0.0708692781279579">
            <text:p>7%</text:p>
          </table:table-cell>
          <table:table-cell table:formula="of:=[Waarden.K36]/[Waarden.$B36]" office:value-type="percentage" office:value="0.307430702440052">
            <text:p>31%</text:p>
          </table:table-cell>
          <table:table-cell table:formula="of:=[Waarden.L36]/[Waarden.$B36]" office:value-type="percentage" office:value="0.0489404419019971">
            <text:p>5%</text:p>
          </table:table-cell>
          <table:table-cell table:formula="of:=[Waarden.M36]/[Waarden.$B36]" office:value-type="percentage" office:value="0.00446641320957438">
            <text:p>0%</text:p>
          </table:table-cell>
          <table:table-cell table:formula="of:=[Waarden.N36]/[Waarden.$B36]" office:value-type="percentage" office:value="0.0320556923980532">
            <text:p>3%</text:p>
          </table:table-cell>
          <table:table-cell table:formula="of:=[Waarden.O36]/[Waarden.$B36]" office:value-type="percentage" office:value="0.0589655667523685">
            <text:p>6%</text:p>
          </table:table-cell>
          <table:table-cell table:formula="of:=[Waarden.P36]/[Waarden.$B36]" office:value-type="percentage" office:value="0.0198130430300362">
            <text:p>2%</text:p>
          </table:table-cell>
          <table:table-cell table:formula="of:=[Waarden.Q36]/[Waarden.$B36]" office:value-type="percentage" office:value="0.00174885418639533">
            <text:p>0%</text:p>
          </table:table-cell>
          <table:table-cell table:formula="of:=[Waarden.R36]/[Waarden.$B36]" office:value-type="percentage" office:value="0.0251562698008165">
            <text:p>3%</text:p>
          </table:table-cell>
          <table:table-cell table:formula="of:=[Waarden.S36]/[Waarden.$B36]" office:value-type="percentage" office:value="0.000803126837936409">
            <text:p>0%</text:p>
          </table:table-cell>
          <table:table-cell table:formula="of:=[Waarden.T36]/[Waarden.$B36]" office:value-type="percentage" office:value="0.0108253107254501">
            <text:p>1%</text:p>
          </table:table-cell>
          <table:table-cell table:formula="of:=[Waarden.U36]/[Waarden.$B36]" office:value-type="percentage" office:value="0.0828782178394519">
            <text:p>8%</text:p>
          </table:table-cell>
          <table:table-cell table:formula="of:=SUM([.C36:.U36])" office:value-type="percentage" office:value="0.999999250167315">
            <text:p>100%</text:p>
          </table:table-cell>
          <table:table-cell table:number-columns-repeated="1002"/>
        </table:table-row>
        <table:table-row table:style-name="ro2">
          <table:table-cell table:formula="of:=[Waarden.A37]" office:value-type="string" office:string-value="Eilandspolder">
            <text:p>Eilandspolder</text:p>
          </table:table-cell>
          <table:table-cell table:formula="of:=[Waarden.B37]/[Waarden.$B37]" office:value-type="percentage" office:value="1">
            <text:p>100%</text:p>
          </table:table-cell>
          <table:table-cell table:formula="of:=[Waarden.C37]/[Waarden.$B37]" office:value-type="percentage" office:value="0.055253857426084">
            <text:p>6%</text:p>
          </table:table-cell>
          <table:table-cell table:formula="of:=[Waarden.D37]/[Waarden.$B37]" office:value-type="percentage" office:value="0">
            <text:p>0%</text:p>
          </table:table-cell>
          <table:table-cell table:formula="of:=[Waarden.E37]/[Waarden.$B37]" office:value-type="percentage" office:value="0.501939487975174">
            <text:p>50%</text:p>
          </table:table-cell>
          <table:table-cell table:formula="of:=[Waarden.F37]/[Waarden.$B37]" office:value-type="percentage" office:value="0">
            <text:p>0%</text:p>
          </table:table-cell>
          <table:table-cell table:formula="of:=[Waarden.G37]/[Waarden.$B37]" office:value-type="percentage" office:value="0.00410884119185128">
            <text:p>0%</text:p>
          </table:table-cell>
          <table:table-cell table:formula="of:=[Waarden.H37]/[Waarden.$B37]" office:value-type="percentage" office:value="0.00249978450133609">
            <text:p>0%</text:p>
          </table:table-cell>
          <table:table-cell table:formula="of:=[Waarden.I37]/[Waarden.$B37]" office:value-type="percentage" office:value="0.00330431284659368">
            <text:p>0%</text:p>
          </table:table-cell>
          <table:table-cell table:formula="of:=[Waarden.J37]/[Waarden.$B37]" office:value-type="percentage" office:value="0.0229865241502169">
            <text:p>2%</text:p>
          </table:table-cell>
          <table:table-cell table:formula="of:=[Waarden.K37]/[Waarden.$B37]" office:value-type="percentage" office:value="0.108783725540902">
            <text:p>11%</text:p>
          </table:table-cell>
          <table:table-cell table:formula="of:=[Waarden.L37]/[Waarden.$B37]" office:value-type="percentage" office:value="0">
            <text:p>0%</text:p>
          </table:table-cell>
          <table:table-cell table:formula="of:=[Waarden.M37]/[Waarden.$B37]" office:value-type="percentage" office:value="0">
            <text:p>0%</text:p>
          </table:table-cell>
          <table:table-cell table:formula="of:=[Waarden.N37]/[Waarden.$B37]" office:value-type="percentage" office:value="0.106456339970692">
            <text:p>11%</text:p>
          </table:table-cell>
          <table:table-cell table:formula="of:=[Waarden.O37]/[Waarden.$B37]" office:value-type="percentage" office:value="0.00241358503577278">
            <text:p>0%</text:p>
          </table:table-cell>
          <table:table-cell table:formula="of:=[Waarden.P37]/[Waarden.$B37]" office:value-type="percentage" office:value="0.00623509467574634">
            <text:p>1%</text:p>
          </table:table-cell>
          <table:table-cell table:formula="of:=[Waarden.Q37]/[Waarden.$B37]" office:value-type="percentage" office:value="0">
            <text:p>0%</text:p>
          </table:table-cell>
          <table:table-cell table:formula="of:=[Waarden.R37]/[Waarden.$B37]" office:value-type="percentage" office:value="0">
            <text:p>0%</text:p>
          </table:table-cell>
          <table:table-cell table:formula="of:=[Waarden.S37]/[Waarden.$B37]" office:value-type="percentage" office:value="0">
            <text:p>0%</text:p>
          </table:table-cell>
          <table:table-cell table:formula="of:=[Waarden.T37]/[Waarden.$B37]" office:value-type="percentage" office:value="0.000114932620751085">
            <text:p>0%</text:p>
          </table:table-cell>
          <table:table-cell table:formula="of:=[Waarden.U37]/[Waarden.$B37]" office:value-type="percentage" office:value="0.185817314599316">
            <text:p>19%</text:p>
          </table:table-cell>
          <table:table-cell table:formula="of:=SUM([.C37:.U37])" office:value-type="percentage" office:value="0.999913800534437">
            <text:p>100%</text:p>
          </table:table-cell>
          <table:table-cell table:number-columns-repeated="1002"/>
        </table:table-row>
        <table:table-row table:style-name="ro2">
          <table:table-cell table:formula="of:=[Waarden.A38]" office:value-type="string" office:string-value="Elperstroomgebied">
            <text:p>Elperstroomgebied</text:p>
          </table:table-cell>
          <table:table-cell table:formula="of:=[Waarden.B38]/[Waarden.$B38]" office:value-type="percentage" office:value="1">
            <text:p>100%</text:p>
          </table:table-cell>
          <table:table-cell table:formula="of:=[Waarden.C38]/[Waarden.$B38]" office:value-type="percentage" office:value="0.00775771578669817">
            <text:p>1%</text:p>
          </table:table-cell>
          <table:table-cell table:formula="of:=[Waarden.D38]/[Waarden.$B38]" office:value-type="percentage" office:value="0.00000354624131796684">
            <text:p>0%</text:p>
          </table:table-cell>
          <table:table-cell table:formula="of:=[Waarden.E38]/[Waarden.$B38]" office:value-type="percentage" office:value="0.206738150547539">
            <text:p>21%</text:p>
          </table:table-cell>
          <table:table-cell table:formula="of:=[Waarden.F38]/[Waarden.$B38]" office:value-type="percentage" office:value="0.00561182258446729">
            <text:p>1%</text:p>
          </table:table-cell>
          <table:table-cell table:formula="of:=[Waarden.G38]/[Waarden.$B38]" office:value-type="percentage" office:value="0.031491248710837">
            <text:p>3%</text:p>
          </table:table-cell>
          <table:table-cell table:formula="of:=[Waarden.H38]/[Waarden.$B38]" office:value-type="percentage" office:value="0.0348875048812969">
            <text:p>3%</text:p>
          </table:table-cell>
          <table:table-cell table:formula="of:=[Waarden.I38]/[Waarden.$B38]" office:value-type="percentage" office:value="0.00585004656006248">
            <text:p>1%</text:p>
          </table:table-cell>
          <table:table-cell table:formula="of:=[Waarden.J38]/[Waarden.$B38]" office:value-type="percentage" office:value="0.118112782155647">
            <text:p>12%</text:p>
          </table:table-cell>
          <table:table-cell table:formula="of:=[Waarden.K38]/[Waarden.$B38]" office:value-type="percentage" office:value="0.287427865279544">
            <text:p>29%</text:p>
          </table:table-cell>
          <table:table-cell table:formula="of:=[Waarden.L38]/[Waarden.$B38]" office:value-type="percentage" office:value="0.0552879881714078">
            <text:p>6%</text:p>
          </table:table-cell>
          <table:table-cell table:formula="of:=[Waarden.M38]/[Waarden.$B38]" office:value-type="percentage" office:value="0.00748778424167175">
            <text:p>1%</text:p>
          </table:table-cell>
          <table:table-cell table:formula="of:=[Waarden.N38]/[Waarden.$B38]" office:value-type="percentage" office:value="0.038761043412669">
            <text:p>4%</text:p>
          </table:table-cell>
          <table:table-cell table:formula="of:=[Waarden.O38]/[Waarden.$B38]" office:value-type="percentage" office:value="0.0172357758174712">
            <text:p>2%</text:p>
          </table:table-cell>
          <table:table-cell table:formula="of:=[Waarden.P38]/[Waarden.$B38]" office:value-type="percentage" office:value="0.00728502267925624">
            <text:p>1%</text:p>
          </table:table-cell>
          <table:table-cell table:formula="of:=[Waarden.Q38]/[Waarden.$B38]" office:value-type="percentage" office:value="0.0000283699305437347">
            <text:p>0%</text:p>
          </table:table-cell>
          <table:table-cell table:formula="of:=[Waarden.R38]/[Waarden.$B38]" office:value-type="percentage" office:value="0.00241415592781355">
            <text:p>0%</text:p>
          </table:table-cell>
          <table:table-cell table:formula="of:=[Waarden.S38]/[Waarden.$B38]" office:value-type="percentage" office:value="0.0000016688194437491">
            <text:p>0%</text:p>
          </table:table-cell>
          <table:table-cell table:formula="of:=[Waarden.T38]/[Waarden.$B38]" office:value-type="percentage" office:value="0.000306019765497492">
            <text:p>0%</text:p>
          </table:table-cell>
          <table:table-cell table:formula="of:=[Waarden.U38]/[Waarden.$B38]" office:value-type="percentage" office:value="0.173305439016331">
            <text:p>17%</text:p>
          </table:table-cell>
          <table:table-cell table:formula="of:=SUM([.C38:.U38])" office:value-type="percentage" office:value="0.999993950529516">
            <text:p>100%</text:p>
          </table:table-cell>
          <table:table-cell table:number-columns-repeated="1002"/>
        </table:table-row>
        <table:table-row table:style-name="ro2">
          <table:table-cell table:formula="of:=[Waarden.A39]" office:value-type="string" office:string-value="Engbertsdijksvenen">
            <text:p>Engbertsdijksvenen</text:p>
          </table:table-cell>
          <table:table-cell table:formula="of:=[Waarden.B39]/[Waarden.$B39]" office:value-type="percentage" office:value="1">
            <text:p>100%</text:p>
          </table:table-cell>
          <table:table-cell table:formula="of:=[Waarden.C39]/[Waarden.$B39]" office:value-type="percentage" office:value="0.0080077602280595">
            <text:p>1%</text:p>
          </table:table-cell>
          <table:table-cell table:formula="of:=[Waarden.D39]/[Waarden.$B39]" office:value-type="percentage" office:value="0.00130746849932918">
            <text:p>0%</text:p>
          </table:table-cell>
          <table:table-cell table:formula="of:=[Waarden.E39]/[Waarden.$B39]" office:value-type="percentage" office:value="0.239873990395112">
            <text:p>24%</text:p>
          </table:table-cell>
          <table:table-cell table:formula="of:=[Waarden.F39]/[Waarden.$B39]" office:value-type="percentage" office:value="0.00793902011217501">
            <text:p>1%</text:p>
          </table:table-cell>
          <table:table-cell table:formula="of:=[Waarden.G39]/[Waarden.$B39]" office:value-type="percentage" office:value="0.0218367608728653">
            <text:p>2%</text:p>
          </table:table-cell>
          <table:table-cell table:formula="of:=[Waarden.H39]/[Waarden.$B39]" office:value-type="percentage" office:value="0.0185902388105238">
            <text:p>2%</text:p>
          </table:table-cell>
          <table:table-cell table:formula="of:=[Waarden.I39]/[Waarden.$B39]" office:value-type="percentage" office:value="0.0116664538115733">
            <text:p>1%</text:p>
          </table:table-cell>
          <table:table-cell table:formula="of:=[Waarden.J39]/[Waarden.$B39]" office:value-type="percentage" office:value="0.0986979135184814">
            <text:p>10%</text:p>
          </table:table-cell>
          <table:table-cell table:formula="of:=[Waarden.K39]/[Waarden.$B39]" office:value-type="percentage" office:value="0.290953052921587">
            <text:p>29%</text:p>
          </table:table-cell>
          <table:table-cell table:formula="of:=[Waarden.L39]/[Waarden.$B39]" office:value-type="percentage" office:value="0.0980502933670306">
            <text:p>10%</text:p>
          </table:table-cell>
          <table:table-cell table:formula="of:=[Waarden.M39]/[Waarden.$B39]" office:value-type="percentage" office:value="0.00419698875151312">
            <text:p>0%</text:p>
          </table:table-cell>
          <table:table-cell table:formula="of:=[Waarden.N39]/[Waarden.$B39]" office:value-type="percentage" office:value="0.0226006788996509">
            <text:p>2%</text:p>
          </table:table-cell>
          <table:table-cell table:formula="of:=[Waarden.O39]/[Waarden.$B39]" office:value-type="percentage" office:value="0.0520733441728359">
            <text:p>5%</text:p>
          </table:table-cell>
          <table:table-cell table:formula="of:=[Waarden.P39]/[Waarden.$B39]" office:value-type="percentage" office:value="0.0180258703737422">
            <text:p>2%</text:p>
          </table:table-cell>
          <table:table-cell table:formula="of:=[Waarden.Q39]/[Waarden.$B39]" office:value-type="percentage" office:value="0.0019416610730023">
            <text:p>0%</text:p>
          </table:table-cell>
          <table:table-cell table:formula="of:=[Waarden.R39]/[Waarden.$B39]" office:value-type="percentage" office:value="0.0198771878176152">
            <text:p>2%</text:p>
          </table:table-cell>
          <table:table-cell table:formula="of:=[Waarden.S39]/[Waarden.$B39]" office:value-type="percentage" office:value="0.000439585167280501">
            <text:p>0%</text:p>
          </table:table-cell>
          <table:table-cell table:formula="of:=[Waarden.T39]/[Waarden.$B39]" office:value-type="percentage" office:value="0.0108479978089885">
            <text:p>1%</text:p>
          </table:table-cell>
          <table:table-cell table:formula="of:=[Waarden.U39]/[Waarden.$B39]" office:value-type="percentage" office:value="0.0730709555948047">
            <text:p>7%</text:p>
          </table:table-cell>
          <table:table-cell table:formula="of:=SUM([.C39:.U39])" office:value-type="percentage" office:value="0.999997222196171">
            <text:p>100%</text:p>
          </table:table-cell>
          <table:table-cell table:number-columns-repeated="1002"/>
        </table:table-row>
        <table:table-row table:style-name="ro2">
          <table:table-cell table:formula="of:=[Waarden.A40]" office:value-type="string" office:string-value="Fochteloërveen">
            <text:p>Fochteloërveen</text:p>
          </table:table-cell>
          <table:table-cell table:formula="of:=[Waarden.B40]/[Waarden.$B40]" office:value-type="percentage" office:value="1">
            <text:p>100%</text:p>
          </table:table-cell>
          <table:table-cell table:formula="of:=[Waarden.C40]/[Waarden.$B40]" office:value-type="percentage" office:value="0.0110058926182756">
            <text:p>1%</text:p>
          </table:table-cell>
          <table:table-cell table:formula="of:=[Waarden.D40]/[Waarden.$B40]" office:value-type="percentage" office:value="0.00153095675300634">
            <text:p>0%</text:p>
          </table:table-cell>
          <table:table-cell table:formula="of:=[Waarden.E40]/[Waarden.$B40]" office:value-type="percentage" office:value="0.299618541899114">
            <text:p>30%</text:p>
          </table:table-cell>
          <table:table-cell table:formula="of:=[Waarden.F40]/[Waarden.$B40]" office:value-type="percentage" office:value="0.00567324045263204">
            <text:p>1%</text:p>
          </table:table-cell>
          <table:table-cell table:formula="of:=[Waarden.G40]/[Waarden.$B40]" office:value-type="percentage" office:value="0.0170299483539651">
            <text:p>2%</text:p>
          </table:table-cell>
          <table:table-cell table:formula="of:=[Waarden.H40]/[Waarden.$B40]" office:value-type="percentage" office:value="0.0234220693376">
            <text:p>2%</text:p>
          </table:table-cell>
          <table:table-cell table:formula="of:=[Waarden.I40]/[Waarden.$B40]" office:value-type="percentage" office:value="0.00929773107476649">
            <text:p>1%</text:p>
          </table:table-cell>
          <table:table-cell table:formula="of:=[Waarden.J40]/[Waarden.$B40]" office:value-type="percentage" office:value="0.0783749879705006">
            <text:p>8%</text:p>
          </table:table-cell>
          <table:table-cell table:formula="of:=[Waarden.K40]/[Waarden.$B40]" office:value-type="percentage" office:value="0.292437307840643">
            <text:p>29%</text:p>
          </table:table-cell>
          <table:table-cell table:formula="of:=[Waarden.L40]/[Waarden.$B40]" office:value-type="percentage" office:value="0.0345895149875957">
            <text:p>3%</text:p>
          </table:table-cell>
          <table:table-cell table:formula="of:=[Waarden.M40]/[Waarden.$B40]" office:value-type="percentage" office:value="0.00541441292516846">
            <text:p>1%</text:p>
          </table:table-cell>
          <table:table-cell table:formula="of:=[Waarden.N40]/[Waarden.$B40]" office:value-type="percentage" office:value="0.0256167347192315">
            <text:p>3%</text:p>
          </table:table-cell>
          <table:table-cell table:formula="of:=[Waarden.O40]/[Waarden.$B40]" office:value-type="percentage" office:value="0.0504217006736199">
            <text:p>5%</text:p>
          </table:table-cell>
          <table:table-cell table:formula="of:=[Waarden.P40]/[Waarden.$B40]" office:value-type="percentage" office:value="0.0210098109075354">
            <text:p>2%</text:p>
          </table:table-cell>
          <table:table-cell table:formula="of:=[Waarden.Q40]/[Waarden.$B40]" office:value-type="percentage" office:value="0.00220371870996462">
            <text:p>0%</text:p>
          </table:table-cell>
          <table:table-cell table:formula="of:=[Waarden.R40]/[Waarden.$B40]" office:value-type="percentage" office:value="0.0324867393179433">
            <text:p>3%</text:p>
          </table:table-cell>
          <table:table-cell table:formula="of:=[Waarden.S40]/[Waarden.$B40]" office:value-type="percentage" office:value="0.00102267961740827">
            <text:p>0%</text:p>
          </table:table-cell>
          <table:table-cell table:formula="of:=[Waarden.T40]/[Waarden.$B40]" office:value-type="percentage" office:value="0.0116806221106838">
            <text:p>1%</text:p>
          </table:table-cell>
          <table:table-cell table:formula="of:=[Waarden.U40]/[Waarden.$B40]" office:value-type="percentage" office:value="0.0771618248400318">
            <text:p>8%</text:p>
          </table:table-cell>
          <table:table-cell table:formula="of:=SUM([.C40:.U40])" office:value-type="percentage" office:value="0.999998435109687">
            <text:p>100%</text:p>
          </table:table-cell>
          <table:table-cell table:number-columns-repeated="1002"/>
        </table:table-row>
        <table:table-row table:style-name="ro2">
          <table:table-cell table:formula="of:=[Waarden.A41]" office:value-type="string" office:string-value="Geleenbeekdal">
            <text:p>Geleenbeekdal</text:p>
          </table:table-cell>
          <table:table-cell table:formula="of:=[Waarden.B41]/[Waarden.$B41]" office:value-type="percentage" office:value="1">
            <text:p>100%</text:p>
          </table:table-cell>
          <table:table-cell table:formula="of:=[Waarden.C41]/[Waarden.$B41]" office:value-type="percentage" office:value="0.00920791173955645">
            <text:p>1%</text:p>
          </table:table-cell>
          <table:table-cell table:formula="of:=[Waarden.D41]/[Waarden.$B41]" office:value-type="percentage" office:value="0.000491830040414565">
            <text:p>0%</text:p>
          </table:table-cell>
          <table:table-cell table:formula="of:=[Waarden.E41]/[Waarden.$B41]" office:value-type="percentage" office:value="0.296319494361496">
            <text:p>30%</text:p>
          </table:table-cell>
          <table:table-cell table:formula="of:=[Waarden.F41]/[Waarden.$B41]" office:value-type="percentage" office:value="0.00300336104367307">
            <text:p>0%</text:p>
          </table:table-cell>
          <table:table-cell table:formula="of:=[Waarden.G41]/[Waarden.$B41]" office:value-type="percentage" office:value="0.0118684383490154">
            <text:p>1%</text:p>
          </table:table-cell>
          <table:table-cell table:formula="of:=[Waarden.H41]/[Waarden.$B41]" office:value-type="percentage" office:value="0.0458338699827046">
            <text:p>5%</text:p>
          </table:table-cell>
          <table:table-cell table:formula="of:=[Waarden.I41]/[Waarden.$B41]" office:value-type="percentage" office:value="0.00719366984766851">
            <text:p>1%</text:p>
          </table:table-cell>
          <table:table-cell table:formula="of:=[Waarden.J41]/[Waarden.$B41]" office:value-type="percentage" office:value="0.0411731373858943">
            <text:p>4%</text:p>
          </table:table-cell>
          <table:table-cell table:formula="of:=[Waarden.K41]/[Waarden.$B41]" office:value-type="percentage" office:value="0.103594961877169">
            <text:p>10%</text:p>
          </table:table-cell>
          <table:table-cell table:formula="of:=[Waarden.L41]/[Waarden.$B41]" office:value-type="percentage" office:value="0.0455080219793425">
            <text:p>5%</text:p>
          </table:table-cell>
          <table:table-cell table:formula="of:=[Waarden.M41]/[Waarden.$B41]" office:value-type="percentage" office:value="0.00356165557161263">
            <text:p>0%</text:p>
          </table:table-cell>
          <table:table-cell table:formula="of:=[Waarden.N41]/[Waarden.$B41]" office:value-type="percentage" office:value="0.0543443226940221">
            <text:p>5%</text:p>
          </table:table-cell>
          <table:table-cell table:formula="of:=[Waarden.O41]/[Waarden.$B41]" office:value-type="percentage" office:value="0.140198414891256">
            <text:p>14%</text:p>
          </table:table-cell>
          <table:table-cell table:formula="of:=[Waarden.P41]/[Waarden.$B41]" office:value-type="percentage" office:value="0.0167592881075226">
            <text:p>2%</text:p>
          </table:table-cell>
          <table:table-cell table:formula="of:=[Waarden.Q41]/[Waarden.$B41]" office:value-type="percentage" office:value="0.00190313725521114">
            <text:p>0%</text:p>
          </table:table-cell>
          <table:table-cell table:formula="of:=[Waarden.R41]/[Waarden.$B41]" office:value-type="percentage" office:value="0.0159561118408587">
            <text:p>2%</text:p>
          </table:table-cell>
          <table:table-cell table:formula="of:=[Waarden.S41]/[Waarden.$B41]" office:value-type="percentage" office:value="0.000207850841648979">
            <text:p>0%</text:p>
          </table:table-cell>
          <table:table-cell table:formula="of:=[Waarden.T41]/[Waarden.$B41]" office:value-type="percentage" office:value="0.00752900253886219">
            <text:p>1%</text:p>
          </table:table-cell>
          <table:table-cell table:formula="of:=[Waarden.U41]/[Waarden.$B41]" office:value-type="percentage" office:value="0.195341864344165">
            <text:p>20%</text:p>
          </table:table-cell>
          <table:table-cell table:formula="of:=SUM([.C41:.U41])" office:value-type="percentage" office:value="0.999996344692095">
            <text:p>100%</text:p>
          </table:table-cell>
          <table:table-cell table:number-columns-repeated="1002"/>
        </table:table-row>
        <table:table-row table:style-name="ro2">
          <table:table-cell table:formula="of:=[Waarden.A42]" office:value-type="string" office:string-value="Geuldal">
            <text:p>Geuldal</text:p>
          </table:table-cell>
          <table:table-cell table:formula="of:=[Waarden.B42]/[Waarden.$B42]" office:value-type="percentage" office:value="1">
            <text:p>100%</text:p>
          </table:table-cell>
          <table:table-cell table:formula="of:=[Waarden.C42]/[Waarden.$B42]" office:value-type="percentage" office:value="0.0119819524507823">
            <text:p>1%</text:p>
          </table:table-cell>
          <table:table-cell table:formula="of:=[Waarden.D42]/[Waarden.$B42]" office:value-type="percentage" office:value="0.00165891628044285">
            <text:p>0%</text:p>
          </table:table-cell>
          <table:table-cell table:formula="of:=[Waarden.E42]/[Waarden.$B42]" office:value-type="percentage" office:value="0.331470256384606">
            <text:p>33%</text:p>
          </table:table-cell>
          <table:table-cell table:formula="of:=[Waarden.F42]/[Waarden.$B42]" office:value-type="percentage" office:value="0.00308443848976064">
            <text:p>0%</text:p>
          </table:table-cell>
          <table:table-cell table:formula="of:=[Waarden.G42]/[Waarden.$B42]" office:value-type="percentage" office:value="0.0142174492954766">
            <text:p>1%</text:p>
          </table:table-cell>
          <table:table-cell table:formula="of:=[Waarden.H42]/[Waarden.$B42]" office:value-type="percentage" office:value="0.0371854961449544">
            <text:p>4%</text:p>
          </table:table-cell>
          <table:table-cell table:formula="of:=[Waarden.I42]/[Waarden.$B42]" office:value-type="percentage" office:value="0.00901057736224182">
            <text:p>1%</text:p>
          </table:table-cell>
          <table:table-cell table:formula="of:=[Waarden.J42]/[Waarden.$B42]" office:value-type="percentage" office:value="0.0401767209350167">
            <text:p>4%</text:p>
          </table:table-cell>
          <table:table-cell table:formula="of:=[Waarden.K42]/[Waarden.$B42]" office:value-type="percentage" office:value="0.169036753185738">
            <text:p>17%</text:p>
          </table:table-cell>
          <table:table-cell table:formula="of:=[Waarden.L42]/[Waarden.$B42]" office:value-type="percentage" office:value="0.0379834493296371">
            <text:p>4%</text:p>
          </table:table-cell>
          <table:table-cell table:formula="of:=[Waarden.M42]/[Waarden.$B42]" office:value-type="percentage" office:value="0.00411000876278186">
            <text:p>0%</text:p>
          </table:table-cell>
          <table:table-cell table:formula="of:=[Waarden.N42]/[Waarden.$B42]" office:value-type="percentage" office:value="0.0422910130542942">
            <text:p>4%</text:p>
          </table:table-cell>
          <table:table-cell table:formula="of:=[Waarden.O42]/[Waarden.$B42]" office:value-type="percentage" office:value="0.0604599653244191">
            <text:p>6%</text:p>
          </table:table-cell>
          <table:table-cell table:formula="of:=[Waarden.P42]/[Waarden.$B42]" office:value-type="percentage" office:value="0.0182456269129234">
            <text:p>2%</text:p>
          </table:table-cell>
          <table:table-cell table:formula="of:=[Waarden.Q42]/[Waarden.$B42]" office:value-type="percentage" office:value="0.00205630838155162">
            <text:p>0%</text:p>
          </table:table-cell>
          <table:table-cell table:formula="of:=[Waarden.R42]/[Waarden.$B42]" office:value-type="percentage" office:value="0.0218886463731914">
            <text:p>2%</text:p>
          </table:table-cell>
          <table:table-cell table:formula="of:=[Waarden.S42]/[Waarden.$B42]" office:value-type="percentage" office:value="0.000395262918880107">
            <text:p>0%</text:p>
          </table:table-cell>
          <table:table-cell table:formula="of:=[Waarden.T42]/[Waarden.$B42]" office:value-type="percentage" office:value="0.0105877970763993">
            <text:p>1%</text:p>
          </table:table-cell>
          <table:table-cell table:formula="of:=[Waarden.U42]/[Waarden.$B42]" office:value-type="percentage" office:value="0.184157737888575">
            <text:p>18%</text:p>
          </table:table-cell>
          <table:table-cell table:formula="of:=SUM([.C42:.U42])" office:value-type="percentage" office:value="0.999998376551673">
            <text:p>100%</text:p>
          </table:table-cell>
          <table:table-cell table:number-columns-repeated="1002"/>
        </table:table-row>
        <table:table-row table:style-name="ro2">
          <table:table-cell table:formula="of:=[Waarden.A43]" office:value-type="string" office:string-value="Grensmaas">
            <text:p>Grensmaas</text:p>
          </table:table-cell>
          <table:table-cell table:formula="of:=[Waarden.B43]/[Waarden.$B43]" office:value-type="percentage" office:value="1">
            <text:p>100%</text:p>
          </table:table-cell>
          <table:table-cell table:formula="of:=[Waarden.C43]/[Waarden.$B43]" office:value-type="percentage" office:value="0.0490300870444377">
            <text:p>5%</text:p>
          </table:table-cell>
          <table:table-cell table:formula="of:=[Waarden.D43]/[Waarden.$B43]" office:value-type="percentage" office:value="0.000165990548598763">
            <text:p>0%</text:p>
          </table:table-cell>
          <table:table-cell table:formula="of:=[Waarden.E43]/[Waarden.$B43]" office:value-type="percentage" office:value="0.278812983143576">
            <text:p>28%</text:p>
          </table:table-cell>
          <table:table-cell table:formula="of:=[Waarden.F43]/[Waarden.$B43]" office:value-type="percentage" office:value="0.00826180230525662">
            <text:p>1%</text:p>
          </table:table-cell>
          <table:table-cell table:formula="of:=[Waarden.G43]/[Waarden.$B43]" office:value-type="percentage" office:value="0.0275192209510252">
            <text:p>3%</text:p>
          </table:table-cell>
          <table:table-cell table:formula="of:=[Waarden.H43]/[Waarden.$B43]" office:value-type="percentage" office:value="0.0145627364631773">
            <text:p>1%</text:p>
          </table:table-cell>
          <table:table-cell table:formula="of:=[Waarden.I43]/[Waarden.$B43]" office:value-type="percentage" office:value="0.00640991785144516">
            <text:p>1%</text:p>
          </table:table-cell>
          <table:table-cell table:formula="of:=[Waarden.J43]/[Waarden.$B43]" office:value-type="percentage" office:value="0.113416814842573">
            <text:p>11%</text:p>
          </table:table-cell>
          <table:table-cell table:formula="of:=[Waarden.K43]/[Waarden.$B43]" office:value-type="percentage" office:value="0.0657154905230295">
            <text:p>7%</text:p>
          </table:table-cell>
          <table:table-cell table:formula="of:=[Waarden.L43]/[Waarden.$B43]" office:value-type="percentage" office:value="0.121132860344103">
            <text:p>12%</text:p>
          </table:table-cell>
          <table:table-cell table:formula="of:=[Waarden.M43]/[Waarden.$B43]" office:value-type="percentage" office:value="0.00684585262554293">
            <text:p>1%</text:p>
          </table:table-cell>
          <table:table-cell table:formula="of:=[Waarden.N43]/[Waarden.$B43]" office:value-type="percentage" office:value="0.0717188153640181">
            <text:p>7%</text:p>
          </table:table-cell>
          <table:table-cell table:formula="of:=[Waarden.O43]/[Waarden.$B43]" office:value-type="percentage" office:value="0.061431593031415">
            <text:p>6%</text:p>
          </table:table-cell>
          <table:table-cell table:formula="of:=[Waarden.P43]/[Waarden.$B43]" office:value-type="percentage" office:value="0.00637722274338783">
            <text:p>1%</text:p>
          </table:table-cell>
          <table:table-cell table:formula="of:=[Waarden.Q43]/[Waarden.$B43]" office:value-type="percentage" office:value="0.0000167667220806831">
            <text:p>0%</text:p>
          </table:table-cell>
          <table:table-cell table:formula="of:=[Waarden.R43]/[Waarden.$B43]" office:value-type="percentage" office:value="0.0000754502493630741">
            <text:p>0%</text:p>
          </table:table-cell>
          <table:table-cell table:formula="of:=[Waarden.S43]/[Waarden.$B43]" office:value-type="percentage" office:value="0">
            <text:p>0%</text:p>
          </table:table-cell>
          <table:table-cell table:formula="of:=[Waarden.T43]/[Waarden.$B43]" office:value-type="percentage" office:value="0.0105965683549917">
            <text:p>1%</text:p>
          </table:table-cell>
          <table:table-cell table:formula="of:=[Waarden.U43]/[Waarden.$B43]" office:value-type="percentage" office:value="0.157867071750672">
            <text:p>16%</text:p>
          </table:table-cell>
          <table:table-cell table:formula="of:=SUM([.C43:.U43])" office:value-type="percentage" office:value="0.999957244858694">
            <text:p>100%</text:p>
          </table:table-cell>
          <table:table-cell table:number-columns-repeated="1002"/>
        </table:table-row>
        <table:table-row table:style-name="ro2">
          <table:table-cell table:formula="of:=[Waarden.A44]" office:value-type="string" office:string-value="Grevelingen">
            <text:p>Grevelingen</text:p>
          </table:table-cell>
          <table:table-cell table:formula="of:=[Waarden.B44]/[Waarden.$B44]" office:value-type="percentage" office:value="1">
            <text:p>100%</text:p>
          </table:table-cell>
          <table:table-cell table:formula="of:=[Waarden.C44]/[Waarden.$B44]" office:value-type="percentage" office:value="0.00431859042971229">
            <text:p>0%</text:p>
          </table:table-cell>
          <table:table-cell table:formula="of:=[Waarden.D44]/[Waarden.$B44]" office:value-type="percentage" office:value="0.00461817363181873">
            <text:p>0%</text:p>
          </table:table-cell>
          <table:table-cell table:formula="of:=[Waarden.E44]/[Waarden.$B44]" office:value-type="percentage" office:value="0.249978324667077">
            <text:p>25%</text:p>
          </table:table-cell>
          <table:table-cell table:formula="of:=[Waarden.F44]/[Waarden.$B44]" office:value-type="percentage" office:value="0.00239514559137915">
            <text:p>0%</text:p>
          </table:table-cell>
          <table:table-cell table:formula="of:=[Waarden.G44]/[Waarden.$B44]" office:value-type="percentage" office:value="0.00671631315518709">
            <text:p>1%</text:p>
          </table:table-cell>
          <table:table-cell table:formula="of:=[Waarden.H44]/[Waarden.$B44]" office:value-type="percentage" office:value="0.0468679057561181">
            <text:p>5%</text:p>
          </table:table-cell>
          <table:table-cell table:formula="of:=[Waarden.I44]/[Waarden.$B44]" office:value-type="percentage" office:value="0.00490269476333948">
            <text:p>0%</text:p>
          </table:table-cell>
          <table:table-cell table:formula="of:=[Waarden.J44]/[Waarden.$B44]" office:value-type="percentage" office:value="0.018950468473002">
            <text:p>2%</text:p>
          </table:table-cell>
          <table:table-cell table:formula="of:=[Waarden.K44]/[Waarden.$B44]" office:value-type="percentage" office:value="0.084445012790669">
            <text:p>8%</text:p>
          </table:table-cell>
          <table:table-cell table:formula="of:=[Waarden.L44]/[Waarden.$B44]" office:value-type="percentage" office:value="0.0331186489276624">
            <text:p>3%</text:p>
          </table:table-cell>
          <table:table-cell table:formula="of:=[Waarden.M44]/[Waarden.$B44]" office:value-type="percentage" office:value="0.0100189922576582">
            <text:p>1%</text:p>
          </table:table-cell>
          <table:table-cell table:formula="of:=[Waarden.N44]/[Waarden.$B44]" office:value-type="percentage" office:value="0.0464078032580368">
            <text:p>5%</text:p>
          </table:table-cell>
          <table:table-cell table:formula="of:=[Waarden.O44]/[Waarden.$B44]" office:value-type="percentage" office:value="0.065338239637774">
            <text:p>7%</text:p>
          </table:table-cell>
          <table:table-cell table:formula="of:=[Waarden.P44]/[Waarden.$B44]" office:value-type="percentage" office:value="0.0271536958786006">
            <text:p>3%</text:p>
          </table:table-cell>
          <table:table-cell table:formula="of:=[Waarden.Q44]/[Waarden.$B44]" office:value-type="percentage" office:value="0.00265726707480886">
            <text:p>0%</text:p>
          </table:table-cell>
          <table:table-cell table:formula="of:=[Waarden.R44]/[Waarden.$B44]" office:value-type="percentage" office:value="0.104201113188351">
            <text:p>10%</text:p>
          </table:table-cell>
          <table:table-cell table:formula="of:=[Waarden.S44]/[Waarden.$B44]" office:value-type="percentage" office:value="0.00255386619054556">
            <text:p>0%</text:p>
          </table:table-cell>
          <table:table-cell table:formula="of:=[Waarden.T44]/[Waarden.$B44]" office:value-type="percentage" office:value="0.0307133997730326">
            <text:p>3%</text:p>
          </table:table-cell>
          <table:table-cell table:formula="of:=[Waarden.U44]/[Waarden.$B44]" office:value-type="percentage" office:value="0.254642094456916">
            <text:p>25%</text:p>
          </table:table-cell>
          <table:table-cell table:formula="of:=SUM([.C44:.U44])" office:value-type="percentage" office:value="0.99999774990169">
            <text:p>100%</text:p>
          </table:table-cell>
          <table:table-cell table:number-columns-repeated="1002"/>
        </table:table-row>
        <table:table-row table:style-name="ro2">
          <table:table-cell table:formula="of:=[Waarden.A45]" office:value-type="string" office:string-value="Groote Gat">
            <text:p>Groote Gat</text:p>
          </table:table-cell>
          <table:table-cell table:formula="of:=[Waarden.B45]/[Waarden.$B45]" office:value-type="percentage" office:value="1">
            <text:p>100%</text:p>
          </table:table-cell>
          <table:table-cell table:formula="of:=[Waarden.C45]/[Waarden.$B45]" office:value-type="percentage" office:value="0.010248205809329">
            <text:p>1%</text:p>
          </table:table-cell>
          <table:table-cell table:formula="of:=[Waarden.D45]/[Waarden.$B45]" office:value-type="percentage" office:value="0.00000251551443527959">
            <text:p>0%</text:p>
          </table:table-cell>
          <table:table-cell table:formula="of:=[Waarden.E45]/[Waarden.$B45]" office:value-type="percentage" office:value="0.467370004502771">
            <text:p>47%</text:p>
          </table:table-cell>
          <table:table-cell table:formula="of:=[Waarden.F45]/[Waarden.$B45]" office:value-type="percentage" office:value="0.00271172456123139">
            <text:p>0%</text:p>
          </table:table-cell>
          <table:table-cell table:formula="of:=[Waarden.G45]/[Waarden.$B45]" office:value-type="percentage" office:value="0.00423612630901083">
            <text:p>0%</text:p>
          </table:table-cell>
          <table:table-cell table:formula="of:=[Waarden.H45]/[Waarden.$B45]" office:value-type="percentage" office:value="0.0914993220688597">
            <text:p>9%</text:p>
          </table:table-cell>
          <table:table-cell table:formula="of:=[Waarden.I45]/[Waarden.$B45]" office:value-type="percentage" office:value="0.00282743822525426">
            <text:p>0%</text:p>
          </table:table-cell>
          <table:table-cell table:formula="of:=[Waarden.J45]/[Waarden.$B45]" office:value-type="percentage" office:value="0.0221264649727192">
            <text:p>2%</text:p>
          </table:table-cell>
          <table:table-cell table:formula="of:=[Waarden.K45]/[Waarden.$B45]" office:value-type="percentage" office:value="0.0460741623965809">
            <text:p>5%</text:p>
          </table:table-cell>
          <table:table-cell table:formula="of:=[Waarden.L45]/[Waarden.$B45]" office:value-type="percentage" office:value="0.0472941868976915">
            <text:p>5%</text:p>
          </table:table-cell>
          <table:table-cell table:formula="of:=[Waarden.M45]/[Waarden.$B45]" office:value-type="percentage" office:value="0.00000503102887055918">
            <text:p>0%</text:p>
          </table:table-cell>
          <table:table-cell table:formula="of:=[Waarden.N45]/[Waarden.$B45]" office:value-type="percentage" office:value="0.0160288579816015">
            <text:p>2%</text:p>
          </table:table-cell>
          <table:table-cell table:formula="of:=[Waarden.O45]/[Waarden.$B45]" office:value-type="percentage" office:value="0.0113550321608521">
            <text:p>1%</text:p>
          </table:table-cell>
          <table:table-cell table:formula="of:=[Waarden.P45]/[Waarden.$B45]" office:value-type="percentage" office:value="0.00871625751824377">
            <text:p>1%</text:p>
          </table:table-cell>
          <table:table-cell table:formula="of:=[Waarden.Q45]/[Waarden.$B45]" office:value-type="percentage" office:value="0">
            <text:p>0%</text:p>
          </table:table-cell>
          <table:table-cell table:formula="of:=[Waarden.R45]/[Waarden.$B45]" office:value-type="percentage" office:value="0.000284253131186593">
            <text:p>0%</text:p>
          </table:table-cell>
          <table:table-cell table:formula="of:=[Waarden.S45]/[Waarden.$B45]" office:value-type="percentage" office:value="0">
            <text:p>0%</text:p>
          </table:table-cell>
          <table:table-cell table:formula="of:=[Waarden.T45]/[Waarden.$B45]" office:value-type="percentage" office:value="0.0000402482309644734">
            <text:p>0%</text:p>
          </table:table-cell>
          <table:table-cell table:formula="of:=[Waarden.U45]/[Waarden.$B45]" office:value-type="percentage" office:value="0.269160044574916">
            <text:p>27%</text:p>
          </table:table-cell>
          <table:table-cell table:formula="of:=SUM([.C45:.U45])" office:value-type="percentage" office:value="0.999979875884518">
            <text:p>100%</text:p>
          </table:table-cell>
          <table:table-cell table:number-columns-repeated="1002"/>
        </table:table-row>
        <table:table-row table:style-name="ro2">
          <table:table-cell table:formula="of:=[Waarden.A46]" office:value-type="string" office:string-value="Groote Peel">
            <text:p>Groote Peel</text:p>
          </table:table-cell>
          <table:table-cell table:formula="of:=[Waarden.B46]/[Waarden.$B46]" office:value-type="percentage" office:value="1">
            <text:p>100%</text:p>
          </table:table-cell>
          <table:table-cell table:formula="of:=[Waarden.C46]/[Waarden.$B46]" office:value-type="percentage" office:value="0.00419649058256192">
            <text:p>0%</text:p>
          </table:table-cell>
          <table:table-cell table:formula="of:=[Waarden.D46]/[Waarden.$B46]" office:value-type="percentage" office:value="0.00215207859024276">
            <text:p>0%</text:p>
          </table:table-cell>
          <table:table-cell table:formula="of:=[Waarden.E46]/[Waarden.$B46]" office:value-type="percentage" office:value="0.125273176382505">
            <text:p>13%</text:p>
          </table:table-cell>
          <table:table-cell table:formula="of:=[Waarden.F46]/[Waarden.$B46]" office:value-type="percentage" office:value="0.021233835828952">
            <text:p>2%</text:p>
          </table:table-cell>
          <table:table-cell table:formula="of:=[Waarden.G46]/[Waarden.$B46]" office:value-type="percentage" office:value="0.0484456108851275">
            <text:p>5%</text:p>
          </table:table-cell>
          <table:table-cell table:formula="of:=[Waarden.H46]/[Waarden.$B46]" office:value-type="percentage" office:value="0.0247941680856206">
            <text:p>2%</text:p>
          </table:table-cell>
          <table:table-cell table:formula="of:=[Waarden.I46]/[Waarden.$B46]" office:value-type="percentage" office:value="0.0100652550676622">
            <text:p>1%</text:p>
          </table:table-cell>
          <table:table-cell table:formula="of:=[Waarden.J46]/[Waarden.$B46]" office:value-type="percentage" office:value="0.237626689200176">
            <text:p>24%</text:p>
          </table:table-cell>
          <table:table-cell table:formula="of:=[Waarden.K46]/[Waarden.$B46]" office:value-type="percentage" office:value="0.16092714323028">
            <text:p>16%</text:p>
          </table:table-cell>
          <table:table-cell table:formula="of:=[Waarden.L46]/[Waarden.$B46]" office:value-type="percentage" office:value="0.209900321740704">
            <text:p>21%</text:p>
          </table:table-cell>
          <table:table-cell table:formula="of:=[Waarden.M46]/[Waarden.$B46]" office:value-type="percentage" office:value="0.00303171745894988">
            <text:p>0%</text:p>
          </table:table-cell>
          <table:table-cell table:formula="of:=[Waarden.N46]/[Waarden.$B46]" office:value-type="percentage" office:value="0.0222176910243864">
            <text:p>2%</text:p>
          </table:table-cell>
          <table:table-cell table:formula="of:=[Waarden.O46]/[Waarden.$B46]" office:value-type="percentage" office:value="0.04587454889283">
            <text:p>5%</text:p>
          </table:table-cell>
          <table:table-cell table:formula="of:=[Waarden.P46]/[Waarden.$B46]" office:value-type="percentage" office:value="0.0131757943823274">
            <text:p>1%</text:p>
          </table:table-cell>
          <table:table-cell table:formula="of:=[Waarden.Q46]/[Waarden.$B46]" office:value-type="percentage" office:value="0.00123684233654451">
            <text:p>0%</text:p>
          </table:table-cell>
          <table:table-cell table:formula="of:=[Waarden.R46]/[Waarden.$B46]" office:value-type="percentage" office:value="0.0145940501647215">
            <text:p>1%</text:p>
          </table:table-cell>
          <table:table-cell table:formula="of:=[Waarden.S46]/[Waarden.$B46]" office:value-type="percentage" office:value="0.00027151561562354">
            <text:p>0%</text:p>
          </table:table-cell>
          <table:table-cell table:formula="of:=[Waarden.T46]/[Waarden.$B46]" office:value-type="percentage" office:value="0.00927489358550183">
            <text:p>1%</text:p>
          </table:table-cell>
          <table:table-cell table:formula="of:=[Waarden.U46]/[Waarden.$B46]" office:value-type="percentage" office:value="0.0457066558463746">
            <text:p>5%</text:p>
          </table:table-cell>
          <table:table-cell table:formula="of:=SUM([.C46:.U46])" office:value-type="percentage" office:value="0.999998478901092">
            <text:p>100%</text:p>
          </table:table-cell>
          <table:table-cell table:number-columns-repeated="1002"/>
        </table:table-row>
        <table:table-row table:style-name="ro2">
          <table:table-cell table:formula="of:=[Waarden.A47]" office:value-type="string" office:string-value="Groote Wielen">
            <text:p>Groote Wielen</text:p>
          </table:table-cell>
          <table:table-cell table:formula="of:=[Waarden.B47]/[Waarden.$B47]" office:value-type="percentage" office:value="1">
            <text:p>100%</text:p>
          </table:table-cell>
          <table:table-cell table:formula="of:=[Waarden.C47]/[Waarden.$B47]" office:value-type="percentage" office:value="0.0168316982025064">
            <text:p>2%</text:p>
          </table:table-cell>
          <table:table-cell table:formula="of:=[Waarden.D47]/[Waarden.$B47]" office:value-type="percentage" office:value="0.00041714077243909">
            <text:p>0%</text:p>
          </table:table-cell>
          <table:table-cell table:formula="of:=[Waarden.E47]/[Waarden.$B47]" office:value-type="percentage" office:value="0.332212129877045">
            <text:p>33%</text:p>
          </table:table-cell>
          <table:table-cell table:formula="of:=[Waarden.F47]/[Waarden.$B47]" office:value-type="percentage" office:value="0.00485942476261845">
            <text:p>0%</text:p>
          </table:table-cell>
          <table:table-cell table:formula="of:=[Waarden.G47]/[Waarden.$B47]" office:value-type="percentage" office:value="0.0109242844043029">
            <text:p>1%</text:p>
          </table:table-cell>
          <table:table-cell table:formula="of:=[Waarden.H47]/[Waarden.$B47]" office:value-type="percentage" office:value="0.00886398012206786">
            <text:p>1%</text:p>
          </table:table-cell>
          <table:table-cell table:formula="of:=[Waarden.I47]/[Waarden.$B47]" office:value-type="percentage" office:value="0.00522203926286003">
            <text:p>1%</text:p>
          </table:table-cell>
          <table:table-cell table:formula="of:=[Waarden.J47]/[Waarden.$B47]" office:value-type="percentage" office:value="0.0272896202881117">
            <text:p>3%</text:p>
          </table:table-cell>
          <table:table-cell table:formula="of:=[Waarden.K47]/[Waarden.$B47]" office:value-type="percentage" office:value="0.283194154941382">
            <text:p>28%</text:p>
          </table:table-cell>
          <table:table-cell table:formula="of:=[Waarden.L47]/[Waarden.$B47]" office:value-type="percentage" office:value="0.00710569025527762">
            <text:p>1%</text:p>
          </table:table-cell>
          <table:table-cell table:formula="of:=[Waarden.M47]/[Waarden.$B47]" office:value-type="percentage" office:value="0.00555365365464065">
            <text:p>1%</text:p>
          </table:table-cell>
          <table:table-cell table:formula="of:=[Waarden.N47]/[Waarden.$B47]" office:value-type="percentage" office:value="0.0271224918407793">
            <text:p>3%</text:p>
          </table:table-cell>
          <table:table-cell table:formula="of:=[Waarden.O47]/[Waarden.$B47]" office:value-type="percentage" office:value="0.0343370374387441">
            <text:p>3%</text:p>
          </table:table-cell>
          <table:table-cell table:formula="of:=[Waarden.P47]/[Waarden.$B47]" office:value-type="percentage" office:value="0.0176829193740818">
            <text:p>2%</text:p>
          </table:table-cell>
          <table:table-cell table:formula="of:=[Waarden.Q47]/[Waarden.$B47]" office:value-type="percentage" office:value="0.002783699306836">
            <text:p>0%</text:p>
          </table:table-cell>
          <table:table-cell table:formula="of:=[Waarden.R47]/[Waarden.$B47]" office:value-type="percentage" office:value="0.039840700460466">
            <text:p>4%</text:p>
          </table:table-cell>
          <table:table-cell table:formula="of:=[Waarden.S47]/[Waarden.$B47]" office:value-type="percentage" office:value="0.00116838067817667">
            <text:p>0%</text:p>
          </table:table-cell>
          <table:table-cell table:formula="of:=[Waarden.T47]/[Waarden.$B47]" office:value-type="percentage" office:value="0.00577102909711199">
            <text:p>1%</text:p>
          </table:table-cell>
          <table:table-cell table:formula="of:=[Waarden.U47]/[Waarden.$B47]" office:value-type="percentage" office:value="0.168813397884026">
            <text:p>17%</text:p>
          </table:table-cell>
          <table:table-cell table:formula="of:=SUM([.C47:.U47])" office:value-type="percentage" office:value="0.999993472623473">
            <text:p>100%</text:p>
          </table:table-cell>
          <table:table-cell table:number-columns-repeated="1002"/>
        </table:table-row>
        <table:table-row table:style-name="ro2">
          <table:table-cell table:formula="of:=[Waarden.A48]" office:value-type="string" office:string-value="Holtingerveld">
            <text:p>Holtingerveld</text:p>
          </table:table-cell>
          <table:table-cell table:formula="of:=[Waarden.B48]/[Waarden.$B48]" office:value-type="percentage" office:value="1">
            <text:p>100%</text:p>
          </table:table-cell>
          <table:table-cell table:formula="of:=[Waarden.C48]/[Waarden.$B48]" office:value-type="percentage" office:value="0.0127405858614259">
            <text:p>1%</text:p>
          </table:table-cell>
          <table:table-cell table:formula="of:=[Waarden.D48]/[Waarden.$B48]" office:value-type="percentage" office:value="0.00154835516584288">
            <text:p>0%</text:p>
          </table:table-cell>
          <table:table-cell table:formula="of:=[Waarden.E48]/[Waarden.$B48]" office:value-type="percentage" office:value="0.293270956820137">
            <text:p>29%</text:p>
          </table:table-cell>
          <table:table-cell table:formula="of:=[Waarden.F48]/[Waarden.$B48]" office:value-type="percentage" office:value="0.00543633215227629">
            <text:p>1%</text:p>
          </table:table-cell>
          <table:table-cell table:formula="of:=[Waarden.G48]/[Waarden.$B48]" office:value-type="percentage" office:value="0.0172044458713872">
            <text:p>2%</text:p>
          </table:table-cell>
          <table:table-cell table:formula="of:=[Waarden.H48]/[Waarden.$B48]" office:value-type="percentage" office:value="0.0223583513834816">
            <text:p>2%</text:p>
          </table:table-cell>
          <table:table-cell table:formula="of:=[Waarden.I48]/[Waarden.$B48]" office:value-type="percentage" office:value="0.00989912418873344">
            <text:p>1%</text:p>
          </table:table-cell>
          <table:table-cell table:formula="of:=[Waarden.J48]/[Waarden.$B48]" office:value-type="percentage" office:value="0.0544063186745104">
            <text:p>5%</text:p>
          </table:table-cell>
          <table:table-cell table:formula="of:=[Waarden.K48]/[Waarden.$B48]" office:value-type="percentage" office:value="0.310460881841697">
            <text:p>31%</text:p>
          </table:table-cell>
          <table:table-cell table:formula="of:=[Waarden.L48]/[Waarden.$B48]" office:value-type="percentage" office:value="0.0380233538343163">
            <text:p>4%</text:p>
          </table:table-cell>
          <table:table-cell table:formula="of:=[Waarden.M48]/[Waarden.$B48]" office:value-type="percentage" office:value="0.00505354591793655">
            <text:p>1%</text:p>
          </table:table-cell>
          <table:table-cell table:formula="of:=[Waarden.N48]/[Waarden.$B48]" office:value-type="percentage" office:value="0.0255700079726466">
            <text:p>3%</text:p>
          </table:table-cell>
          <table:table-cell table:formula="of:=[Waarden.O48]/[Waarden.$B48]" office:value-type="percentage" office:value="0.0530577403674208">
            <text:p>5%</text:p>
          </table:table-cell>
          <table:table-cell table:formula="of:=[Waarden.P48]/[Waarden.$B48]" office:value-type="percentage" office:value="0.0213350861819916">
            <text:p>2%</text:p>
          </table:table-cell>
          <table:table-cell table:formula="of:=[Waarden.Q48]/[Waarden.$B48]" office:value-type="percentage" office:value="0.001915708136016">
            <text:p>0%</text:p>
          </table:table-cell>
          <table:table-cell table:formula="of:=[Waarden.R48]/[Waarden.$B48]" office:value-type="percentage" office:value="0.0281088083475058">
            <text:p>3%</text:p>
          </table:table-cell>
          <table:table-cell table:formula="of:=[Waarden.S48]/[Waarden.$B48]" office:value-type="percentage" office:value="0.00069047029831665">
            <text:p>0%</text:p>
          </table:table-cell>
          <table:table-cell table:formula="of:=[Waarden.T48]/[Waarden.$B48]" office:value-type="percentage" office:value="0.0122542420954614">
            <text:p>1%</text:p>
          </table:table-cell>
          <table:table-cell table:formula="of:=[Waarden.U48]/[Waarden.$B48]" office:value-type="percentage" office:value="0.0866615386388208">
            <text:p>9%</text:p>
          </table:table-cell>
          <table:table-cell table:formula="of:=SUM([.C48:.U48])" office:value-type="percentage" office:value="0.999995853749925">
            <text:p>100%</text:p>
          </table:table-cell>
          <table:table-cell table:number-columns-repeated="1002"/>
        </table:table-row>
        <table:table-row table:style-name="ro2">
          <table:table-cell table:formula="of:=[Waarden.A49]" office:value-type="string" office:string-value="IJsselmeer">
            <text:p>IJsselmeer</text:p>
          </table:table-cell>
          <table:table-cell table:formula="of:=[Waarden.B49]/[Waarden.$B49]" office:value-type="percentage" office:value="1">
            <text:p>100%</text:p>
          </table:table-cell>
          <table:table-cell table:formula="of:=[Waarden.C49]/[Waarden.$B49]" office:value-type="percentage" office:value="0.0268899240647007">
            <text:p>3%</text:p>
          </table:table-cell>
          <table:table-cell table:formula="of:=[Waarden.D49]/[Waarden.$B49]" office:value-type="percentage" office:value="0.00000672192085610384">
            <text:p>0%</text:p>
          </table:table-cell>
          <table:table-cell table:formula="of:=[Waarden.E49]/[Waarden.$B49]" office:value-type="percentage" office:value="0.29296819859243">
            <text:p>29%</text:p>
          </table:table-cell>
          <table:table-cell table:formula="of:=[Waarden.F49]/[Waarden.$B49]" office:value-type="percentage" office:value="0.00722606492031163">
            <text:p>1%</text:p>
          </table:table-cell>
          <table:table-cell table:formula="of:=[Waarden.G49]/[Waarden.$B49]" office:value-type="percentage" office:value="0.0180035446929314">
            <text:p>2%</text:p>
          </table:table-cell>
          <table:table-cell table:formula="of:=[Waarden.H49]/[Waarden.$B49]" office:value-type="percentage" office:value="0.00331166634177383">
            <text:p>0%</text:p>
          </table:table-cell>
          <table:table-cell table:formula="of:=[Waarden.I49]/[Waarden.$B49]" office:value-type="percentage" office:value="0.00837327274642002">
            <text:p>1%</text:p>
          </table:table-cell>
          <table:table-cell table:formula="of:=[Waarden.J49]/[Waarden.$B49]" office:value-type="percentage" office:value="0.0452093990378691">
            <text:p>5%</text:p>
          </table:table-cell>
          <table:table-cell table:formula="of:=[Waarden.K49]/[Waarden.$B49]" office:value-type="percentage" office:value="0.418612102594437">
            <text:p>42%</text:p>
          </table:table-cell>
          <table:table-cell table:formula="of:=[Waarden.L49]/[Waarden.$B49]" office:value-type="percentage" office:value="0.00136230929350371">
            <text:p>0%</text:p>
          </table:table-cell>
          <table:table-cell table:formula="of:=[Waarden.M49]/[Waarden.$B49]" office:value-type="percentage" office:value="0.0043266763910455">
            <text:p>0%</text:p>
          </table:table-cell>
          <table:table-cell table:formula="of:=[Waarden.N49]/[Waarden.$B49]" office:value-type="percentage" office:value="0.0783820784627415">
            <text:p>8%</text:p>
          </table:table-cell>
          <table:table-cell table:formula="of:=[Waarden.O49]/[Waarden.$B49]" office:value-type="percentage" office:value="0.0177839619449654">
            <text:p>2%</text:p>
          </table:table-cell>
          <table:table-cell table:formula="of:=[Waarden.P49]/[Waarden.$B49]" office:value-type="percentage" office:value="0.00617520462647406">
            <text:p>1%</text:p>
          </table:table-cell>
          <table:table-cell table:formula="of:=[Waarden.Q49]/[Waarden.$B49]" office:value-type="percentage" office:value="0.000495181503066316">
            <text:p>0%</text:p>
          </table:table-cell>
          <table:table-cell table:formula="of:=[Waarden.R49]/[Waarden.$B49]" office:value-type="percentage" office:value="0.00156844819975756">
            <text:p>0%</text:p>
          </table:table-cell>
          <table:table-cell table:formula="of:=[Waarden.S49]/[Waarden.$B49]" office:value-type="percentage" office:value="0.00138919697692813">
            <text:p>0%</text:p>
          </table:table-cell>
          <table:table-cell table:formula="of:=[Waarden.T49]/[Waarden.$B49]" office:value-type="percentage" office:value="0.00105982285497904">
            <text:p>0%</text:p>
          </table:table-cell>
          <table:table-cell table:formula="of:=[Waarden.U49]/[Waarden.$B49]" office:value-type="percentage" office:value="0.0668248558708136">
            <text:p>7%</text:p>
          </table:table-cell>
          <table:table-cell table:formula="of:=SUM([.C49:.U49])" office:value-type="percentage" office:value="0.999968631036004">
            <text:p>100%</text:p>
          </table:table-cell>
          <table:table-cell table:number-columns-repeated="1002"/>
        </table:table-row>
        <table:table-row table:style-name="ro2">
          <table:table-cell table:formula="of:=[Waarden.A50]" office:value-type="string" office:string-value="Ilperveld, Varkensland, Oostzanerveld &amp; Twiske">
            <text:p>Ilperveld, Varkensland, Oostzanerveld &amp; Twiske</text:p>
          </table:table-cell>
          <table:table-cell table:formula="of:=[Waarden.B50]/[Waarden.$B50]" office:value-type="percentage" office:value="1">
            <text:p>100%</text:p>
          </table:table-cell>
          <table:table-cell table:formula="of:=[Waarden.C50]/[Waarden.$B50]" office:value-type="percentage" office:value="0.0221183167015966">
            <text:p>2%</text:p>
          </table:table-cell>
          <table:table-cell table:formula="of:=[Waarden.D50]/[Waarden.$B50]" office:value-type="percentage" office:value="0.00203530306543549">
            <text:p>0%</text:p>
          </table:table-cell>
          <table:table-cell table:formula="of:=[Waarden.E50]/[Waarden.$B50]" office:value-type="percentage" office:value="0.251165050406999">
            <text:p>25%</text:p>
          </table:table-cell>
          <table:table-cell table:formula="of:=[Waarden.F50]/[Waarden.$B50]" office:value-type="percentage" office:value="0.00144930457642031">
            <text:p>0%</text:p>
          </table:table-cell>
          <table:table-cell table:formula="of:=[Waarden.G50]/[Waarden.$B50]" office:value-type="percentage" office:value="0.00725929346794192">
            <text:p>1%</text:p>
          </table:table-cell>
          <table:table-cell table:formula="of:=[Waarden.H50]/[Waarden.$B50]" office:value-type="percentage" office:value="0.00651596812085176">
            <text:p>1%</text:p>
          </table:table-cell>
          <table:table-cell table:formula="of:=[Waarden.I50]/[Waarden.$B50]" office:value-type="percentage" office:value="0.00765812683026456">
            <text:p>1%</text:p>
          </table:table-cell>
          <table:table-cell table:formula="of:=[Waarden.J50]/[Waarden.$B50]" office:value-type="percentage" office:value="0.012084764341048">
            <text:p>1%</text:p>
          </table:table-cell>
          <table:table-cell table:formula="of:=[Waarden.K50]/[Waarden.$B50]" office:value-type="percentage" office:value="0.126969485662845">
            <text:p>13%</text:p>
          </table:table-cell>
          <table:table-cell table:formula="of:=[Waarden.L50]/[Waarden.$B50]" office:value-type="percentage" office:value="0.00961448884523124">
            <text:p>1%</text:p>
          </table:table-cell>
          <table:table-cell table:formula="of:=[Waarden.M50]/[Waarden.$B50]" office:value-type="percentage" office:value="0.00953443730903721">
            <text:p>1%</text:p>
          </table:table-cell>
          <table:table-cell table:formula="of:=[Waarden.N50]/[Waarden.$B50]" office:value-type="percentage" office:value="0.0954359881627049">
            <text:p>10%</text:p>
          </table:table-cell>
          <table:table-cell table:formula="of:=[Waarden.O50]/[Waarden.$B50]" office:value-type="percentage" office:value="0.124974087660536">
            <text:p>12%</text:p>
          </table:table-cell>
          <table:table-cell table:formula="of:=[Waarden.P50]/[Waarden.$B50]" office:value-type="percentage" office:value="0.0270464109403122">
            <text:p>3%</text:p>
          </table:table-cell>
          <table:table-cell table:formula="of:=[Waarden.Q50]/[Waarden.$B50]" office:value-type="percentage" office:value="0.0103230028789342">
            <text:p>1%</text:p>
          </table:table-cell>
          <table:table-cell table:formula="of:=[Waarden.R50]/[Waarden.$B50]" office:value-type="percentage" office:value="0.065616235687559">
            <text:p>7%</text:p>
          </table:table-cell>
          <table:table-cell table:formula="of:=[Waarden.S50]/[Waarden.$B50]" office:value-type="percentage" office:value="0.00151414728637725">
            <text:p>0%</text:p>
          </table:table-cell>
          <table:table-cell table:formula="of:=[Waarden.T50]/[Waarden.$B50]" office:value-type="percentage" office:value="0.0194788369786435">
            <text:p>2%</text:p>
          </table:table-cell>
          <table:table-cell table:formula="of:=[Waarden.U50]/[Waarden.$B50]" office:value-type="percentage" office:value="0.199195742783985">
            <text:p>20%</text:p>
          </table:table-cell>
          <table:table-cell table:formula="of:=SUM([.C50:.U50])" office:value-type="percentage" office:value="0.999988991706723">
            <text:p>100%</text:p>
          </table:table-cell>
          <table:table-cell table:number-columns-repeated="1002"/>
        </table:table-row>
        <table:table-row table:style-name="ro2">
          <table:table-cell table:formula="of:=[Waarden.A51]" office:value-type="string" office:string-value="Kampina &amp; Oisterwijkse Vennen">
            <text:p>Kampina &amp; Oisterwijkse Vennen</text:p>
          </table:table-cell>
          <table:table-cell table:formula="of:=[Waarden.B51]/[Waarden.$B51]" office:value-type="percentage" office:value="1">
            <text:p>100%</text:p>
          </table:table-cell>
          <table:table-cell table:formula="of:=[Waarden.C51]/[Waarden.$B51]" office:value-type="percentage" office:value="0.00567116426200132">
            <text:p>1%</text:p>
          </table:table-cell>
          <table:table-cell table:formula="of:=[Waarden.D51]/[Waarden.$B51]" office:value-type="percentage" office:value="0.00211673414395697">
            <text:p>0%</text:p>
          </table:table-cell>
          <table:table-cell table:formula="of:=[Waarden.E51]/[Waarden.$B51]" office:value-type="percentage" office:value="0.179700462781753">
            <text:p>18%</text:p>
          </table:table-cell>
          <table:table-cell table:formula="of:=[Waarden.F51]/[Waarden.$B51]" office:value-type="percentage" office:value="0.0166370010694312">
            <text:p>2%</text:p>
          </table:table-cell>
          <table:table-cell table:formula="of:=[Waarden.G51]/[Waarden.$B51]" office:value-type="percentage" office:value="0.0289235252264976">
            <text:p>3%</text:p>
          </table:table-cell>
          <table:table-cell table:formula="of:=[Waarden.H51]/[Waarden.$B51]" office:value-type="percentage" office:value="0.0167767751550618">
            <text:p>2%</text:p>
          </table:table-cell>
          <table:table-cell table:formula="of:=[Waarden.I51]/[Waarden.$B51]" office:value-type="percentage" office:value="0.016648422886734">
            <text:p>2%</text:p>
          </table:table-cell>
          <table:table-cell table:formula="of:=[Waarden.J51]/[Waarden.$B51]" office:value-type="percentage" office:value="0.113565453811684">
            <text:p>11%</text:p>
          </table:table-cell>
          <table:table-cell table:formula="of:=[Waarden.K51]/[Waarden.$B51]" office:value-type="percentage" office:value="0.185252735459391">
            <text:p>19%</text:p>
          </table:table-cell>
          <table:table-cell table:formula="of:=[Waarden.L51]/[Waarden.$B51]" office:value-type="percentage" office:value="0.160567051134395">
            <text:p>16%</text:p>
          </table:table-cell>
          <table:table-cell table:formula="of:=[Waarden.M51]/[Waarden.$B51]" office:value-type="percentage" office:value="0.00443568424724755">
            <text:p>0%</text:p>
          </table:table-cell>
          <table:table-cell table:formula="of:=[Waarden.N51]/[Waarden.$B51]" office:value-type="percentage" office:value="0.0296427989188284">
            <text:p>3%</text:p>
          </table:table-cell>
          <table:table-cell table:formula="of:=[Waarden.O51]/[Waarden.$B51]" office:value-type="percentage" office:value="0.068252247842451">
            <text:p>7%</text:p>
          </table:table-cell>
          <table:table-cell table:formula="of:=[Waarden.P51]/[Waarden.$B51]" office:value-type="percentage" office:value="0.0193398081855588">
            <text:p>2%</text:p>
          </table:table-cell>
          <table:table-cell table:formula="of:=[Waarden.Q51]/[Waarden.$B51]" office:value-type="percentage" office:value="0.00174715057904832">
            <text:p>0%</text:p>
          </table:table-cell>
          <table:table-cell table:formula="of:=[Waarden.R51]/[Waarden.$B51]" office:value-type="percentage" office:value="0.0242212322094086">
            <text:p>2%</text:p>
          </table:table-cell>
          <table:table-cell table:formula="of:=[Waarden.S51]/[Waarden.$B51]" office:value-type="percentage" office:value="0.000455808853751263">
            <text:p>0%</text:p>
          </table:table-cell>
          <table:table-cell table:formula="of:=[Waarden.T51]/[Waarden.$B51]" office:value-type="percentage" office:value="0.0167597945274037">
            <text:p>2%</text:p>
          </table:table-cell>
          <table:table-cell table:formula="of:=[Waarden.U51]/[Waarden.$B51]" office:value-type="percentage" office:value="0.109284355814866">
            <text:p>11%</text:p>
          </table:table-cell>
          <table:table-cell table:formula="of:=SUM([.C51:.U51])" office:value-type="percentage" office:value="0.99999820710947">
            <text:p>100%</text:p>
          </table:table-cell>
          <table:table-cell table:number-columns-repeated="1002"/>
        </table:table-row>
        <table:table-row table:style-name="ro2">
          <table:table-cell table:formula="of:=[Waarden.A52]" office:value-type="string" office:string-value="Kempenland-West">
            <text:p>Kempenland-West</text:p>
          </table:table-cell>
          <table:table-cell table:formula="of:=[Waarden.B52]/[Waarden.$B52]" office:value-type="percentage" office:value="1">
            <text:p>100%</text:p>
          </table:table-cell>
          <table:table-cell table:formula="of:=[Waarden.C52]/[Waarden.$B52]" office:value-type="percentage" office:value="0.00539681590680735">
            <text:p>1%</text:p>
          </table:table-cell>
          <table:table-cell table:formula="of:=[Waarden.D52]/[Waarden.$B52]" office:value-type="percentage" office:value="0.00199517993619657">
            <text:p>0%</text:p>
          </table:table-cell>
          <table:table-cell table:formula="of:=[Waarden.E52]/[Waarden.$B52]" office:value-type="percentage" office:value="0.144191681009997">
            <text:p>14%</text:p>
          </table:table-cell>
          <table:table-cell table:formula="of:=[Waarden.F52]/[Waarden.$B52]" office:value-type="percentage" office:value="0.0222945155210852">
            <text:p>2%</text:p>
          </table:table-cell>
          <table:table-cell table:formula="of:=[Waarden.G52]/[Waarden.$B52]" office:value-type="percentage" office:value="0.0299972057550983">
            <text:p>3%</text:p>
          </table:table-cell>
          <table:table-cell table:formula="of:=[Waarden.H52]/[Waarden.$B52]" office:value-type="percentage" office:value="0.0184856999716587">
            <text:p>2%</text:p>
          </table:table-cell>
          <table:table-cell table:formula="of:=[Waarden.I52]/[Waarden.$B52]" office:value-type="percentage" office:value="0.0151958034483289">
            <text:p>2%</text:p>
          </table:table-cell>
          <table:table-cell table:formula="of:=[Waarden.J52]/[Waarden.$B52]" office:value-type="percentage" office:value="0.111536797239161">
            <text:p>11%</text:p>
          </table:table-cell>
          <table:table-cell table:formula="of:=[Waarden.K52]/[Waarden.$B52]" office:value-type="percentage" office:value="0.217023523561589">
            <text:p>22%</text:p>
          </table:table-cell>
          <table:table-cell table:formula="of:=[Waarden.L52]/[Waarden.$B52]" office:value-type="percentage" office:value="0.228346856207736">
            <text:p>23%</text:p>
          </table:table-cell>
          <table:table-cell table:formula="of:=[Waarden.M52]/[Waarden.$B52]" office:value-type="percentage" office:value="0.00391862758242132">
            <text:p>0%</text:p>
          </table:table-cell>
          <table:table-cell table:formula="of:=[Waarden.N52]/[Waarden.$B52]" office:value-type="percentage" office:value="0.0257583398863423">
            <text:p>3%</text:p>
          </table:table-cell>
          <table:table-cell table:formula="of:=[Waarden.O52]/[Waarden.$B52]" office:value-type="percentage" office:value="0.0515839875287567">
            <text:p>5%</text:p>
          </table:table-cell>
          <table:table-cell table:formula="of:=[Waarden.P52]/[Waarden.$B52]" office:value-type="percentage" office:value="0.0164840642624734">
            <text:p>2%</text:p>
          </table:table-cell>
          <table:table-cell table:formula="of:=[Waarden.Q52]/[Waarden.$B52]" office:value-type="percentage" office:value="0.00161913714949489">
            <text:p>0%</text:p>
          </table:table-cell>
          <table:table-cell table:formula="of:=[Waarden.R52]/[Waarden.$B52]" office:value-type="percentage" office:value="0.0242746302121918">
            <text:p>2%</text:p>
          </table:table-cell>
          <table:table-cell table:formula="of:=[Waarden.S52]/[Waarden.$B52]" office:value-type="percentage" office:value="0.00042147279332142">
            <text:p>0%</text:p>
          </table:table-cell>
          <table:table-cell table:formula="of:=[Waarden.T52]/[Waarden.$B52]" office:value-type="percentage" office:value="0.0140378534102775">
            <text:p>1%</text:p>
          </table:table-cell>
          <table:table-cell table:formula="of:=[Waarden.U52]/[Waarden.$B52]" office:value-type="percentage" office:value="0.0674349840499948">
            <text:p>7%</text:p>
          </table:table-cell>
          <table:table-cell table:formula="of:=SUM([.C52:.U52])" office:value-type="percentage" office:value="0.999997175432933">
            <text:p>100%</text:p>
          </table:table-cell>
          <table:table-cell table:number-columns-repeated="1002"/>
        </table:table-row>
        <table:table-row table:style-name="ro2">
          <table:table-cell table:formula="of:=[Waarden.A53]" office:value-type="string" office:string-value="Kennemerland-Zuid">
            <text:p>Kennemerland-Zuid</text:p>
          </table:table-cell>
          <table:table-cell table:formula="of:=[Waarden.B53]/[Waarden.$B53]" office:value-type="percentage" office:value="1">
            <text:p>100%</text:p>
          </table:table-cell>
          <table:table-cell table:formula="of:=[Waarden.C53]/[Waarden.$B53]" office:value-type="percentage" office:value="0.00838964577933693">
            <text:p>1%</text:p>
          </table:table-cell>
          <table:table-cell table:formula="of:=[Waarden.D53]/[Waarden.$B53]" office:value-type="percentage" office:value="0.00548074665240235">
            <text:p>1%</text:p>
          </table:table-cell>
          <table:table-cell table:formula="of:=[Waarden.E53]/[Waarden.$B53]" office:value-type="percentage" office:value="0.183084307212123">
            <text:p>18%</text:p>
          </table:table-cell>
          <table:table-cell table:formula="of:=[Waarden.F53]/[Waarden.$B53]" office:value-type="percentage" office:value="0.00262818371994942">
            <text:p>0%</text:p>
          </table:table-cell>
          <table:table-cell table:formula="of:=[Waarden.G53]/[Waarden.$B53]" office:value-type="percentage" office:value="0.00852725844330343">
            <text:p>1%</text:p>
          </table:table-cell>
          <table:table-cell table:formula="of:=[Waarden.H53]/[Waarden.$B53]" office:value-type="percentage" office:value="0.0164259040595879">
            <text:p>2%</text:p>
          </table:table-cell>
          <table:table-cell table:formula="of:=[Waarden.I53]/[Waarden.$B53]" office:value-type="percentage" office:value="0.00995407062067002">
            <text:p>1%</text:p>
          </table:table-cell>
          <table:table-cell table:formula="of:=[Waarden.J53]/[Waarden.$B53]" office:value-type="percentage" office:value="0.0211499636779826">
            <text:p>2%</text:p>
          </table:table-cell>
          <table:table-cell table:formula="of:=[Waarden.K53]/[Waarden.$B53]" office:value-type="percentage" office:value="0.132175388398849">
            <text:p>13%</text:p>
          </table:table-cell>
          <table:table-cell table:formula="of:=[Waarden.L53]/[Waarden.$B53]" office:value-type="percentage" office:value="0.0229009214155038">
            <text:p>2%</text:p>
          </table:table-cell>
          <table:table-cell table:formula="of:=[Waarden.M53]/[Waarden.$B53]" office:value-type="percentage" office:value="0.0109633446715509">
            <text:p>1%</text:p>
          </table:table-cell>
          <table:table-cell table:formula="of:=[Waarden.N53]/[Waarden.$B53]" office:value-type="percentage" office:value="0.0716390686390181">
            <text:p>7%</text:p>
          </table:table-cell>
          <table:table-cell table:formula="of:=[Waarden.O53]/[Waarden.$B53]" office:value-type="percentage" office:value="0.115944824871351">
            <text:p>12%</text:p>
          </table:table-cell>
          <table:table-cell table:formula="of:=[Waarden.P53]/[Waarden.$B53]" office:value-type="percentage" office:value="0.0402916027028844">
            <text:p>4%</text:p>
          </table:table-cell>
          <table:table-cell table:formula="of:=[Waarden.Q53]/[Waarden.$B53]" office:value-type="percentage" office:value="0.00974980525542468">
            <text:p>1%</text:p>
          </table:table-cell>
          <table:table-cell table:formula="of:=[Waarden.R53]/[Waarden.$B53]" office:value-type="percentage" office:value="0.10455207086625">
            <text:p>10%</text:p>
          </table:table-cell>
          <table:table-cell table:formula="of:=[Waarden.S53]/[Waarden.$B53]" office:value-type="percentage" office:value="0.005659621145447">
            <text:p>1%</text:p>
          </table:table-cell>
          <table:table-cell table:formula="of:=[Waarden.T53]/[Waarden.$B53]" office:value-type="percentage" office:value="0.0239276742995968">
            <text:p>2%</text:p>
          </table:table-cell>
          <table:table-cell table:formula="of:=[Waarden.U53]/[Waarden.$B53]" office:value-type="percentage" office:value="0.206555107439364">
            <text:p>21%</text:p>
          </table:table-cell>
          <table:table-cell table:formula="of:=SUM([.C53:.U53])" office:value-type="percentage" office:value="0.999999509870595">
            <text:p>100%</text:p>
          </table:table-cell>
          <table:table-cell table:number-columns-repeated="1002"/>
        </table:table-row>
        <table:table-row table:style-name="ro2">
          <table:table-cell table:formula="of:=[Waarden.A54]" office:value-type="string" office:string-value="Kolland &amp; Overlangbroek">
            <text:p>Kolland &amp; Overlangbroek</text:p>
          </table:table-cell>
          <table:table-cell table:formula="of:=[Waarden.B54]/[Waarden.$B54]" office:value-type="percentage" office:value="1">
            <text:p>100%</text:p>
          </table:table-cell>
          <table:table-cell table:formula="of:=[Waarden.C54]/[Waarden.$B54]" office:value-type="percentage" office:value="0.0140239666516172">
            <text:p>1%</text:p>
          </table:table-cell>
          <table:table-cell table:formula="of:=[Waarden.D54]/[Waarden.$B54]" office:value-type="percentage" office:value="0.000901163945798883">
            <text:p>0%</text:p>
          </table:table-cell>
          <table:table-cell table:formula="of:=[Waarden.E54]/[Waarden.$B54]" office:value-type="percentage" office:value="0.327586705898992">
            <text:p>33%</text:p>
          </table:table-cell>
          <table:table-cell table:formula="of:=[Waarden.F54]/[Waarden.$B54]" office:value-type="percentage" office:value="0.00721085061673545">
            <text:p>1%</text:p>
          </table:table-cell>
          <table:table-cell table:formula="of:=[Waarden.G54]/[Waarden.$B54]" office:value-type="percentage" office:value="0.0230252125228648">
            <text:p>2%</text:p>
          </table:table-cell>
          <table:table-cell table:formula="of:=[Waarden.H54]/[Waarden.$B54]" office:value-type="percentage" office:value="0.0116462937708916">
            <text:p>1%</text:p>
          </table:table-cell>
          <table:table-cell table:formula="of:=[Waarden.I54]/[Waarden.$B54]" office:value-type="percentage" office:value="0.0196688835121176">
            <text:p>2%</text:p>
          </table:table-cell>
          <table:table-cell table:formula="of:=[Waarden.J54]/[Waarden.$B54]" office:value-type="percentage" office:value="0.0658920019990865">
            <text:p>7%</text:p>
          </table:table-cell>
          <table:table-cell table:formula="of:=[Waarden.K54]/[Waarden.$B54]" office:value-type="percentage" office:value="0.211639150178774">
            <text:p>21%</text:p>
          </table:table-cell>
          <table:table-cell table:formula="of:=[Waarden.L54]/[Waarden.$B54]" office:value-type="percentage" office:value="0.0857607821669716">
            <text:p>9%</text:p>
          </table:table-cell>
          <table:table-cell table:formula="of:=[Waarden.M54]/[Waarden.$B54]" office:value-type="percentage" office:value="0.00501654459132537">
            <text:p>1%</text:p>
          </table:table-cell>
          <table:table-cell table:formula="of:=[Waarden.N54]/[Waarden.$B54]" office:value-type="percentage" office:value="0.0230407229523095">
            <text:p>2%</text:p>
          </table:table-cell>
          <table:table-cell table:formula="of:=[Waarden.O54]/[Waarden.$B54]" office:value-type="percentage" office:value="0.0564541855093731">
            <text:p>6%</text:p>
          </table:table-cell>
          <table:table-cell table:formula="of:=[Waarden.P54]/[Waarden.$B54]" office:value-type="percentage" office:value="0.0166289992423075">
            <text:p>2%</text:p>
          </table:table-cell>
          <table:table-cell table:formula="of:=[Waarden.Q54]/[Waarden.$B54]" office:value-type="percentage" office:value="0.00220447974781641">
            <text:p>0%</text:p>
          </table:table-cell>
          <table:table-cell table:formula="of:=[Waarden.R54]/[Waarden.$B54]" office:value-type="percentage" office:value="0.0198832712263225">
            <text:p>2%</text:p>
          </table:table-cell>
          <table:table-cell table:formula="of:=[Waarden.S54]/[Waarden.$B54]" office:value-type="percentage" office:value="0.000298495816141608">
            <text:p>0%</text:p>
          </table:table-cell>
          <table:table-cell table:formula="of:=[Waarden.T54]/[Waarden.$B54]" office:value-type="percentage" office:value="0.0259337978093997">
            <text:p>3%</text:p>
          </table:table-cell>
          <table:table-cell table:formula="of:=[Waarden.U54]/[Waarden.$B54]" office:value-type="percentage" office:value="0.0831776760467719">
            <text:p>8%</text:p>
          </table:table-cell>
          <table:table-cell table:formula="of:=SUM([.C54:.U54])" office:value-type="percentage" office:value="0.999993184205617">
            <text:p>100%</text:p>
          </table:table-cell>
          <table:table-cell table:number-columns-repeated="1002"/>
        </table:table-row>
        <table:table-row table:style-name="ro2">
          <table:table-cell table:formula="of:=[Waarden.A55]" office:value-type="string" office:string-value="Kop van Schouwen">
            <text:p>Kop van Schouwen</text:p>
          </table:table-cell>
          <table:table-cell table:formula="of:=[Waarden.B55]/[Waarden.$B55]" office:value-type="percentage" office:value="1">
            <text:p>100%</text:p>
          </table:table-cell>
          <table:table-cell table:formula="of:=[Waarden.C55]/[Waarden.$B55]" office:value-type="percentage" office:value="0.00584026713771282">
            <text:p>1%</text:p>
          </table:table-cell>
          <table:table-cell table:formula="of:=[Waarden.D55]/[Waarden.$B55]" office:value-type="percentage" office:value="0.00464747521553765">
            <text:p>0%</text:p>
          </table:table-cell>
          <table:table-cell table:formula="of:=[Waarden.E55]/[Waarden.$B55]" office:value-type="percentage" office:value="0.204288164553234">
            <text:p>20%</text:p>
          </table:table-cell>
          <table:table-cell table:formula="of:=[Waarden.F55]/[Waarden.$B55]" office:value-type="percentage" office:value="0.00283808435508855">
            <text:p>0%</text:p>
          </table:table-cell>
          <table:table-cell table:formula="of:=[Waarden.G55]/[Waarden.$B55]" office:value-type="percentage" office:value="0.00791135276416153">
            <text:p>1%</text:p>
          </table:table-cell>
          <table:table-cell table:formula="of:=[Waarden.H55]/[Waarden.$B55]" office:value-type="percentage" office:value="0.0390847625136708">
            <text:p>4%</text:p>
          </table:table-cell>
          <table:table-cell table:formula="of:=[Waarden.I55]/[Waarden.$B55]" office:value-type="percentage" office:value="0.00598406615704528">
            <text:p>1%</text:p>
          </table:table-cell>
          <table:table-cell table:formula="of:=[Waarden.J55]/[Waarden.$B55]" office:value-type="percentage" office:value="0.0250749438097142">
            <text:p>3%</text:p>
          </table:table-cell>
          <table:table-cell table:formula="of:=[Waarden.K55]/[Waarden.$B55]" office:value-type="percentage" office:value="0.0816545664347248">
            <text:p>8%</text:p>
          </table:table-cell>
          <table:table-cell table:formula="of:=[Waarden.L55]/[Waarden.$B55]" office:value-type="percentage" office:value="0.0310816373012082">
            <text:p>3%</text:p>
          </table:table-cell>
          <table:table-cell table:formula="of:=[Waarden.M55]/[Waarden.$B55]" office:value-type="percentage" office:value="0.0107403861854707">
            <text:p>1%</text:p>
          </table:table-cell>
          <table:table-cell table:formula="of:=[Waarden.N55]/[Waarden.$B55]" office:value-type="percentage" office:value="0.0496942605706415">
            <text:p>5%</text:p>
          </table:table-cell>
          <table:table-cell table:formula="of:=[Waarden.O55]/[Waarden.$B55]" office:value-type="percentage" office:value="0.0627957398384714">
            <text:p>6%</text:p>
          </table:table-cell>
          <table:table-cell table:formula="of:=[Waarden.P55]/[Waarden.$B55]" office:value-type="percentage" office:value="0.0274595714929932">
            <text:p>3%</text:p>
          </table:table-cell>
          <table:table-cell table:formula="of:=[Waarden.Q55]/[Waarden.$B55]" office:value-type="percentage" office:value="0.00279956355919235">
            <text:p>0%</text:p>
          </table:table-cell>
          <table:table-cell table:formula="of:=[Waarden.R55]/[Waarden.$B55]" office:value-type="percentage" office:value="0.139084664452833">
            <text:p>14%</text:p>
          </table:table-cell>
          <table:table-cell table:formula="of:=[Waarden.S55]/[Waarden.$B55]" office:value-type="percentage" office:value="0.00304681811991836">
            <text:p>0%</text:p>
          </table:table-cell>
          <table:table-cell table:formula="of:=[Waarden.T55]/[Waarden.$B55]" office:value-type="percentage" office:value="0.0275088409518442">
            <text:p>3%</text:p>
          </table:table-cell>
          <table:table-cell table:formula="of:=[Waarden.U55]/[Waarden.$B55]" office:value-type="percentage" office:value="0.268461960670591">
            <text:p>27%</text:p>
          </table:table-cell>
          <table:table-cell table:formula="of:=SUM([.C55:.U55])" office:value-type="percentage" office:value="0.999997126084054">
            <text:p>100%</text:p>
          </table:table-cell>
          <table:table-cell table:number-columns-repeated="1002"/>
        </table:table-row>
        <table:table-row table:style-name="ro2">
          <table:table-cell table:formula="of:=[Waarden.A56]" office:value-type="string" office:string-value="Korenburgerveen">
            <text:p>Korenburgerveen</text:p>
          </table:table-cell>
          <table:table-cell table:formula="of:=[Waarden.B56]/[Waarden.$B56]" office:value-type="percentage" office:value="1">
            <text:p>100%</text:p>
          </table:table-cell>
          <table:table-cell table:formula="of:=[Waarden.C56]/[Waarden.$B56]" office:value-type="percentage" office:value="0.00706023592185828">
            <text:p>1%</text:p>
          </table:table-cell>
          <table:table-cell table:formula="of:=[Waarden.D56]/[Waarden.$B56]" office:value-type="percentage" office:value="0.00103474365727217">
            <text:p>0%</text:p>
          </table:table-cell>
          <table:table-cell table:formula="of:=[Waarden.E56]/[Waarden.$B56]" office:value-type="percentage" office:value="0.202718248564204">
            <text:p>20%</text:p>
          </table:table-cell>
          <table:table-cell table:formula="of:=[Waarden.F56]/[Waarden.$B56]" office:value-type="percentage" office:value="0.0148282438596788">
            <text:p>1%</text:p>
          </table:table-cell>
          <table:table-cell table:formula="of:=[Waarden.G56]/[Waarden.$B56]" office:value-type="percentage" office:value="0.0212893606510201">
            <text:p>2%</text:p>
          </table:table-cell>
          <table:table-cell table:formula="of:=[Waarden.H56]/[Waarden.$B56]" office:value-type="percentage" office:value="0.0150334816419455">
            <text:p>2%</text:p>
          </table:table-cell>
          <table:table-cell table:formula="of:=[Waarden.I56]/[Waarden.$B56]" office:value-type="percentage" office:value="0.0181569359066546">
            <text:p>2%</text:p>
          </table:table-cell>
          <table:table-cell table:formula="of:=[Waarden.J56]/[Waarden.$B56]" office:value-type="percentage" office:value="0.0629476416465526">
            <text:p>6%</text:p>
          </table:table-cell>
          <table:table-cell table:formula="of:=[Waarden.K56]/[Waarden.$B56]" office:value-type="percentage" office:value="0.267032863662557">
            <text:p>27%</text:p>
          </table:table-cell>
          <table:table-cell table:formula="of:=[Waarden.L56]/[Waarden.$B56]" office:value-type="percentage" office:value="0.196636017430251">
            <text:p>20%</text:p>
          </table:table-cell>
          <table:table-cell table:formula="of:=[Waarden.M56]/[Waarden.$B56]" office:value-type="percentage" office:value="0.00364939255009278">
            <text:p>0%</text:p>
          </table:table-cell>
          <table:table-cell table:formula="of:=[Waarden.N56]/[Waarden.$B56]" office:value-type="percentage" office:value="0.0213399806227099">
            <text:p>2%</text:p>
          </table:table-cell>
          <table:table-cell table:formula="of:=[Waarden.O56]/[Waarden.$B56]" office:value-type="percentage" office:value="0.0404484841660639">
            <text:p>4%</text:p>
          </table:table-cell>
          <table:table-cell table:formula="of:=[Waarden.P56]/[Waarden.$B56]" office:value-type="percentage" office:value="0.0146833752975533">
            <text:p>1%</text:p>
          </table:table-cell>
          <table:table-cell table:formula="of:=[Waarden.Q56]/[Waarden.$B56]" office:value-type="percentage" office:value="0.00374817322359251">
            <text:p>0%</text:p>
          </table:table-cell>
          <table:table-cell table:formula="of:=[Waarden.R56]/[Waarden.$B56]" office:value-type="percentage" office:value="0.0162160625514123">
            <text:p>2%</text:p>
          </table:table-cell>
          <table:table-cell table:formula="of:=[Waarden.S56]/[Waarden.$B56]" office:value-type="percentage" office:value="0.0002732541606528">
            <text:p>0%</text:p>
          </table:table-cell>
          <table:table-cell table:formula="of:=[Waarden.T56]/[Waarden.$B56]" office:value-type="percentage" office:value="0.0111788805866085">
            <text:p>1%</text:p>
          </table:table-cell>
          <table:table-cell table:formula="of:=[Waarden.U56]/[Waarden.$B56]" office:value-type="percentage" office:value="0.081719594106875">
            <text:p>8%</text:p>
          </table:table-cell>
          <table:table-cell table:formula="of:=SUM([.C56:.U56])" office:value-type="percentage" office:value="0.999994970207555">
            <text:p>100%</text:p>
          </table:table-cell>
          <table:table-cell table:number-columns-repeated="1002"/>
        </table:table-row>
        <table:table-row table:style-name="ro2">
          <table:table-cell table:formula="of:=[Waarden.A57]" office:value-type="string" office:string-value="Krammer-Volkerak">
            <text:p>Krammer-Volkerak</text:p>
          </table:table-cell>
          <table:table-cell table:formula="of:=[Waarden.B57]/[Waarden.$B57]" office:value-type="percentage" office:value="1">
            <text:p>100%</text:p>
          </table:table-cell>
          <table:table-cell table:formula="of:=[Waarden.C57]/[Waarden.$B57]" office:value-type="percentage" office:value="0.00504691702721281">
            <text:p>1%</text:p>
          </table:table-cell>
          <table:table-cell table:formula="of:=[Waarden.D57]/[Waarden.$B57]" office:value-type="percentage" office:value="0.00368250262936642">
            <text:p>0%</text:p>
          </table:table-cell>
          <table:table-cell table:formula="of:=[Waarden.E57]/[Waarden.$B57]" office:value-type="percentage" office:value="0.287743131390029">
            <text:p>29%</text:p>
          </table:table-cell>
          <table:table-cell table:formula="of:=[Waarden.F57]/[Waarden.$B57]" office:value-type="percentage" office:value="0.00308956468241405">
            <text:p>0%</text:p>
          </table:table-cell>
          <table:table-cell table:formula="of:=[Waarden.G57]/[Waarden.$B57]" office:value-type="percentage" office:value="0.00976772816236229">
            <text:p>1%</text:p>
          </table:table-cell>
          <table:table-cell table:formula="of:=[Waarden.H57]/[Waarden.$B57]" office:value-type="percentage" office:value="0.0537254246043888">
            <text:p>5%</text:p>
          </table:table-cell>
          <table:table-cell table:formula="of:=[Waarden.I57]/[Waarden.$B57]" office:value-type="percentage" office:value="0.00625899640693661">
            <text:p>1%</text:p>
          </table:table-cell>
          <table:table-cell table:formula="of:=[Waarden.J57]/[Waarden.$B57]" office:value-type="percentage" office:value="0.0315850239472511">
            <text:p>3%</text:p>
          </table:table-cell>
          <table:table-cell table:formula="of:=[Waarden.K57]/[Waarden.$B57]" office:value-type="percentage" office:value="0.0779024533144801">
            <text:p>8%</text:p>
          </table:table-cell>
          <table:table-cell table:formula="of:=[Waarden.L57]/[Waarden.$B57]" office:value-type="percentage" office:value="0.0429320203078271">
            <text:p>4%</text:p>
          </table:table-cell>
          <table:table-cell table:formula="of:=[Waarden.M57]/[Waarden.$B57]" office:value-type="percentage" office:value="0.00801156980360259">
            <text:p>1%</text:p>
          </table:table-cell>
          <table:table-cell table:formula="of:=[Waarden.N57]/[Waarden.$B57]" office:value-type="percentage" office:value="0.047977969025691">
            <text:p>5%</text:p>
          </table:table-cell>
          <table:table-cell table:formula="of:=[Waarden.O57]/[Waarden.$B57]" office:value-type="percentage" office:value="0.077590495087257">
            <text:p>8%</text:p>
          </table:table-cell>
          <table:table-cell table:formula="of:=[Waarden.P57]/[Waarden.$B57]" office:value-type="percentage" office:value="0.0237453770989842">
            <text:p>2%</text:p>
          </table:table-cell>
          <table:table-cell table:formula="of:=[Waarden.Q57]/[Waarden.$B57]" office:value-type="percentage" office:value="0.00210507495808329">
            <text:p>0%</text:p>
          </table:table-cell>
          <table:table-cell table:formula="of:=[Waarden.R57]/[Waarden.$B57]" office:value-type="percentage" office:value="0.069315330782161">
            <text:p>7%</text:p>
          </table:table-cell>
          <table:table-cell table:formula="of:=[Waarden.S57]/[Waarden.$B57]" office:value-type="percentage" office:value="0.00139106138413066">
            <text:p>0%</text:p>
          </table:table-cell>
          <table:table-cell table:formula="of:=[Waarden.T57]/[Waarden.$B57]" office:value-type="percentage" office:value="0.0567397568245556">
            <text:p>6%</text:p>
          </table:table-cell>
          <table:table-cell table:formula="of:=[Waarden.U57]/[Waarden.$B57]" office:value-type="percentage" office:value="0.191385670192476">
            <text:p>19%</text:p>
          </table:table-cell>
          <table:table-cell table:formula="of:=SUM([.C57:.U57])" office:value-type="percentage" office:value="0.99999606762921">
            <text:p>100%</text:p>
          </table:table-cell>
          <table:table-cell table:number-columns-repeated="1002"/>
        </table:table-row>
        <table:table-row table:style-name="ro2">
          <table:table-cell table:formula="of:=[Waarden.A58]" office:value-type="string" office:string-value="Kunderberg">
            <text:p>Kunderberg</text:p>
          </table:table-cell>
          <table:table-cell table:formula="of:=[Waarden.B58]/[Waarden.$B58]" office:value-type="percentage" office:value="1">
            <text:p>100%</text:p>
          </table:table-cell>
          <table:table-cell table:formula="of:=[Waarden.C58]/[Waarden.$B58]" office:value-type="percentage" office:value="0.0136958815234884">
            <text:p>1%</text:p>
          </table:table-cell>
          <table:table-cell table:formula="of:=[Waarden.D58]/[Waarden.$B58]" office:value-type="percentage" office:value="0.0000414615523883676">
            <text:p>0%</text:p>
          </table:table-cell>
          <table:table-cell table:formula="of:=[Waarden.E58]/[Waarden.$B58]" office:value-type="percentage" office:value="0.44908402007694">
            <text:p>45%</text:p>
          </table:table-cell>
          <table:table-cell table:formula="of:=[Waarden.F58]/[Waarden.$B58]" office:value-type="percentage" office:value="0.000690272026732398">
            <text:p>0%</text:p>
          </table:table-cell>
          <table:table-cell table:formula="of:=[Waarden.G58]/[Waarden.$B58]" office:value-type="percentage" office:value="0.0108997395586305">
            <text:p>1%</text:p>
          </table:table-cell>
          <table:table-cell table:formula="of:=[Waarden.H58]/[Waarden.$B58]" office:value-type="percentage" office:value="0.0943540547702081">
            <text:p>9%</text:p>
          </table:table-cell>
          <table:table-cell table:formula="of:=[Waarden.I58]/[Waarden.$B58]" office:value-type="percentage" office:value="0.00385617565425387">
            <text:p>0%</text:p>
          </table:table-cell>
          <table:table-cell table:formula="of:=[Waarden.J58]/[Waarden.$B58]" office:value-type="percentage" office:value="0.0311549643110265">
            <text:p>3%</text:p>
          </table:table-cell>
          <table:table-cell table:formula="of:=[Waarden.K58]/[Waarden.$B58]" office:value-type="percentage" office:value="0.11041286785663">
            <text:p>11%</text:p>
          </table:table-cell>
          <table:table-cell table:formula="of:=[Waarden.L58]/[Waarden.$B58]" office:value-type="percentage" office:value="0.0231821590688791">
            <text:p>2%</text:p>
          </table:table-cell>
          <table:table-cell table:formula="of:=[Waarden.M58]/[Waarden.$B58]" office:value-type="percentage" office:value="0.00271070603872433">
            <text:p>0%</text:p>
          </table:table-cell>
          <table:table-cell table:formula="of:=[Waarden.N58]/[Waarden.$B58]" office:value-type="percentage" office:value="0.0331088085570613">
            <text:p>3%</text:p>
          </table:table-cell>
          <table:table-cell table:formula="of:=[Waarden.O58]/[Waarden.$B58]" office:value-type="percentage" office:value="0.0859259262981957">
            <text:p>9%</text:p>
          </table:table-cell>
          <table:table-cell table:formula="of:=[Waarden.P58]/[Waarden.$B58]" office:value-type="percentage" office:value="0.0107504779700323">
            <text:p>1%</text:p>
          </table:table-cell>
          <table:table-cell table:formula="of:=[Waarden.Q58]/[Waarden.$B58]" office:value-type="percentage" office:value="0.000685623307222187">
            <text:p>0%</text:p>
          </table:table-cell>
          <table:table-cell table:formula="of:=[Waarden.R58]/[Waarden.$B58]" office:value-type="percentage" office:value="0.000864410546763542">
            <text:p>0%</text:p>
          </table:table-cell>
          <table:table-cell table:formula="of:=[Waarden.S58]/[Waarden.$B58]" office:value-type="percentage" office:value="0.000000125641067843538">
            <text:p>0%</text:p>
          </table:table-cell>
          <table:table-cell table:formula="of:=[Waarden.T58]/[Waarden.$B58]" office:value-type="percentage" office:value="0.000288848814972294">
            <text:p>0%</text:p>
          </table:table-cell>
          <table:table-cell table:formula="of:=[Waarden.U58]/[Waarden.$B58]" office:value-type="percentage" office:value="0.128282671294948">
            <text:p>13%</text:p>
          </table:table-cell>
          <table:table-cell table:formula="of:=SUM([.C58:.U58])" office:value-type="percentage" office:value="0.999989194868165">
            <text:p>100%</text:p>
          </table:table-cell>
          <table:table-cell table:number-columns-repeated="1002"/>
        </table:table-row>
        <table:table-row table:style-name="ro2">
          <table:table-cell table:formula="of:=[Waarden.A59]" office:value-type="string" office:string-value="Landgoederen Brummen">
            <text:p>Landgoederen Brummen</text:p>
          </table:table-cell>
          <table:table-cell table:formula="of:=[Waarden.B59]/[Waarden.$B59]" office:value-type="percentage" office:value="1">
            <text:p>100%</text:p>
          </table:table-cell>
          <table:table-cell table:formula="of:=[Waarden.C59]/[Waarden.$B59]" office:value-type="percentage" office:value="0.0118885138945418">
            <text:p>1%</text:p>
          </table:table-cell>
          <table:table-cell table:formula="of:=[Waarden.D59]/[Waarden.$B59]" office:value-type="percentage" office:value="0.000612833402339712">
            <text:p>0%</text:p>
          </table:table-cell>
          <table:table-cell table:formula="of:=[Waarden.E59]/[Waarden.$B59]" office:value-type="percentage" office:value="0.273797391822451">
            <text:p>27%</text:p>
          </table:table-cell>
          <table:table-cell table:formula="of:=[Waarden.F59]/[Waarden.$B59]" office:value-type="percentage" office:value="0.0076698105959063">
            <text:p>1%</text:p>
          </table:table-cell>
          <table:table-cell table:formula="of:=[Waarden.G59]/[Waarden.$B59]" office:value-type="percentage" office:value="0.0189884694362788">
            <text:p>2%</text:p>
          </table:table-cell>
          <table:table-cell table:formula="of:=[Waarden.H59]/[Waarden.$B59]" office:value-type="percentage" office:value="0.0108795768984351">
            <text:p>1%</text:p>
          </table:table-cell>
          <table:table-cell table:formula="of:=[Waarden.I59]/[Waarden.$B59]" office:value-type="percentage" office:value="0.0108373283712713">
            <text:p>1%</text:p>
          </table:table-cell>
          <table:table-cell table:formula="of:=[Waarden.J59]/[Waarden.$B59]" office:value-type="percentage" office:value="0.0638585677168139">
            <text:p>6%</text:p>
          </table:table-cell>
          <table:table-cell table:formula="of:=[Waarden.K59]/[Waarden.$B59]" office:value-type="percentage" office:value="0.261728030985498">
            <text:p>26%</text:p>
          </table:table-cell>
          <table:table-cell table:formula="of:=[Waarden.L59]/[Waarden.$B59]" office:value-type="percentage" office:value="0.0822755873048717">
            <text:p>8%</text:p>
          </table:table-cell>
          <table:table-cell table:formula="of:=[Waarden.M59]/[Waarden.$B59]" office:value-type="percentage" office:value="0.00442631034462487">
            <text:p>0%</text:p>
          </table:table-cell>
          <table:table-cell table:formula="of:=[Waarden.N59]/[Waarden.$B59]" office:value-type="percentage" office:value="0.031916910689303">
            <text:p>3%</text:p>
          </table:table-cell>
          <table:table-cell table:formula="of:=[Waarden.O59]/[Waarden.$B59]" office:value-type="percentage" office:value="0.0610755304599243">
            <text:p>6%</text:p>
          </table:table-cell>
          <table:table-cell table:formula="of:=[Waarden.P59]/[Waarden.$B59]" office:value-type="percentage" office:value="0.0171844059686113">
            <text:p>2%</text:p>
          </table:table-cell>
          <table:table-cell table:formula="of:=[Waarden.Q59]/[Waarden.$B59]" office:value-type="percentage" office:value="0.00222394030496652">
            <text:p>0%</text:p>
          </table:table-cell>
          <table:table-cell table:formula="of:=[Waarden.R59]/[Waarden.$B59]" office:value-type="percentage" office:value="0.0184595384192983">
            <text:p>2%</text:p>
          </table:table-cell>
          <table:table-cell table:formula="of:=[Waarden.S59]/[Waarden.$B59]" office:value-type="percentage" office:value="0.000272155659467951">
            <text:p>0%</text:p>
          </table:table-cell>
          <table:table-cell table:formula="of:=[Waarden.T59]/[Waarden.$B59]" office:value-type="percentage" office:value="0.0176752105955955">
            <text:p>2%</text:p>
          </table:table-cell>
          <table:table-cell table:formula="of:=[Waarden.U59]/[Waarden.$B59]" office:value-type="percentage" office:value="0.10422179152271">
            <text:p>10%</text:p>
          </table:table-cell>
          <table:table-cell table:formula="of:=SUM([.C59:.U59])" office:value-type="percentage" office:value="0.999991904392908">
            <text:p>100%</text:p>
          </table:table-cell>
          <table:table-cell table:number-columns-repeated="1002"/>
        </table:table-row>
        <table:table-row table:style-name="ro2">
          <table:table-cell table:formula="of:=[Waarden.A60]" office:value-type="string" office:string-value="Landgoederen Oldenzaal">
            <text:p>Landgoederen Oldenzaal</text:p>
          </table:table-cell>
          <table:table-cell table:formula="of:=[Waarden.B60]/[Waarden.$B60]" office:value-type="percentage" office:value="1">
            <text:p>100%</text:p>
          </table:table-cell>
          <table:table-cell table:formula="of:=[Waarden.C60]/[Waarden.$B60]" office:value-type="percentage" office:value="0.00903043492305898">
            <text:p>1%</text:p>
          </table:table-cell>
          <table:table-cell table:formula="of:=[Waarden.D60]/[Waarden.$B60]" office:value-type="percentage" office:value="0.000616511993415255">
            <text:p>0%</text:p>
          </table:table-cell>
          <table:table-cell table:formula="of:=[Waarden.E60]/[Waarden.$B60]" office:value-type="percentage" office:value="0.284800879401208">
            <text:p>28%</text:p>
          </table:table-cell>
          <table:table-cell table:formula="of:=[Waarden.F60]/[Waarden.$B60]" office:value-type="percentage" office:value="0.0072145440546915">
            <text:p>1%</text:p>
          </table:table-cell>
          <table:table-cell table:formula="of:=[Waarden.G60]/[Waarden.$B60]" office:value-type="percentage" office:value="0.0172991060964835">
            <text:p>2%</text:p>
          </table:table-cell>
          <table:table-cell table:formula="of:=[Waarden.H60]/[Waarden.$B60]" office:value-type="percentage" office:value="0.00870861874193102">
            <text:p>1%</text:p>
          </table:table-cell>
          <table:table-cell table:formula="of:=[Waarden.I60]/[Waarden.$B60]" office:value-type="percentage" office:value="0.00923283153740031">
            <text:p>1%</text:p>
          </table:table-cell>
          <table:table-cell table:formula="of:=[Waarden.J60]/[Waarden.$B60]" office:value-type="percentage" office:value="0.053124495923583">
            <text:p>5%</text:p>
          </table:table-cell>
          <table:table-cell table:formula="of:=[Waarden.K60]/[Waarden.$B60]" office:value-type="percentage" office:value="0.284127862828193">
            <text:p>28%</text:p>
          </table:table-cell>
          <table:table-cell table:formula="of:=[Waarden.L60]/[Waarden.$B60]" office:value-type="percentage" office:value="0.0870264585800091">
            <text:p>9%</text:p>
          </table:table-cell>
          <table:table-cell table:formula="of:=[Waarden.M60]/[Waarden.$B60]" office:value-type="percentage" office:value="0.00375690283131621">
            <text:p>0%</text:p>
          </table:table-cell>
          <table:table-cell table:formula="of:=[Waarden.N60]/[Waarden.$B60]" office:value-type="percentage" office:value="0.0280081683684939">
            <text:p>3%</text:p>
          </table:table-cell>
          <table:table-cell table:formula="of:=[Waarden.O60]/[Waarden.$B60]" office:value-type="percentage" office:value="0.0629311923313903">
            <text:p>6%</text:p>
          </table:table-cell>
          <table:table-cell table:formula="of:=[Waarden.P60]/[Waarden.$B60]" office:value-type="percentage" office:value="0.0183876862976112">
            <text:p>2%</text:p>
          </table:table-cell>
          <table:table-cell table:formula="of:=[Waarden.Q60]/[Waarden.$B60]" office:value-type="percentage" office:value="0.00153813194746978">
            <text:p>0%</text:p>
          </table:table-cell>
          <table:table-cell table:formula="of:=[Waarden.R60]/[Waarden.$B60]" office:value-type="percentage" office:value="0.0171664541069012">
            <text:p>2%</text:p>
          </table:table-cell>
          <table:table-cell table:formula="of:=[Waarden.S60]/[Waarden.$B60]" office:value-type="percentage" office:value="0.000292866445080499">
            <text:p>0%</text:p>
          </table:table-cell>
          <table:table-cell table:formula="of:=[Waarden.T60]/[Waarden.$B60]" office:value-type="percentage" office:value="0.00904953656564327">
            <text:p>1%</text:p>
          </table:table-cell>
          <table:table-cell table:formula="of:=[Waarden.U60]/[Waarden.$B60]" office:value-type="percentage" office:value="0.0976814478063321">
            <text:p>10%</text:p>
          </table:table-cell>
          <table:table-cell table:formula="of:=SUM([.C60:.U60])" office:value-type="percentage" office:value="0.999994130780213">
            <text:p>100%</text:p>
          </table:table-cell>
          <table:table-cell table:number-columns-repeated="1002"/>
        </table:table-row>
        <table:table-row table:style-name="ro2">
          <table:table-cell table:formula="of:=[Waarden.A61]" office:value-type="string" office:string-value="Langstraat">
            <text:p>Langstraat</text:p>
          </table:table-cell>
          <table:table-cell table:formula="of:=[Waarden.B61]/[Waarden.$B61]" office:value-type="percentage" office:value="1">
            <text:p>100%</text:p>
          </table:table-cell>
          <table:table-cell table:formula="of:=[Waarden.C61]/[Waarden.$B61]" office:value-type="percentage" office:value="0.0175819356368162">
            <text:p>2%</text:p>
          </table:table-cell>
          <table:table-cell table:formula="of:=[Waarden.D61]/[Waarden.$B61]" office:value-type="percentage" office:value="0.00235795141858083">
            <text:p>0%</text:p>
          </table:table-cell>
          <table:table-cell table:formula="of:=[Waarden.E61]/[Waarden.$B61]" office:value-type="percentage" office:value="0.231984150502493">
            <text:p>23%</text:p>
          </table:table-cell>
          <table:table-cell table:formula="of:=[Waarden.F61]/[Waarden.$B61]" office:value-type="percentage" office:value="0.00830659295069892">
            <text:p>1%</text:p>
          </table:table-cell>
          <table:table-cell table:formula="of:=[Waarden.G61]/[Waarden.$B61]" office:value-type="percentage" office:value="0.0148018389481081">
            <text:p>1%</text:p>
          </table:table-cell>
          <table:table-cell table:formula="of:=[Waarden.H61]/[Waarden.$B61]" office:value-type="percentage" office:value="0.0167105519384308">
            <text:p>2%</text:p>
          </table:table-cell>
          <table:table-cell table:formula="of:=[Waarden.I61]/[Waarden.$B61]" office:value-type="percentage" office:value="0.0217874711076868">
            <text:p>2%</text:p>
          </table:table-cell>
          <table:table-cell table:formula="of:=[Waarden.J61]/[Waarden.$B61]" office:value-type="percentage" office:value="0.0397885040343406">
            <text:p>4%</text:p>
          </table:table-cell>
          <table:table-cell table:formula="of:=[Waarden.K61]/[Waarden.$B61]" office:value-type="percentage" office:value="0.182989729999746">
            <text:p>18%</text:p>
          </table:table-cell>
          <table:table-cell table:formula="of:=[Waarden.L61]/[Waarden.$B61]" office:value-type="percentage" office:value="0.0672743436259112">
            <text:p>7%</text:p>
          </table:table-cell>
          <table:table-cell table:formula="of:=[Waarden.M61]/[Waarden.$B61]" office:value-type="percentage" office:value="0.0104903014960503">
            <text:p>1%</text:p>
          </table:table-cell>
          <table:table-cell table:formula="of:=[Waarden.N61]/[Waarden.$B61]" office:value-type="percentage" office:value="0.0518776405245913">
            <text:p>5%</text:p>
          </table:table-cell>
          <table:table-cell table:formula="of:=[Waarden.O61]/[Waarden.$B61]" office:value-type="percentage" office:value="0.102461413416193">
            <text:p>10%</text:p>
          </table:table-cell>
          <table:table-cell table:formula="of:=[Waarden.P61]/[Waarden.$B61]" office:value-type="percentage" office:value="0.0156559507581851">
            <text:p>2%</text:p>
          </table:table-cell>
          <table:table-cell table:formula="of:=[Waarden.Q61]/[Waarden.$B61]" office:value-type="percentage" office:value="0.000361016332094386">
            <text:p>0%</text:p>
          </table:table-cell>
          <table:table-cell table:formula="of:=[Waarden.R61]/[Waarden.$B61]" office:value-type="percentage" office:value="0.0107165293664434">
            <text:p>1%</text:p>
          </table:table-cell>
          <table:table-cell table:formula="of:=[Waarden.S61]/[Waarden.$B61]" office:value-type="percentage" office:value="0.0000287864805140927">
            <text:p>0%</text:p>
          </table:table-cell>
          <table:table-cell table:formula="of:=[Waarden.T61]/[Waarden.$B61]" office:value-type="percentage" office:value="0.0118393714387314">
            <text:p>1%</text:p>
          </table:table-cell>
          <table:table-cell table:formula="of:=[Waarden.U61]/[Waarden.$B61]" office:value-type="percentage" office:value="0.192962721507734">
            <text:p>19%</text:p>
          </table:table-cell>
          <table:table-cell table:formula="of:=SUM([.C61:.U61])" office:value-type="percentage" office:value="0.99997680148335">
            <text:p>100%</text:p>
          </table:table-cell>
          <table:table-cell table:number-columns-repeated="1002"/>
        </table:table-row>
        <table:table-row table:style-name="ro2">
          <table:table-cell table:formula="of:=[Waarden.A62]" office:value-type="string" office:string-value="Leenderbos, Groote Heide &amp; De Plateaux">
            <text:p>Leenderbos, Groote Heide &amp; De Plateaux</text:p>
          </table:table-cell>
          <table:table-cell table:formula="of:=[Waarden.B62]/[Waarden.$B62]" office:value-type="percentage" office:value="1">
            <text:p>100%</text:p>
          </table:table-cell>
          <table:table-cell table:formula="of:=[Waarden.C62]/[Waarden.$B62]" office:value-type="percentage" office:value="0.00592325597449342">
            <text:p>1%</text:p>
          </table:table-cell>
          <table:table-cell table:formula="of:=[Waarden.D62]/[Waarden.$B62]" office:value-type="percentage" office:value="0.00237267717258726">
            <text:p>0%</text:p>
          </table:table-cell>
          <table:table-cell table:formula="of:=[Waarden.E62]/[Waarden.$B62]" office:value-type="percentage" office:value="0.158055419041209">
            <text:p>16%</text:p>
          </table:table-cell>
          <table:table-cell table:formula="of:=[Waarden.F62]/[Waarden.$B62]" office:value-type="percentage" office:value="0.0170308362797583">
            <text:p>2%</text:p>
          </table:table-cell>
          <table:table-cell table:formula="of:=[Waarden.G62]/[Waarden.$B62]" office:value-type="percentage" office:value="0.0237412665455628">
            <text:p>2%</text:p>
          </table:table-cell>
          <table:table-cell table:formula="of:=[Waarden.H62]/[Waarden.$B62]" office:value-type="percentage" office:value="0.0210828568311402">
            <text:p>2%</text:p>
          </table:table-cell>
          <table:table-cell table:formula="of:=[Waarden.I62]/[Waarden.$B62]" office:value-type="percentage" office:value="0.0121130544123662">
            <text:p>1%</text:p>
          </table:table-cell>
          <table:table-cell table:formula="of:=[Waarden.J62]/[Waarden.$B62]" office:value-type="percentage" office:value="0.104075411715241">
            <text:p>10%</text:p>
          </table:table-cell>
          <table:table-cell table:formula="of:=[Waarden.K62]/[Waarden.$B62]" office:value-type="percentage" office:value="0.186675657277275">
            <text:p>19%</text:p>
          </table:table-cell>
          <table:table-cell table:formula="of:=[Waarden.L62]/[Waarden.$B62]" office:value-type="percentage" office:value="0.165929215911522">
            <text:p>17%</text:p>
          </table:table-cell>
          <table:table-cell table:formula="of:=[Waarden.M62]/[Waarden.$B62]" office:value-type="percentage" office:value="0.00460194093501864">
            <text:p>0%</text:p>
          </table:table-cell>
          <table:table-cell table:formula="of:=[Waarden.N62]/[Waarden.$B62]" office:value-type="percentage" office:value="0.0339867948941255">
            <text:p>3%</text:p>
          </table:table-cell>
          <table:table-cell table:formula="of:=[Waarden.O62]/[Waarden.$B62]" office:value-type="percentage" office:value="0.116518259984579">
            <text:p>12%</text:p>
          </table:table-cell>
          <table:table-cell table:formula="of:=[Waarden.P62]/[Waarden.$B62]" office:value-type="percentage" office:value="0.0206853016149714">
            <text:p>2%</text:p>
          </table:table-cell>
          <table:table-cell table:formula="of:=[Waarden.Q62]/[Waarden.$B62]" office:value-type="percentage" office:value="0.001966243617151">
            <text:p>0%</text:p>
          </table:table-cell>
          <table:table-cell table:formula="of:=[Waarden.R62]/[Waarden.$B62]" office:value-type="percentage" office:value="0.0261627737100967">
            <text:p>3%</text:p>
          </table:table-cell>
          <table:table-cell table:formula="of:=[Waarden.S62]/[Waarden.$B62]" office:value-type="percentage" office:value="0.00048204365322618">
            <text:p>0%</text:p>
          </table:table-cell>
          <table:table-cell table:formula="of:=[Waarden.T62]/[Waarden.$B62]" office:value-type="percentage" office:value="0.0149080898639036">
            <text:p>1%</text:p>
          </table:table-cell>
          <table:table-cell table:formula="of:=[Waarden.U62]/[Waarden.$B62]" office:value-type="percentage" office:value="0.0836868588449137">
            <text:p>8%</text:p>
          </table:table-cell>
          <table:table-cell table:formula="of:=SUM([.C62:.U62])" office:value-type="percentage" office:value="0.999997958279141">
            <text:p>100%</text:p>
          </table:table-cell>
          <table:table-cell table:number-columns-repeated="1002"/>
        </table:table-row>
        <table:table-row table:style-name="ro2">
          <table:table-cell table:formula="of:=[Waarden.A63]" office:value-type="string" office:string-value="Lemselermaten">
            <text:p>Lemselermaten</text:p>
          </table:table-cell>
          <table:table-cell table:formula="of:=[Waarden.B63]/[Waarden.$B63]" office:value-type="percentage" office:value="1">
            <text:p>100%</text:p>
          </table:table-cell>
          <table:table-cell table:formula="of:=[Waarden.C63]/[Waarden.$B63]" office:value-type="percentage" office:value="0.0164500166378635">
            <text:p>2%</text:p>
          </table:table-cell>
          <table:table-cell table:formula="of:=[Waarden.D63]/[Waarden.$B63]" office:value-type="percentage" office:value="0.0000438020755604848">
            <text:p>0%</text:p>
          </table:table-cell>
          <table:table-cell table:formula="of:=[Waarden.E63]/[Waarden.$B63]" office:value-type="percentage" office:value="0.274675198087529">
            <text:p>27%</text:p>
          </table:table-cell>
          <table:table-cell table:formula="of:=[Waarden.F63]/[Waarden.$B63]" office:value-type="percentage" office:value="0.0041626687894803">
            <text:p>0%</text:p>
          </table:table-cell>
          <table:table-cell table:formula="of:=[Waarden.G63]/[Waarden.$B63]" office:value-type="percentage" office:value="0.0197223606306253">
            <text:p>2%</text:p>
          </table:table-cell>
          <table:table-cell table:formula="of:=[Waarden.H63]/[Waarden.$B63]" office:value-type="percentage" office:value="0.00683416257183629">
            <text:p>1%</text:p>
          </table:table-cell>
          <table:table-cell table:formula="of:=[Waarden.I63]/[Waarden.$B63]" office:value-type="percentage" office:value="0.0111673651337556">
            <text:p>1%</text:p>
          </table:table-cell>
          <table:table-cell table:formula="of:=[Waarden.J63]/[Waarden.$B63]" office:value-type="percentage" office:value="0.0512919707852275">
            <text:p>5%</text:p>
          </table:table-cell>
          <table:table-cell table:formula="of:=[Waarden.K63]/[Waarden.$B63]" office:value-type="percentage" office:value="0.33144814163202">
            <text:p>33%</text:p>
          </table:table-cell>
          <table:table-cell table:formula="of:=[Waarden.L63]/[Waarden.$B63]" office:value-type="percentage" office:value="0.13356170431279">
            <text:p>13%</text:p>
          </table:table-cell>
          <table:table-cell table:formula="of:=[Waarden.M63]/[Waarden.$B63]" office:value-type="percentage" office:value="0.00360172521313259">
            <text:p>0%</text:p>
          </table:table-cell>
          <table:table-cell table:formula="of:=[Waarden.N63]/[Waarden.$B63]" office:value-type="percentage" office:value="0.0284340394412587">
            <text:p>3%</text:p>
          </table:table-cell>
          <table:table-cell table:formula="of:=[Waarden.O63]/[Waarden.$B63]" office:value-type="percentage" office:value="0.0329207223983731">
            <text:p>3%</text:p>
          </table:table-cell>
          <table:table-cell table:formula="of:=[Waarden.P63]/[Waarden.$B63]" office:value-type="percentage" office:value="0.0132290059075669">
            <text:p>1%</text:p>
          </table:table-cell>
          <table:table-cell table:formula="of:=[Waarden.Q63]/[Waarden.$B63]" office:value-type="percentage" office:value="0.000226974391540694">
            <text:p>0%</text:p>
          </table:table-cell>
          <table:table-cell table:formula="of:=[Waarden.R63]/[Waarden.$B63]" office:value-type="percentage" office:value="0.00173658782177645">
            <text:p>0%</text:p>
          </table:table-cell>
          <table:table-cell table:formula="of:=[Waarden.S63]/[Waarden.$B63]" office:value-type="percentage" office:value="0.0000033760493020927">
            <text:p>0%</text:p>
          </table:table-cell>
          <table:table-cell table:formula="of:=[Waarden.T63]/[Waarden.$B63]" office:value-type="percentage" office:value="0.000467366414923038">
            <text:p>0%</text:p>
          </table:table-cell>
          <table:table-cell table:formula="of:=[Waarden.U63]/[Waarden.$B63]" office:value-type="percentage" office:value="0.0700074030701619">
            <text:p>7%</text:p>
          </table:table-cell>
          <table:table-cell table:formula="of:=SUM([.C63:.U63])" office:value-type="percentage" office:value="0.999984591364724">
            <text:p>100%</text:p>
          </table:table-cell>
          <table:table-cell table:number-columns-repeated="1002"/>
        </table:table-row>
        <table:table-row table:style-name="ro2">
          <table:table-cell table:formula="of:=[Waarden.A64]" office:value-type="string" office:string-value="Leudal">
            <text:p>Leudal</text:p>
          </table:table-cell>
          <table:table-cell table:formula="of:=[Waarden.B64]/[Waarden.$B64]" office:value-type="percentage" office:value="1">
            <text:p>100%</text:p>
          </table:table-cell>
          <table:table-cell table:formula="of:=[Waarden.C64]/[Waarden.$B64]" office:value-type="percentage" office:value="0.00447534640105313">
            <text:p>0%</text:p>
          </table:table-cell>
          <table:table-cell table:formula="of:=[Waarden.D64]/[Waarden.$B64]" office:value-type="percentage" office:value="0.00183632732964359">
            <text:p>0%</text:p>
          </table:table-cell>
          <table:table-cell table:formula="of:=[Waarden.E64]/[Waarden.$B64]" office:value-type="percentage" office:value="0.127982212026072">
            <text:p>13%</text:p>
          </table:table-cell>
          <table:table-cell table:formula="of:=[Waarden.F64]/[Waarden.$B64]" office:value-type="percentage" office:value="0.0123224140911457">
            <text:p>1%</text:p>
          </table:table-cell>
          <table:table-cell table:formula="of:=[Waarden.G64]/[Waarden.$B64]" office:value-type="percentage" office:value="0.0414238894828721">
            <text:p>4%</text:p>
          </table:table-cell>
          <table:table-cell table:formula="of:=[Waarden.H64]/[Waarden.$B64]" office:value-type="percentage" office:value="0.0412940350756022">
            <text:p>4%</text:p>
          </table:table-cell>
          <table:table-cell table:formula="of:=[Waarden.I64]/[Waarden.$B64]" office:value-type="percentage" office:value="0.0132799186575354">
            <text:p>1%</text:p>
          </table:table-cell>
          <table:table-cell table:formula="of:=[Waarden.J64]/[Waarden.$B64]" office:value-type="percentage" office:value="0.211697609937217">
            <text:p>21%</text:p>
          </table:table-cell>
          <table:table-cell table:formula="of:=[Waarden.K64]/[Waarden.$B64]" office:value-type="percentage" office:value="0.114945991122887">
            <text:p>11%</text:p>
          </table:table-cell>
          <table:table-cell table:formula="of:=[Waarden.L64]/[Waarden.$B64]" office:value-type="percentage" office:value="0.201600988290539">
            <text:p>20%</text:p>
          </table:table-cell>
          <table:table-cell table:formula="of:=[Waarden.M64]/[Waarden.$B64]" office:value-type="percentage" office:value="0.00437574818840544">
            <text:p>0%</text:p>
          </table:table-cell>
          <table:table-cell table:formula="of:=[Waarden.N64]/[Waarden.$B64]" office:value-type="percentage" office:value="0.040425925595269">
            <text:p>4%</text:p>
          </table:table-cell>
          <table:table-cell table:formula="of:=[Waarden.O64]/[Waarden.$B64]" office:value-type="percentage" office:value="0.0484316126610596">
            <text:p>5%</text:p>
          </table:table-cell>
          <table:table-cell table:formula="of:=[Waarden.P64]/[Waarden.$B64]" office:value-type="percentage" office:value="0.0139290337227069">
            <text:p>1%</text:p>
          </table:table-cell>
          <table:table-cell table:formula="of:=[Waarden.Q64]/[Waarden.$B64]" office:value-type="percentage" office:value="0.00104042459134025">
            <text:p>0%</text:p>
          </table:table-cell>
          <table:table-cell table:formula="of:=[Waarden.R64]/[Waarden.$B64]" office:value-type="percentage" office:value="0.0117015538380728">
            <text:p>1%</text:p>
          </table:table-cell>
          <table:table-cell table:formula="of:=[Waarden.S64]/[Waarden.$B64]" office:value-type="percentage" office:value="0.000107230936193767">
            <text:p>0%</text:p>
          </table:table-cell>
          <table:table-cell table:formula="of:=[Waarden.T64]/[Waarden.$B64]" office:value-type="percentage" office:value="0.0101004085763558">
            <text:p>1%</text:p>
          </table:table-cell>
          <table:table-cell table:formula="of:=[Waarden.U64]/[Waarden.$B64]" office:value-type="percentage" office:value="0.0990233253284571">
            <text:p>10%</text:p>
          </table:table-cell>
          <table:table-cell table:formula="of:=SUM([.C64:.U64])" office:value-type="percentage" office:value="0.999993995852428">
            <text:p>100%</text:p>
          </table:table-cell>
          <table:table-cell table:number-columns-repeated="1002"/>
        </table:table-row>
        <table:table-row table:style-name="ro2">
          <table:table-cell table:formula="of:=[Waarden.A65]" office:value-type="string" office:string-value="Lieftinghsbroek">
            <text:p>Lieftinghsbroek</text:p>
          </table:table-cell>
          <table:table-cell table:formula="of:=[Waarden.B65]/[Waarden.$B65]" office:value-type="percentage" office:value="1">
            <text:p>100%</text:p>
          </table:table-cell>
          <table:table-cell table:formula="of:=[Waarden.C65]/[Waarden.$B65]" office:value-type="percentage" office:value="0.00640632321520935">
            <text:p>1%</text:p>
          </table:table-cell>
          <table:table-cell table:formula="of:=[Waarden.D65]/[Waarden.$B65]" office:value-type="percentage" office:value="0.000000973161661128566">
            <text:p>0%</text:p>
          </table:table-cell>
          <table:table-cell table:formula="of:=[Waarden.E65]/[Waarden.$B65]" office:value-type="percentage" office:value="0.196748310064227">
            <text:p>20%</text:p>
          </table:table-cell>
          <table:table-cell table:formula="of:=[Waarden.F65]/[Waarden.$B65]" office:value-type="percentage" office:value="0.00700157376459965">
            <text:p>1%</text:p>
          </table:table-cell>
          <table:table-cell table:formula="of:=[Waarden.G65]/[Waarden.$B65]" office:value-type="percentage" office:value="0.0203115058038551">
            <text:p>2%</text:p>
          </table:table-cell>
          <table:table-cell table:formula="of:=[Waarden.H65]/[Waarden.$B65]" office:value-type="percentage" office:value="0.167325416014446">
            <text:p>17%</text:p>
          </table:table-cell>
          <table:table-cell table:formula="of:=[Waarden.I65]/[Waarden.$B65]" office:value-type="percentage" office:value="0.00581350556997186">
            <text:p>1%</text:p>
          </table:table-cell>
          <table:table-cell table:formula="of:=[Waarden.J65]/[Waarden.$B65]" office:value-type="percentage" office:value="0.0837159075113645">
            <text:p>8%</text:p>
          </table:table-cell>
          <table:table-cell table:formula="of:=[Waarden.K65]/[Waarden.$B65]" office:value-type="percentage" office:value="0.273792221226894">
            <text:p>27%</text:p>
          </table:table-cell>
          <table:table-cell table:formula="of:=[Waarden.L65]/[Waarden.$B65]" office:value-type="percentage" office:value="0.0855259882010637">
            <text:p>9%</text:p>
          </table:table-cell>
          <table:table-cell table:formula="of:=[Waarden.M65]/[Waarden.$B65]" office:value-type="percentage" office:value="0.00660938961516484">
            <text:p>1%</text:p>
          </table:table-cell>
          <table:table-cell table:formula="of:=[Waarden.N65]/[Waarden.$B65]" office:value-type="percentage" office:value="0.0313948439624483">
            <text:p>3%</text:p>
          </table:table-cell>
          <table:table-cell table:formula="of:=[Waarden.O65]/[Waarden.$B65]" office:value-type="percentage" office:value="0.00987321163297986">
            <text:p>1%</text:p>
          </table:table-cell>
          <table:table-cell table:formula="of:=[Waarden.P65]/[Waarden.$B65]" office:value-type="percentage" office:value="0.0102658823632452">
            <text:p>1%</text:p>
          </table:table-cell>
          <table:table-cell table:formula="of:=[Waarden.Q65]/[Waarden.$B65]" office:value-type="percentage" office:value="0.0000789882881616019">
            <text:p>0%</text:p>
          </table:table-cell>
          <table:table-cell table:formula="of:=[Waarden.R65]/[Waarden.$B65]" office:value-type="percentage" office:value="0.00190837001747312">
            <text:p>0%</text:p>
          </table:table-cell>
          <table:table-cell table:formula="of:=[Waarden.S65]/[Waarden.$B65]" office:value-type="percentage" office:value="0.00000145974249169285">
            <text:p>0%</text:p>
          </table:table-cell>
          <table:table-cell table:formula="of:=[Waarden.T65]/[Waarden.$B65]" office:value-type="percentage" office:value="0.00019917375331098">
            <text:p>0%</text:p>
          </table:table-cell>
          <table:table-cell table:formula="of:=[Waarden.U65]/[Waarden.$B65]" office:value-type="percentage" office:value="0.0930185220237026">
            <text:p>9%</text:p>
          </table:table-cell>
          <table:table-cell table:formula="of:=SUM([.C65:.U65])" office:value-type="percentage" office:value="0.99999156593227">
            <text:p>100%</text:p>
          </table:table-cell>
          <table:table-cell table:number-columns-repeated="1002"/>
        </table:table-row>
        <table:table-row table:style-name="ro2">
          <table:table-cell table:formula="of:=[Waarden.A66]" office:value-type="string" office:string-value="Lingegebied &amp; Diefdijk-Zuid">
            <text:p>Lingegebied &amp; Diefdijk-Zuid</text:p>
          </table:table-cell>
          <table:table-cell table:formula="of:=[Waarden.B66]/[Waarden.$B66]" office:value-type="percentage" office:value="1">
            <text:p>100%</text:p>
          </table:table-cell>
          <table:table-cell table:formula="of:=[Waarden.C66]/[Waarden.$B66]" office:value-type="percentage" office:value="0.0132397510495647">
            <text:p>1%</text:p>
          </table:table-cell>
          <table:table-cell table:formula="of:=[Waarden.D66]/[Waarden.$B66]" office:value-type="percentage" office:value="0.00231038553970722">
            <text:p>0%</text:p>
          </table:table-cell>
          <table:table-cell table:formula="of:=[Waarden.E66]/[Waarden.$B66]" office:value-type="percentage" office:value="0.2937724997574">
            <text:p>29%</text:p>
          </table:table-cell>
          <table:table-cell table:formula="of:=[Waarden.F66]/[Waarden.$B66]" office:value-type="percentage" office:value="0.0055461649155086">
            <text:p>1%</text:p>
          </table:table-cell>
          <table:table-cell table:formula="of:=[Waarden.G66]/[Waarden.$B66]" office:value-type="percentage" office:value="0.0215271089563238">
            <text:p>2%</text:p>
          </table:table-cell>
          <table:table-cell table:formula="of:=[Waarden.H66]/[Waarden.$B66]" office:value-type="percentage" office:value="0.0151461639187655">
            <text:p>2%</text:p>
          </table:table-cell>
          <table:table-cell table:formula="of:=[Waarden.I66]/[Waarden.$B66]" office:value-type="percentage" office:value="0.0137998512045693">
            <text:p>1%</text:p>
          </table:table-cell>
          <table:table-cell table:formula="of:=[Waarden.J66]/[Waarden.$B66]" office:value-type="percentage" office:value="0.062656114670358">
            <text:p>6%</text:p>
          </table:table-cell>
          <table:table-cell table:formula="of:=[Waarden.K66]/[Waarden.$B66]" office:value-type="percentage" office:value="0.206368834295062">
            <text:p>21%</text:p>
          </table:table-cell>
          <table:table-cell table:formula="of:=[Waarden.L66]/[Waarden.$B66]" office:value-type="percentage" office:value="0.0418643007941912">
            <text:p>4%</text:p>
          </table:table-cell>
          <table:table-cell table:formula="of:=[Waarden.M66]/[Waarden.$B66]" office:value-type="percentage" office:value="0.00529035524849915">
            <text:p>1%</text:p>
          </table:table-cell>
          <table:table-cell table:formula="of:=[Waarden.N66]/[Waarden.$B66]" office:value-type="percentage" office:value="0.0323193355660901">
            <text:p>3%</text:p>
          </table:table-cell>
          <table:table-cell table:formula="of:=[Waarden.O66]/[Waarden.$B66]" office:value-type="percentage" office:value="0.0875727253714317">
            <text:p>9%</text:p>
          </table:table-cell>
          <table:table-cell table:formula="of:=[Waarden.P66]/[Waarden.$B66]" office:value-type="percentage" office:value="0.0210972320085016">
            <text:p>2%</text:p>
          </table:table-cell>
          <table:table-cell table:formula="of:=[Waarden.Q66]/[Waarden.$B66]" office:value-type="percentage" office:value="0.00319163564843028">
            <text:p>0%</text:p>
          </table:table-cell>
          <table:table-cell table:formula="of:=[Waarden.R66]/[Waarden.$B66]" office:value-type="percentage" office:value="0.0264626110909073">
            <text:p>3%</text:p>
          </table:table-cell>
          <table:table-cell table:formula="of:=[Waarden.S66]/[Waarden.$B66]" office:value-type="percentage" office:value="0.000459022216911867">
            <text:p>0%</text:p>
          </table:table-cell>
          <table:table-cell table:formula="of:=[Waarden.T66]/[Waarden.$B66]" office:value-type="percentage" office:value="0.0309475759408138">
            <text:p>3%</text:p>
          </table:table-cell>
          <table:table-cell table:formula="of:=[Waarden.U66]/[Waarden.$B66]" office:value-type="percentage" office:value="0.116422993239007">
            <text:p>12%</text:p>
          </table:table-cell>
          <table:table-cell table:formula="of:=SUM([.C66:.U66])" office:value-type="percentage" office:value="0.999994661432043">
            <text:p>100%</text:p>
          </table:table-cell>
          <table:table-cell table:number-columns-repeated="1002"/>
        </table:table-row>
        <table:table-row table:style-name="ro2">
          <table:table-cell table:formula="of:=[Waarden.A67]" office:value-type="string" office:string-value="Loevestein, Pompveld &amp; Kornsche Boezem">
            <text:p>Loevestein, Pompveld &amp; Kornsche Boezem</text:p>
          </table:table-cell>
          <table:table-cell table:formula="of:=[Waarden.B67]/[Waarden.$B67]" office:value-type="percentage" office:value="1">
            <text:p>100%</text:p>
          </table:table-cell>
          <table:table-cell table:formula="of:=[Waarden.C67]/[Waarden.$B67]" office:value-type="percentage" office:value="0.0104481250986566">
            <text:p>1%</text:p>
          </table:table-cell>
          <table:table-cell table:formula="of:=[Waarden.D67]/[Waarden.$B67]" office:value-type="percentage" office:value="0.00206468018713812">
            <text:p>0%</text:p>
          </table:table-cell>
          <table:table-cell table:formula="of:=[Waarden.E67]/[Waarden.$B67]" office:value-type="percentage" office:value="0.264880946352306">
            <text:p>26%</text:p>
          </table:table-cell>
          <table:table-cell table:formula="of:=[Waarden.F67]/[Waarden.$B67]" office:value-type="percentage" office:value="0.00571715405595616">
            <text:p>1%</text:p>
          </table:table-cell>
          <table:table-cell table:formula="of:=[Waarden.G67]/[Waarden.$B67]" office:value-type="percentage" office:value="0.018084015520241">
            <text:p>2%</text:p>
          </table:table-cell>
          <table:table-cell table:formula="of:=[Waarden.H67]/[Waarden.$B67]" office:value-type="percentage" office:value="0.0269188290009245">
            <text:p>3%</text:p>
          </table:table-cell>
          <table:table-cell table:formula="of:=[Waarden.I67]/[Waarden.$B67]" office:value-type="percentage" office:value="0.0149252013212016">
            <text:p>1%</text:p>
          </table:table-cell>
          <table:table-cell table:formula="of:=[Waarden.J67]/[Waarden.$B67]" office:value-type="percentage" office:value="0.0461814125178199">
            <text:p>5%</text:p>
          </table:table-cell>
          <table:table-cell table:formula="of:=[Waarden.K67]/[Waarden.$B67]" office:value-type="percentage" office:value="0.1987114800823">
            <text:p>20%</text:p>
          </table:table-cell>
          <table:table-cell table:formula="of:=[Waarden.L67]/[Waarden.$B67]" office:value-type="percentage" office:value="0.0498952480069207">
            <text:p>5%</text:p>
          </table:table-cell>
          <table:table-cell table:formula="of:=[Waarden.M67]/[Waarden.$B67]" office:value-type="percentage" office:value="0.0073352086011008">
            <text:p>1%</text:p>
          </table:table-cell>
          <table:table-cell table:formula="of:=[Waarden.N67]/[Waarden.$B67]" office:value-type="percentage" office:value="0.0359444711920284">
            <text:p>4%</text:p>
          </table:table-cell>
          <table:table-cell table:formula="of:=[Waarden.O67]/[Waarden.$B67]" office:value-type="percentage" office:value="0.0761115556232956">
            <text:p>8%</text:p>
          </table:table-cell>
          <table:table-cell table:formula="of:=[Waarden.P67]/[Waarden.$B67]" office:value-type="percentage" office:value="0.0206487780910359">
            <text:p>2%</text:p>
          </table:table-cell>
          <table:table-cell table:formula="of:=[Waarden.Q67]/[Waarden.$B67]" office:value-type="percentage" office:value="0.00266819296698009">
            <text:p>0%</text:p>
          </table:table-cell>
          <table:table-cell table:formula="of:=[Waarden.R67]/[Waarden.$B67]" office:value-type="percentage" office:value="0.0287405082787547">
            <text:p>3%</text:p>
          </table:table-cell>
          <table:table-cell table:formula="of:=[Waarden.S67]/[Waarden.$B67]" office:value-type="percentage" office:value="0.000466881893455575">
            <text:p>0%</text:p>
          </table:table-cell>
          <table:table-cell table:formula="of:=[Waarden.T67]/[Waarden.$B67]" office:value-type="percentage" office:value="0.0498689395827656">
            <text:p>5%</text:p>
          </table:table-cell>
          <table:table-cell table:formula="of:=[Waarden.U67]/[Waarden.$B67]" office:value-type="percentage" office:value="0.140376341389969">
            <text:p>14%</text:p>
          </table:table-cell>
          <table:table-cell table:formula="of:=SUM([.C67:.U67])" office:value-type="percentage" office:value="0.99998796976285">
            <text:p>100%</text:p>
          </table:table-cell>
          <table:table-cell table:number-columns-repeated="1002"/>
        </table:table-row>
        <table:table-row table:style-name="ro2">
          <table:table-cell table:formula="of:=[Waarden.A68]" office:value-type="string" office:string-value="Lonnekermeer">
            <text:p>Lonnekermeer</text:p>
          </table:table-cell>
          <table:table-cell table:formula="of:=[Waarden.B68]/[Waarden.$B68]" office:value-type="percentage" office:value="1">
            <text:p>100%</text:p>
          </table:table-cell>
          <table:table-cell table:formula="of:=[Waarden.C68]/[Waarden.$B68]" office:value-type="percentage" office:value="0.00798125693219429">
            <text:p>1%</text:p>
          </table:table-cell>
          <table:table-cell table:formula="of:=[Waarden.D68]/[Waarden.$B68]" office:value-type="percentage" office:value="0.0000685826347762028">
            <text:p>0%</text:p>
          </table:table-cell>
          <table:table-cell table:formula="of:=[Waarden.E68]/[Waarden.$B68]" office:value-type="percentage" office:value="0.220796318635172">
            <text:p>22%</text:p>
          </table:table-cell>
          <table:table-cell table:formula="of:=[Waarden.F68]/[Waarden.$B68]" office:value-type="percentage" office:value="0.00566001788433771">
            <text:p>1%</text:p>
          </table:table-cell>
          <table:table-cell table:formula="of:=[Waarden.G68]/[Waarden.$B68]" office:value-type="percentage" office:value="0.0169599193015192">
            <text:p>2%</text:p>
          </table:table-cell>
          <table:table-cell table:formula="of:=[Waarden.H68]/[Waarden.$B68]" office:value-type="percentage" office:value="0.00551630895054977">
            <text:p>1%</text:p>
          </table:table-cell>
          <table:table-cell table:formula="of:=[Waarden.I68]/[Waarden.$B68]" office:value-type="percentage" office:value="0.0125852280806753">
            <text:p>1%</text:p>
          </table:table-cell>
          <table:table-cell table:formula="of:=[Waarden.J68]/[Waarden.$B68]" office:value-type="percentage" office:value="0.0614650156834014">
            <text:p>6%</text:p>
          </table:table-cell>
          <table:table-cell table:formula="of:=[Waarden.K68]/[Waarden.$B68]" office:value-type="percentage" office:value="0.239653648885601">
            <text:p>24%</text:p>
          </table:table-cell>
          <table:table-cell table:formula="of:=[Waarden.L68]/[Waarden.$B68]" office:value-type="percentage" office:value="0.121188284122881">
            <text:p>12%</text:p>
          </table:table-cell>
          <table:table-cell table:formula="of:=[Waarden.M68]/[Waarden.$B68]" office:value-type="percentage" office:value="0.00422959805039074">
            <text:p>0%</text:p>
          </table:table-cell>
          <table:table-cell table:formula="of:=[Waarden.N68]/[Waarden.$B68]" office:value-type="percentage" office:value="0.0540879151357218">
            <text:p>5%</text:p>
          </table:table-cell>
          <table:table-cell table:formula="of:=[Waarden.O68]/[Waarden.$B68]" office:value-type="percentage" office:value="0.0953236961937769">
            <text:p>10%</text:p>
          </table:table-cell>
          <table:table-cell table:formula="of:=[Waarden.P68]/[Waarden.$B68]" office:value-type="percentage" office:value="0.0155983337817421">
            <text:p>2%</text:p>
          </table:table-cell>
          <table:table-cell table:formula="of:=[Waarden.Q68]/[Waarden.$B68]" office:value-type="percentage" office:value="0.000360782410831878">
            <text:p>0%</text:p>
          </table:table-cell>
          <table:table-cell table:formula="of:=[Waarden.R68]/[Waarden.$B68]" office:value-type="percentage" office:value="0.00150202262144726">
            <text:p>0%</text:p>
          </table:table-cell>
          <table:table-cell table:formula="of:=[Waarden.S68]/[Waarden.$B68]" office:value-type="percentage" office:value="0.00000377519090511208">
            <text:p>0%</text:p>
          </table:table-cell>
          <table:table-cell table:formula="of:=[Waarden.T68]/[Waarden.$B68]" office:value-type="percentage" office:value="0.000692370011997556">
            <text:p>0%</text:p>
          </table:table-cell>
          <table:table-cell table:formula="of:=[Waarden.U68]/[Waarden.$B68]" office:value-type="percentage" office:value="0.136322898621778">
            <text:p>14%</text:p>
          </table:table-cell>
          <table:table-cell table:formula="of:=SUM([.C68:.U68])" office:value-type="percentage" office:value="0.9999959731297">
            <text:p>100%</text:p>
          </table:table-cell>
          <table:table-cell table:number-columns-repeated="1002"/>
        </table:table-row>
        <table:table-row table:style-name="ro2">
          <table:table-cell table:formula="of:=[Waarden.A69]" office:value-type="string" office:string-value="Loonse en Drunense Duinen &amp; Leemkuilen">
            <text:p>Loonse en Drunense Duinen &amp; Leemkuilen</text:p>
          </table:table-cell>
          <table:table-cell table:formula="of:=[Waarden.B69]/[Waarden.$B69]" office:value-type="percentage" office:value="1">
            <text:p>100%</text:p>
          </table:table-cell>
          <table:table-cell table:formula="of:=[Waarden.C69]/[Waarden.$B69]" office:value-type="percentage" office:value="0.00749335975070971">
            <text:p>1%</text:p>
          </table:table-cell>
          <table:table-cell table:formula="of:=[Waarden.D69]/[Waarden.$B69]" office:value-type="percentage" office:value="0.00311855020378029">
            <text:p>0%</text:p>
          </table:table-cell>
          <table:table-cell table:formula="of:=[Waarden.E69]/[Waarden.$B69]" office:value-type="percentage" office:value="0.196834761921161">
            <text:p>20%</text:p>
          </table:table-cell>
          <table:table-cell table:formula="of:=[Waarden.F69]/[Waarden.$B69]" office:value-type="percentage" office:value="0.0120245672568119">
            <text:p>1%</text:p>
          </table:table-cell>
          <table:table-cell table:formula="of:=[Waarden.G69]/[Waarden.$B69]" office:value-type="percentage" office:value="0.0193399091121223">
            <text:p>2%</text:p>
          </table:table-cell>
          <table:table-cell table:formula="of:=[Waarden.H69]/[Waarden.$B69]" office:value-type="percentage" office:value="0.0185819821343642">
            <text:p>2%</text:p>
          </table:table-cell>
          <table:table-cell table:formula="of:=[Waarden.I69]/[Waarden.$B69]" office:value-type="percentage" office:value="0.0193786930989733">
            <text:p>2%</text:p>
          </table:table-cell>
          <table:table-cell table:formula="of:=[Waarden.J69]/[Waarden.$B69]" office:value-type="percentage" office:value="0.0711272819648036">
            <text:p>7%</text:p>
          </table:table-cell>
          <table:table-cell table:formula="of:=[Waarden.K69]/[Waarden.$B69]" office:value-type="percentage" office:value="0.199568510752619">
            <text:p>20%</text:p>
          </table:table-cell>
          <table:table-cell table:formula="of:=[Waarden.L69]/[Waarden.$B69]" office:value-type="percentage" office:value="0.11868142365514">
            <text:p>12%</text:p>
          </table:table-cell>
          <table:table-cell table:formula="of:=[Waarden.M69]/[Waarden.$B69]" office:value-type="percentage" office:value="0.00570317965557056">
            <text:p>1%</text:p>
          </table:table-cell>
          <table:table-cell table:formula="of:=[Waarden.N69]/[Waarden.$B69]" office:value-type="percentage" office:value="0.0452925561758517">
            <text:p>5%</text:p>
          </table:table-cell>
          <table:table-cell table:formula="of:=[Waarden.O69]/[Waarden.$B69]" office:value-type="percentage" office:value="0.0825425461414774">
            <text:p>8%</text:p>
          </table:table-cell>
          <table:table-cell table:formula="of:=[Waarden.P69]/[Waarden.$B69]" office:value-type="percentage" office:value="0.0246836571121207">
            <text:p>2%</text:p>
          </table:table-cell>
          <table:table-cell table:formula="of:=[Waarden.Q69]/[Waarden.$B69]" office:value-type="percentage" office:value="0.0020807173024909">
            <text:p>0%</text:p>
          </table:table-cell>
          <table:table-cell table:formula="of:=[Waarden.R69]/[Waarden.$B69]" office:value-type="percentage" office:value="0.0301005500021658">
            <text:p>3%</text:p>
          </table:table-cell>
          <table:table-cell table:formula="of:=[Waarden.S69]/[Waarden.$B69]" office:value-type="percentage" office:value="0.000583520749418292">
            <text:p>0%</text:p>
          </table:table-cell>
          <table:table-cell table:formula="of:=[Waarden.T69]/[Waarden.$B69]" office:value-type="percentage" office:value="0.0226740129977303">
            <text:p>2%</text:p>
          </table:table-cell>
          <table:table-cell table:formula="of:=[Waarden.U69]/[Waarden.$B69]" office:value-type="percentage" office:value="0.120188056810578">
            <text:p>12%</text:p>
          </table:table-cell>
          <table:table-cell table:formula="of:=SUM([.C69:.U69])" office:value-type="percentage" office:value="0.999997836797889">
            <text:p>100%</text:p>
          </table:table-cell>
          <table:table-cell table:number-columns-repeated="1002"/>
        </table:table-row>
        <table:table-row table:style-name="ro2">
          <table:table-cell table:formula="of:=[Waarden.A70]" office:value-type="string" office:string-value="Maas bij Eijsden">
            <text:p>Maas bij Eijsden</text:p>
          </table:table-cell>
          <table:table-cell table:formula="of:=[Waarden.B70]/[Waarden.$B70]" office:value-type="percentage" office:value="1">
            <text:p>100%</text:p>
          </table:table-cell>
          <table:table-cell table:formula="of:=[Waarden.C70]/[Waarden.$B70]" office:value-type="percentage" office:value="0.00933107247132953">
            <text:p>1%</text:p>
          </table:table-cell>
          <table:table-cell table:formula="of:=[Waarden.D70]/[Waarden.$B70]" office:value-type="percentage" office:value="0">
            <text:p>0%</text:p>
          </table:table-cell>
          <table:table-cell table:formula="of:=[Waarden.E70]/[Waarden.$B70]" office:value-type="percentage" office:value="0.125317306631081">
            <text:p>13%</text:p>
          </table:table-cell>
          <table:table-cell table:formula="of:=[Waarden.F70]/[Waarden.$B70]" office:value-type="percentage" office:value="0.000100334112594941">
            <text:p>0%</text:p>
          </table:table-cell>
          <table:table-cell table:formula="of:=[Waarden.G70]/[Waarden.$B70]" office:value-type="percentage" office:value="0.0112976210781904">
            <text:p>1%</text:p>
          </table:table-cell>
          <table:table-cell table:formula="of:=[Waarden.H70]/[Waarden.$B70]" office:value-type="percentage" office:value="0.009381239527627">
            <text:p>1%</text:p>
          </table:table-cell>
          <table:table-cell table:formula="of:=[Waarden.I70]/[Waarden.$B70]" office:value-type="percentage" office:value="0.00669228531008258">
            <text:p>1%</text:p>
          </table:table-cell>
          <table:table-cell table:formula="of:=[Waarden.J70]/[Waarden.$B70]" office:value-type="percentage" office:value="0.0305718041076786">
            <text:p>3%</text:p>
          </table:table-cell>
          <table:table-cell table:formula="of:=[Waarden.K70]/[Waarden.$B70]" office:value-type="percentage" office:value="0.14993929786188">
            <text:p>15%</text:p>
          </table:table-cell>
          <table:table-cell table:formula="of:=[Waarden.L70]/[Waarden.$B70]" office:value-type="percentage" office:value="0.000110367523854435">
            <text:p>0%</text:p>
          </table:table-cell>
          <table:table-cell table:formula="of:=[Waarden.M70]/[Waarden.$B70]" office:value-type="percentage" office:value="0.0000501670562974706">
            <text:p>0%</text:p>
          </table:table-cell>
          <table:table-cell table:formula="of:=[Waarden.N70]/[Waarden.$B70]" office:value-type="percentage" office:value="0.261621198591309">
            <text:p>26%</text:p>
          </table:table-cell>
          <table:table-cell table:formula="of:=[Waarden.O70]/[Waarden.$B70]" office:value-type="percentage" office:value="0.137497867900107">
            <text:p>14%</text:p>
          </table:table-cell>
          <table:table-cell table:formula="of:=[Waarden.P70]/[Waarden.$B70]" office:value-type="percentage" office:value="0.0237591178624821">
            <text:p>2%</text:p>
          </table:table-cell>
          <table:table-cell table:formula="of:=[Waarden.Q70]/[Waarden.$B70]" office:value-type="percentage" office:value="0.0000301002337784823">
            <text:p>0%</text:p>
          </table:table-cell>
          <table:table-cell table:formula="of:=[Waarden.R70]/[Waarden.$B70]" office:value-type="percentage" office:value="0.000411369861639259">
            <text:p>0%</text:p>
          </table:table-cell>
          <table:table-cell table:formula="of:=[Waarden.S70]/[Waarden.$B70]" office:value-type="percentage" office:value="0">
            <text:p>0%</text:p>
          </table:table-cell>
          <table:table-cell table:formula="of:=[Waarden.T70]/[Waarden.$B70]" office:value-type="percentage" office:value="0.0261972367985391">
            <text:p>3%</text:p>
          </table:table-cell>
          <table:table-cell table:formula="of:=[Waarden.U70]/[Waarden.$B70]" office:value-type="percentage" office:value="0.207571212136414">
            <text:p>21%</text:p>
          </table:table-cell>
          <table:table-cell table:formula="of:=SUM([.C70:.U70])" office:value-type="percentage" office:value="0.999879599064886">
            <text:p>100%</text:p>
          </table:table-cell>
          <table:table-cell table:number-columns-repeated="1002"/>
        </table:table-row>
        <table:table-row table:style-name="ro2">
          <table:table-cell table:formula="of:=[Waarden.A71]" office:value-type="string" office:string-value="Maasduinen">
            <text:p>Maasduinen</text:p>
          </table:table-cell>
          <table:table-cell table:formula="of:=[Waarden.B71]/[Waarden.$B71]" office:value-type="percentage" office:value="1">
            <text:p>100%</text:p>
          </table:table-cell>
          <table:table-cell table:formula="of:=[Waarden.C71]/[Waarden.$B71]" office:value-type="percentage" office:value="0.00521047168694345">
            <text:p>1%</text:p>
          </table:table-cell>
          <table:table-cell table:formula="of:=[Waarden.D71]/[Waarden.$B71]" office:value-type="percentage" office:value="0.00282976957936916">
            <text:p>0%</text:p>
          </table:table-cell>
          <table:table-cell table:formula="of:=[Waarden.E71]/[Waarden.$B71]" office:value-type="percentage" office:value="0.154768747754396">
            <text:p>15%</text:p>
          </table:table-cell>
          <table:table-cell table:formula="of:=[Waarden.F71]/[Waarden.$B71]" office:value-type="percentage" office:value="0.0181796123974118">
            <text:p>2%</text:p>
          </table:table-cell>
          <table:table-cell table:formula="of:=[Waarden.G71]/[Waarden.$B71]" office:value-type="percentage" office:value="0.0387965803298817">
            <text:p>4%</text:p>
          </table:table-cell>
          <table:table-cell table:formula="of:=[Waarden.H71]/[Waarden.$B71]" office:value-type="percentage" office:value="0.0265311717571384">
            <text:p>3%</text:p>
          </table:table-cell>
          <table:table-cell table:formula="of:=[Waarden.I71]/[Waarden.$B71]" office:value-type="percentage" office:value="0.0137802425284298">
            <text:p>1%</text:p>
          </table:table-cell>
          <table:table-cell table:formula="of:=[Waarden.J71]/[Waarden.$B71]" office:value-type="percentage" office:value="0.131914708379833">
            <text:p>13%</text:p>
          </table:table-cell>
          <table:table-cell table:formula="of:=[Waarden.K71]/[Waarden.$B71]" office:value-type="percentage" office:value="0.160251030977593">
            <text:p>16%</text:p>
          </table:table-cell>
          <table:table-cell table:formula="of:=[Waarden.L71]/[Waarden.$B71]" office:value-type="percentage" office:value="0.234302596300856">
            <text:p>23%</text:p>
          </table:table-cell>
          <table:table-cell table:formula="of:=[Waarden.M71]/[Waarden.$B71]" office:value-type="percentage" office:value="0.00352922372343594">
            <text:p>0%</text:p>
          </table:table-cell>
          <table:table-cell table:formula="of:=[Waarden.N71]/[Waarden.$B71]" office:value-type="percentage" office:value="0.0285347779384017">
            <text:p>3%</text:p>
          </table:table-cell>
          <table:table-cell table:formula="of:=[Waarden.O71]/[Waarden.$B71]" office:value-type="percentage" office:value="0.0542187908140291">
            <text:p>5%</text:p>
          </table:table-cell>
          <table:table-cell table:formula="of:=[Waarden.P71]/[Waarden.$B71]" office:value-type="percentage" office:value="0.0177501647554401">
            <text:p>2%</text:p>
          </table:table-cell>
          <table:table-cell table:formula="of:=[Waarden.Q71]/[Waarden.$B71]" office:value-type="percentage" office:value="0.00217454327044991">
            <text:p>0%</text:p>
          </table:table-cell>
          <table:table-cell table:formula="of:=[Waarden.R71]/[Waarden.$B71]" office:value-type="percentage" office:value="0.0168273386566367">
            <text:p>2%</text:p>
          </table:table-cell>
          <table:table-cell table:formula="of:=[Waarden.S71]/[Waarden.$B71]" office:value-type="percentage" office:value="0.000388869950660974">
            <text:p>0%</text:p>
          </table:table-cell>
          <table:table-cell table:formula="of:=[Waarden.T71]/[Waarden.$B71]" office:value-type="percentage" office:value="0.0179307365995252">
            <text:p>2%</text:p>
          </table:table-cell>
          <table:table-cell table:formula="of:=[Waarden.U71]/[Waarden.$B71]" office:value-type="percentage" office:value="0.0720801384218509">
            <text:p>7%</text:p>
          </table:table-cell>
          <table:table-cell table:formula="of:=SUM([.C71:.U71])" office:value-type="percentage" office:value="0.999999515822283">
            <text:p>100%</text:p>
          </table:table-cell>
          <table:table-cell table:number-columns-repeated="1002"/>
        </table:table-row>
        <table:table-row table:style-name="ro2">
          <table:table-cell table:formula="of:=[Waarden.A72]" office:value-type="string" office:string-value="Manteling van Walcheren">
            <text:p>Manteling van Walcheren</text:p>
          </table:table-cell>
          <table:table-cell table:formula="of:=[Waarden.B72]/[Waarden.$B72]" office:value-type="percentage" office:value="1">
            <text:p>100%</text:p>
          </table:table-cell>
          <table:table-cell table:formula="of:=[Waarden.C72]/[Waarden.$B72]" office:value-type="percentage" office:value="0.00672512711857861">
            <text:p>1%</text:p>
          </table:table-cell>
          <table:table-cell table:formula="of:=[Waarden.D72]/[Waarden.$B72]" office:value-type="percentage" office:value="0.00377459660851713">
            <text:p>0%</text:p>
          </table:table-cell>
          <table:table-cell table:formula="of:=[Waarden.E72]/[Waarden.$B72]" office:value-type="percentage" office:value="0.301466270507323">
            <text:p>30%</text:p>
          </table:table-cell>
          <table:table-cell table:formula="of:=[Waarden.F72]/[Waarden.$B72]" office:value-type="percentage" office:value="0.0025701393449853">
            <text:p>0%</text:p>
          </table:table-cell>
          <table:table-cell table:formula="of:=[Waarden.G72]/[Waarden.$B72]" office:value-type="percentage" office:value="0.015099439053026">
            <text:p>2%</text:p>
          </table:table-cell>
          <table:table-cell table:formula="of:=[Waarden.H72]/[Waarden.$B72]" office:value-type="percentage" office:value="0.0513564162645775">
            <text:p>5%</text:p>
          </table:table-cell>
          <table:table-cell table:formula="of:=[Waarden.I72]/[Waarden.$B72]" office:value-type="percentage" office:value="0.00788108476578219">
            <text:p>1%</text:p>
          </table:table-cell>
          <table:table-cell table:formula="of:=[Waarden.J72]/[Waarden.$B72]" office:value-type="percentage" office:value="0.0478576216517864">
            <text:p>5%</text:p>
          </table:table-cell>
          <table:table-cell table:formula="of:=[Waarden.K72]/[Waarden.$B72]" office:value-type="percentage" office:value="0.0958451903010424">
            <text:p>10%</text:p>
          </table:table-cell>
          <table:table-cell table:formula="of:=[Waarden.L72]/[Waarden.$B72]" office:value-type="percentage" office:value="0.04101159372723">
            <text:p>4%</text:p>
          </table:table-cell>
          <table:table-cell table:formula="of:=[Waarden.M72]/[Waarden.$B72]" office:value-type="percentage" office:value="0.0087096779171979">
            <text:p>1%</text:p>
          </table:table-cell>
          <table:table-cell table:formula="of:=[Waarden.N72]/[Waarden.$B72]" office:value-type="percentage" office:value="0.0426883682399851">
            <text:p>4%</text:p>
          </table:table-cell>
          <table:table-cell table:formula="of:=[Waarden.O72]/[Waarden.$B72]" office:value-type="percentage" office:value="0.0499856768634708">
            <text:p>5%</text:p>
          </table:table-cell>
          <table:table-cell table:formula="of:=[Waarden.P72]/[Waarden.$B72]" office:value-type="percentage" office:value="0.0221266757268403">
            <text:p>2%</text:p>
          </table:table-cell>
          <table:table-cell table:formula="of:=[Waarden.Q72]/[Waarden.$B72]" office:value-type="percentage" office:value="0.00206626727032122">
            <text:p>0%</text:p>
          </table:table-cell>
          <table:table-cell table:formula="of:=[Waarden.R72]/[Waarden.$B72]" office:value-type="percentage" office:value="0.130992770446797">
            <text:p>13%</text:p>
          </table:table-cell>
          <table:table-cell table:formula="of:=[Waarden.S72]/[Waarden.$B72]" office:value-type="percentage" office:value="0.00264153540224666">
            <text:p>0%</text:p>
          </table:table-cell>
          <table:table-cell table:formula="of:=[Waarden.T72]/[Waarden.$B72]" office:value-type="percentage" office:value="0.0239659809381787">
            <text:p>2%</text:p>
          </table:table-cell>
          <table:table-cell table:formula="of:=[Waarden.U72]/[Waarden.$B72]" office:value-type="percentage" office:value="0.143231404862855">
            <text:p>14%</text:p>
          </table:table-cell>
          <table:table-cell table:formula="of:=SUM([.C72:.U72])" office:value-type="percentage" office:value="0.999995837010741">
            <text:p>100%</text:p>
          </table:table-cell>
          <table:table-cell table:number-columns-repeated="1002"/>
        </table:table-row>
        <table:table-row table:style-name="ro2">
          <table:table-cell table:formula="of:=[Waarden.A73]" office:value-type="string" office:string-value="Mantingerbos">
            <text:p>Mantingerbos</text:p>
          </table:table-cell>
          <table:table-cell table:formula="of:=[Waarden.B73]/[Waarden.$B73]" office:value-type="percentage" office:value="1">
            <text:p>100%</text:p>
          </table:table-cell>
          <table:table-cell table:formula="of:=[Waarden.C73]/[Waarden.$B73]" office:value-type="percentage" office:value="0.0106460812840741">
            <text:p>1%</text:p>
          </table:table-cell>
          <table:table-cell table:formula="of:=[Waarden.D73]/[Waarden.$B73]" office:value-type="percentage" office:value="0.00000674040848626182">
            <text:p>0%</text:p>
          </table:table-cell>
          <table:table-cell table:formula="of:=[Waarden.E73]/[Waarden.$B73]" office:value-type="percentage" office:value="0.30950607687217">
            <text:p>31%</text:p>
          </table:table-cell>
          <table:table-cell table:formula="of:=[Waarden.F73]/[Waarden.$B73]" office:value-type="percentage" office:value="0.00650449418924265">
            <text:p>1%</text:p>
          </table:table-cell>
          <table:table-cell table:formula="of:=[Waarden.G73]/[Waarden.$B73]" office:value-type="percentage" office:value="0.0308056801509851">
            <text:p>3%</text:p>
          </table:table-cell>
          <table:table-cell table:formula="of:=[Waarden.H73]/[Waarden.$B73]" office:value-type="percentage" office:value="0.0472948202149226">
            <text:p>5%</text:p>
          </table:table-cell>
          <table:table-cell table:formula="of:=[Waarden.I73]/[Waarden.$B73]" office:value-type="percentage" office:value="0.0077774684776481">
            <text:p>1%</text:p>
          </table:table-cell>
          <table:table-cell table:formula="of:=[Waarden.J73]/[Waarden.$B73]" office:value-type="percentage" office:value="0.0941298920484188">
            <text:p>9%</text:p>
          </table:table-cell>
          <table:table-cell table:formula="of:=[Waarden.K73]/[Waarden.$B73]" office:value-type="percentage" office:value="0.264545626437808">
            <text:p>26%</text:p>
          </table:table-cell>
          <table:table-cell table:formula="of:=[Waarden.L73]/[Waarden.$B73]" office:value-type="percentage" office:value="0.065589689450998">
            <text:p>7%</text:p>
          </table:table-cell>
          <table:table-cell table:formula="of:=[Waarden.M73]/[Waarden.$B73]" office:value-type="percentage" office:value="0.004437377228274">
            <text:p>0%</text:p>
          </table:table-cell>
          <table:table-cell table:formula="of:=[Waarden.N73]/[Waarden.$B73]" office:value-type="percentage" office:value="0.0367094026072249">
            <text:p>4%</text:p>
          </table:table-cell>
          <table:table-cell table:formula="of:=[Waarden.O73]/[Waarden.$B73]" office:value-type="percentage" office:value="0.0176217037651747">
            <text:p>2%</text:p>
          </table:table-cell>
          <table:table-cell table:formula="of:=[Waarden.P73]/[Waarden.$B73]" office:value-type="percentage" office:value="0.00741217335280174">
            <text:p>1%</text:p>
          </table:table-cell>
          <table:table-cell table:formula="of:=[Waarden.Q73]/[Waarden.$B73]" office:value-type="percentage" office:value="0.000114849557584097">
            <text:p>0%</text:p>
          </table:table-cell>
          <table:table-cell table:formula="of:=[Waarden.R73]/[Waarden.$B73]" office:value-type="percentage" office:value="0.00383774348631434">
            <text:p>0%</text:p>
          </table:table-cell>
          <table:table-cell table:formula="of:=[Waarden.S73]/[Waarden.$B73]" office:value-type="percentage" office:value="0.0000627645829175289">
            <text:p>0%</text:p>
          </table:table-cell>
          <table:table-cell table:formula="of:=[Waarden.T73]/[Waarden.$B73]" office:value-type="percentage" office:value="0.000410114464391384">
            <text:p>0%</text:p>
          </table:table-cell>
          <table:table-cell table:formula="of:=[Waarden.U73]/[Waarden.$B73]" office:value-type="percentage" office:value="0.0925793354832608">
            <text:p>9%</text:p>
          </table:table-cell>
          <table:table-cell table:formula="of:=SUM([.C73:.U73])" office:value-type="percentage" office:value="0.999992034062697">
            <text:p>100%</text:p>
          </table:table-cell>
          <table:table-cell table:number-columns-repeated="1002"/>
        </table:table-row>
        <table:table-row table:style-name="ro2">
          <table:table-cell table:formula="of:=[Waarden.A74]" office:value-type="string" office:string-value="Mantingerzand">
            <text:p>Mantingerzand</text:p>
          </table:table-cell>
          <table:table-cell table:formula="of:=[Waarden.B74]/[Waarden.$B74]" office:value-type="percentage" office:value="1">
            <text:p>100%</text:p>
          </table:table-cell>
          <table:table-cell table:formula="of:=[Waarden.C74]/[Waarden.$B74]" office:value-type="percentage" office:value="0.0107887726503187">
            <text:p>1%</text:p>
          </table:table-cell>
          <table:table-cell table:formula="of:=[Waarden.D74]/[Waarden.$B74]" office:value-type="percentage" office:value="0.00115575242286206">
            <text:p>0%</text:p>
          </table:table-cell>
          <table:table-cell table:formula="of:=[Waarden.E74]/[Waarden.$B74]" office:value-type="percentage" office:value="0.269921491668049">
            <text:p>27%</text:p>
          </table:table-cell>
          <table:table-cell table:formula="of:=[Waarden.F74]/[Waarden.$B74]" office:value-type="percentage" office:value="0.00724591173511641">
            <text:p>1%</text:p>
          </table:table-cell>
          <table:table-cell table:formula="of:=[Waarden.G74]/[Waarden.$B74]" office:value-type="percentage" office:value="0.0260825761834403">
            <text:p>3%</text:p>
          </table:table-cell>
          <table:table-cell table:formula="of:=[Waarden.H74]/[Waarden.$B74]" office:value-type="percentage" office:value="0.0303702965710695">
            <text:p>3%</text:p>
          </table:table-cell>
          <table:table-cell table:formula="of:=[Waarden.I74]/[Waarden.$B74]" office:value-type="percentage" office:value="0.00870180232920545">
            <text:p>1%</text:p>
          </table:table-cell>
          <table:table-cell table:formula="of:=[Waarden.J74]/[Waarden.$B74]" office:value-type="percentage" office:value="0.0862931593588799">
            <text:p>9%</text:p>
          </table:table-cell>
          <table:table-cell table:formula="of:=[Waarden.K74]/[Waarden.$B74]" office:value-type="percentage" office:value="0.271013258365306">
            <text:p>27%</text:p>
          </table:table-cell>
          <table:table-cell table:formula="of:=[Waarden.L74]/[Waarden.$B74]" office:value-type="percentage" office:value="0.072362415847107">
            <text:p>7%</text:p>
          </table:table-cell>
          <table:table-cell table:formula="of:=[Waarden.M74]/[Waarden.$B74]" office:value-type="percentage" office:value="0.00470500678356359">
            <text:p>0%</text:p>
          </table:table-cell>
          <table:table-cell table:formula="of:=[Waarden.N74]/[Waarden.$B74]" office:value-type="percentage" office:value="0.035114284402051">
            <text:p>4%</text:p>
          </table:table-cell>
          <table:table-cell table:formula="of:=[Waarden.O74]/[Waarden.$B74]" office:value-type="percentage" office:value="0.0501601740108216">
            <text:p>5%</text:p>
          </table:table-cell>
          <table:table-cell table:formula="of:=[Waarden.P74]/[Waarden.$B74]" office:value-type="percentage" office:value="0.0184765858028944">
            <text:p>2%</text:p>
          </table:table-cell>
          <table:table-cell table:formula="of:=[Waarden.Q74]/[Waarden.$B74]" office:value-type="percentage" office:value="0.00171031588635032">
            <text:p>0%</text:p>
          </table:table-cell>
          <table:table-cell table:formula="of:=[Waarden.R74]/[Waarden.$B74]" office:value-type="percentage" office:value="0.0239039391325121">
            <text:p>2%</text:p>
          </table:table-cell>
          <table:table-cell table:formula="of:=[Waarden.S74]/[Waarden.$B74]" office:value-type="percentage" office:value="0.000506046081965858">
            <text:p>0%</text:p>
          </table:table-cell>
          <table:table-cell table:formula="of:=[Waarden.T74]/[Waarden.$B74]" office:value-type="percentage" office:value="0.00981101128916357">
            <text:p>1%</text:p>
          </table:table-cell>
          <table:table-cell table:formula="of:=[Waarden.U74]/[Waarden.$B74]" office:value-type="percentage" office:value="0.0716718365731559">
            <text:p>7%</text:p>
          </table:table-cell>
          <table:table-cell table:formula="of:=SUM([.C74:.U74])" office:value-type="percentage" office:value="0.999994637093833">
            <text:p>100%</text:p>
          </table:table-cell>
          <table:table-cell table:number-columns-repeated="1002"/>
        </table:table-row>
        <table:table-row table:style-name="ro2">
          <table:table-cell table:formula="of:=[Waarden.A75]" office:value-type="string" office:string-value="Meijendel &amp; Berkheide">
            <text:p>Meijendel &amp; Berkheide</text:p>
          </table:table-cell>
          <table:table-cell table:formula="of:=[Waarden.B75]/[Waarden.$B75]" office:value-type="percentage" office:value="1">
            <text:p>100%</text:p>
          </table:table-cell>
          <table:table-cell table:formula="of:=[Waarden.C75]/[Waarden.$B75]" office:value-type="percentage" office:value="0.00700994204787784">
            <text:p>1%</text:p>
          </table:table-cell>
          <table:table-cell table:formula="of:=[Waarden.D75]/[Waarden.$B75]" office:value-type="percentage" office:value="0.0100258161421427">
            <text:p>1%</text:p>
          </table:table-cell>
          <table:table-cell table:formula="of:=[Waarden.E75]/[Waarden.$B75]" office:value-type="percentage" office:value="0.158272999311166">
            <text:p>16%</text:p>
          </table:table-cell>
          <table:table-cell table:formula="of:=[Waarden.F75]/[Waarden.$B75]" office:value-type="percentage" office:value="0.00264691928893227">
            <text:p>0%</text:p>
          </table:table-cell>
          <table:table-cell table:formula="of:=[Waarden.G75]/[Waarden.$B75]" office:value-type="percentage" office:value="0.00772311054165656">
            <text:p>1%</text:p>
          </table:table-cell>
          <table:table-cell table:formula="of:=[Waarden.H75]/[Waarden.$B75]" office:value-type="percentage" office:value="0.0169236506959811">
            <text:p>2%</text:p>
          </table:table-cell>
          <table:table-cell table:formula="of:=[Waarden.I75]/[Waarden.$B75]" office:value-type="percentage" office:value="0.00740577200332791">
            <text:p>1%</text:p>
          </table:table-cell>
          <table:table-cell table:formula="of:=[Waarden.J75]/[Waarden.$B75]" office:value-type="percentage" office:value="0.0203741831771228">
            <text:p>2%</text:p>
          </table:table-cell>
          <table:table-cell table:formula="of:=[Waarden.K75]/[Waarden.$B75]" office:value-type="percentage" office:value="0.117083951725692">
            <text:p>12%</text:p>
          </table:table-cell>
          <table:table-cell table:formula="of:=[Waarden.L75]/[Waarden.$B75]" office:value-type="percentage" office:value="0.0242140260796265">
            <text:p>2%</text:p>
          </table:table-cell>
          <table:table-cell table:formula="of:=[Waarden.M75]/[Waarden.$B75]" office:value-type="percentage" office:value="0.012929555790212">
            <text:p>1%</text:p>
          </table:table-cell>
          <table:table-cell table:formula="of:=[Waarden.N75]/[Waarden.$B75]" office:value-type="percentage" office:value="0.0538161125877356">
            <text:p>5%</text:p>
          </table:table-cell>
          <table:table-cell table:formula="of:=[Waarden.O75]/[Waarden.$B75]" office:value-type="percentage" office:value="0.13207371301543">
            <text:p>13%</text:p>
          </table:table-cell>
          <table:table-cell table:formula="of:=[Waarden.P75]/[Waarden.$B75]" office:value-type="percentage" office:value="0.0467608485639216">
            <text:p>5%</text:p>
          </table:table-cell>
          <table:table-cell table:formula="of:=[Waarden.Q75]/[Waarden.$B75]" office:value-type="percentage" office:value="0.00598810494689906">
            <text:p>1%</text:p>
          </table:table-cell>
          <table:table-cell table:formula="of:=[Waarden.R75]/[Waarden.$B75]" office:value-type="percentage" office:value="0.120518628638327">
            <text:p>12%</text:p>
          </table:table-cell>
          <table:table-cell table:formula="of:=[Waarden.S75]/[Waarden.$B75]" office:value-type="percentage" office:value="0.00536276968012329">
            <text:p>1%</text:p>
          </table:table-cell>
          <table:table-cell table:formula="of:=[Waarden.T75]/[Waarden.$B75]" office:value-type="percentage" office:value="0.0278162501091876">
            <text:p>3%</text:p>
          </table:table-cell>
          <table:table-cell table:formula="of:=[Waarden.U75]/[Waarden.$B75]" office:value-type="percentage" office:value="0.223052310560324">
            <text:p>22%</text:p>
          </table:table-cell>
          <table:table-cell table:formula="of:=SUM([.C75:.U75])" office:value-type="percentage" office:value="0.999998664905687">
            <text:p>100%</text:p>
          </table:table-cell>
          <table:table-cell table:number-columns-repeated="1002"/>
        </table:table-row>
        <table:table-row table:style-name="ro2">
          <table:table-cell table:formula="of:=[Waarden.A76]" office:value-type="string" office:string-value="Meinweg">
            <text:p>Meinweg</text:p>
          </table:table-cell>
          <table:table-cell table:formula="of:=[Waarden.B76]/[Waarden.$B76]" office:value-type="percentage" office:value="1">
            <text:p>100%</text:p>
          </table:table-cell>
          <table:table-cell table:formula="of:=[Waarden.C76]/[Waarden.$B76]" office:value-type="percentage" office:value="0.00581082218982141">
            <text:p>1%</text:p>
          </table:table-cell>
          <table:table-cell table:formula="of:=[Waarden.D76]/[Waarden.$B76]" office:value-type="percentage" office:value="0.0024916194586654">
            <text:p>0%</text:p>
          </table:table-cell>
          <table:table-cell table:formula="of:=[Waarden.E76]/[Waarden.$B76]" office:value-type="percentage" office:value="0.162025383573456">
            <text:p>16%</text:p>
          </table:table-cell>
          <table:table-cell table:formula="of:=[Waarden.F76]/[Waarden.$B76]" office:value-type="percentage" office:value="0.00920288206250873">
            <text:p>1%</text:p>
          </table:table-cell>
          <table:table-cell table:formula="of:=[Waarden.G76]/[Waarden.$B76]" office:value-type="percentage" office:value="0.0221637207754299">
            <text:p>2%</text:p>
          </table:table-cell>
          <table:table-cell table:formula="of:=[Waarden.H76]/[Waarden.$B76]" office:value-type="percentage" office:value="0.0311861148332572">
            <text:p>3%</text:p>
          </table:table-cell>
          <table:table-cell table:formula="of:=[Waarden.I76]/[Waarden.$B76]" office:value-type="percentage" office:value="0.0118749895258557">
            <text:p>1%</text:p>
          </table:table-cell>
          <table:table-cell table:formula="of:=[Waarden.J76]/[Waarden.$B76]" office:value-type="percentage" office:value="0.0893109881037712">
            <text:p>9%</text:p>
          </table:table-cell>
          <table:table-cell table:formula="of:=[Waarden.K76]/[Waarden.$B76]" office:value-type="percentage" office:value="0.132911323743953">
            <text:p>13%</text:p>
          </table:table-cell>
          <table:table-cell table:formula="of:=[Waarden.L76]/[Waarden.$B76]" office:value-type="percentage" office:value="0.137328390830119">
            <text:p>14%</text:p>
          </table:table-cell>
          <table:table-cell table:formula="of:=[Waarden.M76]/[Waarden.$B76]" office:value-type="percentage" office:value="0.006853508489455">
            <text:p>1%</text:p>
          </table:table-cell>
          <table:table-cell table:formula="of:=[Waarden.N76]/[Waarden.$B76]" office:value-type="percentage" office:value="0.162319048155988">
            <text:p>16%</text:p>
          </table:table-cell>
          <table:table-cell table:formula="of:=[Waarden.O76]/[Waarden.$B76]" office:value-type="percentage" office:value="0.0662995872701165">
            <text:p>7%</text:p>
          </table:table-cell>
          <table:table-cell table:formula="of:=[Waarden.P76]/[Waarden.$B76]" office:value-type="percentage" office:value="0.0223831053963966">
            <text:p>2%</text:p>
          </table:table-cell>
          <table:table-cell table:formula="of:=[Waarden.Q76]/[Waarden.$B76]" office:value-type="percentage" office:value="0.00233063503321247">
            <text:p>0%</text:p>
          </table:table-cell>
          <table:table-cell table:formula="of:=[Waarden.R76]/[Waarden.$B76]" office:value-type="percentage" office:value="0.0231119471475156">
            <text:p>2%</text:p>
          </table:table-cell>
          <table:table-cell table:formula="of:=[Waarden.S76]/[Waarden.$B76]" office:value-type="percentage" office:value="0.000454384144562859">
            <text:p>0%</text:p>
          </table:table-cell>
          <table:table-cell table:formula="of:=[Waarden.T76]/[Waarden.$B76]" office:value-type="percentage" office:value="0.0153147871996211">
            <text:p>2%</text:p>
          </table:table-cell>
          <table:table-cell table:formula="of:=[Waarden.U76]/[Waarden.$B76]" office:value-type="percentage" office:value="0.0966254224265125">
            <text:p>10%</text:p>
          </table:table-cell>
          <table:table-cell table:formula="of:=SUM([.C76:.U76])" office:value-type="percentage" office:value="0.999998660360219">
            <text:p>100%</text:p>
          </table:table-cell>
          <table:table-cell table:number-columns-repeated="1002"/>
        </table:table-row>
        <table:table-row table:style-name="ro2">
          <table:table-cell table:formula="of:=[Waarden.A77]" office:value-type="string" office:string-value="Naardermeer">
            <text:p>Naardermeer</text:p>
          </table:table-cell>
          <table:table-cell table:formula="of:=[Waarden.B77]/[Waarden.$B77]" office:value-type="percentage" office:value="1">
            <text:p>100%</text:p>
          </table:table-cell>
          <table:table-cell table:formula="of:=[Waarden.C77]/[Waarden.$B77]" office:value-type="percentage" office:value="0.01321418653693">
            <text:p>1%</text:p>
          </table:table-cell>
          <table:table-cell table:formula="of:=[Waarden.D77]/[Waarden.$B77]" office:value-type="percentage" office:value="0.0030065340288592">
            <text:p>0%</text:p>
          </table:table-cell>
          <table:table-cell table:formula="of:=[Waarden.E77]/[Waarden.$B77]" office:value-type="percentage" office:value="0.23869734362799">
            <text:p>24%</text:p>
          </table:table-cell>
          <table:table-cell table:formula="of:=[Waarden.F77]/[Waarden.$B77]" office:value-type="percentage" office:value="0.00325666644744076">
            <text:p>0%</text:p>
          </table:table-cell>
          <table:table-cell table:formula="of:=[Waarden.G77]/[Waarden.$B77]" office:value-type="percentage" office:value="0.0133006663899056">
            <text:p>1%</text:p>
          </table:table-cell>
          <table:table-cell table:formula="of:=[Waarden.H77]/[Waarden.$B77]" office:value-type="percentage" office:value="0.0129208517964681">
            <text:p>1%</text:p>
          </table:table-cell>
          <table:table-cell table:formula="of:=[Waarden.I77]/[Waarden.$B77]" office:value-type="percentage" office:value="0.0155764596285463">
            <text:p>2%</text:p>
          </table:table-cell>
          <table:table-cell table:formula="of:=[Waarden.J77]/[Waarden.$B77]" office:value-type="percentage" office:value="0.0287467239839675">
            <text:p>3%</text:p>
          </table:table-cell>
          <table:table-cell table:formula="of:=[Waarden.K77]/[Waarden.$B77]" office:value-type="percentage" office:value="0.199878827210603">
            <text:p>20%</text:p>
          </table:table-cell>
          <table:table-cell table:formula="of:=[Waarden.L77]/[Waarden.$B77]" office:value-type="percentage" office:value="0.0269090996314064">
            <text:p>3%</text:p>
          </table:table-cell>
          <table:table-cell table:formula="of:=[Waarden.M77]/[Waarden.$B77]" office:value-type="percentage" office:value="0.00821469963836851">
            <text:p>1%</text:p>
          </table:table-cell>
          <table:table-cell table:formula="of:=[Waarden.N77]/[Waarden.$B77]" office:value-type="percentage" office:value="0.0365660541516288">
            <text:p>4%</text:p>
          </table:table-cell>
          <table:table-cell table:formula="of:=[Waarden.O77]/[Waarden.$B77]" office:value-type="percentage" office:value="0.123150531203358">
            <text:p>12%</text:p>
          </table:table-cell>
          <table:table-cell table:formula="of:=[Waarden.P77]/[Waarden.$B77]" office:value-type="percentage" office:value="0.0295865235078959">
            <text:p>3%</text:p>
          </table:table-cell>
          <table:table-cell table:formula="of:=[Waarden.Q77]/[Waarden.$B77]" office:value-type="percentage" office:value="0.00567020804923669">
            <text:p>1%</text:p>
          </table:table-cell>
          <table:table-cell table:formula="of:=[Waarden.R77]/[Waarden.$B77]" office:value-type="percentage" office:value="0.0415506576837677">
            <text:p>4%</text:p>
          </table:table-cell>
          <table:table-cell table:formula="of:=[Waarden.S77]/[Waarden.$B77]" office:value-type="percentage" office:value="0.000988079863214855">
            <text:p>0%</text:p>
          </table:table-cell>
          <table:table-cell table:formula="of:=[Waarden.T77]/[Waarden.$B77]" office:value-type="percentage" office:value="0.0264826499526364">
            <text:p>3%</text:p>
          </table:table-cell>
          <table:table-cell table:formula="of:=[Waarden.U77]/[Waarden.$B77]" office:value-type="percentage" office:value="0.172279897915848">
            <text:p>17%</text:p>
          </table:table-cell>
          <table:table-cell table:formula="of:=SUM([.C77:.U77])" office:value-type="percentage" office:value="0.999996661248071">
            <text:p>100%</text:p>
          </table:table-cell>
          <table:table-cell table:number-columns-repeated="1002"/>
        </table:table-row>
        <table:table-row table:style-name="ro2">
          <table:table-cell table:formula="of:=[Waarden.A78]" office:value-type="string" office:string-value="Nieuwkoopse Plassen &amp; De Haeck">
            <text:p>Nieuwkoopse Plassen &amp; De Haeck</text:p>
          </table:table-cell>
          <table:table-cell table:formula="of:=[Waarden.B78]/[Waarden.$B78]" office:value-type="percentage" office:value="1">
            <text:p>100%</text:p>
          </table:table-cell>
          <table:table-cell table:formula="of:=[Waarden.C78]/[Waarden.$B78]" office:value-type="percentage" office:value="0.0149803839001633">
            <text:p>1%</text:p>
          </table:table-cell>
          <table:table-cell table:formula="of:=[Waarden.D78]/[Waarden.$B78]" office:value-type="percentage" office:value="0.00456152019447158">
            <text:p>0%</text:p>
          </table:table-cell>
          <table:table-cell table:formula="of:=[Waarden.E78]/[Waarden.$B78]" office:value-type="percentage" office:value="0.270669663426303">
            <text:p>27%</text:p>
          </table:table-cell>
          <table:table-cell table:formula="of:=[Waarden.F78]/[Waarden.$B78]" office:value-type="percentage" office:value="0.0046844300116648">
            <text:p>0%</text:p>
          </table:table-cell>
          <table:table-cell table:formula="of:=[Waarden.G78]/[Waarden.$B78]" office:value-type="percentage" office:value="0.011704078519521">
            <text:p>1%</text:p>
          </table:table-cell>
          <table:table-cell table:formula="of:=[Waarden.H78]/[Waarden.$B78]" office:value-type="percentage" office:value="0.0137598788281914">
            <text:p>1%</text:p>
          </table:table-cell>
          <table:table-cell table:formula="of:=[Waarden.I78]/[Waarden.$B78]" office:value-type="percentage" office:value="0.00928712990584631">
            <text:p>1%</text:p>
          </table:table-cell>
          <table:table-cell table:formula="of:=[Waarden.J78]/[Waarden.$B78]" office:value-type="percentage" office:value="0.0216549775633565">
            <text:p>2%</text:p>
          </table:table-cell>
          <table:table-cell table:formula="of:=[Waarden.K78]/[Waarden.$B78]" office:value-type="percentage" office:value="0.241649502045164">
            <text:p>24%</text:p>
          </table:table-cell>
          <table:table-cell table:formula="of:=[Waarden.L78]/[Waarden.$B78]" office:value-type="percentage" office:value="0.0339149118725301">
            <text:p>3%</text:p>
          </table:table-cell>
          <table:table-cell table:formula="of:=[Waarden.M78]/[Waarden.$B78]" office:value-type="percentage" office:value="0.0076186356216035">
            <text:p>1%</text:p>
          </table:table-cell>
          <table:table-cell table:formula="of:=[Waarden.N78]/[Waarden.$B78]" office:value-type="percentage" office:value="0.0400936441253074">
            <text:p>4%</text:p>
          </table:table-cell>
          <table:table-cell table:formula="of:=[Waarden.O78]/[Waarden.$B78]" office:value-type="percentage" office:value="0.0928209479997175">
            <text:p>9%</text:p>
          </table:table-cell>
          <table:table-cell table:formula="of:=[Waarden.P78]/[Waarden.$B78]" office:value-type="percentage" office:value="0.029513947861925">
            <text:p>3%</text:p>
          </table:table-cell>
          <table:table-cell table:formula="of:=[Waarden.Q78]/[Waarden.$B78]" office:value-type="percentage" office:value="0.00575899269717887">
            <text:p>1%</text:p>
          </table:table-cell>
          <table:table-cell table:formula="of:=[Waarden.R78]/[Waarden.$B78]" office:value-type="percentage" office:value="0.0481505023334476">
            <text:p>5%</text:p>
          </table:table-cell>
          <table:table-cell table:formula="of:=[Waarden.S78]/[Waarden.$B78]" office:value-type="percentage" office:value="0.00108314302975927">
            <text:p>0%</text:p>
          </table:table-cell>
          <table:table-cell table:formula="of:=[Waarden.T78]/[Waarden.$B78]" office:value-type="percentage" office:value="0.0257711362228335">
            <text:p>3%</text:p>
          </table:table-cell>
          <table:table-cell table:formula="of:=[Waarden.U78]/[Waarden.$B78]" office:value-type="percentage" office:value="0.122318555790812">
            <text:p>12%</text:p>
          </table:table-cell>
          <table:table-cell table:formula="of:=SUM([.C78:.U78])" office:value-type="percentage" office:value="0.999995981949797">
            <text:p>100%</text:p>
          </table:table-cell>
          <table:table-cell table:number-columns-repeated="1002"/>
        </table:table-row>
        <table:table-row table:style-name="ro2">
          <table:table-cell table:formula="of:=[Waarden.A79]" office:value-type="string" office:string-value="Noorbeemden &amp; Hoogbos">
            <text:p>Noorbeemden &amp; Hoogbos</text:p>
          </table:table-cell>
          <table:table-cell table:formula="of:=[Waarden.B79]/[Waarden.$B79]" office:value-type="percentage" office:value="1">
            <text:p>100%</text:p>
          </table:table-cell>
          <table:table-cell table:formula="of:=[Waarden.C79]/[Waarden.$B79]" office:value-type="percentage" office:value="0.0193854546966781">
            <text:p>2%</text:p>
          </table:table-cell>
          <table:table-cell table:formula="of:=[Waarden.D79]/[Waarden.$B79]" office:value-type="percentage" office:value="0.00000410730540742159">
            <text:p>0%</text:p>
          </table:table-cell>
          <table:table-cell table:formula="of:=[Waarden.E79]/[Waarden.$B79]" office:value-type="percentage" office:value="0.538844584184102">
            <text:p>54%</text:p>
          </table:table-cell>
          <table:table-cell table:formula="of:=[Waarden.F79]/[Waarden.$B79]" office:value-type="percentage" office:value="0.000217430480005381">
            <text:p>0%</text:p>
          </table:table-cell>
          <table:table-cell table:formula="of:=[Waarden.G79]/[Waarden.$B79]" office:value-type="percentage" office:value="0.00785342464557805">
            <text:p>1%</text:p>
          </table:table-cell>
          <table:table-cell table:formula="of:=[Waarden.H79]/[Waarden.$B79]" office:value-type="percentage" office:value="0.0168052967810534">
            <text:p>2%</text:p>
          </table:table-cell>
          <table:table-cell table:formula="of:=[Waarden.I79]/[Waarden.$B79]" office:value-type="percentage" office:value="0.00519471451403646">
            <text:p>1%</text:p>
          </table:table-cell>
          <table:table-cell table:formula="of:=[Waarden.J79]/[Waarden.$B79]" office:value-type="percentage" office:value="0.0139874285649742">
            <text:p>1%</text:p>
          </table:table-cell>
          <table:table-cell table:formula="of:=[Waarden.K79]/[Waarden.$B79]" office:value-type="percentage" office:value="0.106975282749471">
            <text:p>11%</text:p>
          </table:table-cell>
          <table:table-cell table:formula="of:=[Waarden.L79]/[Waarden.$B79]" office:value-type="percentage" office:value="0.00404081840113896">
            <text:p>0%</text:p>
          </table:table-cell>
          <table:table-cell table:formula="of:=[Waarden.M79]/[Waarden.$B79]" office:value-type="percentage" office:value="0.00307431809745506">
            <text:p>0%</text:p>
          </table:table-cell>
          <table:table-cell table:formula="of:=[Waarden.N79]/[Waarden.$B79]" office:value-type="percentage" office:value="0.0320428864294116">
            <text:p>3%</text:p>
          </table:table-cell>
          <table:table-cell table:formula="of:=[Waarden.O79]/[Waarden.$B79]" office:value-type="percentage" office:value="0.0140962721582709">
            <text:p>1%</text:p>
          </table:table-cell>
          <table:table-cell table:formula="of:=[Waarden.P79]/[Waarden.$B79]" office:value-type="percentage" office:value="0.00958747764727385">
            <text:p>1%</text:p>
          </table:table-cell>
          <table:table-cell table:formula="of:=[Waarden.Q79]/[Waarden.$B79]" office:value-type="percentage" office:value="0.000434604253422797">
            <text:p>0%</text:p>
          </table:table-cell>
          <table:table-cell table:formula="of:=[Waarden.R79]/[Waarden.$B79]" office:value-type="percentage" office:value="0.000451803594816375">
            <text:p>0%</text:p>
          </table:table-cell>
          <table:table-cell table:formula="of:=[Waarden.S79]/[Waarden.$B79]" office:value-type="percentage" office:value="0.00000025670658796385">
            <text:p>0%</text:p>
          </table:table-cell>
          <table:table-cell table:formula="of:=[Waarden.T79]/[Waarden.$B79]" office:value-type="percentage" office:value="0.000233089581871175">
            <text:p>0%</text:p>
          </table:table-cell>
          <table:table-cell table:formula="of:=[Waarden.U79]/[Waarden.$B79]" office:value-type="percentage" office:value="0.226767412022802">
            <text:p>23%</text:p>
          </table:table-cell>
          <table:table-cell table:formula="of:=SUM([.C79:.U79])" office:value-type="percentage" office:value="0.999996662814356">
            <text:p>100%</text:p>
          </table:table-cell>
          <table:table-cell table:number-columns-repeated="1002"/>
        </table:table-row>
        <table:table-row table:style-name="ro2">
          <table:table-cell table:formula="of:=[Waarden.A80]" office:value-type="string" office:string-value="Noordhollands Duinreservaat">
            <text:p>Noordhollands Duinreservaat</text:p>
          </table:table-cell>
          <table:table-cell table:formula="of:=[Waarden.B80]/[Waarden.$B80]" office:value-type="percentage" office:value="1">
            <text:p>100%</text:p>
          </table:table-cell>
          <table:table-cell table:formula="of:=[Waarden.C80]/[Waarden.$B80]" office:value-type="percentage" office:value="0.00983724780209941">
            <text:p>1%</text:p>
          </table:table-cell>
          <table:table-cell table:formula="of:=[Waarden.D80]/[Waarden.$B80]" office:value-type="percentage" office:value="0.00426326574595634">
            <text:p>0%</text:p>
          </table:table-cell>
          <table:table-cell table:formula="of:=[Waarden.E80]/[Waarden.$B80]" office:value-type="percentage" office:value="0.195944385390469">
            <text:p>20%</text:p>
          </table:table-cell>
          <table:table-cell table:formula="of:=[Waarden.F80]/[Waarden.$B80]" office:value-type="percentage" office:value="0.00305732194653624">
            <text:p>0%</text:p>
          </table:table-cell>
          <table:table-cell table:formula="of:=[Waarden.G80]/[Waarden.$B80]" office:value-type="percentage" office:value="0.010108040272159">
            <text:p>1%</text:p>
          </table:table-cell>
          <table:table-cell table:formula="of:=[Waarden.H80]/[Waarden.$B80]" office:value-type="percentage" office:value="0.0170567320949502">
            <text:p>2%</text:p>
          </table:table-cell>
          <table:table-cell table:formula="of:=[Waarden.I80]/[Waarden.$B80]" office:value-type="percentage" office:value="0.0127354524502814">
            <text:p>1%</text:p>
          </table:table-cell>
          <table:table-cell table:formula="of:=[Waarden.J80]/[Waarden.$B80]" office:value-type="percentage" office:value="0.021106528585231">
            <text:p>2%</text:p>
          </table:table-cell>
          <table:table-cell table:formula="of:=[Waarden.K80]/[Waarden.$B80]" office:value-type="percentage" office:value="0.175204539681199">
            <text:p>18%</text:p>
          </table:table-cell>
          <table:table-cell table:formula="of:=[Waarden.L80]/[Waarden.$B80]" office:value-type="percentage" office:value="0.0195286572497865">
            <text:p>2%</text:p>
          </table:table-cell>
          <table:table-cell table:formula="of:=[Waarden.M80]/[Waarden.$B80]" office:value-type="percentage" office:value="0.010160531683634">
            <text:p>1%</text:p>
          </table:table-cell>
          <table:table-cell table:formula="of:=[Waarden.N80]/[Waarden.$B80]" office:value-type="percentage" office:value="0.0878452395622875">
            <text:p>9%</text:p>
          </table:table-cell>
          <table:table-cell table:formula="of:=[Waarden.O80]/[Waarden.$B80]" office:value-type="percentage" office:value="0.0902398032925294">
            <text:p>9%</text:p>
          </table:table-cell>
          <table:table-cell table:formula="of:=[Waarden.P80]/[Waarden.$B80]" office:value-type="percentage" office:value="0.0334291794462139">
            <text:p>3%</text:p>
          </table:table-cell>
          <table:table-cell table:formula="of:=[Waarden.Q80]/[Waarden.$B80]" office:value-type="percentage" office:value="0.00612162960342436">
            <text:p>1%</text:p>
          </table:table-cell>
          <table:table-cell table:formula="of:=[Waarden.R80]/[Waarden.$B80]" office:value-type="percentage" office:value="0.102508058580313">
            <text:p>10%</text:p>
          </table:table-cell>
          <table:table-cell table:formula="of:=[Waarden.S80]/[Waarden.$B80]" office:value-type="percentage" office:value="0.00508530735943141">
            <text:p>1%</text:p>
          </table:table-cell>
          <table:table-cell table:formula="of:=[Waarden.T80]/[Waarden.$B80]" office:value-type="percentage" office:value="0.0187610363035788">
            <text:p>2%</text:p>
          </table:table-cell>
          <table:table-cell table:formula="of:=[Waarden.U80]/[Waarden.$B80]" office:value-type="percentage" office:value="0.177006146135753">
            <text:p>18%</text:p>
          </table:table-cell>
          <table:table-cell table:formula="of:=SUM([.C80:.U80])" office:value-type="percentage" office:value="0.999999103185833">
            <text:p>100%</text:p>
          </table:table-cell>
          <table:table-cell table:number-columns-repeated="1002"/>
        </table:table-row>
        <table:table-row table:style-name="ro2">
          <table:table-cell table:formula="of:=[Waarden.A81]" office:value-type="string" office:string-value="Noordzeekustzone">
            <text:p>Noordzeekustzone</text:p>
          </table:table-cell>
          <table:table-cell table:formula="of:=[Waarden.B81]/[Waarden.$B81]" office:value-type="percentage" office:value="1">
            <text:p>100%</text:p>
          </table:table-cell>
          <table:table-cell table:formula="of:=[Waarden.C81]/[Waarden.$B81]" office:value-type="percentage" office:value="0.0123008804959325">
            <text:p>1%</text:p>
          </table:table-cell>
          <table:table-cell table:formula="of:=[Waarden.D81]/[Waarden.$B81]" office:value-type="percentage" office:value="0.00243426039252776">
            <text:p>0%</text:p>
          </table:table-cell>
          <table:table-cell table:formula="of:=[Waarden.E81]/[Waarden.$B81]" office:value-type="percentage" office:value="0.273464622619728">
            <text:p>27%</text:p>
          </table:table-cell>
          <table:table-cell table:formula="of:=[Waarden.F81]/[Waarden.$B81]" office:value-type="percentage" office:value="0.00545499822186957">
            <text:p>1%</text:p>
          </table:table-cell>
          <table:table-cell table:formula="of:=[Waarden.G81]/[Waarden.$B81]" office:value-type="percentage" office:value="0.0122810602908918">
            <text:p>1%</text:p>
          </table:table-cell>
          <table:table-cell table:formula="of:=[Waarden.H81]/[Waarden.$B81]" office:value-type="percentage" office:value="0.0220048797727458">
            <text:p>2%</text:p>
          </table:table-cell>
          <table:table-cell table:formula="of:=[Waarden.I81]/[Waarden.$B81]" office:value-type="percentage" office:value="0.00677563508244335">
            <text:p>1%</text:p>
          </table:table-cell>
          <table:table-cell table:formula="of:=[Waarden.J81]/[Waarden.$B81]" office:value-type="percentage" office:value="0.0410622628808244">
            <text:p>4%</text:p>
          </table:table-cell>
          <table:table-cell table:formula="of:=[Waarden.K81]/[Waarden.$B81]" office:value-type="percentage" office:value="0.230813940687294">
            <text:p>23%</text:p>
          </table:table-cell>
          <table:table-cell table:formula="of:=[Waarden.L81]/[Waarden.$B81]" office:value-type="percentage" office:value="0.0208722633858182">
            <text:p>2%</text:p>
          </table:table-cell>
          <table:table-cell table:formula="of:=[Waarden.M81]/[Waarden.$B81]" office:value-type="percentage" office:value="0.0110986994811903">
            <text:p>1%</text:p>
          </table:table-cell>
          <table:table-cell table:formula="of:=[Waarden.N81]/[Waarden.$B81]" office:value-type="percentage" office:value="0.035755360320934">
            <text:p>4%</text:p>
          </table:table-cell>
          <table:table-cell table:formula="of:=[Waarden.O81]/[Waarden.$B81]" office:value-type="percentage" office:value="0.05276244068973">
            <text:p>5%</text:p>
          </table:table-cell>
          <table:table-cell table:formula="of:=[Waarden.P81]/[Waarden.$B81]" office:value-type="percentage" office:value="0.0256033923503854">
            <text:p>3%</text:p>
          </table:table-cell>
          <table:table-cell table:formula="of:=[Waarden.Q81]/[Waarden.$B81]" office:value-type="percentage" office:value="0.00392079645433337">
            <text:p>0%</text:p>
          </table:table-cell>
          <table:table-cell table:formula="of:=[Waarden.R81]/[Waarden.$B81]" office:value-type="percentage" office:value="0.0931762059043485">
            <text:p>9%</text:p>
          </table:table-cell>
          <table:table-cell table:formula="of:=[Waarden.S81]/[Waarden.$B81]" office:value-type="percentage" office:value="0.00342958320678755">
            <text:p>0%</text:p>
          </table:table-cell>
          <table:table-cell table:formula="of:=[Waarden.T81]/[Waarden.$B81]" office:value-type="percentage" office:value="0.0161541806976188">
            <text:p>2%</text:p>
          </table:table-cell>
          <table:table-cell table:formula="of:=[Waarden.U81]/[Waarden.$B81]" office:value-type="percentage" office:value="0.130627675229978">
            <text:p>13%</text:p>
          </table:table-cell>
          <table:table-cell table:formula="of:=SUM([.C81:.U81])" office:value-type="percentage" office:value="0.999993138165382">
            <text:p>100%</text:p>
          </table:table-cell>
          <table:table-cell table:number-columns-repeated="1002"/>
        </table:table-row>
        <table:table-row table:style-name="ro2">
          <table:table-cell table:formula="of:=[Waarden.A82]" office:value-type="string" office:string-value="Norgerholt">
            <text:p>Norgerholt</text:p>
          </table:table-cell>
          <table:table-cell table:formula="of:=[Waarden.B82]/[Waarden.$B82]" office:value-type="percentage" office:value="1">
            <text:p>100%</text:p>
          </table:table-cell>
          <table:table-cell table:formula="of:=[Waarden.C82]/[Waarden.$B82]" office:value-type="percentage" office:value="0.012452140691305">
            <text:p>1%</text:p>
          </table:table-cell>
          <table:table-cell table:formula="of:=[Waarden.D82]/[Waarden.$B82]" office:value-type="percentage" office:value="0.0000111231226742368">
            <text:p>0%</text:p>
          </table:table-cell>
          <table:table-cell table:formula="of:=[Waarden.E82]/[Waarden.$B82]" office:value-type="percentage" office:value="0.361944265252131">
            <text:p>36%</text:p>
          </table:table-cell>
          <table:table-cell table:formula="of:=[Waarden.F82]/[Waarden.$B82]" office:value-type="percentage" office:value="0.00419902759515014">
            <text:p>0%</text:p>
          </table:table-cell>
          <table:table-cell table:formula="of:=[Waarden.G82]/[Waarden.$B82]" office:value-type="percentage" office:value="0.0161523840486421">
            <text:p>2%</text:p>
          </table:table-cell>
          <table:table-cell table:formula="of:=[Waarden.H82]/[Waarden.$B82]" office:value-type="percentage" office:value="0.0217747322754626">
            <text:p>2%</text:p>
          </table:table-cell>
          <table:table-cell table:formula="of:=[Waarden.I82]/[Waarden.$B82]" office:value-type="percentage" office:value="0.00598916734694157">
            <text:p>1%</text:p>
          </table:table-cell>
          <table:table-cell table:formula="of:=[Waarden.J82]/[Waarden.$B82]" office:value-type="percentage" office:value="0.0707106665526384">
            <text:p>7%</text:p>
          </table:table-cell>
          <table:table-cell table:formula="of:=[Waarden.K82]/[Waarden.$B82]" office:value-type="percentage" office:value="0.314226166550907">
            <text:p>31%</text:p>
          </table:table-cell>
          <table:table-cell table:formula="of:=[Waarden.L82]/[Waarden.$B82]" office:value-type="percentage" office:value="0.0189699978646532">
            <text:p>2%</text:p>
          </table:table-cell>
          <table:table-cell table:formula="of:=[Waarden.M82]/[Waarden.$B82]" office:value-type="percentage" office:value="0.00414443647992001">
            <text:p>0%</text:p>
          </table:table-cell>
          <table:table-cell table:formula="of:=[Waarden.N82]/[Waarden.$B82]" office:value-type="percentage" office:value="0.0213484922631608">
            <text:p>2%</text:p>
          </table:table-cell>
          <table:table-cell table:formula="of:=[Waarden.O82]/[Waarden.$B82]" office:value-type="percentage" office:value="0.0341959916656587">
            <text:p>3%</text:p>
          </table:table-cell>
          <table:table-cell table:formula="of:=[Waarden.P82]/[Waarden.$B82]" office:value-type="percentage" office:value="0.00969038641679388">
            <text:p>1%</text:p>
          </table:table-cell>
          <table:table-cell table:formula="of:=[Waarden.Q82]/[Waarden.$B82]" office:value-type="percentage" office:value="0.000584159082900487">
            <text:p>0%</text:p>
          </table:table-cell>
          <table:table-cell table:formula="of:=[Waarden.R82]/[Waarden.$B82]" office:value-type="percentage" office:value="0.0123963299354308">
            <text:p>1%</text:p>
          </table:table-cell>
          <table:table-cell table:formula="of:=[Waarden.S82]/[Waarden.$B82]" office:value-type="percentage" office:value="0.000241098562526658">
            <text:p>0%</text:p>
          </table:table-cell>
          <table:table-cell table:formula="of:=[Waarden.T82]/[Waarden.$B82]" office:value-type="percentage" office:value="0.00109909136284158">
            <text:p>0%</text:p>
          </table:table-cell>
          <table:table-cell table:formula="of:=[Waarden.U82]/[Waarden.$B82]" office:value-type="percentage" office:value="0.0898548291012696">
            <text:p>9%</text:p>
          </table:table-cell>
          <table:table-cell table:formula="of:=SUM([.C82:.U82])" office:value-type="percentage" office:value="0.999984486171007">
            <text:p>100%</text:p>
          </table:table-cell>
          <table:table-cell table:number-columns-repeated="1002"/>
        </table:table-row>
        <table:table-row table:style-name="ro2">
          <table:table-cell table:formula="of:=[Waarden.A83]" office:value-type="string" office:string-value="Oeffelter Meent">
            <text:p>Oeffelter Meent</text:p>
          </table:table-cell>
          <table:table-cell table:formula="of:=[Waarden.B83]/[Waarden.$B83]" office:value-type="percentage" office:value="1">
            <text:p>100%</text:p>
          </table:table-cell>
          <table:table-cell table:formula="of:=[Waarden.C83]/[Waarden.$B83]" office:value-type="percentage" office:value="0.00745650553815542">
            <text:p>1%</text:p>
          </table:table-cell>
          <table:table-cell table:formula="of:=[Waarden.D83]/[Waarden.$B83]" office:value-type="percentage" office:value="0.000366692922920211">
            <text:p>0%</text:p>
          </table:table-cell>
          <table:table-cell table:formula="of:=[Waarden.E83]/[Waarden.$B83]" office:value-type="percentage" office:value="0.137815683596749">
            <text:p>14%</text:p>
          </table:table-cell>
          <table:table-cell table:formula="of:=[Waarden.F83]/[Waarden.$B83]" office:value-type="percentage" office:value="0.0258276649369163">
            <text:p>3%</text:p>
          </table:table-cell>
          <table:table-cell table:formula="of:=[Waarden.G83]/[Waarden.$B83]" office:value-type="percentage" office:value="0.0283364686878572">
            <text:p>3%</text:p>
          </table:table-cell>
          <table:table-cell table:formula="of:=[Waarden.H83]/[Waarden.$B83]" office:value-type="percentage" office:value="0.0178559168321726">
            <text:p>2%</text:p>
          </table:table-cell>
          <table:table-cell table:formula="of:=[Waarden.I83]/[Waarden.$B83]" office:value-type="percentage" office:value="0.0130143219332925">
            <text:p>1%</text:p>
          </table:table-cell>
          <table:table-cell table:formula="of:=[Waarden.J83]/[Waarden.$B83]" office:value-type="percentage" office:value="0.133409751098206">
            <text:p>13%</text:p>
          </table:table-cell>
          <table:table-cell table:formula="of:=[Waarden.K83]/[Waarden.$B83]" office:value-type="percentage" office:value="0.136618236153987">
            <text:p>14%</text:p>
          </table:table-cell>
          <table:table-cell table:formula="of:=[Waarden.L83]/[Waarden.$B83]" office:value-type="percentage" office:value="0.227226340972613">
            <text:p>23%</text:p>
          </table:table-cell>
          <table:table-cell table:formula="of:=[Waarden.M83]/[Waarden.$B83]" office:value-type="percentage" office:value="0.0030100027587791">
            <text:p>0%</text:p>
          </table:table-cell>
          <table:table-cell table:formula="of:=[Waarden.N83]/[Waarden.$B83]" office:value-type="percentage" office:value="0.0264187427207554">
            <text:p>3%</text:p>
          </table:table-cell>
          <table:table-cell table:formula="of:=[Waarden.O83]/[Waarden.$B83]" office:value-type="percentage" office:value="0.0306542800397963">
            <text:p>3%</text:p>
          </table:table-cell>
          <table:table-cell table:formula="of:=[Waarden.P83]/[Waarden.$B83]" office:value-type="percentage" office:value="0.00572852365372204">
            <text:p>1%</text:p>
          </table:table-cell>
          <table:table-cell table:formula="of:=[Waarden.Q83]/[Waarden.$B83]" office:value-type="percentage" office:value="0.00100052554117634">
            <text:p>0%</text:p>
          </table:table-cell>
          <table:table-cell table:formula="of:=[Waarden.R83]/[Waarden.$B83]" office:value-type="percentage" office:value="0.000459380410671107">
            <text:p>0%</text:p>
          </table:table-cell>
          <table:table-cell table:formula="of:=[Waarden.S83]/[Waarden.$B83]" office:value-type="percentage" office:value="0.00000031207908333635">
            <text:p>0%</text:p>
          </table:table-cell>
          <table:table-cell table:formula="of:=[Waarden.T83]/[Waarden.$B83]" office:value-type="percentage" office:value="0.0289506403238632">
            <text:p>3%</text:p>
          </table:table-cell>
          <table:table-cell table:formula="of:=[Waarden.U83]/[Waarden.$B83]" office:value-type="percentage" office:value="0.1758440802967">
            <text:p>18%</text:p>
          </table:table-cell>
          <table:table-cell table:formula="of:=SUM([.C83:.U83])" office:value-type="percentage" office:value="0.999994070497417">
            <text:p>100%</text:p>
          </table:table-cell>
          <table:table-cell table:number-columns-repeated="1002"/>
        </table:table-row>
        <table:table-row table:style-name="ro2">
          <table:table-cell table:formula="of:=[Waarden.A84]" office:value-type="string" office:string-value="Olde Maten &amp; Veerslootslanden">
            <text:p>Olde Maten &amp; Veerslootslanden</text:p>
          </table:table-cell>
          <table:table-cell table:formula="of:=[Waarden.B84]/[Waarden.$B84]" office:value-type="percentage" office:value="1">
            <text:p>100%</text:p>
          </table:table-cell>
          <table:table-cell table:formula="of:=[Waarden.C84]/[Waarden.$B84]" office:value-type="percentage" office:value="0.0150675099147162">
            <text:p>2%</text:p>
          </table:table-cell>
          <table:table-cell table:formula="of:=[Waarden.D84]/[Waarden.$B84]" office:value-type="percentage" office:value="0.000394248289195414">
            <text:p>0%</text:p>
          </table:table-cell>
          <table:table-cell table:formula="of:=[Waarden.E84]/[Waarden.$B84]" office:value-type="percentage" office:value="0.294891175691855">
            <text:p>29%</text:p>
          </table:table-cell>
          <table:table-cell table:formula="of:=[Waarden.F84]/[Waarden.$B84]" office:value-type="percentage" office:value="0.00685484160198002">
            <text:p>1%</text:p>
          </table:table-cell>
          <table:table-cell table:formula="of:=[Waarden.G84]/[Waarden.$B84]" office:value-type="percentage" office:value="0.0202813257360519">
            <text:p>2%</text:p>
          </table:table-cell>
          <table:table-cell table:formula="of:=[Waarden.H84]/[Waarden.$B84]" office:value-type="percentage" office:value="0.0160920318965191">
            <text:p>2%</text:p>
          </table:table-cell>
          <table:table-cell table:formula="of:=[Waarden.I84]/[Waarden.$B84]" office:value-type="percentage" office:value="0.0113419421173353">
            <text:p>1%</text:p>
          </table:table-cell>
          <table:table-cell table:formula="of:=[Waarden.J84]/[Waarden.$B84]" office:value-type="percentage" office:value="0.0637986403826796">
            <text:p>6%</text:p>
          </table:table-cell>
          <table:table-cell table:formula="of:=[Waarden.K84]/[Waarden.$B84]" office:value-type="percentage" office:value="0.308061634044497">
            <text:p>31%</text:p>
          </table:table-cell>
          <table:table-cell table:formula="of:=[Waarden.L84]/[Waarden.$B84]" office:value-type="percentage" office:value="0.0405392478884025">
            <text:p>4%</text:p>
          </table:table-cell>
          <table:table-cell table:formula="of:=[Waarden.M84]/[Waarden.$B84]" office:value-type="percentage" office:value="0.00658640720905773">
            <text:p>1%</text:p>
          </table:table-cell>
          <table:table-cell table:formula="of:=[Waarden.N84]/[Waarden.$B84]" office:value-type="percentage" office:value="0.0312925809749598">
            <text:p>3%</text:p>
          </table:table-cell>
          <table:table-cell table:formula="of:=[Waarden.O84]/[Waarden.$B84]" office:value-type="percentage" office:value="0.0392097463203361">
            <text:p>4%</text:p>
          </table:table-cell>
          <table:table-cell table:formula="of:=[Waarden.P84]/[Waarden.$B84]" office:value-type="percentage" office:value="0.0131189914113037">
            <text:p>1%</text:p>
          </table:table-cell>
          <table:table-cell table:formula="of:=[Waarden.Q84]/[Waarden.$B84]" office:value-type="percentage" office:value="0.00109384266372783">
            <text:p>0%</text:p>
          </table:table-cell>
          <table:table-cell table:formula="of:=[Waarden.R84]/[Waarden.$B84]" office:value-type="percentage" office:value="0.0169289587096385">
            <text:p>2%</text:p>
          </table:table-cell>
          <table:table-cell table:formula="of:=[Waarden.S84]/[Waarden.$B84]" office:value-type="percentage" office:value="0.00032791195686997">
            <text:p>0%</text:p>
          </table:table-cell>
          <table:table-cell table:formula="of:=[Waarden.T84]/[Waarden.$B84]" office:value-type="percentage" office:value="0.00639409990942762">
            <text:p>1%</text:p>
          </table:table-cell>
          <table:table-cell table:formula="of:=[Waarden.U84]/[Waarden.$B84]" office:value-type="percentage" office:value="0.10771606730368">
            <text:p>11%</text:p>
          </table:table-cell>
          <table:table-cell table:formula="of:=SUM([.C84:.U84])" office:value-type="percentage" office:value="0.999991204022233">
            <text:p>100%</text:p>
          </table:table-cell>
          <table:table-cell table:number-columns-repeated="1002"/>
        </table:table-row>
        <table:table-row table:style-name="ro2">
          <table:table-cell table:formula="of:=[Waarden.A85]" office:value-type="string" office:string-value="Oostelijke Vechtplassen">
            <text:p>Oostelijke Vechtplassen</text:p>
          </table:table-cell>
          <table:table-cell table:formula="of:=[Waarden.B85]/[Waarden.$B85]" office:value-type="percentage" office:value="1">
            <text:p>100%</text:p>
          </table:table-cell>
          <table:table-cell table:formula="of:=[Waarden.C85]/[Waarden.$B85]" office:value-type="percentage" office:value="0.0149304347312339">
            <text:p>1%</text:p>
          </table:table-cell>
          <table:table-cell table:formula="of:=[Waarden.D85]/[Waarden.$B85]" office:value-type="percentage" office:value="0.00320079712023489">
            <text:p>0%</text:p>
          </table:table-cell>
          <table:table-cell table:formula="of:=[Waarden.E85]/[Waarden.$B85]" office:value-type="percentage" office:value="0.271554278454616">
            <text:p>27%</text:p>
          </table:table-cell>
          <table:table-cell table:formula="of:=[Waarden.F85]/[Waarden.$B85]" office:value-type="percentage" office:value="0.00372953119108314">
            <text:p>0%</text:p>
          </table:table-cell>
          <table:table-cell table:formula="of:=[Waarden.G85]/[Waarden.$B85]" office:value-type="percentage" office:value="0.0132181813125923">
            <text:p>1%</text:p>
          </table:table-cell>
          <table:table-cell table:formula="of:=[Waarden.H85]/[Waarden.$B85]" office:value-type="percentage" office:value="0.013924322495109">
            <text:p>1%</text:p>
          </table:table-cell>
          <table:table-cell table:formula="of:=[Waarden.I85]/[Waarden.$B85]" office:value-type="percentage" office:value="0.0123720835316266">
            <text:p>1%</text:p>
          </table:table-cell>
          <table:table-cell table:formula="of:=[Waarden.J85]/[Waarden.$B85]" office:value-type="percentage" office:value="0.0300720651660963">
            <text:p>3%</text:p>
          </table:table-cell>
          <table:table-cell table:formula="of:=[Waarden.K85]/[Waarden.$B85]" office:value-type="percentage" office:value="0.206247372355274">
            <text:p>21%</text:p>
          </table:table-cell>
          <table:table-cell table:formula="of:=[Waarden.L85]/[Waarden.$B85]" office:value-type="percentage" office:value="0.0297688528797297">
            <text:p>3%</text:p>
          </table:table-cell>
          <table:table-cell table:formula="of:=[Waarden.M85]/[Waarden.$B85]" office:value-type="percentage" office:value="0.00771706534943598">
            <text:p>1%</text:p>
          </table:table-cell>
          <table:table-cell table:formula="of:=[Waarden.N85]/[Waarden.$B85]" office:value-type="percentage" office:value="0.0344347283519636">
            <text:p>3%</text:p>
          </table:table-cell>
          <table:table-cell table:formula="of:=[Waarden.O85]/[Waarden.$B85]" office:value-type="percentage" office:value="0.10974220873729">
            <text:p>11%</text:p>
          </table:table-cell>
          <table:table-cell table:formula="of:=[Waarden.P85]/[Waarden.$B85]" office:value-type="percentage" office:value="0.0298409879422549">
            <text:p>3%</text:p>
          </table:table-cell>
          <table:table-cell table:formula="of:=[Waarden.Q85]/[Waarden.$B85]" office:value-type="percentage" office:value="0.00514611448725341">
            <text:p>1%</text:p>
          </table:table-cell>
          <table:table-cell table:formula="of:=[Waarden.R85]/[Waarden.$B85]" office:value-type="percentage" office:value="0.0404569917180995">
            <text:p>4%</text:p>
          </table:table-cell>
          <table:table-cell table:formula="of:=[Waarden.S85]/[Waarden.$B85]" office:value-type="percentage" office:value="0.00102613902402357">
            <text:p>0%</text:p>
          </table:table-cell>
          <table:table-cell table:formula="of:=[Waarden.T85]/[Waarden.$B85]" office:value-type="percentage" office:value="0.0295036142381907">
            <text:p>3%</text:p>
          </table:table-cell>
          <table:table-cell table:formula="of:=[Waarden.U85]/[Waarden.$B85]" office:value-type="percentage" office:value="0.143113336635942">
            <text:p>14%</text:p>
          </table:table-cell>
          <table:table-cell table:formula="of:=SUM([.C85:.U85])" office:value-type="percentage" office:value="0.99999910572205">
            <text:p>100%</text:p>
          </table:table-cell>
          <table:table-cell table:number-columns-repeated="1002"/>
        </table:table-row>
        <table:table-row table:style-name="ro2">
          <table:table-cell table:formula="of:=[Waarden.A86]" office:value-type="string" office:string-value="Oosterschelde">
            <text:p>Oosterschelde</text:p>
          </table:table-cell>
          <table:table-cell table:formula="of:=[Waarden.B86]/[Waarden.$B86]" office:value-type="percentage" office:value="1">
            <text:p>100%</text:p>
          </table:table-cell>
          <table:table-cell table:formula="of:=[Waarden.C86]/[Waarden.$B86]" office:value-type="percentage" office:value="0.00586713956825121">
            <text:p>1%</text:p>
          </table:table-cell>
          <table:table-cell table:formula="of:=[Waarden.D86]/[Waarden.$B86]" office:value-type="percentage" office:value="0.00486126556940378">
            <text:p>0%</text:p>
          </table:table-cell>
          <table:table-cell table:formula="of:=[Waarden.E86]/[Waarden.$B86]" office:value-type="percentage" office:value="0.348439241246419">
            <text:p>35%</text:p>
          </table:table-cell>
          <table:table-cell table:formula="of:=[Waarden.F86]/[Waarden.$B86]" office:value-type="percentage" office:value="0.00483470282909819">
            <text:p>0%</text:p>
          </table:table-cell>
          <table:table-cell table:formula="of:=[Waarden.G86]/[Waarden.$B86]" office:value-type="percentage" office:value="0.0104557259031264">
            <text:p>1%</text:p>
          </table:table-cell>
          <table:table-cell table:formula="of:=[Waarden.H86]/[Waarden.$B86]" office:value-type="percentage" office:value="0.0615394203660951">
            <text:p>6%</text:p>
          </table:table-cell>
          <table:table-cell table:formula="of:=[Waarden.I86]/[Waarden.$B86]" office:value-type="percentage" office:value="0.00440884039058255">
            <text:p>0%</text:p>
          </table:table-cell>
          <table:table-cell table:formula="of:=[Waarden.J86]/[Waarden.$B86]" office:value-type="percentage" office:value="0.0311609668792016">
            <text:p>3%</text:p>
          </table:table-cell>
          <table:table-cell table:formula="of:=[Waarden.K86]/[Waarden.$B86]" office:value-type="percentage" office:value="0.0807460051074832">
            <text:p>8%</text:p>
          </table:table-cell>
          <table:table-cell table:formula="of:=[Waarden.L86]/[Waarden.$B86]" office:value-type="percentage" office:value="0.0495790122899282">
            <text:p>5%</text:p>
          </table:table-cell>
          <table:table-cell table:formula="of:=[Waarden.M86]/[Waarden.$B86]" office:value-type="percentage" office:value="0.00792740126241161">
            <text:p>1%</text:p>
          </table:table-cell>
          <table:table-cell table:formula="of:=[Waarden.N86]/[Waarden.$B86]" office:value-type="percentage" office:value="0.0474564615221554">
            <text:p>5%</text:p>
          </table:table-cell>
          <table:table-cell table:formula="of:=[Waarden.O86]/[Waarden.$B86]" office:value-type="percentage" office:value="0.0642597227536791">
            <text:p>6%</text:p>
          </table:table-cell>
          <table:table-cell table:formula="of:=[Waarden.P86]/[Waarden.$B86]" office:value-type="percentage" office:value="0.0240707070285554">
            <text:p>2%</text:p>
          </table:table-cell>
          <table:table-cell table:formula="of:=[Waarden.Q86]/[Waarden.$B86]" office:value-type="percentage" office:value="0.00196195588057309">
            <text:p>0%</text:p>
          </table:table-cell>
          <table:table-cell table:formula="of:=[Waarden.R86]/[Waarden.$B86]" office:value-type="percentage" office:value="0.0869598933934801">
            <text:p>9%</text:p>
          </table:table-cell>
          <table:table-cell table:formula="of:=[Waarden.S86]/[Waarden.$B86]" office:value-type="percentage" office:value="0.00193244172467798">
            <text:p>0%</text:p>
          </table:table-cell>
          <table:table-cell table:formula="of:=[Waarden.T86]/[Waarden.$B86]" office:value-type="percentage" office:value="0.0342014899667622">
            <text:p>3%</text:p>
          </table:table-cell>
          <table:table-cell table:formula="of:=[Waarden.U86]/[Waarden.$B86]" office:value-type="percentage" office:value="0.129335324100502">
            <text:p>13%</text:p>
          </table:table-cell>
          <table:table-cell table:formula="of:=SUM([.C86:.U86])" office:value-type="percentage" office:value="0.999997717782386">
            <text:p>100%</text:p>
          </table:table-cell>
          <table:table-cell table:number-columns-repeated="1002"/>
        </table:table-row>
        <table:table-row table:style-name="ro2">
          <table:table-cell table:formula="of:=[Waarden.A87]" office:value-type="string" office:string-value="Oudegaasterbrekken, Fluessen en omgeving">
            <text:p>Oudegaasterbrekken, Fluessen en omgeving</text:p>
          </table:table-cell>
          <table:table-cell table:formula="of:=[Waarden.B87]/[Waarden.$B87]" office:value-type="percentage" office:value="1">
            <text:p>100%</text:p>
          </table:table-cell>
          <table:table-cell table:formula="of:=[Waarden.C87]/[Waarden.$B87]" office:value-type="percentage" office:value="0.0137068523681442">
            <text:p>1%</text:p>
          </table:table-cell>
          <table:table-cell table:formula="of:=[Waarden.D87]/[Waarden.$B87]" office:value-type="percentage" office:value="0.00199766185462724">
            <text:p>0%</text:p>
          </table:table-cell>
          <table:table-cell table:formula="of:=[Waarden.E87]/[Waarden.$B87]" office:value-type="percentage" office:value="0.355171325942495">
            <text:p>36%</text:p>
          </table:table-cell>
          <table:table-cell table:formula="of:=[Waarden.F87]/[Waarden.$B87]" office:value-type="percentage" office:value="0.00460387651944492">
            <text:p>0%</text:p>
          </table:table-cell>
          <table:table-cell table:formula="of:=[Waarden.G87]/[Waarden.$B87]" office:value-type="percentage" office:value="0.0131502400475569">
            <text:p>1%</text:p>
          </table:table-cell>
          <table:table-cell table:formula="of:=[Waarden.H87]/[Waarden.$B87]" office:value-type="percentage" office:value="0.0157985652722077">
            <text:p>2%</text:p>
          </table:table-cell>
          <table:table-cell table:formula="of:=[Waarden.I87]/[Waarden.$B87]" office:value-type="percentage" office:value="0.00630148845076704">
            <text:p>1%</text:p>
          </table:table-cell>
          <table:table-cell table:formula="of:=[Waarden.J87]/[Waarden.$B87]" office:value-type="percentage" office:value="0.0387224176460062">
            <text:p>4%</text:p>
          </table:table-cell>
          <table:table-cell table:formula="of:=[Waarden.K87]/[Waarden.$B87]" office:value-type="percentage" office:value="0.299029200508113">
            <text:p>30%</text:p>
          </table:table-cell>
          <table:table-cell table:formula="of:=[Waarden.L87]/[Waarden.$B87]" office:value-type="percentage" office:value="0.0201952116923451">
            <text:p>2%</text:p>
          </table:table-cell>
          <table:table-cell table:formula="of:=[Waarden.M87]/[Waarden.$B87]" office:value-type="percentage" office:value="0.00616757919856449">
            <text:p>1%</text:p>
          </table:table-cell>
          <table:table-cell table:formula="of:=[Waarden.N87]/[Waarden.$B87]" office:value-type="percentage" office:value="0.0290118296774212">
            <text:p>3%</text:p>
          </table:table-cell>
          <table:table-cell table:formula="of:=[Waarden.O87]/[Waarden.$B87]" office:value-type="percentage" office:value="0.0435923609417344">
            <text:p>4%</text:p>
          </table:table-cell>
          <table:table-cell table:formula="of:=[Waarden.P87]/[Waarden.$B87]" office:value-type="percentage" office:value="0.0192776856501172">
            <text:p>2%</text:p>
          </table:table-cell>
          <table:table-cell table:formula="of:=[Waarden.Q87]/[Waarden.$B87]" office:value-type="percentage" office:value="0.00270456222731426">
            <text:p>0%</text:p>
          </table:table-cell>
          <table:table-cell table:formula="of:=[Waarden.R87]/[Waarden.$B87]" office:value-type="percentage" office:value="0.0463316454298811">
            <text:p>5%</text:p>
          </table:table-cell>
          <table:table-cell table:formula="of:=[Waarden.S87]/[Waarden.$B87]" office:value-type="percentage" office:value="0.00169999488724409">
            <text:p>0%</text:p>
          </table:table-cell>
          <table:table-cell table:formula="of:=[Waarden.T87]/[Waarden.$B87]" office:value-type="percentage" office:value="0.014249722471518">
            <text:p>1%</text:p>
          </table:table-cell>
          <table:table-cell table:formula="of:=[Waarden.U87]/[Waarden.$B87]" office:value-type="percentage" office:value="0.0682863161287716">
            <text:p>7%</text:p>
          </table:table-cell>
          <table:table-cell table:formula="of:=SUM([.C87:.U87])" office:value-type="percentage" office:value="0.999998536914274">
            <text:p>100%</text:p>
          </table:table-cell>
          <table:table-cell table:number-columns-repeated="1002"/>
        </table:table-row>
        <table:table-row table:style-name="ro2">
          <table:table-cell table:formula="of:=[Waarden.A88]" office:value-type="string" office:string-value="Polder Westzaan">
            <text:p>Polder Westzaan</text:p>
          </table:table-cell>
          <table:table-cell table:formula="of:=[Waarden.B88]/[Waarden.$B88]" office:value-type="percentage" office:value="1">
            <text:p>100%</text:p>
          </table:table-cell>
          <table:table-cell table:formula="of:=[Waarden.C88]/[Waarden.$B88]" office:value-type="percentage" office:value="0.0167437611951714">
            <text:p>2%</text:p>
          </table:table-cell>
          <table:table-cell table:formula="of:=[Waarden.D88]/[Waarden.$B88]" office:value-type="percentage" office:value="0.000604946043486779">
            <text:p>0%</text:p>
          </table:table-cell>
          <table:table-cell table:formula="of:=[Waarden.E88]/[Waarden.$B88]" office:value-type="percentage" office:value="0.280193490029278">
            <text:p>28%</text:p>
          </table:table-cell>
          <table:table-cell table:formula="of:=[Waarden.F88]/[Waarden.$B88]" office:value-type="percentage" office:value="0.000725268937601957">
            <text:p>0%</text:p>
          </table:table-cell>
          <table:table-cell table:formula="of:=[Waarden.G88]/[Waarden.$B88]" office:value-type="percentage" office:value="0.00450095500261746">
            <text:p>0%</text:p>
          </table:table-cell>
          <table:table-cell table:formula="of:=[Waarden.H88]/[Waarden.$B88]" office:value-type="percentage" office:value="0.00645629859931984">
            <text:p>1%</text:p>
          </table:table-cell>
          <table:table-cell table:formula="of:=[Waarden.I88]/[Waarden.$B88]" office:value-type="percentage" office:value="0.00438082524316378">
            <text:p>0%</text:p>
          </table:table-cell>
          <table:table-cell table:formula="of:=[Waarden.J88]/[Waarden.$B88]" office:value-type="percentage" office:value="0.00530980296498401">
            <text:p>1%</text:p>
          </table:table-cell>
          <table:table-cell table:formula="of:=[Waarden.K88]/[Waarden.$B88]" office:value-type="percentage" office:value="0.105267467847183">
            <text:p>11%</text:p>
          </table:table-cell>
          <table:table-cell table:formula="of:=[Waarden.L88]/[Waarden.$B88]" office:value-type="percentage" office:value="0.0032951670272008">
            <text:p>0%</text:p>
          </table:table-cell>
          <table:table-cell table:formula="of:=[Waarden.M88]/[Waarden.$B88]" office:value-type="percentage" office:value="0.00938475118799545">
            <text:p>1%</text:p>
          </table:table-cell>
          <table:table-cell table:formula="of:=[Waarden.N88]/[Waarden.$B88]" office:value-type="percentage" office:value="0.116525045847754">
            <text:p>12%</text:p>
          </table:table-cell>
          <table:table-cell table:formula="of:=[Waarden.O88]/[Waarden.$B88]" office:value-type="percentage" office:value="0.12163114002852">
            <text:p>12%</text:p>
          </table:table-cell>
          <table:table-cell table:formula="of:=[Waarden.P88]/[Waarden.$B88]" office:value-type="percentage" office:value="0.022605349888064">
            <text:p>2%</text:p>
          </table:table-cell>
          <table:table-cell table:formula="of:=[Waarden.Q88]/[Waarden.$B88]" office:value-type="percentage" office:value="0.00960366932680693">
            <text:p>1%</text:p>
          </table:table-cell>
          <table:table-cell table:formula="of:=[Waarden.R88]/[Waarden.$B88]" office:value-type="percentage" office:value="0.0630060309195074">
            <text:p>6%</text:p>
          </table:table-cell>
          <table:table-cell table:formula="of:=[Waarden.S88]/[Waarden.$B88]" office:value-type="percentage" office:value="0.00189503729864867">
            <text:p>0%</text:p>
          </table:table-cell>
          <table:table-cell table:formula="of:=[Waarden.T88]/[Waarden.$B88]" office:value-type="percentage" office:value="0.00885826610074349">
            <text:p>1%</text:p>
          </table:table-cell>
          <table:table-cell table:formula="of:=[Waarden.U88]/[Waarden.$B88]" office:value-type="percentage" office:value="0.219003311197204">
            <text:p>22%</text:p>
          </table:table-cell>
          <table:table-cell table:formula="of:=SUM([.C88:.U88])" office:value-type="percentage" office:value="0.999990584685252">
            <text:p>100%</text:p>
          </table:table-cell>
          <table:table-cell table:number-columns-repeated="1002"/>
        </table:table-row>
        <table:table-row table:style-name="ro2">
          <table:table-cell table:formula="of:=[Waarden.A89]" office:value-type="string" office:string-value="Regte Heide &amp; Riels Laag">
            <text:p>Regte Heide &amp; Riels Laag</text:p>
          </table:table-cell>
          <table:table-cell table:formula="of:=[Waarden.B89]/[Waarden.$B89]" office:value-type="percentage" office:value="1">
            <text:p>100%</text:p>
          </table:table-cell>
          <table:table-cell table:formula="of:=[Waarden.C89]/[Waarden.$B89]" office:value-type="percentage" office:value="0.00517460541339451">
            <text:p>1%</text:p>
          </table:table-cell>
          <table:table-cell table:formula="of:=[Waarden.D89]/[Waarden.$B89]" office:value-type="percentage" office:value="0.00236758635676848">
            <text:p>0%</text:p>
          </table:table-cell>
          <table:table-cell table:formula="of:=[Waarden.E89]/[Waarden.$B89]" office:value-type="percentage" office:value="0.176375719064459">
            <text:p>18%</text:p>
          </table:table-cell>
          <table:table-cell table:formula="of:=[Waarden.F89]/[Waarden.$B89]" office:value-type="percentage" office:value="0.0186518383793466">
            <text:p>2%</text:p>
          </table:table-cell>
          <table:table-cell table:formula="of:=[Waarden.G89]/[Waarden.$B89]" office:value-type="percentage" office:value="0.0204321218241137">
            <text:p>2%</text:p>
          </table:table-cell>
          <table:table-cell table:formula="of:=[Waarden.H89]/[Waarden.$B89]" office:value-type="percentage" office:value="0.0199683605992454">
            <text:p>2%</text:p>
          </table:table-cell>
          <table:table-cell table:formula="of:=[Waarden.I89]/[Waarden.$B89]" office:value-type="percentage" office:value="0.0230468428811501">
            <text:p>2%</text:p>
          </table:table-cell>
          <table:table-cell table:formula="of:=[Waarden.J89]/[Waarden.$B89]" office:value-type="percentage" office:value="0.087144099085463">
            <text:p>9%</text:p>
          </table:table-cell>
          <table:table-cell table:formula="of:=[Waarden.K89]/[Waarden.$B89]" office:value-type="percentage" office:value="0.195996007247642">
            <text:p>20%</text:p>
          </table:table-cell>
          <table:table-cell table:formula="of:=[Waarden.L89]/[Waarden.$B89]" office:value-type="percentage" office:value="0.145158392555841">
            <text:p>15%</text:p>
          </table:table-cell>
          <table:table-cell table:formula="of:=[Waarden.M89]/[Waarden.$B89]" office:value-type="percentage" office:value="0.00579375097711876">
            <text:p>1%</text:p>
          </table:table-cell>
          <table:table-cell table:formula="of:=[Waarden.N89]/[Waarden.$B89]" office:value-type="percentage" office:value="0.039057599168765">
            <text:p>4%</text:p>
          </table:table-cell>
          <table:table-cell table:formula="of:=[Waarden.O89]/[Waarden.$B89]" office:value-type="percentage" office:value="0.0697242490005029">
            <text:p>7%</text:p>
          </table:table-cell>
          <table:table-cell table:formula="of:=[Waarden.P89]/[Waarden.$B89]" office:value-type="percentage" office:value="0.0199338284650107">
            <text:p>2%</text:p>
          </table:table-cell>
          <table:table-cell table:formula="of:=[Waarden.Q89]/[Waarden.$B89]" office:value-type="percentage" office:value="0.00180347253253068">
            <text:p>0%</text:p>
          </table:table-cell>
          <table:table-cell table:formula="of:=[Waarden.R89]/[Waarden.$B89]" office:value-type="percentage" office:value="0.0339245575518975">
            <text:p>3%</text:p>
          </table:table-cell>
          <table:table-cell table:formula="of:=[Waarden.S89]/[Waarden.$B89]" office:value-type="percentage" office:value="0.000515005105397432">
            <text:p>0%</text:p>
          </table:table-cell>
          <table:table-cell table:formula="of:=[Waarden.T89]/[Waarden.$B89]" office:value-type="percentage" office:value="0.0199145914794114">
            <text:p>2%</text:p>
          </table:table-cell>
          <table:table-cell table:formula="of:=[Waarden.U89]/[Waarden.$B89]" office:value-type="percentage" office:value="0.115010463832055">
            <text:p>12%</text:p>
          </table:table-cell>
          <table:table-cell table:formula="of:=SUM([.C89:.U89])" office:value-type="percentage" office:value="0.999993091520112">
            <text:p>100%</text:p>
          </table:table-cell>
          <table:table-cell table:number-columns-repeated="1002"/>
        </table:table-row>
        <table:table-row table:style-name="ro2">
          <table:table-cell table:formula="of:=[Waarden.A90]" office:value-type="string" office:string-value="Rijntakken">
            <text:p>Rijntakken</text:p>
          </table:table-cell>
          <table:table-cell table:formula="of:=[Waarden.B90]/[Waarden.$B90]" office:value-type="percentage" office:value="1">
            <text:p>100%</text:p>
          </table:table-cell>
          <table:table-cell table:formula="of:=[Waarden.C90]/[Waarden.$B90]" office:value-type="percentage" office:value="0.0103152535353227">
            <text:p>1%</text:p>
          </table:table-cell>
          <table:table-cell table:formula="of:=[Waarden.D90]/[Waarden.$B90]" office:value-type="percentage" office:value="0.00189342718382369">
            <text:p>0%</text:p>
          </table:table-cell>
          <table:table-cell table:formula="of:=[Waarden.E90]/[Waarden.$B90]" office:value-type="percentage" office:value="0.267901374926733">
            <text:p>27%</text:p>
          </table:table-cell>
          <table:table-cell table:formula="of:=[Waarden.F90]/[Waarden.$B90]" office:value-type="percentage" office:value="0.00908539075674369">
            <text:p>1%</text:p>
          </table:table-cell>
          <table:table-cell table:formula="of:=[Waarden.G90]/[Waarden.$B90]" office:value-type="percentage" office:value="0.020063358095057">
            <text:p>2%</text:p>
          </table:table-cell>
          <table:table-cell table:formula="of:=[Waarden.H90]/[Waarden.$B90]" office:value-type="percentage" office:value="0.0205456984232185">
            <text:p>2%</text:p>
          </table:table-cell>
          <table:table-cell table:formula="of:=[Waarden.I90]/[Waarden.$B90]" office:value-type="percentage" office:value="0.0142677610127317">
            <text:p>1%</text:p>
          </table:table-cell>
          <table:table-cell table:formula="of:=[Waarden.J90]/[Waarden.$B90]" office:value-type="percentage" office:value="0.0711400254842023">
            <text:p>7%</text:p>
          </table:table-cell>
          <table:table-cell table:formula="of:=[Waarden.K90]/[Waarden.$B90]" office:value-type="percentage" office:value="0.208265998949556">
            <text:p>21%</text:p>
          </table:table-cell>
          <table:table-cell table:formula="of:=[Waarden.L90]/[Waarden.$B90]" office:value-type="percentage" office:value="0.081001237550562">
            <text:p>8%</text:p>
          </table:table-cell>
          <table:table-cell table:formula="of:=[Waarden.M90]/[Waarden.$B90]" office:value-type="percentage" office:value="0.00426201983831731">
            <text:p>0%</text:p>
          </table:table-cell>
          <table:table-cell table:formula="of:=[Waarden.N90]/[Waarden.$B90]" office:value-type="percentage" office:value="0.0269574173105506">
            <text:p>3%</text:p>
          </table:table-cell>
          <table:table-cell table:formula="of:=[Waarden.O90]/[Waarden.$B90]" office:value-type="percentage" office:value="0.0720773354331039">
            <text:p>7%</text:p>
          </table:table-cell>
          <table:table-cell table:formula="of:=[Waarden.P90]/[Waarden.$B90]" office:value-type="percentage" office:value="0.0196628923555782">
            <text:p>2%</text:p>
          </table:table-cell>
          <table:table-cell table:formula="of:=[Waarden.Q90]/[Waarden.$B90]" office:value-type="percentage" office:value="0.00247829042458864">
            <text:p>0%</text:p>
          </table:table-cell>
          <table:table-cell table:formula="of:=[Waarden.R90]/[Waarden.$B90]" office:value-type="percentage" office:value="0.0198785838374242">
            <text:p>2%</text:p>
          </table:table-cell>
          <table:table-cell table:formula="of:=[Waarden.S90]/[Waarden.$B90]" office:value-type="percentage" office:value="0.000473000800899115">
            <text:p>0%</text:p>
          </table:table-cell>
          <table:table-cell table:formula="of:=[Waarden.T90]/[Waarden.$B90]" office:value-type="percentage" office:value="0.0315896994861256">
            <text:p>3%</text:p>
          </table:table-cell>
          <table:table-cell table:formula="of:=[Waarden.U90]/[Waarden.$B90]" office:value-type="percentage" office:value="0.118140238664178">
            <text:p>12%</text:p>
          </table:table-cell>
          <table:table-cell table:formula="of:=SUM([.C90:.U90])" office:value-type="percentage" office:value="0.999999004068717">
            <text:p>100%</text:p>
          </table:table-cell>
          <table:table-cell table:number-columns-repeated="1002"/>
        </table:table-row>
        <table:table-row table:style-name="ro2">
          <table:table-cell table:formula="of:=[Waarden.A91]" office:value-type="string" office:string-value="Roerdal">
            <text:p>Roerdal</text:p>
          </table:table-cell>
          <table:table-cell table:formula="of:=[Waarden.B91]/[Waarden.$B91]" office:value-type="percentage" office:value="1">
            <text:p>100%</text:p>
          </table:table-cell>
          <table:table-cell table:formula="of:=[Waarden.C91]/[Waarden.$B91]" office:value-type="percentage" office:value="0.00841072263434498">
            <text:p>1%</text:p>
          </table:table-cell>
          <table:table-cell table:formula="of:=[Waarden.D91]/[Waarden.$B91]" office:value-type="percentage" office:value="0.000886117250251273">
            <text:p>0%</text:p>
          </table:table-cell>
          <table:table-cell table:formula="of:=[Waarden.E91]/[Waarden.$B91]" office:value-type="percentage" office:value="0.276096165818589">
            <text:p>28%</text:p>
          </table:table-cell>
          <table:table-cell table:formula="of:=[Waarden.F91]/[Waarden.$B91]" office:value-type="percentage" office:value="0.00782821589049165">
            <text:p>1%</text:p>
          </table:table-cell>
          <table:table-cell table:formula="of:=[Waarden.G91]/[Waarden.$B91]" office:value-type="percentage" office:value="0.0187110181522401">
            <text:p>2%</text:p>
          </table:table-cell>
          <table:table-cell table:formula="of:=[Waarden.H91]/[Waarden.$B91]" office:value-type="percentage" office:value="0.0449000032649455">
            <text:p>4%</text:p>
          </table:table-cell>
          <table:table-cell table:formula="of:=[Waarden.I91]/[Waarden.$B91]" office:value-type="percentage" office:value="0.0101829955309153">
            <text:p>1%</text:p>
          </table:table-cell>
          <table:table-cell table:formula="of:=[Waarden.J91]/[Waarden.$B91]" office:value-type="percentage" office:value="0.0622524405532561">
            <text:p>6%</text:p>
          </table:table-cell>
          <table:table-cell table:formula="of:=[Waarden.K91]/[Waarden.$B91]" office:value-type="percentage" office:value="0.136155015983579">
            <text:p>14%</text:p>
          </table:table-cell>
          <table:table-cell table:formula="of:=[Waarden.L91]/[Waarden.$B91]" office:value-type="percentage" office:value="0.124274965452818">
            <text:p>12%</text:p>
          </table:table-cell>
          <table:table-cell table:formula="of:=[Waarden.M91]/[Waarden.$B91]" office:value-type="percentage" office:value="0.00640695984530273">
            <text:p>1%</text:p>
          </table:table-cell>
          <table:table-cell table:formula="of:=[Waarden.N91]/[Waarden.$B91]" office:value-type="percentage" office:value="0.0757451387282564">
            <text:p>8%</text:p>
          </table:table-cell>
          <table:table-cell table:formula="of:=[Waarden.O91]/[Waarden.$B91]" office:value-type="percentage" office:value="0.0510201188867683">
            <text:p>5%</text:p>
          </table:table-cell>
          <table:table-cell table:formula="of:=[Waarden.P91]/[Waarden.$B91]" office:value-type="percentage" office:value="0.0139538605460706">
            <text:p>1%</text:p>
          </table:table-cell>
          <table:table-cell table:formula="of:=[Waarden.Q91]/[Waarden.$B91]" office:value-type="percentage" office:value="0.00119015011339447">
            <text:p>0%</text:p>
          </table:table-cell>
          <table:table-cell table:formula="of:=[Waarden.R91]/[Waarden.$B91]" office:value-type="percentage" office:value="0.0144750487697253">
            <text:p>1%</text:p>
          </table:table-cell>
          <table:table-cell table:formula="of:=[Waarden.S91]/[Waarden.$B91]" office:value-type="percentage" office:value="0.000196626262953857">
            <text:p>0%</text:p>
          </table:table-cell>
          <table:table-cell table:formula="of:=[Waarden.T91]/[Waarden.$B91]" office:value-type="percentage" office:value="0.00939329080678726">
            <text:p>1%</text:p>
          </table:table-cell>
          <table:table-cell table:formula="of:=[Waarden.U91]/[Waarden.$B91]" office:value-type="percentage" office:value="0.137917190714331">
            <text:p>14%</text:p>
          </table:table-cell>
          <table:table-cell table:formula="of:=SUM([.C91:.U91])" office:value-type="percentage" office:value="0.999996045205021">
            <text:p>100%</text:p>
          </table:table-cell>
          <table:table-cell table:number-columns-repeated="1002"/>
        </table:table-row>
        <table:table-row table:style-name="ro2">
          <table:table-cell table:formula="of:=[Waarden.A92]" office:value-type="string" office:string-value="Rottige Meenthe &amp; Brandemeer">
            <text:p>Rottige Meenthe &amp; Brandemeer</text:p>
          </table:table-cell>
          <table:table-cell table:formula="of:=[Waarden.B92]/[Waarden.$B92]" office:value-type="percentage" office:value="1">
            <text:p>100%</text:p>
          </table:table-cell>
          <table:table-cell table:formula="of:=[Waarden.C92]/[Waarden.$B92]" office:value-type="percentage" office:value="0.0123615714766463">
            <text:p>1%</text:p>
          </table:table-cell>
          <table:table-cell table:formula="of:=[Waarden.D92]/[Waarden.$B92]" office:value-type="percentage" office:value="0.00170089862058313">
            <text:p>0%</text:p>
          </table:table-cell>
          <table:table-cell table:formula="of:=[Waarden.E92]/[Waarden.$B92]" office:value-type="percentage" office:value="0.313798776578004">
            <text:p>31%</text:p>
          </table:table-cell>
          <table:table-cell table:formula="of:=[Waarden.F92]/[Waarden.$B92]" office:value-type="percentage" office:value="0.00426734688726124">
            <text:p>0%</text:p>
          </table:table-cell>
          <table:table-cell table:formula="of:=[Waarden.G92]/[Waarden.$B92]" office:value-type="percentage" office:value="0.0157375539527588">
            <text:p>2%</text:p>
          </table:table-cell>
          <table:table-cell table:formula="of:=[Waarden.H92]/[Waarden.$B92]" office:value-type="percentage" office:value="0.0256955404927279">
            <text:p>3%</text:p>
          </table:table-cell>
          <table:table-cell table:formula="of:=[Waarden.I92]/[Waarden.$B92]" office:value-type="percentage" office:value="0.00781601391973781">
            <text:p>1%</text:p>
          </table:table-cell>
          <table:table-cell table:formula="of:=[Waarden.J92]/[Waarden.$B92]" office:value-type="percentage" office:value="0.0401111301402935">
            <text:p>4%</text:p>
          </table:table-cell>
          <table:table-cell table:formula="of:=[Waarden.K92]/[Waarden.$B92]" office:value-type="percentage" office:value="0.319383028957694">
            <text:p>32%</text:p>
          </table:table-cell>
          <table:table-cell table:formula="of:=[Waarden.L92]/[Waarden.$B92]" office:value-type="percentage" office:value="0.0306896260877279">
            <text:p>3%</text:p>
          </table:table-cell>
          <table:table-cell table:formula="of:=[Waarden.M92]/[Waarden.$B92]" office:value-type="percentage" office:value="0.00588246198214086">
            <text:p>1%</text:p>
          </table:table-cell>
          <table:table-cell table:formula="of:=[Waarden.N92]/[Waarden.$B92]" office:value-type="percentage" office:value="0.0274750129296125">
            <text:p>3%</text:p>
          </table:table-cell>
          <table:table-cell table:formula="of:=[Waarden.O92]/[Waarden.$B92]" office:value-type="percentage" office:value="0.0523673277086335">
            <text:p>5%</text:p>
          </table:table-cell>
          <table:table-cell table:formula="of:=[Waarden.P92]/[Waarden.$B92]" office:value-type="percentage" office:value="0.0197056378189183">
            <text:p>2%</text:p>
          </table:table-cell>
          <table:table-cell table:formula="of:=[Waarden.Q92]/[Waarden.$B92]" office:value-type="percentage" office:value="0.00220572247292296">
            <text:p>0%</text:p>
          </table:table-cell>
          <table:table-cell table:formula="of:=[Waarden.R92]/[Waarden.$B92]" office:value-type="percentage" office:value="0.034421932429466">
            <text:p>3%</text:p>
          </table:table-cell>
          <table:table-cell table:formula="of:=[Waarden.S92]/[Waarden.$B92]" office:value-type="percentage" office:value="0.000878318842525056">
            <text:p>0%</text:p>
          </table:table-cell>
          <table:table-cell table:formula="of:=[Waarden.T92]/[Waarden.$B92]" office:value-type="percentage" office:value="0.01555679051647">
            <text:p>2%</text:p>
          </table:table-cell>
          <table:table-cell table:formula="of:=[Waarden.U92]/[Waarden.$B92]" office:value-type="percentage" office:value="0.0699412667432189">
            <text:p>7%</text:p>
          </table:table-cell>
          <table:table-cell table:formula="of:=SUM([.C92:.U92])" office:value-type="percentage" office:value="0.999995958557343">
            <text:p>100%</text:p>
          </table:table-cell>
          <table:table-cell table:number-columns-repeated="1002"/>
        </table:table-row>
        <table:table-row table:style-name="ro2">
          <table:table-cell table:formula="of:=[Waarden.A93]" office:value-type="string" office:string-value="Sallandse Heuvelrug">
            <text:p>Sallandse Heuvelrug</text:p>
          </table:table-cell>
          <table:table-cell table:formula="of:=[Waarden.B93]/[Waarden.$B93]" office:value-type="percentage" office:value="1">
            <text:p>100%</text:p>
          </table:table-cell>
          <table:table-cell table:formula="of:=[Waarden.C93]/[Waarden.$B93]" office:value-type="percentage" office:value="0.00816829531746531">
            <text:p>1%</text:p>
          </table:table-cell>
          <table:table-cell table:formula="of:=[Waarden.D93]/[Waarden.$B93]" office:value-type="percentage" office:value="0.0016064864627894">
            <text:p>0%</text:p>
          </table:table-cell>
          <table:table-cell table:formula="of:=[Waarden.E93]/[Waarden.$B93]" office:value-type="percentage" office:value="0.224755511825693">
            <text:p>22%</text:p>
          </table:table-cell>
          <table:table-cell table:formula="of:=[Waarden.F93]/[Waarden.$B93]" office:value-type="percentage" office:value="0.00879817531582321">
            <text:p>1%</text:p>
          </table:table-cell>
          <table:table-cell table:formula="of:=[Waarden.G93]/[Waarden.$B93]" office:value-type="percentage" office:value="0.0214951186916877">
            <text:p>2%</text:p>
          </table:table-cell>
          <table:table-cell table:formula="of:=[Waarden.H93]/[Waarden.$B93]" office:value-type="percentage" office:value="0.0156269086866844">
            <text:p>2%</text:p>
          </table:table-cell>
          <table:table-cell table:formula="of:=[Waarden.I93]/[Waarden.$B93]" office:value-type="percentage" office:value="0.0152104164091735">
            <text:p>2%</text:p>
          </table:table-cell>
          <table:table-cell table:formula="of:=[Waarden.J93]/[Waarden.$B93]" office:value-type="percentage" office:value="0.0765249559359807">
            <text:p>8%</text:p>
          </table:table-cell>
          <table:table-cell table:formula="of:=[Waarden.K93]/[Waarden.$B93]" office:value-type="percentage" office:value="0.292844635534001">
            <text:p>29%</text:p>
          </table:table-cell>
          <table:table-cell table:formula="of:=[Waarden.L93]/[Waarden.$B93]" office:value-type="percentage" office:value="0.109483202602395">
            <text:p>11%</text:p>
          </table:table-cell>
          <table:table-cell table:formula="of:=[Waarden.M93]/[Waarden.$B93]" office:value-type="percentage" office:value="0.00472721423533957">
            <text:p>0%</text:p>
          </table:table-cell>
          <table:table-cell table:formula="of:=[Waarden.N93]/[Waarden.$B93]" office:value-type="percentage" office:value="0.0273571955648018">
            <text:p>3%</text:p>
          </table:table-cell>
          <table:table-cell table:formula="of:=[Waarden.O93]/[Waarden.$B93]" office:value-type="percentage" office:value="0.0641639514699317">
            <text:p>6%</text:p>
          </table:table-cell>
          <table:table-cell table:formula="of:=[Waarden.P93]/[Waarden.$B93]" office:value-type="percentage" office:value="0.0212328210249065">
            <text:p>2%</text:p>
          </table:table-cell>
          <table:table-cell table:formula="of:=[Waarden.Q93]/[Waarden.$B93]" office:value-type="percentage" office:value="0.00226999757833206">
            <text:p>0%</text:p>
          </table:table-cell>
          <table:table-cell table:formula="of:=[Waarden.R93]/[Waarden.$B93]" office:value-type="percentage" office:value="0.0225257732372742">
            <text:p>2%</text:p>
          </table:table-cell>
          <table:table-cell table:formula="of:=[Waarden.S93]/[Waarden.$B93]" office:value-type="percentage" office:value="0.000528478807857218">
            <text:p>0%</text:p>
          </table:table-cell>
          <table:table-cell table:formula="of:=[Waarden.T93]/[Waarden.$B93]" office:value-type="percentage" office:value="0.0146829038740624">
            <text:p>1%</text:p>
          </table:table-cell>
          <table:table-cell table:formula="of:=[Waarden.U93]/[Waarden.$B93]" office:value-type="percentage" office:value="0.0679958215149378">
            <text:p>7%</text:p>
          </table:table-cell>
          <table:table-cell table:formula="of:=SUM([.C93:.U93])" office:value-type="percentage" office:value="0.999997864089136">
            <text:p>100%</text:p>
          </table:table-cell>
          <table:table-cell table:number-columns-repeated="1002"/>
        </table:table-row>
        <table:table-row table:style-name="ro2">
          <table:table-cell table:formula="of:=[Waarden.A94]" office:value-type="string" office:string-value="Sarsven en De Banen">
            <text:p>Sarsven en De Banen</text:p>
          </table:table-cell>
          <table:table-cell table:formula="of:=[Waarden.B94]/[Waarden.$B94]" office:value-type="percentage" office:value="1">
            <text:p>100%</text:p>
          </table:table-cell>
          <table:table-cell table:formula="of:=[Waarden.C94]/[Waarden.$B94]" office:value-type="percentage" office:value="0.00281972255953092">
            <text:p>0%</text:p>
          </table:table-cell>
          <table:table-cell table:formula="of:=[Waarden.D94]/[Waarden.$B94]" office:value-type="percentage" office:value="0.000576832724783522">
            <text:p>0%</text:p>
          </table:table-cell>
          <table:table-cell table:formula="of:=[Waarden.E94]/[Waarden.$B94]" office:value-type="percentage" office:value="0.100784120730334">
            <text:p>10%</text:p>
          </table:table-cell>
          <table:table-cell table:formula="of:=[Waarden.F94]/[Waarden.$B94]" office:value-type="percentage" office:value="0.0160548483303645">
            <text:p>2%</text:p>
          </table:table-cell>
          <table:table-cell table:formula="of:=[Waarden.G94]/[Waarden.$B94]" office:value-type="percentage" office:value="0.0639728597782577">
            <text:p>6%</text:p>
          </table:table-cell>
          <table:table-cell table:formula="of:=[Waarden.H94]/[Waarden.$B94]" office:value-type="percentage" office:value="0.0326932290875191">
            <text:p>3%</text:p>
          </table:table-cell>
          <table:table-cell table:formula="of:=[Waarden.I94]/[Waarden.$B94]" office:value-type="percentage" office:value="0.016582149732221">
            <text:p>2%</text:p>
          </table:table-cell>
          <table:table-cell table:formula="of:=[Waarden.J94]/[Waarden.$B94]" office:value-type="percentage" office:value="0.269312413842994">
            <text:p>27%</text:p>
          </table:table-cell>
          <table:table-cell table:formula="of:=[Waarden.K94]/[Waarden.$B94]" office:value-type="percentage" office:value="0.113497289370276">
            <text:p>11%</text:p>
          </table:table-cell>
          <table:table-cell table:formula="of:=[Waarden.L94]/[Waarden.$B94]" office:value-type="percentage" office:value="0.233834664676429">
            <text:p>23%</text:p>
          </table:table-cell>
          <table:table-cell table:formula="of:=[Waarden.M94]/[Waarden.$B94]" office:value-type="percentage" office:value="0.0028376917024849">
            <text:p>0%</text:p>
          </table:table-cell>
          <table:table-cell table:formula="of:=[Waarden.N94]/[Waarden.$B94]" office:value-type="percentage" office:value="0.022525559944054">
            <text:p>2%</text:p>
          </table:table-cell>
          <table:table-cell table:formula="of:=[Waarden.O94]/[Waarden.$B94]" office:value-type="percentage" office:value="0.0340610139150874">
            <text:p>3%</text:p>
          </table:table-cell>
          <table:table-cell table:formula="of:=[Waarden.P94]/[Waarden.$B94]" office:value-type="percentage" office:value="0.00615187550605986">
            <text:p>1%</text:p>
          </table:table-cell>
          <table:table-cell table:formula="of:=[Waarden.Q94]/[Waarden.$B94]" office:value-type="percentage" office:value="0.000242505976676362">
            <text:p>0%</text:p>
          </table:table-cell>
          <table:table-cell table:formula="of:=[Waarden.R94]/[Waarden.$B94]" office:value-type="percentage" office:value="0.00338609910199208">
            <text:p>0%</text:p>
          </table:table-cell>
          <table:table-cell table:formula="of:=[Waarden.S94]/[Waarden.$B94]" office:value-type="percentage" office:value="0.0000301292957288741">
            <text:p>0%</text:p>
          </table:table-cell>
          <table:table-cell table:formula="of:=[Waarden.T94]/[Waarden.$B94]" office:value-type="percentage" office:value="0.00175865241341855">
            <text:p>0%</text:p>
          </table:table-cell>
          <table:table-cell table:formula="of:=[Waarden.U94]/[Waarden.$B94]" office:value-type="percentage" office:value="0.0788729970408229">
            <text:p>8%</text:p>
          </table:table-cell>
          <table:table-cell table:formula="of:=SUM([.C94:.U94])" office:value-type="percentage" office:value="0.999994655729035">
            <text:p>100%</text:p>
          </table:table-cell>
          <table:table-cell table:number-columns-repeated="1002"/>
        </table:table-row>
        <table:table-row table:style-name="ro2">
          <table:table-cell table:formula="of:=[Waarden.A95]" office:value-type="string" office:string-value="Savelsbos">
            <text:p>Savelsbos</text:p>
          </table:table-cell>
          <table:table-cell table:formula="of:=[Waarden.B95]/[Waarden.$B95]" office:value-type="percentage" office:value="1">
            <text:p>100%</text:p>
          </table:table-cell>
          <table:table-cell table:formula="of:=[Waarden.C95]/[Waarden.$B95]" office:value-type="percentage" office:value="0.0136513615601405">
            <text:p>1%</text:p>
          </table:table-cell>
          <table:table-cell table:formula="of:=[Waarden.D95]/[Waarden.$B95]" office:value-type="percentage" office:value="0.000641080976315996">
            <text:p>0%</text:p>
          </table:table-cell>
          <table:table-cell table:formula="of:=[Waarden.E95]/[Waarden.$B95]" office:value-type="percentage" office:value="0.377702088214671">
            <text:p>38%</text:p>
          </table:table-cell>
          <table:table-cell table:formula="of:=[Waarden.F95]/[Waarden.$B95]" office:value-type="percentage" office:value="0.00270562998281197">
            <text:p>0%</text:p>
          </table:table-cell>
          <table:table-cell table:formula="of:=[Waarden.G95]/[Waarden.$B95]" office:value-type="percentage" office:value="0.013119556758176">
            <text:p>1%</text:p>
          </table:table-cell>
          <table:table-cell table:formula="of:=[Waarden.H95]/[Waarden.$B95]" office:value-type="percentage" office:value="0.0400602926955628">
            <text:p>4%</text:p>
          </table:table-cell>
          <table:table-cell table:formula="of:=[Waarden.I95]/[Waarden.$B95]" office:value-type="percentage" office:value="0.00596379057879523">
            <text:p>1%</text:p>
          </table:table-cell>
          <table:table-cell table:formula="of:=[Waarden.J95]/[Waarden.$B95]" office:value-type="percentage" office:value="0.043115935605151">
            <text:p>4%</text:p>
          </table:table-cell>
          <table:table-cell table:formula="of:=[Waarden.K95]/[Waarden.$B95]" office:value-type="percentage" office:value="0.150076367666272">
            <text:p>15%</text:p>
          </table:table-cell>
          <table:table-cell table:formula="of:=[Waarden.L95]/[Waarden.$B95]" office:value-type="percentage" office:value="0.0324183914284983">
            <text:p>3%</text:p>
          </table:table-cell>
          <table:table-cell table:formula="of:=[Waarden.M95]/[Waarden.$B95]" office:value-type="percentage" office:value="0.0039293004045298">
            <text:p>0%</text:p>
          </table:table-cell>
          <table:table-cell table:formula="of:=[Waarden.N95]/[Waarden.$B95]" office:value-type="percentage" office:value="0.0421882214889685">
            <text:p>4%</text:p>
          </table:table-cell>
          <table:table-cell table:formula="of:=[Waarden.O95]/[Waarden.$B95]" office:value-type="percentage" office:value="0.0587743303210013">
            <text:p>6%</text:p>
          </table:table-cell>
          <table:table-cell table:formula="of:=[Waarden.P95]/[Waarden.$B95]" office:value-type="percentage" office:value="0.0151684061844283">
            <text:p>2%</text:p>
          </table:table-cell>
          <table:table-cell table:formula="of:=[Waarden.Q95]/[Waarden.$B95]" office:value-type="percentage" office:value="0.00149207115514939">
            <text:p>0%</text:p>
          </table:table-cell>
          <table:table-cell table:formula="of:=[Waarden.R95]/[Waarden.$B95]" office:value-type="percentage" office:value="0.0203276351609928">
            <text:p>2%</text:p>
          </table:table-cell>
          <table:table-cell table:formula="of:=[Waarden.S95]/[Waarden.$B95]" office:value-type="percentage" office:value="0.000274767292651539">
            <text:p>0%</text:p>
          </table:table-cell>
          <table:table-cell table:formula="of:=[Waarden.T95]/[Waarden.$B95]" office:value-type="percentage" office:value="0.00918086420049355">
            <text:p>1%</text:p>
          </table:table-cell>
          <table:table-cell table:formula="of:=[Waarden.U95]/[Waarden.$B95]" office:value-type="percentage" office:value="0.169205778931717">
            <text:p>17%</text:p>
          </table:table-cell>
          <table:table-cell table:formula="of:=SUM([.C95:.U95])" office:value-type="percentage" office:value="0.999995870606327">
            <text:p>100%</text:p>
          </table:table-cell>
          <table:table-cell table:number-columns-repeated="1002"/>
        </table:table-row>
        <table:table-row table:style-name="ro2">
          <table:table-cell table:formula="of:=[Waarden.A96]" office:value-type="string" office:string-value="Schoorlse Duinen">
            <text:p>Schoorlse Duinen</text:p>
          </table:table-cell>
          <table:table-cell table:formula="of:=[Waarden.B96]/[Waarden.$B96]" office:value-type="percentage" office:value="1">
            <text:p>100%</text:p>
          </table:table-cell>
          <table:table-cell table:formula="of:=[Waarden.C96]/[Waarden.$B96]" office:value-type="percentage" office:value="0.0118781734351648">
            <text:p>1%</text:p>
          </table:table-cell>
          <table:table-cell table:formula="of:=[Waarden.D96]/[Waarden.$B96]" office:value-type="percentage" office:value="0.00433668121316985">
            <text:p>0%</text:p>
          </table:table-cell>
          <table:table-cell table:formula="of:=[Waarden.E96]/[Waarden.$B96]" office:value-type="percentage" office:value="0.221332284963797">
            <text:p>22%</text:p>
          </table:table-cell>
          <table:table-cell table:formula="of:=[Waarden.F96]/[Waarden.$B96]" office:value-type="percentage" office:value="0.00322785215653746">
            <text:p>0%</text:p>
          </table:table-cell>
          <table:table-cell table:formula="of:=[Waarden.G96]/[Waarden.$B96]" office:value-type="percentage" office:value="0.0106573577422907">
            <text:p>1%</text:p>
          </table:table-cell>
          <table:table-cell table:formula="of:=[Waarden.H96]/[Waarden.$B96]" office:value-type="percentage" office:value="0.0184759075495829">
            <text:p>2%</text:p>
          </table:table-cell>
          <table:table-cell table:formula="of:=[Waarden.I96]/[Waarden.$B96]" office:value-type="percentage" office:value="0.0120771107367304">
            <text:p>1%</text:p>
          </table:table-cell>
          <table:table-cell table:formula="of:=[Waarden.J96]/[Waarden.$B96]" office:value-type="percentage" office:value="0.0240121111274393">
            <text:p>2%</text:p>
          </table:table-cell>
          <table:table-cell table:formula="of:=[Waarden.K96]/[Waarden.$B96]" office:value-type="percentage" office:value="0.201820038568283">
            <text:p>20%</text:p>
          </table:table-cell>
          <table:table-cell table:formula="of:=[Waarden.L96]/[Waarden.$B96]" office:value-type="percentage" office:value="0.0207097068164304">
            <text:p>2%</text:p>
          </table:table-cell>
          <table:table-cell table:formula="of:=[Waarden.M96]/[Waarden.$B96]" office:value-type="percentage" office:value="0.00983811633811609">
            <text:p>1%</text:p>
          </table:table-cell>
          <table:table-cell table:formula="of:=[Waarden.N96]/[Waarden.$B96]" office:value-type="percentage" office:value="0.0629999829379528">
            <text:p>6%</text:p>
          </table:table-cell>
          <table:table-cell table:formula="of:=[Waarden.O96]/[Waarden.$B96]" office:value-type="percentage" office:value="0.0828336375036006">
            <text:p>8%</text:p>
          </table:table-cell>
          <table:table-cell table:formula="of:=[Waarden.P96]/[Waarden.$B96]" office:value-type="percentage" office:value="0.0324725429567256">
            <text:p>3%</text:p>
          </table:table-cell>
          <table:table-cell table:formula="of:=[Waarden.Q96]/[Waarden.$B96]" office:value-type="percentage" office:value="0.00523906888901785">
            <text:p>1%</text:p>
          </table:table-cell>
          <table:table-cell table:formula="of:=[Waarden.R96]/[Waarden.$B96]" office:value-type="percentage" office:value="0.108148397717326">
            <text:p>11%</text:p>
          </table:table-cell>
          <table:table-cell table:formula="of:=[Waarden.S96]/[Waarden.$B96]" office:value-type="percentage" office:value="0.0041092284105728">
            <text:p>0%</text:p>
          </table:table-cell>
          <table:table-cell table:formula="of:=[Waarden.T96]/[Waarden.$B96]" office:value-type="percentage" office:value="0.0182109853625216">
            <text:p>2%</text:p>
          </table:table-cell>
          <table:table-cell table:formula="of:=[Waarden.U96]/[Waarden.$B96]" office:value-type="percentage" office:value="0.147617274293709">
            <text:p>15%</text:p>
          </table:table-cell>
          <table:table-cell table:formula="of:=SUM([.C96:.U96])" office:value-type="percentage" office:value="0.999996458718969">
            <text:p>100%</text:p>
          </table:table-cell>
          <table:table-cell table:number-columns-repeated="1002"/>
        </table:table-row>
        <table:table-row table:style-name="ro2">
          <table:table-cell table:formula="of:=[Waarden.A97]" office:value-type="string" office:string-value="Sint Jansberg">
            <text:p>Sint Jansberg</text:p>
          </table:table-cell>
          <table:table-cell table:formula="of:=[Waarden.B97]/[Waarden.$B97]" office:value-type="percentage" office:value="1">
            <text:p>100%</text:p>
          </table:table-cell>
          <table:table-cell table:formula="of:=[Waarden.C97]/[Waarden.$B97]" office:value-type="percentage" office:value="0.00547080601192514">
            <text:p>1%</text:p>
          </table:table-cell>
          <table:table-cell table:formula="of:=[Waarden.D97]/[Waarden.$B97]" office:value-type="percentage" office:value="0.00118193162441302">
            <text:p>0%</text:p>
          </table:table-cell>
          <table:table-cell table:formula="of:=[Waarden.E97]/[Waarden.$B97]" office:value-type="percentage" office:value="0.157565242674158">
            <text:p>16%</text:p>
          </table:table-cell>
          <table:table-cell table:formula="of:=[Waarden.F97]/[Waarden.$B97]" office:value-type="percentage" office:value="0.0189518053436973">
            <text:p>2%</text:p>
          </table:table-cell>
          <table:table-cell table:formula="of:=[Waarden.G97]/[Waarden.$B97]" office:value-type="percentage" office:value="0.0264558948127572">
            <text:p>3%</text:p>
          </table:table-cell>
          <table:table-cell table:formula="of:=[Waarden.H97]/[Waarden.$B97]" office:value-type="percentage" office:value="0.0173238134012241">
            <text:p>2%</text:p>
          </table:table-cell>
          <table:table-cell table:formula="of:=[Waarden.I97]/[Waarden.$B97]" office:value-type="percentage" office:value="0.0143388320241375">
            <text:p>1%</text:p>
          </table:table-cell>
          <table:table-cell table:formula="of:=[Waarden.J97]/[Waarden.$B97]" office:value-type="percentage" office:value="0.111731903901254">
            <text:p>11%</text:p>
          </table:table-cell>
          <table:table-cell table:formula="of:=[Waarden.K97]/[Waarden.$B97]" office:value-type="percentage" office:value="0.193282015493264">
            <text:p>19%</text:p>
          </table:table-cell>
          <table:table-cell table:formula="of:=[Waarden.L97]/[Waarden.$B97]" office:value-type="percentage" office:value="0.199531261335677">
            <text:p>20%</text:p>
          </table:table-cell>
          <table:table-cell table:formula="of:=[Waarden.M97]/[Waarden.$B97]" office:value-type="percentage" office:value="0.00319294703431201">
            <text:p>0%</text:p>
          </table:table-cell>
          <table:table-cell table:formula="of:=[Waarden.N97]/[Waarden.$B97]" office:value-type="percentage" office:value="0.0255606036841495">
            <text:p>3%</text:p>
          </table:table-cell>
          <table:table-cell table:formula="of:=[Waarden.O97]/[Waarden.$B97]" office:value-type="percentage" office:value="0.0577804445142365">
            <text:p>6%</text:p>
          </table:table-cell>
          <table:table-cell table:formula="of:=[Waarden.P97]/[Waarden.$B97]" office:value-type="percentage" office:value="0.0154090131133434">
            <text:p>2%</text:p>
          </table:table-cell>
          <table:table-cell table:formula="of:=[Waarden.Q97]/[Waarden.$B97]" office:value-type="percentage" office:value="0.00231042180045555">
            <text:p>0%</text:p>
          </table:table-cell>
          <table:table-cell table:formula="of:=[Waarden.R97]/[Waarden.$B97]" office:value-type="percentage" office:value="0.0147610203987622">
            <text:p>1%</text:p>
          </table:table-cell>
          <table:table-cell table:formula="of:=[Waarden.S97]/[Waarden.$B97]" office:value-type="percentage" office:value="0.000218931831241026">
            <text:p>0%</text:p>
          </table:table-cell>
          <table:table-cell table:formula="of:=[Waarden.T97]/[Waarden.$B97]" office:value-type="percentage" office:value="0.0194006445051729">
            <text:p>2%</text:p>
          </table:table-cell>
          <table:table-cell table:formula="of:=[Waarden.U97]/[Waarden.$B97]" office:value-type="percentage" office:value="0.115526796909255">
            <text:p>12%</text:p>
          </table:table-cell>
          <table:table-cell table:formula="of:=SUM([.C97:.U97])" office:value-type="percentage" office:value="0.999994330413434">
            <text:p>100%</text:p>
          </table:table-cell>
          <table:table-cell table:number-columns-repeated="1002"/>
        </table:table-row>
        <table:table-row table:style-name="ro2">
          <table:table-cell table:formula="of:=[Waarden.A98]" office:value-type="string" office:string-value="Sint Pietersberg &amp; Jekerdal">
            <text:p>Sint Pietersberg &amp; Jekerdal</text:p>
          </table:table-cell>
          <table:table-cell table:formula="of:=[Waarden.B98]/[Waarden.$B98]" office:value-type="percentage" office:value="1">
            <text:p>100%</text:p>
          </table:table-cell>
          <table:table-cell table:formula="of:=[Waarden.C98]/[Waarden.$B98]" office:value-type="percentage" office:value="0.0109109596578868">
            <text:p>1%</text:p>
          </table:table-cell>
          <table:table-cell table:formula="of:=[Waarden.D98]/[Waarden.$B98]" office:value-type="percentage" office:value="0.000241496801527159">
            <text:p>0%</text:p>
          </table:table-cell>
          <table:table-cell table:formula="of:=[Waarden.E98]/[Waarden.$B98]" office:value-type="percentage" office:value="0.278890913247714">
            <text:p>28%</text:p>
          </table:table-cell>
          <table:table-cell table:formula="of:=[Waarden.F98]/[Waarden.$B98]" office:value-type="percentage" office:value="0.00450957203031909">
            <text:p>0%</text:p>
          </table:table-cell>
          <table:table-cell table:formula="of:=[Waarden.G98]/[Waarden.$B98]" office:value-type="percentage" office:value="0.0117742382017844">
            <text:p>1%</text:p>
          </table:table-cell>
          <table:table-cell table:formula="of:=[Waarden.H98]/[Waarden.$B98]" office:value-type="percentage" office:value="0.0469896208953476">
            <text:p>5%</text:p>
          </table:table-cell>
          <table:table-cell table:formula="of:=[Waarden.I98]/[Waarden.$B98]" office:value-type="percentage" office:value="0.00593507398377802">
            <text:p>1%</text:p>
          </table:table-cell>
          <table:table-cell table:formula="of:=[Waarden.J98]/[Waarden.$B98]" office:value-type="percentage" office:value="0.0503563437601814">
            <text:p>5%</text:p>
          </table:table-cell>
          <table:table-cell table:formula="of:=[Waarden.K98]/[Waarden.$B98]" office:value-type="percentage" office:value="0.0721567785632065">
            <text:p>7%</text:p>
          </table:table-cell>
          <table:table-cell table:formula="of:=[Waarden.L98]/[Waarden.$B98]" office:value-type="percentage" office:value="0.0532515858199315">
            <text:p>5%</text:p>
          </table:table-cell>
          <table:table-cell table:formula="of:=[Waarden.M98]/[Waarden.$B98]" office:value-type="percentage" office:value="0.00834188332332234">
            <text:p>1%</text:p>
          </table:table-cell>
          <table:table-cell table:formula="of:=[Waarden.N98]/[Waarden.$B98]" office:value-type="percentage" office:value="0.0951941592584381">
            <text:p>10%</text:p>
          </table:table-cell>
          <table:table-cell table:formula="of:=[Waarden.O98]/[Waarden.$B98]" office:value-type="percentage" office:value="0.0731077175451959">
            <text:p>7%</text:p>
          </table:table-cell>
          <table:table-cell table:formula="of:=[Waarden.P98]/[Waarden.$B98]" office:value-type="percentage" office:value="0.0205610413081005">
            <text:p>2%</text:p>
          </table:table-cell>
          <table:table-cell table:formula="of:=[Waarden.Q98]/[Waarden.$B98]" office:value-type="percentage" office:value="0.00192327182477485">
            <text:p>0%</text:p>
          </table:table-cell>
          <table:table-cell table:formula="of:=[Waarden.R98]/[Waarden.$B98]" office:value-type="percentage" office:value="0.0235532809570526">
            <text:p>2%</text:p>
          </table:table-cell>
          <table:table-cell table:formula="of:=[Waarden.S98]/[Waarden.$B98]" office:value-type="percentage" office:value="0.000231887694559487">
            <text:p>0%</text:p>
          </table:table-cell>
          <table:table-cell table:formula="of:=[Waarden.T98]/[Waarden.$B98]" office:value-type="percentage" office:value="0.010674539365701">
            <text:p>1%</text:p>
          </table:table-cell>
          <table:table-cell table:formula="of:=[Waarden.U98]/[Waarden.$B98]" office:value-type="percentage" office:value="0.231380678189013">
            <text:p>23%</text:p>
          </table:table-cell>
          <table:table-cell table:formula="of:=SUM([.C98:.U98])" office:value-type="percentage" office:value="0.999985042427834">
            <text:p>100%</text:p>
          </table:table-cell>
          <table:table-cell table:number-columns-repeated="1002"/>
        </table:table-row>
        <table:table-row table:style-name="ro2">
          <table:table-cell table:formula="of:=[Waarden.A99]" office:value-type="string" office:string-value="Solleveld &amp; Kapittelduinen">
            <text:p>Solleveld &amp; Kapittelduinen</text:p>
          </table:table-cell>
          <table:table-cell table:formula="of:=[Waarden.B99]/[Waarden.$B99]" office:value-type="percentage" office:value="1">
            <text:p>100%</text:p>
          </table:table-cell>
          <table:table-cell table:formula="of:=[Waarden.C99]/[Waarden.$B99]" office:value-type="percentage" office:value="0.0062560123462194">
            <text:p>1%</text:p>
          </table:table-cell>
          <table:table-cell table:formula="of:=[Waarden.D99]/[Waarden.$B99]" office:value-type="percentage" office:value="0.0249381612818125">
            <text:p>2%</text:p>
          </table:table-cell>
          <table:table-cell table:formula="of:=[Waarden.E99]/[Waarden.$B99]" office:value-type="percentage" office:value="0.165359967285254">
            <text:p>17%</text:p>
          </table:table-cell>
          <table:table-cell table:formula="of:=[Waarden.F99]/[Waarden.$B99]" office:value-type="percentage" office:value="0.00211658807065211">
            <text:p>0%</text:p>
          </table:table-cell>
          <table:table-cell table:formula="of:=[Waarden.G99]/[Waarden.$B99]" office:value-type="percentage" office:value="0.00579430736678843">
            <text:p>1%</text:p>
          </table:table-cell>
          <table:table-cell table:formula="of:=[Waarden.H99]/[Waarden.$B99]" office:value-type="percentage" office:value="0.0189880480582617">
            <text:p>2%</text:p>
          </table:table-cell>
          <table:table-cell table:formula="of:=[Waarden.I99]/[Waarden.$B99]" office:value-type="percentage" office:value="0.00467949915265932">
            <text:p>0%</text:p>
          </table:table-cell>
          <table:table-cell table:formula="of:=[Waarden.J99]/[Waarden.$B99]" office:value-type="percentage" office:value="0.0163672763693615">
            <text:p>2%</text:p>
          </table:table-cell>
          <table:table-cell table:formula="of:=[Waarden.K99]/[Waarden.$B99]" office:value-type="percentage" office:value="0.0793113793309325">
            <text:p>8%</text:p>
          </table:table-cell>
          <table:table-cell table:formula="of:=[Waarden.L99]/[Waarden.$B99]" office:value-type="percentage" office:value="0.0213639223780751">
            <text:p>2%</text:p>
          </table:table-cell>
          <table:table-cell table:formula="of:=[Waarden.M99]/[Waarden.$B99]" office:value-type="percentage" office:value="0.015184309319156">
            <text:p>2%</text:p>
          </table:table-cell>
          <table:table-cell table:formula="of:=[Waarden.N99]/[Waarden.$B99]" office:value-type="percentage" office:value="0.0635338789356745">
            <text:p>6%</text:p>
          </table:table-cell>
          <table:table-cell table:formula="of:=[Waarden.O99]/[Waarden.$B99]" office:value-type="percentage" office:value="0.0920320957076338">
            <text:p>9%</text:p>
          </table:table-cell>
          <table:table-cell table:formula="of:=[Waarden.P99]/[Waarden.$B99]" office:value-type="percentage" office:value="0.0489399526506848">
            <text:p>5%</text:p>
          </table:table-cell>
          <table:table-cell table:formula="of:=[Waarden.Q99]/[Waarden.$B99]" office:value-type="percentage" office:value="0.00390739969295961">
            <text:p>0%</text:p>
          </table:table-cell>
          <table:table-cell table:formula="of:=[Waarden.R99]/[Waarden.$B99]" office:value-type="percentage" office:value="0.172051730458334">
            <text:p>17%</text:p>
          </table:table-cell>
          <table:table-cell table:formula="of:=[Waarden.S99]/[Waarden.$B99]" office:value-type="percentage" office:value="0.00291034245241943">
            <text:p>0%</text:p>
          </table:table-cell>
          <table:table-cell table:formula="of:=[Waarden.T99]/[Waarden.$B99]" office:value-type="percentage" office:value="0.0272676904571721">
            <text:p>3%</text:p>
          </table:table-cell>
          <table:table-cell table:formula="of:=[Waarden.U99]/[Waarden.$B99]" office:value-type="percentage" office:value="0.22899405471524">
            <text:p>23%</text:p>
          </table:table-cell>
          <table:table-cell table:formula="of:=SUM([.C99:.U99])" office:value-type="percentage" office:value="0.99999661602929">
            <text:p>100%</text:p>
          </table:table-cell>
          <table:table-cell table:number-columns-repeated="1002"/>
        </table:table-row>
        <table:table-row table:style-name="ro2">
          <table:table-cell table:formula="of:=[Waarden.A100]" office:value-type="string" office:string-value="Springendal &amp; Dal van de Mosbeek">
            <text:p>Springendal &amp; Dal van de Mosbeek</text:p>
          </table:table-cell>
          <table:table-cell table:formula="of:=[Waarden.B100]/[Waarden.$B100]" office:value-type="percentage" office:value="1">
            <text:p>100%</text:p>
          </table:table-cell>
          <table:table-cell table:formula="of:=[Waarden.C100]/[Waarden.$B100]" office:value-type="percentage" office:value="0.0082301064237295">
            <text:p>1%</text:p>
          </table:table-cell>
          <table:table-cell table:formula="of:=[Waarden.D100]/[Waarden.$B100]" office:value-type="percentage" office:value="0.000662644139396185">
            <text:p>0%</text:p>
          </table:table-cell>
          <table:table-cell table:formula="of:=[Waarden.E100]/[Waarden.$B100]" office:value-type="percentage" office:value="0.245014836125935">
            <text:p>25%</text:p>
          </table:table-cell>
          <table:table-cell table:formula="of:=[Waarden.F100]/[Waarden.$B100]" office:value-type="percentage" office:value="0.00624636563534224">
            <text:p>1%</text:p>
          </table:table-cell>
          <table:table-cell table:formula="of:=[Waarden.G100]/[Waarden.$B100]" office:value-type="percentage" office:value="0.0216286784438038">
            <text:p>2%</text:p>
          </table:table-cell>
          <table:table-cell table:formula="of:=[Waarden.H100]/[Waarden.$B100]" office:value-type="percentage" office:value="0.0102339845458877">
            <text:p>1%</text:p>
          </table:table-cell>
          <table:table-cell table:formula="of:=[Waarden.I100]/[Waarden.$B100]" office:value-type="percentage" office:value="0.0127460020196651">
            <text:p>1%</text:p>
          </table:table-cell>
          <table:table-cell table:formula="of:=[Waarden.J100]/[Waarden.$B100]" office:value-type="percentage" office:value="0.0936163743577627">
            <text:p>9%</text:p>
          </table:table-cell>
          <table:table-cell table:formula="of:=[Waarden.K100]/[Waarden.$B100]" office:value-type="percentage" office:value="0.336624207791544">
            <text:p>34%</text:p>
          </table:table-cell>
          <table:table-cell table:formula="of:=[Waarden.L100]/[Waarden.$B100]" office:value-type="percentage" office:value="0.098023769123805">
            <text:p>10%</text:p>
          </table:table-cell>
          <table:table-cell table:formula="of:=[Waarden.M100]/[Waarden.$B100]" office:value-type="percentage" office:value="0.00352591581283369">
            <text:p>0%</text:p>
          </table:table-cell>
          <table:table-cell table:formula="of:=[Waarden.N100]/[Waarden.$B100]" office:value-type="percentage" office:value="0.0216266975430362">
            <text:p>2%</text:p>
          </table:table-cell>
          <table:table-cell table:formula="of:=[Waarden.O100]/[Waarden.$B100]" office:value-type="percentage" office:value="0.037806974090573">
            <text:p>4%</text:p>
          </table:table-cell>
          <table:table-cell table:formula="of:=[Waarden.P100]/[Waarden.$B100]" office:value-type="percentage" office:value="0.0147683265962095">
            <text:p>1%</text:p>
          </table:table-cell>
          <table:table-cell table:formula="of:=[Waarden.Q100]/[Waarden.$B100]" office:value-type="percentage" office:value="0.00140104405290196">
            <text:p>0%</text:p>
          </table:table-cell>
          <table:table-cell table:formula="of:=[Waarden.R100]/[Waarden.$B100]" office:value-type="percentage" office:value="0.0163175223269679">
            <text:p>2%</text:p>
          </table:table-cell>
          <table:table-cell table:formula="of:=[Waarden.S100]/[Waarden.$B100]" office:value-type="percentage" office:value="0.000297529106463928">
            <text:p>0%</text:p>
          </table:table-cell>
          <table:table-cell table:formula="of:=[Waarden.T100]/[Waarden.$B100]" office:value-type="percentage" office:value="0.00817244688950587">
            <text:p>1%</text:p>
          </table:table-cell>
          <table:table-cell table:formula="of:=[Waarden.U100]/[Waarden.$B100]" office:value-type="percentage" office:value="0.063051075512561">
            <text:p>6%</text:p>
          </table:table-cell>
          <table:table-cell table:formula="of:=SUM([.C100:.U100])" office:value-type="percentage" office:value="0.999994500537924">
            <text:p>100%</text:p>
          </table:table-cell>
          <table:table-cell table:number-columns-repeated="1002"/>
        </table:table-row>
        <table:table-row table:style-name="ro2">
          <table:table-cell table:formula="of:=[Waarden.A101]" office:value-type="string" office:string-value="Stelkampsveld">
            <text:p>Stelkampsveld</text:p>
          </table:table-cell>
          <table:table-cell table:formula="of:=[Waarden.B101]/[Waarden.$B101]" office:value-type="percentage" office:value="1">
            <text:p>100%</text:p>
          </table:table-cell>
          <table:table-cell table:formula="of:=[Waarden.C101]/[Waarden.$B101]" office:value-type="percentage" office:value="0.00800476411279576">
            <text:p>1%</text:p>
          </table:table-cell>
          <table:table-cell table:formula="of:=[Waarden.D101]/[Waarden.$B101]" office:value-type="percentage" office:value="0.0000730063603656995">
            <text:p>0%</text:p>
          </table:table-cell>
          <table:table-cell table:formula="of:=[Waarden.E101]/[Waarden.$B101]" office:value-type="percentage" office:value="0.239977064969499">
            <text:p>24%</text:p>
          </table:table-cell>
          <table:table-cell table:formula="of:=[Waarden.F101]/[Waarden.$B101]" office:value-type="percentage" office:value="0.00920066417876657">
            <text:p>1%</text:p>
          </table:table-cell>
          <table:table-cell table:formula="of:=[Waarden.G101]/[Waarden.$B101]" office:value-type="percentage" office:value="0.0209459474950293">
            <text:p>2%</text:p>
          </table:table-cell>
          <table:table-cell table:formula="of:=[Waarden.H101]/[Waarden.$B101]" office:value-type="percentage" office:value="0.0113735885198179">
            <text:p>1%</text:p>
          </table:table-cell>
          <table:table-cell table:formula="of:=[Waarden.I101]/[Waarden.$B101]" office:value-type="percentage" office:value="0.011580642868647">
            <text:p>1%</text:p>
          </table:table-cell>
          <table:table-cell table:formula="of:=[Waarden.J101]/[Waarden.$B101]" office:value-type="percentage" office:value="0.0690927465924156">
            <text:p>7%</text:p>
          </table:table-cell>
          <table:table-cell table:formula="of:=[Waarden.K101]/[Waarden.$B101]" office:value-type="percentage" office:value="0.307717725170529">
            <text:p>31%</text:p>
          </table:table-cell>
          <table:table-cell table:formula="of:=[Waarden.L101]/[Waarden.$B101]" office:value-type="percentage" office:value="0.162323015101068">
            <text:p>16%</text:p>
          </table:table-cell>
          <table:table-cell table:formula="of:=[Waarden.M101]/[Waarden.$B101]" office:value-type="percentage" office:value="0.00422039810604736">
            <text:p>0%</text:p>
          </table:table-cell>
          <table:table-cell table:formula="of:=[Waarden.N101]/[Waarden.$B101]" office:value-type="percentage" office:value="0.0234304563907719">
            <text:p>2%</text:p>
          </table:table-cell>
          <table:table-cell table:formula="of:=[Waarden.O101]/[Waarden.$B101]" office:value-type="percentage" office:value="0.0212578902752376">
            <text:p>2%</text:p>
          </table:table-cell>
          <table:table-cell table:formula="of:=[Waarden.P101]/[Waarden.$B101]" office:value-type="percentage" office:value="0.0105837728999244">
            <text:p>1%</text:p>
          </table:table-cell>
          <table:table-cell table:formula="of:=[Waarden.Q101]/[Waarden.$B101]" office:value-type="percentage" office:value="0.00127220210109296">
            <text:p>0%</text:p>
          </table:table-cell>
          <table:table-cell table:formula="of:=[Waarden.R101]/[Waarden.$B101]" office:value-type="percentage" office:value="0.00328449812031907">
            <text:p>0%</text:p>
          </table:table-cell>
          <table:table-cell table:formula="of:=[Waarden.S101]/[Waarden.$B101]" office:value-type="percentage" office:value="0.0000459961563834927">
            <text:p>0%</text:p>
          </table:table-cell>
          <table:table-cell table:formula="of:=[Waarden.T101]/[Waarden.$B101]" office:value-type="percentage" office:value="0.00581915858844244">
            <text:p>1%</text:p>
          </table:table-cell>
          <table:table-cell table:formula="of:=[Waarden.U101]/[Waarden.$B101]" office:value-type="percentage" office:value="0.0897903721590566">
            <text:p>9%</text:p>
          </table:table-cell>
          <table:table-cell table:formula="of:=SUM([.C101:.U101])" office:value-type="percentage" office:value="0.99999391016621">
            <text:p>100%</text:p>
          </table:table-cell>
          <table:table-cell table:number-columns-repeated="1002"/>
        </table:table-row>
        <table:table-row table:style-name="ro2">
          <table:table-cell table:formula="of:=[Waarden.A102]" office:value-type="string" office:string-value="Strabrechtse Heide &amp; Beuven">
            <text:p>Strabrechtse Heide &amp; Beuven</text:p>
          </table:table-cell>
          <table:table-cell table:formula="of:=[Waarden.B102]/[Waarden.$B102]" office:value-type="percentage" office:value="1">
            <text:p>100%</text:p>
          </table:table-cell>
          <table:table-cell table:formula="of:=[Waarden.C102]/[Waarden.$B102]" office:value-type="percentage" office:value="0.00621757162404769">
            <text:p>1%</text:p>
          </table:table-cell>
          <table:table-cell table:formula="of:=[Waarden.D102]/[Waarden.$B102]" office:value-type="percentage" office:value="0.0024998498949683">
            <text:p>0%</text:p>
          </table:table-cell>
          <table:table-cell table:formula="of:=[Waarden.E102]/[Waarden.$B102]" office:value-type="percentage" office:value="0.142008817269182">
            <text:p>14%</text:p>
          </table:table-cell>
          <table:table-cell table:formula="of:=[Waarden.F102]/[Waarden.$B102]" office:value-type="percentage" office:value="0.0167477843852306">
            <text:p>2%</text:p>
          </table:table-cell>
          <table:table-cell table:formula="of:=[Waarden.G102]/[Waarden.$B102]" office:value-type="percentage" office:value="0.0276248406690877">
            <text:p>3%</text:p>
          </table:table-cell>
          <table:table-cell table:formula="of:=[Waarden.H102]/[Waarden.$B102]" office:value-type="percentage" office:value="0.0196136411986843">
            <text:p>2%</text:p>
          </table:table-cell>
          <table:table-cell table:formula="of:=[Waarden.I102]/[Waarden.$B102]" office:value-type="percentage" office:value="0.0143088006401404">
            <text:p>1%</text:p>
          </table:table-cell>
          <table:table-cell table:formula="of:=[Waarden.J102]/[Waarden.$B102]" office:value-type="percentage" office:value="0.139089003293289">
            <text:p>14%</text:p>
          </table:table-cell>
          <table:table-cell table:formula="of:=[Waarden.K102]/[Waarden.$B102]" office:value-type="percentage" office:value="0.164360425776666">
            <text:p>16%</text:p>
          </table:table-cell>
          <table:table-cell table:formula="of:=[Waarden.L102]/[Waarden.$B102]" office:value-type="percentage" office:value="0.180443452626405">
            <text:p>18%</text:p>
          </table:table-cell>
          <table:table-cell table:formula="of:=[Waarden.M102]/[Waarden.$B102]" office:value-type="percentage" office:value="0.00466363181702039">
            <text:p>0%</text:p>
          </table:table-cell>
          <table:table-cell table:formula="of:=[Waarden.N102]/[Waarden.$B102]" office:value-type="percentage" office:value="0.0351215755813324">
            <text:p>4%</text:p>
          </table:table-cell>
          <table:table-cell table:formula="of:=[Waarden.O102]/[Waarden.$B102]" office:value-type="percentage" office:value="0.0944312038264016">
            <text:p>9%</text:p>
          </table:table-cell>
          <table:table-cell table:formula="of:=[Waarden.P102]/[Waarden.$B102]" office:value-type="percentage" office:value="0.0216213841247312">
            <text:p>2%</text:p>
          </table:table-cell>
          <table:table-cell table:formula="of:=[Waarden.Q102]/[Waarden.$B102]" office:value-type="percentage" office:value="0.00205871237054624">
            <text:p>0%</text:p>
          </table:table-cell>
          <table:table-cell table:formula="of:=[Waarden.R102]/[Waarden.$B102]" office:value-type="percentage" office:value="0.0238872531745928">
            <text:p>2%</text:p>
          </table:table-cell>
          <table:table-cell table:formula="of:=[Waarden.S102]/[Waarden.$B102]" office:value-type="percentage" office:value="0.000448270634825278">
            <text:p>0%</text:p>
          </table:table-cell>
          <table:table-cell table:formula="of:=[Waarden.T102]/[Waarden.$B102]" office:value-type="percentage" office:value="0.015136804401446">
            <text:p>2%</text:p>
          </table:table-cell>
          <table:table-cell table:formula="of:=[Waarden.U102]/[Waarden.$B102]" office:value-type="percentage" office:value="0.0897146631071048">
            <text:p>9%</text:p>
          </table:table-cell>
          <table:table-cell table:formula="of:=SUM([.C102:.U102])" office:value-type="percentage" office:value="0.999997686415701">
            <text:p>100%</text:p>
          </table:table-cell>
          <table:table-cell table:number-columns-repeated="1002"/>
        </table:table-row>
        <table:table-row table:style-name="ro2">
          <table:table-cell table:formula="of:=[Waarden.A103]" office:value-type="string" office:string-value="Swalmdal">
            <text:p>Swalmdal</text:p>
          </table:table-cell>
          <table:table-cell table:formula="of:=[Waarden.B103]/[Waarden.$B103]" office:value-type="percentage" office:value="1">
            <text:p>100%</text:p>
          </table:table-cell>
          <table:table-cell table:formula="of:=[Waarden.C103]/[Waarden.$B103]" office:value-type="percentage" office:value="0.00795067888398911">
            <text:p>1%</text:p>
          </table:table-cell>
          <table:table-cell table:formula="of:=[Waarden.D103]/[Waarden.$B103]" office:value-type="percentage" office:value="0.000857494218012181">
            <text:p>0%</text:p>
          </table:table-cell>
          <table:table-cell table:formula="of:=[Waarden.E103]/[Waarden.$B103]" office:value-type="percentage" office:value="0.207286686898777">
            <text:p>21%</text:p>
          </table:table-cell>
          <table:table-cell table:formula="of:=[Waarden.F103]/[Waarden.$B103]" office:value-type="percentage" office:value="0.0112722024391864">
            <text:p>1%</text:p>
          </table:table-cell>
          <table:table-cell table:formula="of:=[Waarden.G103]/[Waarden.$B103]" office:value-type="percentage" office:value="0.0247506230436654">
            <text:p>2%</text:p>
          </table:table-cell>
          <table:table-cell table:formula="of:=[Waarden.H103]/[Waarden.$B103]" office:value-type="percentage" office:value="0.0315546614098706">
            <text:p>3%</text:p>
          </table:table-cell>
          <table:table-cell table:formula="of:=[Waarden.I103]/[Waarden.$B103]" office:value-type="percentage" office:value="0.0111789475975339">
            <text:p>1%</text:p>
          </table:table-cell>
          <table:table-cell table:formula="of:=[Waarden.J103]/[Waarden.$B103]" office:value-type="percentage" office:value="0.122329149437037">
            <text:p>12%</text:p>
          </table:table-cell>
          <table:table-cell table:formula="of:=[Waarden.K103]/[Waarden.$B103]" office:value-type="percentage" office:value="0.102776717637224">
            <text:p>10%</text:p>
          </table:table-cell>
          <table:table-cell table:formula="of:=[Waarden.L103]/[Waarden.$B103]" office:value-type="percentage" office:value="0.143082698593722">
            <text:p>14%</text:p>
          </table:table-cell>
          <table:table-cell table:formula="of:=[Waarden.M103]/[Waarden.$B103]" office:value-type="percentage" office:value="0.00608564459610396">
            <text:p>1%</text:p>
          </table:table-cell>
          <table:table-cell table:formula="of:=[Waarden.N103]/[Waarden.$B103]" office:value-type="percentage" office:value="0.0829686637463077">
            <text:p>8%</text:p>
          </table:table-cell>
          <table:table-cell table:formula="of:=[Waarden.O103]/[Waarden.$B103]" office:value-type="percentage" office:value="0.0971572221590514">
            <text:p>10%</text:p>
          </table:table-cell>
          <table:table-cell table:formula="of:=[Waarden.P103]/[Waarden.$B103]" office:value-type="percentage" office:value="0.0111113362737067">
            <text:p>1%</text:p>
          </table:table-cell>
          <table:table-cell table:formula="of:=[Waarden.Q103]/[Waarden.$B103]" office:value-type="percentage" office:value="0.00368935167307692">
            <text:p>0%</text:p>
          </table:table-cell>
          <table:table-cell table:formula="of:=[Waarden.R103]/[Waarden.$B103]" office:value-type="percentage" office:value="0.00319330596607075">
            <text:p>0%</text:p>
          </table:table-cell>
          <table:table-cell table:formula="of:=[Waarden.S103]/[Waarden.$B103]" office:value-type="percentage" office:value="0.00000900650382157215">
            <text:p>0%</text:p>
          </table:table-cell>
          <table:table-cell table:formula="of:=[Waarden.T103]/[Waarden.$B103]" office:value-type="percentage" office:value="0.0064145070759222">
            <text:p>1%</text:p>
          </table:table-cell>
          <table:table-cell table:formula="of:=[Waarden.U103]/[Waarden.$B103]" office:value-type="percentage" office:value="0.126325222601371">
            <text:p>13%</text:p>
          </table:table-cell>
          <table:table-cell table:formula="of:=SUM([.C103:.U103])" office:value-type="percentage" office:value="0.999994120754449">
            <text:p>100%</text:p>
          </table:table-cell>
          <table:table-cell table:number-columns-repeated="1002"/>
        </table:table-row>
        <table:table-row table:style-name="ro2">
          <table:table-cell table:formula="of:=[Waarden.A104]" office:value-type="string" office:string-value="Uiterwaarden Lek">
            <text:p>Uiterwaarden Lek</text:p>
          </table:table-cell>
          <table:table-cell table:formula="of:=[Waarden.B104]/[Waarden.$B104]" office:value-type="percentage" office:value="1">
            <text:p>100%</text:p>
          </table:table-cell>
          <table:table-cell table:formula="of:=[Waarden.C104]/[Waarden.$B104]" office:value-type="percentage" office:value="0.0153364328492238">
            <text:p>2%</text:p>
          </table:table-cell>
          <table:table-cell table:formula="of:=[Waarden.D104]/[Waarden.$B104]" office:value-type="percentage" office:value="0.000757269445850615">
            <text:p>0%</text:p>
          </table:table-cell>
          <table:table-cell table:formula="of:=[Waarden.E104]/[Waarden.$B104]" office:value-type="percentage" office:value="0.265542769265211">
            <text:p>27%</text:p>
          </table:table-cell>
          <table:table-cell table:formula="of:=[Waarden.F104]/[Waarden.$B104]" office:value-type="percentage" office:value="0.00338331628587634">
            <text:p>0%</text:p>
          </table:table-cell>
          <table:table-cell table:formula="of:=[Waarden.G104]/[Waarden.$B104]" office:value-type="percentage" office:value="0.0191013885395884">
            <text:p>2%</text:p>
          </table:table-cell>
          <table:table-cell table:formula="of:=[Waarden.H104]/[Waarden.$B104]" office:value-type="percentage" office:value="0.00702633571997732">
            <text:p>1%</text:p>
          </table:table-cell>
          <table:table-cell table:formula="of:=[Waarden.I104]/[Waarden.$B104]" office:value-type="percentage" office:value="0.0134794947973266">
            <text:p>1%</text:p>
          </table:table-cell>
          <table:table-cell table:formula="of:=[Waarden.J104]/[Waarden.$B104]" office:value-type="percentage" office:value="0.0220759784409165">
            <text:p>2%</text:p>
          </table:table-cell>
          <table:table-cell table:formula="of:=[Waarden.K104]/[Waarden.$B104]" office:value-type="percentage" office:value="0.331756174486073">
            <text:p>33%</text:p>
          </table:table-cell>
          <table:table-cell table:formula="of:=[Waarden.L104]/[Waarden.$B104]" office:value-type="percentage" office:value="0.0337157112018475">
            <text:p>3%</text:p>
          </table:table-cell>
          <table:table-cell table:formula="of:=[Waarden.M104]/[Waarden.$B104]" office:value-type="percentage" office:value="0.00635570873352403">
            <text:p>1%</text:p>
          </table:table-cell>
          <table:table-cell table:formula="of:=[Waarden.N104]/[Waarden.$B104]" office:value-type="percentage" office:value="0.0294620687205653">
            <text:p>3%</text:p>
          </table:table-cell>
          <table:table-cell table:formula="of:=[Waarden.O104]/[Waarden.$B104]" office:value-type="percentage" office:value="0.0575666492185853">
            <text:p>6%</text:p>
          </table:table-cell>
          <table:table-cell table:formula="of:=[Waarden.P104]/[Waarden.$B104]" office:value-type="percentage" office:value="0.0184394168298762">
            <text:p>2%</text:p>
          </table:table-cell>
          <table:table-cell table:formula="of:=[Waarden.Q104]/[Waarden.$B104]" office:value-type="percentage" office:value="0.00217727298330258">
            <text:p>0%</text:p>
          </table:table-cell>
          <table:table-cell table:formula="of:=[Waarden.R104]/[Waarden.$B104]" office:value-type="percentage" office:value="0.0237009281685578">
            <text:p>2%</text:p>
          </table:table-cell>
          <table:table-cell table:formula="of:=[Waarden.S104]/[Waarden.$B104]" office:value-type="percentage" office:value="0.00035831948788028">
            <text:p>0%</text:p>
          </table:table-cell>
          <table:table-cell table:formula="of:=[Waarden.T104]/[Waarden.$B104]" office:value-type="percentage" office:value="0.0615655216109254">
            <text:p>6%</text:p>
          </table:table-cell>
          <table:table-cell table:formula="of:=[Waarden.U104]/[Waarden.$B104]" office:value-type="percentage" office:value="0.0881879420245345">
            <text:p>9%</text:p>
          </table:table-cell>
          <table:table-cell table:formula="of:=SUM([.C104:.U104])" office:value-type="percentage" office:value="0.999988698809642">
            <text:p>100%</text:p>
          </table:table-cell>
          <table:table-cell table:number-columns-repeated="1002"/>
        </table:table-row>
        <table:table-row table:style-name="ro2">
          <table:table-cell table:formula="of:=[Waarden.A105]" office:value-type="string" office:string-value="Uiterwaarden Zwarte Water en Vecht">
            <text:p>Uiterwaarden Zwarte Water en Vecht</text:p>
          </table:table-cell>
          <table:table-cell table:formula="of:=[Waarden.B105]/[Waarden.$B105]" office:value-type="percentage" office:value="1">
            <text:p>100%</text:p>
          </table:table-cell>
          <table:table-cell table:formula="of:=[Waarden.C105]/[Waarden.$B105]" office:value-type="percentage" office:value="0.0139353204863983">
            <text:p>1%</text:p>
          </table:table-cell>
          <table:table-cell table:formula="of:=[Waarden.D105]/[Waarden.$B105]" office:value-type="percentage" office:value="0.00145158401006559">
            <text:p>0%</text:p>
          </table:table-cell>
          <table:table-cell table:formula="of:=[Waarden.E105]/[Waarden.$B105]" office:value-type="percentage" office:value="0.335557911947704">
            <text:p>34%</text:p>
          </table:table-cell>
          <table:table-cell table:formula="of:=[Waarden.F105]/[Waarden.$B105]" office:value-type="percentage" office:value="0.00818824576776583">
            <text:p>1%</text:p>
          </table:table-cell>
          <table:table-cell table:formula="of:=[Waarden.G105]/[Waarden.$B105]" office:value-type="percentage" office:value="0.0162661307378314">
            <text:p>2%</text:p>
          </table:table-cell>
          <table:table-cell table:formula="of:=[Waarden.H105]/[Waarden.$B105]" office:value-type="percentage" office:value="0.0162148219836696">
            <text:p>2%</text:p>
          </table:table-cell>
          <table:table-cell table:formula="of:=[Waarden.I105]/[Waarden.$B105]" office:value-type="percentage" office:value="0.00975385962121665">
            <text:p>1%</text:p>
          </table:table-cell>
          <table:table-cell table:formula="of:=[Waarden.J105]/[Waarden.$B105]" office:value-type="percentage" office:value="0.0483155832042293">
            <text:p>5%</text:p>
          </table:table-cell>
          <table:table-cell table:formula="of:=[Waarden.K105]/[Waarden.$B105]" office:value-type="percentage" office:value="0.268062151977492">
            <text:p>27%</text:p>
          </table:table-cell>
          <table:table-cell table:formula="of:=[Waarden.L105]/[Waarden.$B105]" office:value-type="percentage" office:value="0.0371532953870002">
            <text:p>4%</text:p>
          </table:table-cell>
          <table:table-cell table:formula="of:=[Waarden.M105]/[Waarden.$B105]" office:value-type="percentage" office:value="0.00480610253489246">
            <text:p>0%</text:p>
          </table:table-cell>
          <table:table-cell table:formula="of:=[Waarden.N105]/[Waarden.$B105]" office:value-type="percentage" office:value="0.0286580965447835">
            <text:p>3%</text:p>
          </table:table-cell>
          <table:table-cell table:formula="of:=[Waarden.O105]/[Waarden.$B105]" office:value-type="percentage" office:value="0.06135757566809">
            <text:p>6%</text:p>
          </table:table-cell>
          <table:table-cell table:formula="of:=[Waarden.P105]/[Waarden.$B105]" office:value-type="percentage" office:value="0.0194011966939815">
            <text:p>2%</text:p>
          </table:table-cell>
          <table:table-cell table:formula="of:=[Waarden.Q105]/[Waarden.$B105]" office:value-type="percentage" office:value="0.00174671509872278">
            <text:p>0%</text:p>
          </table:table-cell>
          <table:table-cell table:formula="of:=[Waarden.R105]/[Waarden.$B105]" office:value-type="percentage" office:value="0.0226592023969342">
            <text:p>2%</text:p>
          </table:table-cell>
          <table:table-cell table:formula="of:=[Waarden.S105]/[Waarden.$B105]" office:value-type="percentage" office:value="0.000488806830306135">
            <text:p>0%</text:p>
          </table:table-cell>
          <table:table-cell table:formula="of:=[Waarden.T105]/[Waarden.$B105]" office:value-type="percentage" office:value="0.0160316056938584">
            <text:p>2%</text:p>
          </table:table-cell>
          <table:table-cell table:formula="of:=[Waarden.U105]/[Waarden.$B105]" office:value-type="percentage" office:value="0.0899465035773488">
            <text:p>9%</text:p>
          </table:table-cell>
          <table:table-cell table:formula="of:=SUM([.C105:.U105])" office:value-type="percentage" office:value="0.999994710162291">
            <text:p>100%</text:p>
          </table:table-cell>
          <table:table-cell table:number-columns-repeated="1002"/>
        </table:table-row>
        <table:table-row table:style-name="ro2">
          <table:table-cell table:formula="of:=[Waarden.A106]" office:value-type="string" office:string-value="Ulvenhoutse Bos">
            <text:p>Ulvenhoutse Bos</text:p>
          </table:table-cell>
          <table:table-cell table:formula="of:=[Waarden.B106]/[Waarden.$B106]" office:value-type="percentage" office:value="1">
            <text:p>100%</text:p>
          </table:table-cell>
          <table:table-cell table:formula="of:=[Waarden.C106]/[Waarden.$B106]" office:value-type="percentage" office:value="0.00472162761247004">
            <text:p>0%</text:p>
          </table:table-cell>
          <table:table-cell table:formula="of:=[Waarden.D106]/[Waarden.$B106]" office:value-type="percentage" office:value="0.00217480356838911">
            <text:p>0%</text:p>
          </table:table-cell>
          <table:table-cell table:formula="of:=[Waarden.E106]/[Waarden.$B106]" office:value-type="percentage" office:value="0.151448733849993">
            <text:p>15%</text:p>
          </table:table-cell>
          <table:table-cell table:formula="of:=[Waarden.F106]/[Waarden.$B106]" office:value-type="percentage" office:value="0.00904387907850231">
            <text:p>1%</text:p>
          </table:table-cell>
          <table:table-cell table:formula="of:=[Waarden.G106]/[Waarden.$B106]" office:value-type="percentage" office:value="0.016949667924075">
            <text:p>2%</text:p>
          </table:table-cell>
          <table:table-cell table:formula="of:=[Waarden.H106]/[Waarden.$B106]" office:value-type="percentage" office:value="0.0163293933491595">
            <text:p>2%</text:p>
          </table:table-cell>
          <table:table-cell table:formula="of:=[Waarden.I106]/[Waarden.$B106]" office:value-type="percentage" office:value="0.0138567569963307">
            <text:p>1%</text:p>
          </table:table-cell>
          <table:table-cell table:formula="of:=[Waarden.J106]/[Waarden.$B106]" office:value-type="percentage" office:value="0.0533347630786671">
            <text:p>5%</text:p>
          </table:table-cell>
          <table:table-cell table:formula="of:=[Waarden.K106]/[Waarden.$B106]" office:value-type="percentage" office:value="0.18438795778959">
            <text:p>18%</text:p>
          </table:table-cell>
          <table:table-cell table:formula="of:=[Waarden.L106]/[Waarden.$B106]" office:value-type="percentage" office:value="0.0998726685082267">
            <text:p>10%</text:p>
          </table:table-cell>
          <table:table-cell table:formula="of:=[Waarden.M106]/[Waarden.$B106]" office:value-type="percentage" office:value="0.00534545343064665">
            <text:p>1%</text:p>
          </table:table-cell>
          <table:table-cell table:formula="of:=[Waarden.N106]/[Waarden.$B106]" office:value-type="percentage" office:value="0.0429752316041783">
            <text:p>4%</text:p>
          </table:table-cell>
          <table:table-cell table:formula="of:=[Waarden.O106]/[Waarden.$B106]" office:value-type="percentage" office:value="0.116744597497788">
            <text:p>12%</text:p>
          </table:table-cell>
          <table:table-cell table:formula="of:=[Waarden.P106]/[Waarden.$B106]" office:value-type="percentage" office:value="0.0206311974223522">
            <text:p>2%</text:p>
          </table:table-cell>
          <table:table-cell table:formula="of:=[Waarden.Q106]/[Waarden.$B106]" office:value-type="percentage" office:value="0.00142607386613727">
            <text:p>0%</text:p>
          </table:table-cell>
          <table:table-cell table:formula="of:=[Waarden.R106]/[Waarden.$B106]" office:value-type="percentage" office:value="0.0315191427964626">
            <text:p>3%</text:p>
          </table:table-cell>
          <table:table-cell table:formula="of:=[Waarden.S106]/[Waarden.$B106]" office:value-type="percentage" office:value="0.000468458925501991">
            <text:p>0%</text:p>
          </table:table-cell>
          <table:table-cell table:formula="of:=[Waarden.T106]/[Waarden.$B106]" office:value-type="percentage" office:value="0.0217215123357845">
            <text:p>2%</text:p>
          </table:table-cell>
          <table:table-cell table:formula="of:=[Waarden.U106]/[Waarden.$B106]" office:value-type="percentage" office:value="0.207039146769416">
            <text:p>21%</text:p>
          </table:table-cell>
          <table:table-cell table:formula="of:=SUM([.C106:.U106])" office:value-type="percentage" office:value="0.99999106640367">
            <text:p>100%</text:p>
          </table:table-cell>
          <table:table-cell table:number-columns-repeated="1002"/>
        </table:table-row>
        <table:table-row table:style-name="ro2">
          <table:table-cell table:formula="of:=[Waarden.A107]" office:value-type="string" office:string-value="Van Oordt's Mersken">
            <text:p>Van Oordt's Mersken</text:p>
          </table:table-cell>
          <table:table-cell table:formula="of:=[Waarden.B107]/[Waarden.$B107]" office:value-type="percentage" office:value="1">
            <text:p>100%</text:p>
          </table:table-cell>
          <table:table-cell table:formula="of:=[Waarden.C107]/[Waarden.$B107]" office:value-type="percentage" office:value="0.0126108236127162">
            <text:p>1%</text:p>
          </table:table-cell>
          <table:table-cell table:formula="of:=[Waarden.D107]/[Waarden.$B107]" office:value-type="percentage" office:value="0.00119225064670321">
            <text:p>0%</text:p>
          </table:table-cell>
          <table:table-cell table:formula="of:=[Waarden.E107]/[Waarden.$B107]" office:value-type="percentage" office:value="0.30751175418124">
            <text:p>31%</text:p>
          </table:table-cell>
          <table:table-cell table:formula="of:=[Waarden.F107]/[Waarden.$B107]" office:value-type="percentage" office:value="0.00399253181780534">
            <text:p>0%</text:p>
          </table:table-cell>
          <table:table-cell table:formula="of:=[Waarden.G107]/[Waarden.$B107]" office:value-type="percentage" office:value="0.0122470483486157">
            <text:p>1%</text:p>
          </table:table-cell>
          <table:table-cell table:formula="of:=[Waarden.H107]/[Waarden.$B107]" office:value-type="percentage" office:value="0.0120957574536628">
            <text:p>1%</text:p>
          </table:table-cell>
          <table:table-cell table:formula="of:=[Waarden.I107]/[Waarden.$B107]" office:value-type="percentage" office:value="0.00557843758999974">
            <text:p>1%</text:p>
          </table:table-cell>
          <table:table-cell table:formula="of:=[Waarden.J107]/[Waarden.$B107]" office:value-type="percentage" office:value="0.0302033992446797">
            <text:p>3%</text:p>
          </table:table-cell>
          <table:table-cell table:formula="of:=[Waarden.K107]/[Waarden.$B107]" office:value-type="percentage" office:value="0.287290678468398">
            <text:p>29%</text:p>
          </table:table-cell>
          <table:table-cell table:formula="of:=[Waarden.L107]/[Waarden.$B107]" office:value-type="percentage" office:value="0.0172245633713887">
            <text:p>2%</text:p>
          </table:table-cell>
          <table:table-cell table:formula="of:=[Waarden.M107]/[Waarden.$B107]" office:value-type="percentage" office:value="0.00492599635853646">
            <text:p>0%</text:p>
          </table:table-cell>
          <table:table-cell table:formula="of:=[Waarden.N107]/[Waarden.$B107]" office:value-type="percentage" office:value="0.0219757826213416">
            <text:p>2%</text:p>
          </table:table-cell>
          <table:table-cell table:formula="of:=[Waarden.O107]/[Waarden.$B107]" office:value-type="percentage" office:value="0.0756123466944738">
            <text:p>8%</text:p>
          </table:table-cell>
          <table:table-cell table:formula="of:=[Waarden.P107]/[Waarden.$B107]" office:value-type="percentage" office:value="0.0184670917042143">
            <text:p>2%</text:p>
          </table:table-cell>
          <table:table-cell table:formula="of:=[Waarden.Q107]/[Waarden.$B107]" office:value-type="percentage" office:value="0.00185954345443303">
            <text:p>0%</text:p>
          </table:table-cell>
          <table:table-cell table:formula="of:=[Waarden.R107]/[Waarden.$B107]" office:value-type="percentage" office:value="0.0316579420617359">
            <text:p>3%</text:p>
          </table:table-cell>
          <table:table-cell table:formula="of:=[Waarden.S107]/[Waarden.$B107]" office:value-type="percentage" office:value="0.00087493374773274">
            <text:p>0%</text:p>
          </table:table-cell>
          <table:table-cell table:formula="of:=[Waarden.T107]/[Waarden.$B107]" office:value-type="percentage" office:value="0.0103475285312415">
            <text:p>1%</text:p>
          </table:table-cell>
          <table:table-cell table:formula="of:=[Waarden.U107]/[Waarden.$B107]" office:value-type="percentage" office:value="0.144325947455967">
            <text:p>14%</text:p>
          </table:table-cell>
          <table:table-cell table:formula="of:=SUM([.C107:.U107])" office:value-type="percentage" office:value="0.999994357364885">
            <text:p>100%</text:p>
          </table:table-cell>
          <table:table-cell table:number-columns-repeated="1002"/>
        </table:table-row>
        <table:table-row table:style-name="ro2">
          <table:table-cell table:formula="of:=[Waarden.A108]" office:value-type="string" office:string-value="Vecht- en Beneden-Reggegebied">
            <text:p>Vecht- en Beneden-Reggegebied</text:p>
          </table:table-cell>
          <table:table-cell table:formula="of:=[Waarden.B108]/[Waarden.$B108]" office:value-type="percentage" office:value="1">
            <text:p>100%</text:p>
          </table:table-cell>
          <table:table-cell table:formula="of:=[Waarden.C108]/[Waarden.$B108]" office:value-type="percentage" office:value="0.00870367254022877">
            <text:p>1%</text:p>
          </table:table-cell>
          <table:table-cell table:formula="of:=[Waarden.D108]/[Waarden.$B108]" office:value-type="percentage" office:value="0.0012753929739317">
            <text:p>0%</text:p>
          </table:table-cell>
          <table:table-cell table:formula="of:=[Waarden.E108]/[Waarden.$B108]" office:value-type="percentage" office:value="0.236292004582431">
            <text:p>24%</text:p>
          </table:table-cell>
          <table:table-cell table:formula="of:=[Waarden.F108]/[Waarden.$B108]" office:value-type="percentage" office:value="0.0104317939166038">
            <text:p>1%</text:p>
          </table:table-cell>
          <table:table-cell table:formula="of:=[Waarden.G108]/[Waarden.$B108]" office:value-type="percentage" office:value="0.0234856525455423">
            <text:p>2%</text:p>
          </table:table-cell>
          <table:table-cell table:formula="of:=[Waarden.H108]/[Waarden.$B108]" office:value-type="percentage" office:value="0.0171962359506487">
            <text:p>2%</text:p>
          </table:table-cell>
          <table:table-cell table:formula="of:=[Waarden.I108]/[Waarden.$B108]" office:value-type="percentage" office:value="0.0133536720539717">
            <text:p>1%</text:p>
          </table:table-cell>
          <table:table-cell table:formula="of:=[Waarden.J108]/[Waarden.$B108]" office:value-type="percentage" office:value="0.0828687025708153">
            <text:p>8%</text:p>
          </table:table-cell>
          <table:table-cell table:formula="of:=[Waarden.K108]/[Waarden.$B108]" office:value-type="percentage" office:value="0.298089107115432">
            <text:p>30%</text:p>
          </table:table-cell>
          <table:table-cell table:formula="of:=[Waarden.L108]/[Waarden.$B108]" office:value-type="percentage" office:value="0.111603866015579">
            <text:p>11%</text:p>
          </table:table-cell>
          <table:table-cell table:formula="of:=[Waarden.M108]/[Waarden.$B108]" office:value-type="percentage" office:value="0.00396035427147317">
            <text:p>0%</text:p>
          </table:table-cell>
          <table:table-cell table:formula="of:=[Waarden.N108]/[Waarden.$B108]" office:value-type="percentage" office:value="0.0218573461818387">
            <text:p>2%</text:p>
          </table:table-cell>
          <table:table-cell table:formula="of:=[Waarden.O108]/[Waarden.$B108]" office:value-type="percentage" office:value="0.0487354802850921">
            <text:p>5%</text:p>
          </table:table-cell>
          <table:table-cell table:formula="of:=[Waarden.P108]/[Waarden.$B108]" office:value-type="percentage" office:value="0.0181317259196454">
            <text:p>2%</text:p>
          </table:table-cell>
          <table:table-cell table:formula="of:=[Waarden.Q108]/[Waarden.$B108]" office:value-type="percentage" office:value="0.00170462020896272">
            <text:p>0%</text:p>
          </table:table-cell>
          <table:table-cell table:formula="of:=[Waarden.R108]/[Waarden.$B108]" office:value-type="percentage" office:value="0.0190402384123811">
            <text:p>2%</text:p>
          </table:table-cell>
          <table:table-cell table:formula="of:=[Waarden.S108]/[Waarden.$B108]" office:value-type="percentage" office:value="0.000447551740077115">
            <text:p>0%</text:p>
          </table:table-cell>
          <table:table-cell table:formula="of:=[Waarden.T108]/[Waarden.$B108]" office:value-type="percentage" office:value="0.0107702714837072">
            <text:p>1%</text:p>
          </table:table-cell>
          <table:table-cell table:formula="of:=[Waarden.U108]/[Waarden.$B108]" office:value-type="percentage" office:value="0.0720498053751585">
            <text:p>7%</text:p>
          </table:table-cell>
          <table:table-cell table:formula="of:=SUM([.C108:.U108])" office:value-type="percentage" office:value="0.99999749414352">
            <text:p>100%</text:p>
          </table:table-cell>
          <table:table-cell table:number-columns-repeated="1002"/>
        </table:table-row>
        <table:table-row table:style-name="ro2">
          <table:table-cell table:formula="of:=[Waarden.A109]" office:value-type="string" office:string-value="Veluwe">
            <text:p>Veluwe</text:p>
          </table:table-cell>
          <table:table-cell table:formula="of:=[Waarden.B109]/[Waarden.$B109]" office:value-type="percentage" office:value="1">
            <text:p>100%</text:p>
          </table:table-cell>
          <table:table-cell table:formula="of:=[Waarden.C109]/[Waarden.$B109]" office:value-type="percentage" office:value="0.006972229882227">
            <text:p>1%</text:p>
          </table:table-cell>
          <table:table-cell table:formula="of:=[Waarden.D109]/[Waarden.$B109]" office:value-type="percentage" office:value="0.00198628414636446">
            <text:p>0%</text:p>
          </table:table-cell>
          <table:table-cell table:formula="of:=[Waarden.E109]/[Waarden.$B109]" office:value-type="percentage" office:value="0.179345622675481">
            <text:p>18%</text:p>
          </table:table-cell>
          <table:table-cell table:formula="of:=[Waarden.F109]/[Waarden.$B109]" office:value-type="percentage" office:value="0.0069036581608284">
            <text:p>1%</text:p>
          </table:table-cell>
          <table:table-cell table:formula="of:=[Waarden.G109]/[Waarden.$B109]" office:value-type="percentage" office:value="0.0264820045189043">
            <text:p>3%</text:p>
          </table:table-cell>
          <table:table-cell table:formula="of:=[Waarden.H109]/[Waarden.$B109]" office:value-type="percentage" office:value="0.0184274294075132">
            <text:p>2%</text:p>
          </table:table-cell>
          <table:table-cell table:formula="of:=[Waarden.I109]/[Waarden.$B109]" office:value-type="percentage" office:value="0.0139990910247469">
            <text:p>1%</text:p>
          </table:table-cell>
          <table:table-cell table:formula="of:=[Waarden.J109]/[Waarden.$B109]" office:value-type="percentage" office:value="0.112447823832957">
            <text:p>11%</text:p>
          </table:table-cell>
          <table:table-cell table:formula="of:=[Waarden.K109]/[Waarden.$B109]" office:value-type="percentage" office:value="0.259958570420797">
            <text:p>26%</text:p>
          </table:table-cell>
          <table:table-cell table:formula="of:=[Waarden.L109]/[Waarden.$B109]" office:value-type="percentage" office:value="0.0909736198203505">
            <text:p>9%</text:p>
          </table:table-cell>
          <table:table-cell table:formula="of:=[Waarden.M109]/[Waarden.$B109]" office:value-type="percentage" office:value="0.00459196738916355">
            <text:p>0%</text:p>
          </table:table-cell>
          <table:table-cell table:formula="of:=[Waarden.N109]/[Waarden.$B109]" office:value-type="percentage" office:value="0.02922534571481">
            <text:p>3%</text:p>
          </table:table-cell>
          <table:table-cell table:formula="of:=[Waarden.O109]/[Waarden.$B109]" office:value-type="percentage" office:value="0.0902491719318514">
            <text:p>9%</text:p>
          </table:table-cell>
          <table:table-cell table:formula="of:=[Waarden.P109]/[Waarden.$B109]" office:value-type="percentage" office:value="0.0227598524303696">
            <text:p>2%</text:p>
          </table:table-cell>
          <table:table-cell table:formula="of:=[Waarden.Q109]/[Waarden.$B109]" office:value-type="percentage" office:value="0.00245460770483611">
            <text:p>0%</text:p>
          </table:table-cell>
          <table:table-cell table:formula="of:=[Waarden.R109]/[Waarden.$B109]" office:value-type="percentage" office:value="0.0241902416764165">
            <text:p>2%</text:p>
          </table:table-cell>
          <table:table-cell table:formula="of:=[Waarden.S109]/[Waarden.$B109]" office:value-type="percentage" office:value="0.0007584967426241">
            <text:p>0%</text:p>
          </table:table-cell>
          <table:table-cell table:formula="of:=[Waarden.T109]/[Waarden.$B109]" office:value-type="percentage" office:value="0.0197210562066839">
            <text:p>2%</text:p>
          </table:table-cell>
          <table:table-cell table:formula="of:=[Waarden.U109]/[Waarden.$B109]" office:value-type="percentage" office:value="0.0885529169853022">
            <text:p>9%</text:p>
          </table:table-cell>
          <table:table-cell table:formula="of:=SUM([.C109:.U109])" office:value-type="percentage" office:value="0.999999990672227">
            <text:p>100%</text:p>
          </table:table-cell>
          <table:table-cell table:number-columns-repeated="1002"/>
        </table:table-row>
        <table:table-row table:style-name="ro2">
          <table:table-cell table:formula="of:=[Waarden.A110]" office:value-type="string" office:string-value="Vlijmens Ven, Moerputten &amp; Bossche Broek">
            <text:p>Vlijmens Ven, Moerputten &amp; Bossche Broek</text:p>
          </table:table-cell>
          <table:table-cell table:formula="of:=[Waarden.B110]/[Waarden.$B110]" office:value-type="percentage" office:value="1">
            <text:p>100%</text:p>
          </table:table-cell>
          <table:table-cell table:formula="of:=[Waarden.C110]/[Waarden.$B110]" office:value-type="percentage" office:value="0.00600035858464458">
            <text:p>1%</text:p>
          </table:table-cell>
          <table:table-cell table:formula="of:=[Waarden.D110]/[Waarden.$B110]" office:value-type="percentage" office:value="0.00116729904266129">
            <text:p>0%</text:p>
          </table:table-cell>
          <table:table-cell table:formula="of:=[Waarden.E110]/[Waarden.$B110]" office:value-type="percentage" office:value="0.159926456916276">
            <text:p>16%</text:p>
          </table:table-cell>
          <table:table-cell table:formula="of:=[Waarden.F110]/[Waarden.$B110]" office:value-type="percentage" office:value="0.0104647057604107">
            <text:p>1%</text:p>
          </table:table-cell>
          <table:table-cell table:formula="of:=[Waarden.G110]/[Waarden.$B110]" office:value-type="percentage" office:value="0.0186286780047566">
            <text:p>2%</text:p>
          </table:table-cell>
          <table:table-cell table:formula="of:=[Waarden.H110]/[Waarden.$B110]" office:value-type="percentage" office:value="0.0124495018347792">
            <text:p>1%</text:p>
          </table:table-cell>
          <table:table-cell table:formula="of:=[Waarden.I110]/[Waarden.$B110]" office:value-type="percentage" office:value="0.0158304992856">
            <text:p>2%</text:p>
          </table:table-cell>
          <table:table-cell table:formula="of:=[Waarden.J110]/[Waarden.$B110]" office:value-type="percentage" office:value="0.0677182986883492">
            <text:p>7%</text:p>
          </table:table-cell>
          <table:table-cell table:formula="of:=[Waarden.K110]/[Waarden.$B110]" office:value-type="percentage" office:value="0.199540011542438">
            <text:p>20%</text:p>
          </table:table-cell>
          <table:table-cell table:formula="of:=[Waarden.L110]/[Waarden.$B110]" office:value-type="percentage" office:value="0.108291534063405">
            <text:p>11%</text:p>
          </table:table-cell>
          <table:table-cell table:formula="of:=[Waarden.M110]/[Waarden.$B110]" office:value-type="percentage" office:value="0.0108367412852933">
            <text:p>1%</text:p>
          </table:table-cell>
          <table:table-cell table:formula="of:=[Waarden.N110]/[Waarden.$B110]" office:value-type="percentage" office:value="0.0405057436050164">
            <text:p>4%</text:p>
          </table:table-cell>
          <table:table-cell table:formula="of:=[Waarden.O110]/[Waarden.$B110]" office:value-type="percentage" office:value="0.125612865624598">
            <text:p>13%</text:p>
          </table:table-cell>
          <table:table-cell table:formula="of:=[Waarden.P110]/[Waarden.$B110]" office:value-type="percentage" office:value="0.0243932505698031">
            <text:p>2%</text:p>
          </table:table-cell>
          <table:table-cell table:formula="of:=[Waarden.Q110]/[Waarden.$B110]" office:value-type="percentage" office:value="0.000829919315290059">
            <text:p>0%</text:p>
          </table:table-cell>
          <table:table-cell table:formula="of:=[Waarden.R110]/[Waarden.$B110]" office:value-type="percentage" office:value="0.015326328642352">
            <text:p>2%</text:p>
          </table:table-cell>
          <table:table-cell table:formula="of:=[Waarden.S110]/[Waarden.$B110]" office:value-type="percentage" office:value="0.000194167413454267">
            <text:p>0%</text:p>
          </table:table-cell>
          <table:table-cell table:formula="of:=[Waarden.T110]/[Waarden.$B110]" office:value-type="percentage" office:value="0.0167816347693546">
            <text:p>2%</text:p>
          </table:table-cell>
          <table:table-cell table:formula="of:=[Waarden.U110]/[Waarden.$B110]" office:value-type="percentage" office:value="0.165487209083174">
            <text:p>17%</text:p>
          </table:table-cell>
          <table:table-cell table:formula="of:=SUM([.C110:.U110])" office:value-type="percentage" office:value="0.999985204031656">
            <text:p>100%</text:p>
          </table:table-cell>
          <table:table-cell table:number-columns-repeated="1002"/>
        </table:table-row>
        <table:table-row table:style-name="ro2">
          <table:table-cell table:formula="of:=[Waarden.A111]" office:value-type="string" office:string-value="Vogelkreek">
            <text:p>Vogelkreek</text:p>
          </table:table-cell>
          <table:table-cell table:formula="of:=[Waarden.B111]/[Waarden.$B111]" office:value-type="percentage" office:value="1">
            <text:p>100%</text:p>
          </table:table-cell>
          <table:table-cell table:formula="of:=[Waarden.C111]/[Waarden.$B111]" office:value-type="percentage" office:value="0.00437012032431332">
            <text:p>0%</text:p>
          </table:table-cell>
          <table:table-cell table:formula="of:=[Waarden.D111]/[Waarden.$B111]" office:value-type="percentage" office:value="0.00000333724347026599">
            <text:p>0%</text:p>
          </table:table-cell>
          <table:table-cell table:formula="of:=[Waarden.E111]/[Waarden.$B111]" office:value-type="percentage" office:value="0.44226151641006">
            <text:p>44%</text:p>
          </table:table-cell>
          <table:table-cell table:formula="of:=[Waarden.F111]/[Waarden.$B111]" office:value-type="percentage" office:value="0.00221426104252149">
            <text:p>0%</text:p>
          </table:table-cell>
          <table:table-cell table:formula="of:=[Waarden.G111]/[Waarden.$B111]" office:value-type="percentage" office:value="0.00653599133651595">
            <text:p>1%</text:p>
          </table:table-cell>
          <table:table-cell table:formula="of:=[Waarden.H111]/[Waarden.$B111]" office:value-type="percentage" office:value="0.107173905425857">
            <text:p>11%</text:p>
          </table:table-cell>
          <table:table-cell table:formula="of:=[Waarden.I111]/[Waarden.$B111]" office:value-type="percentage" office:value="0.000984486823728469">
            <text:p>0%</text:p>
          </table:table-cell>
          <table:table-cell table:formula="of:=[Waarden.J111]/[Waarden.$B111]" office:value-type="percentage" office:value="0.015344645476283">
            <text:p>2%</text:p>
          </table:table-cell>
          <table:table-cell table:formula="of:=[Waarden.K111]/[Waarden.$B111]" office:value-type="percentage" office:value="0.124697770888224">
            <text:p>12%</text:p>
          </table:table-cell>
          <table:table-cell table:formula="of:=[Waarden.L111]/[Waarden.$B111]" office:value-type="percentage" office:value="0.00951281251199322">
            <text:p>1%</text:p>
          </table:table-cell>
          <table:table-cell table:formula="of:=[Waarden.M111]/[Waarden.$B111]" office:value-type="percentage" office:value="0.00271985342826679">
            <text:p>0%</text:p>
          </table:table-cell>
          <table:table-cell table:formula="of:=[Waarden.N111]/[Waarden.$B111]" office:value-type="percentage" office:value="0.110934978816847">
            <text:p>11%</text:p>
          </table:table-cell>
          <table:table-cell table:formula="of:=[Waarden.O111]/[Waarden.$B111]" office:value-type="percentage" office:value="0.00616388868958129">
            <text:p>1%</text:p>
          </table:table-cell>
          <table:table-cell table:formula="of:=[Waarden.P111]/[Waarden.$B111]" office:value-type="percentage" office:value="0.00778412039439543">
            <text:p>1%</text:p>
          </table:table-cell>
          <table:table-cell table:formula="of:=[Waarden.Q111]/[Waarden.$B111]" office:value-type="percentage" office:value="0">
            <text:p>0%</text:p>
          </table:table-cell>
          <table:table-cell table:formula="of:=[Waarden.R111]/[Waarden.$B111]" office:value-type="percentage" office:value="0.00270650445438572">
            <text:p>0%</text:p>
          </table:table-cell>
          <table:table-cell table:formula="of:=[Waarden.S111]/[Waarden.$B111]" office:value-type="percentage" office:value="0">
            <text:p>0%</text:p>
          </table:table-cell>
          <table:table-cell table:formula="of:=[Waarden.T111]/[Waarden.$B111]" office:value-type="percentage" office:value="0.000856002950123228">
            <text:p>0%</text:p>
          </table:table-cell>
          <table:table-cell table:formula="of:=[Waarden.U111]/[Waarden.$B111]" office:value-type="percentage" office:value="0.155710774457406">
            <text:p>16%</text:p>
          </table:table-cell>
          <table:table-cell table:formula="of:=SUM([.C111:.U111])" office:value-type="percentage" office:value="0.999974970673973">
            <text:p>100%</text:p>
          </table:table-cell>
          <table:table-cell table:number-columns-repeated="1002"/>
        </table:table-row>
        <table:table-row table:style-name="ro2">
          <table:table-cell table:formula="of:=[Waarden.A112]" office:value-type="string" office:string-value="Voordelta">
            <text:p>Voordelta</text:p>
          </table:table-cell>
          <table:table-cell table:formula="of:=[Waarden.B112]/[Waarden.$B112]" office:value-type="percentage" office:value="1">
            <text:p>100%</text:p>
          </table:table-cell>
          <table:table-cell table:formula="of:=[Waarden.C112]/[Waarden.$B112]" office:value-type="percentage" office:value="0.00375684255397113">
            <text:p>0%</text:p>
          </table:table-cell>
          <table:table-cell table:formula="of:=[Waarden.D112]/[Waarden.$B112]" office:value-type="percentage" office:value="0.00929024624260441">
            <text:p>1%</text:p>
          </table:table-cell>
          <table:table-cell table:formula="of:=[Waarden.E112]/[Waarden.$B112]" office:value-type="percentage" office:value="0.185658437970534">
            <text:p>19%</text:p>
          </table:table-cell>
          <table:table-cell table:formula="of:=[Waarden.F112]/[Waarden.$B112]" office:value-type="percentage" office:value="0.00225921626540417">
            <text:p>0%</text:p>
          </table:table-cell>
          <table:table-cell table:formula="of:=[Waarden.G112]/[Waarden.$B112]" office:value-type="percentage" office:value="0.00736115723785586">
            <text:p>1%</text:p>
          </table:table-cell>
          <table:table-cell table:formula="of:=[Waarden.H112]/[Waarden.$B112]" office:value-type="percentage" office:value="0.0343703602442827">
            <text:p>3%</text:p>
          </table:table-cell>
          <table:table-cell table:formula="of:=[Waarden.I112]/[Waarden.$B112]" office:value-type="percentage" office:value="0.00464586051896346">
            <text:p>0%</text:p>
          </table:table-cell>
          <table:table-cell table:formula="of:=[Waarden.J112]/[Waarden.$B112]" office:value-type="percentage" office:value="0.0233195487239759">
            <text:p>2%</text:p>
          </table:table-cell>
          <table:table-cell table:formula="of:=[Waarden.K112]/[Waarden.$B112]" office:value-type="percentage" office:value="0.0714263511323166">
            <text:p>7%</text:p>
          </table:table-cell>
          <table:table-cell table:formula="of:=[Waarden.L112]/[Waarden.$B112]" office:value-type="percentage" office:value="0.0275052163794172">
            <text:p>3%</text:p>
          </table:table-cell>
          <table:table-cell table:formula="of:=[Waarden.M112]/[Waarden.$B112]" office:value-type="percentage" office:value="0.0199157778425049">
            <text:p>2%</text:p>
          </table:table-cell>
          <table:table-cell table:formula="of:=[Waarden.N112]/[Waarden.$B112]" office:value-type="percentage" office:value="0.0835410856705766">
            <text:p>8%</text:p>
          </table:table-cell>
          <table:table-cell table:formula="of:=[Waarden.O112]/[Waarden.$B112]" office:value-type="percentage" office:value="0.0923657220129932">
            <text:p>9%</text:p>
          </table:table-cell>
          <table:table-cell table:formula="of:=[Waarden.P112]/[Waarden.$B112]" office:value-type="percentage" office:value="0.0455641701879768">
            <text:p>5%</text:p>
          </table:table-cell>
          <table:table-cell table:formula="of:=[Waarden.Q112]/[Waarden.$B112]" office:value-type="percentage" office:value="0.00585842588855709">
            <text:p>1%</text:p>
          </table:table-cell>
          <table:table-cell table:formula="of:=[Waarden.R112]/[Waarden.$B112]" office:value-type="percentage" office:value="0.216454631750698">
            <text:p>22%</text:p>
          </table:table-cell>
          <table:table-cell table:formula="of:=[Waarden.S112]/[Waarden.$B112]" office:value-type="percentage" office:value="0.00364756589286236">
            <text:p>0%</text:p>
          </table:table-cell>
          <table:table-cell table:formula="of:=[Waarden.T112]/[Waarden.$B112]" office:value-type="percentage" office:value="0.0396931234548328">
            <text:p>4%</text:p>
          </table:table-cell>
          <table:table-cell table:formula="of:=[Waarden.U112]/[Waarden.$B112]" office:value-type="percentage" office:value="0.12335449002854">
            <text:p>12%</text:p>
          </table:table-cell>
          <table:table-cell table:formula="of:=SUM([.C112:.U112])" office:value-type="percentage" office:value="0.999988229998867">
            <text:p>100%</text:p>
          </table:table-cell>
          <table:table-cell table:number-columns-repeated="1002"/>
        </table:table-row>
        <table:table-row table:style-name="ro2">
          <table:table-cell table:formula="of:=[Waarden.A113]" office:value-type="string" office:string-value="Voornes Duin">
            <text:p>Voornes Duin</text:p>
          </table:table-cell>
          <table:table-cell table:formula="of:=[Waarden.B113]/[Waarden.$B113]" office:value-type="percentage" office:value="1">
            <text:p>100%</text:p>
          </table:table-cell>
          <table:table-cell table:formula="of:=[Waarden.C113]/[Waarden.$B113]" office:value-type="percentage" office:value="0.00546643817370356">
            <text:p>1%</text:p>
          </table:table-cell>
          <table:table-cell table:formula="of:=[Waarden.D113]/[Waarden.$B113]" office:value-type="percentage" office:value="0.00928040459987163">
            <text:p>1%</text:p>
          </table:table-cell>
          <table:table-cell table:formula="of:=[Waarden.E113]/[Waarden.$B113]" office:value-type="percentage" office:value="0.205931600473843">
            <text:p>21%</text:p>
          </table:table-cell>
          <table:table-cell table:formula="of:=[Waarden.F113]/[Waarden.$B113]" office:value-type="percentage" office:value="0.00251298979364362">
            <text:p>0%</text:p>
          </table:table-cell>
          <table:table-cell table:formula="of:=[Waarden.G113]/[Waarden.$B113]" office:value-type="percentage" office:value="0.00760643600575704">
            <text:p>1%</text:p>
          </table:table-cell>
          <table:table-cell table:formula="of:=[Waarden.H113]/[Waarden.$B113]" office:value-type="percentage" office:value="0.0326188678837867">
            <text:p>3%</text:p>
          </table:table-cell>
          <table:table-cell table:formula="of:=[Waarden.I113]/[Waarden.$B113]" office:value-type="percentage" office:value="0.00604847051251041">
            <text:p>1%</text:p>
          </table:table-cell>
          <table:table-cell table:formula="of:=[Waarden.J113]/[Waarden.$B113]" office:value-type="percentage" office:value="0.0198806898926461">
            <text:p>2%</text:p>
          </table:table-cell>
          <table:table-cell table:formula="of:=[Waarden.K113]/[Waarden.$B113]" office:value-type="percentage" office:value="0.100990411216393">
            <text:p>10%</text:p>
          </table:table-cell>
          <table:table-cell table:formula="of:=[Waarden.L113]/[Waarden.$B113]" office:value-type="percentage" office:value="0.0292806335758048">
            <text:p>3%</text:p>
          </table:table-cell>
          <table:table-cell table:formula="of:=[Waarden.M113]/[Waarden.$B113]" office:value-type="percentage" office:value="0.0138156933783082">
            <text:p>1%</text:p>
          </table:table-cell>
          <table:table-cell table:formula="of:=[Waarden.N113]/[Waarden.$B113]" office:value-type="percentage" office:value="0.0668588733326515">
            <text:p>7%</text:p>
          </table:table-cell>
          <table:table-cell table:formula="of:=[Waarden.O113]/[Waarden.$B113]" office:value-type="percentage" office:value="0.0873188342066653">
            <text:p>9%</text:p>
          </table:table-cell>
          <table:table-cell table:formula="of:=[Waarden.P113]/[Waarden.$B113]" office:value-type="percentage" office:value="0.040550955428169">
            <text:p>4%</text:p>
          </table:table-cell>
          <table:table-cell table:formula="of:=[Waarden.Q113]/[Waarden.$B113]" office:value-type="percentage" office:value="0.00434355906202909">
            <text:p>0%</text:p>
          </table:table-cell>
          <table:table-cell table:formula="of:=[Waarden.R113]/[Waarden.$B113]" office:value-type="percentage" office:value="0.153563381767429">
            <text:p>15%</text:p>
          </table:table-cell>
          <table:table-cell table:formula="of:=[Waarden.S113]/[Waarden.$B113]" office:value-type="percentage" office:value="0.00386490303556566">
            <text:p>0%</text:p>
          </table:table-cell>
          <table:table-cell table:formula="of:=[Waarden.T113]/[Waarden.$B113]" office:value-type="percentage" office:value="0.0313348848375981">
            <text:p>3%</text:p>
          </table:table-cell>
          <table:table-cell table:formula="of:=[Waarden.U113]/[Waarden.$B113]" office:value-type="percentage" office:value="0.178729010786142">
            <text:p>18%</text:p>
          </table:table-cell>
          <table:table-cell table:formula="of:=SUM([.C113:.U113])" office:value-type="percentage" office:value="0.999997037962518">
            <text:p>100%</text:p>
          </table:table-cell>
          <table:table-cell table:number-columns-repeated="1002"/>
        </table:table-row>
        <table:table-row table:style-name="ro2">
          <table:table-cell table:formula="of:=[Waarden.A114]" office:value-type="string" office:string-value="Waddenzee">
            <text:p>Waddenzee</text:p>
          </table:table-cell>
          <table:table-cell table:formula="of:=[Waarden.B114]/[Waarden.$B114]" office:value-type="percentage" office:value="1">
            <text:p>100%</text:p>
          </table:table-cell>
          <table:table-cell table:formula="of:=[Waarden.C114]/[Waarden.$B114]" office:value-type="percentage" office:value="0.0174632826398881">
            <text:p>2%</text:p>
          </table:table-cell>
          <table:table-cell table:formula="of:=[Waarden.D114]/[Waarden.$B114]" office:value-type="percentage" office:value="0.00254629884206681">
            <text:p>0%</text:p>
          </table:table-cell>
          <table:table-cell table:formula="of:=[Waarden.E114]/[Waarden.$B114]" office:value-type="percentage" office:value="0.327782102805638">
            <text:p>33%</text:p>
          </table:table-cell>
          <table:table-cell table:formula="of:=[Waarden.F114]/[Waarden.$B114]" office:value-type="percentage" office:value="0.00470223270675733">
            <text:p>0%</text:p>
          </table:table-cell>
          <table:table-cell table:formula="of:=[Waarden.G114]/[Waarden.$B114]" office:value-type="percentage" office:value="0.0113962133584407">
            <text:p>1%</text:p>
          </table:table-cell>
          <table:table-cell table:formula="of:=[Waarden.H114]/[Waarden.$B114]" office:value-type="percentage" office:value="0.0332147959013413">
            <text:p>3%</text:p>
          </table:table-cell>
          <table:table-cell table:formula="of:=[Waarden.I114]/[Waarden.$B114]" office:value-type="percentage" office:value="0.00650121207217274">
            <text:p>1%</text:p>
          </table:table-cell>
          <table:table-cell table:formula="of:=[Waarden.J114]/[Waarden.$B114]" office:value-type="percentage" office:value="0.0401667578059695">
            <text:p>4%</text:p>
          </table:table-cell>
          <table:table-cell table:formula="of:=[Waarden.K114]/[Waarden.$B114]" office:value-type="percentage" office:value="0.213944758153284">
            <text:p>21%</text:p>
          </table:table-cell>
          <table:table-cell table:formula="of:=[Waarden.L114]/[Waarden.$B114]" office:value-type="percentage" office:value="0.0232310242132699">
            <text:p>2%</text:p>
          </table:table-cell>
          <table:table-cell table:formula="of:=[Waarden.M114]/[Waarden.$B114]" office:value-type="percentage" office:value="0.0102944130639739">
            <text:p>1%</text:p>
          </table:table-cell>
          <table:table-cell table:formula="of:=[Waarden.N114]/[Waarden.$B114]" office:value-type="percentage" office:value="0.0358917031196869">
            <text:p>4%</text:p>
          </table:table-cell>
          <table:table-cell table:formula="of:=[Waarden.O114]/[Waarden.$B114]" office:value-type="percentage" office:value="0.0539150030360957">
            <text:p>5%</text:p>
          </table:table-cell>
          <table:table-cell table:formula="of:=[Waarden.P114]/[Waarden.$B114]" office:value-type="percentage" office:value="0.025674577472625">
            <text:p>3%</text:p>
          </table:table-cell>
          <table:table-cell table:formula="of:=[Waarden.Q114]/[Waarden.$B114]" office:value-type="percentage" office:value="0.00369191778808807">
            <text:p>0%</text:p>
          </table:table-cell>
          <table:table-cell table:formula="of:=[Waarden.R114]/[Waarden.$B114]" office:value-type="percentage" office:value="0.083688184819736">
            <text:p>8%</text:p>
          </table:table-cell>
          <table:table-cell table:formula="of:=[Waarden.S114]/[Waarden.$B114]" office:value-type="percentage" office:value="0.00438993404224093">
            <text:p>0%</text:p>
          </table:table-cell>
          <table:table-cell table:formula="of:=[Waarden.T114]/[Waarden.$B114]" office:value-type="percentage" office:value="0.0155007121074768">
            <text:p>2%</text:p>
          </table:table-cell>
          <table:table-cell table:formula="of:=[Waarden.U114]/[Waarden.$B114]" office:value-type="percentage" office:value="0.0860041060654508">
            <text:p>9%</text:p>
          </table:table-cell>
          <table:table-cell table:formula="of:=SUM([.C114:.U114])" office:value-type="percentage" office:value="0.999999230014203">
            <text:p>100%</text:p>
          </table:table-cell>
          <table:table-cell table:number-columns-repeated="1002"/>
        </table:table-row>
        <table:table-row table:style-name="ro2">
          <table:table-cell table:formula="of:=[Waarden.A115]" office:value-type="string" office:string-value="Weerribben">
            <text:p>Weerribben</text:p>
          </table:table-cell>
          <table:table-cell table:formula="of:=[Waarden.B115]/[Waarden.$B115]" office:value-type="percentage" office:value="1">
            <text:p>100%</text:p>
          </table:table-cell>
          <table:table-cell table:formula="of:=[Waarden.C115]/[Waarden.$B115]" office:value-type="percentage" office:value="0.0104667682114891">
            <text:p>1%</text:p>
          </table:table-cell>
          <table:table-cell table:formula="of:=[Waarden.D115]/[Waarden.$B115]" office:value-type="percentage" office:value="0.00211880646947244">
            <text:p>0%</text:p>
          </table:table-cell>
          <table:table-cell table:formula="of:=[Waarden.E115]/[Waarden.$B115]" office:value-type="percentage" office:value="0.317587108425292">
            <text:p>32%</text:p>
          </table:table-cell>
          <table:table-cell table:formula="of:=[Waarden.F115]/[Waarden.$B115]" office:value-type="percentage" office:value="0.00461582944670555">
            <text:p>0%</text:p>
          </table:table-cell>
          <table:table-cell table:formula="of:=[Waarden.G115]/[Waarden.$B115]" office:value-type="percentage" office:value="0.0157804023478091">
            <text:p>2%</text:p>
          </table:table-cell>
          <table:table-cell table:formula="of:=[Waarden.H115]/[Waarden.$B115]" office:value-type="percentage" office:value="0.0351453020858949">
            <text:p>4%</text:p>
          </table:table-cell>
          <table:table-cell table:formula="of:=[Waarden.I115]/[Waarden.$B115]" office:value-type="percentage" office:value="0.00810785765776866">
            <text:p>1%</text:p>
          </table:table-cell>
          <table:table-cell table:formula="of:=[Waarden.J115]/[Waarden.$B115]" office:value-type="percentage" office:value="0.0464449700586567">
            <text:p>5%</text:p>
          </table:table-cell>
          <table:table-cell table:formula="of:=[Waarden.K115]/[Waarden.$B115]" office:value-type="percentage" office:value="0.284431998351723">
            <text:p>28%</text:p>
          </table:table-cell>
          <table:table-cell table:formula="of:=[Waarden.L115]/[Waarden.$B115]" office:value-type="percentage" office:value="0.0337863812934527">
            <text:p>3%</text:p>
          </table:table-cell>
          <table:table-cell table:formula="of:=[Waarden.M115]/[Waarden.$B115]" office:value-type="percentage" office:value="0.00609646533642175">
            <text:p>1%</text:p>
          </table:table-cell>
          <table:table-cell table:formula="of:=[Waarden.N115]/[Waarden.$B115]" office:value-type="percentage" office:value="0.0306300364577536">
            <text:p>3%</text:p>
          </table:table-cell>
          <table:table-cell table:formula="of:=[Waarden.O115]/[Waarden.$B115]" office:value-type="percentage" office:value="0.0531060134654346">
            <text:p>5%</text:p>
          </table:table-cell>
          <table:table-cell table:formula="of:=[Waarden.P115]/[Waarden.$B115]" office:value-type="percentage" office:value="0.0225823025503834">
            <text:p>2%</text:p>
          </table:table-cell>
          <table:table-cell table:formula="of:=[Waarden.Q115]/[Waarden.$B115]" office:value-type="percentage" office:value="0.00235635103896121">
            <text:p>0%</text:p>
          </table:table-cell>
          <table:table-cell table:formula="of:=[Waarden.R115]/[Waarden.$B115]" office:value-type="percentage" office:value="0.0351488667220335">
            <text:p>4%</text:p>
          </table:table-cell>
          <table:table-cell table:formula="of:=[Waarden.S115]/[Waarden.$B115]" office:value-type="percentage" office:value="0.00110584024001959">
            <text:p>0%</text:p>
          </table:table-cell>
          <table:table-cell table:formula="of:=[Waarden.T115]/[Waarden.$B115]" office:value-type="percentage" office:value="0.0184694485634379">
            <text:p>2%</text:p>
          </table:table-cell>
          <table:table-cell table:formula="of:=[Waarden.U115]/[Waarden.$B115]" office:value-type="percentage" office:value="0.0720181156292738">
            <text:p>7%</text:p>
          </table:table-cell>
          <table:table-cell table:formula="of:=SUM([.C115:.U115])" office:value-type="percentage" office:value="0.999998864351983">
            <text:p>100%</text:p>
          </table:table-cell>
          <table:table-cell table:number-columns-repeated="1002"/>
        </table:table-row>
        <table:table-row table:style-name="ro2">
          <table:table-cell table:formula="of:=[Waarden.A116]" office:value-type="string" office:string-value="Weerter- en Budelerbergen &amp; Ringselven">
            <text:p>Weerter- en Budelerbergen &amp; Ringselven</text:p>
          </table:table-cell>
          <table:table-cell table:formula="of:=[Waarden.B116]/[Waarden.$B116]" office:value-type="percentage" office:value="1">
            <text:p>100%</text:p>
          </table:table-cell>
          <table:table-cell table:formula="of:=[Waarden.C116]/[Waarden.$B116]" office:value-type="percentage" office:value="0.00443285535665026">
            <text:p>0%</text:p>
          </table:table-cell>
          <table:table-cell table:formula="of:=[Waarden.D116]/[Waarden.$B116]" office:value-type="percentage" office:value="0.00248007986948508">
            <text:p>0%</text:p>
          </table:table-cell>
          <table:table-cell table:formula="of:=[Waarden.E116]/[Waarden.$B116]" office:value-type="percentage" office:value="0.124336311488485">
            <text:p>12%</text:p>
          </table:table-cell>
          <table:table-cell table:formula="of:=[Waarden.F116]/[Waarden.$B116]" office:value-type="percentage" office:value="0.017433177086278">
            <text:p>2%</text:p>
          </table:table-cell>
          <table:table-cell table:formula="of:=[Waarden.G116]/[Waarden.$B116]" office:value-type="percentage" office:value="0.036759572721834">
            <text:p>4%</text:p>
          </table:table-cell>
          <table:table-cell table:formula="of:=[Waarden.H116]/[Waarden.$B116]" office:value-type="percentage" office:value="0.0269307381342189">
            <text:p>3%</text:p>
          </table:table-cell>
          <table:table-cell table:formula="of:=[Waarden.I116]/[Waarden.$B116]" office:value-type="percentage" office:value="0.0125308266542241">
            <text:p>1%</text:p>
          </table:table-cell>
          <table:table-cell table:formula="of:=[Waarden.J116]/[Waarden.$B116]" office:value-type="percentage" office:value="0.16538314446495">
            <text:p>17%</text:p>
          </table:table-cell>
          <table:table-cell table:formula="of:=[Waarden.K116]/[Waarden.$B116]" office:value-type="percentage" office:value="0.168212780624886">
            <text:p>17%</text:p>
          </table:table-cell>
          <table:table-cell table:formula="of:=[Waarden.L116]/[Waarden.$B116]" office:value-type="percentage" office:value="0.197223839842977">
            <text:p>20%</text:p>
          </table:table-cell>
          <table:table-cell table:formula="of:=[Waarden.M116]/[Waarden.$B116]" office:value-type="percentage" office:value="0.00410291083731931">
            <text:p>0%</text:p>
          </table:table-cell>
          <table:table-cell table:formula="of:=[Waarden.N116]/[Waarden.$B116]" office:value-type="percentage" office:value="0.0331305215913187">
            <text:p>3%</text:p>
          </table:table-cell>
          <table:table-cell table:formula="of:=[Waarden.O116]/[Waarden.$B116]" office:value-type="percentage" office:value="0.0813891900943597">
            <text:p>8%</text:p>
          </table:table-cell>
          <table:table-cell table:formula="of:=[Waarden.P116]/[Waarden.$B116]" office:value-type="percentage" office:value="0.0196324943971874">
            <text:p>2%</text:p>
          </table:table-cell>
          <table:table-cell table:formula="of:=[Waarden.Q116]/[Waarden.$B116]" office:value-type="percentage" office:value="0.00180791432175345">
            <text:p>0%</text:p>
          </table:table-cell>
          <table:table-cell table:formula="of:=[Waarden.R116]/[Waarden.$B116]" office:value-type="percentage" office:value="0.0232284171477288">
            <text:p>2%</text:p>
          </table:table-cell>
          <table:table-cell table:formula="of:=[Waarden.S116]/[Waarden.$B116]" office:value-type="percentage" office:value="0.000469472503261992">
            <text:p>0%</text:p>
          </table:table-cell>
          <table:table-cell table:formula="of:=[Waarden.T116]/[Waarden.$B116]" office:value-type="percentage" office:value="0.0137880347547452">
            <text:p>1%</text:p>
          </table:table-cell>
          <table:table-cell table:formula="of:=[Waarden.U116]/[Waarden.$B116]" office:value-type="percentage" office:value="0.0667268254827326">
            <text:p>7%</text:p>
          </table:table-cell>
          <table:table-cell table:formula="of:=SUM([.C116:.U116])" office:value-type="percentage" office:value="0.999999107374395">
            <text:p>100%</text:p>
          </table:table-cell>
          <table:table-cell table:number-columns-repeated="1002"/>
        </table:table-row>
        <table:table-row table:style-name="ro2">
          <table:table-cell table:formula="of:=[Waarden.A117]" office:value-type="string" office:string-value="Westduinpark &amp; Wapendal">
            <text:p>Westduinpark &amp; Wapendal</text:p>
          </table:table-cell>
          <table:table-cell table:formula="of:=[Waarden.B117]/[Waarden.$B117]" office:value-type="percentage" office:value="1">
            <text:p>100%</text:p>
          </table:table-cell>
          <table:table-cell table:formula="of:=[Waarden.C117]/[Waarden.$B117]" office:value-type="percentage" office:value="0.00306977896309248">
            <text:p>0%</text:p>
          </table:table-cell>
          <table:table-cell table:formula="of:=[Waarden.D117]/[Waarden.$B117]" office:value-type="percentage" office:value="0.0109448047043883">
            <text:p>1%</text:p>
          </table:table-cell>
          <table:table-cell table:formula="of:=[Waarden.E117]/[Waarden.$B117]" office:value-type="percentage" office:value="0.0861176720802202">
            <text:p>9%</text:p>
          </table:table-cell>
          <table:table-cell table:formula="of:=[Waarden.F117]/[Waarden.$B117]" office:value-type="percentage" office:value="0.00151345297946292">
            <text:p>0%</text:p>
          </table:table-cell>
          <table:table-cell table:formula="of:=[Waarden.G117]/[Waarden.$B117]" office:value-type="percentage" office:value="0.00442165915424594">
            <text:p>0%</text:p>
          </table:table-cell>
          <table:table-cell table:formula="of:=[Waarden.H117]/[Waarden.$B117]" office:value-type="percentage" office:value="0.0112817086006063">
            <text:p>1%</text:p>
          </table:table-cell>
          <table:table-cell table:formula="of:=[Waarden.I117]/[Waarden.$B117]" office:value-type="percentage" office:value="0.00356595786640859">
            <text:p>0%</text:p>
          </table:table-cell>
          <table:table-cell table:formula="of:=[Waarden.J117]/[Waarden.$B117]" office:value-type="percentage" office:value="0.013099650686194">
            <text:p>1%</text:p>
          </table:table-cell>
          <table:table-cell table:formula="of:=[Waarden.K117]/[Waarden.$B117]" office:value-type="percentage" office:value="0.0619777594825222">
            <text:p>6%</text:p>
          </table:table-cell>
          <table:table-cell table:formula="of:=[Waarden.L117]/[Waarden.$B117]" office:value-type="percentage" office:value="0.0156831416066581">
            <text:p>2%</text:p>
          </table:table-cell>
          <table:table-cell table:formula="of:=[Waarden.M117]/[Waarden.$B117]" office:value-type="percentage" office:value="0.0103021162451486">
            <text:p>1%</text:p>
          </table:table-cell>
          <table:table-cell table:formula="of:=[Waarden.N117]/[Waarden.$B117]" office:value-type="percentage" office:value="0.0420632395912353">
            <text:p>4%</text:p>
          </table:table-cell>
          <table:table-cell table:formula="of:=[Waarden.O117]/[Waarden.$B117]" office:value-type="percentage" office:value="0.0866849876421923">
            <text:p>9%</text:p>
          </table:table-cell>
          <table:table-cell table:formula="of:=[Waarden.P117]/[Waarden.$B117]" office:value-type="percentage" office:value="0.0384141644538465">
            <text:p>4%</text:p>
          </table:table-cell>
          <table:table-cell table:formula="of:=[Waarden.Q117]/[Waarden.$B117]" office:value-type="percentage" office:value="0.00349066061625887">
            <text:p>0%</text:p>
          </table:table-cell>
          <table:table-cell table:formula="of:=[Waarden.R117]/[Waarden.$B117]" office:value-type="percentage" office:value="0.104852683194768">
            <text:p>10%</text:p>
          </table:table-cell>
          <table:table-cell table:formula="of:=[Waarden.S117]/[Waarden.$B117]" office:value-type="percentage" office:value="0.00623605528117399">
            <text:p>1%</text:p>
          </table:table-cell>
          <table:table-cell table:formula="of:=[Waarden.T117]/[Waarden.$B117]" office:value-type="percentage" office:value="0.0197948461504987">
            <text:p>2%</text:p>
          </table:table-cell>
          <table:table-cell table:formula="of:=[Waarden.U117]/[Waarden.$B117]" office:value-type="percentage" office:value="0.476480185740909">
            <text:p>48%</text:p>
          </table:table-cell>
          <table:table-cell table:formula="of:=SUM([.C117:.U117])" office:value-type="percentage" office:value="0.99999452503983">
            <text:p>100%</text:p>
          </table:table-cell>
          <table:table-cell table:number-columns-repeated="1002"/>
        </table:table-row>
        <table:table-row table:style-name="ro2">
          <table:table-cell table:formula="of:=[Waarden.A118]" office:value-type="string" office:string-value="Westerschelde &amp; Saeftinghe">
            <text:p>Westerschelde &amp; Saeftinghe</text:p>
          </table:table-cell>
          <table:table-cell table:formula="of:=[Waarden.B118]/[Waarden.$B118]" office:value-type="percentage" office:value="1">
            <text:p>100%</text:p>
          </table:table-cell>
          <table:table-cell table:formula="of:=[Waarden.C118]/[Waarden.$B118]" office:value-type="percentage" office:value="0.00657777445945584">
            <text:p>1%</text:p>
          </table:table-cell>
          <table:table-cell table:formula="of:=[Waarden.D118]/[Waarden.$B118]" office:value-type="percentage" office:value="0.00382889854444459">
            <text:p>0%</text:p>
          </table:table-cell>
          <table:table-cell table:formula="of:=[Waarden.E118]/[Waarden.$B118]" office:value-type="percentage" office:value="0.335865588745001">
            <text:p>34%</text:p>
          </table:table-cell>
          <table:table-cell table:formula="of:=[Waarden.F118]/[Waarden.$B118]" office:value-type="percentage" office:value="0.00443175327483429">
            <text:p>0%</text:p>
          </table:table-cell>
          <table:table-cell table:formula="of:=[Waarden.G118]/[Waarden.$B118]" office:value-type="percentage" office:value="0.00910459964486032">
            <text:p>1%</text:p>
          </table:table-cell>
          <table:table-cell table:formula="of:=[Waarden.H118]/[Waarden.$B118]" office:value-type="percentage" office:value="0.0664185367990085">
            <text:p>7%</text:p>
          </table:table-cell>
          <table:table-cell table:formula="of:=[Waarden.I118]/[Waarden.$B118]" office:value-type="percentage" office:value="0.00511677458558013">
            <text:p>1%</text:p>
          </table:table-cell>
          <table:table-cell table:formula="of:=[Waarden.J118]/[Waarden.$B118]" office:value-type="percentage" office:value="0.0336866564623649">
            <text:p>3%</text:p>
          </table:table-cell>
          <table:table-cell table:formula="of:=[Waarden.K118]/[Waarden.$B118]" office:value-type="percentage" office:value="0.0949348459614538">
            <text:p>9%</text:p>
          </table:table-cell>
          <table:table-cell table:formula="of:=[Waarden.L118]/[Waarden.$B118]" office:value-type="percentage" office:value="0.0428523230535389">
            <text:p>4%</text:p>
          </table:table-cell>
          <table:table-cell table:formula="of:=[Waarden.M118]/[Waarden.$B118]" office:value-type="percentage" office:value="0.00883303587733853">
            <text:p>1%</text:p>
          </table:table-cell>
          <table:table-cell table:formula="of:=[Waarden.N118]/[Waarden.$B118]" office:value-type="percentage" office:value="0.0805121712607363">
            <text:p>8%</text:p>
          </table:table-cell>
          <table:table-cell table:formula="of:=[Waarden.O118]/[Waarden.$B118]" office:value-type="percentage" office:value="0.0612943964705006">
            <text:p>6%</text:p>
          </table:table-cell>
          <table:table-cell table:formula="of:=[Waarden.P118]/[Waarden.$B118]" office:value-type="percentage" office:value="0.026094979259861">
            <text:p>3%</text:p>
          </table:table-cell>
          <table:table-cell table:formula="of:=[Waarden.Q118]/[Waarden.$B118]" office:value-type="percentage" office:value="0.00213371655369818">
            <text:p>0%</text:p>
          </table:table-cell>
          <table:table-cell table:formula="of:=[Waarden.R118]/[Waarden.$B118]" office:value-type="percentage" office:value="0.114348481371056">
            <text:p>11%</text:p>
          </table:table-cell>
          <table:table-cell table:formula="of:=[Waarden.S118]/[Waarden.$B118]" office:value-type="percentage" office:value="0.00187553152778926">
            <text:p>0%</text:p>
          </table:table-cell>
          <table:table-cell table:formula="of:=[Waarden.T118]/[Waarden.$B118]" office:value-type="percentage" office:value="0.0369242614033042">
            <text:p>4%</text:p>
          </table:table-cell>
          <table:table-cell table:formula="of:=[Waarden.U118]/[Waarden.$B118]" office:value-type="percentage" office:value="0.0651638066010465">
            <text:p>7%</text:p>
          </table:table-cell>
          <table:table-cell table:formula="of:=SUM([.C118:.U118])" office:value-type="percentage" office:value="0.999998131855874">
            <text:p>100%</text:p>
          </table:table-cell>
          <table:table-cell table:number-columns-repeated="1002"/>
        </table:table-row>
        <table:table-row table:style-name="ro2">
          <table:table-cell table:formula="of:=[Waarden.A119]" office:value-type="string" office:string-value="Wierdense Veld">
            <text:p>Wierdense Veld</text:p>
          </table:table-cell>
          <table:table-cell table:formula="of:=[Waarden.B119]/[Waarden.$B119]" office:value-type="percentage" office:value="1">
            <text:p>100%</text:p>
          </table:table-cell>
          <table:table-cell table:formula="of:=[Waarden.C119]/[Waarden.$B119]" office:value-type="percentage" office:value="0.00833619163299424">
            <text:p>1%</text:p>
          </table:table-cell>
          <table:table-cell table:formula="of:=[Waarden.D119]/[Waarden.$B119]" office:value-type="percentage" office:value="0.00136798626528467">
            <text:p>0%</text:p>
          </table:table-cell>
          <table:table-cell table:formula="of:=[Waarden.E119]/[Waarden.$B119]" office:value-type="percentage" office:value="0.231390242556213">
            <text:p>23%</text:p>
          </table:table-cell>
          <table:table-cell table:formula="of:=[Waarden.F119]/[Waarden.$B119]" office:value-type="percentage" office:value="0.0108250762877126">
            <text:p>1%</text:p>
          </table:table-cell>
          <table:table-cell table:formula="of:=[Waarden.G119]/[Waarden.$B119]" office:value-type="percentage" office:value="0.0215982789556389">
            <text:p>2%</text:p>
          </table:table-cell>
          <table:table-cell table:formula="of:=[Waarden.H119]/[Waarden.$B119]" office:value-type="percentage" office:value="0.0144282436101899">
            <text:p>1%</text:p>
          </table:table-cell>
          <table:table-cell table:formula="of:=[Waarden.I119]/[Waarden.$B119]" office:value-type="percentage" office:value="0.0131147124113366">
            <text:p>1%</text:p>
          </table:table-cell>
          <table:table-cell table:formula="of:=[Waarden.J119]/[Waarden.$B119]" office:value-type="percentage" office:value="0.0850708431847077">
            <text:p>9%</text:p>
          </table:table-cell>
          <table:table-cell table:formula="of:=[Waarden.K119]/[Waarden.$B119]" office:value-type="percentage" office:value="0.290336912982168">
            <text:p>29%</text:p>
          </table:table-cell>
          <table:table-cell table:formula="of:=[Waarden.L119]/[Waarden.$B119]" office:value-type="percentage" office:value="0.0985428871482858">
            <text:p>10%</text:p>
          </table:table-cell>
          <table:table-cell table:formula="of:=[Waarden.M119]/[Waarden.$B119]" office:value-type="percentage" office:value="0.00438307312646809">
            <text:p>0%</text:p>
          </table:table-cell>
          <table:table-cell table:formula="of:=[Waarden.N119]/[Waarden.$B119]" office:value-type="percentage" office:value="0.0253485703853664">
            <text:p>3%</text:p>
          </table:table-cell>
          <table:table-cell table:formula="of:=[Waarden.O119]/[Waarden.$B119]" office:value-type="percentage" office:value="0.0644343213265747">
            <text:p>6%</text:p>
          </table:table-cell>
          <table:table-cell table:formula="of:=[Waarden.P119]/[Waarden.$B119]" office:value-type="percentage" office:value="0.0200334573836711">
            <text:p>2%</text:p>
          </table:table-cell>
          <table:table-cell table:formula="of:=[Waarden.Q119]/[Waarden.$B119]" office:value-type="percentage" office:value="0.00202060595129034">
            <text:p>0%</text:p>
          </table:table-cell>
          <table:table-cell table:formula="of:=[Waarden.R119]/[Waarden.$B119]" office:value-type="percentage" office:value="0.0205906369498767">
            <text:p>2%</text:p>
          </table:table-cell>
          <table:table-cell table:formula="of:=[Waarden.S119]/[Waarden.$B119]" office:value-type="percentage" office:value="0.000415567031057843">
            <text:p>0%</text:p>
          </table:table-cell>
          <table:table-cell table:formula="of:=[Waarden.T119]/[Waarden.$B119]" office:value-type="percentage" office:value="0.0124728191866866">
            <text:p>1%</text:p>
          </table:table-cell>
          <table:table-cell table:formula="of:=[Waarden.U119]/[Waarden.$B119]" office:value-type="percentage" office:value="0.0752852243150816">
            <text:p>8%</text:p>
          </table:table-cell>
          <table:table-cell table:formula="of:=SUM([.C119:.U119])" office:value-type="percentage" office:value="0.999995650690605">
            <text:p>100%</text:p>
          </table:table-cell>
          <table:table-cell table:number-columns-repeated="1002"/>
        </table:table-row>
        <table:table-row table:style-name="ro2">
          <table:table-cell table:formula="of:=[Waarden.A120]" office:value-type="string" office:string-value="Wijnjeterper Schar">
            <text:p>Wijnjeterper Schar</text:p>
          </table:table-cell>
          <table:table-cell table:formula="of:=[Waarden.B120]/[Waarden.$B120]" office:value-type="percentage" office:value="1">
            <text:p>100%</text:p>
          </table:table-cell>
          <table:table-cell table:formula="of:=[Waarden.C120]/[Waarden.$B120]" office:value-type="percentage" office:value="0.0157076093919557">
            <text:p>2%</text:p>
          </table:table-cell>
          <table:table-cell table:formula="of:=[Waarden.D120]/[Waarden.$B120]" office:value-type="percentage" office:value="0.0000815249177541246">
            <text:p>0%</text:p>
          </table:table-cell>
          <table:table-cell table:formula="of:=[Waarden.E120]/[Waarden.$B120]" office:value-type="percentage" office:value="0.342523928503036">
            <text:p>34%</text:p>
          </table:table-cell>
          <table:table-cell table:formula="of:=[Waarden.F120]/[Waarden.$B120]" office:value-type="percentage" office:value="0.00517028695410141">
            <text:p>1%</text:p>
          </table:table-cell>
          <table:table-cell table:formula="of:=[Waarden.G120]/[Waarden.$B120]" office:value-type="percentage" office:value="0.0152082530694164">
            <text:p>2%</text:p>
          </table:table-cell>
          <table:table-cell table:formula="of:=[Waarden.H120]/[Waarden.$B120]" office:value-type="percentage" office:value="0.00732298545804142">
            <text:p>1%</text:p>
          </table:table-cell>
          <table:table-cell table:formula="of:=[Waarden.I120]/[Waarden.$B120]" office:value-type="percentage" office:value="0.00740370031103247">
            <text:p>1%</text:p>
          </table:table-cell>
          <table:table-cell table:formula="of:=[Waarden.J120]/[Waarden.$B120]" office:value-type="percentage" office:value="0.0461929386330578">
            <text:p>5%</text:p>
          </table:table-cell>
          <table:table-cell table:formula="of:=[Waarden.K120]/[Waarden.$B120]" office:value-type="percentage" office:value="0.351844371653825">
            <text:p>35%</text:p>
          </table:table-cell>
          <table:table-cell table:formula="of:=[Waarden.L120]/[Waarden.$B120]" office:value-type="percentage" office:value="0.0188360147017034">
            <text:p>2%</text:p>
          </table:table-cell>
          <table:table-cell table:formula="of:=[Waarden.M120]/[Waarden.$B120]" office:value-type="percentage" office:value="0.004626441874775">
            <text:p>0%</text:p>
          </table:table-cell>
          <table:table-cell table:formula="of:=[Waarden.N120]/[Waarden.$B120]" office:value-type="percentage" office:value="0.0227743227615561">
            <text:p>2%</text:p>
          </table:table-cell>
          <table:table-cell table:formula="of:=[Waarden.O120]/[Waarden.$B120]" office:value-type="percentage" office:value="0.0367914242007819">
            <text:p>4%</text:p>
          </table:table-cell>
          <table:table-cell table:formula="of:=[Waarden.P120]/[Waarden.$B120]" office:value-type="percentage" office:value="0.0108823776243264">
            <text:p>1%</text:p>
          </table:table-cell>
          <table:table-cell table:formula="of:=[Waarden.Q120]/[Waarden.$B120]" office:value-type="percentage" office:value="0.00108299178302707">
            <text:p>0%</text:p>
          </table:table-cell>
          <table:table-cell table:formula="of:=[Waarden.R120]/[Waarden.$B120]" office:value-type="percentage" office:value="0.0233232550475945">
            <text:p>2%</text:p>
          </table:table-cell>
          <table:table-cell table:formula="of:=[Waarden.S120]/[Waarden.$B120]" office:value-type="percentage" office:value="0.000515265994485726">
            <text:p>0%</text:p>
          </table:table-cell>
          <table:table-cell table:formula="of:=[Waarden.T120]/[Waarden.$B120]" office:value-type="percentage" office:value="0.00246062032167348">
            <text:p>0%</text:p>
          </table:table-cell>
          <table:table-cell table:formula="of:=[Waarden.U120]/[Waarden.$B120]" office:value-type="percentage" office:value="0.0872433593320918">
            <text:p>9%</text:p>
          </table:table-cell>
          <table:table-cell table:formula="of:=SUM([.C120:.U120])" office:value-type="percentage" office:value="0.999991672534236">
            <text:p>100%</text:p>
          </table:table-cell>
          <table:table-cell table:number-columns-repeated="1002"/>
        </table:table-row>
        <table:table-row table:style-name="ro2">
          <table:table-cell table:formula="of:=[Waarden.A121]" office:value-type="string" office:string-value="Willinks Weust">
            <text:p>Willinks Weust</text:p>
          </table:table-cell>
          <table:table-cell table:formula="of:=[Waarden.B121]/[Waarden.$B121]" office:value-type="percentage" office:value="1">
            <text:p>100%</text:p>
          </table:table-cell>
          <table:table-cell table:formula="of:=[Waarden.C121]/[Waarden.$B121]" office:value-type="percentage" office:value="0.0160789255431348">
            <text:p>2%</text:p>
          </table:table-cell>
          <table:table-cell table:formula="of:=[Waarden.D121]/[Waarden.$B121]" office:value-type="percentage" office:value="0.0000902587112397175">
            <text:p>0%</text:p>
          </table:table-cell>
          <table:table-cell table:formula="of:=[Waarden.E121]/[Waarden.$B121]" office:value-type="percentage" office:value="0.341316870573568">
            <text:p>34%</text:p>
          </table:table-cell>
          <table:table-cell table:formula="of:=[Waarden.F121]/[Waarden.$B121]" office:value-type="percentage" office:value="0.0163472876251418">
            <text:p>2%</text:p>
          </table:table-cell>
          <table:table-cell table:formula="of:=[Waarden.G121]/[Waarden.$B121]" office:value-type="percentage" office:value="0.0191420889379567">
            <text:p>2%</text:p>
          </table:table-cell>
          <table:table-cell table:formula="of:=[Waarden.H121]/[Waarden.$B121]" office:value-type="percentage" office:value="0.0233850530501275">
            <text:p>2%</text:p>
          </table:table-cell>
          <table:table-cell table:formula="of:=[Waarden.I121]/[Waarden.$B121]" office:value-type="percentage" office:value="0.011460978731668">
            <text:p>1%</text:p>
          </table:table-cell>
          <table:table-cell table:formula="of:=[Waarden.J121]/[Waarden.$B121]" office:value-type="percentage" office:value="0.0577497497433058">
            <text:p>6%</text:p>
          </table:table-cell>
          <table:table-cell table:formula="of:=[Waarden.K121]/[Waarden.$B121]" office:value-type="percentage" office:value="0.268924019599954">
            <text:p>27%</text:p>
          </table:table-cell>
          <table:table-cell table:formula="of:=[Waarden.L121]/[Waarden.$B121]" office:value-type="percentage" office:value="0.129359106822325">
            <text:p>13%</text:p>
          </table:table-cell>
          <table:table-cell table:formula="of:=[Waarden.M121]/[Waarden.$B121]" office:value-type="percentage" office:value="0.00572411895159344">
            <text:p>1%</text:p>
          </table:table-cell>
          <table:table-cell table:formula="of:=[Waarden.N121]/[Waarden.$B121]" office:value-type="percentage" office:value="0.0267910117880827">
            <text:p>3%</text:p>
          </table:table-cell>
          <table:table-cell table:formula="of:=[Waarden.O121]/[Waarden.$B121]" office:value-type="percentage" office:value="0.0116105158238407">
            <text:p>1%</text:p>
          </table:table-cell>
          <table:table-cell table:formula="of:=[Waarden.P121]/[Waarden.$B121]" office:value-type="percentage" office:value="0.0091948547438262">
            <text:p>1%</text:p>
          </table:table-cell>
          <table:table-cell table:formula="of:=[Waarden.Q121]/[Waarden.$B121]" office:value-type="percentage" office:value="0.00107666706364406">
            <text:p>0%</text:p>
          </table:table-cell>
          <table:table-cell table:formula="of:=[Waarden.R121]/[Waarden.$B121]" office:value-type="percentage" office:value="0.00277615946903737">
            <text:p>0%</text:p>
          </table:table-cell>
          <table:table-cell table:formula="of:=[Waarden.S121]/[Waarden.$B121]" office:value-type="percentage" office:value="0.00000563278732848163">
            <text:p>0%</text:p>
          </table:table-cell>
          <table:table-cell table:formula="of:=[Waarden.T121]/[Waarden.$B121]" office:value-type="percentage" office:value="0.00189301888432186">
            <text:p>0%</text:p>
          </table:table-cell>
          <table:table-cell table:formula="of:=[Waarden.U121]/[Waarden.$B121]" office:value-type="percentage" office:value="0.0570655001968793">
            <text:p>6%</text:p>
          </table:table-cell>
          <table:table-cell table:formula="of:=SUM([.C121:.U121])" office:value-type="percentage" office:value="0.999991819046975">
            <text:p>100%</text:p>
          </table:table-cell>
          <table:table-cell table:number-columns-repeated="1002"/>
        </table:table-row>
        <table:table-row table:style-name="ro2">
          <table:table-cell table:formula="of:=[Waarden.A122]" office:value-type="string" office:string-value="Witte Veen">
            <text:p>Witte Veen</text:p>
          </table:table-cell>
          <table:table-cell table:formula="of:=[Waarden.B122]/[Waarden.$B122]" office:value-type="percentage" office:value="1">
            <text:p>100%</text:p>
          </table:table-cell>
          <table:table-cell table:formula="of:=[Waarden.C122]/[Waarden.$B122]" office:value-type="percentage" office:value="0.00706572157974203">
            <text:p>1%</text:p>
          </table:table-cell>
          <table:table-cell table:formula="of:=[Waarden.D122]/[Waarden.$B122]" office:value-type="percentage" office:value="0.000241731646847332">
            <text:p>0%</text:p>
          </table:table-cell>
          <table:table-cell table:formula="of:=[Waarden.E122]/[Waarden.$B122]" office:value-type="percentage" office:value="0.248663424881645">
            <text:p>25%</text:p>
          </table:table-cell>
          <table:table-cell table:formula="of:=[Waarden.F122]/[Waarden.$B122]" office:value-type="percentage" office:value="0.0110821920060768">
            <text:p>1%</text:p>
          </table:table-cell>
          <table:table-cell table:formula="of:=[Waarden.G122]/[Waarden.$B122]" office:value-type="percentage" office:value="0.0214267632401225">
            <text:p>2%</text:p>
          </table:table-cell>
          <table:table-cell table:formula="of:=[Waarden.H122]/[Waarden.$B122]" office:value-type="percentage" office:value="0.00954216052694897">
            <text:p>1%</text:p>
          </table:table-cell>
          <table:table-cell table:formula="of:=[Waarden.I122]/[Waarden.$B122]" office:value-type="percentage" office:value="0.0119500046270923">
            <text:p>1%</text:p>
          </table:table-cell>
          <table:table-cell table:formula="of:=[Waarden.J122]/[Waarden.$B122]" office:value-type="percentage" office:value="0.0738857501469148">
            <text:p>7%</text:p>
          </table:table-cell>
          <table:table-cell table:formula="of:=[Waarden.K122]/[Waarden.$B122]" office:value-type="percentage" office:value="0.303185392501152">
            <text:p>30%</text:p>
          </table:table-cell>
          <table:table-cell table:formula="of:=[Waarden.L122]/[Waarden.$B122]" office:value-type="percentage" office:value="0.12823231930566">
            <text:p>13%</text:p>
          </table:table-cell>
          <table:table-cell table:formula="of:=[Waarden.M122]/[Waarden.$B122]" office:value-type="percentage" office:value="0.00523747466873185">
            <text:p>1%</text:p>
          </table:table-cell>
          <table:table-cell table:formula="of:=[Waarden.N122]/[Waarden.$B122]" office:value-type="percentage" office:value="0.0332145402556762">
            <text:p>3%</text:p>
          </table:table-cell>
          <table:table-cell table:formula="of:=[Waarden.O122]/[Waarden.$B122]" office:value-type="percentage" office:value="0.0352261945680862">
            <text:p>4%</text:p>
          </table:table-cell>
          <table:table-cell table:formula="of:=[Waarden.P122]/[Waarden.$B122]" office:value-type="percentage" office:value="0.0143293784066934">
            <text:p>1%</text:p>
          </table:table-cell>
          <table:table-cell table:formula="of:=[Waarden.Q122]/[Waarden.$B122]" office:value-type="percentage" office:value="0.00186246451121329">
            <text:p>0%</text:p>
          </table:table-cell>
          <table:table-cell table:formula="of:=[Waarden.R122]/[Waarden.$B122]" office:value-type="percentage" office:value="0.018107602804864">
            <text:p>2%</text:p>
          </table:table-cell>
          <table:table-cell table:formula="of:=[Waarden.S122]/[Waarden.$B122]" office:value-type="percentage" office:value="0.000213420972962295">
            <text:p>0%</text:p>
          </table:table-cell>
          <table:table-cell table:formula="of:=[Waarden.T122]/[Waarden.$B122]" office:value-type="percentage" office:value="0.00955104752420231">
            <text:p>1%</text:p>
          </table:table-cell>
          <table:table-cell table:formula="of:=[Waarden.U122]/[Waarden.$B122]" office:value-type="percentage" office:value="0.0669720920081999">
            <text:p>7%</text:p>
          </table:table-cell>
          <table:table-cell table:formula="of:=SUM([.C122:.U122])" office:value-type="percentage" office:value="0.99998967618283">
            <text:p>100%</text:p>
          </table:table-cell>
          <table:table-cell table:number-columns-repeated="1002"/>
        </table:table-row>
        <table:table-row table:style-name="ro2">
          <table:table-cell table:formula="of:=[Waarden.A123]" office:value-type="string" office:string-value="Witterveld">
            <text:p>Witterveld</text:p>
          </table:table-cell>
          <table:table-cell table:formula="of:=[Waarden.B123]/[Waarden.$B123]" office:value-type="percentage" office:value="1">
            <text:p>100%</text:p>
          </table:table-cell>
          <table:table-cell table:formula="of:=[Waarden.C123]/[Waarden.$B123]" office:value-type="percentage" office:value="0.020384596169399">
            <text:p>2%</text:p>
          </table:table-cell>
          <table:table-cell table:formula="of:=[Waarden.D123]/[Waarden.$B123]" office:value-type="percentage" office:value="0.00135648115705909">
            <text:p>0%</text:p>
          </table:table-cell>
          <table:table-cell table:formula="of:=[Waarden.E123]/[Waarden.$B123]" office:value-type="percentage" office:value="0.297838929000177">
            <text:p>30%</text:p>
          </table:table-cell>
          <table:table-cell table:formula="of:=[Waarden.F123]/[Waarden.$B123]" office:value-type="percentage" office:value="0.00620812437153836">
            <text:p>1%</text:p>
          </table:table-cell>
          <table:table-cell table:formula="of:=[Waarden.G123]/[Waarden.$B123]" office:value-type="percentage" office:value="0.0183309504850358">
            <text:p>2%</text:p>
          </table:table-cell>
          <table:table-cell table:formula="of:=[Waarden.H123]/[Waarden.$B123]" office:value-type="percentage" office:value="0.0283259268908273">
            <text:p>3%</text:p>
          </table:table-cell>
          <table:table-cell table:formula="of:=[Waarden.I123]/[Waarden.$B123]" office:value-type="percentage" office:value="0.0140724450173712">
            <text:p>1%</text:p>
          </table:table-cell>
          <table:table-cell table:formula="of:=[Waarden.J123]/[Waarden.$B123]" office:value-type="percentage" office:value="0.0802577472250154">
            <text:p>8%</text:p>
          </table:table-cell>
          <table:table-cell table:formula="of:=[Waarden.K123]/[Waarden.$B123]" office:value-type="percentage" office:value="0.271075415384269">
            <text:p>27%</text:p>
          </table:table-cell>
          <table:table-cell table:formula="of:=[Waarden.L123]/[Waarden.$B123]" office:value-type="percentage" office:value="0.0357506735349474">
            <text:p>4%</text:p>
          </table:table-cell>
          <table:table-cell table:formula="of:=[Waarden.M123]/[Waarden.$B123]" office:value-type="percentage" office:value="0.0054589210980958">
            <text:p>1%</text:p>
          </table:table-cell>
          <table:table-cell table:formula="of:=[Waarden.N123]/[Waarden.$B123]" office:value-type="percentage" office:value="0.0263254778717551">
            <text:p>3%</text:p>
          </table:table-cell>
          <table:table-cell table:formula="of:=[Waarden.O123]/[Waarden.$B123]" office:value-type="percentage" office:value="0.0562058182529935">
            <text:p>6%</text:p>
          </table:table-cell>
          <table:table-cell table:formula="of:=[Waarden.P123]/[Waarden.$B123]" office:value-type="percentage" office:value="0.0204363602266875">
            <text:p>2%</text:p>
          </table:table-cell>
          <table:table-cell table:formula="of:=[Waarden.Q123]/[Waarden.$B123]" office:value-type="percentage" office:value="0.00207699423661379">
            <text:p>0%</text:p>
          </table:table-cell>
          <table:table-cell table:formula="of:=[Waarden.R123]/[Waarden.$B123]" office:value-type="percentage" office:value="0.03036479431506">
            <text:p>3%</text:p>
          </table:table-cell>
          <table:table-cell table:formula="of:=[Waarden.S123]/[Waarden.$B123]" office:value-type="percentage" office:value="0.000725377185191008">
            <text:p>0%</text:p>
          </table:table-cell>
          <table:table-cell table:formula="of:=[Waarden.T123]/[Waarden.$B123]" office:value-type="percentage" office:value="0.0111578272794883">
            <text:p>1%</text:p>
          </table:table-cell>
          <table:table-cell table:formula="of:=[Waarden.U123]/[Waarden.$B123]" office:value-type="percentage" office:value="0.0736414563522761">
            <text:p>7%</text:p>
          </table:table-cell>
          <table:table-cell table:formula="of:=SUM([.C123:.U123])" office:value-type="percentage" office:value="0.999994316053801">
            <text:p>100%</text:p>
          </table:table-cell>
          <table:table-cell table:number-columns-repeated="1002"/>
        </table:table-row>
        <table:table-row table:style-name="ro2">
          <table:table-cell table:formula="of:=[Waarden.A124]" office:value-type="string" office:string-value="Wooldse Veen">
            <text:p>Wooldse Veen</text:p>
          </table:table-cell>
          <table:table-cell table:formula="of:=[Waarden.B124]/[Waarden.$B124]" office:value-type="percentage" office:value="1">
            <text:p>100%</text:p>
          </table:table-cell>
          <table:table-cell table:formula="of:=[Waarden.C124]/[Waarden.$B124]" office:value-type="percentage" office:value="0.00853344016948988">
            <text:p>1%</text:p>
          </table:table-cell>
          <table:table-cell table:formula="of:=[Waarden.D124]/[Waarden.$B124]" office:value-type="percentage" office:value="0.000314662809998817">
            <text:p>0%</text:p>
          </table:table-cell>
          <table:table-cell table:formula="of:=[Waarden.E124]/[Waarden.$B124]" office:value-type="percentage" office:value="0.208326836457398">
            <text:p>21%</text:p>
          </table:table-cell>
          <table:table-cell table:formula="of:=[Waarden.F124]/[Waarden.$B124]" office:value-type="percentage" office:value="0.0183838658814894">
            <text:p>2%</text:p>
          </table:table-cell>
          <table:table-cell table:formula="of:=[Waarden.G124]/[Waarden.$B124]" office:value-type="percentage" office:value="0.0255976300374942">
            <text:p>3%</text:p>
          </table:table-cell>
          <table:table-cell table:formula="of:=[Waarden.H124]/[Waarden.$B124]" office:value-type="percentage" office:value="0.0164393891310109">
            <text:p>2%</text:p>
          </table:table-cell>
          <table:table-cell table:formula="of:=[Waarden.I124]/[Waarden.$B124]" office:value-type="percentage" office:value="0.0117428051608614">
            <text:p>1%</text:p>
          </table:table-cell>
          <table:table-cell table:formula="of:=[Waarden.J124]/[Waarden.$B124]" office:value-type="percentage" office:value="0.0990392939617147">
            <text:p>10%</text:p>
          </table:table-cell>
          <table:table-cell table:formula="of:=[Waarden.K124]/[Waarden.$B124]" office:value-type="percentage" office:value="0.26609271583111">
            <text:p>27%</text:p>
          </table:table-cell>
          <table:table-cell table:formula="of:=[Waarden.L124]/[Waarden.$B124]" office:value-type="percentage" office:value="0.189995434759931">
            <text:p>19%</text:p>
          </table:table-cell>
          <table:table-cell table:formula="of:=[Waarden.M124]/[Waarden.$B124]" office:value-type="percentage" office:value="0.00969388921887922">
            <text:p>1%</text:p>
          </table:table-cell>
          <table:table-cell table:formula="of:=[Waarden.N124]/[Waarden.$B124]" office:value-type="percentage" office:value="0.0453376155847732">
            <text:p>5%</text:p>
          </table:table-cell>
          <table:table-cell table:formula="of:=[Waarden.O124]/[Waarden.$B124]" office:value-type="percentage" office:value="0.0184742412474393">
            <text:p>2%</text:p>
          </table:table-cell>
          <table:table-cell table:formula="of:=[Waarden.P124]/[Waarden.$B124]" office:value-type="percentage" office:value="0.0105812554642548">
            <text:p>1%</text:p>
          </table:table-cell>
          <table:table-cell table:formula="of:=[Waarden.Q124]/[Waarden.$B124]" office:value-type="percentage" office:value="0.00174513731002065">
            <text:p>0%</text:p>
          </table:table-cell>
          <table:table-cell table:formula="of:=[Waarden.R124]/[Waarden.$B124]" office:value-type="percentage" office:value="0.0106806805962133">
            <text:p>1%</text:p>
          </table:table-cell>
          <table:table-cell table:formula="of:=[Waarden.S124]/[Waarden.$B124]" office:value-type="percentage" office:value="0.000110676192401449">
            <text:p>0%</text:p>
          </table:table-cell>
          <table:table-cell table:formula="of:=[Waarden.T124]/[Waarden.$B124]" office:value-type="percentage" office:value="0.00932908581342781">
            <text:p>1%</text:p>
          </table:table-cell>
          <table:table-cell table:formula="of:=[Waarden.U124]/[Waarden.$B124]" office:value-type="percentage" office:value="0.0495650792521028">
            <text:p>5%</text:p>
          </table:table-cell>
          <table:table-cell table:formula="of:=SUM([.C124:.U124])" office:value-type="percentage" office:value="0.999983734880011">
            <text:p>100%</text:p>
          </table:table-cell>
          <table:table-cell table:number-columns-repeated="1002"/>
        </table:table-row>
        <table:table-row table:style-name="ro2">
          <table:table-cell table:formula="of:=[Waarden.A125]" office:value-type="string" office:string-value="Wormer- en Jisperveld &amp; Kalverpolder">
            <text:p>Wormer- en Jisperveld &amp; Kalverpolder</text:p>
          </table:table-cell>
          <table:table-cell table:formula="of:=[Waarden.B125]/[Waarden.$B125]" office:value-type="percentage" office:value="1">
            <text:p>100%</text:p>
          </table:table-cell>
          <table:table-cell table:formula="of:=[Waarden.C125]/[Waarden.$B125]" office:value-type="percentage" office:value="0.017728037989137">
            <text:p>2%</text:p>
          </table:table-cell>
          <table:table-cell table:formula="of:=[Waarden.D125]/[Waarden.$B125]" office:value-type="percentage" office:value="0.000126257615530308">
            <text:p>0%</text:p>
          </table:table-cell>
          <table:table-cell table:formula="of:=[Waarden.E125]/[Waarden.$B125]" office:value-type="percentage" office:value="0.215758871115689">
            <text:p>22%</text:p>
          </table:table-cell>
          <table:table-cell table:formula="of:=[Waarden.F125]/[Waarden.$B125]" office:value-type="percentage" office:value="0.000929278646744326">
            <text:p>0%</text:p>
          </table:table-cell>
          <table:table-cell table:formula="of:=[Waarden.G125]/[Waarden.$B125]" office:value-type="percentage" office:value="0.00459244423021763">
            <text:p>0%</text:p>
          </table:table-cell>
          <table:table-cell table:formula="of:=[Waarden.H125]/[Waarden.$B125]" office:value-type="percentage" office:value="0.00589880099045851">
            <text:p>1%</text:p>
          </table:table-cell>
          <table:table-cell table:formula="of:=[Waarden.I125]/[Waarden.$B125]" office:value-type="percentage" office:value="0.00576293988739346">
            <text:p>1%</text:p>
          </table:table-cell>
          <table:table-cell table:formula="of:=[Waarden.J125]/[Waarden.$B125]" office:value-type="percentage" office:value="0.0021516048910562">
            <text:p>0%</text:p>
          </table:table-cell>
          <table:table-cell table:formula="of:=[Waarden.K125]/[Waarden.$B125]" office:value-type="percentage" office:value="0.11709673578871">
            <text:p>12%</text:p>
          </table:table-cell>
          <table:table-cell table:formula="of:=[Waarden.L125]/[Waarden.$B125]" office:value-type="percentage" office:value="0.00119478683152842">
            <text:p>0%</text:p>
          </table:table-cell>
          <table:table-cell table:formula="of:=[Waarden.M125]/[Waarden.$B125]" office:value-type="percentage" office:value="0.0102219238864297">
            <text:p>1%</text:p>
          </table:table-cell>
          <table:table-cell table:formula="of:=[Waarden.N125]/[Waarden.$B125]" office:value-type="percentage" office:value="0.204258836020592">
            <text:p>20%</text:p>
          </table:table-cell>
          <table:table-cell table:formula="of:=[Waarden.O125]/[Waarden.$B125]" office:value-type="percentage" office:value="0.077215288017771">
            <text:p>8%</text:p>
          </table:table-cell>
          <table:table-cell table:formula="of:=[Waarden.P125]/[Waarden.$B125]" office:value-type="percentage" office:value="0.0178492114053843">
            <text:p>2%</text:p>
          </table:table-cell>
          <table:table-cell table:formula="of:=[Waarden.Q125]/[Waarden.$B125]" office:value-type="percentage" office:value="0.00930803906529256">
            <text:p>1%</text:p>
          </table:table-cell>
          <table:table-cell table:formula="of:=[Waarden.R125]/[Waarden.$B125]" office:value-type="percentage" office:value="0.0451923176054099">
            <text:p>5%</text:p>
          </table:table-cell>
          <table:table-cell table:formula="of:=[Waarden.S125]/[Waarden.$B125]" office:value-type="percentage" office:value="0.00154460798775725">
            <text:p>0%</text:p>
          </table:table-cell>
          <table:table-cell table:formula="of:=[Waarden.T125]/[Waarden.$B125]" office:value-type="percentage" office:value="0.00518560081324592">
            <text:p>1%</text:p>
          </table:table-cell>
          <table:table-cell table:formula="of:=[Waarden.U125]/[Waarden.$B125]" office:value-type="percentage" office:value="0.257970153208108">
            <text:p>26%</text:p>
          </table:table-cell>
          <table:table-cell table:formula="of:=SUM([.C125:.U125])" office:value-type="percentage" office:value="0.999985735996455">
            <text:p>100%</text:p>
          </table:table-cell>
          <table:table-cell table:number-columns-repeated="1002"/>
        </table:table-row>
        <table:table-row table:style-name="ro2">
          <table:table-cell table:formula="of:=[Waarden.A126]" office:value-type="string" office:string-value="Yerseke en Kapelse Moer">
            <text:p>Yerseke en Kapelse Moer</text:p>
          </table:table-cell>
          <table:table-cell table:formula="of:=[Waarden.B126]/[Waarden.$B126]" office:value-type="percentage" office:value="1">
            <text:p>100%</text:p>
          </table:table-cell>
          <table:table-cell table:formula="of:=[Waarden.C126]/[Waarden.$B126]" office:value-type="percentage" office:value="0.00975731378984584">
            <text:p>1%</text:p>
          </table:table-cell>
          <table:table-cell table:formula="of:=[Waarden.D126]/[Waarden.$B126]" office:value-type="percentage" office:value="0.00131422022748821">
            <text:p>0%</text:p>
          </table:table-cell>
          <table:table-cell table:formula="of:=[Waarden.E126]/[Waarden.$B126]" office:value-type="percentage" office:value="0.322488178139563">
            <text:p>32%</text:p>
          </table:table-cell>
          <table:table-cell table:formula="of:=[Waarden.F126]/[Waarden.$B126]" office:value-type="percentage" office:value="0.00136323125550349">
            <text:p>0%</text:p>
          </table:table-cell>
          <table:table-cell table:formula="of:=[Waarden.G126]/[Waarden.$B126]" office:value-type="percentage" office:value="0.00895360921215097">
            <text:p>1%</text:p>
          </table:table-cell>
          <table:table-cell table:formula="of:=[Waarden.H126]/[Waarden.$B126]" office:value-type="percentage" office:value="0.0406674058623063">
            <text:p>4%</text:p>
          </table:table-cell>
          <table:table-cell table:formula="of:=[Waarden.I126]/[Waarden.$B126]" office:value-type="percentage" office:value="0.00220679305053373">
            <text:p>0%</text:p>
          </table:table-cell>
          <table:table-cell table:formula="of:=[Waarden.J126]/[Waarden.$B126]" office:value-type="percentage" office:value="0.0370235408167846">
            <text:p>4%</text:p>
          </table:table-cell>
          <table:table-cell table:formula="of:=[Waarden.K126]/[Waarden.$B126]" office:value-type="percentage" office:value="0.0655791202188645">
            <text:p>7%</text:p>
          </table:table-cell>
          <table:table-cell table:formula="of:=[Waarden.L126]/[Waarden.$B126]" office:value-type="percentage" office:value="0.0189388147470484">
            <text:p>2%</text:p>
          </table:table-cell>
          <table:table-cell table:formula="of:=[Waarden.M126]/[Waarden.$B126]" office:value-type="percentage" office:value="0.0075472787646963">
            <text:p>1%</text:p>
          </table:table-cell>
          <table:table-cell table:formula="of:=[Waarden.N126]/[Waarden.$B126]" office:value-type="percentage" office:value="0.0562141997801635">
            <text:p>6%</text:p>
          </table:table-cell>
          <table:table-cell table:formula="of:=[Waarden.O126]/[Waarden.$B126]" office:value-type="percentage" office:value="0.037483596085205">
            <text:p>4%</text:p>
          </table:table-cell>
          <table:table-cell table:formula="of:=[Waarden.P126]/[Waarden.$B126]" office:value-type="percentage" office:value="0.0127044212791162">
            <text:p>1%</text:p>
          </table:table-cell>
          <table:table-cell table:formula="of:=[Waarden.Q126]/[Waarden.$B126]" office:value-type="percentage" office:value="0.000590268225341951">
            <text:p>0%</text:p>
          </table:table-cell>
          <table:table-cell table:formula="of:=[Waarden.R126]/[Waarden.$B126]" office:value-type="percentage" office:value="0.079696775444323">
            <text:p>8%</text:p>
          </table:table-cell>
          <table:table-cell table:formula="of:=[Waarden.S126]/[Waarden.$B126]" office:value-type="percentage" office:value="0.00233002622681182">
            <text:p>0%</text:p>
          </table:table-cell>
          <table:table-cell table:formula="of:=[Waarden.T126]/[Waarden.$B126]" office:value-type="percentage" office:value="0.0479221822349021">
            <text:p>5%</text:p>
          </table:table-cell>
          <table:table-cell table:formula="of:=[Waarden.U126]/[Waarden.$B126]" office:value-type="percentage" office:value="0.247210633646227">
            <text:p>25%</text:p>
          </table:table-cell>
          <table:table-cell table:formula="of:=SUM([.C126:.U126])" office:value-type="percentage" office:value="0.999991609006876">
            <text:p>100%</text:p>
          </table:table-cell>
          <table:table-cell table:number-columns-repeated="1002"/>
        </table:table-row>
        <table:table-row table:style-name="ro2">
          <table:table-cell table:formula="of:=[Waarden.A127]" office:value-type="string" office:string-value="Zeldersche Driessen">
            <text:p>Zeldersche Driessen</text:p>
          </table:table-cell>
          <table:table-cell table:formula="of:=[Waarden.B127]/[Waarden.$B127]" office:value-type="percentage" office:value="1">
            <text:p>100%</text:p>
          </table:table-cell>
          <table:table-cell table:formula="of:=[Waarden.C127]/[Waarden.$B127]" office:value-type="percentage" office:value="0.00478152263256752">
            <text:p>0%</text:p>
          </table:table-cell>
          <table:table-cell table:formula="of:=[Waarden.D127]/[Waarden.$B127]" office:value-type="percentage" office:value="0.000493867139999971">
            <text:p>0%</text:p>
          </table:table-cell>
          <table:table-cell table:formula="of:=[Waarden.E127]/[Waarden.$B127]" office:value-type="percentage" office:value="0.148114184355287">
            <text:p>15%</text:p>
          </table:table-cell>
          <table:table-cell table:formula="of:=[Waarden.F127]/[Waarden.$B127]" office:value-type="percentage" office:value="0.0201339122576242">
            <text:p>2%</text:p>
          </table:table-cell>
          <table:table-cell table:formula="of:=[Waarden.G127]/[Waarden.$B127]" office:value-type="percentage" office:value="0.0373381007541721">
            <text:p>4%</text:p>
          </table:table-cell>
          <table:table-cell table:formula="of:=[Waarden.H127]/[Waarden.$B127]" office:value-type="percentage" office:value="0.0215312072697892">
            <text:p>2%</text:p>
          </table:table-cell>
          <table:table-cell table:formula="of:=[Waarden.I127]/[Waarden.$B127]" office:value-type="percentage" office:value="0.0203538596609767">
            <text:p>2%</text:p>
          </table:table-cell>
          <table:table-cell table:formula="of:=[Waarden.J127]/[Waarden.$B127]" office:value-type="percentage" office:value="0.125693955362446">
            <text:p>13%</text:p>
          </table:table-cell>
          <table:table-cell table:formula="of:=[Waarden.K127]/[Waarden.$B127]" office:value-type="percentage" office:value="0.136491871381089">
            <text:p>14%</text:p>
          </table:table-cell>
          <table:table-cell table:formula="of:=[Waarden.L127]/[Waarden.$B127]" office:value-type="percentage" office:value="0.335591750836115">
            <text:p>34%</text:p>
          </table:table-cell>
          <table:table-cell table:formula="of:=[Waarden.M127]/[Waarden.$B127]" office:value-type="percentage" office:value="0.00370035128684449">
            <text:p>0%</text:p>
          </table:table-cell>
          <table:table-cell table:formula="of:=[Waarden.N127]/[Waarden.$B127]" office:value-type="percentage" office:value="0.0250200316488893">
            <text:p>3%</text:p>
          </table:table-cell>
          <table:table-cell table:formula="of:=[Waarden.O127]/[Waarden.$B127]" office:value-type="percentage" office:value="0.0247473293332936">
            <text:p>2%</text:p>
          </table:table-cell>
          <table:table-cell table:formula="of:=[Waarden.P127]/[Waarden.$B127]" office:value-type="percentage" office:value="0.00743651504296178">
            <text:p>1%</text:p>
          </table:table-cell>
          <table:table-cell table:formula="of:=[Waarden.Q127]/[Waarden.$B127]" office:value-type="percentage" office:value="0.000794062881014745">
            <text:p>0%</text:p>
          </table:table-cell>
          <table:table-cell table:formula="of:=[Waarden.R127]/[Waarden.$B127]" office:value-type="percentage" office:value="0.00198125130999578">
            <text:p>0%</text:p>
          </table:table-cell>
          <table:table-cell table:formula="of:=[Waarden.S127]/[Waarden.$B127]" office:value-type="percentage" office:value="0.00000436242543549688">
            <text:p>0%</text:p>
          </table:table-cell>
          <table:table-cell table:formula="of:=[Waarden.T127]/[Waarden.$B127]" office:value-type="percentage" office:value="0.00870374890609646">
            <text:p>1%</text:p>
          </table:table-cell>
          <table:table-cell table:formula="of:=[Waarden.U127]/[Waarden.$B127]" office:value-type="percentage" office:value="0.0770727963005009">
            <text:p>8%</text:p>
          </table:table-cell>
          <table:table-cell table:formula="of:=SUM([.C127:.U127])" office:value-type="percentage" office:value="0.999984680785099">
            <text:p>100%</text:p>
          </table:table-cell>
          <table:table-cell table:number-columns-repeated="1002"/>
        </table:table-row>
        <table:table-row table:style-name="ro2">
          <table:table-cell table:formula="of:=[Waarden.A128]" office:value-type="string" office:string-value="Zouweboezem">
            <text:p>Zouweboezem</text:p>
          </table:table-cell>
          <table:table-cell table:formula="of:=[Waarden.B128]/[Waarden.$B128]" office:value-type="percentage" office:value="1">
            <text:p>100%</text:p>
          </table:table-cell>
          <table:table-cell table:formula="of:=[Waarden.C128]/[Waarden.$B128]" office:value-type="percentage" office:value="0.022952691088052">
            <text:p>2%</text:p>
          </table:table-cell>
          <table:table-cell table:formula="of:=[Waarden.D128]/[Waarden.$B128]" office:value-type="percentage" office:value="0.000226644793645312">
            <text:p>0%</text:p>
          </table:table-cell>
          <table:table-cell table:formula="of:=[Waarden.E128]/[Waarden.$B128]" office:value-type="percentage" office:value="0.368245298346965">
            <text:p>37%</text:p>
          </table:table-cell>
          <table:table-cell table:formula="of:=[Waarden.F128]/[Waarden.$B128]" office:value-type="percentage" office:value="0.00506651681292288">
            <text:p>1%</text:p>
          </table:table-cell>
          <table:table-cell table:formula="of:=[Waarden.G128]/[Waarden.$B128]" office:value-type="percentage" office:value="0.0122673947426257">
            <text:p>1%</text:p>
          </table:table-cell>
          <table:table-cell table:formula="of:=[Waarden.H128]/[Waarden.$B128]" office:value-type="percentage" office:value="0.00367390229352757">
            <text:p>0%</text:p>
          </table:table-cell>
          <table:table-cell table:formula="of:=[Waarden.I128]/[Waarden.$B128]" office:value-type="percentage" office:value="0.00955869511467638">
            <text:p>1%</text:p>
          </table:table-cell>
          <table:table-cell table:formula="of:=[Waarden.J128]/[Waarden.$B128]" office:value-type="percentage" office:value="0.0210798054583131">
            <text:p>2%</text:p>
          </table:table-cell>
          <table:table-cell table:formula="of:=[Waarden.K128]/[Waarden.$B128]" office:value-type="percentage" office:value="0.258626974066341">
            <text:p>26%</text:p>
          </table:table-cell>
          <table:table-cell table:formula="of:=[Waarden.L128]/[Waarden.$B128]" office:value-type="percentage" office:value="0.023351281769517">
            <text:p>2%</text:p>
          </table:table-cell>
          <table:table-cell table:formula="of:=[Waarden.M128]/[Waarden.$B128]" office:value-type="percentage" office:value="0.00750405213418942">
            <text:p>1%</text:p>
          </table:table-cell>
          <table:table-cell table:formula="of:=[Waarden.N128]/[Waarden.$B128]" office:value-type="percentage" office:value="0.0324146206495973">
            <text:p>3%</text:p>
          </table:table-cell>
          <table:table-cell table:formula="of:=[Waarden.O128]/[Waarden.$B128]" office:value-type="percentage" office:value="0.0643045733191002">
            <text:p>6%</text:p>
          </table:table-cell>
          <table:table-cell table:formula="of:=[Waarden.P128]/[Waarden.$B128]" office:value-type="percentage" office:value="0.0193065061772971">
            <text:p>2%</text:p>
          </table:table-cell>
          <table:table-cell table:formula="of:=[Waarden.Q128]/[Waarden.$B128]" office:value-type="percentage" office:value="0.00151844653145163">
            <text:p>0%</text:p>
          </table:table-cell>
          <table:table-cell table:formula="of:=[Waarden.R128]/[Waarden.$B128]" office:value-type="percentage" office:value="0.013213342412207">
            <text:p>1%</text:p>
          </table:table-cell>
          <table:table-cell table:formula="of:=[Waarden.S128]/[Waarden.$B128]" office:value-type="percentage" office:value="0.000249947018100187">
            <text:p>0%</text:p>
          </table:table-cell>
          <table:table-cell table:formula="of:=[Waarden.T128]/[Waarden.$B128]" office:value-type="percentage" office:value="0.0287719923941539">
            <text:p>3%</text:p>
          </table:table-cell>
          <table:table-cell table:formula="of:=[Waarden.U128]/[Waarden.$B128]" office:value-type="percentage" office:value="0.107650390103766">
            <text:p>11%</text:p>
          </table:table-cell>
          <table:table-cell table:formula="of:=SUM([.C128:.U128])" office:value-type="percentage" office:value="0.999983075226448">
            <text:p>100%</text:p>
          </table:table-cell>
          <table:table-cell table:number-columns-repeated="1002"/>
        </table:table-row>
        <table:table-row table:style-name="ro2">
          <table:table-cell table:formula="of:=[Waarden.A129]" office:value-type="string" office:string-value="Zwanenwater &amp; Pettemerduinen">
            <text:p>Zwanenwater &amp; Pettemerduinen</text:p>
          </table:table-cell>
          <table:table-cell table:formula="of:=[Waarden.B129]/[Waarden.$B129]" office:value-type="percentage" office:value="1">
            <text:p>100%</text:p>
          </table:table-cell>
          <table:table-cell table:formula="of:=[Waarden.C129]/[Waarden.$B129]" office:value-type="percentage" office:value="0.00956158174732776">
            <text:p>1%</text:p>
          </table:table-cell>
          <table:table-cell table:formula="of:=[Waarden.D129]/[Waarden.$B129]" office:value-type="percentage" office:value="0.00384073832920521">
            <text:p>0%</text:p>
          </table:table-cell>
          <table:table-cell table:formula="of:=[Waarden.E129]/[Waarden.$B129]" office:value-type="percentage" office:value="0.243179285983032">
            <text:p>24%</text:p>
          </table:table-cell>
          <table:table-cell table:formula="of:=[Waarden.F129]/[Waarden.$B129]" office:value-type="percentage" office:value="0.00318038988443834">
            <text:p>0%</text:p>
          </table:table-cell>
          <table:table-cell table:formula="of:=[Waarden.G129]/[Waarden.$B129]" office:value-type="percentage" office:value="0.00887049913827109">
            <text:p>1%</text:p>
          </table:table-cell>
          <table:table-cell table:formula="of:=[Waarden.H129]/[Waarden.$B129]" office:value-type="percentage" office:value="0.0228667223327646">
            <text:p>2%</text:p>
          </table:table-cell>
          <table:table-cell table:formula="of:=[Waarden.I129]/[Waarden.$B129]" office:value-type="percentage" office:value="0.00755115451995972">
            <text:p>1%</text:p>
          </table:table-cell>
          <table:table-cell table:formula="of:=[Waarden.J129]/[Waarden.$B129]" office:value-type="percentage" office:value="0.0228936157267191">
            <text:p>2%</text:p>
          </table:table-cell>
          <table:table-cell table:formula="of:=[Waarden.K129]/[Waarden.$B129]" office:value-type="percentage" office:value="0.174065007870499">
            <text:p>17%</text:p>
          </table:table-cell>
          <table:table-cell table:formula="of:=[Waarden.L129]/[Waarden.$B129]" office:value-type="percentage" office:value="0.0196921416134591">
            <text:p>2%</text:p>
          </table:table-cell>
          <table:table-cell table:formula="of:=[Waarden.M129]/[Waarden.$B129]" office:value-type="percentage" office:value="0.0113556855871468">
            <text:p>1%</text:p>
          </table:table-cell>
          <table:table-cell table:formula="of:=[Waarden.N129]/[Waarden.$B129]" office:value-type="percentage" office:value="0.057040776554472">
            <text:p>6%</text:p>
          </table:table-cell>
          <table:table-cell table:formula="of:=[Waarden.O129]/[Waarden.$B129]" office:value-type="percentage" office:value="0.0801776410691143">
            <text:p>8%</text:p>
          </table:table-cell>
          <table:table-cell table:formula="of:=[Waarden.P129]/[Waarden.$B129]" office:value-type="percentage" office:value="0.032979198571899">
            <text:p>3%</text:p>
          </table:table-cell>
          <table:table-cell table:formula="of:=[Waarden.Q129]/[Waarden.$B129]" office:value-type="percentage" office:value="0.00454887235823115">
            <text:p>0%</text:p>
          </table:table-cell>
          <table:table-cell table:formula="of:=[Waarden.R129]/[Waarden.$B129]" office:value-type="percentage" office:value="0.127467445890687">
            <text:p>13%</text:p>
          </table:table-cell>
          <table:table-cell table:formula="of:=[Waarden.S129]/[Waarden.$B129]" office:value-type="percentage" office:value="0.00430115067318822">
            <text:p>0%</text:p>
          </table:table-cell>
          <table:table-cell table:formula="of:=[Waarden.T129]/[Waarden.$B129]" office:value-type="percentage" office:value="0.0170798736761035">
            <text:p>2%</text:p>
          </table:table-cell>
          <table:table-cell table:formula="of:=[Waarden.U129]/[Waarden.$B129]" office:value-type="percentage" office:value="0.149341073040339">
            <text:p>15%</text:p>
          </table:table-cell>
          <table:table-cell table:formula="of:=SUM([.C129:.U129])" office:value-type="percentage" office:value="0.999992854566857">
            <text:p>100%</text:p>
          </table:table-cell>
          <table:table-cell table:number-columns-repeated="1002"/>
        </table:table-row>
        <table:table-row table:style-name="ro2">
          <table:table-cell table:formula="of:=[Waarden.A130]" office:value-type="string" office:string-value="Zwarte Meer">
            <text:p>Zwarte Meer</text:p>
          </table:table-cell>
          <table:table-cell table:formula="of:=[Waarden.B130]/[Waarden.$B130]" office:value-type="percentage" office:value="1">
            <text:p>100%</text:p>
          </table:table-cell>
          <table:table-cell table:formula="of:=[Waarden.C130]/[Waarden.$B130]" office:value-type="percentage" office:value="0.0235643563840582">
            <text:p>2%</text:p>
          </table:table-cell>
          <table:table-cell table:formula="of:=[Waarden.D130]/[Waarden.$B130]" office:value-type="percentage" office:value="0.000781779356908978">
            <text:p>0%</text:p>
          </table:table-cell>
          <table:table-cell table:formula="of:=[Waarden.E130]/[Waarden.$B130]" office:value-type="percentage" office:value="0.343743772271659">
            <text:p>34%</text:p>
          </table:table-cell>
          <table:table-cell table:formula="of:=[Waarden.F130]/[Waarden.$B130]" office:value-type="percentage" office:value="0.00384767780791257">
            <text:p>0%</text:p>
          </table:table-cell>
          <table:table-cell table:formula="of:=[Waarden.G130]/[Waarden.$B130]" office:value-type="percentage" office:value="0.0180731444332803">
            <text:p>2%</text:p>
          </table:table-cell>
          <table:table-cell table:formula="of:=[Waarden.H130]/[Waarden.$B130]" office:value-type="percentage" office:value="0.0187918812695722">
            <text:p>2%</text:p>
          </table:table-cell>
          <table:table-cell table:formula="of:=[Waarden.I130]/[Waarden.$B130]" office:value-type="percentage" office:value="0.00823017501593647">
            <text:p>1%</text:p>
          </table:table-cell>
          <table:table-cell table:formula="of:=[Waarden.J130]/[Waarden.$B130]" office:value-type="percentage" office:value="0.0488845251191881">
            <text:p>5%</text:p>
          </table:table-cell>
          <table:table-cell table:formula="of:=[Waarden.K130]/[Waarden.$B130]" office:value-type="percentage" office:value="0.32554350077201">
            <text:p>33%</text:p>
          </table:table-cell>
          <table:table-cell table:formula="of:=[Waarden.L130]/[Waarden.$B130]" office:value-type="percentage" office:value="0.0197932674235069">
            <text:p>2%</text:p>
          </table:table-cell>
          <table:table-cell table:formula="of:=[Waarden.M130]/[Waarden.$B130]" office:value-type="percentage" office:value="0.010093055449544">
            <text:p>1%</text:p>
          </table:table-cell>
          <table:table-cell table:formula="of:=[Waarden.N130]/[Waarden.$B130]" office:value-type="percentage" office:value="0.0406233498555102">
            <text:p>4%</text:p>
          </table:table-cell>
          <table:table-cell table:formula="of:=[Waarden.O130]/[Waarden.$B130]" office:value-type="percentage" office:value="0.0553182488038203">
            <text:p>6%</text:p>
          </table:table-cell>
          <table:table-cell table:formula="of:=[Waarden.P130]/[Waarden.$B130]" office:value-type="percentage" office:value="0.00980832208163276">
            <text:p>1%</text:p>
          </table:table-cell>
          <table:table-cell table:formula="of:=[Waarden.Q130]/[Waarden.$B130]" office:value-type="percentage" office:value="0.000293069568984539">
            <text:p>0%</text:p>
          </table:table-cell>
          <table:table-cell table:formula="of:=[Waarden.R130]/[Waarden.$B130]" office:value-type="percentage" office:value="0.00503923354883281">
            <text:p>1%</text:p>
          </table:table-cell>
          <table:table-cell table:formula="of:=[Waarden.S130]/[Waarden.$B130]" office:value-type="percentage" office:value="0.000170631615719887">
            <text:p>0%</text:p>
          </table:table-cell>
          <table:table-cell table:formula="of:=[Waarden.T130]/[Waarden.$B130]" office:value-type="percentage" office:value="0.0085362698990981">
            <text:p>1%</text:p>
          </table:table-cell>
          <table:table-cell table:formula="of:=[Waarden.U130]/[Waarden.$B130]" office:value-type="percentage" office:value="0.0588561846406016">
            <text:p>6%</text:p>
          </table:table-cell>
          <table:table-cell table:formula="of:=SUM([.C130:.U130])" office:value-type="percentage" office:value="0.999992445317777">
            <text:p>100%</text:p>
          </table:table-cell>
          <table:table-cell table:number-columns-repeated="1002"/>
        </table:table-row>
        <table:table-row table:style-name="ro2">
          <table:table-cell table:formula="of:=[Waarden.A131]" office:value-type="string" office:string-value="Zwin &amp; Kievittepolder">
            <text:p>Zwin &amp; Kievittepolder</text:p>
          </table:table-cell>
          <table:table-cell table:formula="of:=[Waarden.B131]/[Waarden.$B131]" office:value-type="percentage" office:value="1">
            <text:p>100%</text:p>
          </table:table-cell>
          <table:table-cell table:formula="of:=[Waarden.C131]/[Waarden.$B131]" office:value-type="percentage" office:value="0.00275586480139541">
            <text:p>0%</text:p>
          </table:table-cell>
          <table:table-cell table:formula="of:=[Waarden.D131]/[Waarden.$B131]" office:value-type="percentage" office:value="0.0000752857001615468">
            <text:p>0%</text:p>
          </table:table-cell>
          <table:table-cell table:formula="of:=[Waarden.E131]/[Waarden.$B131]" office:value-type="percentage" office:value="0.254450473347501">
            <text:p>25%</text:p>
          </table:table-cell>
          <table:table-cell table:formula="of:=[Waarden.F131]/[Waarden.$B131]" office:value-type="percentage" office:value="0.00131183064889924">
            <text:p>0%</text:p>
          </table:table-cell>
          <table:table-cell table:formula="of:=[Waarden.G131]/[Waarden.$B131]" office:value-type="percentage" office:value="0.0045672568884148">
            <text:p>0%</text:p>
          </table:table-cell>
          <table:table-cell table:formula="of:=[Waarden.H131]/[Waarden.$B131]" office:value-type="percentage" office:value="0.050962069612968">
            <text:p>5%</text:p>
          </table:table-cell>
          <table:table-cell table:formula="of:=[Waarden.I131]/[Waarden.$B131]" office:value-type="percentage" office:value="0.00159982112843287">
            <text:p>0%</text:p>
          </table:table-cell>
          <table:table-cell table:formula="of:=[Waarden.J131]/[Waarden.$B131]" office:value-type="percentage" office:value="0.0182021321273108">
            <text:p>2%</text:p>
          </table:table-cell>
          <table:table-cell table:formula="of:=[Waarden.K131]/[Waarden.$B131]" office:value-type="percentage" office:value="0.0424996847978216">
            <text:p>4%</text:p>
          </table:table-cell>
          <table:table-cell table:formula="of:=[Waarden.L131]/[Waarden.$B131]" office:value-type="percentage" office:value="0.0208636630393472">
            <text:p>2%</text:p>
          </table:table-cell>
          <table:table-cell table:formula="of:=[Waarden.M131]/[Waarden.$B131]" office:value-type="percentage" office:value="0.0165458467237568">
            <text:p>2%</text:p>
          </table:table-cell>
          <table:table-cell table:formula="of:=[Waarden.N131]/[Waarden.$B131]" office:value-type="percentage" office:value="0.0806316651654879">
            <text:p>8%</text:p>
          </table:table-cell>
          <table:table-cell table:formula="of:=[Waarden.O131]/[Waarden.$B131]" office:value-type="percentage" office:value="0.0126856404772206">
            <text:p>1%</text:p>
          </table:table-cell>
          <table:table-cell table:formula="of:=[Waarden.P131]/[Waarden.$B131]" office:value-type="percentage" office:value="0.0121473023682342">
            <text:p>1%</text:p>
          </table:table-cell>
          <table:table-cell table:formula="of:=[Waarden.Q131]/[Waarden.$B131]" office:value-type="percentage" office:value="0.000140140249095891">
            <text:p>0%</text:p>
          </table:table-cell>
          <table:table-cell table:formula="of:=[Waarden.R131]/[Waarden.$B131]" office:value-type="percentage" office:value="0.186286528304248">
            <text:p>19%</text:p>
          </table:table-cell>
          <table:table-cell table:formula="of:=[Waarden.S131]/[Waarden.$B131]" office:value-type="percentage" office:value="0.00214201422809027">
            <text:p>0%</text:p>
          </table:table-cell>
          <table:table-cell table:formula="of:=[Waarden.T131]/[Waarden.$B131]" office:value-type="percentage" office:value="0.0101132278789297">
            <text:p>1%</text:p>
          </table:table-cell>
          <table:table-cell table:formula="of:=[Waarden.U131]/[Waarden.$B131]" office:value-type="percentage" office:value="0.282000277559328">
            <text:p>28%</text:p>
          </table:table-cell>
          <table:table-cell table:formula="of:=SUM([.C131:.U131])" office:value-type="percentage" office:value="0.999980725046645">
            <text:p>100%</text:p>
          </table:table-cell>
          <table:table-cell table:number-columns-repeated="1002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01/31/2025</text:date>, <text:time>01:32: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1-31T01:23:25.38</meta:creation-date>
    <dc:date>2025-01-31T01:32:32.81</dc:date>
    <dc:creator>Richard Zijlstra</dc:creator>
    <meta:editing-duration>PT9M6S</meta:editing-duration>
    <meta:editing-cycles>7</meta:editing-cycles>
    <meta:generator>OpenOffice/4.1.15$Win32 OpenOffice.org_project/4115m2$Build-9813</meta:generator>
    <meta:document-statistic meta:table-count="3" meta:cell-count="5641" meta:object-count="0"/>
  </office:meta>
</office:document-meta>
</file>